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6.04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59.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abla_20_definita_20_SIM">
      <style:table-properties table:display="true" style:writing-mode="lr-tb"/>
    </style:style>
    <style:style style:name="ta2" style:family="table" style:master-page-name="PageStyle_5f_Pruebas_20__28_no_20_tocar_29_">
      <style:table-properties table:display="false" style:writing-mode="lr-tb"/>
    </style:style>
    <style:style style:name="ta3" style:family="table" style:master-page-name="PageStyle_5f_Valores_20_aleatorios_20_para_20_entrena">
      <style:table-properties table:display="false" style:writing-mode="lr-tb"/>
    </style:style>
    <style:style style:name="ta4" style:family="table" style:master-page-name="PageStyle_5f_multiplesimulations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9d2e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5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3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a definita SIM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13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YAW (º)</text:p>
          </table:table-cell>
          <table:table-cell table:style-name="ce4" office:value-type="string" calcext:value-type="string">
            <text:p>PITCH (º)</text:p>
          </table:table-cell>
          <table:table-cell table:style-name="ce4" office:value-type="string" calcext:value-type="string">
            <text:p>ROLL (º)</text:p>
          </table:table-cell>
          <table:table-cell table:style-name="ce4" office:value-type="string" calcext:value-type="string">
            <text:p>V (m/s)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CL</text:p>
          </table:table-cell>
          <table:table-cell table:style-name="ce4" office:value-type="string" calcext:value-type="string">
            <text:p>C_pitch_w</text:p>
          </table:table-cell>
          <table:table-cell table:style-name="ce4" office:value-type="string" calcext:value-type="string">
            <text:p>C_roll_w</text:p>
          </table:table-cell>
          <table:table-cell table:style-name="ce4" office:value-type="string" calcext:value-type="string">
            <text:p>C_yaw_w</text:p>
          </table:table-cell>
          <table:table-cell table:style-name="ce1" office:value-type="string" calcext:value-type="string">
            <text:p>X CP</text:p>
          </table:table-cell>
          <table:table-cell table:style-name="ce1" office:value-type="string" calcext:value-type="string">
            <text:p>Y CP</text:p>
          </table:table-cell>
          <table:table-cell table:style-name="ce1" office:value-type="string" calcext:value-type="string">
            <text:p>Z CP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16900215" calcext:value-type="float">
            <text:p>0.016900215</text:p>
          </table:table-cell>
          <table:table-cell table:style-name="ce2" office:value-type="float" office:value="-0.001613261" calcext:value-type="float">
            <text:p>-0.001613261</text:p>
          </table:table-cell>
          <table:table-cell table:style-name="ce2" office:value-type="float" office:value="0.01513806" calcext:value-type="float">
            <text:p>0.01513806</text:p>
          </table:table-cell>
          <table:table-cell table:style-name="ce2" office:value-type="float" office:value="0.000049907858" calcext:value-type="float">
            <text:p>4.9907858E-05</text:p>
          </table:table-cell>
          <table:table-cell table:style-name="ce2" office:value-type="float" office:value="-0.000078462712" calcext:value-type="float">
            <text:p>-7.8462712E-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2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1588815" calcext:value-type="float">
            <text:p>0.01588815</text:p>
          </table:table-cell>
          <table:table-cell table:style-name="ce2" office:value-type="float" office:value="0.13196394" calcext:value-type="float">
            <text:p>0.13196394</text:p>
          </table:table-cell>
          <table:table-cell table:style-name="ce2" office:value-type="float" office:value="0.012670598" calcext:value-type="float">
            <text:p>0.012670598</text:p>
          </table:table-cell>
          <table:table-cell table:style-name="ce2" office:value-type="float" office:value="0.00000046425005" calcext:value-type="float">
            <text:p>4.6425005E-07</text:p>
          </table:table-cell>
          <table:table-cell table:style-name="ce2" office:value-type="float" office:value="-0.000024652894" calcext:value-type="float">
            <text:p>-2.4652894E-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3]+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20654851" calcext:value-type="float">
            <text:p>0.020654851</text:p>
          </table:table-cell>
          <table:table-cell table:style-name="ce2" office:value-type="float" office:value="0.2706181" calcext:value-type="float">
            <text:p>0.2706181</text:p>
          </table:table-cell>
          <table:table-cell table:style-name="ce2" office:value-type="float" office:value="0.0084695793" calcext:value-type="float">
            <text:p>0.0084695793</text:p>
          </table:table-cell>
          <table:table-cell table:style-name="ce2" office:value-type="float" office:value="-0.000022802235" calcext:value-type="float">
            <text:p>-2.2802235E-05</text:p>
          </table:table-cell>
          <table:table-cell table:style-name="ce2" office:value-type="float" office:value="-0.000063089851" calcext:value-type="float">
            <text:p>-6.3089851E-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4]+1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29660698" calcext:value-type="float">
            <text:p>0.029660698</text:p>
          </table:table-cell>
          <table:table-cell table:style-name="ce2" office:value-type="float" office:value="0.38862579" calcext:value-type="float">
            <text:p>0.38862579</text:p>
          </table:table-cell>
          <table:table-cell table:style-name="ce2" office:value-type="float" office:value="0.0043153513" calcext:value-type="float">
            <text:p>0.0043153513</text:p>
          </table:table-cell>
          <table:table-cell table:style-name="ce2" office:value-type="float" office:value="-0.0047227223" calcext:value-type="float">
            <text:p>-0.0047227223</text:p>
          </table:table-cell>
          <table:table-cell table:style-name="ce2" office:value-type="float" office:value="-0.00017189135" calcext:value-type="float">
            <text:p>-0.000171891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5]+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43881946" calcext:value-type="float">
            <text:p>0.043881946</text:p>
          </table:table-cell>
          <table:table-cell table:style-name="ce2" office:value-type="float" office:value="0.53136356" calcext:value-type="float">
            <text:p>0.53136356</text:p>
          </table:table-cell>
          <table:table-cell table:style-name="ce2" office:value-type="float" office:value="0.0006566902" calcext:value-type="float">
            <text:p>0.0006566902</text:p>
          </table:table-cell>
          <table:table-cell table:style-name="ce2" office:value-type="float" office:value="-0.00014576367" calcext:value-type="float">
            <text:p>-0.00014576367</text:p>
          </table:table-cell>
          <table:table-cell table:style-name="ce2" office:value-type="float" office:value="-0.0000007456802" calcext:value-type="float">
            <text:p>-7.456802E-0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6]+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62089177" calcext:value-type="float">
            <text:p>0.062089177</text:p>
          </table:table-cell>
          <table:table-cell table:style-name="ce2" office:value-type="float" office:value="0.6531929" calcext:value-type="float">
            <text:p>0.6531929</text:p>
          </table:table-cell>
          <table:table-cell table:style-name="ce2" office:value-type="float" office:value="-0.0018275929" calcext:value-type="float">
            <text:p>-0.0018275929</text:p>
          </table:table-cell>
          <table:table-cell table:style-name="ce2" office:value-type="float" office:value="-0.0011311386" calcext:value-type="float">
            <text:p>-0.0011311386</text:p>
          </table:table-cell>
          <table:table-cell table:style-name="ce2" office:value-type="float" office:value="-0.000021252629" calcext:value-type="float">
            <text:p>-2.1252629E-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7]+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84774782" calcext:value-type="float">
            <text:p>0.084774782</text:p>
          </table:table-cell>
          <table:table-cell table:style-name="ce2" office:value-type="float" office:value="0.76616181" calcext:value-type="float">
            <text:p>0.76616181</text:p>
          </table:table-cell>
          <table:table-cell table:style-name="ce2" office:value-type="float" office:value="-0.0075851024" calcext:value-type="float">
            <text:p>-0.0075851024</text:p>
          </table:table-cell>
          <table:table-cell table:style-name="ce2" office:value-type="float" office:value="0.00010798103" calcext:value-type="float">
            <text:p>0.00010798103</text:p>
          </table:table-cell>
          <table:table-cell table:style-name="ce2" office:value-type="float" office:value="-0.0000086883796" calcext:value-type="float">
            <text:p>-8.6883796E-0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8]+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4580469" calcext:value-type="float">
            <text:p>0.14580469</text:p>
          </table:table-cell>
          <table:table-cell table:style-name="ce2" office:value-type="float" office:value="0.70870571" calcext:value-type="float">
            <text:p>0.70870571</text:p>
          </table:table-cell>
          <table:table-cell table:style-name="ce2" office:value-type="float" office:value="-0.039285833" calcext:value-type="float">
            <text:p>-0.039285833</text:p>
          </table:table-cell>
          <table:table-cell table:style-name="ce2" office:value-type="float" office:value="0.000943649" calcext:value-type="float">
            <text:p>0.000943649</text:p>
          </table:table-cell>
          <table:table-cell table:style-name="ce2" office:value-type="float" office:value="-0.00023649294" calcext:value-type="float">
            <text:p>-0.0002364929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9]+1" office:value-type="float" office:value="8" calcext:value-type="float">
            <text:p>8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-9" calcext:value-type="float">
            <text:p>-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1853197" calcext:value-type="float">
            <text:p>0.11853197</text:p>
          </table:table-cell>
          <table:table-cell table:style-name="ce2" office:value-type="float" office:value="-0.25701713" calcext:value-type="float">
            <text:p>-0.25701713</text:p>
          </table:table-cell>
          <table:table-cell table:style-name="ce2" office:value-type="float" office:value="0.014789174" calcext:value-type="float">
            <text:p>0.014789174</text:p>
          </table:table-cell>
          <table:table-cell table:style-name="ce2" office:value-type="float" office:value="0.024934585" calcext:value-type="float">
            <text:p>0.024934585</text:p>
          </table:table-cell>
          <table:table-cell table:style-name="ce2" office:value-type="float" office:value="-0.040407514" calcext:value-type="float">
            <text:p>-0.0404075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10]+1" office:value-type="float" office:value="9" calcext:value-type="float">
            <text:p>9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-6" calcext:value-type="float">
            <text:p>-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86788152" calcext:value-type="float">
            <text:p>0.086788152</text:p>
          </table:table-cell>
          <table:table-cell table:style-name="ce2" office:value-type="float" office:value="-0.096447767" calcext:value-type="float">
            <text:p>-0.096447767</text:p>
          </table:table-cell>
          <table:table-cell table:style-name="ce2" office:value-type="float" office:value="0.01264923" calcext:value-type="float">
            <text:p>0.01264923</text:p>
          </table:table-cell>
          <table:table-cell table:style-name="ce2" office:value-type="float" office:value="0.019120353" calcext:value-type="float">
            <text:p>0.019120353</text:p>
          </table:table-cell>
          <table:table-cell table:style-name="ce2" office:value-type="float" office:value="-0.04042804" calcext:value-type="float">
            <text:p>-0.0404280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11]+1" office:value-type="float" office:value="10" calcext:value-type="float">
            <text:p>1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-3" calcext:value-type="float">
            <text:p>-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7999334" calcext:value-type="float">
            <text:p>0.07999334</text:p>
          </table:table-cell>
          <table:table-cell table:style-name="ce2" office:value-type="float" office:value="0.051530009" calcext:value-type="float">
            <text:p>0.051530009</text:p>
          </table:table-cell>
          <table:table-cell table:style-name="ce2" office:value-type="float" office:value="0.011088297" calcext:value-type="float">
            <text:p>0.011088297</text:p>
          </table:table-cell>
          <table:table-cell table:style-name="ce2" office:value-type="float" office:value="0.016487927" calcext:value-type="float">
            <text:p>0.016487927</text:p>
          </table:table-cell>
          <table:table-cell table:style-name="ce2" office:value-type="float" office:value="-0.038525019" calcext:value-type="float">
            <text:p>-0.0385250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12]+1" office:value-type="float" office:value="11" calcext:value-type="float">
            <text:p>11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84434505" calcext:value-type="float">
            <text:p>0.084434505</text:p>
          </table:table-cell>
          <table:table-cell table:style-name="ce2" office:value-type="float" office:value="0.20876848" calcext:value-type="float">
            <text:p>0.20876848</text:p>
          </table:table-cell>
          <table:table-cell table:style-name="ce2" office:value-type="float" office:value="0.0064179529" calcext:value-type="float">
            <text:p>0.0064179529</text:p>
          </table:table-cell>
          <table:table-cell table:style-name="ce2" office:value-type="float" office:value="0.00715118" calcext:value-type="float">
            <text:p>0.00715118</text:p>
          </table:table-cell>
          <table:table-cell table:style-name="ce2" office:value-type="float" office:value="-0.038128946" calcext:value-type="float">
            <text:p>-0.03812894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13]+1" office:value-type="float" office:value="12" calcext:value-type="float">
            <text:p>12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97253253" calcext:value-type="float">
            <text:p>0.097253253</text:p>
          </table:table-cell>
          <table:table-cell table:style-name="ce2" office:value-type="float" office:value="0.35405122" calcext:value-type="float">
            <text:p>0.35405122</text:p>
          </table:table-cell>
          <table:table-cell table:style-name="ce2" office:value-type="float" office:value="0.0049068459" calcext:value-type="float">
            <text:p>0.0049068459</text:p>
          </table:table-cell>
          <table:table-cell table:style-name="ce2" office:value-type="float" office:value="-0.0025667754" calcext:value-type="float">
            <text:p>-0.0025667754</text:p>
          </table:table-cell>
          <table:table-cell table:style-name="ce2" office:value-type="float" office:value="-0.038195743" calcext:value-type="float">
            <text:p>-0.03819574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14]+1" office:value-type="float" office:value="13" calcext:value-type="float">
            <text:p>13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2159473" calcext:value-type="float">
            <text:p>0.12159473</text:p>
          </table:table-cell>
          <table:table-cell table:style-name="ce2" office:value-type="float" office:value="0.49029642" calcext:value-type="float">
            <text:p>0.49029642</text:p>
          </table:table-cell>
          <table:table-cell table:style-name="ce2" office:value-type="float" office:value="-0.0006273917" calcext:value-type="float">
            <text:p>-0.0006273917</text:p>
          </table:table-cell>
          <table:table-cell table:style-name="ce2" office:value-type="float" office:value="-0.017718107" calcext:value-type="float">
            <text:p>-0.017718107</text:p>
          </table:table-cell>
          <table:table-cell table:style-name="ce2" office:value-type="float" office:value="-0.037288765" calcext:value-type="float">
            <text:p>-0.03728876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15]+1" office:value-type="float" office:value="14" calcext:value-type="float">
            <text:p>1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style-name="ce2" office:value-type="float" office:value="0.1733838" calcext:value-type="float">
            <text:p>0.1733838</text:p>
          </table:table-cell>
          <table:table-cell table:style-name="ce2" office:value-type="float" office:value="0.63279937" calcext:value-type="float">
            <text:p>0.63279937</text:p>
          </table:table-cell>
          <table:table-cell table:style-name="ce2" office:value-type="float" office:value="-0.01423566" calcext:value-type="float">
            <text:p>-0.01423566</text:p>
          </table:table-cell>
          <table:table-cell table:style-name="ce2" office:value-type="float" office:value="-0.034136109" calcext:value-type="float">
            <text:p>-0.034136109</text:p>
          </table:table-cell>
          <table:table-cell table:style-name="ce2" office:value-type="float" office:value="-0.035338523" calcext:value-type="float">
            <text:p>-0.0353385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16]+1" office:value-type="float" office:value="15" calcext:value-type="float">
            <text:p>1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24592411" calcext:value-type="float">
            <text:p>0.24592411</text:p>
          </table:table-cell>
          <table:table-cell table:style-name="ce2" office:value-type="float" office:value="0.65123791" calcext:value-type="float">
            <text:p>0.65123791</text:p>
          </table:table-cell>
          <table:table-cell table:style-name="ce2" office:value-type="float" office:value="-0.0056842967" calcext:value-type="float">
            <text:p>-0.0056842967</text:p>
          </table:table-cell>
          <table:table-cell table:style-name="ce2" office:value-type="float" office:value="-0.072077255" calcext:value-type="float">
            <text:p>-0.072077255</text:p>
          </table:table-cell>
          <table:table-cell table:style-name="ce2" office:value-type="float" office:value="-0.032925034" calcext:value-type="float">
            <text:p>-0.0329250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17]+1" office:value-type="float" office:value="16" calcext:value-type="float">
            <text:p>1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3843" calcext:value-type="float">
            <text:p>0.13843</text:p>
          </table:table-cell>
          <table:table-cell table:style-name="ce2" office:value-type="float" office:value="-0.11473" calcext:value-type="float">
            <text:p>-0.11473</text:p>
          </table:table-cell>
          <table:table-cell table:style-name="ce2" office:value-type="float" office:value="-0.025643" calcext:value-type="float">
            <text:p>-0.025643</text:p>
          </table:table-cell>
          <table:table-cell table:style-name="ce2" office:value-type="float" office:value="0.022477" calcext:value-type="float">
            <text:p>0.022477</text:p>
          </table:table-cell>
          <table:table-cell table:style-name="ce2" office:value-type="float" office:value="-0.051182" calcext:value-type="float">
            <text:p>-0.05118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18]+1" office:value-type="float" office:value="17" calcext:value-type="float">
            <text:p>17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2245" calcext:value-type="float">
            <text:p>0.12245</text:p>
          </table:table-cell>
          <table:table-cell table:style-name="ce2" office:value-type="float" office:value="-0.079936" calcext:value-type="float">
            <text:p>-0.079936</text:p>
          </table:table-cell>
          <table:table-cell table:style-name="ce2" office:value-type="float" office:value="-0.015962" calcext:value-type="float">
            <text:p>-0.015962</text:p>
          </table:table-cell>
          <table:table-cell table:style-name="ce2" office:value-type="float" office:value="0.020815" calcext:value-type="float">
            <text:p>0.020815</text:p>
          </table:table-cell>
          <table:table-cell table:style-name="ce2" office:value-type="float" office:value="-0.04979" calcext:value-type="float">
            <text:p>-0.0497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19]+1" office:value-type="float" office:value="18" calcext:value-type="float">
            <text:p>1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101" calcext:value-type="float">
            <text:p>0.1101</text:p>
          </table:table-cell>
          <table:table-cell table:style-name="ce2" office:value-type="float" office:value="-0.046062" calcext:value-type="float">
            <text:p>-0.046062</text:p>
          </table:table-cell>
          <table:table-cell table:style-name="ce2" office:value-type="float" office:value="-0.007605" calcext:value-type="float">
            <text:p>-0.007605</text:p>
          </table:table-cell>
          <table:table-cell table:style-name="ce2" office:value-type="float" office:value="0.017209" calcext:value-type="float">
            <text:p>0.017209</text:p>
          </table:table-cell>
          <table:table-cell table:style-name="ce2" office:value-type="float" office:value="-0.048861" calcext:value-type="float">
            <text:p>-0.04886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20]+1" office:value-type="float" office:value="19" calcext:value-type="float">
            <text:p>19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0364" calcext:value-type="float">
            <text:p>0.10364</text:p>
          </table:table-cell>
          <table:table-cell table:style-name="ce2" office:value-type="float" office:value="-0.0152" calcext:value-type="float">
            <text:p>-0.0152</text:p>
          </table:table-cell>
          <table:table-cell table:style-name="ce2" office:value-type="float" office:value="-0.0010875" calcext:value-type="float">
            <text:p>-0.0010875</text:p>
          </table:table-cell>
          <table:table-cell table:style-name="ce2" office:value-type="float" office:value="0.014741" calcext:value-type="float">
            <text:p>0.014741</text:p>
          </table:table-cell>
          <table:table-cell table:style-name="ce2" office:value-type="float" office:value="-0.047416" calcext:value-type="float">
            <text:p>-0.0474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21]+1" office:value-type="float" office:value="20" calcext:value-type="float">
            <text:p>2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0496" calcext:value-type="float">
            <text:p>0.10496</text:p>
          </table:table-cell>
          <table:table-cell table:style-name="ce2" office:value-type="float" office:value="0.013809" calcext:value-type="float">
            <text:p>0.013809</text:p>
          </table:table-cell>
          <table:table-cell table:style-name="ce2" office:value-type="float" office:value="0.0026542" calcext:value-type="float">
            <text:p>0.0026542</text:p>
          </table:table-cell>
          <table:table-cell table:style-name="ce2" office:value-type="float" office:value="0.011188" calcext:value-type="float">
            <text:p>0.011188</text:p>
          </table:table-cell>
          <table:table-cell table:style-name="ce2" office:value-type="float" office:value="-0.046353" calcext:value-type="float">
            <text:p>-0.04635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22]+1" office:value-type="float" office:value="21" calcext:value-type="float">
            <text:p>2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151" calcext:value-type="float">
            <text:p>0.1151</text:p>
          </table:table-cell>
          <table:table-cell table:style-name="ce2" office:value-type="float" office:value="0.053088" calcext:value-type="float">
            <text:p>0.053088</text:p>
          </table:table-cell>
          <table:table-cell table:style-name="ce2" office:value-type="float" office:value="0.0083342" calcext:value-type="float">
            <text:p>0.0083342</text:p>
          </table:table-cell>
          <table:table-cell table:style-name="ce2" office:value-type="float" office:value="0.0041077" calcext:value-type="float">
            <text:p>0.0041077</text:p>
          </table:table-cell>
          <table:table-cell table:style-name="ce2" office:value-type="float" office:value="-0.046904" calcext:value-type="float">
            <text:p>-0.04690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23]+1" office:value-type="float" office:value="22" calcext:value-type="float">
            <text:p>2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2752" calcext:value-type="float">
            <text:p>0.12752</text:p>
          </table:table-cell>
          <table:table-cell table:style-name="ce2" office:value-type="float" office:value="0.085777" calcext:value-type="float">
            <text:p>0.085777</text:p>
          </table:table-cell>
          <table:table-cell table:style-name="ce2" office:value-type="float" office:value="0.006378" calcext:value-type="float">
            <text:p>0.006378</text:p>
          </table:table-cell>
          <table:table-cell table:style-name="ce2" office:value-type="float" office:value="-0.005801" calcext:value-type="float">
            <text:p>-0.005801</text:p>
          </table:table-cell>
          <table:table-cell table:style-name="ce2" office:value-type="float" office:value="-0.051923" calcext:value-type="float">
            <text:p>-0.0519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24]+1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4378" calcext:value-type="float">
            <text:p>0.14378</text:p>
          </table:table-cell>
          <table:table-cell table:style-name="ce2" office:value-type="float" office:value="0.14102" calcext:value-type="float">
            <text:p>0.14102</text:p>
          </table:table-cell>
          <table:table-cell table:style-name="ce2" office:value-type="float" office:value="0.025529" calcext:value-type="float">
            <text:p>0.025529</text:p>
          </table:table-cell>
          <table:table-cell table:style-name="ce2" office:value-type="float" office:value="-0.0086575" calcext:value-type="float">
            <text:p>-0.0086575</text:p>
          </table:table-cell>
          <table:table-cell table:style-name="ce2" office:value-type="float" office:value="-0.046951" calcext:value-type="float">
            <text:p>-0.04695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25]+1" office:value-type="float" office:value="24" calcext:value-type="float">
            <text:p>24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-9" calcext:value-type="float">
            <text:p>-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1476" calcext:value-type="float">
            <text:p>0.11476</text:p>
          </table:table-cell>
          <table:table-cell table:style-name="ce2" office:value-type="float" office:value="0.32961" calcext:value-type="float">
            <text:p>0.32961</text:p>
          </table:table-cell>
          <table:table-cell table:style-name="ce2" office:value-type="float" office:value="0.055252" calcext:value-type="float">
            <text:p>0.055252</text:p>
          </table:table-cell>
          <table:table-cell table:style-name="ce2" office:value-type="float" office:value="0.033451" calcext:value-type="float">
            <text:p>0.033451</text:p>
          </table:table-cell>
          <table:table-cell table:style-name="ce2" office:value-type="float" office:value="-0.043708" calcext:value-type="float">
            <text:p>-0.0437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26]+1" office:value-type="float" office:value="25" calcext:value-type="float">
            <text:p>25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-6" calcext:value-type="float">
            <text:p>-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88901" calcext:value-type="float">
            <text:p>0.088901</text:p>
          </table:table-cell>
          <table:table-cell table:style-name="ce2" office:value-type="float" office:value="0.18288" calcext:value-type="float">
            <text:p>0.18288</text:p>
          </table:table-cell>
          <table:table-cell table:style-name="ce2" office:value-type="float" office:value="0.023265" calcext:value-type="float">
            <text:p>0.023265</text:p>
          </table:table-cell>
          <table:table-cell table:style-name="ce2" office:value-type="float" office:value="0.01323" calcext:value-type="float">
            <text:p>0.01323</text:p>
          </table:table-cell>
          <table:table-cell table:style-name="ce2" office:value-type="float" office:value="-0.039705" calcext:value-type="float">
            <text:p>-0.0397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27]+1" office:value-type="float" office:value="26" calcext:value-type="float">
            <text:p>26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-3" calcext:value-type="float">
            <text:p>-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82526" calcext:value-type="float">
            <text:p>0.082526</text:p>
          </table:table-cell>
          <table:table-cell table:style-name="ce2" office:value-type="float" office:value="0.028549" calcext:value-type="float">
            <text:p>0.028549</text:p>
          </table:table-cell>
          <table:table-cell table:style-name="ce2" office:value-type="float" office:value="-0.010168" calcext:value-type="float">
            <text:p>-0.010168</text:p>
          </table:table-cell>
          <table:table-cell table:style-name="ce2" office:value-type="float" office:value="-0.017485" calcext:value-type="float">
            <text:p>-0.017485</text:p>
          </table:table-cell>
          <table:table-cell table:style-name="ce2" office:value-type="float" office:value="-0.036119" calcext:value-type="float">
            <text:p>-0.0361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28]+1" office:value-type="float" office:value="27" calcext:value-type="float">
            <text:p>27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8887" calcext:value-type="float">
            <text:p>0.08887</text:p>
          </table:table-cell>
          <table:table-cell table:style-name="ce2" office:value-type="float" office:value="-0.10398" calcext:value-type="float">
            <text:p>-0.10398</text:p>
          </table:table-cell>
          <table:table-cell table:style-name="ce2" office:value-type="float" office:value="-0.039783" calcext:value-type="float">
            <text:p>-0.039783</text:p>
          </table:table-cell>
          <table:table-cell table:style-name="ce2" office:value-type="float" office:value="-0.019589" calcext:value-type="float">
            <text:p>-0.019589</text:p>
          </table:table-cell>
          <table:table-cell table:style-name="ce2" office:value-type="float" office:value="-0.034254" calcext:value-type="float">
            <text:p>-0.03425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29]+1" office:value-type="float" office:value="28" calcext:value-type="float">
            <text:p>28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1373" calcext:value-type="float">
            <text:p>0.11373</text:p>
          </table:table-cell>
          <table:table-cell table:style-name="ce2" office:value-type="float" office:value="-0.21472" calcext:value-type="float">
            <text:p>-0.21472</text:p>
          </table:table-cell>
          <table:table-cell table:style-name="ce2" office:value-type="float" office:value="-0.072842" calcext:value-type="float">
            <text:p>-0.072842</text:p>
          </table:table-cell>
          <table:table-cell table:style-name="ce2" office:value-type="float" office:value="-0.023767" calcext:value-type="float">
            <text:p>-0.023767</text:p>
          </table:table-cell>
          <table:table-cell table:style-name="ce2" office:value-type="float" office:value="-0.034584" calcext:value-type="float">
            <text:p>-0.03458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30]+1" office:value-type="float" office:value="29" calcext:value-type="float">
            <text:p>29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6258" calcext:value-type="float">
            <text:p>0.16258</text:p>
          </table:table-cell>
          <table:table-cell table:style-name="ce2" office:value-type="float" office:value="-0.32484" calcext:value-type="float">
            <text:p>-0.32484</text:p>
          </table:table-cell>
          <table:table-cell table:style-name="ce2" office:value-type="float" office:value="-0.11393" calcext:value-type="float">
            <text:p>-0.11393</text:p>
          </table:table-cell>
          <table:table-cell table:style-name="ce2" office:value-type="float" office:value="-0.0078611" calcext:value-type="float">
            <text:p>-0.0078611</text:p>
          </table:table-cell>
          <table:table-cell table:style-name="ce2" office:value-type="float" office:value="-0.032453" calcext:value-type="float">
            <text:p>-0.03245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31]+1" office:value-type="float" office:value="30" calcext:value-type="float">
            <text:p>30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style-name="ce2" office:value-type="float" office:value="0.20822" calcext:value-type="float">
            <text:p>0.20822</text:p>
          </table:table-cell>
          <table:table-cell table:style-name="ce2" office:value-type="float" office:value="-0.37983" calcext:value-type="float">
            <text:p>-0.37983</text:p>
          </table:table-cell>
          <table:table-cell table:style-name="ce2" office:value-type="float" office:value="-0.12434" calcext:value-type="float">
            <text:p>-0.12434</text:p>
          </table:table-cell>
          <table:table-cell table:style-name="ce2" office:value-type="float" office:value="-0.026287" calcext:value-type="float">
            <text:p>-0.026287</text:p>
          </table:table-cell>
          <table:table-cell table:style-name="ce2" office:value-type="float" office:value="-0.038177" calcext:value-type="float">
            <text:p>-0.03817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32]+1" office:value-type="float" office:value="31" calcext:value-type="float">
            <text:p>31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27441" calcext:value-type="float">
            <text:p>0.27441</text:p>
          </table:table-cell>
          <table:table-cell table:style-name="ce2" office:value-type="float" office:value="-0.43516" calcext:value-type="float">
            <text:p>-0.43516</text:p>
          </table:table-cell>
          <table:table-cell table:style-name="ce2" office:value-type="float" office:value="-0.15327" calcext:value-type="float">
            <text:p>-0.15327</text:p>
          </table:table-cell>
          <table:table-cell table:style-name="ce2" office:value-type="float" office:value="-0.01764" calcext:value-type="float">
            <text:p>-0.01764</text:p>
          </table:table-cell>
          <table:table-cell table:style-name="ce2" office:value-type="float" office:value="-0.037929" calcext:value-type="float">
            <text:p>-0.03792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33]+1" office:value-type="float" office:value="32" calcext:value-type="float">
            <text:p>3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33287347" calcext:value-type="float">
            <text:p>0.033287347</text:p>
          </table:table-cell>
          <table:table-cell table:style-name="ce2" office:value-type="float" office:value="0.19831453" calcext:value-type="float">
            <text:p>0.19831453</text:p>
          </table:table-cell>
          <table:table-cell table:style-name="ce2" office:value-type="float" office:value="0.046990457" calcext:value-type="float">
            <text:p>0.046990457</text:p>
          </table:table-cell>
          <table:table-cell table:style-name="ce2" office:value-type="float" office:value="-0.00034007117" calcext:value-type="float">
            <text:p>-0.00034007117</text:p>
          </table:table-cell>
          <table:table-cell table:style-name="ce2" office:value-type="float" office:value="-0.00022244069" calcext:value-type="float">
            <text:p>-0.000222440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34]+1" office:value-type="float" office:value="33" calcext:value-type="float">
            <text:p>3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27592059" calcext:value-type="float">
            <text:p>0.027592059</text:p>
          </table:table-cell>
          <table:table-cell table:style-name="ce2" office:value-type="float" office:value="0.048950545" calcext:value-type="float">
            <text:p>0.048950545</text:p>
          </table:table-cell>
          <table:table-cell table:style-name="ce2" office:value-type="float" office:value="0.018076072" calcext:value-type="float">
            <text:p>0.018076072</text:p>
          </table:table-cell>
          <table:table-cell table:style-name="ce2" office:value-type="float" office:value="0.0010579641" calcext:value-type="float">
            <text:p>0.0010579641</text:p>
          </table:table-cell>
          <table:table-cell table:style-name="ce2" office:value-type="float" office:value="-0.000021812351" calcext:value-type="float">
            <text:p>-2.1812351E-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35]+1" office:value-type="float" office:value="34" calcext:value-type="float">
            <text:p>3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33135126" calcext:value-type="float">
            <text:p>0.033135126</text:p>
          </table:table-cell>
          <table:table-cell table:style-name="ce2" office:value-type="float" office:value="-0.082053049" calcext:value-type="float">
            <text:p>-0.082053049</text:p>
          </table:table-cell>
          <table:table-cell table:style-name="ce2" office:value-type="float" office:value="-0.019165217" calcext:value-type="float">
            <text:p>-0.019165217</text:p>
          </table:table-cell>
          <table:table-cell table:style-name="ce2" office:value-type="float" office:value="-0.0012735957" calcext:value-type="float">
            <text:p>-0.0012735957</text:p>
          </table:table-cell>
          <table:table-cell table:style-name="ce2" office:value-type="float" office:value="-0.000055620624" calcext:value-type="float">
            <text:p>-5.5620624E-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36]+1" office:value-type="float" office:value="35" calcext:value-type="float">
            <text:p>35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51945476" calcext:value-type="float">
            <text:p>0.051945476</text:p>
          </table:table-cell>
          <table:table-cell table:style-name="ce2" office:value-type="float" office:value="-0.22344077" calcext:value-type="float">
            <text:p>-0.22344077</text:p>
          </table:table-cell>
          <table:table-cell table:style-name="ce2" office:value-type="float" office:value="-0.05221411" calcext:value-type="float">
            <text:p>-0.05221411</text:p>
          </table:table-cell>
          <table:table-cell table:style-name="ce2" office:value-type="float" office:value="0.00085278348" calcext:value-type="float">
            <text:p>0.00085278348</text:p>
          </table:table-cell>
          <table:table-cell table:style-name="ce2" office:value-type="float" office:value="-0.00016175248" calcext:value-type="float">
            <text:p>-0.0001617524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37]+1" office:value-type="float" office:value="36" calcext:value-type="float">
            <text:p>3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75719085" calcext:value-type="float">
            <text:p>0.075719085</text:p>
          </table:table-cell>
          <table:table-cell table:style-name="ce2" office:value-type="float" office:value="-0.27694347" calcext:value-type="float">
            <text:p>-0.27694347</text:p>
          </table:table-cell>
          <table:table-cell table:style-name="ce2" office:value-type="float" office:value="-0.063307866" calcext:value-type="float">
            <text:p>-0.063307866</text:p>
          </table:table-cell>
          <table:table-cell table:style-name="ce2" office:value-type="float" office:value="-0.00091914616" calcext:value-type="float">
            <text:p>-0.00091914616</text:p>
          </table:table-cell>
          <table:table-cell table:style-name="ce2" office:value-type="float" office:value="-0.00036548138" calcext:value-type="float">
            <text:p>-0.0003654813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38]+1" office:value-type="float" office:value="37" calcext:value-type="float">
            <text:p>37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96687044" calcext:value-type="float">
            <text:p>0.096687044</text:p>
          </table:table-cell>
          <table:table-cell table:style-name="ce2" office:value-type="float" office:value="-0.23573378" calcext:value-type="float">
            <text:p>-0.23573378</text:p>
          </table:table-cell>
          <table:table-cell table:style-name="ce2" office:value-type="float" office:value="-0.077549836" calcext:value-type="float">
            <text:p>-0.077549836</text:p>
          </table:table-cell>
          <table:table-cell table:style-name="ce2" office:value-type="float" office:value="0.00928487" calcext:value-type="float">
            <text:p>0.00928487</text:p>
          </table:table-cell>
          <table:table-cell table:style-name="ce2" office:value-type="float" office:value="-0.0009437771" calcext:value-type="float">
            <text:p>-0.000943777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39]+1" office:value-type="float" office:value="38" calcext:value-type="float">
            <text:p>3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1566676" calcext:value-type="float">
            <text:p>0.11566676</text:p>
          </table:table-cell>
          <table:table-cell table:style-name="ce2" office:value-type="float" office:value="-0.21893423" calcext:value-type="float">
            <text:p>-0.21893423</text:p>
          </table:table-cell>
          <table:table-cell table:style-name="ce2" office:value-type="float" office:value="-0.082693324" calcext:value-type="float">
            <text:p>-0.082693324</text:p>
          </table:table-cell>
          <table:table-cell table:style-name="ce2" office:value-type="float" office:value="-0.011749597" calcext:value-type="float">
            <text:p>-0.011749597</text:p>
          </table:table-cell>
          <table:table-cell table:style-name="ce2" office:value-type="float" office:value="-0.0011835345" calcext:value-type="float">
            <text:p>-0.001183534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>
            <draw:frame table:end-cell-address="'Tabla definita SIM'.W58" table:end-x="33.87pt" table:end-y="5.98pt" draw:z-index="0" draw:name="Chart 1" draw:style-name="gr1" draw:text-style-name="P1" svg:width="449.97pt" svg:height="278.22pt" svg:x="19.5pt" svg:y="11.25pt">
              <draw:object draw:notify-on-update-of-ranges="'Tabla definita SIM'.J2:'Tabla definita SIM'.J102 'Tabla definita SIM'.B2:'Tabla definita SIM'.B10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style-name="ce2" table:formula="of:=[.A40]+1" office:value-type="float" office:value="39" calcext:value-type="float">
            <text:p>3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9973" calcext:value-type="float">
            <text:p>0.19973</text:p>
          </table:table-cell>
          <table:table-cell table:style-name="ce2" office:value-type="float" office:value="-0.46574" calcext:value-type="float">
            <text:p>-0.46574</text:p>
          </table:table-cell>
          <table:table-cell table:style-name="ce2" office:value-type="float" office:value="-0.10351" calcext:value-type="float">
            <text:p>-0.10351</text:p>
          </table:table-cell>
          <table:table-cell table:style-name="ce2" office:value-type="float" office:value="0.0012544" calcext:value-type="float">
            <text:p>0.0012544</text:p>
          </table:table-cell>
          <table:table-cell table:style-name="ce2" office:value-type="float" office:value="-0.0012072" calcext:value-type="float">
            <text:p>-0.001207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41]+1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2916" calcext:value-type="float">
            <text:p>0.02916</text:p>
          </table:table-cell>
          <table:table-cell table:style-name="ce2" office:value-type="float" office:value="0.39365" calcext:value-type="float">
            <text:p>0.39365</text:p>
          </table:table-cell>
          <table:table-cell table:style-name="ce2" office:value-type="float" office:value="0.0073473" calcext:value-type="float">
            <text:p>0.0073473</text:p>
          </table:table-cell>
          <table:table-cell table:style-name="ce2" office:value-type="float" office:value="0.00038803" calcext:value-type="float">
            <text:p>0.00038803</text:p>
          </table:table-cell>
          <table:table-cell table:style-name="ce2" office:value-type="float" office:value="-0.00047788" calcext:value-type="float">
            <text:p>-0.0004778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42]+1" office:value-type="float" office:value="41" calcext:value-type="float">
            <text:p>4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29832" calcext:value-type="float">
            <text:p>0.029832</text:p>
          </table:table-cell>
          <table:table-cell table:style-name="ce2" office:value-type="float" office:value="0.38514" calcext:value-type="float">
            <text:p>0.38514</text:p>
          </table:table-cell>
          <table:table-cell table:style-name="ce2" office:value-type="float" office:value="0.0040081" calcext:value-type="float">
            <text:p>0.0040081</text:p>
          </table:table-cell>
          <table:table-cell table:style-name="ce2" office:value-type="float" office:value="-0.0032425" calcext:value-type="float">
            <text:p>-0.0032425</text:p>
          </table:table-cell>
          <table:table-cell table:style-name="ce2" office:value-type="float" office:value="-0.00080664" calcext:value-type="float">
            <text:p>-0.0008066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43]+1" office:value-type="float" office:value="42" calcext:value-type="float">
            <text:p>4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0.029192" calcext:value-type="float">
            <text:p>0.029192</text:p>
          </table:table-cell>
          <table:table-cell table:style-name="ce2" office:value-type="float" office:value="0.38977" calcext:value-type="float">
            <text:p>0.38977</text:p>
          </table:table-cell>
          <table:table-cell table:style-name="ce2" office:value-type="float" office:value="0.0071903" calcext:value-type="float">
            <text:p>0.0071903</text:p>
          </table:table-cell>
          <table:table-cell table:style-name="ce2" office:value-type="float" office:value="0.0011874" calcext:value-type="float">
            <text:p>0.0011874</text:p>
          </table:table-cell>
          <table:table-cell table:style-name="ce2" office:value-type="float" office:value="-0.00121" calcext:value-type="float">
            <text:p>-0.001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44]+1" office:value-type="float" office:value="43" calcext:value-type="float">
            <text:p>4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29207" calcext:value-type="float">
            <text:p>0.029207</text:p>
          </table:table-cell>
          <table:table-cell table:style-name="ce2" office:value-type="float" office:value="0.38601" calcext:value-type="float">
            <text:p>0.38601</text:p>
          </table:table-cell>
          <table:table-cell table:style-name="ce2" office:value-type="float" office:value="0.0071412" calcext:value-type="float">
            <text:p>0.0071412</text:p>
          </table:table-cell>
          <table:table-cell table:style-name="ce2" office:value-type="float" office:value="0.001545" calcext:value-type="float">
            <text:p>0.001545</text:p>
          </table:table-cell>
          <table:table-cell table:style-name="ce2" office:value-type="float" office:value="-0.001664" calcext:value-type="float">
            <text:p>-0.00166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45]+1" office:value-type="float" office:value="44" calcext:value-type="float">
            <text:p>4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29537" calcext:value-type="float">
            <text:p>0.029537</text:p>
          </table:table-cell>
          <table:table-cell table:style-name="ce2" office:value-type="float" office:value="0.39473" calcext:value-type="float">
            <text:p>0.39473</text:p>
          </table:table-cell>
          <table:table-cell table:style-name="ce2" office:value-type="float" office:value="0.007129" calcext:value-type="float">
            <text:p>0.007129</text:p>
          </table:table-cell>
          <table:table-cell table:style-name="ce2" office:value-type="float" office:value="0.0017171" calcext:value-type="float">
            <text:p>0.0017171</text:p>
          </table:table-cell>
          <table:table-cell table:style-name="ce2" office:value-type="float" office:value="-0.0067834" calcext:value-type="float">
            <text:p>-0.00678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46]+1" office:value-type="float" office:value="45" calcext:value-type="float">
            <text:p>4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31108" calcext:value-type="float">
            <text:p>0.031108</text:p>
          </table:table-cell>
          <table:table-cell table:style-name="ce2" office:value-type="float" office:value="0.40454" calcext:value-type="float">
            <text:p>0.40454</text:p>
          </table:table-cell>
          <table:table-cell table:style-name="ce2" office:value-type="float" office:value="0.006783" calcext:value-type="float">
            <text:p>0.006783</text:p>
          </table:table-cell>
          <table:table-cell table:style-name="ce2" office:value-type="float" office:value="0.0036761" calcext:value-type="float">
            <text:p>0.0036761</text:p>
          </table:table-cell>
          <table:table-cell table:style-name="ce2" office:value-type="float" office:value="-0.014263" calcext:value-type="float">
            <text:p>-0.01426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47]+1" office:value-type="float" office:value="46" calcext:value-type="float">
            <text:p>4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33229" calcext:value-type="float">
            <text:p>0.033229</text:p>
          </table:table-cell>
          <table:table-cell table:style-name="ce2" office:value-type="float" office:value="0.40298" calcext:value-type="float">
            <text:p>0.40298</text:p>
          </table:table-cell>
          <table:table-cell table:style-name="ce2" office:value-type="float" office:value="0.0039478" calcext:value-type="float">
            <text:p>0.0039478</text:p>
          </table:table-cell>
          <table:table-cell table:style-name="ce2" office:value-type="float" office:value="0.0048907" calcext:value-type="float">
            <text:p>0.0048907</text:p>
          </table:table-cell>
          <table:table-cell table:style-name="ce2" office:value-type="float" office:value="-0.020072" calcext:value-type="float">
            <text:p>-0.02007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48]+1" office:value-type="float" office:value="47" calcext:value-type="float">
            <text:p>4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36443" calcext:value-type="float">
            <text:p>0.036443</text:p>
          </table:table-cell>
          <table:table-cell table:style-name="ce2" office:value-type="float" office:value="0.38406" calcext:value-type="float">
            <text:p>0.38406</text:p>
          </table:table-cell>
          <table:table-cell table:style-name="ce2" office:value-type="float" office:value="0.0052464" calcext:value-type="float">
            <text:p>0.0052464</text:p>
          </table:table-cell>
          <table:table-cell table:style-name="ce2" office:value-type="float" office:value="0.0058835" calcext:value-type="float">
            <text:p>0.0058835</text:p>
          </table:table-cell>
          <table:table-cell table:style-name="ce2" office:value-type="float" office:value="-0.030403" calcext:value-type="float">
            <text:p>-0.03040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49]+1" office:value-type="float" office:value="48" calcext:value-type="float">
            <text:p>48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0.17181" calcext:value-type="float">
            <text:p>0.17181</text:p>
          </table:table-cell>
          <table:table-cell table:style-name="ce2" office:value-type="float" office:value="-0.25576" calcext:value-type="float">
            <text:p>-0.25576</text:p>
          </table:table-cell>
          <table:table-cell table:style-name="ce2" office:value-type="float" office:value="-0.055254" calcext:value-type="float">
            <text:p>-0.055254</text:p>
          </table:table-cell>
          <table:table-cell table:style-name="ce2" office:value-type="float" office:value="-0.047147" calcext:value-type="float">
            <text:p>-0.047147</text:p>
          </table:table-cell>
          <table:table-cell table:style-name="ce2" office:value-type="float" office:value="-0.047277" calcext:value-type="float">
            <text:p>-0.04727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50]+1" office:value-type="float" office:value="49" calcext:value-type="float">
            <text:p>4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0.061462" calcext:value-type="float">
            <text:p>0.061462</text:p>
          </table:table-cell>
          <table:table-cell table:style-name="ce2" office:value-type="float" office:value="0.46022" calcext:value-type="float">
            <text:p>0.46022</text:p>
          </table:table-cell>
          <table:table-cell table:style-name="ce2" office:value-type="float" office:value="0.0033456" calcext:value-type="float">
            <text:p>0.0033456</text:p>
          </table:table-cell>
          <table:table-cell table:style-name="ce2" office:value-type="float" office:value="0.011277" calcext:value-type="float">
            <text:p>0.011277</text:p>
          </table:table-cell>
          <table:table-cell table:style-name="ce2" office:value-type="float" office:value="-0.031985" calcext:value-type="float">
            <text:p>-0.03198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51]+1" office:value-type="float" office:value="50" calcext:value-type="float">
            <text:p>5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0435" calcext:value-type="float">
            <text:p>0.10435</text:p>
          </table:table-cell>
          <table:table-cell table:style-name="ce2" office:value-type="float" office:value="-0.0064907" calcext:value-type="float">
            <text:p>-0.0064907</text:p>
          </table:table-cell>
          <table:table-cell table:style-name="ce2" office:value-type="float" office:value="0.0038526" calcext:value-type="float">
            <text:p>0.0038526</text:p>
          </table:table-cell>
          <table:table-cell table:style-name="ce2" office:value-type="float" office:value="-0.013903" calcext:value-type="float">
            <text:p>-0.013903</text:p>
          </table:table-cell>
          <table:table-cell table:style-name="ce2" office:value-type="float" office:value="-0.04626" calcext:value-type="float">
            <text:p>-0.0462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52]+1" office:value-type="float" office:value="51" calcext:value-type="float">
            <text:p>51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70871" calcext:value-type="float">
            <text:p>0.070871</text:p>
          </table:table-cell>
          <table:table-cell table:style-name="ce2" office:value-type="float" office:value="0.12737" calcext:value-type="float">
            <text:p>0.12737</text:p>
          </table:table-cell>
          <table:table-cell table:style-name="ce2" office:value-type="float" office:value="0.015676" calcext:value-type="float">
            <text:p>0.015676</text:p>
          </table:table-cell>
          <table:table-cell table:style-name="ce2" office:value-type="float" office:value="0.012307" calcext:value-type="float">
            <text:p>0.012307</text:p>
          </table:table-cell>
          <table:table-cell table:style-name="ce2" office:value-type="float" office:value="-0.033817" calcext:value-type="float">
            <text:p>-0.0338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53]+1" office:value-type="float" office:value="52" calcext:value-type="float">
            <text:p>5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87223" calcext:value-type="float">
            <text:p>0.087223</text:p>
          </table:table-cell>
          <table:table-cell table:style-name="ce2" office:value-type="float" office:value="0.14143" calcext:value-type="float">
            <text:p>0.14143</text:p>
          </table:table-cell>
          <table:table-cell table:style-name="ce2" office:value-type="float" office:value="0.0060358" calcext:value-type="float">
            <text:p>0.0060358</text:p>
          </table:table-cell>
          <table:table-cell table:style-name="ce2" office:value-type="float" office:value="-0.0051374" calcext:value-type="float">
            <text:p>-0.0051374</text:p>
          </table:table-cell>
          <table:table-cell table:style-name="ce2" office:value-type="float" office:value="-0.037772" calcext:value-type="float">
            <text:p>-0.03777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54]+1" office:value-type="float" office:value="53" calcext:value-type="float">
            <text:p>53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4277" calcext:value-type="float">
            <text:p>0.04277</text:p>
          </table:table-cell>
          <table:table-cell table:style-name="ce2" office:value-type="float" office:value="0.33384" calcext:value-type="float">
            <text:p>0.33384</text:p>
          </table:table-cell>
          <table:table-cell table:style-name="ce2" office:value-type="float" office:value="0.011049" calcext:value-type="float">
            <text:p>0.011049</text:p>
          </table:table-cell>
          <table:table-cell table:style-name="ce2" office:value-type="float" office:value="0.003962" calcext:value-type="float">
            <text:p>0.003962</text:p>
          </table:table-cell>
          <table:table-cell table:style-name="ce2" office:value-type="float" office:value="-0.02486" calcext:value-type="float">
            <text:p>-0.0248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55]+1" office:value-type="float" office:value="54" calcext:value-type="float">
            <text:p>5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42034" calcext:value-type="float">
            <text:p>0.042034</text:p>
          </table:table-cell>
          <table:table-cell table:style-name="ce2" office:value-type="float" office:value="0.015297" calcext:value-type="float">
            <text:p>0.015297</text:p>
          </table:table-cell>
          <table:table-cell table:style-name="ce2" office:value-type="float" office:value="0.012637" calcext:value-type="float">
            <text:p>0.012637</text:p>
          </table:table-cell>
          <table:table-cell table:style-name="ce2" office:value-type="float" office:value="-0.0070152" calcext:value-type="float">
            <text:p>-0.0070152</text:p>
          </table:table-cell>
          <table:table-cell table:style-name="ce2" office:value-type="float" office:value="-0.030173" calcext:value-type="float">
            <text:p>-0.03017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56]+1" office:value-type="float" office:value="55" calcext:value-type="float">
            <text:p>5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73791" calcext:value-type="float">
            <text:p>0.073791</text:p>
          </table:table-cell>
          <table:table-cell table:style-name="ce2" office:value-type="float" office:value="0.39162" calcext:value-type="float">
            <text:p>0.39162</text:p>
          </table:table-cell>
          <table:table-cell table:style-name="ce2" office:value-type="float" office:value="0.011178" calcext:value-type="float">
            <text:p>0.011178</text:p>
          </table:table-cell>
          <table:table-cell table:style-name="ce2" office:value-type="float" office:value="-0.0010321" calcext:value-type="float">
            <text:p>-0.0010321</text:p>
          </table:table-cell>
          <table:table-cell table:style-name="ce2" office:value-type="float" office:value="-0.037208" calcext:value-type="float">
            <text:p>-0.0372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57]+1" office:value-type="float" office:value="56" calcext:value-type="float">
            <text:p>5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0694" calcext:value-type="float">
            <text:p>0.10694</text:p>
          </table:table-cell>
          <table:table-cell table:style-name="ce2" office:value-type="float" office:value="0.098147" calcext:value-type="float">
            <text:p>0.098147</text:p>
          </table:table-cell>
          <table:table-cell table:style-name="ce2" office:value-type="float" office:value="0.011066" calcext:value-type="float">
            <text:p>0.011066</text:p>
          </table:table-cell>
          <table:table-cell table:style-name="ce2" office:value-type="float" office:value="-0.0085282" calcext:value-type="float">
            <text:p>-0.0085282</text:p>
          </table:table-cell>
          <table:table-cell table:style-name="ce2" office:value-type="float" office:value="-0.042395" calcext:value-type="float">
            <text:p>-0.04239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58]+1" office:value-type="float" office:value="57" calcext:value-type="float">
            <text:p>5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2861" calcext:value-type="float">
            <text:p>0.12861</text:p>
          </table:table-cell>
          <table:table-cell table:style-name="ce2" office:value-type="float" office:value="0.10014" calcext:value-type="float">
            <text:p>0.10014</text:p>
          </table:table-cell>
          <table:table-cell table:style-name="ce2" office:value-type="float" office:value="0.0181" calcext:value-type="float">
            <text:p>0.0181</text:p>
          </table:table-cell>
          <table:table-cell table:style-name="ce2" office:value-type="float" office:value="-0.00087719" calcext:value-type="float">
            <text:p>-0.00087719</text:p>
          </table:table-cell>
          <table:table-cell table:style-name="ce2" office:value-type="float" office:value="-0.045752" calcext:value-type="float">
            <text:p>-0.04575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59]+1" office:value-type="float" office:value="58" calcext:value-type="float">
            <text:p>5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80125" calcext:value-type="float">
            <text:p>0.080125</text:p>
          </table:table-cell>
          <table:table-cell table:style-name="ce2" office:value-type="float" office:value="0.54718" calcext:value-type="float">
            <text:p>0.54718</text:p>
          </table:table-cell>
          <table:table-cell table:style-name="ce2" office:value-type="float" office:value="0.01114" calcext:value-type="float">
            <text:p>0.01114</text:p>
          </table:table-cell>
          <table:table-cell table:style-name="ce2" office:value-type="float" office:value="0.011634" calcext:value-type="float">
            <text:p>0.011634</text:p>
          </table:table-cell>
          <table:table-cell table:style-name="ce2" office:value-type="float" office:value="-0.034524" calcext:value-type="float">
            <text:p>-0.0345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60]+1" office:value-type="float" office:value="59" calcext:value-type="float">
            <text:p>59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65598" calcext:value-type="float">
            <text:p>0.065598</text:p>
          </table:table-cell>
          <table:table-cell table:style-name="ce2" office:value-type="float" office:value="0.045614" calcext:value-type="float">
            <text:p>0.045614</text:p>
          </table:table-cell>
          <table:table-cell table:style-name="ce2" office:value-type="float" office:value="-0.004407" calcext:value-type="float">
            <text:p>-0.004407</text:p>
          </table:table-cell>
          <table:table-cell table:style-name="ce2" office:value-type="float" office:value="0.0012775" calcext:value-type="float">
            <text:p>0.0012775</text:p>
          </table:table-cell>
          <table:table-cell table:style-name="ce2" office:value-type="float" office:value="-0.030719" calcext:value-type="float">
            <text:p>-0.0307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61]+1" office:value-type="float" office:value="60" calcext:value-type="float">
            <text:p>6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88905" calcext:value-type="float">
            <text:p>0.088905</text:p>
          </table:table-cell>
          <table:table-cell table:style-name="ce2" office:value-type="float" office:value="-0.24956" calcext:value-type="float">
            <text:p>-0.24956</text:p>
          </table:table-cell>
          <table:table-cell table:style-name="ce2" office:value-type="float" office:value="-0.073192" calcext:value-type="float">
            <text:p>-0.073192</text:p>
          </table:table-cell>
          <table:table-cell table:style-name="ce2" office:value-type="float" office:value="-0.019968" calcext:value-type="float">
            <text:p>-0.019968</text:p>
          </table:table-cell>
          <table:table-cell table:style-name="ce2" office:value-type="float" office:value="-0.038475" calcext:value-type="float">
            <text:p>-0.03847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62]+1" office:value-type="float" office:value="61" calcext:value-type="float">
            <text:p>61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2159" calcext:value-type="float">
            <text:p>0.12159</text:p>
          </table:table-cell>
          <table:table-cell table:style-name="ce2" office:value-type="float" office:value="0.4903" calcext:value-type="float">
            <text:p>0.4903</text:p>
          </table:table-cell>
          <table:table-cell table:style-name="ce2" office:value-type="float" office:value="-0.00062739" calcext:value-type="float">
            <text:p>-0.00062739</text:p>
          </table:table-cell>
          <table:table-cell table:style-name="ce2" office:value-type="float" office:value="-0.017718" calcext:value-type="float">
            <text:p>-0.017718</text:p>
          </table:table-cell>
          <table:table-cell table:style-name="ce2" office:value-type="float" office:value="-0.037289" calcext:value-type="float">
            <text:p>-0.03728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63]+1" office:value-type="float" office:value="62" calcext:value-type="float">
            <text:p>6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7338" calcext:value-type="float">
            <text:p>0.17338</text:p>
          </table:table-cell>
          <table:table-cell table:style-name="ce2" office:value-type="float" office:value="0.6328" calcext:value-type="float">
            <text:p>0.6328</text:p>
          </table:table-cell>
          <table:table-cell table:style-name="ce2" office:value-type="float" office:value="-0.014236" calcext:value-type="float">
            <text:p>-0.014236</text:p>
          </table:table-cell>
          <table:table-cell table:style-name="ce2" office:value-type="float" office:value="-0.034136" calcext:value-type="float">
            <text:p>-0.034136</text:p>
          </table:table-cell>
          <table:table-cell table:style-name="ce2" office:value-type="float" office:value="-0.035339" calcext:value-type="float">
            <text:p>-0.03533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64]+1" office:value-type="float" office:value="63" calcext:value-type="float">
            <text:p>6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24592" calcext:value-type="float">
            <text:p>0.24592</text:p>
          </table:table-cell>
          <table:table-cell table:style-name="ce2" office:value-type="float" office:value="0.65124" calcext:value-type="float">
            <text:p>0.65124</text:p>
          </table:table-cell>
          <table:table-cell table:style-name="ce2" office:value-type="float" office:value="-0.0056843" calcext:value-type="float">
            <text:p>-0.0056843</text:p>
          </table:table-cell>
          <table:table-cell table:style-name="ce2" office:value-type="float" office:value="-0.072077" calcext:value-type="float">
            <text:p>-0.072077</text:p>
          </table:table-cell>
          <table:table-cell table:style-name="ce2" office:value-type="float" office:value="-0.032925" calcext:value-type="float">
            <text:p>-0.0329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65]+1" office:value-type="float" office:value="64" calcext:value-type="float">
            <text:p>6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51945" calcext:value-type="float">
            <text:p>0.051945</text:p>
          </table:table-cell>
          <table:table-cell table:style-name="ce2" office:value-type="float" office:value="-0.22344" calcext:value-type="float">
            <text:p>-0.22344</text:p>
          </table:table-cell>
          <table:table-cell table:style-name="ce2" office:value-type="float" office:value="-0.052214" calcext:value-type="float">
            <text:p>-0.052214</text:p>
          </table:table-cell>
          <table:table-cell table:style-name="ce2" office:value-type="float" office:value="0.00085278" calcext:value-type="float">
            <text:p>0.00085278</text:p>
          </table:table-cell>
          <table:table-cell table:style-name="ce2" office:value-type="float" office:value="-0.00016175" calcext:value-type="float">
            <text:p>-0.0001617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66]+1" office:value-type="float" office:value="65" calcext:value-type="float">
            <text:p>6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33287" calcext:value-type="float">
            <text:p>0.033287</text:p>
          </table:table-cell>
          <table:table-cell table:style-name="ce2" office:value-type="float" office:value="0.19831" calcext:value-type="float">
            <text:p>0.19831</text:p>
          </table:table-cell>
          <table:table-cell table:style-name="ce2" office:value-type="float" office:value="0.04699" calcext:value-type="float">
            <text:p>0.04699</text:p>
          </table:table-cell>
          <table:table-cell table:style-name="ce2" office:value-type="float" office:value="-0.00034007" calcext:value-type="float">
            <text:p>-0.00034007</text:p>
          </table:table-cell>
          <table:table-cell table:style-name="ce2" office:value-type="float" office:value="-0.022244" calcext:value-type="float">
            <text:p>-0.02224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67]+1" office:value-type="float" office:value="66" calcext:value-type="float">
            <text:p>6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27592" calcext:value-type="float">
            <text:p>0.027592</text:p>
          </table:table-cell>
          <table:table-cell table:style-name="ce2" office:value-type="float" office:value="0.048951" calcext:value-type="float">
            <text:p>0.048951</text:p>
          </table:table-cell>
          <table:table-cell table:style-name="ce2" office:value-type="float" office:value="0.018076" calcext:value-type="float">
            <text:p>0.018076</text:p>
          </table:table-cell>
          <table:table-cell table:style-name="ce2" office:value-type="float" office:value="0.001058" calcext:value-type="float">
            <text:p>0.001058</text:p>
          </table:table-cell>
          <table:table-cell table:style-name="ce2" office:value-type="float" office:value="-0.0000281" calcext:value-type="float">
            <text:p>-2.81E-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68]+1" office:value-type="float" office:value="67" calcext:value-type="float">
            <text:p>67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33135" calcext:value-type="float">
            <text:p>0.033135</text:p>
          </table:table-cell>
          <table:table-cell table:style-name="ce2" office:value-type="float" office:value="-0.082053" calcext:value-type="float">
            <text:p>-0.082053</text:p>
          </table:table-cell>
          <table:table-cell table:style-name="ce2" office:value-type="float" office:value="-0.019165" calcext:value-type="float">
            <text:p>-0.019165</text:p>
          </table:table-cell>
          <table:table-cell table:style-name="ce2" office:value-type="float" office:value="-0.0012736" calcext:value-type="float">
            <text:p>-0.0012736</text:p>
          </table:table-cell>
          <table:table-cell table:style-name="ce2" office:value-type="float" office:value="-0.0000556" calcext:value-type="float">
            <text:p>-5.56E-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69]+1" office:value-type="float" office:value="68" calcext:value-type="float">
            <text:p>68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75719" calcext:value-type="float">
            <text:p>0.075719</text:p>
          </table:table-cell>
          <table:table-cell table:style-name="ce2" office:value-type="float" office:value="-0.27694" calcext:value-type="float">
            <text:p>-0.27694</text:p>
          </table:table-cell>
          <table:table-cell table:style-name="ce2" office:value-type="float" office:value="-0.063308" calcext:value-type="float">
            <text:p>-0.063308</text:p>
          </table:table-cell>
          <table:table-cell table:style-name="ce2" office:value-type="float" office:value="-0.00091915" calcext:value-type="float">
            <text:p>-0.00091915</text:p>
          </table:table-cell>
          <table:table-cell table:style-name="ce2" office:value-type="float" office:value="-0.00036548" calcext:value-type="float">
            <text:p>-0.0003654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70]+1" office:value-type="float" office:value="69" calcext:value-type="float">
            <text:p>6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0295" calcext:value-type="float">
            <text:p>0.10295</text:p>
          </table:table-cell>
          <table:table-cell table:style-name="ce2" office:value-type="float" office:value="0.0080699" calcext:value-type="float">
            <text:p>0.0080699</text:p>
          </table:table-cell>
          <table:table-cell table:style-name="ce2" office:value-type="float" office:value="0.0038417" calcext:value-type="float">
            <text:p>0.0038417</text:p>
          </table:table-cell>
          <table:table-cell table:style-name="ce2" office:value-type="float" office:value="-0.014315" calcext:value-type="float">
            <text:p>-0.014315</text:p>
          </table:table-cell>
          <table:table-cell table:style-name="ce2" office:value-type="float" office:value="-0.044676" calcext:value-type="float">
            <text:p>-0.0446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71]+1" office:value-type="float" office:value="70" calcext:value-type="float">
            <text:p>7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9873" calcext:value-type="float">
            <text:p>0.09873</text:p>
          </table:table-cell>
          <table:table-cell table:style-name="ce2" office:value-type="float" office:value="-0.11291" calcext:value-type="float">
            <text:p>-0.11291</text:p>
          </table:table-cell>
          <table:table-cell table:style-name="ce2" office:value-type="float" office:value="-0.041323" calcext:value-type="float">
            <text:p>-0.041323</text:p>
          </table:table-cell>
          <table:table-cell table:style-name="ce2" office:value-type="float" office:value="-0.02831" calcext:value-type="float">
            <text:p>-0.02831</text:p>
          </table:table-cell>
          <table:table-cell table:style-name="ce2" office:value-type="float" office:value="-0.034166" calcext:value-type="float">
            <text:p>-0.03416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72]+1" office:value-type="float" office:value="71" calcext:value-type="float">
            <text:p>7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67154" calcext:value-type="float">
            <text:p>0.067154</text:p>
          </table:table-cell>
          <table:table-cell table:style-name="ce2" office:value-type="float" office:value="0.16507" calcext:value-type="float">
            <text:p>0.16507</text:p>
          </table:table-cell>
          <table:table-cell table:style-name="ce2" office:value-type="float" office:value="0.011988" calcext:value-type="float">
            <text:p>0.011988</text:p>
          </table:table-cell>
          <table:table-cell table:style-name="ce2" office:value-type="float" office:value="-0.014343" calcext:value-type="float">
            <text:p>-0.014343</text:p>
          </table:table-cell>
          <table:table-cell table:style-name="ce2" office:value-type="float" office:value="-0.03616" calcext:value-type="float">
            <text:p>-0.036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73]+1" office:value-type="float" office:value="72" calcext:value-type="float">
            <text:p>7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89751" calcext:value-type="float">
            <text:p>0.089751</text:p>
          </table:table-cell>
          <table:table-cell table:style-name="ce2" office:value-type="float" office:value="-0.066995" calcext:value-type="float">
            <text:p>-0.066995</text:p>
          </table:table-cell>
          <table:table-cell table:style-name="ce2" office:value-type="float" office:value="-0.026364" calcext:value-type="float">
            <text:p>-0.026364</text:p>
          </table:table-cell>
          <table:table-cell table:style-name="ce2" office:value-type="float" office:value="-0.020643" calcext:value-type="float">
            <text:p>-0.020643</text:p>
          </table:table-cell>
          <table:table-cell table:style-name="ce2" office:value-type="float" office:value="-0.037573" calcext:value-type="float">
            <text:p>-0.03757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74]+1" office:value-type="float" office:value="73" calcext:value-type="float">
            <text:p>7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0249" calcext:value-type="float">
            <text:p>0.10249</text:p>
          </table:table-cell>
          <table:table-cell table:style-name="ce2" office:value-type="float" office:value="0.69493" calcext:value-type="float">
            <text:p>0.69493</text:p>
          </table:table-cell>
          <table:table-cell table:style-name="ce2" office:value-type="float" office:value="-0.0099819" calcext:value-type="float">
            <text:p>-0.0099819</text:p>
          </table:table-cell>
          <table:table-cell table:style-name="ce2" office:value-type="float" office:value="0.030977" calcext:value-type="float">
            <text:p>0.030977</text:p>
          </table:table-cell>
          <table:table-cell table:style-name="ce2" office:value-type="float" office:value="-0.02293" calcext:value-type="float">
            <text:p>-0.0229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75]+1" office:value-type="float" office:value="74" calcext:value-type="float">
            <text:p>74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014369" calcext:value-type="float">
            <text:p>0.0014369</text:p>
          </table:table-cell>
          <table:table-cell table:style-name="ce2" office:value-type="float" office:value="-0.074407" calcext:value-type="float">
            <text:p>-0.074407</text:p>
          </table:table-cell>
          <table:table-cell table:style-name="ce2" office:value-type="float" office:value="-0.05644" calcext:value-type="float">
            <text:p>-0.05644</text:p>
          </table:table-cell>
          <table:table-cell table:style-name="ce2" office:value-type="float" office:value="0.12017" calcext:value-type="float">
            <text:p>0.12017</text:p>
          </table:table-cell>
          <table:table-cell table:style-name="ce2" office:value-type="float" office:value="-0.013718" calcext:value-type="float">
            <text:p>-0.0137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76]+1" office:value-type="float" office:value="75" calcext:value-type="float">
            <text:p>7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84244" calcext:value-type="float">
            <text:p>0.084244</text:p>
          </table:table-cell>
          <table:table-cell table:style-name="ce2" office:value-type="float" office:value="0.44473" calcext:value-type="float">
            <text:p>0.44473</text:p>
          </table:table-cell>
          <table:table-cell table:style-name="ce2" office:value-type="float" office:value="0.010462" calcext:value-type="float">
            <text:p>0.010462</text:p>
          </table:table-cell>
          <table:table-cell table:style-name="ce2" office:value-type="float" office:value="0.0020149" calcext:value-type="float">
            <text:p>0.0020149</text:p>
          </table:table-cell>
          <table:table-cell table:style-name="ce2" office:value-type="float" office:value="-0.038485" calcext:value-type="float">
            <text:p>-0.03848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77]+1" office:value-type="float" office:value="76" calcext:value-type="float">
            <text:p>7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5572" calcext:value-type="float">
            <text:p>0.15572</text:p>
          </table:table-cell>
          <table:table-cell table:style-name="ce2" office:value-type="float" office:value="0.34116" calcext:value-type="float">
            <text:p>0.34116</text:p>
          </table:table-cell>
          <table:table-cell table:style-name="ce2" office:value-type="float" office:value="-0.003133" calcext:value-type="float">
            <text:p>-0.003133</text:p>
          </table:table-cell>
          <table:table-cell table:style-name="ce2" office:value-type="float" office:value="0.012671" calcext:value-type="float">
            <text:p>0.012671</text:p>
          </table:table-cell>
          <table:table-cell table:style-name="ce2" office:value-type="float" office:value="-0.045144" calcext:value-type="float">
            <text:p>-0.04514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78]+1" office:value-type="float" office:value="77" calcext:value-type="float">
            <text:p>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24221" calcext:value-type="float">
            <text:p>0.24221</text:p>
          </table:table-cell>
          <table:table-cell table:style-name="ce2" office:value-type="float" office:value="0.31919" calcext:value-type="float">
            <text:p>0.31919</text:p>
          </table:table-cell>
          <table:table-cell table:style-name="ce2" office:value-type="float" office:value="0.0064169" calcext:value-type="float">
            <text:p>0.0064169</text:p>
          </table:table-cell>
          <table:table-cell table:style-name="ce2" office:value-type="float" office:value="0.0031457" calcext:value-type="float">
            <text:p>0.0031457</text:p>
          </table:table-cell>
          <table:table-cell table:style-name="ce2" office:value-type="float" office:value="-0.01049" calcext:value-type="float">
            <text:p>-0.0104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79]+1" office:value-type="float" office:value="78" calcext:value-type="float">
            <text:p>7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1243" calcext:value-type="float">
            <text:p>0.11243</text:p>
          </table:table-cell>
          <table:table-cell table:style-name="ce2" office:value-type="float" office:value="-0.14631" calcext:value-type="float">
            <text:p>-0.14631</text:p>
          </table:table-cell>
          <table:table-cell table:style-name="ce2" office:value-type="float" office:value="0.0042158" calcext:value-type="float">
            <text:p>0.0042158</text:p>
          </table:table-cell>
          <table:table-cell table:style-name="ce2" office:value-type="float" office:value="-0.02273" calcext:value-type="float">
            <text:p>-0.02273</text:p>
          </table:table-cell>
          <table:table-cell table:style-name="ce2" office:value-type="float" office:value="-0.043283" calcext:value-type="float">
            <text:p>-0.04328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80]+1" office:value-type="float" office:value="79" calcext:value-type="float">
            <text:p>7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97211" calcext:value-type="float">
            <text:p>0.097211</text:p>
          </table:table-cell>
          <table:table-cell table:style-name="ce2" office:value-type="float" office:value="0.68924" calcext:value-type="float">
            <text:p>0.68924</text:p>
          </table:table-cell>
          <table:table-cell table:style-name="ce2" office:value-type="float" office:value="-0.0095995" calcext:value-type="float">
            <text:p>-0.0095995</text:p>
          </table:table-cell>
          <table:table-cell table:style-name="ce2" office:value-type="float" office:value="0.026076" calcext:value-type="float">
            <text:p>0.026076</text:p>
          </table:table-cell>
          <table:table-cell table:style-name="ce2" office:value-type="float" office:value="-0.023809" calcext:value-type="float">
            <text:p>-0.02380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81]+1" office:value-type="float" office:value="80" calcext:value-type="float">
            <text:p>80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4758" calcext:value-type="float">
            <text:p>0.04758</text:p>
          </table:table-cell>
          <table:table-cell table:style-name="ce2" office:value-type="float" office:value="-0.07386" calcext:value-type="float">
            <text:p>-0.07386</text:p>
          </table:table-cell>
          <table:table-cell table:style-name="ce2" office:value-type="float" office:value="-0.021012" calcext:value-type="float">
            <text:p>-0.021012</text:p>
          </table:table-cell>
          <table:table-cell table:style-name="ce2" office:value-type="float" office:value="0.0028858" calcext:value-type="float">
            <text:p>0.0028858</text:p>
          </table:table-cell>
          <table:table-cell table:style-name="ce2" office:value-type="float" office:value="-0.020694" calcext:value-type="float">
            <text:p>-0.02069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82]+1" office:value-type="float" office:value="81" calcext:value-type="float">
            <text:p>8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48253" calcext:value-type="float">
            <text:p>0.048253</text:p>
          </table:table-cell>
          <table:table-cell table:style-name="ce2" office:value-type="float" office:value="-0.10331" calcext:value-type="float">
            <text:p>-0.10331</text:p>
          </table:table-cell>
          <table:table-cell table:style-name="ce2" office:value-type="float" office:value="0.014842" calcext:value-type="float">
            <text:p>0.014842</text:p>
          </table:table-cell>
          <table:table-cell table:style-name="ce2" office:value-type="float" office:value="-0.010738" calcext:value-type="float">
            <text:p>-0.010738</text:p>
          </table:table-cell>
          <table:table-cell table:style-name="ce2" office:value-type="float" office:value="-0.029556" calcext:value-type="float">
            <text:p>-0.02955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83]+1" office:value-type="float" office:value="82" calcext:value-type="float">
            <text:p>82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1077" calcext:value-type="float">
            <text:p>0.11077</text:p>
          </table:table-cell>
          <table:table-cell table:style-name="ce2" office:value-type="float" office:value="-0.13183" calcext:value-type="float">
            <text:p>-0.13183</text:p>
          </table:table-cell>
          <table:table-cell table:style-name="ce2" office:value-type="float" office:value="-0.036784" calcext:value-type="float">
            <text:p>-0.036784</text:p>
          </table:table-cell>
          <table:table-cell table:style-name="ce2" office:value-type="float" office:value="-0.032574" calcext:value-type="float">
            <text:p>-0.032574</text:p>
          </table:table-cell>
          <table:table-cell table:style-name="ce2" office:value-type="float" office:value="-0.044012" calcext:value-type="float">
            <text:p>-0.04401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84]+1" office:value-type="float" office:value="83" calcext:value-type="float">
            <text:p>8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2904" calcext:value-type="float">
            <text:p>0.12904</text:p>
          </table:table-cell>
          <table:table-cell table:style-name="ce2" office:value-type="float" office:value="-0.2448" calcext:value-type="float">
            <text:p>-0.2448</text:p>
          </table:table-cell>
          <table:table-cell table:style-name="ce2" office:value-type="float" office:value="-0.087174" calcext:value-type="float">
            <text:p>-0.087174</text:p>
          </table:table-cell>
          <table:table-cell table:style-name="ce2" office:value-type="float" office:value="-0.025464" calcext:value-type="float">
            <text:p>-0.025464</text:p>
          </table:table-cell>
          <table:table-cell table:style-name="ce2" office:value-type="float" office:value="-0.026705" calcext:value-type="float">
            <text:p>-0.0267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85]+1" office:value-type="float" office:value="84" calcext:value-type="float">
            <text:p>8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83403" calcext:value-type="float">
            <text:p>0.083403</text:p>
          </table:table-cell>
          <table:table-cell table:style-name="ce2" office:value-type="float" office:value="0.65815" calcext:value-type="float">
            <text:p>0.65815</text:p>
          </table:table-cell>
          <table:table-cell table:style-name="ce2" office:value-type="float" office:value="-0.0059284" calcext:value-type="float">
            <text:p>-0.0059284</text:p>
          </table:table-cell>
          <table:table-cell table:style-name="ce2" office:value-type="float" office:value="0.016462" calcext:value-type="float">
            <text:p>0.016462</text:p>
          </table:table-cell>
          <table:table-cell table:style-name="ce2" office:value-type="float" office:value="-0.023005" calcext:value-type="float">
            <text:p>-0.0230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86]+1" office:value-type="float" office:value="85" calcext:value-type="float">
            <text:p>8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93872" calcext:value-type="float">
            <text:p>0.093872</text:p>
          </table:table-cell>
          <table:table-cell table:style-name="ce2" office:value-type="float" office:value="-0.15134" calcext:value-type="float">
            <text:p>-0.15134</text:p>
          </table:table-cell>
          <table:table-cell table:style-name="ce2" office:value-type="float" office:value="-0.054438" calcext:value-type="float">
            <text:p>-0.054438</text:p>
          </table:table-cell>
          <table:table-cell table:style-name="ce2" office:value-type="float" office:value="-0.019422" calcext:value-type="float">
            <text:p>-0.019422</text:p>
          </table:table-cell>
          <table:table-cell table:style-name="ce2" office:value-type="float" office:value="-0.032435" calcext:value-type="float">
            <text:p>-0.0324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87]+1" office:value-type="float" office:value="86" calcext:value-type="float">
            <text:p>8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32" calcext:value-type="float">
            <text:p>0.132</text:p>
          </table:table-cell>
          <table:table-cell table:style-name="ce2" office:value-type="float" office:value="-0.16084" calcext:value-type="float">
            <text:p>-0.16084</text:p>
          </table:table-cell>
          <table:table-cell table:style-name="ce2" office:value-type="float" office:value="-0.0079725" calcext:value-type="float">
            <text:p>-0.0079725</text:p>
          </table:table-cell>
          <table:table-cell table:style-name="ce2" office:value-type="float" office:value="-0.024293" calcext:value-type="float">
            <text:p>-0.024293</text:p>
          </table:table-cell>
          <table:table-cell table:style-name="ce2" office:value-type="float" office:value="-0.046335" calcext:value-type="float">
            <text:p>-0.0463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88]+1" office:value-type="float" office:value="87" calcext:value-type="float">
            <text:p>87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1345" calcext:value-type="float">
            <text:p>0.11345</text:p>
          </table:table-cell>
          <table:table-cell table:style-name="ce2" office:value-type="float" office:value="0.062627" calcext:value-type="float">
            <text:p>0.062627</text:p>
          </table:table-cell>
          <table:table-cell table:style-name="ce2" office:value-type="float" office:value="0.0011152" calcext:value-type="float">
            <text:p>0.0011152</text:p>
          </table:table-cell>
          <table:table-cell table:style-name="ce2" office:value-type="float" office:value="-0.0017037" calcext:value-type="float">
            <text:p>-0.0017037</text:p>
          </table:table-cell>
          <table:table-cell table:style-name="ce2" office:value-type="float" office:value="-0.048364" calcext:value-type="float">
            <text:p>-0.04836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89]+1" office:value-type="float" office:value="88" calcext:value-type="float">
            <text:p>8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0639" calcext:value-type="float">
            <text:p>0.10639</text:p>
          </table:table-cell>
          <table:table-cell table:style-name="ce2" office:value-type="float" office:value="-0.15355" calcext:value-type="float">
            <text:p>-0.15355</text:p>
          </table:table-cell>
          <table:table-cell table:style-name="ce2" office:value-type="float" office:value="0.0042497" calcext:value-type="float">
            <text:p>0.0042497</text:p>
          </table:table-cell>
          <table:table-cell table:style-name="ce2" office:value-type="float" office:value="-0.024242" calcext:value-type="float">
            <text:p>-0.024242</text:p>
          </table:table-cell>
          <table:table-cell table:style-name="ce2" office:value-type="float" office:value="-0.043224" calcext:value-type="float">
            <text:p>-0.0432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90]+1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65905" calcext:value-type="float">
            <text:p>0.065905</text:p>
          </table:table-cell>
          <table:table-cell table:style-name="ce2" office:value-type="float" office:value="0.62382" calcext:value-type="float">
            <text:p>0.62382</text:p>
          </table:table-cell>
          <table:table-cell table:style-name="ce2" office:value-type="float" office:value="-0.0063934" calcext:value-type="float">
            <text:p>-0.0063934</text:p>
          </table:table-cell>
          <table:table-cell table:style-name="ce2" office:value-type="float" office:value="0.00089296" calcext:value-type="float">
            <text:p>0.00089296</text:p>
          </table:table-cell>
          <table:table-cell table:style-name="ce2" office:value-type="float" office:value="-0.0029057" calcext:value-type="float">
            <text:p>-0.002905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91]+1" office:value-type="float" office:value="90" calcext:value-type="float">
            <text:p>9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7024" calcext:value-type="float">
            <text:p>0.17024</text:p>
          </table:table-cell>
          <table:table-cell table:style-name="ce2" office:value-type="float" office:value="0.34216" calcext:value-type="float">
            <text:p>0.34216</text:p>
          </table:table-cell>
          <table:table-cell table:style-name="ce2" office:value-type="float" office:value="-0.0001442" calcext:value-type="float">
            <text:p>-0.0001442</text:p>
          </table:table-cell>
          <table:table-cell table:style-name="ce2" office:value-type="float" office:value="0.015716" calcext:value-type="float">
            <text:p>0.015716</text:p>
          </table:table-cell>
          <table:table-cell table:style-name="ce2" office:value-type="float" office:value="-0.046227" calcext:value-type="float">
            <text:p>-0.04622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92]+1" office:value-type="float" office:value="91" calcext:value-type="float">
            <text:p>9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4016" calcext:value-type="float">
            <text:p>0.14016</text:p>
          </table:table-cell>
          <table:table-cell table:style-name="ce2" office:value-type="float" office:value="0.62729" calcext:value-type="float">
            <text:p>0.62729</text:p>
          </table:table-cell>
          <table:table-cell table:style-name="ce2" office:value-type="float" office:value="0.0050296" calcext:value-type="float">
            <text:p>0.0050296</text:p>
          </table:table-cell>
          <table:table-cell table:style-name="ce2" office:value-type="float" office:value="0.027125" calcext:value-type="float">
            <text:p>0.027125</text:p>
          </table:table-cell>
          <table:table-cell table:style-name="ce2" office:value-type="float" office:value="-0.039596" calcext:value-type="float">
            <text:p>-0.03959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93]+1" office:value-type="float" office:value="92" calcext:value-type="float">
            <text:p>9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971" calcext:value-type="float">
            <text:p>0.0971</text:p>
          </table:table-cell>
          <table:table-cell table:style-name="ce2" office:value-type="float" office:value="0.071973" calcext:value-type="float">
            <text:p>0.071973</text:p>
          </table:table-cell>
          <table:table-cell table:style-name="ce2" office:value-type="float" office:value="-0.0010176" calcext:value-type="float">
            <text:p>-0.0010176</text:p>
          </table:table-cell>
          <table:table-cell table:style-name="ce2" office:value-type="float" office:value="0.00027171" calcext:value-type="float">
            <text:p>0.00027171</text:p>
          </table:table-cell>
          <table:table-cell table:style-name="ce2" office:value-type="float" office:value="-0.044211" calcext:value-type="float">
            <text:p>-0.0442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94]+1" office:value-type="float" office:value="93" calcext:value-type="float">
            <text:p>9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94782" calcext:value-type="float">
            <text:p>0.094782</text:p>
          </table:table-cell>
          <table:table-cell table:style-name="ce2" office:value-type="float" office:value="0.31662" calcext:value-type="float">
            <text:p>0.31662</text:p>
          </table:table-cell>
          <table:table-cell table:style-name="ce2" office:value-type="float" office:value="0.0093181" calcext:value-type="float">
            <text:p>0.0093181</text:p>
          </table:table-cell>
          <table:table-cell table:style-name="ce2" office:value-type="float" office:value="0.00064496" calcext:value-type="float">
            <text:p>0.00064496</text:p>
          </table:table-cell>
          <table:table-cell table:style-name="ce2" office:value-type="float" office:value="-0.03405" calcext:value-type="float">
            <text:p>-0.034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95]+1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1069" calcext:value-type="float">
            <text:p>0.11069</text:p>
          </table:table-cell>
          <table:table-cell table:style-name="ce2" office:value-type="float" office:value="0.035963" calcext:value-type="float">
            <text:p>0.035963</text:p>
          </table:table-cell>
          <table:table-cell table:style-name="ce2" office:value-type="float" office:value="0.002376" calcext:value-type="float">
            <text:p>0.002376</text:p>
          </table:table-cell>
          <table:table-cell table:style-name="ce2" office:value-type="float" office:value="-0.0079021" calcext:value-type="float">
            <text:p>-0.0079021</text:p>
          </table:table-cell>
          <table:table-cell table:style-name="ce2" office:value-type="float" office:value="-0.048078" calcext:value-type="float">
            <text:p>-0.04807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96]+1" office:value-type="float" office:value="95" calcext:value-type="float">
            <text:p>9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0667" calcext:value-type="float">
            <text:p>0.10667</text:p>
          </table:table-cell>
          <table:table-cell table:style-name="ce2" office:value-type="float" office:value="0.070795" calcext:value-type="float">
            <text:p>0.070795</text:p>
          </table:table-cell>
          <table:table-cell table:style-name="ce2" office:value-type="float" office:value="0.0024158" calcext:value-type="float">
            <text:p>0.0024158</text:p>
          </table:table-cell>
          <table:table-cell table:style-name="ce2" office:value-type="float" office:value="-0.010521" calcext:value-type="float">
            <text:p>-0.010521</text:p>
          </table:table-cell>
          <table:table-cell table:style-name="ce2" office:value-type="float" office:value="-0.044204" calcext:value-type="float">
            <text:p>-0.04420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97]+1" office:value-type="float" office:value="96" calcext:value-type="float">
            <text:p>96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325" calcext:value-type="float">
            <text:p>0.1325</text:p>
          </table:table-cell>
          <table:table-cell table:style-name="ce2" office:value-type="float" office:value="-0.29987" calcext:value-type="float">
            <text:p>-0.29987</text:p>
          </table:table-cell>
          <table:table-cell table:style-name="ce2" office:value-type="float" office:value="-0.090205" calcext:value-type="float">
            <text:p>-0.090205</text:p>
          </table:table-cell>
          <table:table-cell table:style-name="ce2" office:value-type="float" office:value="0.0022003" calcext:value-type="float">
            <text:p>0.0022003</text:p>
          </table:table-cell>
          <table:table-cell table:style-name="ce2" office:value-type="float" office:value="-0.012374" calcext:value-type="float">
            <text:p>-0.01237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98]+1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148" calcext:value-type="float">
            <text:p>0.1148</text:p>
          </table:table-cell>
          <table:table-cell table:style-name="ce2" office:value-type="float" office:value="-0.021854" calcext:value-type="float">
            <text:p>-0.021854</text:p>
          </table:table-cell>
          <table:table-cell table:style-name="ce2" office:value-type="float" office:value="0.0020504" calcext:value-type="float">
            <text:p>0.0020504</text:p>
          </table:table-cell>
          <table:table-cell table:style-name="ce2" office:value-type="float" office:value="-0.0097276" calcext:value-type="float">
            <text:p>-0.0097276</text:p>
          </table:table-cell>
          <table:table-cell table:style-name="ce2" office:value-type="float" office:value="-0.05212" calcext:value-type="float">
            <text:p>-0.0521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99]+1" office:value-type="float" office:value="98" calcext:value-type="float">
            <text:p>98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20417" calcext:value-type="float">
            <text:p>0.20417</text:p>
          </table:table-cell>
          <table:table-cell table:style-name="ce2" office:value-type="float" office:value="-0.38155" calcext:value-type="float">
            <text:p>-0.38155</text:p>
          </table:table-cell>
          <table:table-cell table:style-name="ce2" office:value-type="float" office:value="-0.12745" calcext:value-type="float">
            <text:p>-0.12745</text:p>
          </table:table-cell>
          <table:table-cell table:style-name="ce2" office:value-type="float" office:value="0.00000286" calcext:value-type="float">
            <text:p>2.86E-06</text:p>
          </table:table-cell>
          <table:table-cell table:style-name="ce2" office:value-type="float" office:value="-0.022771" calcext:value-type="float">
            <text:p>-0.02277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100]+1" office:value-type="float" office:value="99" calcext:value-type="float">
            <text:p>9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0644" calcext:value-type="float">
            <text:p>0.10644</text:p>
          </table:table-cell>
          <table:table-cell table:style-name="ce2" office:value-type="float" office:value="0.17254" calcext:value-type="float">
            <text:p>0.17254</text:p>
          </table:table-cell>
          <table:table-cell table:style-name="ce2" office:value-type="float" office:value="0.0083285" calcext:value-type="float">
            <text:p>0.0083285</text:p>
          </table:table-cell>
          <table:table-cell table:style-name="ce2" office:value-type="float" office:value="-0.0011499" calcext:value-type="float">
            <text:p>-0.0011499</text:p>
          </table:table-cell>
          <table:table-cell table:style-name="ce2" office:value-type="float" office:value="-0.042383" calcext:value-type="float">
            <text:p>-0.04238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2" table:formula="of:=[.A101]+1" office:value-type="float" office:value="100" calcext:value-type="float">
            <text:p>100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5132" calcext:value-type="float">
            <text:p>0.15132</text:p>
          </table:table-cell>
          <table:table-cell table:style-name="ce2" office:value-type="float" office:value="-0.42191" calcext:value-type="float">
            <text:p>-0.42191</text:p>
          </table:table-cell>
          <table:table-cell table:style-name="ce2" office:value-type="float" office:value="-0.11921" calcext:value-type="float">
            <text:p>-0.11921</text:p>
          </table:table-cell>
          <table:table-cell table:style-name="ce2" office:value-type="float" office:value="0.030289" calcext:value-type="float">
            <text:p>0.030289</text:p>
          </table:table-cell>
          <table:table-cell table:style-name="ce2" office:value-type="float" office:value="-0.028286" calcext:value-type="float">
            <text:p>-0.02828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02]+1" office:value-type="float" office:value="101" calcext:value-type="float">
            <text:p>10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63712" calcext:value-type="float">
            <text:p>0.63712</text:p>
          </table:table-cell>
          <table:table-cell table:style-name="ce3" office:value-type="float" office:value="0.5068" calcext:value-type="float">
            <text:p>0.5068</text:p>
          </table:table-cell>
          <table:table-cell table:style-name="ce3" office:value-type="float" office:value="-0.1497" calcext:value-type="float">
            <text:p>-0.1497</text:p>
          </table:table-cell>
          <table:table-cell table:style-name="ce3" office:value-type="float" office:value="-0.081442" calcext:value-type="float">
            <text:p>-0.081442</text:p>
          </table:table-cell>
          <table:table-cell table:style-name="ce3" office:value-type="float" office:value="-0.10707" calcext:value-type="float">
            <text:p>-0.1070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03]+1" office:value-type="float" office:value="102" calcext:value-type="float">
            <text:p>10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45" calcext:value-type="float">
            <text:p>-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33223" calcext:value-type="float">
            <text:p>0.33223</text:p>
          </table:table-cell>
          <table:table-cell table:style-name="ce3" office:value-type="float" office:value="0.46318" calcext:value-type="float">
            <text:p>0.46318</text:p>
          </table:table-cell>
          <table:table-cell table:style-name="ce3" office:value-type="float" office:value="0.095428" calcext:value-type="float">
            <text:p>0.095428</text:p>
          </table:table-cell>
          <table:table-cell table:style-name="ce3" office:value-type="float" office:value="0.013916" calcext:value-type="float">
            <text:p>0.013916</text:p>
          </table:table-cell>
          <table:table-cell table:style-name="ce3" office:value-type="float" office:value="-0.12184" calcext:value-type="float">
            <text:p>-0.1218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04]+1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63941" calcext:value-type="float">
            <text:p>0.63941</text:p>
          </table:table-cell>
          <table:table-cell table:style-name="ce3" office:value-type="float" office:value="0.54973" calcext:value-type="float">
            <text:p>0.54973</text:p>
          </table:table-cell>
          <table:table-cell table:style-name="ce3" office:value-type="float" office:value="-0.11282" calcext:value-type="float">
            <text:p>-0.11282</text:p>
          </table:table-cell>
          <table:table-cell table:style-name="ce3" office:value-type="float" office:value="-0.00039566" calcext:value-type="float">
            <text:p>-0.00039566</text:p>
          </table:table-cell>
          <table:table-cell table:style-name="ce3" office:value-type="float" office:value="-0.0026706" calcext:value-type="float">
            <text:p>-0.002670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05]+1" office:value-type="float" office:value="104" calcext:value-type="float">
            <text:p>10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-45" calcext:value-type="float">
            <text:p>-4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49674" calcext:value-type="float">
            <text:p>0.49674</text:p>
          </table:table-cell>
          <table:table-cell table:style-name="ce3" office:value-type="float" office:value="-0.56345" calcext:value-type="float">
            <text:p>-0.56345</text:p>
          </table:table-cell>
          <table:table-cell table:style-name="ce3" office:value-type="float" office:value="-0.15868" calcext:value-type="float">
            <text:p>-0.15868</text:p>
          </table:table-cell>
          <table:table-cell table:style-name="ce3" office:value-type="float" office:value="0.0025659" calcext:value-type="float">
            <text:p>0.0025659</text:p>
          </table:table-cell>
          <table:table-cell table:style-name="ce3" office:value-type="float" office:value="-0.0014481" calcext:value-type="float">
            <text:p>-0.001448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06]+1" office:value-type="float" office:value="105" calcext:value-type="float">
            <text:p>10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51123" calcext:value-type="float">
            <text:p>0.051123</text:p>
          </table:table-cell>
          <table:table-cell table:style-name="ce3" office:value-type="float" office:value="0.2148" calcext:value-type="float">
            <text:p>0.2148</text:p>
          </table:table-cell>
          <table:table-cell table:style-name="ce3" office:value-type="float" office:value="0.049068" calcext:value-type="float">
            <text:p>0.049068</text:p>
          </table:table-cell>
          <table:table-cell table:style-name="ce3" office:value-type="float" office:value="0.0035757" calcext:value-type="float">
            <text:p>0.0035757</text:p>
          </table:table-cell>
          <table:table-cell table:style-name="ce3" office:value-type="float" office:value="-0.00031073" calcext:value-type="float">
            <text:p>-0.0003107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07]+1" office:value-type="float" office:value="106" calcext:value-type="float">
            <text:p>106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table:style-name="ce3" office:value-type="float" office:value="-45" calcext:value-type="float">
            <text:p>-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91743" calcext:value-type="float">
            <text:p>0.91743</text:p>
          </table:table-cell>
          <table:table-cell table:style-name="ce3" office:value-type="float" office:value="0.50349" calcext:value-type="float">
            <text:p>0.50349</text:p>
          </table:table-cell>
          <table:table-cell table:style-name="ce3" office:value-type="float" office:value="0.06447" calcext:value-type="float">
            <text:p>0.06447</text:p>
          </table:table-cell>
          <table:table-cell table:style-name="ce3" office:value-type="float" office:value="0.10219" calcext:value-type="float">
            <text:p>0.10219</text:p>
          </table:table-cell>
          <table:table-cell table:style-name="ce3" office:value-type="float" office:value="-0.20518" calcext:value-type="float">
            <text:p>-0.205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08]+1" office:value-type="float" office:value="107" calcext:value-type="float">
            <text:p>10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47439" calcext:value-type="float">
            <text:p>0.47439</text:p>
          </table:table-cell>
          <table:table-cell table:style-name="ce3" office:value-type="float" office:value="-0.00061814" calcext:value-type="float">
            <text:p>-0.00061814</text:p>
          </table:table-cell>
          <table:table-cell table:style-name="ce3" office:value-type="float" office:value="-0.011756" calcext:value-type="float">
            <text:p>-0.011756</text:p>
          </table:table-cell>
          <table:table-cell table:style-name="ce3" office:value-type="float" office:value="0.013725" calcext:value-type="float">
            <text:p>0.013725</text:p>
          </table:table-cell>
          <table:table-cell table:style-name="ce3" office:value-type="float" office:value="-0.14363" calcext:value-type="float">
            <text:p>-0.1436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09]+1" office:value-type="float" office:value="108" calcext:value-type="float">
            <text:p>10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-135" calcext:value-type="float">
            <text:p>-1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3106" calcext:value-type="float">
            <text:p>0.063106</text:p>
          </table:table-cell>
          <table:table-cell table:style-name="ce3" office:value-type="float" office:value="0.14333" calcext:value-type="float">
            <text:p>0.14333</text:p>
          </table:table-cell>
          <table:table-cell table:style-name="ce3" office:value-type="float" office:value="0.041655" calcext:value-type="float">
            <text:p>0.041655</text:p>
          </table:table-cell>
          <table:table-cell table:style-name="ce3" office:value-type="float" office:value="-0.0044067" calcext:value-type="float">
            <text:p>-0.0044067</text:p>
          </table:table-cell>
          <table:table-cell table:style-name="ce3" office:value-type="float" office:value="-0.014076" calcext:value-type="float">
            <text:p>-0.0140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10]+1" office:value-type="float" office:value="109" calcext:value-type="float">
            <text:p>10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-45" calcext:value-type="float">
            <text:p>-4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83884" calcext:value-type="float">
            <text:p>0.83884</text:p>
          </table:table-cell>
          <table:table-cell table:style-name="ce3" office:value-type="float" office:value="-0.50399" calcext:value-type="float">
            <text:p>-0.50399</text:p>
          </table:table-cell>
          <table:table-cell table:style-name="ce3" office:value-type="float" office:value="-0.039489" calcext:value-type="float">
            <text:p>-0.039489</text:p>
          </table:table-cell>
          <table:table-cell table:style-name="ce3" office:value-type="float" office:value="-0.074487" calcext:value-type="float">
            <text:p>-0.074487</text:p>
          </table:table-cell>
          <table:table-cell table:style-name="ce3" office:value-type="float" office:value="-0.15233" calcext:value-type="float">
            <text:p>-0.1523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11]+1" office:value-type="float" office:value="110" calcext:value-type="float">
            <text:p>11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53357" calcext:value-type="float">
            <text:p>0.53357</text:p>
          </table:table-cell>
          <table:table-cell table:style-name="ce3" office:value-type="float" office:value="0.00047761" calcext:value-type="float">
            <text:p>0.00047761</text:p>
          </table:table-cell>
          <table:table-cell table:style-name="ce3" office:value-type="float" office:value="-0.011169" calcext:value-type="float">
            <text:p>-0.011169</text:p>
          </table:table-cell>
          <table:table-cell table:style-name="ce3" office:value-type="float" office:value="0.0063943" calcext:value-type="float">
            <text:p>0.0063943</text:p>
          </table:table-cell>
          <table:table-cell table:style-name="ce3" office:value-type="float" office:value="-0.14011" calcext:value-type="float">
            <text:p>-0.140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12]+1" office:value-type="float" office:value="111" calcext:value-type="float">
            <text:p>11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68372" calcext:value-type="float">
            <text:p>0.68372</text:p>
          </table:table-cell>
          <table:table-cell table:style-name="ce3" office:value-type="float" office:value="-0.54882" calcext:value-type="float">
            <text:p>-0.54882</text:p>
          </table:table-cell>
          <table:table-cell table:style-name="ce3" office:value-type="float" office:value="-0.18548" calcext:value-type="float">
            <text:p>-0.18548</text:p>
          </table:table-cell>
          <table:table-cell table:style-name="ce3" office:value-type="float" office:value="-0.093419" calcext:value-type="float">
            <text:p>-0.093419</text:p>
          </table:table-cell>
          <table:table-cell table:style-name="ce3" office:value-type="float" office:value="-0.10673" calcext:value-type="float">
            <text:p>-0.1067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13]+1" office:value-type="float" office:value="112" calcext:value-type="float">
            <text:p>11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66968" calcext:value-type="float">
            <text:p>0.66968</text:p>
          </table:table-cell>
          <table:table-cell table:style-name="ce3" office:value-type="float" office:value="0.52843" calcext:value-type="float">
            <text:p>0.52843</text:p>
          </table:table-cell>
          <table:table-cell table:style-name="ce3" office:value-type="float" office:value="0.15309" calcext:value-type="float">
            <text:p>0.15309</text:p>
          </table:table-cell>
          <table:table-cell table:style-name="ce3" office:value-type="float" office:value="0.077149" calcext:value-type="float">
            <text:p>0.077149</text:p>
          </table:table-cell>
          <table:table-cell table:style-name="ce3" office:value-type="float" office:value="-0.098799" calcext:value-type="float">
            <text:p>-0.09879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14]+1" office:value-type="float" office:value="113" calcext:value-type="float">
            <text:p>11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3869" calcext:value-type="float">
            <text:p>0.13869</text:p>
          </table:table-cell>
          <table:table-cell table:style-name="ce3" office:value-type="float" office:value="-0.013176" calcext:value-type="float">
            <text:p>-0.013176</text:p>
          </table:table-cell>
          <table:table-cell table:style-name="ce3" office:value-type="float" office:value="-0.01024" calcext:value-type="float">
            <text:p>-0.01024</text:p>
          </table:table-cell>
          <table:table-cell table:style-name="ce3" office:value-type="float" office:value="0.015282" calcext:value-type="float">
            <text:p>0.015282</text:p>
          </table:table-cell>
          <table:table-cell table:style-name="ce3" office:value-type="float" office:value="-0.052196" calcext:value-type="float">
            <text:p>-0.05219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15]+1" office:value-type="float" office:value="114" calcext:value-type="float">
            <text:p>11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-45" calcext:value-type="float">
            <text:p>-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69963" calcext:value-type="float">
            <text:p>0.69963</text:p>
          </table:table-cell>
          <table:table-cell table:style-name="ce3" office:value-type="float" office:value="0.61057" calcext:value-type="float">
            <text:p>0.61057</text:p>
          </table:table-cell>
          <table:table-cell table:style-name="ce3" office:value-type="float" office:value="0.15947" calcext:value-type="float">
            <text:p>0.15947</text:p>
          </table:table-cell>
          <table:table-cell table:style-name="ce3" office:value-type="float" office:value="0.069671" calcext:value-type="float">
            <text:p>0.069671</text:p>
          </table:table-cell>
          <table:table-cell table:style-name="ce3" office:value-type="float" office:value="-0.12936" calcext:value-type="float">
            <text:p>-0.1293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16]+1" office:value-type="float" office:value="115" calcext:value-type="float">
            <text:p>11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135" calcext:value-type="float">
            <text:p>-1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7371" calcext:value-type="float">
            <text:p>0.7371</text:p>
          </table:table-cell>
          <table:table-cell table:style-name="ce3" office:value-type="float" office:value="-0.64464" calcext:value-type="float">
            <text:p>-0.64464</text:p>
          </table:table-cell>
          <table:table-cell table:style-name="ce3" office:value-type="float" office:value="-0.21769" calcext:value-type="float">
            <text:p>-0.21769</text:p>
          </table:table-cell>
          <table:table-cell table:style-name="ce3" office:value-type="float" office:value="-0.067164" calcext:value-type="float">
            <text:p>-0.067164</text:p>
          </table:table-cell>
          <table:table-cell table:style-name="ce3" office:value-type="float" office:value="-0.13635" calcext:value-type="float">
            <text:p>-0.136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17]+1" office:value-type="float" office:value="116" calcext:value-type="float">
            <text:p>116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8105" calcext:value-type="float">
            <text:p>0.8105</text:p>
          </table:table-cell>
          <table:table-cell table:style-name="ce3" office:value-type="float" office:value="-0.33454" calcext:value-type="float">
            <text:p>-0.33454</text:p>
          </table:table-cell>
          <table:table-cell table:style-name="ce3" office:value-type="float" office:value="-0.23398" calcext:value-type="float">
            <text:p>-0.23398</text:p>
          </table:table-cell>
          <table:table-cell table:style-name="ce3" office:value-type="float" office:value="-0.06052" calcext:value-type="float">
            <text:p>-0.06052</text:p>
          </table:table-cell>
          <table:table-cell table:style-name="ce3" office:value-type="float" office:value="-0.028082" calcext:value-type="float">
            <text:p>-0.02808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18]+1" office:value-type="float" office:value="117" calcext:value-type="float">
            <text:p>11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80952" calcext:value-type="float">
            <text:p>0.80952</text:p>
          </table:table-cell>
          <table:table-cell table:style-name="ce3" office:value-type="float" office:value="0.33501" calcext:value-type="float">
            <text:p>0.33501</text:p>
          </table:table-cell>
          <table:table-cell table:style-name="ce3" office:value-type="float" office:value="0.20313" calcext:value-type="float">
            <text:p>0.20313</text:p>
          </table:table-cell>
          <table:table-cell table:style-name="ce3" office:value-type="float" office:value="0.049957" calcext:value-type="float">
            <text:p>0.049957</text:p>
          </table:table-cell>
          <table:table-cell table:style-name="ce3" office:value-type="float" office:value="-0.026824" calcext:value-type="float">
            <text:p>-0.0268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19]+1" office:value-type="float" office:value="118" calcext:value-type="float">
            <text:p>118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-45" calcext:value-type="float">
            <text:p>-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88517" calcext:value-type="float">
            <text:p>0.88517</text:p>
          </table:table-cell>
          <table:table-cell table:style-name="ce3" office:value-type="float" office:value="0.54648" calcext:value-type="float">
            <text:p>0.54648</text:p>
          </table:table-cell>
          <table:table-cell table:style-name="ce3" office:value-type="float" office:value="0.16881" calcext:value-type="float">
            <text:p>0.16881</text:p>
          </table:table-cell>
          <table:table-cell table:style-name="ce3" office:value-type="float" office:value="0.040021" calcext:value-type="float">
            <text:p>0.040021</text:p>
          </table:table-cell>
          <table:table-cell table:style-name="ce3" office:value-type="float" office:value="-0.066442" calcext:value-type="float">
            <text:p>-0.06644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3" table:formula="of:=[.A120]+1" office:value-type="float" office:value="119" calcext:value-type="float">
            <text:p>119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-90" calcext:value-type="float">
            <text:p>-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61021" calcext:value-type="float">
            <text:p>0.61021</text:p>
          </table:table-cell>
          <table:table-cell table:style-name="ce3" office:value-type="float" office:value="-0.0029299" calcext:value-type="float">
            <text:p>-0.0029299</text:p>
          </table:table-cell>
          <table:table-cell table:style-name="ce3" office:value-type="float" office:value="-0.01229" calcext:value-type="float">
            <text:p>-0.01229</text:p>
          </table:table-cell>
          <table:table-cell table:style-name="ce3" office:value-type="float" office:value="-0.011945" calcext:value-type="float">
            <text:p>-0.011945</text:p>
          </table:table-cell>
          <table:table-cell table:style-name="ce3" office:value-type="float" office:value="-0.093873" calcext:value-type="float">
            <text:p>-0.09387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686" calcext:value-type="float">
            <text:p>-0.686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 table:number-rows-repeated="8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uebas (no tocar)" table:style-name="ta2">
        <table:table-column table:style-name="co1" table:number-columns-repeated="8" table:default-cell-style-name="Default"/>
        <table:table-column table:style-name="co3" table:number-columns-repeated="18" table:default-cell-style-name="Default"/>
        <table:table-column table:style-name="co1" table:number-columns-repeated="99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12" office:value-type="string" calcext:value-type="string">
            <text:p>YAW (º)</text:p>
          </table:table-cell>
          <table:table-cell table:style-name="ce12" office:value-type="string" calcext:value-type="string">
            <text:p>PITCH (º)</text:p>
          </table:table-cell>
          <table:table-cell table:style-name="ce12" office:value-type="string" calcext:value-type="string">
            <text:p>ROLL (º)</text:p>
          </table:table-cell>
          <table:table-cell table:style-name="ce12" office:value-type="string" calcext:value-type="string">
            <text:p>V (m/s)</text:p>
          </table:table-cell>
          <table:table-cell table:style-name="ce12" office:value-type="string" calcext:value-type="string">
            <text:p>CD</text:p>
          </table:table-cell>
          <table:table-cell table:style-name="ce12" office:value-type="string" calcext:value-type="string">
            <text:p>CL</text:p>
          </table:table-cell>
          <table:table-cell table:style-name="ce12" office:value-type="string" calcext:value-type="string">
            <text:p>CM</text:p>
          </table:table-cell>
          <table:table-cell table:number-columns-repeated="1016"/>
        </table:table-row>
        <table:table-row table:style-name="ro1">
          <table:table-cell table:style-name="ce7" table:formula="of:=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9" calcext:value-type="float">
            <text:p>-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.0083878" calcext:value-type="float">
            <text:p>0.0083878</text:p>
          </table:table-cell>
          <table:table-cell table:style-name="ce13" office:value-type="float" office:value="-0.00057955" calcext:value-type="float">
            <text:p>-0.00057955</text:p>
          </table:table-cell>
          <table:table-cell table:style-name="ce13" office:value-type="float" office:value="0.0075854" calcext:value-type="float">
            <text:p>0.0075854</text:p>
          </table:table-cell>
          <table:table-cell table:number-columns-repeated="1016"/>
        </table:table-row>
        <table:table-row table:style-name="ro1">
          <table:table-cell table:style-name="ce7" table:formula="of:=[.A2]+1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6" calcext:value-type="float">
            <text:p>-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.008002" calcext:value-type="float">
            <text:p>0.008002</text:p>
          </table:table-cell>
          <table:table-cell table:style-name="ce13" office:value-type="float" office:value="0.068179" calcext:value-type="float">
            <text:p>0.068179</text:p>
          </table:table-cell>
          <table:table-cell table:style-name="ce13" office:value-type="float" office:value="0.0055863" calcext:value-type="float">
            <text:p>0.0055863</text:p>
          </table:table-cell>
          <table:table-cell table:number-columns-repeated="1016"/>
        </table:table-row>
        <table:table-row table:style-name="ro1">
          <table:table-cell table:style-name="ce7" table:formula="of:=[.A3]+1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3" calcext:value-type="float">
            <text:p>-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.0100002" calcext:value-type="float">
            <text:p>0.0100002</text:p>
          </table:table-cell>
          <table:table-cell table:style-name="ce13" office:value-type="float" office:value="0.13067" calcext:value-type="float">
            <text:p>0.13067</text:p>
          </table:table-cell>
          <table:table-cell table:style-name="ce13" office:value-type="float" office:value="0.0050843" calcext:value-type="float">
            <text:p>0.0050843</text:p>
          </table:table-cell>
          <table:table-cell table:number-columns-repeated="1016"/>
        </table:table-row>
        <table:table-row table:style-name="ro1">
          <table:table-cell table:style-name="ce7" table:formula="of:=[.A4]+1" office:value-type="float" office:value="3" calcext:value-type="float">
            <text:p>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.014652" calcext:value-type="float">
            <text:p>0.014652</text:p>
          </table:table-cell>
          <table:table-cell table:style-name="ce13" office:value-type="float" office:value="0.19714" calcext:value-type="float">
            <text:p>0.19714</text:p>
          </table:table-cell>
          <table:table-cell table:style-name="ce13" office:value-type="float" office:value="0.0035617" calcext:value-type="float">
            <text:p>0.0035617</text:p>
          </table:table-cell>
          <table:table-cell table:number-columns-repeated="1016"/>
        </table:table-row>
        <table:table-row table:style-name="ro1">
          <table:table-cell table:style-name="ce7" table:formula="of:=[.A5]+1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.021898" calcext:value-type="float">
            <text:p>0.021898</text:p>
          </table:table-cell>
          <table:table-cell table:style-name="ce13" office:value-type="float" office:value="0.26404" calcext:value-type="float">
            <text:p>0.26404</text:p>
          </table:table-cell>
          <table:table-cell table:style-name="ce13" office:value-type="float" office:value="-0.00010429" calcext:value-type="float">
            <text:p>-0.00010429</text:p>
          </table:table-cell>
          <table:table-cell table:number-columns-repeated="1016"/>
        </table:table-row>
        <table:table-row table:style-name="ro1">
          <table:table-cell table:style-name="ce7" table:formula="of:=[.A6]+1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.031194" calcext:value-type="float">
            <text:p>0.031194</text:p>
          </table:table-cell>
          <table:table-cell table:style-name="ce13" office:value-type="float" office:value="0.32842" calcext:value-type="float">
            <text:p>0.32842</text:p>
          </table:table-cell>
          <table:table-cell table:style-name="ce13" office:value-type="float" office:value="-0.0016009" calcext:value-type="float">
            <text:p>-0.0016009</text:p>
          </table:table-cell>
          <table:table-cell table:number-columns-repeated="1016"/>
        </table:table-row>
        <table:table-row table:style-name="ro1">
          <table:table-cell table:style-name="ce7" table:formula="of:=[.A7]+1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.042202" calcext:value-type="float">
            <text:p>0.042202</text:p>
          </table:table-cell>
          <table:table-cell table:style-name="ce13" office:value-type="float" office:value="0.38204" calcext:value-type="float">
            <text:p>0.38204</text:p>
          </table:table-cell>
          <table:table-cell table:style-name="ce13" office:value-type="float" office:value="-0.0036602" calcext:value-type="float">
            <text:p>-0.0036602</text:p>
          </table:table-cell>
          <table:table-cell table:number-columns-repeated="1016"/>
        </table:table-row>
        <table:table-row table:style-name="ro1">
          <table:table-cell table:style-name="ce7" table:formula="of:=[.A8]+1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.073982" calcext:value-type="float">
            <text:p>0.073982</text:p>
          </table:table-cell>
          <table:table-cell table:style-name="ce13" office:value-type="float" office:value="0.36897" calcext:value-type="float">
            <text:p>0.36897</text:p>
          </table:table-cell>
          <table:table-cell table:style-name="ce13" office:value-type="float" office:value="-0.012862" calcext:value-type="float">
            <text:p>-0.012862</text:p>
          </table:table-cell>
          <table:table-cell table:number-columns-repeated="1016"/>
        </table:table-row>
        <table:table-row table:style-name="ro1">
          <table:table-cell table:style-name="ce8" table:formula="of:=[.A9]+1" office:value-type="float" office:value="8" calcext:value-type="float">
            <text:p>8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2" table:style-name="ce14" office:value-type="float" office:value="-9" calcext:value-type="float">
            <text:p>-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.12253" calcext:value-type="float">
            <text:p>0.12253</text:p>
          </table:table-cell>
          <table:table-cell table:style-name="ce14" office:value-type="float" office:value="-0.28136" calcext:value-type="float">
            <text:p>-0.28136</text:p>
          </table:table-cell>
          <table:table-cell table:style-name="ce14" office:value-type="float" office:value="0.14947" calcext:value-type="float">
            <text:p>0.14947</text:p>
          </table:table-cell>
          <table:table-cell table:number-columns-repeated="1016"/>
        </table:table-row>
        <table:table-row table:style-name="ro1">
          <table:table-cell table:style-name="ce8" table:formula="of:=[.A10]+1" office:value-type="float" office:value="9" calcext:value-type="float">
            <text:p>9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2" table:style-name="ce14" office:value-type="float" office:value="-6" calcext:value-type="float">
            <text:p>-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.086491" calcext:value-type="float">
            <text:p>0.086491</text:p>
          </table:table-cell>
          <table:table-cell table:style-name="ce14" office:value-type="float" office:value="-0.10135" calcext:value-type="float">
            <text:p>-0.10135</text:p>
          </table:table-cell>
          <table:table-cell table:style-name="ce14" office:value-type="float" office:value="0.057031" calcext:value-type="float">
            <text:p>0.057031</text:p>
          </table:table-cell>
          <table:table-cell table:number-columns-repeated="1016"/>
        </table:table-row>
        <table:table-row table:style-name="ro1">
          <table:table-cell table:style-name="ce8" table:formula="of:=[.A11]+1" office:value-type="float" office:value="10" calcext:value-type="float">
            <text:p>10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2" table:style-name="ce14" office:value-type="float" office:value="-3" calcext:value-type="float">
            <text:p>-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.079388" calcext:value-type="float">
            <text:p>0.079388</text:p>
          </table:table-cell>
          <table:table-cell table:style-name="ce14" office:value-type="float" office:value="0.050077" calcext:value-type="float">
            <text:p>0.050077</text:p>
          </table:table-cell>
          <table:table-cell table:style-name="ce14" office:value-type="float" office:value="-0.012402" calcext:value-type="float">
            <text:p>-0.012402</text:p>
          </table:table-cell>
          <table:table-cell table:number-columns-repeated="1016"/>
        </table:table-row>
        <table:table-row table:style-name="ro1">
          <table:table-cell table:style-name="ce8" table:formula="of:=[.A12]+1" office:value-type="float" office:value="11" calcext:value-type="float">
            <text:p>11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.083906" calcext:value-type="float">
            <text:p>0.083906</text:p>
          </table:table-cell>
          <table:table-cell table:style-name="ce14" office:value-type="float" office:value="0.20458" calcext:value-type="float">
            <text:p>0.20458</text:p>
          </table:table-cell>
          <table:table-cell table:style-name="ce14" office:value-type="float" office:value="-0.086622" calcext:value-type="float">
            <text:p>-0.086622</text:p>
          </table:table-cell>
          <table:table-cell table:number-columns-repeated="1016"/>
        </table:table-row>
        <table:table-row table:style-name="ro1">
          <table:table-cell table:style-name="ce8" table:formula="of:=[.A13]+1" office:value-type="float" office:value="12" calcext:value-type="float">
            <text:p>12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.096326" calcext:value-type="float">
            <text:p>0.096326</text:p>
          </table:table-cell>
          <table:table-cell table:style-name="ce14" office:value-type="float" office:value="0.34897" calcext:value-type="float">
            <text:p>0.34897</text:p>
          </table:table-cell>
          <table:table-cell table:style-name="ce14" office:value-type="float" office:value="-0.15463" calcext:value-type="float">
            <text:p>-0.15463</text:p>
          </table:table-cell>
          <table:table-cell table:number-columns-repeated="1016"/>
        </table:table-row>
        <table:table-row table:style-name="ro1">
          <table:table-cell table:style-name="ce8" table:formula="of:=[.A14]+1" office:value-type="float" office:value="13" calcext:value-type="float">
            <text:p>13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.12346" calcext:value-type="float">
            <text:p>0.12346</text:p>
          </table:table-cell>
          <table:table-cell table:style-name="ce14" office:value-type="float" office:value="0.49487" calcext:value-type="float">
            <text:p>0.49487</text:p>
          </table:table-cell>
          <table:table-cell table:style-name="ce14" office:value-type="float" office:value="-0.22424" calcext:value-type="float">
            <text:p>-0.22424</text:p>
          </table:table-cell>
          <table:table-cell table:number-columns-repeated="1016"/>
        </table:table-row>
        <table:table-row table:style-name="ro1">
          <table:table-cell table:style-name="ce8" table:formula="of:=[.A15]+1" office:value-type="float" office:value="14" calcext:value-type="float">
            <text:p>14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3" table:style-name="ce14" office:value-type="float" office:value="9" calcext:value-type="float">
            <text:p>9</text:p>
          </table:table-cell>
          <table:table-cell table:style-name="ce14" office:value-type="float" office:value="0.17703" calcext:value-type="float">
            <text:p>0.17703</text:p>
          </table:table-cell>
          <table:table-cell table:style-name="ce14" office:value-type="float" office:value="0.63813" calcext:value-type="float">
            <text:p>0.63813</text:p>
          </table:table-cell>
          <table:table-cell table:style-name="ce14" office:value-type="float" office:value="-0.30107" calcext:value-type="float">
            <text:p>-0.30107</text:p>
          </table:table-cell>
          <table:table-cell table:number-columns-repeated="1016"/>
        </table:table-row>
        <table:table-row table:style-name="ro1">
          <table:table-cell table:style-name="ce8" table:formula="of:=[.A16]+1" office:value-type="float" office:value="15" calcext:value-type="float">
            <text:p>15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.26863" calcext:value-type="float">
            <text:p>0.26863</text:p>
          </table:table-cell>
          <table:table-cell table:style-name="ce14" office:value-type="float" office:value="0.73982" calcext:value-type="float">
            <text:p>0.73982</text:p>
          </table:table-cell>
          <table:table-cell table:style-name="ce14" office:value-type="float" office:value="-0.34074" calcext:value-type="float">
            <text:p>-0.34074</text:p>
          </table:table-cell>
          <table:table-cell table:number-columns-repeated="1016"/>
        </table:table-row>
        <table:table-row table:style-name="ro1">
          <table:table-cell table:style-name="ce9" table:formula="of:=[.A17]+1" office:value-type="float" office:value="16" calcext:value-type="float">
            <text:p>16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-9" calcext:value-type="float">
            <text:p>-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2907" calcext:value-type="float">
            <text:p>0.12907</text:p>
          </table:table-cell>
          <table:table-cell table:style-name="ce15" office:value-type="float" office:value="0.10061" calcext:value-type="float">
            <text:p>0.10061</text:p>
          </table:table-cell>
          <table:table-cell table:style-name="ce15" office:value-type="float" office:value="-0.023198" calcext:value-type="float">
            <text:p>-0.023198</text:p>
          </table:table-cell>
          <table:table-cell table:number-columns-repeated="1016"/>
        </table:table-row>
        <table:table-row table:style-name="ro1">
          <table:table-cell table:style-name="ce9" table:formula="of:=[.A18]+1" office:value-type="float" office:value="17" calcext:value-type="float">
            <text:p>17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1491" calcext:value-type="float">
            <text:p>0.11491</text:p>
          </table:table-cell>
          <table:table-cell table:style-name="ce15" office:value-type="float" office:value="0.053222" calcext:value-type="float">
            <text:p>0.053222</text:p>
          </table:table-cell>
          <table:table-cell table:style-name="ce15" office:value-type="float" office:value="-0.023198" calcext:value-type="float">
            <text:p>-0.023198</text:p>
          </table:table-cell>
          <table:table-cell table:number-columns-repeated="1016"/>
        </table:table-row>
        <table:table-row table:style-name="ro1">
          <table:table-cell table:style-name="ce9" table:formula="of:=[.A19]+1" office:value-type="float" office:value="18" calcext:value-type="float">
            <text:p>18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0489" calcext:value-type="float">
            <text:p>0.10489</text:p>
          </table:table-cell>
          <table:table-cell table:style-name="ce15" office:value-type="float" office:value="0.012833" calcext:value-type="float">
            <text:p>0.012833</text:p>
          </table:table-cell>
          <table:table-cell table:style-name="ce15" office:value-type="float" office:value="-0.0024106" calcext:value-type="float">
            <text:p>-0.0024106</text:p>
          </table:table-cell>
          <table:table-cell table:number-columns-repeated="1016"/>
        </table:table-row>
        <table:table-row table:style-name="ro1">
          <table:table-cell table:style-name="ce9" table:formula="of:=[.A20]+1" office:value-type="float" office:value="19" calcext:value-type="float">
            <text:p>19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035" calcext:value-type="float">
            <text:p>0.1035</text:p>
          </table:table-cell>
          <table:table-cell table:style-name="ce15" office:value-type="float" office:value="-0.015831" calcext:value-type="float">
            <text:p>-0.015831</text:p>
          </table:table-cell>
          <table:table-cell table:style-name="ce15" office:value-type="float" office:value="-0.0056516" calcext:value-type="float">
            <text:p>-0.0056516</text:p>
          </table:table-cell>
          <table:table-cell table:number-columns-repeated="1016"/>
        </table:table-row>
        <table:table-row table:style-name="ro1">
          <table:table-cell table:style-name="ce9" table:formula="of:=[.A21]+1" office:value-type="float" office:value="20" calcext:value-type="float">
            <text:p>2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1123" calcext:value-type="float">
            <text:p>0.11123</text:p>
          </table:table-cell>
          <table:table-cell table:style-name="ce15" office:value-type="float" office:value="-0.047455" calcext:value-type="float">
            <text:p>-0.047455</text:p>
          </table:table-cell>
          <table:table-cell table:style-name="ce15" office:value-type="float" office:value="0.012897" calcext:value-type="float">
            <text:p>0.012897</text:p>
          </table:table-cell>
          <table:table-cell table:number-columns-repeated="1016"/>
        </table:table-row>
        <table:table-row table:style-name="ro1">
          <table:table-cell table:style-name="ce9" table:formula="of:=[.A22]+1" office:value-type="float" office:value="21" calcext:value-type="float">
            <text:p>21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2285" calcext:value-type="float">
            <text:p>0.12285</text:p>
          </table:table-cell>
          <table:table-cell table:style-name="ce15" office:value-type="float" office:value="-0.081158" calcext:value-type="float">
            <text:p>-0.081158</text:p>
          </table:table-cell>
          <table:table-cell table:style-name="ce15" office:value-type="float" office:value="0.016409" calcext:value-type="float">
            <text:p>0.016409</text:p>
          </table:table-cell>
          <table:table-cell table:number-columns-repeated="1016"/>
        </table:table-row>
        <table:table-row table:style-name="ro1">
          <table:table-cell table:style-name="ce9" table:formula="of:=[.A23]+1" office:value-type="float" office:value="22" calcext:value-type="float">
            <text:p>22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3749" calcext:value-type="float">
            <text:p>0.13749</text:p>
          </table:table-cell>
          <table:table-cell table:style-name="ce15" office:value-type="float" office:value="-0.12103" calcext:value-type="float">
            <text:p>-0.12103</text:p>
          </table:table-cell>
          <table:table-cell table:style-name="ce15" office:value-type="float" office:value="0.020869" calcext:value-type="float">
            <text:p>0.020869</text:p>
          </table:table-cell>
          <table:table-cell table:number-columns-repeated="1016"/>
        </table:table-row>
        <table:table-row table:style-name="ro1">
          <table:table-cell table:style-name="ce9" table:formula="of:=[.A24]+1" office:value-type="float" office:value="23" calcext:value-type="float">
            <text:p>23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.15711" calcext:value-type="float">
            <text:p>0.15711</text:p>
          </table:table-cell>
          <table:table-cell table:style-name="ce15" office:value-type="float" office:value="-0.16227" calcext:value-type="float">
            <text:p>-0.16227</text:p>
          </table:table-cell>
          <table:table-cell table:style-name="ce15" office:value-type="float" office:value="0.026508" calcext:value-type="float">
            <text:p>0.026508</text:p>
          </table:table-cell>
          <table:table-cell table:number-columns-repeated="1016"/>
        </table:table-row>
        <table:table-row table:style-name="ro1">
          <table:table-cell table:style-name="ce10" table:formula="of:=[.A25]+1" office:value-type="float" office:value="24" calcext:value-type="float">
            <text:p>24</text:p>
          </table:table-cell>
          <table:table-cell table:style-name="ce16" office:value-type="float" office:value="135" calcext:value-type="float">
            <text:p>135</text:p>
          </table:table-cell>
          <table:table-cell table:number-columns-repeated="2" table:style-name="ce16" office:value-type="float" office:value="-9" calcext:value-type="float">
            <text:p>-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11476" calcext:value-type="float">
            <text:p>0.11476</text:p>
          </table:table-cell>
          <table:table-cell table:style-name="ce16" office:value-type="float" office:value="0.32961" calcext:value-type="float">
            <text:p>0.32961</text:p>
          </table:table-cell>
          <table:table-cell table:style-name="ce16" office:value-type="float" office:value="-0.1918" calcext:value-type="float">
            <text:p>-0.1918</text:p>
          </table:table-cell>
          <table:table-cell table:number-columns-repeated="1016"/>
        </table:table-row>
        <table:table-row table:style-name="ro1">
          <table:table-cell table:style-name="ce10" table:formula="of:=[.A26]+1" office:value-type="float" office:value="25" calcext:value-type="float">
            <text:p>25</text:p>
          </table:table-cell>
          <table:table-cell table:style-name="ce16" office:value-type="float" office:value="135" calcext:value-type="float">
            <text:p>135</text:p>
          </table:table-cell>
          <table:table-cell table:number-columns-repeated="2" table:style-name="ce16" office:value-type="float" office:value="-6" calcext:value-type="float">
            <text:p>-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088901" calcext:value-type="float">
            <text:p>0.088901</text:p>
          </table:table-cell>
          <table:table-cell table:style-name="ce16" office:value-type="float" office:value="0.18288" calcext:value-type="float">
            <text:p>0.18288</text:p>
          </table:table-cell>
          <table:table-cell table:style-name="ce16" office:value-type="float" office:value="-0.11349" calcext:value-type="float">
            <text:p>-0.11349</text:p>
          </table:table-cell>
          <table:table-cell table:number-columns-repeated="1016"/>
        </table:table-row>
        <table:table-row table:style-name="ro1">
          <table:table-cell table:style-name="ce10" table:formula="of:=[.A27]+1" office:value-type="float" office:value="26" calcext:value-type="float">
            <text:p>26</text:p>
          </table:table-cell>
          <table:table-cell table:style-name="ce16" office:value-type="float" office:value="135" calcext:value-type="float">
            <text:p>135</text:p>
          </table:table-cell>
          <table:table-cell table:number-columns-repeated="2" table:style-name="ce16" office:value-type="float" office:value="-3" calcext:value-type="float">
            <text:p>-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082526" calcext:value-type="float">
            <text:p>0.082526</text:p>
          </table:table-cell>
          <table:table-cell table:style-name="ce16" office:value-type="float" office:value="0.028549" calcext:value-type="float">
            <text:p>0.028549</text:p>
          </table:table-cell>
          <table:table-cell table:style-name="ce16" office:value-type="float" office:value="-0.032001" calcext:value-type="float">
            <text:p>-0.032001</text:p>
          </table:table-cell>
          <table:table-cell table:number-columns-repeated="1016"/>
        </table:table-row>
        <table:table-row table:style-name="ro1">
          <table:table-cell table:style-name="ce10" table:formula="of:=[.A28]+1" office:value-type="float" office:value="27" calcext:value-type="float">
            <text:p>27</text:p>
          </table:table-cell>
          <table:table-cell table:style-name="ce16" office:value-type="float" office:value="135" calcext:value-type="float">
            <text:p>13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08887" calcext:value-type="float">
            <text:p>0.08887</text:p>
          </table:table-cell>
          <table:table-cell table:style-name="ce16" office:value-type="float" office:value="-0.10398" calcext:value-type="float">
            <text:p>-0.10398</text:p>
          </table:table-cell>
          <table:table-cell table:style-name="ce16" office:value-type="float" office:value="0.037644" calcext:value-type="float">
            <text:p>0.037644</text:p>
          </table:table-cell>
          <table:table-cell table:number-columns-repeated="1016"/>
        </table:table-row>
        <table:table-row table:style-name="ro1">
          <table:table-cell table:style-name="ce10" table:formula="of:=[.A29]+1" office:value-type="float" office:value="28" calcext:value-type="float">
            <text:p>28</text:p>
          </table:table-cell>
          <table:table-cell table:style-name="ce16" office:value-type="float" office:value="135" calcext:value-type="float">
            <text:p>135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11373" calcext:value-type="float">
            <text:p>0.11373</text:p>
          </table:table-cell>
          <table:table-cell table:style-name="ce16" office:value-type="float" office:value="-0.21472" calcext:value-type="float">
            <text:p>-0.21472</text:p>
          </table:table-cell>
          <table:table-cell table:style-name="ce16" office:value-type="float" office:value="0.087419" calcext:value-type="float">
            <text:p>0.087419</text:p>
          </table:table-cell>
          <table:table-cell table:number-columns-repeated="1016"/>
        </table:table-row>
        <table:table-row table:style-name="ro1">
          <table:table-cell table:style-name="ce10" table:formula="of:=[.A30]+1" office:value-type="float" office:value="29" calcext:value-type="float">
            <text:p>29</text:p>
          </table:table-cell>
          <table:table-cell table:style-name="ce16" office:value-type="float" office:value="135" calcext:value-type="float">
            <text:p>135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16258" calcext:value-type="float">
            <text:p>0.16258</text:p>
          </table:table-cell>
          <table:table-cell table:style-name="ce16" office:value-type="float" office:value="-0.32484" calcext:value-type="float">
            <text:p>-0.32484</text:p>
          </table:table-cell>
          <table:table-cell table:style-name="ce16" office:value-type="float" office:value="0.13833" calcext:value-type="float">
            <text:p>0.13833</text:p>
          </table:table-cell>
          <table:table-cell table:number-columns-repeated="1016"/>
        </table:table-row>
        <table:table-row table:style-name="ro1">
          <table:table-cell table:style-name="ce10" table:formula="of:=[.A31]+1" office:value-type="float" office:value="30" calcext:value-type="float">
            <text:p>30</text:p>
          </table:table-cell>
          <table:table-cell table:style-name="ce16" office:value-type="float" office:value="135" calcext:value-type="float">
            <text:p>135</text:p>
          </table:table-cell>
          <table:table-cell table:number-columns-repeated="3" table:style-name="ce16" office:value-type="float" office:value="9" calcext:value-type="float">
            <text:p>9</text:p>
          </table:table-cell>
          <table:table-cell table:style-name="ce16" office:value-type="float" office:value="0.20822" calcext:value-type="float">
            <text:p>0.20822</text:p>
          </table:table-cell>
          <table:table-cell table:style-name="ce16" office:value-type="float" office:value="-0.37983" calcext:value-type="float">
            <text:p>-0.37983</text:p>
          </table:table-cell>
          <table:table-cell table:style-name="ce16" office:value-type="float" office:value="0.16252" calcext:value-type="float">
            <text:p>0.16252</text:p>
          </table:table-cell>
          <table:table-cell table:number-columns-repeated="1016"/>
        </table:table-row>
        <table:table-row table:style-name="ro1">
          <table:table-cell table:style-name="ce10" table:formula="of:=[.A32]+1" office:value-type="float" office:value="31" calcext:value-type="float">
            <text:p>31</text:p>
          </table:table-cell>
          <table:table-cell table:style-name="ce16" office:value-type="float" office:value="135" calcext:value-type="float">
            <text:p>135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27441" calcext:value-type="float">
            <text:p>0.27441</text:p>
          </table:table-cell>
          <table:table-cell table:style-name="ce16" office:value-type="float" office:value="-0.43516" calcext:value-type="float">
            <text:p>-0.43516</text:p>
          </table:table-cell>
          <table:table-cell table:style-name="ce16" office:value-type="float" office:value="0.17537" calcext:value-type="float">
            <text:p>0.17537</text:p>
          </table:table-cell>
          <table:table-cell table:number-columns-repeated="1016"/>
        </table:table-row>
        <table:table-row table:style-name="ro1">
          <table:table-cell table:style-name="ce11" table:formula="of:=[.A33]+1" office:value-type="float" office:value="32" calcext:value-type="float">
            <text:p>32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-9" calcext:value-type="float">
            <text:p>-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016799" calcext:value-type="float">
            <text:p>0.016799</text:p>
          </table:table-cell>
          <table:table-cell table:style-name="ce17" office:value-type="float" office:value="0.10242" calcext:value-type="float">
            <text:p>0.10242</text:p>
          </table:table-cell>
          <table:table-cell table:style-name="ce17" office:value-type="float" office:value="-0.051379" calcext:value-type="float">
            <text:p>-0.051379</text:p>
          </table:table-cell>
          <table:table-cell table:number-columns-repeated="1016"/>
        </table:table-row>
        <table:table-row table:style-name="ro1">
          <table:table-cell table:style-name="ce11" table:formula="of:=[.A34]+1" office:value-type="float" office:value="33" calcext:value-type="float">
            <text:p>33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-6" calcext:value-type="float">
            <text:p>-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013803" calcext:value-type="float">
            <text:p>0.013803</text:p>
          </table:table-cell>
          <table:table-cell table:style-name="ce17" office:value-type="float" office:value="0.022725" calcext:value-type="float">
            <text:p>0.022725</text:p>
          </table:table-cell>
          <table:table-cell table:style-name="ce17" office:value-type="float" office:value="-0.0089296" calcext:value-type="float">
            <text:p>-0.0089296</text:p>
          </table:table-cell>
          <table:table-cell table:number-columns-repeated="1016"/>
        </table:table-row>
        <table:table-row table:style-name="ro1">
          <table:table-cell table:style-name="ce11" table:formula="of:=[.A35]+1" office:value-type="float" office:value="34" calcext:value-type="float">
            <text:p>34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-3" calcext:value-type="float">
            <text:p>-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015922" calcext:value-type="float">
            <text:p>0.015922</text:p>
          </table:table-cell>
          <table:table-cell table:style-name="ce17" office:value-type="float" office:value="-0.040229" calcext:value-type="float">
            <text:p>-0.040229</text:p>
          </table:table-cell>
          <table:table-cell table:style-name="ce17" office:value-type="float" office:value="0.019357" calcext:value-type="float">
            <text:p>0.019357</text:p>
          </table:table-cell>
          <table:table-cell table:number-columns-repeated="1016"/>
        </table:table-row>
        <table:table-row table:style-name="ro1">
          <table:table-cell table:style-name="ce11" table:formula="of:=[.A36]+1" office:value-type="float" office:value="35" calcext:value-type="float">
            <text:p>35</text:p>
          </table:table-cell>
          <table:table-cell table:style-name="ce17" office:value-type="float" office:value="180" calcext:value-type="float">
            <text:p>18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025841" calcext:value-type="float">
            <text:p>0.025841</text:p>
          </table:table-cell>
          <table:table-cell table:style-name="ce17" office:value-type="float" office:value="-0.010368" calcext:value-type="float">
            <text:p>-0.010368</text:p>
          </table:table-cell>
          <table:table-cell table:style-name="ce17" office:value-type="float" office:value="0.051401" calcext:value-type="float">
            <text:p>0.051401</text:p>
          </table:table-cell>
          <table:table-cell table:number-columns-repeated="1016"/>
        </table:table-row>
        <table:table-row table:style-name="ro1">
          <table:table-cell table:style-name="ce11" table:formula="of:=[.A37]+1" office:value-type="float" office:value="36" calcext:value-type="float">
            <text:p>36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038701" calcext:value-type="float">
            <text:p>0.038701</text:p>
          </table:table-cell>
          <table:table-cell table:style-name="ce17" office:value-type="float" office:value="-0.14572" calcext:value-type="float">
            <text:p>-0.14572</text:p>
          </table:table-cell>
          <table:table-cell table:style-name="ce17" office:value-type="float" office:value="0.073988" calcext:value-type="float">
            <text:p>0.073988</text:p>
          </table:table-cell>
          <table:table-cell table:number-columns-repeated="1016"/>
        </table:table-row>
        <table:table-row table:style-name="ro1">
          <table:table-cell table:style-name="ce11" table:formula="of:=[.A38]+1" office:value-type="float" office:value="37" calcext:value-type="float">
            <text:p>37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050143" calcext:value-type="float">
            <text:p>0.050143</text:p>
          </table:table-cell>
          <table:table-cell table:style-name="ce17" office:value-type="float" office:value="-0.13665" calcext:value-type="float">
            <text:p>-0.13665</text:p>
          </table:table-cell>
          <table:table-cell table:style-name="ce17" office:value-type="float" office:value="0.061533" calcext:value-type="float">
            <text:p>0.061533</text:p>
          </table:table-cell>
          <table:table-cell table:number-columns-repeated="1016"/>
        </table:table-row>
        <table:table-row table:style-name="ro1">
          <table:table-cell table:style-name="ce11" table:formula="of:=[.A39]+1" office:value-type="float" office:value="38" calcext:value-type="float">
            <text:p>38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059553" calcext:value-type="float">
            <text:p>0.059553</text:p>
          </table:table-cell>
          <table:table-cell table:style-name="ce17" office:value-type="float" office:value="-0.12554" calcext:value-type="float">
            <text:p>-0.12554</text:p>
          </table:table-cell>
          <table:table-cell table:style-name="ce17" office:value-type="float" office:value="0.052179" calcext:value-type="float">
            <text:p>0.052179</text:p>
          </table:table-cell>
          <table:table-cell table:number-columns-repeated="1016"/>
        </table:table-row>
        <table:table-row table:style-name="ro1">
          <table:table-cell table:style-name="ce11" table:formula="of:=[.A40]+1" office:value-type="float" office:value="39" calcext:value-type="float">
            <text:p>39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098458" calcext:value-type="float">
            <text:p>0.098458</text:p>
          </table:table-cell>
          <table:table-cell table:style-name="ce17" office:value-type="float" office:value="-0.21703" calcext:value-type="float">
            <text:p>-0.21703</text:p>
          </table:table-cell>
          <table:table-cell table:style-name="ce17" office:value-type="float" office:value="0.10253" calcext:value-type="float">
            <text:p>0.10253</text:p>
          </table:table-cell>
          <table:table-cell table:number-columns-repeated="1016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ores aleatorios para entrena" table:style-name="ta3">
        <table:table-column table:style-name="co1" table:number-columns-repeated="8" table:default-cell-style-name="Default"/>
        <table:table-column table:style-name="co3" table:number-columns-repeated="18" table:default-cell-style-name="Default"/>
        <table:table-column table:style-name="co1" table:number-columns-repeated="99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12" office:value-type="string" calcext:value-type="string">
            <text:p>YAW (º)</text:p>
          </table:table-cell>
          <table:table-cell table:style-name="ce12" office:value-type="string" calcext:value-type="string">
            <text:p>PITCH (º)</text:p>
          </table:table-cell>
          <table:table-cell table:style-name="ce12" office:value-type="string" calcext:value-type="string">
            <text:p>ROLL (º)</text:p>
          </table:table-cell>
          <table:table-cell table:style-name="ce12" office:value-type="string" calcext:value-type="string">
            <text:p>V (m/s)</text:p>
          </table:table-cell>
          <table:table-cell table:style-name="ce12" office:value-type="string" calcext:value-type="string">
            <text:p>CD</text:p>
          </table:table-cell>
          <table:table-cell table:style-name="ce18" office:value-type="string" calcext:value-type="string">
            <text:p>CL</text:p>
          </table:table-cell>
          <table:table-cell table:style-name="ce12" office:value-type="string" calcext:value-type="string">
            <text:p>CM</text:p>
          </table:table-cell>
          <table:table-cell table:number-columns-repeated="1016"/>
        </table:table-row>
        <table:table-row table:style-name="ro1">
          <table:table-cell table:style-name="ce7" table:formula="of:=0" office:value-type="float" office:value="0" calcext:value-type="float">
            <text:p>0</text:p>
          </table:table-cell>
          <table:table-cell table:style-name="ce13" table:formula="of:=RAND()*180" office:value-type="float" office:value="32.4114274288476" calcext:value-type="float">
            <text:p>32.4114274288476</text:p>
          </table:table-cell>
          <table:table-cell table:style-name="ce13" table:formula="of:=RAND()*180" office:value-type="float" office:value="72.7778838505193" calcext:value-type="float">
            <text:p>72.7778838505193</text:p>
          </table:table-cell>
          <table:table-cell table:style-name="ce13" table:formula="of:=RAND()*180" office:value-type="float" office:value="166.385399830127" calcext:value-type="float">
            <text:p>166.38539983012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]*EXP([.C2]/180)-[.D2]/([.C2]^2))/180" office:value-type="float" office:value="0.269612023332206" calcext:value-type="float">
            <text:p>0.269612023332206</text:p>
          </table:table-cell>
          <table:table-cell table:style-name="ce19" table:formula="of:=0.01*([.B2]+[.B2]^2*0.1+[.C2]*[.D2])/([.C2]*[.D2]-[.B2])" office:value-type="float" office:value="0.0101406609347253" calcext:value-type="float">
            <text:p>0.01014</text:p>
          </table:table-cell>
          <table:table-cell table:style-name="ce20" office:value-type="float" office:value="75.854" calcext:value-type="float">
            <text:p>76</text:p>
          </table:table-cell>
          <table:table-cell table:number-columns-repeated="1016"/>
        </table:table-row>
        <table:table-row table:style-name="ro1">
          <table:table-cell table:style-name="ce7" table:formula="of:=[.A2]+1" office:value-type="float" office:value="1" calcext:value-type="float">
            <text:p>1</text:p>
          </table:table-cell>
          <table:table-cell table:style-name="ce13" table:formula="of:=RAND()*180" office:value-type="float" office:value="89.9016684551266" calcext:value-type="float">
            <text:p>89.9016684551266</text:p>
          </table:table-cell>
          <table:table-cell table:style-name="ce13" table:formula="of:=RAND()*180" office:value-type="float" office:value="41.5421287525827" calcext:value-type="float">
            <text:p>41.5421287525827</text:p>
          </table:table-cell>
          <table:table-cell table:style-name="ce13" table:formula="of:=RAND()*180" office:value-type="float" office:value="164.923929159471" calcext:value-type="float">
            <text:p>164.92392915947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]*EXP([.C3]/180)-[.D3]/([.C3]^2))/180" office:value-type="float" office:value="0.628578074369723" calcext:value-type="float">
            <text:p>0.628578074369723</text:p>
          </table:table-cell>
          <table:table-cell table:style-name="ce19" table:formula="of:=0.01*([.B3]+[.B3]^2*0.1+[.C3]*[.D3])/([.C3]*[.D3]-[.B3])" office:value-type="float" office:value="0.0114612889053124" calcext:value-type="float">
            <text:p>0.01146</text:p>
          </table:table-cell>
          <table:table-cell table:style-name="ce20" office:value-type="float" office:value="55.863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7" table:formula="of:=[.A3]+1" office:value-type="float" office:value="2" calcext:value-type="float">
            <text:p>2</text:p>
          </table:table-cell>
          <table:table-cell table:style-name="ce13" table:formula="of:=RAND()*180" office:value-type="float" office:value="88.8026297809978" calcext:value-type="float">
            <text:p>88.8026297809978</text:p>
          </table:table-cell>
          <table:table-cell table:style-name="ce13" table:formula="of:=RAND()*180" office:value-type="float" office:value="153.616155761457" calcext:value-type="float">
            <text:p>153.616155761457</text:p>
          </table:table-cell>
          <table:table-cell table:style-name="ce13" table:formula="of:=RAND()*180" office:value-type="float" office:value="93.2630555237548" calcext:value-type="float">
            <text:p>93.2630555237548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]*EXP([.C4]/180)-[.D4]/([.C4]^2))/180" office:value-type="float" office:value="1.15819590894694" calcext:value-type="float">
            <text:p>1.15819590894694</text:p>
          </table:table-cell>
          <table:table-cell table:style-name="ce19" table:formula="of:=0.01*([.B4]+[.B4]^2*0.1+[.C4]*[.D4])/([.C4]*[.D4]-[.B4])" office:value-type="float" office:value="0.0106786080285308" calcext:value-type="float">
            <text:p>0.01068</text:p>
          </table:table-cell>
          <table:table-cell table:style-name="ce20" office:value-type="float" office:value="50.843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7" table:formula="of:=[.A4]+1" office:value-type="float" office:value="3" calcext:value-type="float">
            <text:p>3</text:p>
          </table:table-cell>
          <table:table-cell table:style-name="ce13" table:formula="of:=RAND()*180" office:value-type="float" office:value="140.752338833872" calcext:value-type="float">
            <text:p>140.752338833872</text:p>
          </table:table-cell>
          <table:table-cell table:style-name="ce13" table:formula="of:=RAND()*180" office:value-type="float" office:value="53.2145050695691" calcext:value-type="float">
            <text:p>53.2145050695691</text:p>
          </table:table-cell>
          <table:table-cell table:style-name="ce13" table:formula="of:=RAND()*180" office:value-type="float" office:value="22.3779538240216" calcext:value-type="float">
            <text:p>22.3779538240216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]*EXP([.C5]/180)-[.D5]/([.C5]^2))/180" office:value-type="float" office:value="1.05089207300034" calcext:value-type="float">
            <text:p>1.05089207300034</text:p>
          </table:table-cell>
          <table:table-cell table:style-name="ce19" table:formula="of:=0.01*([.B5]+[.B5]^2*0.1+[.C5]*[.D5])/([.C5]*[.D5]-[.B5])" office:value-type="float" office:value="0.0315471970012603" calcext:value-type="float">
            <text:p>0.03155</text:p>
          </table:table-cell>
          <table:table-cell table:style-name="ce20" office:value-type="float" office:value="35.617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7" table:formula="of:=[.A5]+1" office:value-type="float" office:value="4" calcext:value-type="float">
            <text:p>4</text:p>
          </table:table-cell>
          <table:table-cell table:style-name="ce13" table:formula="of:=RAND()*180" office:value-type="float" office:value="0.0924825611649323" calcext:value-type="float">
            <text:p>0.092482561164932</text:p>
          </table:table-cell>
          <table:table-cell table:style-name="ce13" table:formula="of:=RAND()*180" office:value-type="float" office:value="140.987968180885" calcext:value-type="float">
            <text:p>140.987968180885</text:p>
          </table:table-cell>
          <table:table-cell table:style-name="ce13" table:formula="of:=RAND()*180" office:value-type="float" office:value="88.0060887256364" calcext:value-type="float">
            <text:p>88.0060887256364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6]*EXP([.C6]/180)-[.D6]/([.C6]^2))/180" office:value-type="float" office:value="0.00109989349699091" calcext:value-type="float">
            <text:p>0.001099893496991</text:p>
          </table:table-cell>
          <table:table-cell table:style-name="ce19" table:formula="of:=0.01*([.B6]+[.B6]^2*0.1+[.C6]*[.D6])/([.C6]*[.D6]-[.B6])" office:value-type="float" office:value="0.0100001497620974" calcext:value-type="float">
            <text:p>0.01000</text:p>
          </table:table-cell>
          <table:table-cell table:style-name="ce20" office:value-type="float" office:value="-10.429" calcext:value-type="float">
            <text:p>-10</text:p>
          </table:table-cell>
          <table:table-cell table:number-columns-repeated="1016"/>
        </table:table-row>
        <table:table-row table:style-name="ro1">
          <table:table-cell table:style-name="ce7" table:formula="of:=[.A6]+1" office:value-type="float" office:value="5" calcext:value-type="float">
            <text:p>5</text:p>
          </table:table-cell>
          <table:table-cell table:style-name="ce13" table:formula="of:=RAND()*180" office:value-type="float" office:value="167.824962382609" calcext:value-type="float">
            <text:p>167.824962382609</text:p>
          </table:table-cell>
          <table:table-cell table:style-name="ce13" table:formula="of:=RAND()*180" office:value-type="float" office:value="76.063869562191" calcext:value-type="float">
            <text:p>76.063869562191</text:p>
          </table:table-cell>
          <table:table-cell table:style-name="ce13" table:formula="of:=RAND()*180" office:value-type="float" office:value="156.250257763545" calcext:value-type="float">
            <text:p>156.250257763545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7]*EXP([.C7]/180)-[.D7]/([.C7]^2))/180" office:value-type="float" office:value="1.42252901379385" calcext:value-type="float">
            <text:p>1.42252901379385</text:p>
          </table:table-cell>
          <table:table-cell table:style-name="ce19" table:formula="of:=0.01*([.B7]+[.B7]^2*0.1+[.C7]*[.D7])/([.C7]*[.D7]-[.B7])" office:value-type="float" office:value="0.0126902149390549" calcext:value-type="float">
            <text:p>0.01269</text:p>
          </table:table-cell>
          <table:table-cell table:style-name="ce20" office:value-type="float" office:value="-16.009" calcext:value-type="float">
            <text:p>-16</text:p>
          </table:table-cell>
          <table:table-cell table:number-columns-repeated="1016"/>
        </table:table-row>
        <table:table-row table:style-name="ro1">
          <table:table-cell table:style-name="ce7" table:formula="of:=[.A7]+1" office:value-type="float" office:value="6" calcext:value-type="float">
            <text:p>6</text:p>
          </table:table-cell>
          <table:table-cell table:style-name="ce13" table:formula="of:=RAND()*180" office:value-type="float" office:value="105.209245049342" calcext:value-type="float">
            <text:p>105.209245049342</text:p>
          </table:table-cell>
          <table:table-cell table:style-name="ce13" table:formula="of:=RAND()*180" office:value-type="float" office:value="178.79373141913" calcext:value-type="float">
            <text:p>178.79373141913</text:p>
          </table:table-cell>
          <table:table-cell table:style-name="ce13" table:formula="of:=RAND()*180" office:value-type="float" office:value="162.918807660005" calcext:value-type="float">
            <text:p>162.918807660005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8]*EXP([.C8]/180)-[.D8]/([.C8]^2))/180" office:value-type="float" office:value="1.5781841180374" calcext:value-type="float">
            <text:p>1.5781841180374</text:p>
          </table:table-cell>
          <table:table-cell table:style-name="ce19" table:formula="of:=0.01*([.B8]+[.B8]^2*0.1+[.C8]*[.D8])/([.C8]*[.D8]-[.B8])" office:value-type="float" office:value="0.0104538770658847" calcext:value-type="float">
            <text:p>0.01045</text:p>
          </table:table-cell>
          <table:table-cell table:style-name="ce20" office:value-type="float" office:value="-36.602" calcext:value-type="float">
            <text:p>-37</text:p>
          </table:table-cell>
          <table:table-cell table:number-columns-repeated="1016"/>
        </table:table-row>
        <table:table-row table:style-name="ro1">
          <table:table-cell table:style-name="ce7" table:formula="of:=[.A8]+1" office:value-type="float" office:value="7" calcext:value-type="float">
            <text:p>7</text:p>
          </table:table-cell>
          <table:table-cell table:style-name="ce13" table:formula="of:=RAND()*180" office:value-type="float" office:value="28.2577672717223" calcext:value-type="float">
            <text:p>28.2577672717223</text:p>
          </table:table-cell>
          <table:table-cell table:style-name="ce13" table:formula="of:=RAND()*180" office:value-type="float" office:value="66.4267314464219" calcext:value-type="float">
            <text:p>66.4267314464219</text:p>
          </table:table-cell>
          <table:table-cell table:style-name="ce13" table:formula="of:=RAND()*180" office:value-type="float" office:value="82.0444640250966" calcext:value-type="float">
            <text:p>82.0444640250966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9]*EXP([.C9]/180)-[.D9]/([.C9]^2))/180" office:value-type="float" office:value="0.226954407274763" calcext:value-type="float">
            <text:p>0.226954407274763</text:p>
          </table:table-cell>
          <table:table-cell table:style-name="ce19" table:formula="of:=0.01*([.B9]+[.B9]^2*0.1+[.C9]*[.D9])/([.C9]*[.D9]-[.B9])" office:value-type="float" office:value="0.0102515188635176" calcext:value-type="float">
            <text:p>0.01025</text:p>
          </table:table-cell>
          <table:table-cell table:style-name="ce20" office:value-type="float" office:value="-12.862" calcext:value-type="float">
            <text:p>-13</text:p>
          </table:table-cell>
          <table:table-cell table:number-columns-repeated="1016"/>
        </table:table-row>
        <table:table-row table:style-name="ro1">
          <table:table-cell table:style-name="ce7" table:formula="of:=[.A9]+1" office:value-type="float" office:value="8" calcext:value-type="float">
            <text:p>8</text:p>
          </table:table-cell>
          <table:table-cell table:style-name="ce13" table:formula="of:=RAND()*180" office:value-type="float" office:value="118.010087703239" calcext:value-type="float">
            <text:p>118.010087703239</text:p>
          </table:table-cell>
          <table:table-cell table:style-name="ce13" table:formula="of:=RAND()*180" office:value-type="float" office:value="134.183546711777" calcext:value-type="float">
            <text:p>134.183546711777</text:p>
          </table:table-cell>
          <table:table-cell table:style-name="ce13" table:formula="of:=RAND()*180" office:value-type="float" office:value="13.1132610320778" calcext:value-type="float">
            <text:p>13.1132610320778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0]*EXP([.C10]/180)-[.D10]/([.C10]^2))/180" office:value-type="float" office:value="1.38164453106364" calcext:value-type="float">
            <text:p>1.38164453106364</text:p>
          </table:table-cell>
          <table:table-cell table:style-name="ce19" table:formula="of:=0.01*([.B10]+[.B10]^2*0.1+[.C10]*[.D10])/([.C10]*[.D10]-[.B10])" office:value-type="float" office:value="0.0199213222624221" calcext:value-type="float">
            <text:p>0.01992</text:p>
          </table:table-cell>
          <table:table-cell table:style-name="ce21" office:value-type="float" office:value="14.947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7" table:formula="of:=[.A10]+1" office:value-type="float" office:value="9" calcext:value-type="float">
            <text:p>9</text:p>
          </table:table-cell>
          <table:table-cell table:style-name="ce13" table:formula="of:=RAND()*180" office:value-type="float" office:value="111.943192525366" calcext:value-type="float">
            <text:p>111.943192525366</text:p>
          </table:table-cell>
          <table:table-cell table:style-name="ce13" table:formula="of:=RAND()*180" office:value-type="float" office:value="75.3884879678461" calcext:value-type="float">
            <text:p>75.3884879678461</text:p>
          </table:table-cell>
          <table:table-cell table:style-name="ce13" table:formula="of:=RAND()*180" office:value-type="float" office:value="23.902006022562" calcext:value-type="float">
            <text:p>23.90200602256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1]*EXP([.C11]/180)-[.D11]/([.C11]^2))/180" office:value-type="float" office:value="0.945383041723625" calcext:value-type="float">
            <text:p>0.945383041723625</text:p>
          </table:table-cell>
          <table:table-cell table:style-name="ce19" table:formula="of:=0.01*([.B11]+[.B11]^2*0.1+[.C11]*[.D11])/([.C11]*[.D11]-[.B11])" office:value-type="float" office:value="0.018739765826999" calcext:value-type="float">
            <text:p>0.01874</text:p>
          </table:table-cell>
          <table:table-cell table:style-name="ce21" office:value-type="float" office:value="57.031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7" table:formula="of:=[.A11]+1" office:value-type="float" office:value="10" calcext:value-type="float">
            <text:p>10</text:p>
          </table:table-cell>
          <table:table-cell table:style-name="ce13" table:formula="of:=RAND()*180" office:value-type="float" office:value="57.7998773429201" calcext:value-type="float">
            <text:p>57.7998773429201</text:p>
          </table:table-cell>
          <table:table-cell table:style-name="ce13" table:formula="of:=RAND()*180" office:value-type="float" office:value="17.2042388939508" calcext:value-type="float">
            <text:p>17.2042388939508</text:p>
          </table:table-cell>
          <table:table-cell table:style-name="ce13" table:formula="of:=RAND()*180" office:value-type="float" office:value="44.8455807357179" calcext:value-type="float">
            <text:p>44.8455807357179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2]*EXP([.C12]/180)-[.D12]/([.C12]^2))/180" office:value-type="float" office:value="0.352474738953131" calcext:value-type="float">
            <text:p>0.352474738953131</text:p>
          </table:table-cell>
          <table:table-cell table:style-name="ce19" table:formula="of:=0.01*([.B12]+[.B12]^2*0.1+[.C12]*[.D12])/([.C12]*[.D12]-[.B12])" office:value-type="float" office:value="0.016300417331531" calcext:value-type="float">
            <text:p>0.01630</text:p>
          </table:table-cell>
          <table:table-cell table:style-name="ce21" office:value-type="float" office:value="-12.402" calcext:value-type="float">
            <text:p>-12</text:p>
          </table:table-cell>
          <table:table-cell table:number-columns-repeated="1016"/>
        </table:table-row>
        <table:table-row table:style-name="ro1">
          <table:table-cell table:style-name="ce7" table:formula="of:=[.A12]+1" office:value-type="float" office:value="11" calcext:value-type="float">
            <text:p>11</text:p>
          </table:table-cell>
          <table:table-cell table:style-name="ce13" table:formula="of:=RAND()*180" office:value-type="float" office:value="29.3061616889757" calcext:value-type="float">
            <text:p>29.3061616889757</text:p>
          </table:table-cell>
          <table:table-cell table:style-name="ce13" table:formula="of:=RAND()*180" office:value-type="float" office:value="55.5401832293042" calcext:value-type="float">
            <text:p>55.5401832293042</text:p>
          </table:table-cell>
          <table:table-cell table:style-name="ce13" table:formula="of:=RAND()*180" office:value-type="float" office:value="148.863530425959" calcext:value-type="float">
            <text:p>148.863530425959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3]*EXP([.C13]/180)-[.D13]/([.C13]^2))/180" office:value-type="float" office:value="0.221393696231506" calcext:value-type="float">
            <text:p>0.221393696231506</text:p>
          </table:table-cell>
          <table:table-cell table:style-name="ce19" table:formula="of:=0.01*([.B13]+[.B13]^2*0.1+[.C13]*[.D13])/([.C13]*[.D13]-[.B13])" office:value-type="float" office:value="0.0101753907298678" calcext:value-type="float">
            <text:p>0.01018</text:p>
          </table:table-cell>
          <table:table-cell table:style-name="ce21" office:value-type="float" office:value="-86.622" calcext:value-type="float">
            <text:p>-87</text:p>
          </table:table-cell>
          <table:table-cell table:number-columns-repeated="1016"/>
        </table:table-row>
        <table:table-row table:style-name="ro1">
          <table:table-cell table:style-name="ce7" table:formula="of:=[.A13]+1" office:value-type="float" office:value="12" calcext:value-type="float">
            <text:p>12</text:p>
          </table:table-cell>
          <table:table-cell table:style-name="ce13" table:formula="of:=RAND()*180" office:value-type="float" office:value="47.542420901838" calcext:value-type="float">
            <text:p>47.542420901838</text:p>
          </table:table-cell>
          <table:table-cell table:style-name="ce13" table:formula="of:=RAND()*180" office:value-type="float" office:value="31.0537220297243" calcext:value-type="float">
            <text:p>31.0537220297243</text:p>
          </table:table-cell>
          <table:table-cell table:style-name="ce13" table:formula="of:=RAND()*180" office:value-type="float" office:value="148.977165487518" calcext:value-type="float">
            <text:p>148.977165487518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4]*EXP([.C14]/180)-[.D14]/([.C14]^2))/180" office:value-type="float" office:value="0.313000000338467" calcext:value-type="float">
            <text:p>0.313000000338467</text:p>
          </table:table-cell>
          <table:table-cell table:style-name="ce19" table:formula="of:=0.01*([.B14]+[.B14]^2*0.1+[.C14]*[.D14])/([.C14]*[.D14]-[.B14])" office:value-type="float" office:value="0.0107013110682565" calcext:value-type="float">
            <text:p>0.01070</text:p>
          </table:table-cell>
          <table:table-cell table:style-name="ce21" office:value-type="float" office:value="-15.463" calcext:value-type="float">
            <text:p>-15</text:p>
          </table:table-cell>
          <table:table-cell table:number-columns-repeated="1016"/>
        </table:table-row>
        <table:table-row table:style-name="ro1">
          <table:table-cell table:style-name="ce7" table:formula="of:=[.A14]+1" office:value-type="float" office:value="13" calcext:value-type="float">
            <text:p>13</text:p>
          </table:table-cell>
          <table:table-cell table:style-name="ce13" table:formula="of:=RAND()*180" office:value-type="float" office:value="168.171453900508" calcext:value-type="float">
            <text:p>168.171453900508</text:p>
          </table:table-cell>
          <table:table-cell table:style-name="ce13" table:formula="of:=RAND()*180" office:value-type="float" office:value="79.0096274411658" calcext:value-type="float">
            <text:p>79.0096274411658</text:p>
          </table:table-cell>
          <table:table-cell table:style-name="ce13" table:formula="of:=RAND()*180" office:value-type="float" office:value="167.507413566122" calcext:value-type="float">
            <text:p>167.50741356612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5]*EXP([.C15]/180)-[.D15]/([.C15]^2))/180" office:value-type="float" office:value="1.44898986054729" calcext:value-type="float">
            <text:p>1.44898986054729</text:p>
          </table:table-cell>
          <table:table-cell table:style-name="ce19" table:formula="of:=0.01*([.B15]+[.B15]^2*0.1+[.C15]*[.D15])/([.C15]*[.D15]-[.B15])" office:value-type="float" office:value="0.0124218422586276" calcext:value-type="float">
            <text:p>0.01242</text:p>
          </table:table-cell>
          <table:table-cell table:style-name="ce21" office:value-type="float" office:value="-22.424" calcext:value-type="float">
            <text:p>-22</text:p>
          </table:table-cell>
          <table:table-cell table:number-columns-repeated="1016"/>
        </table:table-row>
        <table:table-row table:style-name="ro1">
          <table:table-cell table:style-name="ce7" table:formula="of:=[.A15]+1" office:value-type="float" office:value="14" calcext:value-type="float">
            <text:p>14</text:p>
          </table:table-cell>
          <table:table-cell table:style-name="ce13" table:formula="of:=RAND()*180" office:value-type="float" office:value="88.4454191007432" calcext:value-type="float">
            <text:p>88.4454191007432</text:p>
          </table:table-cell>
          <table:table-cell table:style-name="ce13" table:formula="of:=RAND()*180" office:value-type="float" office:value="154.050072050783" calcext:value-type="float">
            <text:p>154.050072050783</text:p>
          </table:table-cell>
          <table:table-cell table:style-name="ce13" table:formula="of:=RAND()*180" office:value-type="float" office:value="164.727309849494" calcext:value-type="float">
            <text:p>164.727309849494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6]*EXP([.C16]/180)-[.D16]/([.C16]^2))/180" office:value-type="float" office:value="1.15630452052324" calcext:value-type="float">
            <text:p>1.15630452052324</text:p>
          </table:table-cell>
          <table:table-cell table:style-name="ce19" table:formula="of:=0.01*([.B16]+[.B16]^2*0.1+[.C16]*[.D16])/([.C16]*[.D16]-[.B16])" office:value-type="float" office:value="0.0103792934658535" calcext:value-type="float">
            <text:p>0.01038</text:p>
          </table:table-cell>
          <table:table-cell table:style-name="ce21" office:value-type="float" office:value="-30.107" calcext:value-type="float">
            <text:p>-30</text:p>
          </table:table-cell>
          <table:table-cell table:number-columns-repeated="1016"/>
        </table:table-row>
        <table:table-row table:style-name="ro1">
          <table:table-cell table:style-name="ce7" table:formula="of:=[.A16]+1" office:value-type="float" office:value="15" calcext:value-type="float">
            <text:p>15</text:p>
          </table:table-cell>
          <table:table-cell table:style-name="ce13" table:formula="of:=RAND()*180" office:value-type="float" office:value="138.380210364803" calcext:value-type="float">
            <text:p>138.380210364803</text:p>
          </table:table-cell>
          <table:table-cell table:style-name="ce13" table:formula="of:=RAND()*180" office:value-type="float" office:value="66.9920647896756" calcext:value-type="float">
            <text:p>66.9920647896756</text:p>
          </table:table-cell>
          <table:table-cell table:style-name="ce13" table:formula="of:=RAND()*180" office:value-type="float" office:value="115.741197161491" calcext:value-type="float">
            <text:p>115.741197161491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7]*EXP([.C17]/180)-[.D17]/([.C17]^2))/180" office:value-type="float" office:value="1.11527150037741" calcext:value-type="float">
            <text:p>1.11527150037741</text:p>
          </table:table-cell>
          <table:table-cell table:style-name="ce19" table:formula="of:=0.01*([.B17]+[.B17]^2*0.1+[.C17]*[.D17])/([.C17]*[.D17]-[.B17])" office:value-type="float" office:value="0.0128779574850323" calcext:value-type="float">
            <text:p>0.01288</text:p>
          </table:table-cell>
          <table:table-cell table:style-name="ce21" office:value-type="float" office:value="-34.074" calcext:value-type="float">
            <text:p>-34</text:p>
          </table:table-cell>
          <table:table-cell table:number-columns-repeated="1016"/>
        </table:table-row>
        <table:table-row table:style-name="ro1">
          <table:table-cell table:style-name="ce7" table:formula="of:=[.A17]+1" office:value-type="float" office:value="16" calcext:value-type="float">
            <text:p>16</text:p>
          </table:table-cell>
          <table:table-cell table:style-name="ce13" table:formula="of:=RAND()*180" office:value-type="float" office:value="3.72466333651637" calcext:value-type="float">
            <text:p>3.72466333651637</text:p>
          </table:table-cell>
          <table:table-cell table:style-name="ce13" table:formula="of:=RAND()*180" office:value-type="float" office:value="92.1965416728571" calcext:value-type="float">
            <text:p>92.1965416728571</text:p>
          </table:table-cell>
          <table:table-cell table:style-name="ce13" table:formula="of:=RAND()*180" office:value-type="float" office:value="65.9493212950463" calcext:value-type="float">
            <text:p>65.9493212950463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8]*EXP([.C18]/180)-[.D18]/([.C18]^2))/180" office:value-type="float" office:value="0.0344920558638346" calcext:value-type="float">
            <text:p>0.034492055863835</text:p>
          </table:table-cell>
          <table:table-cell table:style-name="ce19" table:formula="of:=0.01*([.B18]+[.B18]^2*0.1+[.C18]*[.D18])/([.C18]*[.D18]-[.B18])" office:value-type="float" office:value="0.0100145421373505" calcext:value-type="float">
            <text:p>0.01001</text:p>
          </table:table-cell>
          <table:table-cell table:style-name="ce22" office:value-type="float" office:value="-23.198" calcext:value-type="float">
            <text:p>-23</text:p>
          </table:table-cell>
          <table:table-cell table:number-columns-repeated="1016"/>
        </table:table-row>
        <table:table-row table:style-name="ro1">
          <table:table-cell table:style-name="ce7" table:formula="of:=[.A18]+1" office:value-type="float" office:value="17" calcext:value-type="float">
            <text:p>17</text:p>
          </table:table-cell>
          <table:table-cell table:style-name="ce13" table:formula="of:=RAND()*180" office:value-type="float" office:value="47.9107378351435" calcext:value-type="float">
            <text:p>47.9107378351435</text:p>
          </table:table-cell>
          <table:table-cell table:style-name="ce13" table:formula="of:=RAND()*180" office:value-type="float" office:value="35.90339289759" calcext:value-type="float">
            <text:p>35.90339289759</text:p>
          </table:table-cell>
          <table:table-cell table:style-name="ce13" table:formula="of:=RAND()*180" office:value-type="float" office:value="173.107549068479" calcext:value-type="float">
            <text:p>173.107549068479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9]*EXP([.C19]/180)-[.D19]/([.C19]^2))/180" office:value-type="float" office:value="0.324181212291913" calcext:value-type="float">
            <text:p>0.324181212291913</text:p>
          </table:table-cell>
          <table:table-cell table:style-name="ce19" table:formula="of:=0.01*([.B19]+[.B19]^2*0.1+[.C19]*[.D19])/([.C19]*[.D19]-[.B19])" office:value-type="float" office:value="0.0105275706503318" calcext:value-type="float">
            <text:p>0.01053</text:p>
          </table:table-cell>
          <table:table-cell table:style-name="ce22" office:value-type="float" office:value="-23.198" calcext:value-type="float">
            <text:p>-23</text:p>
          </table:table-cell>
          <table:table-cell table:number-columns-repeated="1016"/>
        </table:table-row>
        <table:table-row table:style-name="ro1">
          <table:table-cell table:style-name="ce7" table:formula="of:=[.A19]+1" office:value-type="float" office:value="18" calcext:value-type="float">
            <text:p>18</text:p>
          </table:table-cell>
          <table:table-cell table:style-name="ce13" table:formula="of:=RAND()*180" office:value-type="float" office:value="48.5539610607479" calcext:value-type="float">
            <text:p>48.5539610607479</text:p>
          </table:table-cell>
          <table:table-cell table:style-name="ce13" table:formula="of:=RAND()*180" office:value-type="float" office:value="71.6888828534965" calcext:value-type="float">
            <text:p>71.6888828534965</text:p>
          </table:table-cell>
          <table:table-cell table:style-name="ce13" table:formula="of:=RAND()*180" office:value-type="float" office:value="135.473963292815" calcext:value-type="float">
            <text:p>135.47396329281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0]*EXP([.C20]/180)-[.D20]/([.C20]^2))/180" office:value-type="float" office:value="0.40156971670437" calcext:value-type="float">
            <text:p>0.40156971670437</text:p>
          </table:table-cell>
          <table:table-cell table:style-name="ce19" table:formula="of:=0.01*([.B20]+[.B20]^2*0.1+[.C20]*[.D20])/([.C20]*[.D20]-[.B20])" office:value-type="float" office:value="0.0103444500270235" calcext:value-type="float">
            <text:p>0.01034</text:p>
          </table:table-cell>
          <table:table-cell table:style-name="ce22" office:value-type="float" office:value="-24.106" calcext:value-type="float">
            <text:p>-24</text:p>
          </table:table-cell>
          <table:table-cell table:number-columns-repeated="1016"/>
        </table:table-row>
        <table:table-row table:style-name="ro1">
          <table:table-cell table:style-name="ce7" table:formula="of:=[.A20]+1" office:value-type="float" office:value="19" calcext:value-type="float">
            <text:p>19</text:p>
          </table:table-cell>
          <table:table-cell table:style-name="ce13" table:formula="of:=RAND()*180" office:value-type="float" office:value="153.062091137771" calcext:value-type="float">
            <text:p>153.062091137771</text:p>
          </table:table-cell>
          <table:table-cell table:style-name="ce13" table:formula="of:=RAND()*180" office:value-type="float" office:value="136.714865176224" calcext:value-type="float">
            <text:p>136.714865176224</text:p>
          </table:table-cell>
          <table:table-cell table:style-name="ce13" table:formula="of:=RAND()*180" office:value-type="float" office:value="47.5669829231171" calcext:value-type="float">
            <text:p>47.566982923117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1]*EXP([.C21]/180)-[.D21]/([.C21]^2))/180" office:value-type="float" office:value="1.8173984617887" calcext:value-type="float">
            <text:p>1.8173984617887</text:p>
          </table:table-cell>
          <table:table-cell table:style-name="ce19" table:formula="of:=0.01*([.B21]+[.B21]^2*0.1+[.C21]*[.D21])/([.C21]*[.D21]-[.B21])" office:value-type="float" office:value="0.0141715008595999" calcext:value-type="float">
            <text:p>0.01417</text:p>
          </table:table-cell>
          <table:table-cell table:style-name="ce22" office:value-type="float" office:value="-56.516" calcext:value-type="float">
            <text:p>-57</text:p>
          </table:table-cell>
          <table:table-cell table:number-columns-repeated="1016"/>
        </table:table-row>
        <table:table-row table:style-name="ro1">
          <table:table-cell table:style-name="ce7" table:formula="of:=[.A21]+1" office:value-type="float" office:value="20" calcext:value-type="float">
            <text:p>20</text:p>
          </table:table-cell>
          <table:table-cell table:style-name="ce13" table:formula="of:=RAND()*180" office:value-type="float" office:value="94.7974880322804" calcext:value-type="float">
            <text:p>94.7974880322804</text:p>
          </table:table-cell>
          <table:table-cell table:style-name="ce13" table:formula="of:=RAND()*180" office:value-type="float" office:value="30.5519878490567" calcext:value-type="float">
            <text:p>30.5519878490567</text:p>
          </table:table-cell>
          <table:table-cell table:style-name="ce13" table:formula="of:=RAND()*180" office:value-type="float" office:value="15.595336047996" calcext:value-type="float">
            <text:p>15.595336047996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2]*EXP([.C22]/180)-[.D22]/([.C22]^2))/180" office:value-type="float" office:value="0.623984708279919" calcext:value-type="float">
            <text:p>0.623984708279919</text:p>
          </table:table-cell>
          <table:table-cell table:style-name="ce19" table:formula="of:=0.01*([.B22]+[.B22]^2*0.1+[.C22]*[.D22])/([.C22]*[.D22]-[.B22])" office:value-type="float" office:value="0.03851280987911" calcext:value-type="float">
            <text:p>0.03851</text:p>
          </table:table-cell>
          <table:table-cell table:style-name="ce22" office:value-type="float" office:value="12.897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7" table:formula="of:=[.A22]+1" office:value-type="float" office:value="21" calcext:value-type="float">
            <text:p>21</text:p>
          </table:table-cell>
          <table:table-cell table:style-name="ce13" table:formula="of:=RAND()*180" office:value-type="float" office:value="15.5699706879458" calcext:value-type="float">
            <text:p>15.5699706879458</text:p>
          </table:table-cell>
          <table:table-cell table:style-name="ce13" table:formula="of:=RAND()*180" office:value-type="float" office:value="102.771879349258" calcext:value-type="float">
            <text:p>102.771879349258</text:p>
          </table:table-cell>
          <table:table-cell table:style-name="ce13" table:formula="of:=RAND()*180" office:value-type="float" office:value="27.075921959228" calcext:value-type="float">
            <text:p>27.075921959228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3]*EXP([.C23]/180)-[.D23]/([.C23]^2))/180" office:value-type="float" office:value="0.15308669433783" calcext:value-type="float">
            <text:p>0.15308669433783</text:p>
          </table:table-cell>
          <table:table-cell table:style-name="ce19" table:formula="of:=0.01*([.B23]+[.B23]^2*0.1+[.C23]*[.D23])/([.C23]*[.D23]-[.B23])" office:value-type="float" office:value="0.0102001477077352" calcext:value-type="float">
            <text:p>0.01020</text:p>
          </table:table-cell>
          <table:table-cell table:style-name="ce22" office:value-type="float" office:value="16.409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7" table:formula="of:=[.A23]+1" office:value-type="float" office:value="22" calcext:value-type="float">
            <text:p>22</text:p>
          </table:table-cell>
          <table:table-cell table:style-name="ce13" table:formula="of:=RAND()*180" office:value-type="float" office:value="131.525685162178" calcext:value-type="float">
            <text:p>131.525685162178</text:p>
          </table:table-cell>
          <table:table-cell table:style-name="ce13" table:formula="of:=RAND()*180" office:value-type="float" office:value="71.8189900154208" calcext:value-type="float">
            <text:p>71.8189900154208</text:p>
          </table:table-cell>
          <table:table-cell table:style-name="ce13" table:formula="of:=RAND()*180" office:value-type="float" office:value="43.3089981461011" calcext:value-type="float">
            <text:p>43.308998146101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4]*EXP([.C24]/180)-[.D24]/([.C24]^2))/180" office:value-type="float" office:value="1.08893141071726" calcext:value-type="float">
            <text:p>1.08893141071726</text:p>
          </table:table-cell>
          <table:table-cell table:style-name="ce19" table:formula="of:=0.01*([.B24]+[.B24]^2*0.1+[.C24]*[.D24])/([.C24]*[.D24]-[.B24])" office:value-type="float" office:value="0.0166902663726846" calcext:value-type="float">
            <text:p>0.01669</text:p>
          </table:table-cell>
          <table:table-cell table:style-name="ce22" office:value-type="float" office:value="20.869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7" table:formula="of:=[.A24]+1" office:value-type="float" office:value="23" calcext:value-type="float">
            <text:p>23</text:p>
          </table:table-cell>
          <table:table-cell table:style-name="ce13" table:formula="of:=RAND()*180" office:value-type="float" office:value="139.315863055911" calcext:value-type="float">
            <text:p>139.315863055911</text:p>
          </table:table-cell>
          <table:table-cell table:style-name="ce13" table:formula="of:=RAND()*180" office:value-type="float" office:value="73.5547474323885" calcext:value-type="float">
            <text:p>73.5547474323885</text:p>
          </table:table-cell>
          <table:table-cell table:style-name="ce13" table:formula="of:=RAND()*180" office:value-type="float" office:value="76.9931404532397" calcext:value-type="float">
            <text:p>76.9931404532397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5]*EXP([.C25]/180)-[.D25]/([.C25]^2))/180" office:value-type="float" office:value="1.16457533443733" calcext:value-type="float">
            <text:p>1.16457533443733</text:p>
          </table:table-cell>
          <table:table-cell table:style-name="ce19" table:formula="of:=0.01*([.B25]+[.B25]^2*0.1+[.C25]*[.D25])/([.C25]*[.D25]-[.B25])" office:value-type="float" office:value="0.014018039157085" calcext:value-type="float">
            <text:p>0.01402</text:p>
          </table:table-cell>
          <table:table-cell table:style-name="ce22" office:value-type="float" office:value="26.508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7" table:formula="of:=[.A25]+1" office:value-type="float" office:value="24" calcext:value-type="float">
            <text:p>24</text:p>
          </table:table-cell>
          <table:table-cell table:style-name="ce13" table:formula="of:=RAND()*180" office:value-type="float" office:value="172.893607423323" calcext:value-type="float">
            <text:p>172.893607423323</text:p>
          </table:table-cell>
          <table:table-cell table:style-name="ce13" table:formula="of:=RAND()*180" office:value-type="float" office:value="171.387517338874" calcext:value-type="float">
            <text:p>171.387517338874</text:p>
          </table:table-cell>
          <table:table-cell table:style-name="ce13" table:formula="of:=RAND()*180" office:value-type="float" office:value="12.1425980408782" calcext:value-type="float">
            <text:p>12.142598040878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6]*EXP([.C26]/180)-[.D26]/([.C26]^2))/180" office:value-type="float" office:value="2.4889763457883" calcext:value-type="float">
            <text:p>2.4889763457883</text:p>
          </table:table-cell>
          <table:table-cell table:style-name="ce19" table:formula="of:=0.01*([.B26]+[.B26]^2*0.1+[.C26]*[.D26])/([.C26]*[.D26]-[.B26])" office:value-type="float" office:value="0.0274772766813979" calcext:value-type="float">
            <text:p>0.02748</text:p>
          </table:table-cell>
          <table:table-cell table:style-name="ce23" office:value-type="float" office:value="-1.918" calcext:value-type="float">
            <text:p>-2</text:p>
          </table:table-cell>
          <table:table-cell table:number-columns-repeated="1016"/>
        </table:table-row>
        <table:table-row table:style-name="ro1">
          <table:table-cell table:style-name="ce7" table:formula="of:=[.A26]+1" office:value-type="float" office:value="25" calcext:value-type="float">
            <text:p>25</text:p>
          </table:table-cell>
          <table:table-cell table:style-name="ce13" table:formula="of:=RAND()*180" office:value-type="float" office:value="55.9604625295134" calcext:value-type="float">
            <text:p>55.9604625295134</text:p>
          </table:table-cell>
          <table:table-cell table:style-name="ce13" table:formula="of:=RAND()*180" office:value-type="float" office:value="67.8628402354535" calcext:value-type="float">
            <text:p>67.8628402354535</text:p>
          </table:table-cell>
          <table:table-cell table:style-name="ce13" table:formula="of:=RAND()*180" office:value-type="float" office:value="153.097662540642" calcext:value-type="float">
            <text:p>153.09766254064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7]*EXP([.C27]/180)-[.D27]/([.C27]^2))/180" office:value-type="float" office:value="0.453072463860839" calcext:value-type="float">
            <text:p>0.453072463860839</text:p>
          </table:table-cell>
          <table:table-cell table:style-name="ce19" table:formula="of:=0.01*([.B27]+[.B27]^2*0.1+[.C27]*[.D27])/([.C27]*[.D27]-[.B27])" office:value-type="float" office:value="0.0104113521898178" calcext:value-type="float">
            <text:p>0.01041</text:p>
          </table:table-cell>
          <table:table-cell table:style-name="ce23" office:value-type="float" office:value="-11.349" calcext:value-type="float">
            <text:p>-11</text:p>
          </table:table-cell>
          <table:table-cell table:number-columns-repeated="1016"/>
        </table:table-row>
        <table:table-row table:style-name="ro1">
          <table:table-cell table:style-name="ce7" table:formula="of:=[.A27]+1" office:value-type="float" office:value="26" calcext:value-type="float">
            <text:p>26</text:p>
          </table:table-cell>
          <table:table-cell table:style-name="ce13" table:formula="of:=RAND()*180" office:value-type="float" office:value="136.853758623168" calcext:value-type="float">
            <text:p>136.853758623168</text:p>
          </table:table-cell>
          <table:table-cell table:style-name="ce13" table:formula="of:=RAND()*180" office:value-type="float" office:value="104.761998405528" calcext:value-type="float">
            <text:p>104.761998405528</text:p>
          </table:table-cell>
          <table:table-cell table:style-name="ce13" table:formula="of:=RAND()*180" office:value-type="float" office:value="175.908058594227" calcext:value-type="float">
            <text:p>175.90805859422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8]*EXP([.C28]/180)-[.D28]/([.C28]^2))/180" office:value-type="float" office:value="1.36056724881476" calcext:value-type="float">
            <text:p>1.36056724881476</text:p>
          </table:table-cell>
          <table:table-cell table:style-name="ce19" table:formula="of:=0.01*([.B28]+[.B28]^2*0.1+[.C28]*[.D28])/([.C28]*[.D28]-[.B28])" office:value-type="float" office:value="0.0111735439171572" calcext:value-type="float">
            <text:p>0.01117</text:p>
          </table:table-cell>
          <table:table-cell table:style-name="ce23" office:value-type="float" office:value="-32.001" calcext:value-type="float">
            <text:p>-32</text:p>
          </table:table-cell>
          <table:table-cell table:number-columns-repeated="1016"/>
        </table:table-row>
        <table:table-row table:style-name="ro1">
          <table:table-cell table:style-name="ce7" table:formula="of:=[.A28]+1" office:value-type="float" office:value="27" calcext:value-type="float">
            <text:p>27</text:p>
          </table:table-cell>
          <table:table-cell table:style-name="ce13" table:formula="of:=RAND()*180" office:value-type="float" office:value="4.01620761375104" calcext:value-type="float">
            <text:p>4.01620761375104</text:p>
          </table:table-cell>
          <table:table-cell table:style-name="ce13" table:formula="of:=RAND()*180" office:value-type="float" office:value="166.933202663705" calcext:value-type="float">
            <text:p>166.933202663705</text:p>
          </table:table-cell>
          <table:table-cell table:style-name="ce13" table:formula="of:=RAND()*180" office:value-type="float" office:value="170.120565559636" calcext:value-type="float">
            <text:p>170.120565559636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9]*EXP([.C29]/180)-[.D29]/([.C29]^2))/180" office:value-type="float" office:value="0.0563702598266641" calcext:value-type="float">
            <text:p>0.056370259826664</text:p>
          </table:table-cell>
          <table:table-cell table:style-name="ce19" table:formula="of:=0.01*([.B29]+[.B29]^2*0.1+[.C29]*[.D29])/([.C29]*[.D29]-[.B29])" office:value-type="float" office:value="0.0100033968976698" calcext:value-type="float">
            <text:p>0.01000</text:p>
          </table:table-cell>
          <table:table-cell table:style-name="ce23" office:value-type="float" office:value="37.644" calcext:value-type="float">
            <text:p>38</text:p>
          </table:table-cell>
          <table:table-cell table:number-columns-repeated="1016"/>
        </table:table-row>
        <table:table-row table:style-name="ro1">
          <table:table-cell table:style-name="ce7" table:formula="of:=[.A29]+1" office:value-type="float" office:value="28" calcext:value-type="float">
            <text:p>28</text:p>
          </table:table-cell>
          <table:table-cell table:style-name="ce13" table:formula="of:=RAND()*180" office:value-type="float" office:value="34.7531303089094" calcext:value-type="float">
            <text:p>34.7531303089094</text:p>
          </table:table-cell>
          <table:table-cell table:style-name="ce13" table:formula="of:=RAND()*180" office:value-type="float" office:value="174.959982880829" calcext:value-type="float">
            <text:p>174.959982880829</text:p>
          </table:table-cell>
          <table:table-cell table:style-name="ce13" table:formula="of:=RAND()*180" office:value-type="float" office:value="65.3358228363183" calcext:value-type="float">
            <text:p>65.3358228363183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0]*EXP([.C30]/180)-[.D30]/([.C30]^2))/180" office:value-type="float" office:value="0.510323453041506" calcext:value-type="float">
            <text:p>0.510323453041506</text:p>
          </table:table-cell>
          <table:table-cell table:style-name="ce19" table:formula="of:=0.01*([.B30]+[.B30]^2*0.1+[.C30]*[.D30])/([.C30]*[.D30]-[.B30])" office:value-type="float" office:value="0.010166968731612" calcext:value-type="float">
            <text:p>0.01017</text:p>
          </table:table-cell>
          <table:table-cell table:style-name="ce23" office:value-type="float" office:value="87.419" calcext:value-type="float">
            <text:p>87</text:p>
          </table:table-cell>
          <table:table-cell table:number-columns-repeated="1016"/>
        </table:table-row>
        <table:table-row table:style-name="ro1">
          <table:table-cell table:style-name="ce7" table:formula="of:=[.A30]+1" office:value-type="float" office:value="29" calcext:value-type="float">
            <text:p>29</text:p>
          </table:table-cell>
          <table:table-cell table:style-name="ce13" table:formula="of:=RAND()*180" office:value-type="float" office:value="96.1428420777813" calcext:value-type="float">
            <text:p>96.1428420777813</text:p>
          </table:table-cell>
          <table:table-cell table:style-name="ce13" table:formula="of:=RAND()*180" office:value-type="float" office:value="25.4084589299067" calcext:value-type="float">
            <text:p>25.4084589299067</text:p>
          </table:table-cell>
          <table:table-cell table:style-name="ce13" table:formula="of:=RAND()*180" office:value-type="float" office:value="27.2500919428151" calcext:value-type="float">
            <text:p>27.250091942815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1]*EXP([.C31]/180)-[.D31]/([.C31]^2))/180" office:value-type="float" office:value="0.614869623937275" calcext:value-type="float">
            <text:p>0.614869623937275</text:p>
          </table:table-cell>
          <table:table-cell table:style-name="ce19" table:formula="of:=0.01*([.B31]+[.B31]^2*0.1+[.C31]*[.D31])/([.C31]*[.D31]-[.B31])" office:value-type="float" office:value="0.0287278661721073" calcext:value-type="float">
            <text:p>0.02873</text:p>
          </table:table-cell>
          <table:table-cell table:style-name="ce23" office:value-type="float" office:value="13.833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7" table:formula="of:=[.A31]+1" office:value-type="float" office:value="30" calcext:value-type="float">
            <text:p>30</text:p>
          </table:table-cell>
          <table:table-cell table:style-name="ce13" table:formula="of:=RAND()*180" office:value-type="float" office:value="93.0937854848495" calcext:value-type="float">
            <text:p>93.0937854848495</text:p>
          </table:table-cell>
          <table:table-cell table:style-name="ce13" table:formula="of:=RAND()*180" office:value-type="float" office:value="156.759681975038" calcext:value-type="float">
            <text:p>156.759681975038</text:p>
          </table:table-cell>
          <table:table-cell table:style-name="ce13" table:formula="of:=RAND()*180" office:value-type="float" office:value="103.458484930984" calcext:value-type="float">
            <text:p>103.458484930984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2]*EXP([.C32]/180)-[.D32]/([.C32]^2))/180" office:value-type="float" office:value="1.23555315909235" calcext:value-type="float">
            <text:p>1.23555315909235</text:p>
          </table:table-cell>
          <table:table-cell table:style-name="ce19" table:formula="of:=0.01*([.B32]+[.B32]^2*0.1+[.C32]*[.D32])/([.C32]*[.D32]-[.B32])" office:value-type="float" office:value="0.010652918574573" calcext:value-type="float">
            <text:p>0.01065</text:p>
          </table:table-cell>
          <table:table-cell table:style-name="ce23" office:value-type="float" office:value="16.252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7" table:formula="of:=[.A32]+1" office:value-type="float" office:value="31" calcext:value-type="float">
            <text:p>31</text:p>
          </table:table-cell>
          <table:table-cell table:style-name="ce13" table:formula="of:=RAND()*180" office:value-type="float" office:value="174.548288417726" calcext:value-type="float">
            <text:p>174.548288417726</text:p>
          </table:table-cell>
          <table:table-cell table:style-name="ce13" table:formula="of:=RAND()*180" office:value-type="float" office:value="1.8715042061933" calcext:value-type="float">
            <text:p>1.8715042061933</text:p>
          </table:table-cell>
          <table:table-cell table:style-name="ce13" table:formula="of:=RAND()*180" office:value-type="float" office:value="160.321673919724" calcext:value-type="float">
            <text:p>160.321673919724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3]*EXP([.C33]/180)-[.D33]/([.C33]^2))/180" office:value-type="float" office:value="0.725552476911303" calcext:value-type="float">
            <text:p>0.725552476911303</text:p>
          </table:table-cell>
          <table:table-cell table:style-name="ce19" table:formula="of:=0.01*([.B33]+[.B33]^2*0.1+[.C33]*[.D33])/([.C33]*[.D33]-[.B33])" office:value-type="float" office:value="0.280594314316952" calcext:value-type="float">
            <text:p>0.28059</text:p>
          </table:table-cell>
          <table:table-cell table:style-name="ce23" office:value-type="float" office:value="17.537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7" table:formula="of:=[.A33]+1" office:value-type="float" office:value="32" calcext:value-type="float">
            <text:p>32</text:p>
          </table:table-cell>
          <table:table-cell table:style-name="ce13" table:formula="of:=RAND()*180" office:value-type="float" office:value="162.121180911237" calcext:value-type="float">
            <text:p>162.121180911237</text:p>
          </table:table-cell>
          <table:table-cell table:style-name="ce13" table:formula="of:=RAND()*180" office:value-type="float" office:value="16.834977770214" calcext:value-type="float">
            <text:p>16.834977770214</text:p>
          </table:table-cell>
          <table:table-cell table:style-name="ce13" table:formula="of:=RAND()*180" office:value-type="float" office:value="29.1796820615117" calcext:value-type="float">
            <text:p>29.1796820615117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4]*EXP([.C34]/180)-[.D34]/([.C34]^2))/180" office:value-type="float" office:value="0.988404119964767" calcext:value-type="float">
            <text:p>0.988404119964767</text:p>
          </table:table-cell>
          <table:table-cell table:style-name="ce19" table:formula="of:=0.01*([.B34]+[.B34]^2*0.1+[.C34]*[.D34])/([.C34]*[.D34]-[.B34])" office:value-type="float" office:value="0.0997115634454379" calcext:value-type="float">
            <text:p>0.09971</text:p>
          </table:table-cell>
          <table:table-cell table:style-name="ce24" office:value-type="float" office:value="-51.379" calcext:value-type="float">
            <text:p>-51</text:p>
          </table:table-cell>
          <table:table-cell table:number-columns-repeated="1016"/>
        </table:table-row>
        <table:table-row table:style-name="ro1">
          <table:table-cell table:style-name="ce7" table:formula="of:=[.A34]+1" office:value-type="float" office:value="33" calcext:value-type="float">
            <text:p>33</text:p>
          </table:table-cell>
          <table:table-cell table:style-name="ce13" table:formula="of:=RAND()*180" office:value-type="float" office:value="57.993851702769" calcext:value-type="float">
            <text:p>57.993851702769</text:p>
          </table:table-cell>
          <table:table-cell table:style-name="ce13" table:formula="of:=RAND()*180" office:value-type="float" office:value="88.8610023819925" calcext:value-type="float">
            <text:p>88.8610023819925</text:p>
          </table:table-cell>
          <table:table-cell table:style-name="ce13" table:formula="of:=RAND()*180" office:value-type="float" office:value="175.593906349299" calcext:value-type="float">
            <text:p>175.59390634929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5]*EXP([.C35]/180)-[.D35]/([.C35]^2))/180" office:value-type="float" office:value="0.527724088472354" calcext:value-type="float">
            <text:p>0.527724088472354</text:p>
          </table:table-cell>
          <table:table-cell table:style-name="ce19" table:formula="of:=0.01*([.B35]+[.B35]^2*0.1+[.C35]*[.D35])/([.C35]*[.D35]-[.B35])" office:value-type="float" office:value="0.0102909637177521" calcext:value-type="float">
            <text:p>0.01029</text:p>
          </table:table-cell>
          <table:table-cell table:style-name="ce24" office:value-type="float" office:value="-89.296" calcext:value-type="float">
            <text:p>-89</text:p>
          </table:table-cell>
          <table:table-cell table:number-columns-repeated="1016"/>
        </table:table-row>
        <table:table-row table:style-name="ro1">
          <table:table-cell table:style-name="ce7" table:formula="of:=[.A35]+1" office:value-type="float" office:value="34" calcext:value-type="float">
            <text:p>34</text:p>
          </table:table-cell>
          <table:table-cell table:style-name="ce13" table:formula="of:=RAND()*180" office:value-type="float" office:value="10.0980115257166" calcext:value-type="float">
            <text:p>10.0980115257166</text:p>
          </table:table-cell>
          <table:table-cell table:style-name="ce13" table:formula="of:=RAND()*180" office:value-type="float" office:value="63.4380508826826" calcext:value-type="float">
            <text:p>63.4380508826826</text:p>
          </table:table-cell>
          <table:table-cell table:style-name="ce13" table:formula="of:=RAND()*180" office:value-type="float" office:value="79.4298642461938" calcext:value-type="float">
            <text:p>79.4298642461938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6]*EXP([.C36]/180)-[.D36]/([.C36]^2))/180" office:value-type="float" office:value="0.0796941051513387" calcext:value-type="float">
            <text:p>0.079694105151339</text:p>
          </table:table-cell>
          <table:table-cell table:style-name="ce19" table:formula="of:=0.01*([.B36]+[.B36]^2*0.1+[.C36]*[.D36])/([.C36]*[.D36]-[.B36])" office:value-type="float" office:value="0.0100604381585161" calcext:value-type="float">
            <text:p>0.01006</text:p>
          </table:table-cell>
          <table:table-cell table:style-name="ce24" office:value-type="float" office:value="19.357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7" table:formula="of:=[.A36]+1" office:value-type="float" office:value="35" calcext:value-type="float">
            <text:p>35</text:p>
          </table:table-cell>
          <table:table-cell table:style-name="ce13" table:formula="of:=RAND()*180" office:value-type="float" office:value="161.650756451653" calcext:value-type="float">
            <text:p>161.650756451653</text:p>
          </table:table-cell>
          <table:table-cell table:style-name="ce13" table:formula="of:=RAND()*180" office:value-type="float" office:value="18.3734146107556" calcext:value-type="float">
            <text:p>18.3734146107556</text:p>
          </table:table-cell>
          <table:table-cell table:style-name="ce13" table:formula="of:=RAND()*180" office:value-type="float" office:value="80.057104153638" calcext:value-type="float">
            <text:p>80.057104153638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7]*EXP([.C37]/180)-[.D37]/([.C37]^2))/180" office:value-type="float" office:value="0.993253160042887" calcext:value-type="float">
            <text:p>0.993253160042887</text:p>
          </table:table-cell>
          <table:table-cell table:style-name="ce19" table:formula="of:=0.01*([.B37]+[.B37]^2*0.1+[.C37]*[.D37])/([.C37]*[.D37]-[.B37])" office:value-type="float" office:value="0.0324277238965982" calcext:value-type="float">
            <text:p>0.03243</text:p>
          </table:table-cell>
          <table:table-cell table:style-name="ce24" office:value-type="float" office:value="51.401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7" table:formula="of:=[.A37]+1" office:value-type="float" office:value="36" calcext:value-type="float">
            <text:p>36</text:p>
          </table:table-cell>
          <table:table-cell table:style-name="ce13" table:formula="of:=RAND()*180" office:value-type="float" office:value="115.342444985067" calcext:value-type="float">
            <text:p>115.342444985067</text:p>
          </table:table-cell>
          <table:table-cell table:style-name="ce13" table:formula="of:=RAND()*180" office:value-type="float" office:value="29.0856416677436" calcext:value-type="float">
            <text:p>29.0856416677436</text:p>
          </table:table-cell>
          <table:table-cell table:style-name="ce13" table:formula="of:=RAND()*180" office:value-type="float" office:value="140.965914822109" calcext:value-type="float">
            <text:p>140.96591482210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8]*EXP([.C38]/180)-[.D38]/([.C38]^2))/180" office:value-type="float" office:value="0.752244154330464" calcext:value-type="float">
            <text:p>0.752244154330464</text:p>
          </table:table-cell>
          <table:table-cell table:style-name="ce19" table:formula="of:=0.01*([.B38]+[.B38]^2*0.1+[.C38]*[.D38])/([.C38]*[.D38]-[.B38])" office:value-type="float" office:value="0.0139176262658079" calcext:value-type="float">
            <text:p>0.01392</text:p>
          </table:table-cell>
          <table:table-cell table:style-name="ce24" office:value-type="float" office:value="73.988" calcext:value-type="float">
            <text:p>74</text:p>
          </table:table-cell>
          <table:table-cell table:number-columns-repeated="1016"/>
        </table:table-row>
        <table:table-row table:style-name="ro1">
          <table:table-cell table:style-name="ce7" table:formula="of:=[.A38]+1" office:value-type="float" office:value="37" calcext:value-type="float">
            <text:p>37</text:p>
          </table:table-cell>
          <table:table-cell table:style-name="ce13" table:formula="of:=RAND()*180" office:value-type="float" office:value="147.428371447116" calcext:value-type="float">
            <text:p>147.428371447116</text:p>
          </table:table-cell>
          <table:table-cell table:style-name="ce13" table:formula="of:=RAND()*180" office:value-type="float" office:value="88.5816133749759" calcext:value-type="float">
            <text:p>88.5816133749759</text:p>
          </table:table-cell>
          <table:table-cell table:style-name="ce13" table:formula="of:=RAND()*180" office:value-type="float" office:value="0.886761532599131" calcext:value-type="float">
            <text:p>0.88676153259913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9]*EXP([.C39]/180)-[.D39]/([.C39]^2))/180" office:value-type="float" office:value="1.33977969713655" calcext:value-type="float">
            <text:p>1.33977969713655</text:p>
          </table:table-cell>
          <table:table-cell table:style-name="ce19" table:formula="of:=0.01*([.B39]+[.B39]^2*0.1+[.C39]*[.D39])/([.C39]*[.D39]-[.B39])" office:value-type="float" office:value="-0.348370364640031" calcext:value-type="float">
            <text:p>-0.34837</text:p>
          </table:table-cell>
          <table:table-cell table:style-name="ce24" office:value-type="float" office:value="61.533" calcext:value-type="float">
            <text:p>62</text:p>
          </table:table-cell>
          <table:table-cell table:number-columns-repeated="1016"/>
        </table:table-row>
        <table:table-row table:style-name="ro1">
          <table:table-cell table:style-name="ce7" table:formula="of:=[.A39]+1" office:value-type="float" office:value="38" calcext:value-type="float">
            <text:p>38</text:p>
          </table:table-cell>
          <table:table-cell table:style-name="ce13" table:formula="of:=RAND()*180" office:value-type="float" office:value="60.3288740766902" calcext:value-type="float">
            <text:p>60.3288740766902</text:p>
          </table:table-cell>
          <table:table-cell table:style-name="ce13" table:formula="of:=RAND()*180" office:value-type="float" office:value="29.6265448850152" calcext:value-type="float">
            <text:p>29.6265448850152</text:p>
          </table:table-cell>
          <table:table-cell table:style-name="ce13" table:formula="of:=RAND()*180" office:value-type="float" office:value="136.029361032191" calcext:value-type="float">
            <text:p>136.02936103219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0]*EXP([.C40]/180)-[.D40]/([.C40]^2))/180" office:value-type="float" office:value="0.394263616041112" calcext:value-type="float">
            <text:p>0.394263616041112</text:p>
          </table:table-cell>
          <table:table-cell table:style-name="ce19" table:formula="of:=0.01*([.B40]+[.B40]^2*0.1+[.C40]*[.D40])/([.C40]*[.D40]-[.B40])" office:value-type="float" office:value="0.0112207693659951" calcext:value-type="float">
            <text:p>0.01122</text:p>
          </table:table-cell>
          <table:table-cell table:style-name="ce24" office:value-type="float" office:value="52.179" calcext:value-type="float">
            <text:p>52</text:p>
          </table:table-cell>
          <table:table-cell table:number-columns-repeated="1016"/>
        </table:table-row>
        <table:table-row table:style-name="ro1">
          <table:table-cell table:style-name="ce7" table:formula="of:=[.A40]+1" office:value-type="float" office:value="39" calcext:value-type="float">
            <text:p>39</text:p>
          </table:table-cell>
          <table:table-cell table:style-name="ce13" table:formula="of:=RAND()*180" office:value-type="float" office:value="96.5728895733292" calcext:value-type="float">
            <text:p>96.5728895733292</text:p>
          </table:table-cell>
          <table:table-cell table:style-name="ce13" table:formula="of:=RAND()*180" office:value-type="float" office:value="92.5471088638068" calcext:value-type="float">
            <text:p>92.5471088638068</text:p>
          </table:table-cell>
          <table:table-cell table:style-name="ce13" table:formula="of:=RAND()*180" office:value-type="float" office:value="47.6743011952289" calcext:value-type="float">
            <text:p>47.674301195228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1]*EXP([.C41]/180)-[.D41]/([.C41]^2))/180" office:value-type="float" office:value="0.897140623182895" calcext:value-type="float">
            <text:p>0.897140623182895</text:p>
          </table:table-cell>
          <table:table-cell table:style-name="ce19" table:formula="of:=0.01*([.B41]+[.B41]^2*0.1+[.C41]*[.D41])/([.C41]*[.D41]-[.B41])" office:value-type="float" office:value="0.0126086574387336" calcext:value-type="float">
            <text:p>0.01261</text:p>
          </table:table-cell>
          <table:table-cell table:style-name="ce24" office:value-type="float" office:value="10.253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7" table:formula="of:=[.A41]+1" office:value-type="float" office:value="40" calcext:value-type="float">
            <text:p>40</text:p>
          </table:table-cell>
          <table:table-cell table:style-name="ce13" table:formula="of:=RAND()*180" office:value-type="float" office:value="131.620716788086" calcext:value-type="float">
            <text:p>131.620716788086</text:p>
          </table:table-cell>
          <table:table-cell table:style-name="ce13" table:formula="of:=RAND()*180" office:value-type="float" office:value="2.17357139922033" calcext:value-type="float">
            <text:p>2.17357139922033</text:p>
          </table:table-cell>
          <table:table-cell table:style-name="ce13" table:formula="of:=RAND()*180" office:value-type="float" office:value="148.316808800427" calcext:value-type="float">
            <text:p>148.31680880042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2]*EXP([.C42]/180)-[.D42]/([.C42]^2))/180" office:value-type="float" office:value="0.56570011465994" calcext:value-type="float">
            <text:p>0.56570011465994</text:p>
          </table:table-cell>
          <table:table-cell table:style-name="ce19" table:formula="of:=0.01*([.B42]+[.B42]^2*0.1+[.C42]*[.D42])/([.C42]*[.D42]-[.B42])" office:value-type="float" office:value="0.114617310227542" calcext:value-type="float">
            <text:p>0.11462</text:p>
          </table:table-cell>
          <table:table-cell table:style-name="ce20" office:value-type="string" calcext:value-type="string">
            <text:p>4,748,920,581</text:p>
          </table:table-cell>
          <table:table-cell table:number-columns-repeated="1016"/>
        </table:table-row>
        <table:table-row table:style-name="ro1">
          <table:table-cell table:style-name="ce7" table:formula="of:=[.A42]+1" office:value-type="float" office:value="41" calcext:value-type="float">
            <text:p>41</text:p>
          </table:table-cell>
          <table:table-cell table:style-name="ce13" table:formula="of:=RAND()*180" office:value-type="float" office:value="64.4992612275031" calcext:value-type="float">
            <text:p>64.4992612275031</text:p>
          </table:table-cell>
          <table:table-cell table:style-name="ce13" table:formula="of:=RAND()*180" office:value-type="float" office:value="117.244283084756" calcext:value-type="float">
            <text:p>117.244283084756</text:p>
          </table:table-cell>
          <table:table-cell table:style-name="ce13" table:formula="of:=RAND()*180" office:value-type="float" office:value="96.0866729969703" calcext:value-type="float">
            <text:p>96.086672996970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3]*EXP([.C43]/180)-[.D43]/([.C43]^2))/180" office:value-type="float" office:value="0.687287592326905" calcext:value-type="float">
            <text:p>0.687287592326905</text:p>
          </table:table-cell>
          <table:table-cell table:style-name="ce19" table:formula="of:=0.01*([.B43]+[.B43]^2*0.1+[.C43]*[.D43])/([.C43]*[.D43]-[.B43])" office:value-type="float" office:value="0.0104865712470195" calcext:value-type="float">
            <text:p>0.01049</text:p>
          </table:table-cell>
          <table:table-cell table:style-name="ce20" office:value-type="string" calcext:value-type="string">
            <text:p>5,019,930,913</text:p>
          </table:table-cell>
          <table:table-cell table:number-columns-repeated="1016"/>
        </table:table-row>
        <table:table-row table:style-name="ro1">
          <table:table-cell table:style-name="ce7" table:formula="of:=[.A43]+1" office:value-type="float" office:value="42" calcext:value-type="float">
            <text:p>42</text:p>
          </table:table-cell>
          <table:table-cell table:style-name="ce13" table:formula="of:=RAND()*180" office:value-type="float" office:value="117.549081472084" calcext:value-type="float">
            <text:p>117.549081472084</text:p>
          </table:table-cell>
          <table:table-cell table:style-name="ce13" table:formula="of:=RAND()*180" office:value-type="float" office:value="14.8628388309784" calcext:value-type="float">
            <text:p>14.8628388309784</text:p>
          </table:table-cell>
          <table:table-cell table:style-name="ce13" table:formula="of:=RAND()*180" office:value-type="float" office:value="104.764027498085" calcext:value-type="float">
            <text:p>104.764027498085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4]*EXP([.C44]/180)-[.D44]/([.C44]^2))/180" office:value-type="float" office:value="0.706627782719499" calcext:value-type="float">
            <text:p>0.706627782719499</text:p>
          </table:table-cell>
          <table:table-cell table:style-name="ce19" table:formula="of:=0.01*([.B44]+[.B44]^2*0.1+[.C44]*[.D44])/([.C44]*[.D44]-[.B44])" office:value-type="float" office:value="0.0212318853614421" calcext:value-type="float">
            <text:p>0.02123</text:p>
          </table:table-cell>
          <table:table-cell table:style-name="ce20" office:value-type="string" calcext:value-type="string">
            <text:p>5,290,941,245</text:p>
          </table:table-cell>
          <table:table-cell table:number-columns-repeated="1016"/>
        </table:table-row>
        <table:table-row table:style-name="ro1">
          <table:table-cell table:style-name="ce7" table:formula="of:=[.A44]+1" office:value-type="float" office:value="43" calcext:value-type="float">
            <text:p>43</text:p>
          </table:table-cell>
          <table:table-cell table:style-name="ce13" table:formula="of:=RAND()*180" office:value-type="float" office:value="121.660667625375" calcext:value-type="float">
            <text:p>121.660667625375</text:p>
          </table:table-cell>
          <table:table-cell table:style-name="ce13" table:formula="of:=RAND()*180" office:value-type="float" office:value="172.676282241915" calcext:value-type="float">
            <text:p>172.676282241915</text:p>
          </table:table-cell>
          <table:table-cell table:style-name="ce13" table:formula="of:=RAND()*180" office:value-type="float" office:value="107.348584571327" calcext:value-type="float">
            <text:p>107.34858457132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5]*EXP([.C45]/180)-[.D45]/([.C45]^2))/180" office:value-type="float" office:value="1.76399345304636" calcext:value-type="float">
            <text:p>1.76399345304636</text:p>
          </table:table-cell>
          <table:table-cell table:style-name="ce19" table:formula="of:=0.01*([.B45]+[.B45]^2*0.1+[.C45]*[.D45])/([.C45]*[.D45]-[.B45])" office:value-type="float" office:value="0.0109359017525675" calcext:value-type="float">
            <text:p>0.01094</text:p>
          </table:table-cell>
          <table:table-cell table:style-name="ce20" office:value-type="string" calcext:value-type="string">
            <text:p>5,561,951,577</text:p>
          </table:table-cell>
          <table:table-cell table:number-columns-repeated="1016"/>
        </table:table-row>
        <table:table-row table:style-name="ro1">
          <table:table-cell table:style-name="ce7" table:formula="of:=[.A45]+1" office:value-type="float" office:value="44" calcext:value-type="float">
            <text:p>44</text:p>
          </table:table-cell>
          <table:table-cell table:style-name="ce13" table:formula="of:=RAND()*180" office:value-type="float" office:value="103.260983263373" calcext:value-type="float">
            <text:p>103.260983263373</text:p>
          </table:table-cell>
          <table:table-cell table:style-name="ce13" table:formula="of:=RAND()*180" office:value-type="float" office:value="172.279334069411" calcext:value-type="float">
            <text:p>172.279334069411</text:p>
          </table:table-cell>
          <table:table-cell table:style-name="ce13" table:formula="of:=RAND()*180" office:value-type="float" office:value="88.9217523135756" calcext:value-type="float">
            <text:p>88.9217523135756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6]*EXP([.C46]/180)-[.D46]/([.C46]^2))/180" office:value-type="float" office:value="1.49391325202126" calcext:value-type="float">
            <text:p>1.49391325202126</text:p>
          </table:table-cell>
          <table:table-cell table:style-name="ce19" table:formula="of:=0.01*([.B46]+[.B46]^2*0.1+[.C46]*[.D46])/([.C46]*[.D46]-[.B46])" office:value-type="float" office:value="0.0108364846573253" calcext:value-type="float">
            <text:p>0.01084</text:p>
          </table:table-cell>
          <table:table-cell table:style-name="ce20" office:value-type="string" calcext:value-type="string">
            <text:p>5,832,961,909</text:p>
          </table:table-cell>
          <table:table-cell table:number-columns-repeated="1016"/>
        </table:table-row>
        <table:table-row table:style-name="ro1">
          <table:table-cell table:style-name="ce7" table:formula="of:=[.A46]+1" office:value-type="float" office:value="45" calcext:value-type="float">
            <text:p>45</text:p>
          </table:table-cell>
          <table:table-cell table:style-name="ce13" table:formula="of:=RAND()*180" office:value-type="float" office:value="176.950801562319" calcext:value-type="float">
            <text:p>176.950801562319</text:p>
          </table:table-cell>
          <table:table-cell table:style-name="ce13" table:formula="of:=RAND()*180" office:value-type="float" office:value="39.7693946723869" calcext:value-type="float">
            <text:p>39.7693946723869</text:p>
          </table:table-cell>
          <table:table-cell table:style-name="ce13" table:formula="of:=RAND()*180" office:value-type="float" office:value="10.1767390099738" calcext:value-type="float">
            <text:p>10.1767390099738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7]*EXP([.C47]/180)-[.D47]/([.C47]^2))/180" office:value-type="float" office:value="1.22608579224035" calcext:value-type="float">
            <text:p>1.22608579224035</text:p>
          </table:table-cell>
          <table:table-cell table:style-name="ce19" table:formula="of:=0.01*([.B47]+[.B47]^2*0.1+[.C47]*[.D47])/([.C47]*[.D47]-[.B47])" office:value-type="float" office:value="0.163006559493005" calcext:value-type="float">
            <text:p>0.16301</text:p>
          </table:table-cell>
          <table:table-cell table:style-name="ce20" office:value-type="string" calcext:value-type="string">
            <text:p>6,103,972,241</text:p>
          </table:table-cell>
          <table:table-cell table:number-columns-repeated="1016"/>
        </table:table-row>
        <table:table-row table:style-name="ro1">
          <table:table-cell table:style-name="ce7" table:formula="of:=[.A47]+1" office:value-type="float" office:value="46" calcext:value-type="float">
            <text:p>46</text:p>
          </table:table-cell>
          <table:table-cell table:style-name="ce13" table:formula="of:=RAND()*180" office:value-type="float" office:value="31.1933563289045" calcext:value-type="float">
            <text:p>31.1933563289045</text:p>
          </table:table-cell>
          <table:table-cell table:style-name="ce13" table:formula="of:=RAND()*180" office:value-type="float" office:value="128.058849695026" calcext:value-type="float">
            <text:p>128.058849695026</text:p>
          </table:table-cell>
          <table:table-cell table:style-name="ce13" table:formula="of:=RAND()*180" office:value-type="float" office:value="113.716170866369" calcext:value-type="float">
            <text:p>113.716170866369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8]*EXP([.C48]/180)-[.D48]/([.C48]^2))/180" office:value-type="float" office:value="0.352952142519899" calcext:value-type="float">
            <text:p>0.352952142519899</text:p>
          </table:table-cell>
          <table:table-cell table:style-name="ce19" table:formula="of:=0.01*([.B48]+[.B48]^2*0.1+[.C48]*[.D48])/([.C48]*[.D48]-[.B48])" office:value-type="float" office:value="0.0101098942997075" calcext:value-type="float">
            <text:p>0.01011</text:p>
          </table:table-cell>
          <table:table-cell table:style-name="ce20" office:value-type="string" calcext:value-type="string">
            <text:p>6,374,982,573</text:p>
          </table:table-cell>
          <table:table-cell table:number-columns-repeated="1016"/>
        </table:table-row>
        <table:table-row table:style-name="ro1">
          <table:table-cell table:style-name="ce7" table:formula="of:=[.A48]+1" office:value-type="float" office:value="47" calcext:value-type="float">
            <text:p>47</text:p>
          </table:table-cell>
          <table:table-cell table:style-name="ce13" table:formula="of:=RAND()*180" office:value-type="float" office:value="114.780985959888" calcext:value-type="float">
            <text:p>114.780985959888</text:p>
          </table:table-cell>
          <table:table-cell table:style-name="ce13" table:formula="of:=RAND()*180" office:value-type="float" office:value="16.6824434304321" calcext:value-type="float">
            <text:p>16.6824434304321</text:p>
          </table:table-cell>
          <table:table-cell table:style-name="ce13" table:formula="of:=RAND()*180" office:value-type="float" office:value="49.9870200703578" calcext:value-type="float">
            <text:p>49.9870200703578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9]*EXP([.C49]/180)-[.D49]/([.C49]^2))/180" office:value-type="float" office:value="0.698599189541164" calcext:value-type="float">
            <text:p>0.698599189541164</text:p>
          </table:table-cell>
          <table:table-cell table:style-name="ce19" table:formula="of:=0.01*([.B49]+[.B49]^2*0.1+[.C49]*[.D49])/([.C49]*[.D49]-[.B49])" office:value-type="float" office:value="0.0315126744533301" calcext:value-type="float">
            <text:p>0.03151</text:p>
          </table:table-cell>
          <table:table-cell table:style-name="ce20" office:value-type="string" calcext:value-type="string">
            <text:p>6,645,992,905</text:p>
          </table:table-cell>
          <table:table-cell table:number-columns-repeated="1016"/>
        </table:table-row>
        <table:table-row table:style-name="ro1">
          <table:table-cell table:style-name="ce7" table:formula="of:=[.A49]+1" office:value-type="float" office:value="48" calcext:value-type="float">
            <text:p>48</text:p>
          </table:table-cell>
          <table:table-cell table:style-name="ce13" table:formula="of:=RAND()*180" office:value-type="float" office:value="165.401343192757" calcext:value-type="float">
            <text:p>165.401343192757</text:p>
          </table:table-cell>
          <table:table-cell table:style-name="ce13" table:formula="of:=RAND()*180" office:value-type="float" office:value="118.826294988999" calcext:value-type="float">
            <text:p>118.826294988999</text:p>
          </table:table-cell>
          <table:table-cell table:style-name="ce13" table:formula="of:=RAND()*180" office:value-type="float" office:value="43.802535642359" calcext:value-type="float">
            <text:p>43.802535642359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0]*EXP([.C50]/180)-[.D50]/([.C50]^2))/180" office:value-type="float" office:value="1.77811611811156" calcext:value-type="float">
            <text:p>1.77811611811156</text:p>
          </table:table-cell>
          <table:table-cell table:style-name="ce19" table:formula="of:=0.01*([.B50]+[.B50]^2*0.1+[.C50]*[.D50])/([.C50]*[.D50]-[.B50])" office:value-type="float" office:value="0.0160850643579379" calcext:value-type="float">
            <text:p>0.01609</text:p>
          </table:table-cell>
          <table:table-cell table:style-name="ce21" office:value-type="string" calcext:value-type="string">
            <text:p>6,917,003,237</text:p>
          </table:table-cell>
          <table:table-cell table:number-columns-repeated="1016"/>
        </table:table-row>
        <table:table-row table:style-name="ro1">
          <table:table-cell table:style-name="ce7" table:formula="of:=[.A50]+1" office:value-type="float" office:value="49" calcext:value-type="float">
            <text:p>49</text:p>
          </table:table-cell>
          <table:table-cell table:style-name="ce13" table:formula="of:=RAND()*180" office:value-type="float" office:value="73.7954340418197" calcext:value-type="float">
            <text:p>73.7954340418197</text:p>
          </table:table-cell>
          <table:table-cell table:style-name="ce13" table:formula="of:=RAND()*180" office:value-type="float" office:value="51.3194435003915" calcext:value-type="float">
            <text:p>51.3194435003915</text:p>
          </table:table-cell>
          <table:table-cell table:style-name="ce13" table:formula="of:=RAND()*180" office:value-type="float" office:value="92.0639766889969" calcext:value-type="float">
            <text:p>92.0639766889969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1]*EXP([.C51]/180)-[.D51]/([.C51]^2))/180" office:value-type="float" office:value="0.545033390366996" calcext:value-type="float">
            <text:p>0.545033390366996</text:p>
          </table:table-cell>
          <table:table-cell table:style-name="ce19" table:formula="of:=0.01*([.B51]+[.B51]^2*0.1+[.C51]*[.D51])/([.C51]*[.D51]-[.B51])" office:value-type="float" office:value="0.011488251643215" calcext:value-type="float">
            <text:p>0.01149</text:p>
          </table:table-cell>
          <table:table-cell table:style-name="ce21" office:value-type="string" calcext:value-type="string">
            <text:p>7,188,013,569</text:p>
          </table:table-cell>
          <table:table-cell table:number-columns-repeated="1016"/>
        </table:table-row>
        <table:table-row table:style-name="ro1">
          <table:table-cell table:style-name="ce7" table:formula="of:=[.A51]+1" office:value-type="float" office:value="50" calcext:value-type="float">
            <text:p>50</text:p>
          </table:table-cell>
          <table:table-cell table:style-name="ce13" table:formula="of:=RAND()*180" office:value-type="float" office:value="80.4992108113346" calcext:value-type="float">
            <text:p>80.4992108113346</text:p>
          </table:table-cell>
          <table:table-cell table:style-name="ce13" table:formula="of:=RAND()*180" office:value-type="float" office:value="136.139087050853" calcext:value-type="float">
            <text:p>136.139087050853</text:p>
          </table:table-cell>
          <table:table-cell table:style-name="ce13" table:formula="of:=RAND()*180" office:value-type="float" office:value="142.354290298108" calcext:value-type="float">
            <text:p>142.354290298108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2]*EXP([.C52]/180)-[.D52]/([.C52]^2))/180" office:value-type="float" office:value="0.952727842468356" calcext:value-type="float">
            <text:p>0.952727842468356</text:p>
          </table:table-cell>
          <table:table-cell table:style-name="ce19" table:formula="of:=0.01*([.B52]+[.B52]^2*0.1+[.C52]*[.D52])/([.C52]*[.D52]-[.B52])" office:value-type="float" office:value="0.0104191877459511" calcext:value-type="float">
            <text:p>0.01042</text:p>
          </table:table-cell>
          <table:table-cell table:style-name="ce21" office:value-type="string" calcext:value-type="string">
            <text:p>7,459,023,901</text:p>
          </table:table-cell>
          <table:table-cell table:number-columns-repeated="1016"/>
        </table:table-row>
        <table:table-row table:style-name="ro1">
          <table:table-cell table:style-name="ce7" table:formula="of:=[.A52]+1" office:value-type="float" office:value="51" calcext:value-type="float">
            <text:p>51</text:p>
          </table:table-cell>
          <table:table-cell table:style-name="ce13" table:formula="of:=RAND()*180" office:value-type="float" office:value="13.9019206556712" calcext:value-type="float">
            <text:p>13.9019206556712</text:p>
          </table:table-cell>
          <table:table-cell table:style-name="ce13" table:formula="of:=RAND()*180" office:value-type="float" office:value="64.6849504063193" calcext:value-type="float">
            <text:p>64.6849504063193</text:p>
          </table:table-cell>
          <table:table-cell table:style-name="ce13" table:formula="of:=RAND()*180" office:value-type="float" office:value="58.3993683824771" calcext:value-type="float">
            <text:p>58.3993683824771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3]*EXP([.C53]/180)-[.D53]/([.C53]^2))/180" office:value-type="float" office:value="0.110551903033408" calcext:value-type="float">
            <text:p>0.110551903033408</text:p>
          </table:table-cell>
          <table:table-cell table:style-name="ce19" table:formula="of:=0.01*([.B53]+[.B53]^2*0.1+[.C53]*[.D53])/([.C53]*[.D53]-[.B53])" office:value-type="float" office:value="0.0101252243881062" calcext:value-type="float">
            <text:p>0.01013</text:p>
          </table:table-cell>
          <table:table-cell table:style-name="ce21" office:value-type="string" calcext:value-type="string">
            <text:p>7,730,034,233</text:p>
          </table:table-cell>
          <table:table-cell table:number-columns-repeated="1016"/>
        </table:table-row>
        <table:table-row table:style-name="ro1">
          <table:table-cell table:style-name="ce7" table:formula="of:=[.A53]+1" office:value-type="float" office:value="52" calcext:value-type="float">
            <text:p>52</text:p>
          </table:table-cell>
          <table:table-cell table:style-name="ce13" table:formula="of:=RAND()*180" office:value-type="float" office:value="5.64874329751155" calcext:value-type="float">
            <text:p>5.64874329751155</text:p>
          </table:table-cell>
          <table:table-cell table:style-name="ce13" table:formula="of:=RAND()*180" office:value-type="float" office:value="121.061754589053" calcext:value-type="float">
            <text:p>121.061754589053</text:p>
          </table:table-cell>
          <table:table-cell table:style-name="ce13" table:formula="of:=RAND()*180" office:value-type="float" office:value="92.72787594426" calcext:value-type="float">
            <text:p>92.72787594426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4]*EXP([.C54]/180)-[.D54]/([.C54]^2))/180" office:value-type="float" office:value="0.061450070476296" calcext:value-type="float">
            <text:p>0.061450070476296</text:p>
          </table:table-cell>
          <table:table-cell table:style-name="ce19" table:formula="of:=0.01*([.B54]+[.B54]^2*0.1+[.C54]*[.D54])/([.C54]*[.D54]-[.B54])" office:value-type="float" office:value="0.0100129127648751" calcext:value-type="float">
            <text:p>0.01001</text:p>
          </table:table-cell>
          <table:table-cell table:style-name="ce21" office:value-type="string" calcext:value-type="string">
            <text:p>8,001,044,565</text:p>
          </table:table-cell>
          <table:table-cell table:number-columns-repeated="1016"/>
        </table:table-row>
        <table:table-row table:style-name="ro1">
          <table:table-cell table:style-name="ce7" table:formula="of:=[.A54]+1" office:value-type="float" office:value="53" calcext:value-type="float">
            <text:p>53</text:p>
          </table:table-cell>
          <table:table-cell table:style-name="ce13" table:formula="of:=RAND()*180" office:value-type="float" office:value="130.560009728574" calcext:value-type="float">
            <text:p>130.560009728574</text:p>
          </table:table-cell>
          <table:table-cell table:style-name="ce13" table:formula="of:=RAND()*180" office:value-type="float" office:value="146.654274706029" calcext:value-type="float">
            <text:p>146.654274706029</text:p>
          </table:table-cell>
          <table:table-cell table:style-name="ce13" table:formula="of:=RAND()*180" office:value-type="float" office:value="165.349912529312" calcext:value-type="float">
            <text:p>165.34991252931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5]*EXP([.C55]/180)-[.D55]/([.C55]^2))/180" office:value-type="float" office:value="1.6381966180558" calcext:value-type="float">
            <text:p>1.6381966180558</text:p>
          </table:table-cell>
          <table:table-cell table:style-name="ce19" table:formula="of:=0.01*([.B55]+[.B55]^2*0.1+[.C55]*[.D55])/([.C55]*[.D55]-[.B55])" office:value-type="float" office:value="0.0108150151946198" calcext:value-type="float">
            <text:p>0.01082</text:p>
          </table:table-cell>
          <table:table-cell table:style-name="ce21" office:value-type="string" calcext:value-type="string">
            <text:p>8,272,054,897</text:p>
          </table:table-cell>
          <table:table-cell table:number-columns-repeated="1016"/>
        </table:table-row>
        <table:table-row table:style-name="ro1">
          <table:table-cell table:style-name="ce7" table:formula="of:=[.A55]+1" office:value-type="float" office:value="54" calcext:value-type="float">
            <text:p>54</text:p>
          </table:table-cell>
          <table:table-cell table:style-name="ce13" table:formula="of:=RAND()*180" office:value-type="float" office:value="155.814585352873" calcext:value-type="float">
            <text:p>155.814585352873</text:p>
          </table:table-cell>
          <table:table-cell table:style-name="ce13" table:formula="of:=RAND()*180" office:value-type="float" office:value="10.7641786332281" calcext:value-type="float">
            <text:p>10.7641786332281</text:p>
          </table:table-cell>
          <table:table-cell table:style-name="ce13" table:formula="of:=RAND()*180" office:value-type="float" office:value="53.3174348530107" calcext:value-type="float">
            <text:p>53.3174348530107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6]*EXP([.C56]/180)-[.D56]/([.C56]^2))/180" office:value-type="float" office:value="0.91642522362027" calcext:value-type="float">
            <text:p>0.91642522362027</text:p>
          </table:table-cell>
          <table:table-cell table:style-name="ce19" table:formula="of:=0.01*([.B56]+[.B56]^2*0.1+[.C56]*[.D56])/([.C56]*[.D56]-[.B56])" office:value-type="float" office:value="0.0755207539686847" calcext:value-type="float">
            <text:p>0.07552</text:p>
          </table:table-cell>
          <table:table-cell table:style-name="ce21" office:value-type="string" calcext:value-type="string">
            <text:p>8,543,065,229</text:p>
          </table:table-cell>
          <table:table-cell table:number-columns-repeated="1016"/>
        </table:table-row>
        <table:table-row table:style-name="ro1">
          <table:table-cell table:style-name="ce7" table:formula="of:=[.A56]+1" office:value-type="float" office:value="55" calcext:value-type="float">
            <text:p>55</text:p>
          </table:table-cell>
          <table:table-cell table:style-name="ce13" table:formula="of:=RAND()*180" office:value-type="float" office:value="143.068843571023" calcext:value-type="float">
            <text:p>143.068843571023</text:p>
          </table:table-cell>
          <table:table-cell table:style-name="ce13" table:formula="of:=RAND()*180" office:value-type="float" office:value="163.47685149721" calcext:value-type="float">
            <text:p>163.47685149721</text:p>
          </table:table-cell>
          <table:table-cell table:style-name="ce13" table:formula="of:=RAND()*180" office:value-type="float" office:value="163.51118452558" calcext:value-type="float">
            <text:p>163.51118452558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7]*EXP([.C57]/180)-[.D57]/([.C57]^2))/180" office:value-type="float" office:value="1.97103063821458" calcext:value-type="float">
            <text:p>1.97103063821458</text:p>
          </table:table-cell>
          <table:table-cell table:style-name="ce19" table:formula="of:=0.01*([.B57]+[.B57]^2*0.1+[.C57]*[.D57])/([.C57]*[.D57]-[.B57])" office:value-type="float" office:value="0.0108774917675258" calcext:value-type="float">
            <text:p>0.01088</text:p>
          </table:table-cell>
          <table:table-cell table:style-name="ce21" office:value-type="string" calcext:value-type="string">
            <text:p>8,814,075,561</text:p>
          </table:table-cell>
          <table:table-cell table:number-columns-repeated="1016"/>
        </table:table-row>
        <table:table-row table:style-name="ro1">
          <table:table-cell table:style-name="ce7" table:formula="of:=[.A57]+1" office:value-type="float" office:value="56" calcext:value-type="float">
            <text:p>56</text:p>
          </table:table-cell>
          <table:table-cell table:style-name="ce13" table:formula="of:=RAND()*180" office:value-type="float" office:value="65.5425608708069" calcext:value-type="float">
            <text:p>65.5425608708069</text:p>
          </table:table-cell>
          <table:table-cell table:style-name="ce13" table:formula="of:=RAND()*180" office:value-type="float" office:value="160.617703913492" calcext:value-type="float">
            <text:p>160.617703913492</text:p>
          </table:table-cell>
          <table:table-cell table:style-name="ce13" table:formula="of:=RAND()*180" office:value-type="float" office:value="1.41525755551467" calcext:value-type="float">
            <text:p>1.41525755551467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8]*EXP([.C58]/180)-[.D58]/([.C58]^2))/180" office:value-type="float" office:value="0.888752130566959" calcext:value-type="float">
            <text:p>0.888752130566959</text:p>
          </table:table-cell>
          <table:table-cell table:style-name="ce19" table:formula="of:=0.01*([.B58]+[.B58]^2*0.1+[.C58]*[.D58])/([.C58]*[.D58]-[.B58])" office:value-type="float" office:value="0.0446577205058212" calcext:value-type="float">
            <text:p>0.04466</text:p>
          </table:table-cell>
          <table:table-cell table:style-name="ce22" office:value-type="string" calcext:value-type="string">
            <text:p>9,085,085,893</text:p>
          </table:table-cell>
          <table:table-cell table:number-columns-repeated="1016"/>
        </table:table-row>
        <table:table-row table:style-name="ro1">
          <table:table-cell table:style-name="ce7" table:formula="of:=[.A58]+1" office:value-type="float" office:value="57" calcext:value-type="float">
            <text:p>57</text:p>
          </table:table-cell>
          <table:table-cell table:style-name="ce13" table:formula="of:=RAND()*180" office:value-type="float" office:value="66.805633488109" calcext:value-type="float">
            <text:p>66.805633488109</text:p>
          </table:table-cell>
          <table:table-cell table:style-name="ce13" table:formula="of:=RAND()*180" office:value-type="float" office:value="51.3835937982329" calcext:value-type="float">
            <text:p>51.3835937982329</text:p>
          </table:table-cell>
          <table:table-cell table:style-name="ce13" table:formula="of:=RAND()*180" office:value-type="float" office:value="29.1482636914586" calcext:value-type="float">
            <text:p>29.1482636914586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9]*EXP([.C59]/180)-[.D59]/([.C59]^2))/180" office:value-type="float" office:value="0.493699002954045" calcext:value-type="float">
            <text:p>0.493699002954045</text:p>
          </table:table-cell>
          <table:table-cell table:style-name="ce19" table:formula="of:=0.01*([.B59]+[.B59]^2*0.1+[.C59]*[.D59])/([.C59]*[.D59]-[.B59])" office:value-type="float" office:value="0.0140526631909907" calcext:value-type="float">
            <text:p>0.01405</text:p>
          </table:table-cell>
          <table:table-cell table:style-name="ce22" office:value-type="string" calcext:value-type="string">
            <text:p>9,356,096,225</text:p>
          </table:table-cell>
          <table:table-cell table:number-columns-repeated="1016"/>
        </table:table-row>
        <table:table-row table:style-name="ro1">
          <table:table-cell table:style-name="ce7" table:formula="of:=[.A59]+1" office:value-type="float" office:value="58" calcext:value-type="float">
            <text:p>58</text:p>
          </table:table-cell>
          <table:table-cell table:style-name="ce13" table:formula="of:=RAND()*180" office:value-type="float" office:value="35.4972704231944" calcext:value-type="float">
            <text:p>35.4972704231944</text:p>
          </table:table-cell>
          <table:table-cell table:style-name="ce13" table:formula="of:=RAND()*180" office:value-type="float" office:value="122.607796252172" calcext:value-type="float">
            <text:p>122.607796252172</text:p>
          </table:table-cell>
          <table:table-cell table:style-name="ce13" table:formula="of:=RAND()*180" office:value-type="float" office:value="155.430097737652" calcext:value-type="float">
            <text:p>155.430097737652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60]*EXP([.C60]/180)-[.D60]/([.C60]^2))/180" office:value-type="float" office:value="0.389654812100248" calcext:value-type="float">
            <text:p>0.389654812100248</text:p>
          </table:table-cell>
          <table:table-cell table:style-name="ce19" table:formula="of:=0.01*([.B60]+[.B60]^2*0.1+[.C60]*[.D60])/([.C60]*[.D60]-[.B60])" office:value-type="float" office:value="0.0101035674034941" calcext:value-type="float">
            <text:p>0.01010</text:p>
          </table:table-cell>
          <table:table-cell table:style-name="ce22" office:value-type="string" calcext:value-type="string">
            <text:p>9,627,106,557</text:p>
          </table:table-cell>
          <table:table-cell table:number-columns-repeated="1016"/>
        </table:table-row>
        <table:table-row table:style-name="ro1">
          <table:table-cell table:style-name="ce7" table:formula="of:=[.A60]+1" office:value-type="float" office:value="59" calcext:value-type="float">
            <text:p>59</text:p>
          </table:table-cell>
          <table:table-cell table:style-name="ce13" table:formula="of:=RAND()*180" office:value-type="float" office:value="10.8176613284088" calcext:value-type="float">
            <text:p>10.8176613284088</text:p>
          </table:table-cell>
          <table:table-cell table:style-name="ce13" table:formula="of:=RAND()*180" office:value-type="float" office:value="147.368136012457" calcext:value-type="float">
            <text:p>147.368136012457</text:p>
          </table:table-cell>
          <table:table-cell table:style-name="ce13" table:formula="of:=RAND()*180" office:value-type="float" office:value="153.509819918897" calcext:value-type="float">
            <text:p>153.509819918897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61]*EXP([.C61]/180)-[.D61]/([.C61]^2))/180" office:value-type="float" office:value="0.13623784247908" calcext:value-type="float">
            <text:p>0.13623784247908</text:p>
          </table:table-cell>
          <table:table-cell table:style-name="ce19" table:formula="of:=0.01*([.B61]+[.B61]^2*0.1+[.C61]*[.D61])/([.C61]*[.D61]-[.B61])" office:value-type="float" office:value="0.0100147435147282" calcext:value-type="float">
            <text:p>0.01001</text:p>
          </table:table-cell>
          <table:table-cell table:style-name="ce22" office:value-type="string" calcext:value-type="string">
            <text:p>9,898,116,889</text:p>
          </table:table-cell>
          <table:table-cell table:number-columns-repeated="1016"/>
        </table:table-row>
        <table:table-row table:style-name="ro1">
          <table:table-cell table:style-name="ce7" table:formula="of:=[.A61]+1" office:value-type="float" office:value="60" calcext:value-type="float">
            <text:p>60</text:p>
          </table:table-cell>
          <table:table-cell table:style-name="ce13" table:formula="of:=RAND()*180" office:value-type="float" office:value="55.3440715757219" calcext:value-type="float">
            <text:p>55.3440715757219</text:p>
          </table:table-cell>
          <table:table-cell table:style-name="ce13" table:formula="of:=RAND()*180" office:value-type="float" office:value="27.2430549538382" calcext:value-type="float">
            <text:p>27.2430549538382</text:p>
          </table:table-cell>
          <table:table-cell table:style-name="ce13" table:formula="of:=RAND()*180" office:value-type="float" office:value="170.480296325476" calcext:value-type="float">
            <text:p>170.480296325476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62]*EXP([.C62]/180)-[.D62]/([.C62]^2))/180" office:value-type="float" office:value="0.35643233771969" calcext:value-type="float">
            <text:p>0.35643233771969</text:p>
          </table:table-cell>
          <table:table-cell table:style-name="ce19" table:formula="of:=0.01*([.B62]+[.B62]^2*0.1+[.C62]*[.D62])/([.C62]*[.D62]-[.B62])" office:value-type="float" office:value="0.0109086496322165" calcext:value-type="float">
            <text:p>0.01091</text:p>
          </table:table-cell>
          <table:table-cell table:style-name="ce22" office:value-type="string" calcext:value-type="string">
            <text:p>1,016,912,722</text:p>
          </table:table-cell>
          <table:table-cell table:number-columns-repeated="1016"/>
        </table:table-row>
        <table:table-row table:style-name="ro1">
          <table:table-cell table:style-name="ce7" table:formula="of:=[.A62]+1" office:value-type="float" office:value="61" calcext:value-type="float">
            <text:p>61</text:p>
          </table:table-cell>
          <table:table-cell table:style-name="ce13" table:formula="of:=RAND()*180" office:value-type="float" office:value="103.433686196592" calcext:value-type="float">
            <text:p>103.433686196592</text:p>
          </table:table-cell>
          <table:table-cell table:style-name="ce13" table:formula="of:=RAND()*180" office:value-type="float" office:value="6.24249646285991" calcext:value-type="float">
            <text:p>6.24249646285991</text:p>
          </table:table-cell>
          <table:table-cell table:style-name="ce13" table:formula="of:=RAND()*180" office:value-type="float" office:value="2.58674060528965" calcext:value-type="float">
            <text:p>2.5867406052896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63]*EXP([.C63]/180)-[.D63]/([.C63]^2))/180" office:value-type="float" office:value="0.594540940280286" calcext:value-type="float">
            <text:p>0.594540940280286</text:p>
          </table:table-cell>
          <table:table-cell table:style-name="ce19" table:formula="of:=0.01*([.B63]+[.B63]^2*0.1+[.C63]*[.D63])/([.C63]*[.D63]-[.B63])" office:value-type="float" office:value="-0.136268656758147" calcext:value-type="float">
            <text:p>-0.13627</text:p>
          </table:table-cell>
          <table:table-cell table:style-name="ce22" office:value-type="string" calcext:value-type="string">
            <text:p>1,044,013,755</text:p>
          </table:table-cell>
          <table:table-cell table:number-columns-repeated="1016"/>
        </table:table-row>
        <table:table-row table:style-name="ro1">
          <table:table-cell table:style-name="ce7" table:formula="of:=[.A63]+1" office:value-type="float" office:value="62" calcext:value-type="float">
            <text:p>62</text:p>
          </table:table-cell>
          <table:table-cell table:style-name="ce13" table:formula="of:=RAND()*180" office:value-type="float" office:value="72.5462149110996" calcext:value-type="float">
            <text:p>72.5462149110996</text:p>
          </table:table-cell>
          <table:table-cell table:style-name="ce13" table:formula="of:=RAND()*180" office:value-type="float" office:value="128.555979800636" calcext:value-type="float">
            <text:p>128.555979800636</text:p>
          </table:table-cell>
          <table:table-cell table:style-name="ce13" table:formula="of:=RAND()*180" office:value-type="float" office:value="141.795235519654" calcext:value-type="float">
            <text:p>141.795235519654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64]*EXP([.C64]/180)-[.D64]/([.C64]^2))/180" office:value-type="float" office:value="0.823171216558108" calcext:value-type="float">
            <text:p>0.823171216558108</text:p>
          </table:table-cell>
          <table:table-cell table:style-name="ce19" table:formula="of:=0.01*([.B64]+[.B64]^2*0.1+[.C64]*[.D64])/([.C64]*[.D64]-[.B64])" office:value-type="float" office:value="0.0103697867538137" calcext:value-type="float">
            <text:p>0.01037</text:p>
          </table:table-cell>
          <table:table-cell table:style-name="ce22" office:value-type="string" calcext:value-type="string">
            <text:p>1,071,114,788</text:p>
          </table:table-cell>
          <table:table-cell table:number-columns-repeated="1016"/>
        </table:table-row>
        <table:table-row table:style-name="ro1">
          <table:table-cell table:style-name="ce7" table:formula="of:=[.A64]+1" office:value-type="float" office:value="63" calcext:value-type="float">
            <text:p>63</text:p>
          </table:table-cell>
          <table:table-cell table:style-name="ce13" table:formula="of:=RAND()*180" office:value-type="float" office:value="164.65192266896" calcext:value-type="float">
            <text:p>164.65192266896</text:p>
          </table:table-cell>
          <table:table-cell table:style-name="ce13" table:formula="of:=RAND()*180" office:value-type="float" office:value="73.0129834446284" calcext:value-type="float">
            <text:p>73.0129834446284</text:p>
          </table:table-cell>
          <table:table-cell table:style-name="ce13" table:formula="of:=RAND()*180" office:value-type="float" office:value="152.193114906365" calcext:value-type="float">
            <text:p>152.19311490636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65]*EXP([.C65]/180)-[.D65]/([.C65]^2))/180" office:value-type="float" office:value="1.37216383947449" calcext:value-type="float">
            <text:p>1.37216383947449</text:p>
          </table:table-cell>
          <table:table-cell table:style-name="ce19" table:formula="of:=0.01*([.B65]+[.B65]^2*0.1+[.C65]*[.D65])/([.C65]*[.D65]-[.B65])" office:value-type="float" office:value="0.0127772105251559" calcext:value-type="float">
            <text:p>0.01278</text:p>
          </table:table-cell>
          <table:table-cell table:style-name="ce22" office:value-type="string" calcext:value-type="string">
            <text:p>1,098,215,822</text:p>
          </table:table-cell>
          <table:table-cell table:number-columns-repeated="1016"/>
        </table:table-row>
        <table:table-row table:style-name="ro1">
          <table:table-cell table:style-name="ce7" table:formula="of:=[.A65]+1" office:value-type="float" office:value="64" calcext:value-type="float">
            <text:p>64</text:p>
          </table:table-cell>
          <table:table-cell table:style-name="ce13" table:formula="of:=RAND()*180" office:value-type="float" office:value="28.0905342461407" calcext:value-type="float">
            <text:p>28.0905342461407</text:p>
          </table:table-cell>
          <table:table-cell table:style-name="ce13" table:formula="of:=RAND()*180" office:value-type="float" office:value="96.6744999060611" calcext:value-type="float">
            <text:p>96.6744999060611</text:p>
          </table:table-cell>
          <table:table-cell table:style-name="ce13" table:formula="of:=RAND()*180" office:value-type="float" office:value="116.902867690877" calcext:value-type="float">
            <text:p>116.90286769087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66]*EXP([.C66]/180)-[.D66]/([.C66]^2))/180" office:value-type="float" office:value="0.266947326420314" calcext:value-type="float">
            <text:p>0.266947326420314</text:p>
          </table:table-cell>
          <table:table-cell table:style-name="ce19" table:formula="of:=0.01*([.B66]+[.B66]^2*0.1+[.C66]*[.D66])/([.C66]*[.D66]-[.B66])" office:value-type="float" office:value="0.0101198293786055" calcext:value-type="float">
            <text:p>0.01012</text:p>
          </table:table-cell>
          <table:table-cell table:style-name="ce23" office:value-type="string" calcext:value-type="string">
            <text:p>1,125,316,855</text:p>
          </table:table-cell>
          <table:table-cell table:number-columns-repeated="1016"/>
        </table:table-row>
        <table:table-row table:style-name="ro1">
          <table:table-cell table:style-name="ce7" table:formula="of:=[.A66]+1" office:value-type="float" office:value="65" calcext:value-type="float">
            <text:p>65</text:p>
          </table:table-cell>
          <table:table-cell table:style-name="ce13" table:formula="of:=RAND()*180" office:value-type="float" office:value="20.4947806468183" calcext:value-type="float">
            <text:p>20.4947806468183</text:p>
          </table:table-cell>
          <table:table-cell table:style-name="ce13" table:formula="of:=RAND()*180" office:value-type="float" office:value="6.11407552634137" calcext:value-type="float">
            <text:p>6.11407552634137</text:p>
          </table:table-cell>
          <table:table-cell table:style-name="ce13" table:formula="of:=RAND()*180" office:value-type="float" office:value="69.6163305861244" calcext:value-type="float">
            <text:p>69.6163305861244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67]*EXP([.C67]/180)-[.D67]/([.C67]^2))/180" office:value-type="float" office:value="0.107447706577048" calcext:value-type="float">
            <text:p>0.107447706577048</text:p>
          </table:table-cell>
          <table:table-cell table:style-name="ce19" table:formula="of:=0.01*([.B67]+[.B67]^2*0.1+[.C67]*[.D67])/([.C67]*[.D67]-[.B67])" office:value-type="float" office:value="0.0120484819393255" calcext:value-type="float">
            <text:p>0.01205</text:p>
          </table:table-cell>
          <table:table-cell table:style-name="ce23" office:value-type="string" calcext:value-type="string">
            <text:p>1,152,417,888</text:p>
          </table:table-cell>
          <table:table-cell table:number-columns-repeated="1016"/>
        </table:table-row>
        <table:table-row table:style-name="ro1">
          <table:table-cell table:style-name="ce7" table:formula="of:=[.A67]+1" office:value-type="float" office:value="66" calcext:value-type="float">
            <text:p>66</text:p>
          </table:table-cell>
          <table:table-cell table:style-name="ce13" table:formula="of:=RAND()*180" office:value-type="float" office:value="133.565884722287" calcext:value-type="float">
            <text:p>133.565884722287</text:p>
          </table:table-cell>
          <table:table-cell table:style-name="ce13" table:formula="of:=RAND()*180" office:value-type="float" office:value="81.5285673519176" calcext:value-type="float">
            <text:p>81.5285673519176</text:p>
          </table:table-cell>
          <table:table-cell table:style-name="ce13" table:formula="of:=RAND()*180" office:value-type="float" office:value="118.145655828227" calcext:value-type="float">
            <text:p>118.14565582822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68]*EXP([.C68]/180)-[.D68]/([.C68]^2))/180" office:value-type="float" office:value="1.16706249146357" calcext:value-type="float">
            <text:p>1.16706249146357</text:p>
          </table:table-cell>
          <table:table-cell table:style-name="ce19" table:formula="of:=0.01*([.B68]+[.B68]^2*0.1+[.C68]*[.D68])/([.C68]*[.D68]-[.B68])" office:value-type="float" office:value="0.0121593698156778" calcext:value-type="float">
            <text:p>0.01216</text:p>
          </table:table-cell>
          <table:table-cell table:style-name="ce23" office:value-type="string" calcext:value-type="string">
            <text:p>1,179,518,921</text:p>
          </table:table-cell>
          <table:table-cell table:number-columns-repeated="1016"/>
        </table:table-row>
        <table:table-row table:style-name="ro1">
          <table:table-cell table:style-name="ce7" table:formula="of:=[.A68]+1" office:value-type="float" office:value="67" calcext:value-type="float">
            <text:p>67</text:p>
          </table:table-cell>
          <table:table-cell table:style-name="ce13" table:formula="of:=RAND()*180" office:value-type="float" office:value="72.5877046177451" calcext:value-type="float">
            <text:p>72.5877046177451</text:p>
          </table:table-cell>
          <table:table-cell table:style-name="ce13" table:formula="of:=RAND()*180" office:value-type="float" office:value="62.4831820934194" calcext:value-type="float">
            <text:p>62.4831820934194</text:p>
          </table:table-cell>
          <table:table-cell table:style-name="ce13" table:formula="of:=RAND()*180" office:value-type="float" office:value="141.984392895349" calcext:value-type="float">
            <text:p>141.984392895349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69]*EXP([.C69]/180)-[.D69]/([.C69]^2))/180" office:value-type="float" office:value="0.570417546001392" calcext:value-type="float">
            <text:p>0.570417546001392</text:p>
          </table:table-cell>
          <table:table-cell table:style-name="ce19" table:formula="of:=0.01*([.B69]+[.B69]^2*0.1+[.C69]*[.D69])/([.C69]*[.D69]-[.B69])" office:value-type="float" office:value="0.0107638017444968" calcext:value-type="float">
            <text:p>0.01076</text:p>
          </table:table-cell>
          <table:table-cell table:style-name="ce23" office:value-type="string" calcext:value-type="string">
            <text:p>1,206,619,954</text:p>
          </table:table-cell>
          <table:table-cell table:number-columns-repeated="1016"/>
        </table:table-row>
        <table:table-row table:style-name="ro1">
          <table:table-cell table:style-name="ce7" table:formula="of:=[.A69]+1" office:value-type="float" office:value="68" calcext:value-type="float">
            <text:p>68</text:p>
          </table:table-cell>
          <table:table-cell table:style-name="ce13" table:formula="of:=RAND()*180" office:value-type="float" office:value="118.529201757928" calcext:value-type="float">
            <text:p>118.529201757928</text:p>
          </table:table-cell>
          <table:table-cell table:style-name="ce13" table:formula="of:=RAND()*180" office:value-type="float" office:value="66.2028747162988" calcext:value-type="float">
            <text:p>66.2028747162988</text:p>
          </table:table-cell>
          <table:table-cell table:style-name="ce13" table:formula="of:=RAND()*180" office:value-type="float" office:value="111.475954254707" calcext:value-type="float">
            <text:p>111.47595425470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70]*EXP([.C70]/180)-[.D70]/([.C70]^2))/180" office:value-type="float" office:value="0.951084559011343" calcext:value-type="float">
            <text:p>0.951084559011343</text:p>
          </table:table-cell>
          <table:table-cell table:style-name="ce19" table:formula="of:=0.01*([.B70]+[.B70]^2*0.1+[.C70]*[.D70])/([.C70]*[.D70]-[.B70])" office:value-type="float" office:value="0.012261207324891" calcext:value-type="float">
            <text:p>0.01226</text:p>
          </table:table-cell>
          <table:table-cell table:style-name="ce23" office:value-type="string" calcext:value-type="string">
            <text:p>1,233,720,988</text:p>
          </table:table-cell>
          <table:table-cell table:number-columns-repeated="1016"/>
        </table:table-row>
        <table:table-row table:style-name="ro1">
          <table:table-cell table:style-name="ce7" table:formula="of:=[.A70]+1" office:value-type="float" office:value="69" calcext:value-type="float">
            <text:p>69</text:p>
          </table:table-cell>
          <table:table-cell table:style-name="ce13" table:formula="of:=RAND()*180" office:value-type="float" office:value="59.3567000882976" calcext:value-type="float">
            <text:p>59.3567000882976</text:p>
          </table:table-cell>
          <table:table-cell table:style-name="ce13" table:formula="of:=RAND()*180" office:value-type="float" office:value="118.126365955847" calcext:value-type="float">
            <text:p>118.126365955847</text:p>
          </table:table-cell>
          <table:table-cell table:style-name="ce13" table:formula="of:=RAND()*180" office:value-type="float" office:value="5.14627420766549" calcext:value-type="float">
            <text:p>5.14627420766549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71]*EXP([.C71]/180)-[.D71]/([.C71]^2))/180" office:value-type="float" office:value="0.635630741175675" calcext:value-type="float">
            <text:p>0.635630741175675</text:p>
          </table:table-cell>
          <table:table-cell table:style-name="ce19" table:formula="of:=0.01*([.B71]+[.B71]^2*0.1+[.C71]*[.D71])/([.C71]*[.D71]-[.B71])" office:value-type="float" office:value="0.0185868521647416" calcext:value-type="float">
            <text:p>0.01859</text:p>
          </table:table-cell>
          <table:table-cell table:style-name="ce23" office:value-type="string" calcext:value-type="string">
            <text:p>1,260,822,021</text:p>
          </table:table-cell>
          <table:table-cell table:number-columns-repeated="1016"/>
        </table:table-row>
        <table:table-row table:style-name="ro1">
          <table:table-cell table:style-name="ce7" table:formula="of:=[.A71]+1" office:value-type="float" office:value="70" calcext:value-type="float">
            <text:p>70</text:p>
          </table:table-cell>
          <table:table-cell table:style-name="ce13" table:formula="of:=RAND()*180" office:value-type="float" office:value="83.062614236347" calcext:value-type="float">
            <text:p>83.062614236347</text:p>
          </table:table-cell>
          <table:table-cell table:style-name="ce13" table:formula="of:=RAND()*180" office:value-type="float" office:value="164.407898782495" calcext:value-type="float">
            <text:p>164.407898782495</text:p>
          </table:table-cell>
          <table:table-cell table:style-name="ce13" table:formula="of:=RAND()*180" office:value-type="float" office:value="169.325125889708" calcext:value-type="float">
            <text:p>169.325125889708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72]*EXP([.C72]/180)-[.D72]/([.C72]^2))/180" office:value-type="float" office:value="1.1502563389671" calcext:value-type="float">
            <text:p>1.1502563389671</text:p>
          </table:table-cell>
          <table:table-cell table:style-name="ce19" table:formula="of:=0.01*([.B72]+[.B72]^2*0.1+[.C72]*[.D72])/([.C72]*[.D72]-[.B72])" office:value-type="float" office:value="0.010308432706178" calcext:value-type="float">
            <text:p>0.01031</text:p>
          </table:table-cell>
          <table:table-cell table:style-name="ce23" office:value-type="string" calcext:value-type="string">
            <text:p>1,287,923,054</text:p>
          </table:table-cell>
          <table:table-cell table:number-columns-repeated="1016"/>
        </table:table-row>
        <table:table-row table:style-name="ro1">
          <table:table-cell table:style-name="ce7" table:formula="of:=[.A72]+1" office:value-type="float" office:value="71" calcext:value-type="float">
            <text:p>71</text:p>
          </table:table-cell>
          <table:table-cell table:style-name="ce13" table:formula="of:=RAND()*180" office:value-type="float" office:value="117.604549665093" calcext:value-type="float">
            <text:p>117.604549665093</text:p>
          </table:table-cell>
          <table:table-cell table:style-name="ce13" table:formula="of:=RAND()*180" office:value-type="float" office:value="165.132366890689" calcext:value-type="float">
            <text:p>165.132366890689</text:p>
          </table:table-cell>
          <table:table-cell table:style-name="ce13" table:formula="of:=RAND()*180" office:value-type="float" office:value="158.90591525908" calcext:value-type="float">
            <text:p>158.90591525908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73]*EXP([.C73]/180)-[.D73]/([.C73]^2))/180" office:value-type="float" office:value="1.63518036164024" calcext:value-type="float">
            <text:p>1.63518036164024</text:p>
          </table:table-cell>
          <table:table-cell table:style-name="ce19" table:formula="of:=0.01*([.B73]+[.B73]^2*0.1+[.C73]*[.D73])/([.C73]*[.D73]-[.B73])" office:value-type="float" office:value="0.010619491625392" calcext:value-type="float">
            <text:p>0.01062</text:p>
          </table:table-cell>
          <table:table-cell table:style-name="ce23" office:value-type="string" calcext:value-type="string">
            <text:p>1,315,024,087</text:p>
          </table:table-cell>
          <table:table-cell table:number-columns-repeated="1016"/>
        </table:table-row>
        <table:table-row table:style-name="ro1">
          <table:table-cell table:style-name="ce7" table:formula="of:=[.A73]+1" office:value-type="float" office:value="72" calcext:value-type="float">
            <text:p>72</text:p>
          </table:table-cell>
          <table:table-cell table:style-name="ce13" table:formula="of:=RAND()*180" office:value-type="float" office:value="68.2105358207874" calcext:value-type="float">
            <text:p>68.2105358207874</text:p>
          </table:table-cell>
          <table:table-cell table:style-name="ce13" table:formula="of:=RAND()*180" office:value-type="float" office:value="170.752132284532" calcext:value-type="float">
            <text:p>170.752132284532</text:p>
          </table:table-cell>
          <table:table-cell table:style-name="ce13" table:formula="of:=RAND()*180" office:value-type="float" office:value="46.9931241330851" calcext:value-type="float">
            <text:p>46.993124133085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74]*EXP([.C74]/180)-[.D74]/([.C74]^2))/180" office:value-type="float" office:value="0.978490689066212" calcext:value-type="float">
            <text:p>0.978490689066212</text:p>
          </table:table-cell>
          <table:table-cell table:style-name="ce19" table:formula="of:=0.01*([.B74]+[.B74]^2*0.1+[.C74]*[.D74])/([.C74]*[.D74]-[.B74])" office:value-type="float" office:value="0.0107562737455569" calcext:value-type="float">
            <text:p>0.01076</text:p>
          </table:table-cell>
          <table:table-cell table:style-name="ce24" office:value-type="string" calcext:value-type="string">
            <text:p>134,212,512</text:p>
          </table:table-cell>
          <table:table-cell table:number-columns-repeated="1016"/>
        </table:table-row>
        <table:table-row table:style-name="ro1">
          <table:table-cell table:style-name="ce7" table:formula="of:=[.A74]+1" office:value-type="float" office:value="73" calcext:value-type="float">
            <text:p>73</text:p>
          </table:table-cell>
          <table:table-cell table:style-name="ce13" table:formula="of:=RAND()*180" office:value-type="float" office:value="136.46618386936" calcext:value-type="float">
            <text:p>136.46618386936</text:p>
          </table:table-cell>
          <table:table-cell table:style-name="ce13" table:formula="of:=RAND()*180" office:value-type="float" office:value="5.37279020758804" calcext:value-type="float">
            <text:p>5.37279020758804</text:p>
          </table:table-cell>
          <table:table-cell table:style-name="ce13" table:formula="of:=RAND()*180" office:value-type="float" office:value="134.075326888861" calcext:value-type="float">
            <text:p>134.07532688886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75]*EXP([.C75]/180)-[.D75]/([.C75]^2))/180" office:value-type="float" office:value="0.755312966271458" calcext:value-type="float">
            <text:p>0.755312966271458</text:p>
          </table:table-cell>
          <table:table-cell table:style-name="ce19" table:formula="of:=0.01*([.B75]+[.B75]^2*0.1+[.C75]*[.D75])/([.C75]*[.D75]-[.B75])" office:value-type="float" office:value="0.0465689676787879" calcext:value-type="float">
            <text:p>0.04657</text:p>
          </table:table-cell>
          <table:table-cell table:style-name="ce24" office:value-type="string" calcext:value-type="string">
            <text:p>1,369,226,154</text:p>
          </table:table-cell>
          <table:table-cell table:number-columns-repeated="1016"/>
        </table:table-row>
        <table:table-row table:style-name="ro1">
          <table:table-cell table:style-name="ce7" table:formula="of:=[.A75]+1" office:value-type="float" office:value="74" calcext:value-type="float">
            <text:p>74</text:p>
          </table:table-cell>
          <table:table-cell table:style-name="ce13" table:formula="of:=RAND()*180" office:value-type="float" office:value="72.7859947172045" calcext:value-type="float">
            <text:p>72.7859947172045</text:p>
          </table:table-cell>
          <table:table-cell table:style-name="ce13" table:formula="of:=RAND()*180" office:value-type="float" office:value="81.6832251807126" calcext:value-type="float">
            <text:p>81.6832251807126</text:p>
          </table:table-cell>
          <table:table-cell table:style-name="ce13" table:formula="of:=RAND()*180" office:value-type="float" office:value="59.8656109132356" calcext:value-type="float">
            <text:p>59.8656109132356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76]*EXP([.C76]/180)-[.D76]/([.C76]^2))/180" office:value-type="float" office:value="0.636534979886827" calcext:value-type="float">
            <text:p>0.636534979886827</text:p>
          </table:table-cell>
          <table:table-cell table:style-name="ce19" table:formula="of:=0.01*([.B76]+[.B76]^2*0.1+[.C76]*[.D76])/([.C76]*[.D76]-[.B76])" office:value-type="float" office:value="0.0114019510519606" calcext:value-type="float">
            <text:p>0.01140</text:p>
          </table:table-cell>
          <table:table-cell table:style-name="ce24" office:value-type="string" calcext:value-type="string">
            <text:p>1,396,327,187</text:p>
          </table:table-cell>
          <table:table-cell table:number-columns-repeated="1016"/>
        </table:table-row>
        <table:table-row table:style-name="ro1">
          <table:table-cell table:style-name="ce7" table:formula="of:=[.A76]+1" office:value-type="float" office:value="75" calcext:value-type="float">
            <text:p>75</text:p>
          </table:table-cell>
          <table:table-cell table:style-name="ce13" table:formula="of:=RAND()*180" office:value-type="float" office:value="111.214198885588" calcext:value-type="float">
            <text:p>111.214198885588</text:p>
          </table:table-cell>
          <table:table-cell table:style-name="ce13" table:formula="of:=RAND()*180" office:value-type="float" office:value="37.1344691951764" calcext:value-type="float">
            <text:p>37.1344691951764</text:p>
          </table:table-cell>
          <table:table-cell table:style-name="ce13" table:formula="of:=RAND()*180" office:value-type="float" office:value="16.5152794228329" calcext:value-type="float">
            <text:p>16.515279422832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77]*EXP([.C77]/180)-[.D77]/([.C77]^2))/180" office:value-type="float" office:value="0.759356586530512" calcext:value-type="float">
            <text:p>0.759356586530512</text:p>
          </table:table-cell>
          <table:table-cell table:style-name="ce19" table:formula="of:=0.01*([.B77]+[.B77]^2*0.1+[.C77]*[.D77])/([.C77]*[.D77]-[.B77])" office:value-type="float" office:value="0.0390653210475807" calcext:value-type="float">
            <text:p>0.03907</text:p>
          </table:table-cell>
          <table:table-cell table:style-name="ce24" office:value-type="string" calcext:value-type="string">
            <text:p>142,342,822</text:p>
          </table:table-cell>
          <table:table-cell table:number-columns-repeated="1016"/>
        </table:table-row>
        <table:table-row table:style-name="ro1">
          <table:table-cell table:style-name="ce7" table:formula="of:=[.A77]+1" office:value-type="float" office:value="76" calcext:value-type="float">
            <text:p>76</text:p>
          </table:table-cell>
          <table:table-cell table:style-name="ce13" table:formula="of:=RAND()*180" office:value-type="float" office:value="12.5488877727282" calcext:value-type="float">
            <text:p>12.5488877727282</text:p>
          </table:table-cell>
          <table:table-cell table:style-name="ce13" table:formula="of:=RAND()*180" office:value-type="float" office:value="149.193872357243" calcext:value-type="float">
            <text:p>149.193872357243</text:p>
          </table:table-cell>
          <table:table-cell table:style-name="ce13" table:formula="of:=RAND()*180" office:value-type="float" office:value="178.998269831201" calcext:value-type="float">
            <text:p>178.99826983120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78]*EXP([.C78]/180)-[.D78]/([.C78]^2))/180" office:value-type="float" office:value="0.159653448688472" calcext:value-type="float">
            <text:p>0.159653448688472</text:p>
          </table:table-cell>
          <table:table-cell table:style-name="ce19" table:formula="of:=0.01*([.B78]+[.B78]^2*0.1+[.C78]*[.D78])/([.C78]*[.D78]-[.B78])" office:value-type="float" office:value="0.010015301911705" calcext:value-type="float">
            <text:p>0.01002</text:p>
          </table:table-cell>
          <table:table-cell table:style-name="ce24" office:value-type="string" calcext:value-type="string">
            <text:p>1,450,529,253</text:p>
          </table:table-cell>
          <table:table-cell table:number-columns-repeated="1016"/>
        </table:table-row>
        <table:table-row table:style-name="ro1">
          <table:table-cell table:style-name="ce7" table:formula="of:=[.A78]+1" office:value-type="float" office:value="77" calcext:value-type="float">
            <text:p>77</text:p>
          </table:table-cell>
          <table:table-cell table:style-name="ce13" table:formula="of:=RAND()*180" office:value-type="float" office:value="151.536744179213" calcext:value-type="float">
            <text:p>151.536744179213</text:p>
          </table:table-cell>
          <table:table-cell table:style-name="ce13" table:formula="of:=RAND()*180" office:value-type="float" office:value="89.2894391639259" calcext:value-type="float">
            <text:p>89.2894391639259</text:p>
          </table:table-cell>
          <table:table-cell table:style-name="ce13" table:formula="of:=RAND()*180" office:value-type="float" office:value="153.613342303611" calcext:value-type="float">
            <text:p>153.61334230361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79]*EXP([.C79]/180)-[.D79]/([.C79]^2))/180" office:value-type="float" office:value="1.38243480070379" calcext:value-type="float">
            <text:p>1.38243480070379</text:p>
          </table:table-cell>
          <table:table-cell table:style-name="ce19" table:formula="of:=0.01*([.B79]+[.B79]^2*0.1+[.C79]*[.D79])/([.C79]*[.D79]-[.B79])" office:value-type="float" office:value="0.0119163327718883" calcext:value-type="float">
            <text:p>0.01192</text:p>
          </table:table-cell>
          <table:table-cell table:style-name="ce24" office:value-type="string" calcext:value-type="string">
            <text:p>1,477,630,286</text:p>
          </table:table-cell>
          <table:table-cell table:number-columns-repeated="1016"/>
        </table:table-row>
        <table:table-row table:style-name="ro1">
          <table:table-cell table:style-name="ce7" table:formula="of:=[.A79]+1" office:value-type="float" office:value="78" calcext:value-type="float">
            <text:p>78</text:p>
          </table:table-cell>
          <table:table-cell table:style-name="ce13" table:formula="of:=RAND()*180" office:value-type="float" office:value="77.1512720231592" calcext:value-type="float">
            <text:p>77.1512720231592</text:p>
          </table:table-cell>
          <table:table-cell table:style-name="ce13" table:formula="of:=RAND()*180" office:value-type="float" office:value="86.362541840528" calcext:value-type="float">
            <text:p>86.362541840528</text:p>
          </table:table-cell>
          <table:table-cell table:style-name="ce13" table:formula="of:=RAND()*180" office:value-type="float" office:value="169.382918280183" calcext:value-type="float">
            <text:p>169.382918280183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80]*EXP([.C80]/180)-[.D80]/([.C80]^2))/180" office:value-type="float" office:value="0.692408566396627" calcext:value-type="float">
            <text:p>0.692408566396627</text:p>
          </table:table-cell>
          <table:table-cell table:style-name="ce19" table:formula="of:=0.01*([.B80]+[.B80]^2*0.1+[.C80]*[.D80])/([.C80]*[.D80]-[.B80])" office:value-type="float" office:value="0.0105151018711537" calcext:value-type="float">
            <text:p>0.01052</text:p>
          </table:table-cell>
          <table:table-cell table:style-name="ce24" office:value-type="string" calcext:value-type="string">
            <text:p>150,473,132</text:p>
          </table:table-cell>
          <table:table-cell table:number-columns-repeated="1016"/>
        </table:table-row>
        <table:table-row table:style-name="ro1">
          <table:table-cell table:style-name="ce7" table:formula="of:=[.A80]+1" office:value-type="float" office:value="79" calcext:value-type="float">
            <text:p>79</text:p>
          </table:table-cell>
          <table:table-cell table:style-name="ce13" table:formula="of:=RAND()*180" office:value-type="float" office:value="26.0819670838307" calcext:value-type="float">
            <text:p>26.0819670838307</text:p>
          </table:table-cell>
          <table:table-cell table:style-name="ce13" table:formula="of:=RAND()*180" office:value-type="float" office:value="83.9540312362418" calcext:value-type="float">
            <text:p>83.9540312362418</text:p>
          </table:table-cell>
          <table:table-cell table:style-name="ce13" table:formula="of:=RAND()*180" office:value-type="float" office:value="133.235672058025" calcext:value-type="float">
            <text:p>133.235672058025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81]*EXP([.C81]/180)-[.D81]/([.C81]^2))/180" office:value-type="float" office:value="0.230903335159499" calcext:value-type="float">
            <text:p>0.230903335159499</text:p>
          </table:table-cell>
          <table:table-cell table:style-name="ce19" table:formula="of:=0.01*([.B81]+[.B81]^2*0.1+[.C81]*[.D81])/([.C81]*[.D81]-[.B81])" office:value-type="float" office:value="0.0101077018393563" calcext:value-type="float">
            <text:p>0.01011</text:p>
          </table:table-cell>
          <table:table-cell table:style-name="ce24" office:value-type="string" calcext:value-type="string">
            <text:p>1,531,832,353</text:p>
          </table:table-cell>
          <table:table-cell table:number-columns-repeated="1016"/>
        </table:table-row>
        <table:table-row table:style-name="ro1">
          <table:table-cell table:style-name="ce7" table:formula="of:=[.A81]+1" office:value-type="float" office:value="80" calcext:value-type="float">
            <text:p>80</text:p>
          </table:table-cell>
          <table:table-cell table:style-name="ce13" table:formula="of:=RAND()*180" office:value-type="float" office:value="12.4599108650409" calcext:value-type="float">
            <text:p>12.4599108650409</text:p>
          </table:table-cell>
          <table:table-cell table:style-name="ce13" table:formula="of:=RAND()*180" office:value-type="float" office:value="22.9766848770298" calcext:value-type="float">
            <text:p>22.9766848770298</text:p>
          </table:table-cell>
          <table:table-cell table:style-name="ce13" table:formula="of:=RAND()*180" office:value-type="float" office:value="81.5502016333371" calcext:value-type="float">
            <text:p>81.550201633337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82]*EXP([.C82]/180)-[.D82]/([.C82]^2))/180" office:value-type="float" office:value="0.0777883140496343" calcext:value-type="float">
            <text:p>0.077788314049634</text:p>
          </table:table-cell>
          <table:table-cell table:style-name="ce19" table:formula="of:=0.01*([.B82]+[.B82]^2*0.1+[.C82]*[.D82])/([.C82]*[.D82]-[.B82])" office:value-type="float" office:value="0.0102172938461908" calcext:value-type="float">
            <text:p>0.01022</text:p>
          </table:table-cell>
          <table:table-cell table:style-name="ce20" office:value-type="string" calcext:value-type="string">
            <text:p>1,558,933,386</text:p>
          </table:table-cell>
          <table:table-cell table:number-columns-repeated="1016"/>
        </table:table-row>
        <table:table-row table:style-name="ro1">
          <table:table-cell table:style-name="ce7" table:formula="of:=[.A82]+1" office:value-type="float" office:value="81" calcext:value-type="float">
            <text:p>81</text:p>
          </table:table-cell>
          <table:table-cell table:style-name="ce13" table:formula="of:=RAND()*180" office:value-type="float" office:value="95.9082059783723" calcext:value-type="float">
            <text:p>95.9082059783723</text:p>
          </table:table-cell>
          <table:table-cell table:style-name="ce13" table:formula="of:=RAND()*180" office:value-type="float" office:value="14.7537661663013" calcext:value-type="float">
            <text:p>14.7537661663013</text:p>
          </table:table-cell>
          <table:table-cell table:style-name="ce13" table:formula="of:=RAND()*180" office:value-type="float" office:value="124.437167376063" calcext:value-type="float">
            <text:p>124.43716737606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83]*EXP([.C83]/180)-[.D83]/([.C83]^2))/180" office:value-type="float" office:value="0.57516025274351" calcext:value-type="float">
            <text:p>0.57516025274351</text:p>
          </table:table-cell>
          <table:table-cell table:style-name="ce19" table:formula="of:=0.01*([.B83]+[.B83]^2*0.1+[.C83]*[.D83])/([.C83]*[.D83]-[.B83])" office:value-type="float" office:value="0.0163887889320834" calcext:value-type="float">
            <text:p>0.01639</text:p>
          </table:table-cell>
          <table:table-cell table:style-name="ce20" office:value-type="string" calcext:value-type="string">
            <text:p>1,586,034,419</text:p>
          </table:table-cell>
          <table:table-cell table:number-columns-repeated="1016"/>
        </table:table-row>
        <table:table-row table:style-name="ro1">
          <table:table-cell table:style-name="ce7" table:formula="of:=[.A83]+1" office:value-type="float" office:value="82" calcext:value-type="float">
            <text:p>82</text:p>
          </table:table-cell>
          <table:table-cell table:style-name="ce13" table:formula="of:=RAND()*180" office:value-type="float" office:value="131.815663280525" calcext:value-type="float">
            <text:p>131.815663280525</text:p>
          </table:table-cell>
          <table:table-cell table:style-name="ce13" table:formula="of:=RAND()*180" office:value-type="float" office:value="48.7859179171902" calcext:value-type="float">
            <text:p>48.7859179171902</text:p>
          </table:table-cell>
          <table:table-cell table:style-name="ce13" table:formula="of:=RAND()*180" office:value-type="float" office:value="42.0461340681942" calcext:value-type="float">
            <text:p>42.0461340681942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84]*EXP([.C84]/180)-[.D84]/([.C84]^2))/180" office:value-type="float" office:value="0.960192277873164" calcext:value-type="float">
            <text:p>0.960192277873164</text:p>
          </table:table-cell>
          <table:table-cell table:style-name="ce19" table:formula="of:=0.01*([.B84]+[.B84]^2*0.1+[.C84]*[.D84])/([.C84]*[.D84]-[.B84])" office:value-type="float" office:value="0.0204257726240347" calcext:value-type="float">
            <text:p>0.02043</text:p>
          </table:table-cell>
          <table:table-cell table:style-name="ce20" office:value-type="string" calcext:value-type="string">
            <text:p>1,613,135,452</text:p>
          </table:table-cell>
          <table:table-cell table:number-columns-repeated="1016"/>
        </table:table-row>
        <table:table-row table:style-name="ro1">
          <table:table-cell table:style-name="ce7" table:formula="of:=[.A84]+1" office:value-type="float" office:value="83" calcext:value-type="float">
            <text:p>83</text:p>
          </table:table-cell>
          <table:table-cell table:style-name="ce13" table:formula="of:=RAND()*180" office:value-type="float" office:value="87.1042420377618" calcext:value-type="float">
            <text:p>87.1042420377618</text:p>
          </table:table-cell>
          <table:table-cell table:style-name="ce13" table:formula="of:=RAND()*180" office:value-type="float" office:value="53.8412544859758" calcext:value-type="float">
            <text:p>53.8412544859758</text:p>
          </table:table-cell>
          <table:table-cell table:style-name="ce13" table:formula="of:=RAND()*180" office:value-type="float" office:value="111.738281707789" calcext:value-type="float">
            <text:p>111.738281707789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85]*EXP([.C85]/180)-[.D85]/([.C85]^2))/180" office:value-type="float" office:value="0.652423522072253" calcext:value-type="float">
            <text:p>0.652423522072253</text:p>
          </table:table-cell>
          <table:table-cell table:style-name="ce19" table:formula="of:=0.01*([.B85]+[.B85]^2*0.1+[.C85]*[.D85])/([.C85]*[.D85]-[.B85])" office:value-type="float" office:value="0.0115734853186638" calcext:value-type="float">
            <text:p>0.01157</text:p>
          </table:table-cell>
          <table:table-cell table:style-name="ce20" office:value-type="string" calcext:value-type="string">
            <text:p>1,640,236,486</text:p>
          </table:table-cell>
          <table:table-cell table:number-columns-repeated="1016"/>
        </table:table-row>
        <table:table-row table:style-name="ro1">
          <table:table-cell table:style-name="ce7" table:formula="of:=[.A85]+1" office:value-type="float" office:value="84" calcext:value-type="float">
            <text:p>84</text:p>
          </table:table-cell>
          <table:table-cell table:style-name="ce13" table:formula="of:=RAND()*180" office:value-type="float" office:value="21.9542955755796" calcext:value-type="float">
            <text:p>21.9542955755796</text:p>
          </table:table-cell>
          <table:table-cell table:style-name="ce13" table:formula="of:=RAND()*180" office:value-type="float" office:value="56.0832872212578" calcext:value-type="float">
            <text:p>56.0832872212578</text:p>
          </table:table-cell>
          <table:table-cell table:style-name="ce13" table:formula="of:=RAND()*180" office:value-type="float" office:value="95.0812555535792" calcext:value-type="float">
            <text:p>95.0812555535792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86]*EXP([.C86]/180)-[.D86]/([.C86]^2))/180" office:value-type="float" office:value="0.166388638327755" calcext:value-type="float">
            <text:p>0.166388638327755</text:p>
          </table:table-cell>
          <table:table-cell table:style-name="ce19" table:formula="of:=0.01*([.B86]+[.B86]^2*0.1+[.C86]*[.D86])/([.C86]*[.D86]-[.B86])" office:value-type="float" office:value="0.0101734440056689" calcext:value-type="float">
            <text:p>0.01017</text:p>
          </table:table-cell>
          <table:table-cell table:style-name="ce20" office:value-type="string" calcext:value-type="string">
            <text:p>1,667,337,519</text:p>
          </table:table-cell>
          <table:table-cell table:number-columns-repeated="1016"/>
        </table:table-row>
        <table:table-row table:style-name="ro1">
          <table:table-cell table:style-name="ce7" table:formula="of:=[.A86]+1" office:value-type="float" office:value="85" calcext:value-type="float">
            <text:p>85</text:p>
          </table:table-cell>
          <table:table-cell table:style-name="ce13" table:formula="of:=RAND()*180" office:value-type="float" office:value="160.777839629197" calcext:value-type="float">
            <text:p>160.777839629197</text:p>
          </table:table-cell>
          <table:table-cell table:style-name="ce13" table:formula="of:=RAND()*180" office:value-type="float" office:value="164.986717401814" calcext:value-type="float">
            <text:p>164.986717401814</text:p>
          </table:table-cell>
          <table:table-cell table:style-name="ce13" table:formula="of:=RAND()*180" office:value-type="float" office:value="133.963122043942" calcext:value-type="float">
            <text:p>133.963122043942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87]*EXP([.C87]/180)-[.D87]/([.C87]^2))/180" office:value-type="float" office:value="2.23367300341923" calcext:value-type="float">
            <text:p>2.23367300341923</text:p>
          </table:table-cell>
          <table:table-cell table:style-name="ce19" table:formula="of:=0.01*([.B87]+[.B87]^2*0.1+[.C87]*[.D87])/([.C87]*[.D87]-[.B87])" office:value-type="float" office:value="0.0113246705429681" calcext:value-type="float">
            <text:p>0.01132</text:p>
          </table:table-cell>
          <table:table-cell table:style-name="ce20" office:value-type="string" calcext:value-type="string">
            <text:p>1,694,438,552</text:p>
          </table:table-cell>
          <table:table-cell table:number-columns-repeated="1016"/>
        </table:table-row>
        <table:table-row table:style-name="ro1">
          <table:table-cell table:style-name="ce7" table:formula="of:=[.A87]+1" office:value-type="float" office:value="86" calcext:value-type="float">
            <text:p>86</text:p>
          </table:table-cell>
          <table:table-cell table:style-name="ce13" table:formula="of:=RAND()*180" office:value-type="float" office:value="40.9576745657656" calcext:value-type="float">
            <text:p>40.9576745657656</text:p>
          </table:table-cell>
          <table:table-cell table:style-name="ce13" table:formula="of:=RAND()*180" office:value-type="float" office:value="3.57461606715585" calcext:value-type="float">
            <text:p>3.57461606715585</text:p>
          </table:table-cell>
          <table:table-cell table:style-name="ce13" table:formula="of:=RAND()*180" office:value-type="float" office:value="20.0303909691656" calcext:value-type="float">
            <text:p>20.0303909691656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88]*EXP([.C88]/180)-[.D88]/([.C88]^2))/180" office:value-type="float" office:value="0.223397772291382" calcext:value-type="float">
            <text:p>0.223397772291382</text:p>
          </table:table-cell>
          <table:table-cell table:style-name="ce19" table:formula="of:=0.01*([.B88]+[.B88]^2*0.1+[.C88]*[.D88])/([.C88]*[.D88]-[.B88])" office:value-type="float" office:value="0.0914757547841064" calcext:value-type="float">
            <text:p>0.09148</text:p>
          </table:table-cell>
          <table:table-cell table:style-name="ce20" office:value-type="string" calcext:value-type="string">
            <text:p>1,721,539,585</text:p>
          </table:table-cell>
          <table:table-cell table:number-columns-repeated="1016"/>
        </table:table-row>
        <table:table-row table:style-name="ro1">
          <table:table-cell table:style-name="ce7" table:formula="of:=[.A88]+1" office:value-type="float" office:value="87" calcext:value-type="float">
            <text:p>87</text:p>
          </table:table-cell>
          <table:table-cell table:style-name="ce13" table:formula="of:=RAND()*180" office:value-type="float" office:value="114.206493914854" calcext:value-type="float">
            <text:p>114.206493914854</text:p>
          </table:table-cell>
          <table:table-cell table:style-name="ce13" table:formula="of:=RAND()*180" office:value-type="float" office:value="37.6878636781203" calcext:value-type="float">
            <text:p>37.6878636781203</text:p>
          </table:table-cell>
          <table:table-cell table:style-name="ce13" table:formula="of:=RAND()*180" office:value-type="float" office:value="4.22928260209638" calcext:value-type="float">
            <text:p>4.22928260209638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89]*EXP([.C89]/180)-[.D89]/([.C89]^2))/180" office:value-type="float" office:value="0.782240674940639" calcext:value-type="float">
            <text:p>0.782240674940639</text:p>
          </table:table-cell>
          <table:table-cell table:style-name="ce19" table:formula="of:=0.01*([.B89]+[.B89]^2*0.1+[.C89]*[.D89])/([.C89]*[.D89]-[.B89])" office:value-type="float" office:value="0.349202590876587" calcext:value-type="float">
            <text:p>0.34920</text:p>
          </table:table-cell>
          <table:table-cell table:style-name="ce20" office:value-type="string" calcext:value-type="string">
            <text:p>1,748,640,618</text:p>
          </table:table-cell>
          <table:table-cell table:number-columns-repeated="1016"/>
        </table:table-row>
        <table:table-row table:style-name="ro1">
          <table:table-cell table:style-name="ce7" table:formula="of:=[.A89]+1" office:value-type="float" office:value="88" calcext:value-type="float">
            <text:p>88</text:p>
          </table:table-cell>
          <table:table-cell table:style-name="ce13" table:formula="of:=RAND()*180" office:value-type="float" office:value="28.4524906118824" calcext:value-type="float">
            <text:p>28.4524906118824</text:p>
          </table:table-cell>
          <table:table-cell table:style-name="ce13" table:formula="of:=RAND()*180" office:value-type="float" office:value="88.4830882495913" calcext:value-type="float">
            <text:p>88.4830882495913</text:p>
          </table:table-cell>
          <table:table-cell table:style-name="ce13" table:formula="of:=RAND()*180" office:value-type="float" office:value="73.6425103924613" calcext:value-type="float">
            <text:p>73.642510392461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90]*EXP([.C90]/180)-[.D90]/([.C90]^2))/180" office:value-type="float" office:value="0.258373086321242" calcext:value-type="float">
            <text:p>0.258373086321242</text:p>
          </table:table-cell>
          <table:table-cell table:style-name="ce19" table:formula="of:=0.01*([.B90]+[.B90]^2*0.1+[.C90]*[.D90])/([.C90]*[.D90]-[.B90])" office:value-type="float" office:value="0.0102124946637176" calcext:value-type="float">
            <text:p>0.01021</text:p>
          </table:table-cell>
          <table:table-cell table:style-name="ce21" office:value-type="string" calcext:value-type="string">
            <text:p>1,775,741,652</text:p>
          </table:table-cell>
          <table:table-cell table:number-columns-repeated="1016"/>
        </table:table-row>
        <table:table-row table:style-name="ro1">
          <table:table-cell table:style-name="ce7" table:formula="of:=[.A90]+1" office:value-type="float" office:value="89" calcext:value-type="float">
            <text:p>89</text:p>
          </table:table-cell>
          <table:table-cell table:style-name="ce13" table:formula="of:=RAND()*180" office:value-type="float" office:value="90.4159942860279" calcext:value-type="float">
            <text:p>90.4159942860279</text:p>
          </table:table-cell>
          <table:table-cell table:style-name="ce13" table:formula="of:=RAND()*180" office:value-type="float" office:value="112.339964595207" calcext:value-type="float">
            <text:p>112.339964595207</text:p>
          </table:table-cell>
          <table:table-cell table:style-name="ce13" table:formula="of:=RAND()*180" office:value-type="float" office:value="16.190984475173" calcext:value-type="float">
            <text:p>16.19098447517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91]*EXP([.C91]/180)-[.D91]/([.C91]^2))/180" office:value-type="float" office:value="0.937599532733593" calcext:value-type="float">
            <text:p>0.937599532733593</text:p>
          </table:table-cell>
          <table:table-cell table:style-name="ce19" table:formula="of:=0.01*([.B91]+[.B91]^2*0.1+[.C91]*[.D91])/([.C91]*[.D91]-[.B91])" office:value-type="float" office:value="0.0157758144904562" calcext:value-type="float">
            <text:p>0.01578</text:p>
          </table:table-cell>
          <table:table-cell table:style-name="ce21" office:value-type="string" calcext:value-type="string">
            <text:p>1,802,842,685</text:p>
          </table:table-cell>
          <table:table-cell table:number-columns-repeated="1016"/>
        </table:table-row>
        <table:table-row table:style-name="ro1">
          <table:table-cell table:style-name="ce7" table:formula="of:=[.A91]+1" office:value-type="float" office:value="90" calcext:value-type="float">
            <text:p>90</text:p>
          </table:table-cell>
          <table:table-cell table:style-name="ce13" table:formula="of:=RAND()*180" office:value-type="float" office:value="98.7183802530642" calcext:value-type="float">
            <text:p>98.7183802530642</text:p>
          </table:table-cell>
          <table:table-cell table:style-name="ce13" table:formula="of:=RAND()*180" office:value-type="float" office:value="31.9881422504773" calcext:value-type="float">
            <text:p>31.9881422504773</text:p>
          </table:table-cell>
          <table:table-cell table:style-name="ce13" table:formula="of:=RAND()*180" office:value-type="float" office:value="161.794174227476" calcext:value-type="float">
            <text:p>161.794174227476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92]*EXP([.C92]/180)-[.D92]/([.C92]^2))/180" office:value-type="float" office:value="0.654217357913888" calcext:value-type="float">
            <text:p>0.654217357913888</text:p>
          </table:table-cell>
          <table:table-cell table:style-name="ce19" table:formula="of:=0.01*([.B92]+[.B92]^2*0.1+[.C92]*[.D92])/([.C92]*[.D92]-[.B92])" office:value-type="float" office:value="0.0123084896072895" calcext:value-type="float">
            <text:p>0.01231</text:p>
          </table:table-cell>
          <table:table-cell table:style-name="ce21" office:value-type="string" calcext:value-type="string">
            <text:p>1,829,943,718</text:p>
          </table:table-cell>
          <table:table-cell table:number-columns-repeated="1016"/>
        </table:table-row>
        <table:table-row table:style-name="ro1">
          <table:table-cell table:style-name="ce7" table:formula="of:=[.A92]+1" office:value-type="float" office:value="91" calcext:value-type="float">
            <text:p>91</text:p>
          </table:table-cell>
          <table:table-cell table:style-name="ce13" table:formula="of:=RAND()*180" office:value-type="float" office:value="41.9137288995205" calcext:value-type="float">
            <text:p>41.9137288995205</text:p>
          </table:table-cell>
          <table:table-cell table:style-name="ce13" table:formula="of:=RAND()*180" office:value-type="float" office:value="119.458591721984" calcext:value-type="float">
            <text:p>119.458591721984</text:p>
          </table:table-cell>
          <table:table-cell table:style-name="ce13" table:formula="of:=RAND()*180" office:value-type="float" office:value="73.0916745553543" calcext:value-type="float">
            <text:p>73.091674555354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93]*EXP([.C93]/180)-[.D93]/([.C93]^2))/180" office:value-type="float" office:value="0.452147191435622" calcext:value-type="float">
            <text:p>0.452147191435622</text:p>
          </table:table-cell>
          <table:table-cell table:style-name="ce19" table:formula="of:=0.01*([.B93]+[.B93]^2*0.1+[.C93]*[.D93])/([.C93]*[.D93]-[.B93])" office:value-type="float" office:value="0.0102986398336303" calcext:value-type="float">
            <text:p>0.01030</text:p>
          </table:table-cell>
          <table:table-cell table:style-name="ce21" office:value-type="string" calcext:value-type="string">
            <text:p>1,857,044,751</text:p>
          </table:table-cell>
          <table:table-cell table:number-columns-repeated="1016"/>
        </table:table-row>
        <table:table-row table:style-name="ro1">
          <table:table-cell table:style-name="ce7" table:formula="of:=[.A93]+1" office:value-type="float" office:value="92" calcext:value-type="float">
            <text:p>92</text:p>
          </table:table-cell>
          <table:table-cell table:style-name="ce13" table:formula="of:=RAND()*180" office:value-type="float" office:value="82.0117471628788" calcext:value-type="float">
            <text:p>82.0117471628788</text:p>
          </table:table-cell>
          <table:table-cell table:style-name="ce13" table:formula="of:=RAND()*180" office:value-type="float" office:value="90.5002217295082" calcext:value-type="float">
            <text:p>90.5002217295082</text:p>
          </table:table-cell>
          <table:table-cell table:style-name="ce13" table:formula="of:=RAND()*180" office:value-type="float" office:value="89.7728695884433" calcext:value-type="float">
            <text:p>89.772869588443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94]*EXP([.C94]/180)-[.D94]/([.C94]^2))/180" office:value-type="float" office:value="0.753221311891093" calcext:value-type="float">
            <text:p>0.753221311891093</text:p>
          </table:table-cell>
          <table:table-cell table:style-name="ce19" table:formula="of:=0.01*([.B94]+[.B94]^2*0.1+[.C94]*[.D94])/([.C94]*[.D94]-[.B94])" office:value-type="float" office:value="0.0110402500040573" calcext:value-type="float">
            <text:p>0.01104</text:p>
          </table:table-cell>
          <table:table-cell table:style-name="ce21" office:value-type="string" calcext:value-type="string">
            <text:p>1,884,145,784</text:p>
          </table:table-cell>
          <table:table-cell table:number-columns-repeated="1016"/>
        </table:table-row>
        <table:table-row table:style-name="ro1">
          <table:table-cell table:style-name="ce7" table:formula="of:=[.A94]+1" office:value-type="float" office:value="93" calcext:value-type="float">
            <text:p>93</text:p>
          </table:table-cell>
          <table:table-cell table:style-name="ce13" table:formula="of:=RAND()*180" office:value-type="float" office:value="41.6469908557479" calcext:value-type="float">
            <text:p>41.6469908557479</text:p>
          </table:table-cell>
          <table:table-cell table:style-name="ce13" table:formula="of:=RAND()*180" office:value-type="float" office:value="112.819910153442" calcext:value-type="float">
            <text:p>112.819910153442</text:p>
          </table:table-cell>
          <table:table-cell table:style-name="ce13" table:formula="of:=RAND()*180" office:value-type="float" office:value="72.0790008180599" calcext:value-type="float">
            <text:p>72.0790008180599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95]*EXP([.C95]/180)-[.D95]/([.C95]^2))/180" office:value-type="float" office:value="0.432997593261848" calcext:value-type="float">
            <text:p>0.432997593261848</text:p>
          </table:table-cell>
          <table:table-cell table:style-name="ce19" table:formula="of:=0.01*([.B95]+[.B95]^2*0.1+[.C95]*[.D95])/([.C95]*[.D95]-[.B95])" office:value-type="float" office:value="0.0103173444560957" calcext:value-type="float">
            <text:p>0.01032</text:p>
          </table:table-cell>
          <table:table-cell table:style-name="ce21" office:value-type="string" calcext:value-type="string">
            <text:p>1,911,246,818</text:p>
          </table:table-cell>
          <table:table-cell table:number-columns-repeated="1016"/>
        </table:table-row>
        <table:table-row table:style-name="ro1">
          <table:table-cell table:style-name="ce7" table:formula="of:=[.A95]+1" office:value-type="float" office:value="94" calcext:value-type="float">
            <text:p>94</text:p>
          </table:table-cell>
          <table:table-cell table:style-name="ce13" table:formula="of:=RAND()*180" office:value-type="float" office:value="60.365455278127" calcext:value-type="float">
            <text:p>60.365455278127</text:p>
          </table:table-cell>
          <table:table-cell table:style-name="ce13" table:formula="of:=RAND()*180" office:value-type="float" office:value="144.08624641546" calcext:value-type="float">
            <text:p>144.08624641546</text:p>
          </table:table-cell>
          <table:table-cell table:style-name="ce13" table:formula="of:=RAND()*180" office:value-type="float" office:value="123.138998379225" calcext:value-type="float">
            <text:p>123.138998379225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96]*EXP([.C96]/180)-[.D96]/([.C96]^2))/180" office:value-type="float" office:value="0.746690260295475" calcext:value-type="float">
            <text:p>0.746690260295475</text:p>
          </table:table-cell>
          <table:table-cell table:style-name="ce19" table:formula="of:=0.01*([.B96]+[.B96]^2*0.1+[.C96]*[.D96])/([.C96]*[.D96]-[.B96])" office:value-type="float" office:value="0.0102743594080137" calcext:value-type="float">
            <text:p>0.01027</text:p>
          </table:table-cell>
          <table:table-cell table:style-name="ce21" office:value-type="string" calcext:value-type="string">
            <text:p>1,938,347,851</text:p>
          </table:table-cell>
          <table:table-cell table:number-columns-repeated="1016"/>
        </table:table-row>
        <table:table-row table:style-name="ro1">
          <table:table-cell table:style-name="ce7" table:formula="of:=[.A96]+1" office:value-type="float" office:value="95" calcext:value-type="float">
            <text:p>95</text:p>
          </table:table-cell>
          <table:table-cell table:style-name="ce13" table:formula="of:=RAND()*180" office:value-type="float" office:value="15.7267875763445" calcext:value-type="float">
            <text:p>15.7267875763445</text:p>
          </table:table-cell>
          <table:table-cell table:style-name="ce13" table:formula="of:=RAND()*180" office:value-type="float" office:value="156.789577109477" calcext:value-type="float">
            <text:p>156.789577109477</text:p>
          </table:table-cell>
          <table:table-cell table:style-name="ce13" table:formula="of:=RAND()*180" office:value-type="float" office:value="154.016908117316" calcext:value-type="float">
            <text:p>154.016908117316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97]*EXP([.C97]/180)-[.D97]/([.C97]^2))/180" office:value-type="float" office:value="0.208731840630801" calcext:value-type="float">
            <text:p>0.208731840630801</text:p>
          </table:table-cell>
          <table:table-cell table:style-name="ce19" table:formula="of:=0.01*([.B97]+[.B97]^2*0.1+[.C97]*[.D97])/([.C97]*[.D97]-[.B97])" office:value-type="float" office:value="0.0100232825921148" calcext:value-type="float">
            <text:p>0.01002</text:p>
          </table:table-cell>
          <table:table-cell table:style-name="ce21" office:value-type="string" calcext:value-type="string">
            <text:p>1,965,448,884</text:p>
          </table:table-cell>
          <table:table-cell table:number-columns-repeated="1016"/>
        </table:table-row>
        <table:table-row table:style-name="ro1">
          <table:table-cell table:style-name="ce7" table:formula="of:=[.A97]+1" office:value-type="float" office:value="96" calcext:value-type="float">
            <text:p>96</text:p>
          </table:table-cell>
          <table:table-cell table:style-name="ce13" table:formula="of:=RAND()*180" office:value-type="float" office:value="17.5267430216863" calcext:value-type="float">
            <text:p>17.5267430216863</text:p>
          </table:table-cell>
          <table:table-cell table:style-name="ce13" table:formula="of:=RAND()*180" office:value-type="float" office:value="53.1838813622671" calcext:value-type="float">
            <text:p>53.1838813622671</text:p>
          </table:table-cell>
          <table:table-cell table:style-name="ce13" table:formula="of:=RAND()*180" office:value-type="float" office:value="137.066651776411" calcext:value-type="float">
            <text:p>137.06665177641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98]*EXP([.C98]/180)-[.D98]/([.C98]^2))/180" office:value-type="float" office:value="0.130573025023693" calcext:value-type="float">
            <text:p>0.130573025023693</text:p>
          </table:table-cell>
          <table:table-cell table:style-name="ce19" table:formula="of:=0.01*([.B98]+[.B98]^2*0.1+[.C98]*[.D98])/([.C98]*[.D98]-[.B98])" office:value-type="float" office:value="0.0100904431526495" calcext:value-type="float">
            <text:p>0.01009</text:p>
          </table:table-cell>
          <table:table-cell table:style-name="ce22" office:value-type="string" calcext:value-type="string">
            <text:p>1,992,549,917</text:p>
          </table:table-cell>
          <table:table-cell table:number-columns-repeated="1016"/>
        </table:table-row>
        <table:table-row table:style-name="ro1">
          <table:table-cell table:style-name="ce7" table:formula="of:=[.A98]+1" office:value-type="float" office:value="97" calcext:value-type="float">
            <text:p>97</text:p>
          </table:table-cell>
          <table:table-cell table:style-name="ce13" table:formula="of:=RAND()*180" office:value-type="float" office:value="160.59683301158" calcext:value-type="float">
            <text:p>160.59683301158</text:p>
          </table:table-cell>
          <table:table-cell table:style-name="ce13" table:formula="of:=RAND()*180" office:value-type="float" office:value="60.7486846887002" calcext:value-type="float">
            <text:p>60.7486846887002</text:p>
          </table:table-cell>
          <table:table-cell table:style-name="ce13" table:formula="of:=RAND()*180" office:value-type="float" office:value="161.496030421281" calcext:value-type="float">
            <text:p>161.49603042128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99]*EXP([.C99]/180)-[.D99]/([.C99]^2))/180" office:value-type="float" office:value="1.25011865031964" calcext:value-type="float">
            <text:p>1.25011865031964</text:p>
          </table:table-cell>
          <table:table-cell table:style-name="ce19" table:formula="of:=0.01*([.B99]+[.B99]^2*0.1+[.C99]*[.D99])/([.C99]*[.D99]-[.B99])" office:value-type="float" office:value="0.013005497951385" calcext:value-type="float">
            <text:p>0.01301</text:p>
          </table:table-cell>
          <table:table-cell table:style-name="ce22" office:value-type="string" calcext:value-type="string">
            <text:p>201,965,095</text:p>
          </table:table-cell>
          <table:table-cell table:number-columns-repeated="1016"/>
        </table:table-row>
        <table:table-row table:style-name="ro1">
          <table:table-cell table:style-name="ce7" table:formula="of:=[.A99]+1" office:value-type="float" office:value="98" calcext:value-type="float">
            <text:p>98</text:p>
          </table:table-cell>
          <table:table-cell table:style-name="ce13" table:formula="of:=RAND()*180" office:value-type="float" office:value="98.5718137223591" calcext:value-type="float">
            <text:p>98.5718137223591</text:p>
          </table:table-cell>
          <table:table-cell table:style-name="ce13" table:formula="of:=RAND()*180" office:value-type="float" office:value="40.5162293419733" calcext:value-type="float">
            <text:p>40.5162293419733</text:p>
          </table:table-cell>
          <table:table-cell table:style-name="ce13" table:formula="of:=RAND()*180" office:value-type="float" office:value="157.081101671449" calcext:value-type="float">
            <text:p>157.081101671449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00]*EXP([.C100]/180)-[.D100]/([.C100]^2))/180" office:value-type="float" office:value="0.685328678916898" calcext:value-type="float">
            <text:p>0.685328678916898</text:p>
          </table:table-cell>
          <table:table-cell table:style-name="ce19" table:formula="of:=0.01*([.B100]+[.B100]^2*0.1+[.C100]*[.D100])/([.C100]*[.D100]-[.B100])" office:value-type="float" office:value="0.0118653498965126" calcext:value-type="float">
            <text:p>0.01187</text:p>
          </table:table-cell>
          <table:table-cell table:style-name="ce22" office:value-type="string" calcext:value-type="string">
            <text:p>2,046,751,984</text:p>
          </table:table-cell>
          <table:table-cell table:number-columns-repeated="1016"/>
        </table:table-row>
        <table:table-row table:style-name="ro1">
          <table:table-cell table:style-name="ce7" table:formula="of:=[.A100]+1" office:value-type="float" office:value="99" calcext:value-type="float">
            <text:p>99</text:p>
          </table:table-cell>
          <table:table-cell table:style-name="ce13" table:formula="of:=RAND()*180" office:value-type="float" office:value="152.357600523584" calcext:value-type="float">
            <text:p>152.357600523584</text:p>
          </table:table-cell>
          <table:table-cell table:style-name="ce13" table:formula="of:=RAND()*180" office:value-type="float" office:value="126.167370403256" calcext:value-type="float">
            <text:p>126.167370403256</text:p>
          </table:table-cell>
          <table:table-cell table:style-name="ce13" table:formula="of:=RAND()*180" office:value-type="float" office:value="140.301891228477" calcext:value-type="float">
            <text:p>140.301891228477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01]*EXP([.C101]/180)-[.D101]/([.C101]^2))/180" office:value-type="float" office:value="1.70603962584291" calcext:value-type="float">
            <text:p>1.70603962584291</text:p>
          </table:table-cell>
          <table:table-cell table:style-name="ce19" table:formula="of:=0.01*([.B101]+[.B101]^2*0.1+[.C101]*[.D101])/([.C101]*[.D101]-[.B101])" office:value-type="float" office:value="0.011496367110528" calcext:value-type="float">
            <text:p>0.01150</text:p>
          </table:table-cell>
          <table:table-cell table:style-name="ce22" office:value-type="string" calcext:value-type="string">
            <text:p>2,073,853,017</text:p>
          </table:table-cell>
          <table:table-cell table:number-columns-repeated="1016"/>
        </table:table-row>
        <table:table-row table:style-name="ro1">
          <table:table-cell table:style-name="ce7" table:formula="of:=[.A101]+1" office:value-type="float" office:value="100" calcext:value-type="float">
            <text:p>100</text:p>
          </table:table-cell>
          <table:table-cell table:style-name="ce13" table:formula="of:=RAND()*180" office:value-type="float" office:value="82.4346754915724" calcext:value-type="float">
            <text:p>82.4346754915724</text:p>
          </table:table-cell>
          <table:table-cell table:style-name="ce13" table:formula="of:=RAND()*180" office:value-type="float" office:value="9.94789781443087" calcext:value-type="float">
            <text:p>9.94789781443087</text:p>
          </table:table-cell>
          <table:table-cell table:style-name="ce13" table:formula="of:=RAND()*180" office:value-type="float" office:value="69.9101737165623" calcext:value-type="float">
            <text:p>69.9101737165623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02]*EXP([.C102]/180)-[.D102]/([.C102]^2))/180" office:value-type="float" office:value="0.480068432376892" calcext:value-type="float">
            <text:p>0.480068432376892</text:p>
          </table:table-cell>
          <table:table-cell table:style-name="ce19" table:formula="of:=0.01*([.B102]+[.B102]^2*0.1+[.C102]*[.D102])/([.C102]*[.D102]-[.B102])" office:value-type="float" office:value="0.0237746011939749" calcext:value-type="float">
            <text:p>0.02377</text:p>
          </table:table-cell>
          <table:table-cell table:style-name="ce22" office:value-type="string" calcext:value-type="string">
            <text:p>210,095,405</text:p>
          </table:table-cell>
          <table:table-cell table:number-columns-repeated="1016"/>
        </table:table-row>
        <table:table-row table:style-name="ro1">
          <table:table-cell table:style-name="ce7" table:formula="of:=[.A102]+1" office:value-type="float" office:value="101" calcext:value-type="float">
            <text:p>101</text:p>
          </table:table-cell>
          <table:table-cell table:style-name="ce13" table:formula="of:=RAND()*180" office:value-type="float" office:value="123.525703882535" calcext:value-type="float">
            <text:p>123.525703882535</text:p>
          </table:table-cell>
          <table:table-cell table:style-name="ce13" table:formula="of:=RAND()*180" office:value-type="float" office:value="122.814555889131" calcext:value-type="float">
            <text:p>122.814555889131</text:p>
          </table:table-cell>
          <table:table-cell table:style-name="ce13" table:formula="of:=RAND()*180" office:value-type="float" office:value="66.8633924191312" calcext:value-type="float">
            <text:p>66.8633924191312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03]*EXP([.C103]/180)-[.D103]/([.C103]^2))/180" office:value-type="float" office:value="1.35768000083399" calcext:value-type="float">
            <text:p>1.35768000083399</text:p>
          </table:table-cell>
          <table:table-cell table:style-name="ce19" table:formula="of:=0.01*([.B103]+[.B103]^2*0.1+[.C103]*[.D103])/([.C103]*[.D103]-[.B103])" office:value-type="float" office:value="0.0121919531498908" calcext:value-type="float">
            <text:p>0.01219</text:p>
          </table:table-cell>
          <table:table-cell table:style-name="ce22" office:value-type="string" calcext:value-type="string">
            <text:p>2,128,055,083</text:p>
          </table:table-cell>
          <table:table-cell table:number-columns-repeated="1016"/>
        </table:table-row>
        <table:table-row table:style-name="ro1">
          <table:table-cell table:style-name="ce7" table:formula="of:=[.A103]+1" office:value-type="float" office:value="102" calcext:value-type="float">
            <text:p>102</text:p>
          </table:table-cell>
          <table:table-cell table:style-name="ce13" table:formula="of:=RAND()*180" office:value-type="float" office:value="34.0800898468483" calcext:value-type="float">
            <text:p>34.0800898468483</text:p>
          </table:table-cell>
          <table:table-cell table:style-name="ce13" table:formula="of:=RAND()*180" office:value-type="float" office:value="77.9612767271755" calcext:value-type="float">
            <text:p>77.9612767271755</text:p>
          </table:table-cell>
          <table:table-cell table:style-name="ce13" table:formula="of:=RAND()*180" office:value-type="float" office:value="166.353207129076" calcext:value-type="float">
            <text:p>166.353207129076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04]*EXP([.C104]/180)-[.D104]/([.C104]^2))/180" office:value-type="float" office:value="0.291811788316323" calcext:value-type="float">
            <text:p>0.291811788316323</text:p>
          </table:table-cell>
          <table:table-cell table:style-name="ce19" table:formula="of:=0.01*([.B104]+[.B104]^2*0.1+[.C104]*[.D104])/([.C104]*[.D104]-[.B104])" office:value-type="float" office:value="0.0101424855264723" calcext:value-type="float">
            <text:p>0.01014</text:p>
          </table:table-cell>
          <table:table-cell table:style-name="ce22" office:value-type="string" calcext:value-type="string">
            <text:p>2,155,156,116</text:p>
          </table:table-cell>
          <table:table-cell table:number-columns-repeated="1016"/>
        </table:table-row>
        <table:table-row table:style-name="ro1">
          <table:table-cell table:style-name="ce7" table:formula="of:=[.A104]+1" office:value-type="float" office:value="103" calcext:value-type="float">
            <text:p>103</text:p>
          </table:table-cell>
          <table:table-cell table:style-name="ce13" table:formula="of:=RAND()*180" office:value-type="float" office:value="13.2853582808524" calcext:value-type="float">
            <text:p>13.2853582808524</text:p>
          </table:table-cell>
          <table:table-cell table:style-name="ce13" table:formula="of:=RAND()*180" office:value-type="float" office:value="123.557617886141" calcext:value-type="float">
            <text:p>123.557617886141</text:p>
          </table:table-cell>
          <table:table-cell table:style-name="ce13" table:formula="of:=RAND()*180" office:value-type="float" office:value="65.5331966732291" calcext:value-type="float">
            <text:p>65.533196673229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05]*EXP([.C105]/180)-[.D105]/([.C105]^2))/180" office:value-type="float" office:value="0.146603187181298" calcext:value-type="float">
            <text:p>0.146603187181298</text:p>
          </table:table-cell>
          <table:table-cell table:style-name="ce19" table:formula="of:=0.01*([.B105]+[.B105]^2*0.1+[.C105]*[.D105])/([.C105]*[.D105]-[.B105])" office:value-type="float" office:value="0.0100547027023085" calcext:value-type="float">
            <text:p>0.01005</text:p>
          </table:table-cell>
          <table:table-cell table:style-name="ce22" office:value-type="string" calcext:value-type="string">
            <text:p>218,225,715</text:p>
          </table:table-cell>
          <table:table-cell table:number-columns-repeated="1016"/>
        </table:table-row>
        <table:table-row table:style-name="ro1">
          <table:table-cell table:style-name="ce7" table:formula="of:=[.A105]+1" office:value-type="float" office:value="104" calcext:value-type="float">
            <text:p>104</text:p>
          </table:table-cell>
          <table:table-cell table:style-name="ce13" table:formula="of:=RAND()*180" office:value-type="float" office:value="92.6900102542325" calcext:value-type="float">
            <text:p>92.6900102542325</text:p>
          </table:table-cell>
          <table:table-cell table:style-name="ce13" table:formula="of:=RAND()*180" office:value-type="float" office:value="128.740291124261" calcext:value-type="float">
            <text:p>128.740291124261</text:p>
          </table:table-cell>
          <table:table-cell table:style-name="ce13" table:formula="of:=RAND()*180" office:value-type="float" office:value="62.1900450583674" calcext:value-type="float">
            <text:p>62.1900450583674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06]*EXP([.C106]/180)-[.D106]/([.C106]^2))/180" office:value-type="float" office:value="1.05285749551995" calcext:value-type="float">
            <text:p>1.05285749551995</text:p>
          </table:table-cell>
          <table:table-cell table:style-name="ce19" table:formula="of:=0.01*([.B106]+[.B106]^2*0.1+[.C106]*[.D106])/([.C106]*[.D106]-[.B106])" office:value-type="float" office:value="0.0113198973766022" calcext:value-type="float">
            <text:p>0.01132</text:p>
          </table:table-cell>
          <table:table-cell table:style-name="ce23" office:value-type="string" calcext:value-type="string">
            <text:p>2,209,358,183</text:p>
          </table:table-cell>
          <table:table-cell table:number-columns-repeated="1016"/>
        </table:table-row>
        <table:table-row table:style-name="ro1">
          <table:table-cell table:style-name="ce7" table:formula="of:=[.A106]+1" office:value-type="float" office:value="105" calcext:value-type="float">
            <text:p>105</text:p>
          </table:table-cell>
          <table:table-cell table:style-name="ce13" table:formula="of:=RAND()*180" office:value-type="float" office:value="168.733121283755" calcext:value-type="float">
            <text:p>168.733121283755</text:p>
          </table:table-cell>
          <table:table-cell table:style-name="ce13" table:formula="of:=RAND()*180" office:value-type="float" office:value="108.376202986542" calcext:value-type="float">
            <text:p>108.376202986542</text:p>
          </table:table-cell>
          <table:table-cell table:style-name="ce13" table:formula="of:=RAND()*180" office:value-type="float" office:value="56.9272937053175" calcext:value-type="float">
            <text:p>56.9272937053175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07]*EXP([.C107]/180)-[.D107]/([.C107]^2))/180" office:value-type="float" office:value="1.71161220601764" calcext:value-type="float">
            <text:p>1.71161220601764</text:p>
          </table:table-cell>
          <table:table-cell table:style-name="ce19" table:formula="of:=0.01*([.B107]+[.B107]^2*0.1+[.C107]*[.D107])/([.C107]*[.D107]-[.B107])" office:value-type="float" office:value="0.0153068532701652" calcext:value-type="float">
            <text:p>0.01531</text:p>
          </table:table-cell>
          <table:table-cell table:style-name="ce23" office:value-type="string" calcext:value-type="string">
            <text:p>2,236,459,216</text:p>
          </table:table-cell>
          <table:table-cell table:number-columns-repeated="1016"/>
        </table:table-row>
        <table:table-row table:style-name="ro1">
          <table:table-cell table:style-name="ce7" table:formula="of:=[.A107]+1" office:value-type="float" office:value="106" calcext:value-type="float">
            <text:p>106</text:p>
          </table:table-cell>
          <table:table-cell table:style-name="ce13" table:formula="of:=RAND()*180" office:value-type="float" office:value="32.6865094200692" calcext:value-type="float">
            <text:p>32.6865094200692</text:p>
          </table:table-cell>
          <table:table-cell table:style-name="ce13" table:formula="of:=RAND()*180" office:value-type="float" office:value="127.528406871844" calcext:value-type="float">
            <text:p>127.528406871844</text:p>
          </table:table-cell>
          <table:table-cell table:style-name="ce13" table:formula="of:=RAND()*180" office:value-type="float" office:value="106.391968550036" calcext:value-type="float">
            <text:p>106.391968550036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08]*EXP([.C108]/180)-[.D108]/([.C108]^2))/180" office:value-type="float" office:value="0.368762743162644" calcext:value-type="float">
            <text:p>0.368762743162644</text:p>
          </table:table-cell>
          <table:table-cell table:style-name="ce19" table:formula="of:=0.01*([.B108]+[.B108]^2*0.1+[.C108]*[.D108])/([.C108]*[.D108]-[.B108])" office:value-type="float" office:value="0.0101272329828139" calcext:value-type="float">
            <text:p>0.01013</text:p>
          </table:table-cell>
          <table:table-cell table:style-name="ce23" office:value-type="string" calcext:value-type="string">
            <text:p>2,263,560,249</text:p>
          </table:table-cell>
          <table:table-cell table:number-columns-repeated="1016"/>
        </table:table-row>
        <table:table-row table:style-name="ro1">
          <table:table-cell table:style-name="ce7" table:formula="of:=[.A108]+1" office:value-type="float" office:value="107" calcext:value-type="float">
            <text:p>107</text:p>
          </table:table-cell>
          <table:table-cell table:style-name="ce13" table:formula="of:=RAND()*180" office:value-type="float" office:value="147.994850434079" calcext:value-type="float">
            <text:p>147.994850434079</text:p>
          </table:table-cell>
          <table:table-cell table:style-name="ce13" table:formula="of:=RAND()*180" office:value-type="float" office:value="63.8676730459261" calcext:value-type="float">
            <text:p>63.8676730459261</text:p>
          </table:table-cell>
          <table:table-cell table:style-name="ce13" table:formula="of:=RAND()*180" office:value-type="float" office:value="96.178794193628" calcext:value-type="float">
            <text:p>96.178794193628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09]*EXP([.C109]/180)-[.D109]/([.C109]^2))/180" office:value-type="float" office:value="1.17225506109011" calcext:value-type="float">
            <text:p>1.17225506109011</text:p>
          </table:table-cell>
          <table:table-cell table:style-name="ce19" table:formula="of:=0.01*([.B109]+[.B109]^2*0.1+[.C109]*[.D109])/([.C109]*[.D109]-[.B109])" office:value-type="float" office:value="0.0141473778428622" calcext:value-type="float">
            <text:p>0.01415</text:p>
          </table:table-cell>
          <table:table-cell table:style-name="ce23" office:value-type="string" calcext:value-type="string">
            <text:p>2,290,661,282</text:p>
          </table:table-cell>
          <table:table-cell table:number-columns-repeated="1016"/>
        </table:table-row>
        <table:table-row table:style-name="ro1">
          <table:table-cell table:style-name="ce7" table:formula="of:=[.A109]+1" office:value-type="float" office:value="108" calcext:value-type="float">
            <text:p>108</text:p>
          </table:table-cell>
          <table:table-cell table:style-name="ce13" table:formula="of:=RAND()*180" office:value-type="float" office:value="111.764121140749" calcext:value-type="float">
            <text:p>111.764121140749</text:p>
          </table:table-cell>
          <table:table-cell table:style-name="ce13" table:formula="of:=RAND()*180" office:value-type="float" office:value="153.62585054629" calcext:value-type="float">
            <text:p>153.62585054629</text:p>
          </table:table-cell>
          <table:table-cell table:style-name="ce13" table:formula="of:=RAND()*180" office:value-type="float" office:value="4.20109110509511" calcext:value-type="float">
            <text:p>4.2010911050951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10]*EXP([.C110]/180)-[.D110]/([.C110]^2))/180" office:value-type="float" office:value="1.45777311467316" calcext:value-type="float">
            <text:p>1.45777311467316</text:p>
          </table:table-cell>
          <table:table-cell table:style-name="ce19" table:formula="of:=0.01*([.B110]+[.B110]^2*0.1+[.C110]*[.D110])/([.C110]*[.D110]-[.B110])" office:value-type="float" office:value="0.0375967317923294" calcext:value-type="float">
            <text:p>0.03760</text:p>
          </table:table-cell>
          <table:table-cell table:style-name="ce23" office:value-type="string" calcext:value-type="string">
            <text:p>2,317,762,316</text:p>
          </table:table-cell>
          <table:table-cell table:number-columns-repeated="1016"/>
        </table:table-row>
        <table:table-row table:style-name="ro1">
          <table:table-cell table:style-name="ce7" table:formula="of:=[.A110]+1" office:value-type="float" office:value="109" calcext:value-type="float">
            <text:p>109</text:p>
          </table:table-cell>
          <table:table-cell table:style-name="ce13" table:formula="of:=RAND()*180" office:value-type="float" office:value="131.654758110223" calcext:value-type="float">
            <text:p>131.654758110223</text:p>
          </table:table-cell>
          <table:table-cell table:style-name="ce13" table:formula="of:=RAND()*180" office:value-type="float" office:value="27.9523706093006" calcext:value-type="float">
            <text:p>27.9523706093006</text:p>
          </table:table-cell>
          <table:table-cell table:style-name="ce13" table:formula="of:=RAND()*180" office:value-type="float" office:value="120.698029032289" calcext:value-type="float">
            <text:p>120.698029032289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11]*EXP([.C111]/180)-[.D111]/([.C111]^2))/180" office:value-type="float" office:value="0.853433238970505" calcext:value-type="float">
            <text:p>0.853433238970505</text:p>
          </table:table-cell>
          <table:table-cell table:style-name="ce19" table:formula="of:=0.01*([.B111]+[.B111]^2*0.1+[.C111]*[.D111])/([.C111]*[.D111]-[.B111])" office:value-type="float" office:value="0.0161582974841242" calcext:value-type="float">
            <text:p>0.01616</text:p>
          </table:table-cell>
          <table:table-cell table:style-name="ce23" office:value-type="string" calcext:value-type="string">
            <text:p>2,344,863,349</text:p>
          </table:table-cell>
          <table:table-cell table:number-columns-repeated="1016"/>
        </table:table-row>
        <table:table-row table:style-name="ro1">
          <table:table-cell table:style-name="ce7" table:formula="of:=[.A111]+1" office:value-type="float" office:value="110" calcext:value-type="float">
            <text:p>110</text:p>
          </table:table-cell>
          <table:table-cell table:style-name="ce13" table:formula="of:=RAND()*180" office:value-type="float" office:value="15.0342433305244" calcext:value-type="float">
            <text:p>15.0342433305244</text:p>
          </table:table-cell>
          <table:table-cell table:style-name="ce13" table:formula="of:=RAND()*180" office:value-type="float" office:value="117.016300698977" calcext:value-type="float">
            <text:p>117.016300698977</text:p>
          </table:table-cell>
          <table:table-cell table:style-name="ce13" table:formula="of:=RAND()*180" office:value-type="float" office:value="171.287140705495" calcext:value-type="float">
            <text:p>171.287140705495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12]*EXP([.C112]/180)-[.D112]/([.C112]^2))/180" office:value-type="float" office:value="0.159937809855114" calcext:value-type="float">
            <text:p>0.159937809855114</text:p>
          </table:table-cell>
          <table:table-cell table:style-name="ce19" table:formula="of:=0.01*([.B112]+[.B112]^2*0.1+[.C112]*[.D112])/([.C112]*[.D112]-[.B112])" office:value-type="float" office:value="0.0100262983846317" calcext:value-type="float">
            <text:p>0.01003</text:p>
          </table:table-cell>
          <table:table-cell table:style-name="ce23" office:value-type="string" calcext:value-type="string">
            <text:p>2,371,964,382</text:p>
          </table:table-cell>
          <table:table-cell table:number-columns-repeated="1016"/>
        </table:table-row>
        <table:table-row table:style-name="ro1">
          <table:table-cell table:style-name="ce7" table:formula="of:=[.A112]+1" office:value-type="float" office:value="111" calcext:value-type="float">
            <text:p>111</text:p>
          </table:table-cell>
          <table:table-cell table:style-name="ce13" table:formula="of:=RAND()*180" office:value-type="float" office:value="118.915721351676" calcext:value-type="float">
            <text:p>118.915721351676</text:p>
          </table:table-cell>
          <table:table-cell table:style-name="ce13" table:formula="of:=RAND()*180" office:value-type="float" office:value="140.254004705987" calcext:value-type="float">
            <text:p>140.254004705987</text:p>
          </table:table-cell>
          <table:table-cell table:style-name="ce13" table:formula="of:=RAND()*180" office:value-type="float" office:value="56.7211580596352" calcext:value-type="float">
            <text:p>56.721158059635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13]*EXP([.C113]/180)-[.D113]/([.C113]^2))/180" office:value-type="float" office:value="1.43998969587024" calcext:value-type="float">
            <text:p>1.43998969587024</text:p>
          </table:table-cell>
          <table:table-cell table:style-name="ce19" table:formula="of:=0.01*([.B113]+[.B113]^2*0.1+[.C113]*[.D113])/([.C113]*[.D113]-[.B113])" office:value-type="float" office:value="0.0121080023607469" calcext:value-type="float">
            <text:p>0.01211</text:p>
          </table:table-cell>
          <table:table-cell table:style-name="ce23" office:value-type="string" calcext:value-type="string">
            <text:p>2,399,065,415</text:p>
          </table:table-cell>
          <table:table-cell table:number-columns-repeated="1016"/>
        </table:table-row>
        <table:table-row table:style-name="ro1">
          <table:table-cell table:style-name="ce7" table:formula="of:=[.A113]+1" office:value-type="float" office:value="112" calcext:value-type="float">
            <text:p>112</text:p>
          </table:table-cell>
          <table:table-cell table:style-name="ce13" table:formula="of:=RAND()*180" office:value-type="float" office:value="134.560172013343" calcext:value-type="float">
            <text:p>134.560172013343</text:p>
          </table:table-cell>
          <table:table-cell table:style-name="ce13" table:formula="of:=RAND()*180" office:value-type="float" office:value="157.473063063677" calcext:value-type="float">
            <text:p>157.473063063677</text:p>
          </table:table-cell>
          <table:table-cell table:style-name="ce13" table:formula="of:=RAND()*180" office:value-type="float" office:value="64.6454389508996" calcext:value-type="float">
            <text:p>64.6454389508996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14]*EXP([.C114]/180)-[.D114]/([.C114]^2))/180" office:value-type="float" office:value="1.7930120168567" calcext:value-type="float">
            <text:p>1.7930120168567</text:p>
          </table:table-cell>
          <table:table-cell table:style-name="ce19" table:formula="of:=0.01*([.B114]+[.B114]^2*0.1+[.C114]*[.D114])/([.C114]*[.D114]-[.B114])" office:value-type="float" office:value="0.0120703741280657" calcext:value-type="float">
            <text:p>0.01207</text:p>
          </table:table-cell>
          <table:table-cell table:style-name="ce24" office:value-type="string" calcext:value-type="string">
            <text:p>2,426,166,448</text:p>
          </table:table-cell>
          <table:table-cell table:number-columns-repeated="1016"/>
        </table:table-row>
        <table:table-row table:style-name="ro1">
          <table:table-cell table:style-name="ce7" table:formula="of:=[.A114]+1" office:value-type="float" office:value="113" calcext:value-type="float">
            <text:p>113</text:p>
          </table:table-cell>
          <table:table-cell table:style-name="ce13" table:formula="of:=RAND()*180" office:value-type="float" office:value="147.622739463835" calcext:value-type="float">
            <text:p>147.622739463835</text:p>
          </table:table-cell>
          <table:table-cell table:style-name="ce13" table:formula="of:=RAND()*180" office:value-type="float" office:value="34.2118826650249" calcext:value-type="float">
            <text:p>34.2118826650249</text:p>
          </table:table-cell>
          <table:table-cell table:style-name="ce13" table:formula="of:=RAND()*180" office:value-type="float" office:value="136.175429725339" calcext:value-type="float">
            <text:p>136.17542972533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15]*EXP([.C115]/180)-[.D115]/([.C115]^2))/180" office:value-type="float" office:value="0.991156549755198" calcext:value-type="float">
            <text:p>0.991156549755198</text:p>
          </table:table-cell>
          <table:table-cell table:style-name="ce19" table:formula="of:=0.01*([.B115]+[.B115]^2*0.1+[.C115]*[.D115])/([.C115]*[.D115]-[.B115])" office:value-type="float" office:value="0.0154852267601941" calcext:value-type="float">
            <text:p>0.01549</text:p>
          </table:table-cell>
          <table:table-cell table:style-name="ce24" office:value-type="string" calcext:value-type="string">
            <text:p>2,453,267,482</text:p>
          </table:table-cell>
          <table:table-cell table:number-columns-repeated="1016"/>
        </table:table-row>
        <table:table-row table:style-name="ro1">
          <table:table-cell table:style-name="ce7" table:formula="of:=[.A115]+1" office:value-type="float" office:value="114" calcext:value-type="float">
            <text:p>114</text:p>
          </table:table-cell>
          <table:table-cell table:style-name="ce13" table:formula="of:=RAND()*180" office:value-type="float" office:value="15.7446451570688" calcext:value-type="float">
            <text:p>15.7446451570688</text:p>
          </table:table-cell>
          <table:table-cell table:style-name="ce13" table:formula="of:=RAND()*180" office:value-type="float" office:value="27.3692084970721" calcext:value-type="float">
            <text:p>27.3692084970721</text:p>
          </table:table-cell>
          <table:table-cell table:style-name="ce13" table:formula="of:=RAND()*180" office:value-type="float" office:value="158.822765835775" calcext:value-type="float">
            <text:p>158.822765835775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16]*EXP([.C116]/180)-[.D116]/([.C116]^2))/180" office:value-type="float" office:value="0.100656677549953" calcext:value-type="float">
            <text:p>0.100656677549953</text:p>
          </table:table-cell>
          <table:table-cell table:style-name="ce19" table:formula="of:=0.01*([.B116]+[.B116]^2*0.1+[.C116]*[.D116])/([.C116]*[.D116]-[.B116])" office:value-type="float" office:value="0.0101299405734484" calcext:value-type="float">
            <text:p>0.01013</text:p>
          </table:table-cell>
          <table:table-cell table:style-name="ce24" office:value-type="string" calcext:value-type="string">
            <text:p>2,480,368,515</text:p>
          </table:table-cell>
          <table:table-cell table:number-columns-repeated="1016"/>
        </table:table-row>
        <table:table-row table:style-name="ro1">
          <table:table-cell table:style-name="ce7" table:formula="of:=[.A116]+1" office:value-type="float" office:value="115" calcext:value-type="float">
            <text:p>115</text:p>
          </table:table-cell>
          <table:table-cell table:style-name="ce13" table:formula="of:=RAND()*180" office:value-type="float" office:value="59.9820880807521" calcext:value-type="float">
            <text:p>59.9820880807521</text:p>
          </table:table-cell>
          <table:table-cell table:style-name="ce13" table:formula="of:=RAND()*180" office:value-type="float" office:value="44.1374027765934" calcext:value-type="float">
            <text:p>44.1374027765934</text:p>
          </table:table-cell>
          <table:table-cell table:style-name="ce13" table:formula="of:=RAND()*180" office:value-type="float" office:value="9.22613212746362" calcext:value-type="float">
            <text:p>9.22613212746362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17]*EXP([.C117]/180)-[.D117]/([.C117]^2))/180" office:value-type="float" office:value="0.425808799800433" calcext:value-type="float">
            <text:p>0.425808799800433</text:p>
          </table:table-cell>
          <table:table-cell table:style-name="ce19" table:formula="of:=0.01*([.B117]+[.B117]^2*0.1+[.C117]*[.D117])/([.C117]*[.D117]-[.B117])" office:value-type="float" office:value="0.0238162536202841" calcext:value-type="float">
            <text:p>0.02382</text:p>
          </table:table-cell>
          <table:table-cell table:style-name="ce24" office:value-type="string" calcext:value-type="string">
            <text:p>2,507,469,548</text:p>
          </table:table-cell>
          <table:table-cell table:number-columns-repeated="1016"/>
        </table:table-row>
        <table:table-row table:style-name="ro1">
          <table:table-cell table:style-name="ce7" table:formula="of:=[.A117]+1" office:value-type="float" office:value="116" calcext:value-type="float">
            <text:p>116</text:p>
          </table:table-cell>
          <table:table-cell table:style-name="ce13" table:formula="of:=RAND()*180" office:value-type="float" office:value="168.681522627192" calcext:value-type="float">
            <text:p>168.681522627192</text:p>
          </table:table-cell>
          <table:table-cell table:style-name="ce13" table:formula="of:=RAND()*180" office:value-type="float" office:value="113.013552069878" calcext:value-type="float">
            <text:p>113.013552069878</text:p>
          </table:table-cell>
          <table:table-cell table:style-name="ce13" table:formula="of:=RAND()*180" office:value-type="float" office:value="175.17028187788" calcext:value-type="float">
            <text:p>175.17028187788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18]*EXP([.C118]/180)-[.D118]/([.C118]^2))/180" office:value-type="float" office:value="1.75569584967822" calcext:value-type="float">
            <text:p>1.75569584967822</text:p>
          </table:table-cell>
          <table:table-cell table:style-name="ce19" table:formula="of:=0.01*([.B118]+[.B118]^2*0.1+[.C118]*[.D118])/([.C118]*[.D118]-[.B118])" office:value-type="float" office:value="0.0116215199278663" calcext:value-type="float">
            <text:p>0.01162</text:p>
          </table:table-cell>
          <table:table-cell table:style-name="ce24" office:value-type="string" calcext:value-type="string">
            <text:p>2,534,570,581</text:p>
          </table:table-cell>
          <table:table-cell table:number-columns-repeated="1016"/>
        </table:table-row>
        <table:table-row table:style-name="ro1">
          <table:table-cell table:style-name="ce7" table:formula="of:=[.A118]+1" office:value-type="float" office:value="117" calcext:value-type="float">
            <text:p>117</text:p>
          </table:table-cell>
          <table:table-cell table:style-name="ce13" table:formula="of:=RAND()*180" office:value-type="float" office:value="16.2556612370827" calcext:value-type="float">
            <text:p>16.2556612370827</text:p>
          </table:table-cell>
          <table:table-cell table:style-name="ce13" table:formula="of:=RAND()*180" office:value-type="float" office:value="97.2112440164924" calcext:value-type="float">
            <text:p>97.2112440164924</text:p>
          </table:table-cell>
          <table:table-cell table:style-name="ce13" table:formula="of:=RAND()*180" office:value-type="float" office:value="60.3987704797286" calcext:value-type="float">
            <text:p>60.3987704797286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19]*EXP([.C119]/180)-[.D119]/([.C119]^2))/180" office:value-type="float" office:value="0.154945429995865" calcext:value-type="float">
            <text:p>0.154945429995865</text:p>
          </table:table-cell>
          <table:table-cell table:style-name="ce19" table:formula="of:=0.01*([.B119]+[.B119]^2*0.1+[.C119]*[.D119])/([.C119]*[.D119]-[.B119])" office:value-type="float" office:value="0.0101006560599308" calcext:value-type="float">
            <text:p>0.01010</text:p>
          </table:table-cell>
          <table:table-cell table:style-name="ce24" office:value-type="string" calcext:value-type="string">
            <text:p>2,561,671,614</text:p>
          </table:table-cell>
          <table:table-cell table:number-columns-repeated="1016"/>
        </table:table-row>
        <table:table-row table:style-name="ro1">
          <table:table-cell table:style-name="ce7" table:formula="of:=[.A119]+1" office:value-type="float" office:value="118" calcext:value-type="float">
            <text:p>118</text:p>
          </table:table-cell>
          <table:table-cell table:style-name="ce13" table:formula="of:=RAND()*180" office:value-type="float" office:value="152.579489987095" calcext:value-type="float">
            <text:p>152.579489987095</text:p>
          </table:table-cell>
          <table:table-cell table:style-name="ce13" table:formula="of:=RAND()*180" office:value-type="float" office:value="103.136243911126" calcext:value-type="float">
            <text:p>103.136243911126</text:p>
          </table:table-cell>
          <table:table-cell table:style-name="ce13" table:formula="of:=RAND()*180" office:value-type="float" office:value="82.2996828127762" calcext:value-type="float">
            <text:p>82.2996828127762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20]*EXP([.C120]/180)-[.D120]/([.C120]^2))/180" office:value-type="float" office:value="1.50332511193683" calcext:value-type="float">
            <text:p>1.50332511193683</text:p>
          </table:table-cell>
          <table:table-cell table:style-name="ce19" table:formula="of:=0.01*([.B120]+[.B120]^2*0.1+[.C120]*[.D120])/([.C120]*[.D120]-[.B120])" office:value-type="float" office:value="0.0131590292659891" calcext:value-type="float">
            <text:p>0.01316</text:p>
          </table:table-cell>
          <table:table-cell table:style-name="ce24" office:value-type="string" calcext:value-type="string">
            <text:p>2,588,772,648</text:p>
          </table:table-cell>
          <table:table-cell table:number-columns-repeated="1016"/>
        </table:table-row>
        <table:table-row table:style-name="ro1">
          <table:table-cell table:style-name="ce7" table:formula="of:=[.A120]+1" office:value-type="float" office:value="119" calcext:value-type="float">
            <text:p>119</text:p>
          </table:table-cell>
          <table:table-cell table:style-name="ce13" table:formula="of:=RAND()*180" office:value-type="float" office:value="56.886477683542" calcext:value-type="float">
            <text:p>56.886477683542</text:p>
          </table:table-cell>
          <table:table-cell table:style-name="ce13" table:formula="of:=RAND()*180" office:value-type="float" office:value="45.0101665656989" calcext:value-type="float">
            <text:p>45.0101665656989</text:p>
          </table:table-cell>
          <table:table-cell table:style-name="ce13" table:formula="of:=RAND()*180" office:value-type="float" office:value="166.11043738058" calcext:value-type="float">
            <text:p>166.11043738058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21]*EXP([.C121]/180)-[.D121]/([.C121]^2))/180" office:value-type="float" office:value="0.405365645051549" calcext:value-type="float">
            <text:p>0.405365645051549</text:p>
          </table:table-cell>
          <table:table-cell table:style-name="ce19" table:formula="of:=0.01*([.B121]+[.B121]^2*0.1+[.C121]*[.D121])/([.C121]*[.D121]-[.B121])" office:value-type="float" office:value="0.010589479152513" calcext:value-type="float">
            <text:p>0.01059</text:p>
          </table:table-cell>
          <table:table-cell table:style-name="ce24" office:value-type="string" calcext:value-type="string">
            <text:p>2,615,873,681</text:p>
          </table:table-cell>
          <table:table-cell table:number-columns-repeated="1016"/>
        </table:table-row>
        <table:table-row table:style-name="ro1">
          <table:table-cell table:style-name="ce7" table:formula="of:=[.A121]+1" office:value-type="float" office:value="120" calcext:value-type="float">
            <text:p>120</text:p>
          </table:table-cell>
          <table:table-cell table:style-name="ce13" table:formula="of:=RAND()*180" office:value-type="float" office:value="37.961728018494" calcext:value-type="float">
            <text:p>37.961728018494</text:p>
          </table:table-cell>
          <table:table-cell table:style-name="ce13" table:formula="of:=RAND()*180" office:value-type="float" office:value="19.0686128005305" calcext:value-type="float">
            <text:p>19.0686128005305</text:p>
          </table:table-cell>
          <table:table-cell table:style-name="ce13" table:formula="of:=RAND()*180" office:value-type="float" office:value="16.323089886663" calcext:value-type="float">
            <text:p>16.32308988666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122]*EXP([.C122]/180)-[.D122]/([.C122]^2))/180" office:value-type="float" office:value="0.234217323175226" calcext:value-type="float">
            <text:p>0.234217323175226</text:p>
          </table:table-cell>
          <table:table-cell table:style-name="ce19" table:formula="of:=0.01*([.B122]+[.B122]^2*0.1+[.C122]*[.D122])/([.C122]*[.D122]-[.B122])" office:value-type="float" office:value="0.0180510497188932" calcext:value-type="float">
            <text:p>0.01805</text:p>
          </table:table-cell>
          <table:table-cell table:style-name="ce20" office:value-type="string" calcext:value-type="string">
            <text:p>2,642,974,714</text:p>
          </table:table-cell>
          <table:table-cell table:number-columns-repeated="1016"/>
        </table:table-row>
        <table:table-row table:style-name="ro1">
          <table:table-cell table:style-name="ce7" table:formula="of:=[.A122]+1" office:value-type="float" office:value="121" calcext:value-type="float">
            <text:p>121</text:p>
          </table:table-cell>
          <table:table-cell table:style-name="ce13" table:formula="of:=RAND()*180" office:value-type="float" office:value="81.6753345665588" calcext:value-type="float">
            <text:p>81.6753345665588</text:p>
          </table:table-cell>
          <table:table-cell table:style-name="ce13" table:formula="of:=RAND()*180" office:value-type="float" office:value="75.5006489982504" calcext:value-type="float">
            <text:p>75.5006489982504</text:p>
          </table:table-cell>
          <table:table-cell table:style-name="ce13" table:formula="of:=RAND()*180" office:value-type="float" office:value="144.557767384807" calcext:value-type="float">
            <text:p>144.55776738480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123]*EXP([.C123]/180)-[.D123]/([.C123]^2))/180" office:value-type="float" office:value="0.690070931253294" calcext:value-type="float">
            <text:p>0.690070931253294</text:p>
          </table:table-cell>
          <table:table-cell table:style-name="ce19" table:formula="of:=0.01*([.B123]+[.B123]^2*0.1+[.C123]*[.D123])/([.C123]*[.D123]-[.B123])" office:value-type="float" office:value="0.0107666138038542" calcext:value-type="float">
            <text:p>0.01077</text:p>
          </table:table-cell>
          <table:table-cell table:style-name="ce20" office:value-type="string" calcext:value-type="string">
            <text:p>2,670,075,747</text:p>
          </table:table-cell>
          <table:table-cell table:number-columns-repeated="1016"/>
        </table:table-row>
        <table:table-row table:style-name="ro1">
          <table:table-cell table:style-name="ce7" table:formula="of:=[.A123]+1" office:value-type="float" office:value="122" calcext:value-type="float">
            <text:p>122</text:p>
          </table:table-cell>
          <table:table-cell table:style-name="ce13" table:formula="of:=RAND()*180" office:value-type="float" office:value="163.419915286632" calcext:value-type="float">
            <text:p>163.419915286632</text:p>
          </table:table-cell>
          <table:table-cell table:style-name="ce13" table:formula="of:=RAND()*180" office:value-type="float" office:value="114.684000548795" calcext:value-type="float">
            <text:p>114.684000548795</text:p>
          </table:table-cell>
          <table:table-cell table:style-name="ce13" table:formula="of:=RAND()*180" office:value-type="float" office:value="179.923943709622" calcext:value-type="float">
            <text:p>179.923943709622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124]*EXP([.C124]/180)-[.D124]/([.C124]^2))/180" office:value-type="float" office:value="1.71678829272286" calcext:value-type="float">
            <text:p>1.71678829272286</text:p>
          </table:table-cell>
          <table:table-cell table:style-name="ce19" table:formula="of:=0.01*([.B124]+[.B124]^2*0.1+[.C124]*[.D124])/([.C124]*[.D124]-[.B124])" office:value-type="float" office:value="0.011464242079352" calcext:value-type="float">
            <text:p>0.01146</text:p>
          </table:table-cell>
          <table:table-cell table:style-name="ce20" office:value-type="string" calcext:value-type="string">
            <text:p>269,717,678</text:p>
          </table:table-cell>
          <table:table-cell table:number-columns-repeated="1016"/>
        </table:table-row>
        <table:table-row table:style-name="ro1">
          <table:table-cell table:style-name="ce7" table:formula="of:=[.A124]+1" office:value-type="float" office:value="123" calcext:value-type="float">
            <text:p>123</text:p>
          </table:table-cell>
          <table:table-cell table:style-name="ce13" table:formula="of:=RAND()*180" office:value-type="float" office:value="89.3955428711907" calcext:value-type="float">
            <text:p>89.3955428711907</text:p>
          </table:table-cell>
          <table:table-cell table:style-name="ce13" table:formula="of:=RAND()*180" office:value-type="float" office:value="148.948944869418" calcext:value-type="float">
            <text:p>148.948944869418</text:p>
          </table:table-cell>
          <table:table-cell table:style-name="ce13" table:formula="of:=RAND()*180" office:value-type="float" office:value="160.950303926881" calcext:value-type="float">
            <text:p>160.95030392688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125]*EXP([.C125]/180)-[.D125]/([.C125]^2))/180" office:value-type="float" office:value="1.13606738502895" calcext:value-type="float">
            <text:p>1.13606738502895</text:p>
          </table:table-cell>
          <table:table-cell table:style-name="ce19" table:formula="of:=0.01*([.B125]+[.B125]^2*0.1+[.C125]*[.D125])/([.C125]*[.D125]-[.B125])" office:value-type="float" office:value="0.0104094574253767" calcext:value-type="float">
            <text:p>0.01041</text:p>
          </table:table-cell>
          <table:table-cell table:style-name="ce20" office:value-type="string" calcext:value-type="string">
            <text:p>2,724,277,814</text:p>
          </table:table-cell>
          <table:table-cell table:number-columns-repeated="1016"/>
        </table:table-row>
        <table:table-row table:style-name="ro1">
          <table:table-cell table:style-name="ce7" table:formula="of:=[.A125]+1" office:value-type="float" office:value="124" calcext:value-type="float">
            <text:p>124</text:p>
          </table:table-cell>
          <table:table-cell table:style-name="ce13" table:formula="of:=RAND()*180" office:value-type="float" office:value="119.642353747332" calcext:value-type="float">
            <text:p>119.642353747332</text:p>
          </table:table-cell>
          <table:table-cell table:style-name="ce13" table:formula="of:=RAND()*180" office:value-type="float" office:value="134.408863947536" calcext:value-type="float">
            <text:p>134.408863947536</text:p>
          </table:table-cell>
          <table:table-cell table:style-name="ce13" table:formula="of:=RAND()*180" office:value-type="float" office:value="46.164430596897" calcext:value-type="float">
            <text:p>46.16443059689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126]*EXP([.C126]/180)-[.D126]/([.C126]^2))/180" office:value-type="float" office:value="1.40249927978672" calcext:value-type="float">
            <text:p>1.40249927978672</text:p>
          </table:table-cell>
          <table:table-cell table:style-name="ce19" table:formula="of:=0.01*([.B126]+[.B126]^2*0.1+[.C126]*[.D126])/([.C126]*[.D126]-[.B126])" office:value-type="float" office:value="0.0127455067721391" calcext:value-type="float">
            <text:p>0.01275</text:p>
          </table:table-cell>
          <table:table-cell table:style-name="ce20" office:value-type="string" calcext:value-type="string">
            <text:p>2,751,378,847</text:p>
          </table:table-cell>
          <table:table-cell table:number-columns-repeated="1016"/>
        </table:table-row>
        <table:table-row table:style-name="ro1">
          <table:table-cell table:style-name="ce7" table:formula="of:=[.A126]+1" office:value-type="float" office:value="125" calcext:value-type="float">
            <text:p>125</text:p>
          </table:table-cell>
          <table:table-cell table:style-name="ce13" table:formula="of:=RAND()*180" office:value-type="float" office:value="48.2534506263622" calcext:value-type="float">
            <text:p>48.2534506263622</text:p>
          </table:table-cell>
          <table:table-cell table:style-name="ce13" table:formula="of:=RAND()*180" office:value-type="float" office:value="49.198010477179" calcext:value-type="float">
            <text:p>49.198010477179</text:p>
          </table:table-cell>
          <table:table-cell table:style-name="ce13" table:formula="of:=RAND()*180" office:value-type="float" office:value="62.1998454661307" calcext:value-type="float">
            <text:p>62.199845466130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127]*EXP([.C127]/180)-[.D127]/([.C127]^2))/180" office:value-type="float" office:value="0.352194215758692" calcext:value-type="float">
            <text:p>0.352194215758692</text:p>
          </table:table-cell>
          <table:table-cell table:style-name="ce19" table:formula="of:=0.01*([.B127]+[.B127]^2*0.1+[.C127]*[.D127])/([.C127]*[.D127]-[.B127])" office:value-type="float" office:value="0.0110935002823981" calcext:value-type="float">
            <text:p>0.01109</text:p>
          </table:table-cell>
          <table:table-cell table:style-name="ce20" office:value-type="string" calcext:value-type="string">
            <text:p>277,847,988</text:p>
          </table:table-cell>
          <table:table-cell table:number-columns-repeated="1016"/>
        </table:table-row>
        <table:table-row table:style-name="ro1">
          <table:table-cell table:style-name="ce7" table:formula="of:=[.A127]+1" office:value-type="float" office:value="126" calcext:value-type="float">
            <text:p>126</text:p>
          </table:table-cell>
          <table:table-cell table:style-name="ce13" table:formula="of:=RAND()*180" office:value-type="float" office:value="136.797363637799" calcext:value-type="float">
            <text:p>136.797363637799</text:p>
          </table:table-cell>
          <table:table-cell table:style-name="ce13" table:formula="of:=RAND()*180" office:value-type="float" office:value="129.446423443274" calcext:value-type="float">
            <text:p>129.446423443274</text:p>
          </table:table-cell>
          <table:table-cell table:style-name="ce13" table:formula="of:=RAND()*180" office:value-type="float" office:value="41.5053538696019" calcext:value-type="float">
            <text:p>41.5053538696019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128]*EXP([.C128]/180)-[.D128]/([.C128]^2))/180" office:value-type="float" office:value="1.55999381761383" calcext:value-type="float">
            <text:p>1.55999381761383</text:p>
          </table:table-cell>
          <table:table-cell table:style-name="ce19" table:formula="of:=0.01*([.B128]+[.B128]^2*0.1+[.C128]*[.D128])/([.C128]*[.D128]-[.B128])" office:value-type="float" office:value="0.0140965974957004" calcext:value-type="float">
            <text:p>0.01410</text:p>
          </table:table-cell>
          <table:table-cell table:style-name="ce20" office:value-type="string" calcext:value-type="string">
            <text:p>2,805,580,913</text:p>
          </table:table-cell>
          <table:table-cell table:number-columns-repeated="1016"/>
        </table:table-row>
        <table:table-row table:style-name="ro1">
          <table:table-cell table:style-name="ce7" table:formula="of:=[.A128]+1" office:value-type="float" office:value="127" calcext:value-type="float">
            <text:p>127</text:p>
          </table:table-cell>
          <table:table-cell table:style-name="ce13" table:formula="of:=RAND()*180" office:value-type="float" office:value="145.777669958836" calcext:value-type="float">
            <text:p>145.777669958836</text:p>
          </table:table-cell>
          <table:table-cell table:style-name="ce13" table:formula="of:=RAND()*180" office:value-type="float" office:value="52.6630851805494" calcext:value-type="float">
            <text:p>52.6630851805494</text:p>
          </table:table-cell>
          <table:table-cell table:style-name="ce13" table:formula="of:=RAND()*180" office:value-type="float" office:value="141.847517969234" calcext:value-type="float">
            <text:p>141.847517969234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129]*EXP([.C129]/180)-[.D129]/([.C129]^2))/180" office:value-type="float" office:value="1.08484444831088" calcext:value-type="float">
            <text:p>1.08484444831088</text:p>
          </table:table-cell>
          <table:table-cell table:style-name="ce19" table:formula="of:=0.01*([.B129]+[.B129]^2*0.1+[.C129]*[.D129])/([.C129]*[.D129]-[.B129])" office:value-type="float" office:value="0.0132994984712589" calcext:value-type="float">
            <text:p>0.01330</text:p>
          </table:table-cell>
          <table:table-cell table:style-name="ce20" office:value-type="string" calcext:value-type="string">
            <text:p>2,832,681,946</text:p>
          </table:table-cell>
          <table:table-cell table:number-columns-repeated="1016"/>
        </table:table-row>
        <table:table-row table:style-name="ro1">
          <table:table-cell table:style-name="ce7" table:formula="of:=[.A129]+1" office:value-type="float" office:value="128" calcext:value-type="float">
            <text:p>128</text:p>
          </table:table-cell>
          <table:table-cell table:style-name="ce13" table:formula="of:=RAND()*180" office:value-type="float" office:value="134.087732798884" calcext:value-type="float">
            <text:p>134.087732798884</text:p>
          </table:table-cell>
          <table:table-cell table:style-name="ce13" table:formula="of:=RAND()*180" office:value-type="float" office:value="26.2523452097116" calcext:value-type="float">
            <text:p>26.2523452097116</text:p>
          </table:table-cell>
          <table:table-cell table:style-name="ce13" table:formula="of:=RAND()*180" office:value-type="float" office:value="68.8273907111863" calcext:value-type="float">
            <text:p>68.827390711186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30]*EXP([.C130]/180)-[.D130]/([.C130]^2))/180" office:value-type="float" office:value="0.861345044765759" calcext:value-type="float">
            <text:p>0.861345044765759</text:p>
          </table:table-cell>
          <table:table-cell table:style-name="ce19" table:formula="of:=0.01*([.B130]+[.B130]^2*0.1+[.C130]*[.D130])/([.C130]*[.D130]-[.B130])" office:value-type="float" office:value="0.0223513660066236" calcext:value-type="float">
            <text:p>0.02235</text:p>
          </table:table-cell>
          <table:table-cell table:style-name="ce21" office:value-type="string" calcext:value-type="string">
            <text:p>285,978,298</text:p>
          </table:table-cell>
          <table:table-cell table:number-columns-repeated="1016"/>
        </table:table-row>
        <table:table-row table:style-name="ro1">
          <table:table-cell table:style-name="ce7" table:formula="of:=[.A130]+1" office:value-type="float" office:value="129" calcext:value-type="float">
            <text:p>129</text:p>
          </table:table-cell>
          <table:table-cell table:style-name="ce13" table:formula="of:=RAND()*180" office:value-type="float" office:value="106.192253397578" calcext:value-type="float">
            <text:p>106.192253397578</text:p>
          </table:table-cell>
          <table:table-cell table:style-name="ce13" table:formula="of:=RAND()*180" office:value-type="float" office:value="37.2722087324455" calcext:value-type="float">
            <text:p>37.2722087324455</text:p>
          </table:table-cell>
          <table:table-cell table:style-name="ce13" table:formula="of:=RAND()*180" office:value-type="float" office:value="102.097971330134" calcext:value-type="float">
            <text:p>102.097971330134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31]*EXP([.C131]/180)-[.D131]/([.C131]^2))/180" office:value-type="float" office:value="0.725277706635375" calcext:value-type="float">
            <text:p>0.725277706635375</text:p>
          </table:table-cell>
          <table:table-cell table:style-name="ce19" table:formula="of:=0.01*([.B131]+[.B131]^2*0.1+[.C131]*[.D131])/([.C131]*[.D131]-[.B131])" office:value-type="float" office:value="0.0136225536524453" calcext:value-type="float">
            <text:p>0.01362</text:p>
          </table:table-cell>
          <table:table-cell table:style-name="ce21" office:value-type="string" calcext:value-type="string">
            <text:p>2,886,884,013</text:p>
          </table:table-cell>
          <table:table-cell table:number-columns-repeated="1016"/>
        </table:table-row>
        <table:table-row table:style-name="ro1">
          <table:table-cell table:style-name="ce7" table:formula="of:=[.A131]+1" office:value-type="float" office:value="130" calcext:value-type="float">
            <text:p>130</text:p>
          </table:table-cell>
          <table:table-cell table:style-name="ce13" table:formula="of:=RAND()*180" office:value-type="float" office:value="22.9204391357005" calcext:value-type="float">
            <text:p>22.9204391357005</text:p>
          </table:table-cell>
          <table:table-cell table:style-name="ce13" table:formula="of:=RAND()*180" office:value-type="float" office:value="21.540467993588" calcext:value-type="float">
            <text:p>21.540467993588</text:p>
          </table:table-cell>
          <table:table-cell table:style-name="ce13" table:formula="of:=RAND()*180" office:value-type="float" office:value="33.6935526063033" calcext:value-type="float">
            <text:p>33.693552606303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32]*EXP([.C132]/180)-[.D132]/([.C132]^2))/180" office:value-type="float" office:value="0.143119781223758" calcext:value-type="float">
            <text:p>0.143119781223758</text:p>
          </table:table-cell>
          <table:table-cell table:style-name="ce19" table:formula="of:=0.01*([.B132]+[.B132]^2*0.1+[.C132]*[.D132])/([.C132]*[.D132]-[.B132])" office:value-type="float" office:value="0.0113996572257162" calcext:value-type="float">
            <text:p>0.01140</text:p>
          </table:table-cell>
          <table:table-cell table:style-name="ce21" office:value-type="string" calcext:value-type="string">
            <text:p>2,913,985,046</text:p>
          </table:table-cell>
          <table:table-cell table:number-columns-repeated="1016"/>
        </table:table-row>
        <table:table-row table:style-name="ro1">
          <table:table-cell table:style-name="ce7" table:formula="of:=[.A132]+1" office:value-type="float" office:value="131" calcext:value-type="float">
            <text:p>131</text:p>
          </table:table-cell>
          <table:table-cell table:style-name="ce13" table:formula="of:=RAND()*180" office:value-type="float" office:value="5.21071797973221" calcext:value-type="float">
            <text:p>5.21071797973221</text:p>
          </table:table-cell>
          <table:table-cell table:style-name="ce13" table:formula="of:=RAND()*180" office:value-type="float" office:value="179.015746894943" calcext:value-type="float">
            <text:p>179.015746894943</text:p>
          </table:table-cell>
          <table:table-cell table:style-name="ce13" table:formula="of:=RAND()*180" office:value-type="float" office:value="47.7888410743258" calcext:value-type="float">
            <text:p>47.7888410743258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33]*EXP([.C133]/180)-[.D133]/([.C133]^2))/180" office:value-type="float" office:value="0.0782526070047828" calcext:value-type="float">
            <text:p>0.078252607004783</text:p>
          </table:table-cell>
          <table:table-cell table:style-name="ce19" table:formula="of:=0.01*([.B133]+[.B133]^2*0.1+[.C133]*[.D133])/([.C133]*[.D133]-[.B133])" office:value-type="float" office:value="0.0100153648969986" calcext:value-type="float">
            <text:p>0.01002</text:p>
          </table:table-cell>
          <table:table-cell table:style-name="ce21" office:value-type="string" calcext:value-type="string">
            <text:p>2,941,086,079</text:p>
          </table:table-cell>
          <table:table-cell table:number-columns-repeated="1016"/>
        </table:table-row>
        <table:table-row table:style-name="ro1">
          <table:table-cell table:style-name="ce7" table:formula="of:=[.A133]+1" office:value-type="float" office:value="132" calcext:value-type="float">
            <text:p>132</text:p>
          </table:table-cell>
          <table:table-cell table:style-name="ce13" table:formula="of:=RAND()*180" office:value-type="float" office:value="111.503566561871" calcext:value-type="float">
            <text:p>111.503566561871</text:p>
          </table:table-cell>
          <table:table-cell table:style-name="ce13" table:formula="of:=RAND()*180" office:value-type="float" office:value="103.774358898657" calcext:value-type="float">
            <text:p>103.774358898657</text:p>
          </table:table-cell>
          <table:table-cell table:style-name="ce13" table:formula="of:=RAND()*180" office:value-type="float" office:value="36.4202761168193" calcext:value-type="float">
            <text:p>36.420276116819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34]*EXP([.C134]/180)-[.D134]/([.C134]^2))/180" office:value-type="float" office:value="1.10252929745102" calcext:value-type="float">
            <text:p>1.10252929745102</text:p>
          </table:table-cell>
          <table:table-cell table:style-name="ce19" table:formula="of:=0.01*([.B134]+[.B134]^2*0.1+[.C134]*[.D134])/([.C134]*[.D134]-[.B134])" office:value-type="float" office:value="0.0139975920673483" calcext:value-type="float">
            <text:p>0.01400</text:p>
          </table:table-cell>
          <table:table-cell table:style-name="ce21" office:value-type="string" calcext:value-type="string">
            <text:p>2,968,187,112</text:p>
          </table:table-cell>
          <table:table-cell table:number-columns-repeated="1016"/>
        </table:table-row>
        <table:table-row table:style-name="ro1">
          <table:table-cell table:style-name="ce7" table:formula="of:=[.A134]+1" office:value-type="float" office:value="133" calcext:value-type="float">
            <text:p>133</text:p>
          </table:table-cell>
          <table:table-cell table:style-name="ce13" table:formula="of:=RAND()*180" office:value-type="float" office:value="16.6076554755946" calcext:value-type="float">
            <text:p>16.6076554755946</text:p>
          </table:table-cell>
          <table:table-cell table:style-name="ce13" table:formula="of:=RAND()*180" office:value-type="float" office:value="41.8601787586614" calcext:value-type="float">
            <text:p>41.8601787586614</text:p>
          </table:table-cell>
          <table:table-cell table:style-name="ce13" table:formula="of:=RAND()*180" office:value-type="float" office:value="149.783471439885" calcext:value-type="float">
            <text:p>149.783471439885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35]*EXP([.C135]/180)-[.D135]/([.C135]^2))/180" office:value-type="float" office:value="0.115946790282855" calcext:value-type="float">
            <text:p>0.115946790282855</text:p>
          </table:table-cell>
          <table:table-cell table:style-name="ce19" table:formula="of:=0.01*([.B135]+[.B135]^2*0.1+[.C135]*[.D135])/([.C135]*[.D135]-[.B135])" office:value-type="float" office:value="0.0100972225800629" calcext:value-type="float">
            <text:p>0.01010</text:p>
          </table:table-cell>
          <table:table-cell table:style-name="ce21" office:value-type="string" calcext:value-type="string">
            <text:p>2,995,288,146</text:p>
          </table:table-cell>
          <table:table-cell table:number-columns-repeated="1016"/>
        </table:table-row>
        <table:table-row table:style-name="ro1">
          <table:table-cell table:style-name="ce7" table:formula="of:=[.A135]+1" office:value-type="float" office:value="134" calcext:value-type="float">
            <text:p>134</text:p>
          </table:table-cell>
          <table:table-cell table:style-name="ce13" table:formula="of:=RAND()*180" office:value-type="float" office:value="10.9488793309532" calcext:value-type="float">
            <text:p>10.9488793309532</text:p>
          </table:table-cell>
          <table:table-cell table:style-name="ce13" table:formula="of:=RAND()*180" office:value-type="float" office:value="126.182981171489" calcext:value-type="float">
            <text:p>126.182981171489</text:p>
          </table:table-cell>
          <table:table-cell table:style-name="ce13" table:formula="of:=RAND()*180" office:value-type="float" office:value="141.151368805192" calcext:value-type="float">
            <text:p>141.15136880519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36]*EXP([.C136]/180)-[.D136]/([.C136]^2))/180" office:value-type="float" office:value="0.122566084424005" calcext:value-type="float">
            <text:p>0.122566084424005</text:p>
          </table:table-cell>
          <table:table-cell table:style-name="ce19" table:formula="of:=0.01*([.B136]+[.B136]^2*0.1+[.C136]*[.D136])/([.C136]*[.D136]-[.B136])" office:value-type="float" office:value="0.0100190368801113" calcext:value-type="float">
            <text:p>0.01002</text:p>
          </table:table-cell>
          <table:table-cell table:style-name="ce21" office:value-type="string" calcext:value-type="string">
            <text:p>3,022,389,179</text:p>
          </table:table-cell>
          <table:table-cell table:number-columns-repeated="1016"/>
        </table:table-row>
        <table:table-row table:style-name="ro1">
          <table:table-cell table:style-name="ce7" table:formula="of:=[.A136]+1" office:value-type="float" office:value="135" calcext:value-type="float">
            <text:p>135</text:p>
          </table:table-cell>
          <table:table-cell table:style-name="ce13" table:formula="of:=RAND()*180" office:value-type="float" office:value="178.69665607558" calcext:value-type="float">
            <text:p>178.69665607558</text:p>
          </table:table-cell>
          <table:table-cell table:style-name="ce13" table:formula="of:=RAND()*180" office:value-type="float" office:value="51.3441130708453" calcext:value-type="float">
            <text:p>51.3441130708453</text:p>
          </table:table-cell>
          <table:table-cell table:style-name="ce13" table:formula="of:=RAND()*180" office:value-type="float" office:value="8.53906575092684" calcext:value-type="float">
            <text:p>8.53906575092684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37]*EXP([.C137]/180)-[.D137]/([.C137]^2))/180" office:value-type="float" office:value="1.32043906080661" calcext:value-type="float">
            <text:p>1.32043906080661</text:p>
          </table:table-cell>
          <table:table-cell table:style-name="ce19" table:formula="of:=0.01*([.B137]+[.B137]^2*0.1+[.C137]*[.D137])/([.C137]*[.D137]-[.B137])" office:value-type="float" office:value="0.146702989050237" calcext:value-type="float">
            <text:p>0.14670</text:p>
          </table:table-cell>
          <table:table-cell table:style-name="ce21" office:value-type="string" calcext:value-type="string">
            <text:p>3,049,490,212</text:p>
          </table:table-cell>
          <table:table-cell table:number-columns-repeated="1016"/>
        </table:table-row>
        <table:table-row table:style-name="ro1">
          <table:table-cell table:style-name="ce7" table:formula="of:=[.A137]+1" office:value-type="float" office:value="136" calcext:value-type="float">
            <text:p>136</text:p>
          </table:table-cell>
          <table:table-cell table:style-name="ce13" table:formula="of:=RAND()*180" office:value-type="float" office:value="58.518159838664" calcext:value-type="float">
            <text:p>58.518159838664</text:p>
          </table:table-cell>
          <table:table-cell table:style-name="ce13" table:formula="of:=RAND()*180" office:value-type="float" office:value="122.692595692951" calcext:value-type="float">
            <text:p>122.692595692951</text:p>
          </table:table-cell>
          <table:table-cell table:style-name="ce13" table:formula="of:=RAND()*180" office:value-type="float" office:value="77.9417888542224" calcext:value-type="float">
            <text:p>77.9417888542224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38]*EXP([.C138]/180)-[.D138]/([.C138]^2))/180" office:value-type="float" office:value="0.642724605952481" calcext:value-type="float">
            <text:p>0.642724605952481</text:p>
          </table:table-cell>
          <table:table-cell table:style-name="ce19" table:formula="of:=0.01*([.B138]+[.B138]^2*0.1+[.C138]*[.D138])/([.C138]*[.D138]-[.B138])" office:value-type="float" office:value="0.0104834346711151" calcext:value-type="float">
            <text:p>0.01048</text:p>
          </table:table-cell>
          <table:table-cell table:style-name="ce22" office:value-type="string" calcext:value-type="string">
            <text:p>3,076,591,245</text:p>
          </table:table-cell>
          <table:table-cell table:number-columns-repeated="1016"/>
        </table:table-row>
        <table:table-row table:style-name="ro1">
          <table:table-cell table:style-name="ce7" table:formula="of:=[.A138]+1" office:value-type="float" office:value="137" calcext:value-type="float">
            <text:p>137</text:p>
          </table:table-cell>
          <table:table-cell table:style-name="ce13" table:formula="of:=RAND()*180" office:value-type="float" office:value="79.6851620092022" calcext:value-type="float">
            <text:p>79.6851620092022</text:p>
          </table:table-cell>
          <table:table-cell table:style-name="ce13" table:formula="of:=RAND()*180" office:value-type="float" office:value="69.9736037269583" calcext:value-type="float">
            <text:p>69.9736037269583</text:p>
          </table:table-cell>
          <table:table-cell table:style-name="ce13" table:formula="of:=RAND()*180" office:value-type="float" office:value="60.7892856971999" calcext:value-type="float">
            <text:p>60.7892856971999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39]*EXP([.C139]/180)-[.D139]/([.C139]^2))/180" office:value-type="float" office:value="0.652961676591645" calcext:value-type="float">
            <text:p>0.652961676591645</text:p>
          </table:table-cell>
          <table:table-cell table:style-name="ce19" table:formula="of:=0.01*([.B139]+[.B139]^2*0.1+[.C139]*[.D139])/([.C139]*[.D139]-[.B139])" office:value-type="float" office:value="0.0119030915136023" calcext:value-type="float">
            <text:p>0.01190</text:p>
          </table:table-cell>
          <table:table-cell table:style-name="ce22" office:value-type="string" calcext:value-type="string">
            <text:p>3,103,692,278</text:p>
          </table:table-cell>
          <table:table-cell table:number-columns-repeated="1016"/>
        </table:table-row>
        <table:table-row table:style-name="ro1">
          <table:table-cell table:style-name="ce7" table:formula="of:=[.A139]+1" office:value-type="float" office:value="138" calcext:value-type="float">
            <text:p>138</text:p>
          </table:table-cell>
          <table:table-cell table:style-name="ce13" table:formula="of:=RAND()*180" office:value-type="float" office:value="120.756942607889" calcext:value-type="float">
            <text:p>120.756942607889</text:p>
          </table:table-cell>
          <table:table-cell table:style-name="ce13" table:formula="of:=RAND()*180" office:value-type="float" office:value="104.07197879736" calcext:value-type="float">
            <text:p>104.07197879736</text:p>
          </table:table-cell>
          <table:table-cell table:style-name="ce13" table:formula="of:=RAND()*180" office:value-type="float" office:value="65.447708713355" calcext:value-type="float">
            <text:p>65.44770871335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40]*EXP([.C140]/180)-[.D140]/([.C140]^2))/180" office:value-type="float" office:value="1.19598788639864" calcext:value-type="float">
            <text:p>1.19598788639864</text:p>
          </table:table-cell>
          <table:table-cell table:style-name="ce19" table:formula="of:=0.01*([.B140]+[.B140]^2*0.1+[.C140]*[.D140])/([.C140]*[.D140]-[.B140])" office:value-type="float" office:value="0.0125405184037474" calcext:value-type="float">
            <text:p>0.01254</text:p>
          </table:table-cell>
          <table:table-cell table:style-name="ce22" office:value-type="string" calcext:value-type="string">
            <text:p>3,130,793,312</text:p>
          </table:table-cell>
          <table:table-cell table:number-columns-repeated="1016"/>
        </table:table-row>
        <table:table-row table:style-name="ro1">
          <table:table-cell table:style-name="ce7" table:formula="of:=[.A140]+1" office:value-type="float" office:value="139" calcext:value-type="float">
            <text:p>139</text:p>
          </table:table-cell>
          <table:table-cell table:style-name="ce13" table:formula="of:=RAND()*180" office:value-type="float" office:value="49.9544242786097" calcext:value-type="float">
            <text:p>49.9544242786097</text:p>
          </table:table-cell>
          <table:table-cell table:style-name="ce13" table:formula="of:=RAND()*180" office:value-type="float" office:value="150.99991816197" calcext:value-type="float">
            <text:p>150.99991816197</text:p>
          </table:table-cell>
          <table:table-cell table:style-name="ce13" table:formula="of:=RAND()*180" office:value-type="float" office:value="88.6533085758222" calcext:value-type="float">
            <text:p>88.6533085758222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41]*EXP([.C141]/180)-[.D141]/([.C141]^2))/180" office:value-type="float" office:value="0.642112998346585" calcext:value-type="float">
            <text:p>0.642112998346585</text:p>
          </table:table-cell>
          <table:table-cell table:style-name="ce19" table:formula="of:=0.01*([.B141]+[.B141]^2*0.1+[.C141]*[.D141])/([.C141]*[.D141]-[.B141])" office:value-type="float" office:value="0.0102620240507037" calcext:value-type="float">
            <text:p>0.01026</text:p>
          </table:table-cell>
          <table:table-cell table:style-name="ce22" office:value-type="string" calcext:value-type="string">
            <text:p>3,157,894,345</text:p>
          </table:table-cell>
          <table:table-cell table:number-columns-repeated="1016"/>
        </table:table-row>
        <table:table-row table:style-name="ro1">
          <table:table-cell table:style-name="ce7" table:formula="of:=[.A141]+1" office:value-type="float" office:value="140" calcext:value-type="float">
            <text:p>140</text:p>
          </table:table-cell>
          <table:table-cell table:style-name="ce13" table:formula="of:=RAND()*180" office:value-type="float" office:value="16.9000593012321" calcext:value-type="float">
            <text:p>16.9000593012321</text:p>
          </table:table-cell>
          <table:table-cell table:style-name="ce13" table:formula="of:=RAND()*180" office:value-type="float" office:value="114.215592298332" calcext:value-type="float">
            <text:p>114.215592298332</text:p>
          </table:table-cell>
          <table:table-cell table:style-name="ce13" table:formula="of:=RAND()*180" office:value-type="float" office:value="168.72994037298" calcext:value-type="float">
            <text:p>168.72994037298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42]*EXP([.C142]/180)-[.D142]/([.C142]^2))/180" office:value-type="float" office:value="0.177016115256408" calcext:value-type="float">
            <text:p>0.177016115256408</text:p>
          </table:table-cell>
          <table:table-cell table:style-name="ce19" table:formula="of:=0.01*([.B142]+[.B142]^2*0.1+[.C142]*[.D142])/([.C142]*[.D142]-[.B142])" office:value-type="float" office:value="0.0100323875995822" calcext:value-type="float">
            <text:p>0.01003</text:p>
          </table:table-cell>
          <table:table-cell table:style-name="ce22" office:value-type="string" calcext:value-type="string">
            <text:p>3,184,995,378</text:p>
          </table:table-cell>
          <table:table-cell table:number-columns-repeated="1016"/>
        </table:table-row>
        <table:table-row table:style-name="ro1">
          <table:table-cell table:style-name="ce7" table:formula="of:=[.A142]+1" office:value-type="float" office:value="141" calcext:value-type="float">
            <text:p>141</text:p>
          </table:table-cell>
          <table:table-cell table:style-name="ce13" table:formula="of:=RAND()*180" office:value-type="float" office:value="37.3553061470087" calcext:value-type="float">
            <text:p>37.3553061470087</text:p>
          </table:table-cell>
          <table:table-cell table:style-name="ce13" table:formula="of:=RAND()*180" office:value-type="float" office:value="171.785370123256" calcext:value-type="float">
            <text:p>171.785370123256</text:p>
          </table:table-cell>
          <table:table-cell table:style-name="ce13" table:formula="of:=RAND()*180" office:value-type="float" office:value="168.080753818264" calcext:value-type="float">
            <text:p>168.080753818264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43]*EXP([.C143]/180)-[.D143]/([.C143]^2))/180" office:value-type="float" office:value="0.538925773450754" calcext:value-type="float">
            <text:p>0.538925773450754</text:p>
          </table:table-cell>
          <table:table-cell table:style-name="ce19" table:formula="of:=0.01*([.B143]+[.B143]^2*0.1+[.C143]*[.D143])/([.C143]*[.D143]-[.B143])" office:value-type="float" office:value="0.0100742991712499" calcext:value-type="float">
            <text:p>0.01007</text:p>
          </table:table-cell>
          <table:table-cell table:style-name="ce22" office:value-type="string" calcext:value-type="string">
            <text:p>3,212,096,411</text:p>
          </table:table-cell>
          <table:table-cell table:number-columns-repeated="1016"/>
        </table:table-row>
        <table:table-row table:style-name="ro1">
          <table:table-cell table:style-name="ce7" table:formula="of:=[.A143]+1" office:value-type="float" office:value="142" calcext:value-type="float">
            <text:p>142</text:p>
          </table:table-cell>
          <table:table-cell table:style-name="ce13" table:formula="of:=RAND()*180" office:value-type="float" office:value="96.3748625856463" calcext:value-type="float">
            <text:p>96.3748625856463</text:p>
          </table:table-cell>
          <table:table-cell table:style-name="ce13" table:formula="of:=RAND()*180" office:value-type="float" office:value="47.6342391621342" calcext:value-type="float">
            <text:p>47.6342391621342</text:p>
          </table:table-cell>
          <table:table-cell table:style-name="ce13" table:formula="of:=RAND()*180" office:value-type="float" office:value="121.295610163494" calcext:value-type="float">
            <text:p>121.295610163494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44]*EXP([.C144]/180)-[.D144]/([.C144]^2))/180" office:value-type="float" office:value="0.697325773842705" calcext:value-type="float">
            <text:p>0.697325773842705</text:p>
          </table:table-cell>
          <table:table-cell table:style-name="ce19" table:formula="of:=0.01*([.B144]+[.B144]^2*0.1+[.C144]*[.D144])/([.C144]*[.D144]-[.B144])" office:value-type="float" office:value="0.0119740757883862" calcext:value-type="float">
            <text:p>0.01197</text:p>
          </table:table-cell>
          <table:table-cell table:style-name="ce22" office:value-type="string" calcext:value-type="string">
            <text:p>3,239,197,444</text:p>
          </table:table-cell>
          <table:table-cell table:number-columns-repeated="1016"/>
        </table:table-row>
        <table:table-row table:style-name="ro1">
          <table:table-cell table:style-name="ce7" table:formula="of:=[.A144]+1" office:value-type="float" office:value="143" calcext:value-type="float">
            <text:p>143</text:p>
          </table:table-cell>
          <table:table-cell table:style-name="ce13" table:formula="of:=RAND()*180" office:value-type="float" office:value="177.46950946535" calcext:value-type="float">
            <text:p>177.46950946535</text:p>
          </table:table-cell>
          <table:table-cell table:style-name="ce13" table:formula="of:=RAND()*180" office:value-type="float" office:value="114.693563113299" calcext:value-type="float">
            <text:p>114.693563113299</text:p>
          </table:table-cell>
          <table:table-cell table:style-name="ce13" table:formula="of:=RAND()*180" office:value-type="float" office:value="8.41920765276723" calcext:value-type="float">
            <text:p>8.41920765276723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45]*EXP([.C145]/180)-[.D145]/([.C145]^2))/180" office:value-type="float" office:value="1.86456264777955" calcext:value-type="float">
            <text:p>1.86456264777955</text:p>
          </table:table-cell>
          <table:table-cell table:style-name="ce19" table:formula="of:=0.01*([.B145]+[.B145]^2*0.1+[.C145]*[.D145])/([.C145]*[.D145]-[.B145])" office:value-type="float" office:value="0.0544641227652222" calcext:value-type="float">
            <text:p>0.05446</text:p>
          </table:table-cell>
          <table:table-cell table:style-name="ce22" office:value-type="string" calcext:value-type="string">
            <text:p>3,266,298,478</text:p>
          </table:table-cell>
          <table:table-cell table:number-columns-repeated="1016"/>
        </table:table-row>
        <table:table-row table:style-name="ro1">
          <table:table-cell table:style-name="ce7" table:formula="of:=[.A145]+1" office:value-type="float" office:value="144" calcext:value-type="float">
            <text:p>144</text:p>
          </table:table-cell>
          <table:table-cell table:style-name="ce13" table:formula="of:=RAND()*180" office:value-type="float" office:value="8.466623167286" calcext:value-type="float">
            <text:p>8.466623167286</text:p>
          </table:table-cell>
          <table:table-cell table:style-name="ce13" table:formula="of:=RAND()*180" office:value-type="float" office:value="72.4576539266916" calcext:value-type="float">
            <text:p>72.4576539266916</text:p>
          </table:table-cell>
          <table:table-cell table:style-name="ce13" table:formula="of:=RAND()*180" office:value-type="float" office:value="101.8062154615" calcext:value-type="float">
            <text:p>101.8062154615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46]*EXP([.C146]/180)-[.D146]/([.C146]^2))/180" office:value-type="float" office:value="0.0702415612965336" calcext:value-type="float">
            <text:p>0.070241561296534</text:p>
          </table:table-cell>
          <table:table-cell table:style-name="ce19" table:formula="of:=0.01*([.B146]+[.B146]^2*0.1+[.C146]*[.D146])/([.C146]*[.D146]-[.B146])" office:value-type="float" office:value="0.0100327104391186" calcext:value-type="float">
            <text:p>0.01003</text:p>
          </table:table-cell>
          <table:table-cell table:style-name="ce23" office:value-type="string" calcext:value-type="string">
            <text:p>3,293,399,511</text:p>
          </table:table-cell>
          <table:table-cell table:number-columns-repeated="1016"/>
        </table:table-row>
        <table:table-row table:style-name="ro1">
          <table:table-cell table:style-name="ce7" table:formula="of:=[.A146]+1" office:value-type="float" office:value="145" calcext:value-type="float">
            <text:p>145</text:p>
          </table:table-cell>
          <table:table-cell table:style-name="ce13" table:formula="of:=RAND()*180" office:value-type="float" office:value="15.7446622248545" calcext:value-type="float">
            <text:p>15.7446622248545</text:p>
          </table:table-cell>
          <table:table-cell table:style-name="ce13" table:formula="of:=RAND()*180" office:value-type="float" office:value="36.4100673066479" calcext:value-type="float">
            <text:p>36.4100673066479</text:p>
          </table:table-cell>
          <table:table-cell table:style-name="ce13" table:formula="of:=RAND()*180" office:value-type="float" office:value="154.115399407957" calcext:value-type="float">
            <text:p>154.11539940795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47]*EXP([.C147]/180)-[.D147]/([.C147]^2))/180" office:value-type="float" office:value="0.106434340371427" calcext:value-type="float">
            <text:p>0.106434340371427</text:p>
          </table:table-cell>
          <table:table-cell table:style-name="ce19" table:formula="of:=0.01*([.B147]+[.B147]^2*0.1+[.C147]*[.D147])/([.C147]*[.D147]-[.B147])" office:value-type="float" office:value="0.0101005766831942" calcext:value-type="float">
            <text:p>0.01010</text:p>
          </table:table-cell>
          <table:table-cell table:style-name="ce23" office:value-type="string" calcext:value-type="string">
            <text:p>3,320,500,544</text:p>
          </table:table-cell>
          <table:table-cell table:number-columns-repeated="1016"/>
        </table:table-row>
        <table:table-row table:style-name="ro1">
          <table:table-cell table:style-name="ce7" table:formula="of:=[.A147]+1" office:value-type="float" office:value="146" calcext:value-type="float">
            <text:p>146</text:p>
          </table:table-cell>
          <table:table-cell table:style-name="ce13" table:formula="of:=RAND()*180" office:value-type="float" office:value="172.483123389496" calcext:value-type="float">
            <text:p>172.483123389496</text:p>
          </table:table-cell>
          <table:table-cell table:style-name="ce13" table:formula="of:=RAND()*180" office:value-type="float" office:value="146.742819069146" calcext:value-type="float">
            <text:p>146.742819069146</text:p>
          </table:table-cell>
          <table:table-cell table:style-name="ce13" table:formula="of:=RAND()*180" office:value-type="float" office:value="54.8250103776525" calcext:value-type="float">
            <text:p>54.8250103776525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48]*EXP([.C148]/180)-[.D148]/([.C148]^2))/180" office:value-type="float" office:value="2.16533242950667" calcext:value-type="float">
            <text:p>2.16533242950667</text:p>
          </table:table-cell>
          <table:table-cell table:style-name="ce19" table:formula="of:=0.01*([.B148]+[.B148]^2*0.1+[.C148]*[.D148])/([.C148]*[.D148]-[.B148])" office:value-type="float" office:value="0.0142171196569616" calcext:value-type="float">
            <text:p>0.01422</text:p>
          </table:table-cell>
          <table:table-cell table:style-name="ce23" office:value-type="string" calcext:value-type="string">
            <text:p>3,347,601,577</text:p>
          </table:table-cell>
          <table:table-cell table:number-columns-repeated="1016"/>
        </table:table-row>
        <table:table-row table:style-name="ro1">
          <table:table-cell table:style-name="ce7" table:formula="of:=[.A148]+1" office:value-type="float" office:value="147" calcext:value-type="float">
            <text:p>147</text:p>
          </table:table-cell>
          <table:table-cell table:style-name="ce13" table:formula="of:=RAND()*180" office:value-type="float" office:value="116.362131143004" calcext:value-type="float">
            <text:p>116.362131143004</text:p>
          </table:table-cell>
          <table:table-cell table:style-name="ce13" table:formula="of:=RAND()*180" office:value-type="float" office:value="92.4085042440794" calcext:value-type="float">
            <text:p>92.4085042440794</text:p>
          </table:table-cell>
          <table:table-cell table:style-name="ce13" table:formula="of:=RAND()*180" office:value-type="float" office:value="55.2437851134461" calcext:value-type="float">
            <text:p>55.243785113446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49]*EXP([.C149]/180)-[.D149]/([.C149]^2))/180" office:value-type="float" office:value="1.08014749733576" calcext:value-type="float">
            <text:p>1.08014749733576</text:p>
          </table:table-cell>
          <table:table-cell table:style-name="ce19" table:formula="of:=0.01*([.B149]+[.B149]^2*0.1+[.C149]*[.D149])/([.C149]*[.D149]-[.B149])" office:value-type="float" office:value="0.0131807083926987" calcext:value-type="float">
            <text:p>0.01318</text:p>
          </table:table-cell>
          <table:table-cell table:style-name="ce23" office:value-type="string" calcext:value-type="string">
            <text:p>337,470,261</text:p>
          </table:table-cell>
          <table:table-cell table:number-columns-repeated="1016"/>
        </table:table-row>
        <table:table-row table:style-name="ro1">
          <table:table-cell table:style-name="ce7" table:formula="of:=[.A149]+1" office:value-type="float" office:value="148" calcext:value-type="float">
            <text:p>148</text:p>
          </table:table-cell>
          <table:table-cell table:style-name="ce13" table:formula="of:=RAND()*180" office:value-type="float" office:value="45.5316134714848" calcext:value-type="float">
            <text:p>45.5316134714848</text:p>
          </table:table-cell>
          <table:table-cell table:style-name="ce13" table:formula="of:=RAND()*180" office:value-type="float" office:value="133.094905135817" calcext:value-type="float">
            <text:p>133.094905135817</text:p>
          </table:table-cell>
          <table:table-cell table:style-name="ce13" table:formula="of:=RAND()*180" office:value-type="float" office:value="75.8706773959346" calcext:value-type="float">
            <text:p>75.8706773959346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50]*EXP([.C150]/180)-[.D150]/([.C150]^2))/180" office:value-type="float" office:value="0.529840779845509" calcext:value-type="float">
            <text:p>0.529840779845509</text:p>
          </table:table-cell>
          <table:table-cell table:style-name="ce19" table:formula="of:=0.01*([.B150]+[.B150]^2*0.1+[.C150]*[.D150])/([.C150]*[.D150]-[.B150])" office:value-type="float" office:value="0.0102968186318802" calcext:value-type="float">
            <text:p>0.01030</text:p>
          </table:table-cell>
          <table:table-cell table:style-name="ce23" office:value-type="string" calcext:value-type="string">
            <text:p>3,401,803,644</text:p>
          </table:table-cell>
          <table:table-cell table:number-columns-repeated="1016"/>
        </table:table-row>
        <table:table-row table:style-name="ro1">
          <table:table-cell table:style-name="ce7" table:formula="of:=[.A150]+1" office:value-type="float" office:value="149" calcext:value-type="float">
            <text:p>149</text:p>
          </table:table-cell>
          <table:table-cell table:style-name="ce13" table:formula="of:=RAND()*180" office:value-type="float" office:value="143.46091721133" calcext:value-type="float">
            <text:p>143.46091721133</text:p>
          </table:table-cell>
          <table:table-cell table:style-name="ce13" table:formula="of:=RAND()*180" office:value-type="float" office:value="111.843393602874" calcext:value-type="float">
            <text:p>111.843393602874</text:p>
          </table:table-cell>
          <table:table-cell table:style-name="ce13" table:formula="of:=RAND()*180" office:value-type="float" office:value="27.2814954765267" calcext:value-type="float">
            <text:p>27.281495476526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51]*EXP([.C151]/180)-[.D151]/([.C151]^2))/180" office:value-type="float" office:value="1.48356772652293" calcext:value-type="float">
            <text:p>1.48356772652293</text:p>
          </table:table-cell>
          <table:table-cell table:style-name="ce19" table:formula="of:=0.01*([.B151]+[.B151]^2*0.1+[.C151]*[.D151])/([.C151]*[.D151]-[.B151])" office:value-type="float" office:value="0.0180646194840711" calcext:value-type="float">
            <text:p>0.01806</text:p>
          </table:table-cell>
          <table:table-cell table:style-name="ce23" office:value-type="string" calcext:value-type="string">
            <text:p>3,428,904,677</text:p>
          </table:table-cell>
          <table:table-cell table:number-columns-repeated="1016"/>
        </table:table-row>
        <table:table-row table:style-name="ro1">
          <table:table-cell table:style-name="ce7" table:formula="of:=[.A151]+1" office:value-type="float" office:value="150" calcext:value-type="float">
            <text:p>150</text:p>
          </table:table-cell>
          <table:table-cell table:style-name="ce13" table:formula="of:=RAND()*180" office:value-type="float" office:value="123.823189819585" calcext:value-type="float">
            <text:p>123.823189819585</text:p>
          </table:table-cell>
          <table:table-cell table:style-name="ce13" table:formula="of:=RAND()*180" office:value-type="float" office:value="85.6809587093506" calcext:value-type="float">
            <text:p>85.6809587093506</text:p>
          </table:table-cell>
          <table:table-cell table:style-name="ce13" table:formula="of:=RAND()*180" office:value-type="float" office:value="10.9764611290133" calcext:value-type="float">
            <text:p>10.9764611290133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52]*EXP([.C152]/180)-[.D152]/([.C152]^2))/180" office:value-type="float" office:value="1.10726790341906" calcext:value-type="float">
            <text:p>1.10726790341906</text:p>
          </table:table-cell>
          <table:table-cell table:style-name="ce19" table:formula="of:=0.01*([.B152]+[.B152]^2*0.1+[.C152]*[.D152])/([.C152]*[.D152]-[.B152])" office:value-type="float" office:value="0.0318069365450889" calcext:value-type="float">
            <text:p>0.03181</text:p>
          </table:table-cell>
          <table:table-cell table:style-name="ce23" office:value-type="string" calcext:value-type="string">
            <text:p>345,600,571</text:p>
          </table:table-cell>
          <table:table-cell table:number-columns-repeated="1016"/>
        </table:table-row>
        <table:table-row table:style-name="ro1">
          <table:table-cell table:style-name="ce7" table:formula="of:=[.A152]+1" office:value-type="float" office:value="151" calcext:value-type="float">
            <text:p>151</text:p>
          </table:table-cell>
          <table:table-cell table:style-name="ce13" table:formula="of:=RAND()*180" office:value-type="float" office:value="78.2559405411296" calcext:value-type="float">
            <text:p>78.2559405411296</text:p>
          </table:table-cell>
          <table:table-cell table:style-name="ce13" table:formula="of:=RAND()*180" office:value-type="float" office:value="32.4858188925022" calcext:value-type="float">
            <text:p>32.4858188925022</text:p>
          </table:table-cell>
          <table:table-cell table:style-name="ce13" table:formula="of:=RAND()*180" office:value-type="float" office:value="64.0330081929992" calcext:value-type="float">
            <text:p>64.033008192999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53]*EXP([.C153]/180)-[.D153]/([.C153]^2))/180" office:value-type="float" office:value="0.520407633117711" calcext:value-type="float">
            <text:p>0.520407633117711</text:p>
          </table:table-cell>
          <table:table-cell table:style-name="ce19" table:formula="of:=0.01*([.B153]+[.B153]^2*0.1+[.C153]*[.D153])/([.C153]*[.D153]-[.B153])" office:value-type="float" office:value="0.0138408898389754" calcext:value-type="float">
            <text:p>0.01384</text:p>
          </table:table-cell>
          <table:table-cell table:style-name="ce23" office:value-type="string" calcext:value-type="string">
            <text:p>3,483,106,743</text:p>
          </table:table-cell>
          <table:table-cell table:number-columns-repeated="1016"/>
        </table:table-row>
        <table:table-row table:style-name="ro1">
          <table:table-cell table:style-name="ce7" table:formula="of:=[.A153]+1" office:value-type="float" office:value="152" calcext:value-type="float">
            <text:p>152</text:p>
          </table:table-cell>
          <table:table-cell table:style-name="ce13" table:formula="of:=RAND()*180" office:value-type="float" office:value="134.869759874546" calcext:value-type="float">
            <text:p>134.869759874546</text:p>
          </table:table-cell>
          <table:table-cell table:style-name="ce13" table:formula="of:=RAND()*180" office:value-type="float" office:value="130.924021290318" calcext:value-type="float">
            <text:p>130.924021290318</text:p>
          </table:table-cell>
          <table:table-cell table:style-name="ce13" table:formula="of:=RAND()*180" office:value-type="float" office:value="139.326014372868" calcext:value-type="float">
            <text:p>139.326014372868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54]*EXP([.C154]/180)-[.D154]/([.C154]^2))/180" office:value-type="float" office:value="1.55065787064208" calcext:value-type="float">
            <text:p>1.55065787064208</text:p>
          </table:table-cell>
          <table:table-cell table:style-name="ce19" table:formula="of:=0.01*([.B154]+[.B154]^2*0.1+[.C154]*[.D154])/([.C154]*[.D154]-[.B154])" office:value-type="float" office:value="0.0111535930774622" calcext:value-type="float">
            <text:p>0.01115</text:p>
          </table:table-cell>
          <table:table-cell table:style-name="ce24" office:value-type="string" calcext:value-type="string">
            <text:p>3,510,207,776</text:p>
          </table:table-cell>
          <table:table-cell table:number-columns-repeated="1016"/>
        </table:table-row>
        <table:table-row table:style-name="ro1">
          <table:table-cell table:style-name="ce7" table:formula="of:=[.A154]+1" office:value-type="float" office:value="153" calcext:value-type="float">
            <text:p>153</text:p>
          </table:table-cell>
          <table:table-cell table:style-name="ce13" table:formula="of:=RAND()*180" office:value-type="float" office:value="55.9473716656563" calcext:value-type="float">
            <text:p>55.9473716656563</text:p>
          </table:table-cell>
          <table:table-cell table:style-name="ce13" table:formula="of:=RAND()*180" office:value-type="float" office:value="4.8121159481576" calcext:value-type="float">
            <text:p>4.8121159481576</text:p>
          </table:table-cell>
          <table:table-cell table:style-name="ce13" table:formula="of:=RAND()*180" office:value-type="float" office:value="53.0741297744158" calcext:value-type="float">
            <text:p>53.0741297744158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55]*EXP([.C155]/180)-[.D155]/([.C155]^2))/180" office:value-type="float" office:value="0.306507001772939" calcext:value-type="float">
            <text:p>0.306507001772939</text:p>
          </table:table-cell>
          <table:table-cell table:style-name="ce19" table:formula="of:=0.01*([.B155]+[.B155]^2*0.1+[.C155]*[.D155])/([.C155]*[.D155]-[.B155])" office:value-type="float" office:value="0.031303705128549" calcext:value-type="float">
            <text:p>0.03130</text:p>
          </table:table-cell>
          <table:table-cell table:style-name="ce24" office:value-type="string" calcext:value-type="string">
            <text:p>353,730,881</text:p>
          </table:table-cell>
          <table:table-cell table:number-columns-repeated="1016"/>
        </table:table-row>
        <table:table-row table:style-name="ro1">
          <table:table-cell table:style-name="ce7" table:formula="of:=[.A155]+1" office:value-type="float" office:value="154" calcext:value-type="float">
            <text:p>154</text:p>
          </table:table-cell>
          <table:table-cell table:style-name="ce13" table:formula="of:=RAND()*180" office:value-type="float" office:value="178.217041687485" calcext:value-type="float">
            <text:p>178.217041687485</text:p>
          </table:table-cell>
          <table:table-cell table:style-name="ce13" table:formula="of:=RAND()*180" office:value-type="float" office:value="120.918357476971" calcext:value-type="float">
            <text:p>120.918357476971</text:p>
          </table:table-cell>
          <table:table-cell table:style-name="ce13" table:formula="of:=RAND()*180" office:value-type="float" office:value="113.117934453551" calcext:value-type="float">
            <text:p>113.11793445355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56]*EXP([.C156]/180)-[.D156]/([.C156]^2))/180" office:value-type="float" office:value="1.93826214473024" calcext:value-type="float">
            <text:p>1.93826214473024</text:p>
          </table:table-cell>
          <table:table-cell table:style-name="ce19" table:formula="of:=0.01*([.B156]+[.B156]^2*0.1+[.C156]*[.D156])/([.C156]*[.D156]-[.B156])" office:value-type="float" office:value="0.0126167504866824" calcext:value-type="float">
            <text:p>0.01262</text:p>
          </table:table-cell>
          <table:table-cell table:style-name="ce24" office:value-type="string" calcext:value-type="string">
            <text:p>3,564,409,843</text:p>
          </table:table-cell>
          <table:table-cell table:number-columns-repeated="1016"/>
        </table:table-row>
        <table:table-row table:style-name="ro1">
          <table:table-cell table:style-name="ce7" table:formula="of:=[.A156]+1" office:value-type="float" office:value="155" calcext:value-type="float">
            <text:p>155</text:p>
          </table:table-cell>
          <table:table-cell table:style-name="ce13" table:formula="of:=RAND()*180" office:value-type="float" office:value="54.967024925762" calcext:value-type="float">
            <text:p>54.967024925762</text:p>
          </table:table-cell>
          <table:table-cell table:style-name="ce13" table:formula="of:=RAND()*180" office:value-type="float" office:value="47.6133888371772" calcext:value-type="float">
            <text:p>47.6133888371772</text:p>
          </table:table-cell>
          <table:table-cell table:style-name="ce13" table:formula="of:=RAND()*180" office:value-type="float" office:value="116.297713767544" calcext:value-type="float">
            <text:p>116.297713767544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57]*EXP([.C157]/180)-[.D157]/([.C157]^2))/180" office:value-type="float" office:value="0.397555320818936" calcext:value-type="float">
            <text:p>0.397555320818936</text:p>
          </table:table-cell>
          <table:table-cell table:style-name="ce19" table:formula="of:=0.01*([.B157]+[.B157]^2*0.1+[.C157]*[.D157])/([.C157]*[.D157]-[.B157])" office:value-type="float" office:value="0.0107516313037646" calcext:value-type="float">
            <text:p>0.01075</text:p>
          </table:table-cell>
          <table:table-cell table:style-name="ce24" office:value-type="string" calcext:value-type="string">
            <text:p>3,591,510,876</text:p>
          </table:table-cell>
          <table:table-cell table:number-columns-repeated="1016"/>
        </table:table-row>
        <table:table-row table:style-name="ro1">
          <table:table-cell table:style-name="ce7" table:formula="of:=[.A157]+1" office:value-type="float" office:value="156" calcext:value-type="float">
            <text:p>156</text:p>
          </table:table-cell>
          <table:table-cell table:style-name="ce13" table:formula="of:=RAND()*180" office:value-type="float" office:value="84.7215321238764" calcext:value-type="float">
            <text:p>84.7215321238764</text:p>
          </table:table-cell>
          <table:table-cell table:style-name="ce13" table:formula="of:=RAND()*180" office:value-type="float" office:value="64.8459633919975" calcext:value-type="float">
            <text:p>64.8459633919975</text:p>
          </table:table-cell>
          <table:table-cell table:style-name="ce13" table:formula="of:=RAND()*180" office:value-type="float" office:value="140.039060158039" calcext:value-type="float">
            <text:p>140.03906015803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58]*EXP([.C158]/180)-[.D158]/([.C158]^2))/180" office:value-type="float" office:value="0.674619852253593" calcext:value-type="float">
            <text:p>0.674619852253593</text:p>
          </table:table-cell>
          <table:table-cell table:style-name="ce19" table:formula="of:=0.01*([.B158]+[.B158]^2*0.1+[.C158]*[.D158])/([.C158]*[.D158]-[.B158])" office:value-type="float" office:value="0.0109862078487872" calcext:value-type="float">
            <text:p>0.01099</text:p>
          </table:table-cell>
          <table:table-cell table:style-name="ce24" office:value-type="string" calcext:value-type="string">
            <text:p>3,618,611,909</text:p>
          </table:table-cell>
          <table:table-cell table:number-columns-repeated="1016"/>
        </table:table-row>
        <table:table-row table:style-name="ro1">
          <table:table-cell table:style-name="ce7" table:formula="of:=[.A158]+1" office:value-type="float" office:value="157" calcext:value-type="float">
            <text:p>157</text:p>
          </table:table-cell>
          <table:table-cell table:style-name="ce13" table:formula="of:=RAND()*180" office:value-type="float" office:value="147.35298588202" calcext:value-type="float">
            <text:p>147.35298588202</text:p>
          </table:table-cell>
          <table:table-cell table:style-name="ce13" table:formula="of:=RAND()*180" office:value-type="float" office:value="114.472792874092" calcext:value-type="float">
            <text:p>114.472792874092</text:p>
          </table:table-cell>
          <table:table-cell table:style-name="ce13" table:formula="of:=RAND()*180" office:value-type="float" office:value="151.350268686868" calcext:value-type="float">
            <text:p>151.350268686868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59]*EXP([.C159]/180)-[.D159]/([.C159]^2))/180" office:value-type="float" office:value="1.54618805679631" calcext:value-type="float">
            <text:p>1.54618805679631</text:p>
          </table:table-cell>
          <table:table-cell table:style-name="ce19" table:formula="of:=0.01*([.B159]+[.B159]^2*0.1+[.C159]*[.D159])/([.C159]*[.D159]-[.B159])" office:value-type="float" office:value="0.011435543625942" calcext:value-type="float">
            <text:p>0.01144</text:p>
          </table:table-cell>
          <table:table-cell table:style-name="ce24" office:value-type="string" calcext:value-type="string">
            <text:p>3,645,712,942</text:p>
          </table:table-cell>
          <table:table-cell table:number-columns-repeated="1016"/>
        </table:table-row>
        <table:table-row table:style-name="ro1">
          <table:table-cell table:style-name="ce7" table:formula="of:=[.A159]+1" office:value-type="float" office:value="158" calcext:value-type="float">
            <text:p>158</text:p>
          </table:table-cell>
          <table:table-cell table:style-name="ce13" table:formula="of:=RAND()*180" office:value-type="float" office:value="42.9127161586594" calcext:value-type="float">
            <text:p>42.9127161586594</text:p>
          </table:table-cell>
          <table:table-cell table:style-name="ce13" table:formula="of:=RAND()*180" office:value-type="float" office:value="154.133043462536" calcext:value-type="float">
            <text:p>154.133043462536</text:p>
          </table:table-cell>
          <table:table-cell table:style-name="ce13" table:formula="of:=RAND()*180" office:value-type="float" office:value="130.949168429522" calcext:value-type="float">
            <text:p>130.949168429522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60]*EXP([.C160]/180)-[.D160]/([.C160]^2))/180" office:value-type="float" office:value="0.561272626456184" calcext:value-type="float">
            <text:p>0.561272626456184</text:p>
          </table:table-cell>
          <table:table-cell table:style-name="ce19" table:formula="of:=0.01*([.B160]+[.B160]^2*0.1+[.C160]*[.D160])/([.C160]*[.D160]-[.B160])" office:value-type="float" office:value="0.0101340448970325" calcext:value-type="float">
            <text:p>0.01013</text:p>
          </table:table-cell>
          <table:table-cell table:style-name="ce24" office:value-type="string" calcext:value-type="string">
            <text:p>3,672,813,976</text:p>
          </table:table-cell>
          <table:table-cell table:number-columns-repeated="1016"/>
        </table:table-row>
        <table:table-row table:style-name="ro1">
          <table:table-cell table:style-name="ce7" table:formula="of:=[.A160]+1" office:value-type="float" office:value="159" calcext:value-type="float">
            <text:p>159</text:p>
          </table:table-cell>
          <table:table-cell table:style-name="ce13" table:formula="of:=RAND()*180" office:value-type="float" office:value="148.169362962195" calcext:value-type="float">
            <text:p>148.169362962195</text:p>
          </table:table-cell>
          <table:table-cell table:style-name="ce13" table:formula="of:=RAND()*180" office:value-type="float" office:value="78.0763119732058" calcext:value-type="float">
            <text:p>78.0763119732058</text:p>
          </table:table-cell>
          <table:table-cell table:style-name="ce13" table:formula="of:=RAND()*180" office:value-type="float" office:value="102.392897803043" calcext:value-type="float">
            <text:p>102.392897803043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61]*EXP([.C161]/180)-[.D161]/([.C161]^2))/180" office:value-type="float" office:value="1.2700838623413" calcext:value-type="float">
            <text:p>1.2700838623413</text:p>
          </table:table-cell>
          <table:table-cell table:style-name="ce19" table:formula="of:=0.01*([.B161]+[.B161]^2*0.1+[.C161]*[.D161])/([.C161]*[.D161]-[.B161])" office:value-type="float" office:value="0.0131757105444842" calcext:value-type="float">
            <text:p>0.01318</text:p>
          </table:table-cell>
          <table:table-cell table:style-name="ce24" office:value-type="string" calcext:value-type="string">
            <text:p>3,699,915,009</text:p>
          </table:table-cell>
          <table:table-cell table:number-columns-repeated="1016"/>
        </table:table-row>
        <table:table-row table:style-name="ro1">
          <table:table-cell table:style-name="ce7" table:formula="of:=[.A161]+1" office:value-type="float" office:value="160" calcext:value-type="float">
            <text:p>160</text:p>
          </table:table-cell>
          <table:table-cell table:style-name="ce13" table:formula="of:=RAND()*180" office:value-type="float" office:value="139.91636264501" calcext:value-type="float">
            <text:p>139.91636264501</text:p>
          </table:table-cell>
          <table:table-cell table:style-name="ce13" table:formula="of:=RAND()*180" office:value-type="float" office:value="142.513992939513" calcext:value-type="float">
            <text:p>142.513992939513</text:p>
          </table:table-cell>
          <table:table-cell table:style-name="ce13" table:formula="of:=RAND()*180" office:value-type="float" office:value="96.9374944860463" calcext:value-type="float">
            <text:p>96.937494486046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162]*EXP([.C162]/180)-[.D162]/([.C162]^2))/180" office:value-type="float" office:value="1.71569274844369" calcext:value-type="float">
            <text:p>1.71569274844369</text:p>
          </table:table-cell>
          <table:table-cell table:style-name="ce19" table:formula="of:=0.01*([.B162]+[.B162]^2*0.1+[.C162]*[.D162])/([.C162]*[.D162]-[.B162])" office:value-type="float" office:value="0.0116361873291132" calcext:value-type="float">
            <text:p>0.01164</text:p>
          </table:table-cell>
          <table:table-cell table:style-name="ce20" office:value-type="string" calcext:value-type="string">
            <text:p>3,727,016,042</text:p>
          </table:table-cell>
          <table:table-cell table:number-columns-repeated="1016"/>
        </table:table-row>
        <table:table-row table:style-name="ro1">
          <table:table-cell table:style-name="ce7" table:formula="of:=[.A162]+1" office:value-type="float" office:value="161" calcext:value-type="float">
            <text:p>161</text:p>
          </table:table-cell>
          <table:table-cell table:style-name="ce13" table:formula="of:=RAND()*180" office:value-type="float" office:value="150.127336137943" calcext:value-type="float">
            <text:p>150.127336137943</text:p>
          </table:table-cell>
          <table:table-cell table:style-name="ce13" table:formula="of:=RAND()*180" office:value-type="float" office:value="35.0806077742009" calcext:value-type="float">
            <text:p>35.0806077742009</text:p>
          </table:table-cell>
          <table:table-cell table:style-name="ce13" table:formula="of:=RAND()*180" office:value-type="float" office:value="153.681473190327" calcext:value-type="float">
            <text:p>153.68147319032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163]*EXP([.C163]/180)-[.D163]/([.C163]^2))/180" office:value-type="float" office:value="1.01281592956343" calcext:value-type="float">
            <text:p>1.01281592956343</text:p>
          </table:table-cell>
          <table:table-cell table:style-name="ce19" table:formula="of:=0.01*([.B163]+[.B163]^2*0.1+[.C163]*[.D163])/([.C163]*[.D163]-[.B163])" office:value-type="float" office:value="0.0148731572731541" calcext:value-type="float">
            <text:p>0.01487</text:p>
          </table:table-cell>
          <table:table-cell table:style-name="ce20" office:value-type="string" calcext:value-type="string">
            <text:p>3,754,117,075</text:p>
          </table:table-cell>
          <table:table-cell table:number-columns-repeated="1016"/>
        </table:table-row>
        <table:table-row table:style-name="ro1">
          <table:table-cell table:style-name="ce7" table:formula="of:=[.A163]+1" office:value-type="float" office:value="162" calcext:value-type="float">
            <text:p>162</text:p>
          </table:table-cell>
          <table:table-cell table:style-name="ce13" table:formula="of:=RAND()*180" office:value-type="float" office:value="0.769156236243889" calcext:value-type="float">
            <text:p>0.769156236243889</text:p>
          </table:table-cell>
          <table:table-cell table:style-name="ce13" table:formula="of:=RAND()*180" office:value-type="float" office:value="155.058351346831" calcext:value-type="float">
            <text:p>155.058351346831</text:p>
          </table:table-cell>
          <table:table-cell table:style-name="ce13" table:formula="of:=RAND()*180" office:value-type="float" office:value="168.938157926295" calcext:value-type="float">
            <text:p>168.938157926295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164]*EXP([.C164]/180)-[.D164]/([.C164]^2))/180" office:value-type="float" office:value="0.0100734667540053" calcext:value-type="float">
            <text:p>0.010073466754005</text:p>
          </table:table-cell>
          <table:table-cell table:style-name="ce19" table:formula="of:=0.01*([.B164]+[.B164]^2*0.1+[.C164]*[.D164])/([.C164]*[.D164]-[.B164])" office:value-type="float" office:value="0.010000609850318" calcext:value-type="float">
            <text:p>0.01000</text:p>
          </table:table-cell>
          <table:table-cell table:style-name="ce20" office:value-type="string" calcext:value-type="string">
            <text:p>3,781,218,108</text:p>
          </table:table-cell>
          <table:table-cell table:number-columns-repeated="1016"/>
        </table:table-row>
        <table:table-row table:style-name="ro1">
          <table:table-cell table:style-name="ce7" table:formula="of:=[.A164]+1" office:value-type="float" office:value="163" calcext:value-type="float">
            <text:p>163</text:p>
          </table:table-cell>
          <table:table-cell table:style-name="ce13" table:formula="of:=RAND()*180" office:value-type="float" office:value="138.744631794675" calcext:value-type="float">
            <text:p>138.744631794675</text:p>
          </table:table-cell>
          <table:table-cell table:style-name="ce13" table:formula="of:=RAND()*180" office:value-type="float" office:value="26.7404661141896" calcext:value-type="float">
            <text:p>26.7404661141896</text:p>
          </table:table-cell>
          <table:table-cell table:style-name="ce13" table:formula="of:=RAND()*180" office:value-type="float" office:value="23.4248296288245" calcext:value-type="float">
            <text:p>23.4248296288245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165]*EXP([.C165]/180)-[.D165]/([.C165]^2))/180" office:value-type="float" office:value="0.894073597728752" calcext:value-type="float">
            <text:p>0.894073597728752</text:p>
          </table:table-cell>
          <table:table-cell table:style-name="ce19" table:formula="of:=0.01*([.B165]+[.B165]^2*0.1+[.C165]*[.D165])/([.C165]*[.D165]-[.B165])" office:value-type="float" office:value="0.0551658683732591" calcext:value-type="float">
            <text:p>0.05517</text:p>
          </table:table-cell>
          <table:table-cell table:style-name="ce20" office:value-type="string" calcext:value-type="string">
            <text:p>3,808,319,142</text:p>
          </table:table-cell>
          <table:table-cell table:number-columns-repeated="1016"/>
        </table:table-row>
        <table:table-row table:style-name="ro1">
          <table:table-cell table:style-name="ce7" table:formula="of:=[.A165]+1" office:value-type="float" office:value="164" calcext:value-type="float">
            <text:p>164</text:p>
          </table:table-cell>
          <table:table-cell table:style-name="ce13" table:formula="of:=RAND()*180" office:value-type="float" office:value="26.3661953006293" calcext:value-type="float">
            <text:p>26.3661953006293</text:p>
          </table:table-cell>
          <table:table-cell table:style-name="ce13" table:formula="of:=RAND()*180" office:value-type="float" office:value="165.914785215999" calcext:value-type="float">
            <text:p>165.914785215999</text:p>
          </table:table-cell>
          <table:table-cell table:style-name="ce13" table:formula="of:=RAND()*180" office:value-type="float" office:value="131.630529177559" calcext:value-type="float">
            <text:p>131.630529177559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166]*EXP([.C166]/180)-[.D166]/([.C166]^2))/180" office:value-type="float" office:value="0.368174787755519" calcext:value-type="float">
            <text:p>0.368174787755519</text:p>
          </table:table-cell>
          <table:table-cell table:style-name="ce19" table:formula="of:=0.01*([.B166]+[.B166]^2*0.1+[.C166]*[.D166])/([.C166]*[.D166]-[.B166])" office:value-type="float" office:value="0.0100560443501189" calcext:value-type="float">
            <text:p>0.01006</text:p>
          </table:table-cell>
          <table:table-cell table:style-name="ce20" office:value-type="string" calcext:value-type="string">
            <text:p>3,835,420,175</text:p>
          </table:table-cell>
          <table:table-cell table:number-columns-repeated="1016"/>
        </table:table-row>
        <table:table-row table:style-name="ro1">
          <table:table-cell table:style-name="ce7" table:formula="of:=[.A166]+1" office:value-type="float" office:value="165" calcext:value-type="float">
            <text:p>165</text:p>
          </table:table-cell>
          <table:table-cell table:style-name="ce13" table:formula="of:=RAND()*180" office:value-type="float" office:value="117.462162863221" calcext:value-type="float">
            <text:p>117.462162863221</text:p>
          </table:table-cell>
          <table:table-cell table:style-name="ce13" table:formula="of:=RAND()*180" office:value-type="float" office:value="142.017364336427" calcext:value-type="float">
            <text:p>142.017364336427</text:p>
          </table:table-cell>
          <table:table-cell table:style-name="ce13" table:formula="of:=RAND()*180" office:value-type="float" office:value="130.130025662544" calcext:value-type="float">
            <text:p>130.130025662544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167]*EXP([.C167]/180)-[.D167]/([.C167]^2))/180" office:value-type="float" office:value="1.43637103117286" calcext:value-type="float">
            <text:p>1.43637103117286</text:p>
          </table:table-cell>
          <table:table-cell table:style-name="ce19" table:formula="of:=0.01*([.B167]+[.B167]^2*0.1+[.C167]*[.D167])/([.C167]*[.D167]-[.B167])" office:value-type="float" office:value="0.0108792884265715" calcext:value-type="float">
            <text:p>0.01088</text:p>
          </table:table-cell>
          <table:table-cell table:style-name="ce20" office:value-type="string" calcext:value-type="string">
            <text:p>3,862,521,208</text:p>
          </table:table-cell>
          <table:table-cell table:number-columns-repeated="1016"/>
        </table:table-row>
        <table:table-row table:style-name="ro1">
          <table:table-cell table:style-name="ce7" table:formula="of:=[.A167]+1" office:value-type="float" office:value="166" calcext:value-type="float">
            <text:p>166</text:p>
          </table:table-cell>
          <table:table-cell table:style-name="ce13" table:formula="of:=RAND()*180" office:value-type="float" office:value="72.3577173904117" calcext:value-type="float">
            <text:p>72.3577173904117</text:p>
          </table:table-cell>
          <table:table-cell table:style-name="ce13" table:formula="of:=RAND()*180" office:value-type="float" office:value="120.212510898903" calcext:value-type="float">
            <text:p>120.212510898903</text:p>
          </table:table-cell>
          <table:table-cell table:style-name="ce13" table:formula="of:=RAND()*180" office:value-type="float" office:value="72.9484996238975" calcext:value-type="float">
            <text:p>72.9484996238975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168]*EXP([.C168]/180)-[.D168]/([.C168]^2))/180" office:value-type="float" office:value="0.783861266920276" calcext:value-type="float">
            <text:p>0.783861266920276</text:p>
          </table:table-cell>
          <table:table-cell table:style-name="ce19" table:formula="of:=0.01*([.B168]+[.B168]^2*0.1+[.C168]*[.D168])/([.C168]*[.D168]-[.B168])" office:value-type="float" office:value="0.010768405291938" calcext:value-type="float">
            <text:p>0.01077</text:p>
          </table:table-cell>
          <table:table-cell table:style-name="ce20" office:value-type="string" calcext:value-type="string">
            <text:p>3,889,622,241</text:p>
          </table:table-cell>
          <table:table-cell table:number-columns-repeated="1016"/>
        </table:table-row>
        <table:table-row table:style-name="ro1">
          <table:table-cell table:style-name="ce7" table:formula="of:=[.A168]+1" office:value-type="float" office:value="167" calcext:value-type="float">
            <text:p>167</text:p>
          </table:table-cell>
          <table:table-cell table:style-name="ce13" table:formula="of:=RAND()*180" office:value-type="float" office:value="10.6696046007893" calcext:value-type="float">
            <text:p>10.6696046007893</text:p>
          </table:table-cell>
          <table:table-cell table:style-name="ce13" table:formula="of:=RAND()*180" office:value-type="float" office:value="46.6828280694157" calcext:value-type="float">
            <text:p>46.6828280694157</text:p>
          </table:table-cell>
          <table:table-cell table:style-name="ce13" table:formula="of:=RAND()*180" office:value-type="float" office:value="22.5808811213904" calcext:value-type="float">
            <text:p>22.5808811213904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169]*EXP([.C169]/180)-[.D169]/([.C169]^2))/180" office:value-type="float" office:value="0.0767686934120129" calcext:value-type="float">
            <text:p>0.076768693412013</text:p>
          </table:table-cell>
          <table:table-cell table:style-name="ce19" table:formula="of:=0.01*([.B169]+[.B169]^2*0.1+[.C169]*[.D169])/([.C169]*[.D169]-[.B169])" office:value-type="float" office:value="0.0103136004114387" calcext:value-type="float">
            <text:p>0.01031</text:p>
          </table:table-cell>
          <table:table-cell table:style-name="ce20" office:value-type="string" calcext:value-type="string">
            <text:p>3,916,723,274</text:p>
          </table:table-cell>
          <table:table-cell table:number-columns-repeated="1016"/>
        </table:table-row>
        <table:table-row table:style-name="ro1">
          <table:table-cell table:style-name="ce7" table:formula="of:=[.A169]+1" office:value-type="float" office:value="168" calcext:value-type="float">
            <text:p>168</text:p>
          </table:table-cell>
          <table:table-cell table:style-name="ce13" table:formula="of:=RAND()*180" office:value-type="float" office:value="170.547672967655" calcext:value-type="float">
            <text:p>170.547672967655</text:p>
          </table:table-cell>
          <table:table-cell table:style-name="ce13" table:formula="of:=RAND()*180" office:value-type="float" office:value="145.127405903869" calcext:value-type="float">
            <text:p>145.127405903869</text:p>
          </table:table-cell>
          <table:table-cell table:style-name="ce13" table:formula="of:=RAND()*180" office:value-type="float" office:value="162.729320926346" calcext:value-type="float">
            <text:p>162.729320926346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70]*EXP([.C170]/180)-[.D170]/([.C170]^2))/180" office:value-type="float" office:value="2.12187716257616" calcext:value-type="float">
            <text:p>2.12187716257616</text:p>
          </table:table-cell>
          <table:table-cell table:style-name="ce19" table:formula="of:=0.01*([.B170]+[.B170]^2*0.1+[.C170]*[.D170])/([.C170]*[.D170]-[.B170])" office:value-type="float" office:value="0.0113860594633087" calcext:value-type="float">
            <text:p>0.01139</text:p>
          </table:table-cell>
          <table:table-cell table:style-name="ce21" office:value-type="string" calcext:value-type="string">
            <text:p>3,943,824,308</text:p>
          </table:table-cell>
          <table:table-cell table:number-columns-repeated="1016"/>
        </table:table-row>
        <table:table-row table:style-name="ro1">
          <table:table-cell table:style-name="ce7" table:formula="of:=[.A170]+1" office:value-type="float" office:value="169" calcext:value-type="float">
            <text:p>169</text:p>
          </table:table-cell>
          <table:table-cell table:style-name="ce13" table:formula="of:=RAND()*180" office:value-type="float" office:value="50.8256564009411" calcext:value-type="float">
            <text:p>50.8256564009411</text:p>
          </table:table-cell>
          <table:table-cell table:style-name="ce13" table:formula="of:=RAND()*180" office:value-type="float" office:value="0.972473910720091" calcext:value-type="float">
            <text:p>0.972473910720091</text:p>
          </table:table-cell>
          <table:table-cell table:style-name="ce13" table:formula="of:=RAND()*180" office:value-type="float" office:value="152.728492072583" calcext:value-type="float">
            <text:p>152.72849207258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71]*EXP([.C171]/180)-[.D171]/([.C171]^2))/180" office:value-type="float" office:value="-0.613310508985191" calcext:value-type="float">
            <text:p>-0.613310508985191</text:p>
          </table:table-cell>
          <table:table-cell table:style-name="ce19" table:formula="of:=0.01*([.B171]+[.B171]^2*0.1+[.C171]*[.D171])/([.C171]*[.D171]-[.B171])" office:value-type="float" office:value="0.0468454866331853" calcext:value-type="float">
            <text:p>0.04685</text:p>
          </table:table-cell>
          <table:table-cell table:style-name="ce21" office:value-type="string" calcext:value-type="string">
            <text:p>3,970,925,341</text:p>
          </table:table-cell>
          <table:table-cell table:number-columns-repeated="1016"/>
        </table:table-row>
        <table:table-row table:style-name="ro1">
          <table:table-cell table:style-name="ce7" table:formula="of:=[.A171]+1" office:value-type="float" office:value="170" calcext:value-type="float">
            <text:p>170</text:p>
          </table:table-cell>
          <table:table-cell table:style-name="ce13" table:formula="of:=RAND()*180" office:value-type="float" office:value="30.7133929090252" calcext:value-type="float">
            <text:p>30.7133929090252</text:p>
          </table:table-cell>
          <table:table-cell table:style-name="ce13" table:formula="of:=RAND()*180" office:value-type="float" office:value="83.0654067882836" calcext:value-type="float">
            <text:p>83.0654067882836</text:p>
          </table:table-cell>
          <table:table-cell table:style-name="ce13" table:formula="of:=RAND()*180" office:value-type="float" office:value="53.3989559017128" calcext:value-type="float">
            <text:p>53.3989559017128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72]*EXP([.C172]/180)-[.D172]/([.C172]^2))/180" office:value-type="float" office:value="0.270646318922429" calcext:value-type="float">
            <text:p>0.270646318922429</text:p>
          </table:table-cell>
          <table:table-cell table:style-name="ce19" table:formula="of:=0.01*([.B172]+[.B172]^2*0.1+[.C172]*[.D172])/([.C172]*[.D172]-[.B172])" office:value-type="float" office:value="0.0103536023470272" calcext:value-type="float">
            <text:p>0.01035</text:p>
          </table:table-cell>
          <table:table-cell table:style-name="ce21" office:value-type="string" calcext:value-type="string">
            <text:p>3,998,026,374</text:p>
          </table:table-cell>
          <table:table-cell table:number-columns-repeated="1016"/>
        </table:table-row>
        <table:table-row table:style-name="ro1">
          <table:table-cell table:style-name="ce7" table:formula="of:=[.A172]+1" office:value-type="float" office:value="171" calcext:value-type="float">
            <text:p>171</text:p>
          </table:table-cell>
          <table:table-cell table:style-name="ce13" table:formula="of:=RAND()*180" office:value-type="float" office:value="100.417159305492" calcext:value-type="float">
            <text:p>100.417159305492</text:p>
          </table:table-cell>
          <table:table-cell table:style-name="ce13" table:formula="of:=RAND()*180" office:value-type="float" office:value="82.3100656529883" calcext:value-type="float">
            <text:p>82.3100656529883</text:p>
          </table:table-cell>
          <table:table-cell table:style-name="ce13" table:formula="of:=RAND()*180" office:value-type="float" office:value="127.821621789663" calcext:value-type="float">
            <text:p>127.82162178966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73]*EXP([.C173]/180)-[.D173]/([.C173]^2))/180" office:value-type="float" office:value="0.88120539218257" calcext:value-type="float">
            <text:p>0.88120539218257</text:p>
          </table:table-cell>
          <table:table-cell table:style-name="ce19" table:formula="of:=0.01*([.B173]+[.B173]^2*0.1+[.C173]*[.D173])/([.C173]*[.D173]-[.B173])" office:value-type="float" office:value="0.0111603901813535" calcext:value-type="float">
            <text:p>0.01116</text:p>
          </table:table-cell>
          <table:table-cell table:style-name="ce21" office:value-type="string" calcext:value-type="string">
            <text:p>4,025,127,407</text:p>
          </table:table-cell>
          <table:table-cell table:number-columns-repeated="1016"/>
        </table:table-row>
        <table:table-row table:style-name="ro1">
          <table:table-cell table:style-name="ce7" table:formula="of:=[.A173]+1" office:value-type="float" office:value="172" calcext:value-type="float">
            <text:p>172</text:p>
          </table:table-cell>
          <table:table-cell table:style-name="ce13" table:formula="of:=RAND()*180" office:value-type="float" office:value="147.542042311845" calcext:value-type="float">
            <text:p>147.542042311845</text:p>
          </table:table-cell>
          <table:table-cell table:style-name="ce13" table:formula="of:=RAND()*180" office:value-type="float" office:value="142.746468839957" calcext:value-type="float">
            <text:p>142.746468839957</text:p>
          </table:table-cell>
          <table:table-cell table:style-name="ce13" table:formula="of:=RAND()*180" office:value-type="float" office:value="150.885056948283" calcext:value-type="float">
            <text:p>150.88505694828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74]*EXP([.C174]/180)-[.D174]/([.C174]^2))/180" office:value-type="float" office:value="1.81152593141189" calcext:value-type="float">
            <text:p>1.81152593141189</text:p>
          </table:table-cell>
          <table:table-cell table:style-name="ce19" table:formula="of:=0.01*([.B174]+[.B174]^2*0.1+[.C174]*[.D174])/([.C174]*[.D174]-[.B174])" office:value-type="float" office:value="0.0111556151797707" calcext:value-type="float">
            <text:p>0.01116</text:p>
          </table:table-cell>
          <table:table-cell table:style-name="ce21" office:value-type="string" calcext:value-type="string">
            <text:p>405,222,844</text:p>
          </table:table-cell>
          <table:table-cell table:number-columns-repeated="1016"/>
        </table:table-row>
        <table:table-row table:style-name="ro1">
          <table:table-cell table:style-name="ce7" table:formula="of:=[.A174]+1" office:value-type="float" office:value="173" calcext:value-type="float">
            <text:p>173</text:p>
          </table:table-cell>
          <table:table-cell table:style-name="ce13" table:formula="of:=RAND()*180" office:value-type="float" office:value="110.880144340806" calcext:value-type="float">
            <text:p>110.880144340806</text:p>
          </table:table-cell>
          <table:table-cell table:style-name="ce13" table:formula="of:=RAND()*180" office:value-type="float" office:value="49.1353768287375" calcext:value-type="float">
            <text:p>49.1353768287375</text:p>
          </table:table-cell>
          <table:table-cell table:style-name="ce13" table:formula="of:=RAND()*180" office:value-type="float" office:value="130.102891705996" calcext:value-type="float">
            <text:p>130.102891705996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75]*EXP([.C175]/180)-[.D175]/([.C175]^2))/180" office:value-type="float" office:value="0.809043434639684" calcext:value-type="float">
            <text:p>0.809043434639684</text:p>
          </table:table-cell>
          <table:table-cell table:style-name="ce19" table:formula="of:=0.01*([.B175]+[.B175]^2*0.1+[.C175]*[.D175])/([.C175]*[.D175]-[.B175])" office:value-type="float" office:value="0.0123101767460886" calcext:value-type="float">
            <text:p>0.01231</text:p>
          </table:table-cell>
          <table:table-cell table:style-name="ce21" office:value-type="string" calcext:value-type="string">
            <text:p>4,079,329,474</text:p>
          </table:table-cell>
          <table:table-cell table:number-columns-repeated="1016"/>
        </table:table-row>
        <table:table-row table:style-name="ro1">
          <table:table-cell table:style-name="ce7" table:formula="of:=[.A175]+1" office:value-type="float" office:value="174" calcext:value-type="float">
            <text:p>174</text:p>
          </table:table-cell>
          <table:table-cell table:style-name="ce13" table:formula="of:=RAND()*180" office:value-type="float" office:value="136.824042294118" calcext:value-type="float">
            <text:p>136.824042294118</text:p>
          </table:table-cell>
          <table:table-cell table:style-name="ce13" table:formula="of:=RAND()*180" office:value-type="float" office:value="123.689740594034" calcext:value-type="float">
            <text:p>123.689740594034</text:p>
          </table:table-cell>
          <table:table-cell table:style-name="ce13" table:formula="of:=RAND()*180" office:value-type="float" office:value="58.0640687158064" calcext:value-type="float">
            <text:p>58.0640687158064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76]*EXP([.C176]/180)-[.D176]/([.C176]^2))/180" office:value-type="float" office:value="1.51117902853726" calcext:value-type="float">
            <text:p>1.51117902853726</text:p>
          </table:table-cell>
          <table:table-cell table:style-name="ce19" table:formula="of:=0.01*([.B176]+[.B176]^2*0.1+[.C176]*[.D176])/([.C176]*[.D176]-[.B176])" office:value-type="float" office:value="0.0130457030385247" calcext:value-type="float">
            <text:p>0.01305</text:p>
          </table:table-cell>
          <table:table-cell table:style-name="ce21" office:value-type="string" calcext:value-type="string">
            <text:p>4,106,430,507</text:p>
          </table:table-cell>
          <table:table-cell table:number-columns-repeated="1016"/>
        </table:table-row>
        <table:table-row table:style-name="ro1">
          <table:table-cell table:style-name="ce7" table:formula="of:=[.A176]+1" office:value-type="float" office:value="175" calcext:value-type="float">
            <text:p>175</text:p>
          </table:table-cell>
          <table:table-cell table:style-name="ce13" table:formula="of:=RAND()*180" office:value-type="float" office:value="132.508065422448" calcext:value-type="float">
            <text:p>132.508065422448</text:p>
          </table:table-cell>
          <table:table-cell table:style-name="ce13" table:formula="of:=RAND()*180" office:value-type="float" office:value="79.6605394034114" calcext:value-type="float">
            <text:p>79.6605394034114</text:p>
          </table:table-cell>
          <table:table-cell table:style-name="ce13" table:formula="of:=RAND()*180" office:value-type="float" office:value="54.2961607671351" calcext:value-type="float">
            <text:p>54.2961607671351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177]*EXP([.C177]/180)-[.D177]/([.C177]^2))/180" office:value-type="float" office:value="1.1459153329858" calcext:value-type="float">
            <text:p>1.1459153329858</text:p>
          </table:table-cell>
          <table:table-cell table:style-name="ce19" table:formula="of:=0.01*([.B177]+[.B177]^2*0.1+[.C177]*[.D177])/([.C177]*[.D177]-[.B177])" office:value-type="float" office:value="0.0148198753507244" calcext:value-type="float">
            <text:p>0.01482</text:p>
          </table:table-cell>
          <table:table-cell table:style-name="ce21" office:value-type="string" calcext:value-type="string">
            <text:p>413,353,154</text:p>
          </table:table-cell>
          <table:table-cell table:number-columns-repeated="1016"/>
        </table:table-row>
        <table:table-row table:style-name="ro1">
          <table:table-cell table:style-name="ce7" table:formula="of:=[.A177]+1" office:value-type="float" office:value="176" calcext:value-type="float">
            <text:p>176</text:p>
          </table:table-cell>
          <table:table-cell table:style-name="ce13" table:formula="of:=RAND()*180" office:value-type="float" office:value="18.461741343466" calcext:value-type="float">
            <text:p>18.461741343466</text:p>
          </table:table-cell>
          <table:table-cell table:style-name="ce13" table:formula="of:=RAND()*180" office:value-type="float" office:value="2.64195664159506" calcext:value-type="float">
            <text:p>2.64195664159506</text:p>
          </table:table-cell>
          <table:table-cell table:style-name="ce13" table:formula="of:=RAND()*180" office:value-type="float" office:value="84.9681506733633" calcext:value-type="float">
            <text:p>84.9681506733633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78]*EXP([.C178]/180)-[.D178]/([.C178]^2))/180" office:value-type="float" office:value="0.0364528420810178" calcext:value-type="float">
            <text:p>0.036452842081018</text:p>
          </table:table-cell>
          <table:table-cell table:style-name="ce19" table:formula="of:=0.01*([.B178]+[.B178]^2*0.1+[.C178]*[.D178])/([.C178]*[.D178]-[.B178])" office:value-type="float" office:value="0.0134466034506778" calcext:value-type="float">
            <text:p>0.01345</text:p>
          </table:table-cell>
          <table:table-cell table:style-name="ce22" office:value-type="string" calcext:value-type="string">
            <text:p>4,160,632,573</text:p>
          </table:table-cell>
          <table:table-cell table:number-columns-repeated="1016"/>
        </table:table-row>
        <table:table-row table:style-name="ro1">
          <table:table-cell table:style-name="ce7" table:formula="of:=[.A178]+1" office:value-type="float" office:value="177" calcext:value-type="float">
            <text:p>177</text:p>
          </table:table-cell>
          <table:table-cell table:style-name="ce13" table:formula="of:=RAND()*180" office:value-type="float" office:value="165.823077972626" calcext:value-type="float">
            <text:p>165.823077972626</text:p>
          </table:table-cell>
          <table:table-cell table:style-name="ce13" table:formula="of:=RAND()*180" office:value-type="float" office:value="128.485869647335" calcext:value-type="float">
            <text:p>128.485869647335</text:p>
          </table:table-cell>
          <table:table-cell table:style-name="ce13" table:formula="of:=RAND()*180" office:value-type="float" office:value="121.025118326625" calcext:value-type="float">
            <text:p>121.02511832662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79]*EXP([.C179]/180)-[.D179]/([.C179]^2))/180" office:value-type="float" office:value="1.88090549574636" calcext:value-type="float">
            <text:p>1.88090549574636</text:p>
          </table:table-cell>
          <table:table-cell table:style-name="ce19" table:formula="of:=0.01*([.B179]+[.B179]^2*0.1+[.C179]*[.D179])/([.C179]*[.D179]-[.B179])" office:value-type="float" office:value="0.0120029488543569" calcext:value-type="float">
            <text:p>0.01200</text:p>
          </table:table-cell>
          <table:table-cell table:style-name="ce22" office:value-type="string" calcext:value-type="string">
            <text:p>4,187,733,606</text:p>
          </table:table-cell>
          <table:table-cell table:number-columns-repeated="1016"/>
        </table:table-row>
        <table:table-row table:style-name="ro1">
          <table:table-cell table:style-name="ce7" table:formula="of:=[.A179]+1" office:value-type="float" office:value="178" calcext:value-type="float">
            <text:p>178</text:p>
          </table:table-cell>
          <table:table-cell table:style-name="ce13" table:formula="of:=RAND()*180" office:value-type="float" office:value="85.6812089426436" calcext:value-type="float">
            <text:p>85.6812089426436</text:p>
          </table:table-cell>
          <table:table-cell table:style-name="ce13" table:formula="of:=RAND()*180" office:value-type="float" office:value="76.5233513581728" calcext:value-type="float">
            <text:p>76.5233513581728</text:p>
          </table:table-cell>
          <table:table-cell table:style-name="ce13" table:formula="of:=RAND()*180" office:value-type="float" office:value="36.7984830395787" calcext:value-type="float">
            <text:p>36.7984830395787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80]*EXP([.C180]/180)-[.D180]/([.C180]^2))/180" office:value-type="float" office:value="0.728154863208823" calcext:value-type="float">
            <text:p>0.728154863208823</text:p>
          </table:table-cell>
          <table:table-cell table:style-name="ce19" table:formula="of:=0.01*([.B180]+[.B180]^2*0.1+[.C180]*[.D180])/([.C180]*[.D180]-[.B180])" office:value-type="float" office:value="0.0133164925630674" calcext:value-type="float">
            <text:p>0.01332</text:p>
          </table:table-cell>
          <table:table-cell table:style-name="ce22" office:value-type="string" calcext:value-type="string">
            <text:p>421,483,464</text:p>
          </table:table-cell>
          <table:table-cell table:number-columns-repeated="1016"/>
        </table:table-row>
        <table:table-row table:style-name="ro1">
          <table:table-cell table:style-name="ce7" table:formula="of:=[.A180]+1" office:value-type="float" office:value="179" calcext:value-type="float">
            <text:p>179</text:p>
          </table:table-cell>
          <table:table-cell table:style-name="ce13" table:formula="of:=RAND()*180" office:value-type="float" office:value="49.8061362446408" calcext:value-type="float">
            <text:p>49.8061362446408</text:p>
          </table:table-cell>
          <table:table-cell table:style-name="ce13" table:formula="of:=RAND()*180" office:value-type="float" office:value="32.352832054125" calcext:value-type="float">
            <text:p>32.352832054125</text:p>
          </table:table-cell>
          <table:table-cell table:style-name="ce13" table:formula="of:=RAND()*180" office:value-type="float" office:value="71.2147520813461" calcext:value-type="float">
            <text:p>71.214752081346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81]*EXP([.C181]/180)-[.D181]/([.C181]^2))/180" office:value-type="float" office:value="0.330806170816084" calcext:value-type="float">
            <text:p>0.330806170816084</text:p>
          </table:table-cell>
          <table:table-cell table:style-name="ce19" table:formula="of:=0.01*([.B181]+[.B181]^2*0.1+[.C181]*[.D181])/([.C181]*[.D181]-[.B181])" office:value-type="float" office:value="0.011542358740136" calcext:value-type="float">
            <text:p>0.01154</text:p>
          </table:table-cell>
          <table:table-cell table:style-name="ce22" office:value-type="string" calcext:value-type="string">
            <text:p>4,241,935,673</text:p>
          </table:table-cell>
          <table:table-cell table:number-columns-repeated="1016"/>
        </table:table-row>
        <table:table-row table:style-name="ro1">
          <table:table-cell table:style-name="ce7" table:formula="of:=[.A181]+1" office:value-type="float" office:value="180" calcext:value-type="float">
            <text:p>180</text:p>
          </table:table-cell>
          <table:table-cell table:style-name="ce13" table:formula="of:=RAND()*180" office:value-type="float" office:value="116.875463619127" calcext:value-type="float">
            <text:p>116.875463619127</text:p>
          </table:table-cell>
          <table:table-cell table:style-name="ce13" table:formula="of:=RAND()*180" office:value-type="float" office:value="133.41775931934" calcext:value-type="float">
            <text:p>133.41775931934</text:p>
          </table:table-cell>
          <table:table-cell table:style-name="ce13" table:formula="of:=RAND()*180" office:value-type="float" office:value="124.465242267382" calcext:value-type="float">
            <text:p>124.465242267382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82]*EXP([.C182]/180)-[.D182]/([.C182]^2))/180" office:value-type="float" office:value="1.36251651324851" calcext:value-type="float">
            <text:p>1.36251651324851</text:p>
          </table:table-cell>
          <table:table-cell table:style-name="ce19" table:formula="of:=0.01*([.B182]+[.B182]^2*0.1+[.C182]*[.D182])/([.C182]*[.D182]-[.B182])" office:value-type="float" office:value="0.0109701852716502" calcext:value-type="float">
            <text:p>0.01097</text:p>
          </table:table-cell>
          <table:table-cell table:style-name="ce22" office:value-type="string" calcext:value-type="string">
            <text:p>4,269,036,706</text:p>
          </table:table-cell>
          <table:table-cell table:number-columns-repeated="1016"/>
        </table:table-row>
        <table:table-row table:style-name="ro1">
          <table:table-cell table:style-name="ce7" table:formula="of:=[.A182]+1" office:value-type="float" office:value="181" calcext:value-type="float">
            <text:p>181</text:p>
          </table:table-cell>
          <table:table-cell table:style-name="ce13" table:formula="of:=RAND()*180" office:value-type="float" office:value="167.789854604833" calcext:value-type="float">
            <text:p>167.789854604833</text:p>
          </table:table-cell>
          <table:table-cell table:style-name="ce13" table:formula="of:=RAND()*180" office:value-type="float" office:value="94.5237441945721" calcext:value-type="float">
            <text:p>94.5237441945721</text:p>
          </table:table-cell>
          <table:table-cell table:style-name="ce13" table:formula="of:=RAND()*180" office:value-type="float" office:value="145.960234089881" calcext:value-type="float">
            <text:p>145.96023408988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83]*EXP([.C183]/180)-[.D183]/([.C183]^2))/180" office:value-type="float" office:value="1.57590514670701" calcext:value-type="float">
            <text:p>1.57590514670701</text:p>
          </table:table-cell>
          <table:table-cell table:style-name="ce19" table:formula="of:=0.01*([.B183]+[.B183]^2*0.1+[.C183]*[.D183])/([.C183]*[.D183]-[.B183])" office:value-type="float" office:value="0.0123119393966568" calcext:value-type="float">
            <text:p>0.01231</text:p>
          </table:table-cell>
          <table:table-cell table:style-name="ce22" office:value-type="string" calcext:value-type="string">
            <text:p>4,296,137,739</text:p>
          </table:table-cell>
          <table:table-cell table:number-columns-repeated="1016"/>
        </table:table-row>
        <table:table-row table:style-name="ro1">
          <table:table-cell table:style-name="ce7" table:formula="of:=[.A183]+1" office:value-type="float" office:value="182" calcext:value-type="float">
            <text:p>182</text:p>
          </table:table-cell>
          <table:table-cell table:style-name="ce13" table:formula="of:=RAND()*180" office:value-type="float" office:value="83.1776179449535" calcext:value-type="float">
            <text:p>83.1776179449535</text:p>
          </table:table-cell>
          <table:table-cell table:style-name="ce13" table:formula="of:=RAND()*180" office:value-type="float" office:value="84.8497393709329" calcext:value-type="float">
            <text:p>84.8497393709329</text:p>
          </table:table-cell>
          <table:table-cell table:style-name="ce13" table:formula="of:=RAND()*180" office:value-type="float" office:value="87.4533703375196" calcext:value-type="float">
            <text:p>87.4533703375196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84]*EXP([.C184]/180)-[.D184]/([.C184]^2))/180" office:value-type="float" office:value="0.74031295817106" calcext:value-type="float">
            <text:p>0.74031295817106</text:p>
          </table:table-cell>
          <table:table-cell table:style-name="ce19" table:formula="of:=0.01*([.B184]+[.B184]^2*0.1+[.C184]*[.D184])/([.C184]*[.D184]-[.B184])" office:value-type="float" office:value="0.0111696624542193" calcext:value-type="float">
            <text:p>0.01117</text:p>
          </table:table-cell>
          <table:table-cell table:style-name="ce22" office:value-type="string" calcext:value-type="string">
            <text:p>4,323,238,772</text:p>
          </table:table-cell>
          <table:table-cell table:number-columns-repeated="1016"/>
        </table:table-row>
        <table:table-row table:style-name="ro1">
          <table:table-cell table:style-name="ce7" table:formula="of:=[.A184]+1" office:value-type="float" office:value="183" calcext:value-type="float">
            <text:p>183</text:p>
          </table:table-cell>
          <table:table-cell table:style-name="ce13" table:formula="of:=RAND()*180" office:value-type="float" office:value="137.755046713142" calcext:value-type="float">
            <text:p>137.755046713142</text:p>
          </table:table-cell>
          <table:table-cell table:style-name="ce13" table:formula="of:=RAND()*180" office:value-type="float" office:value="81.8576580525018" calcext:value-type="float">
            <text:p>81.8576580525018</text:p>
          </table:table-cell>
          <table:table-cell table:style-name="ce13" table:formula="of:=RAND()*180" office:value-type="float" office:value="65.5273838207907" calcext:value-type="float">
            <text:p>65.5273838207907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185]*EXP([.C185]/180)-[.D185]/([.C185]^2))/180" office:value-type="float" office:value="1.205916609021" calcext:value-type="float">
            <text:p>1.205916609021</text:p>
          </table:table-cell>
          <table:table-cell table:style-name="ce19" table:formula="of:=0.01*([.B185]+[.B185]^2*0.1+[.C185]*[.D185])/([.C185]*[.D185]-[.B185])" office:value-type="float" office:value="0.0141582234009526" calcext:value-type="float">
            <text:p>0.01416</text:p>
          </table:table-cell>
          <table:table-cell table:style-name="ce22" office:value-type="string" calcext:value-type="string">
            <text:p>4,350,339,806</text:p>
          </table:table-cell>
          <table:table-cell table:number-columns-repeated="1016"/>
        </table:table-row>
        <table:table-row table:style-name="ro1">
          <table:table-cell table:style-name="ce7" table:formula="of:=[.A185]+1" office:value-type="float" office:value="184" calcext:value-type="float">
            <text:p>184</text:p>
          </table:table-cell>
          <table:table-cell table:style-name="ce13" table:formula="of:=RAND()*180" office:value-type="float" office:value="129.600309090066" calcext:value-type="float">
            <text:p>129.600309090066</text:p>
          </table:table-cell>
          <table:table-cell table:style-name="ce13" table:formula="of:=RAND()*180" office:value-type="float" office:value="108.483296182937" calcext:value-type="float">
            <text:p>108.483296182937</text:p>
          </table:table-cell>
          <table:table-cell table:style-name="ce13" table:formula="of:=RAND()*180" office:value-type="float" office:value="14.6622954107025" calcext:value-type="float">
            <text:p>14.6622954107025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86]*EXP([.C186]/180)-[.D186]/([.C186]^2))/180" office:value-type="float" office:value="1.31544897740814" calcext:value-type="float">
            <text:p>1.31544897740814</text:p>
          </table:table-cell>
          <table:table-cell table:style-name="ce19" table:formula="of:=0.01*([.B186]+[.B186]^2*0.1+[.C186]*[.D186])/([.C186]*[.D186]-[.B186])" office:value-type="float" office:value="0.0232704057580485" calcext:value-type="float">
            <text:p>0.02327</text:p>
          </table:table-cell>
          <table:table-cell table:style-name="ce23" office:value-type="string" calcext:value-type="string">
            <text:p>4,377,440,839</text:p>
          </table:table-cell>
          <table:table-cell table:number-columns-repeated="1016"/>
        </table:table-row>
        <table:table-row table:style-name="ro1">
          <table:table-cell table:style-name="ce7" table:formula="of:=[.A186]+1" office:value-type="float" office:value="185" calcext:value-type="float">
            <text:p>185</text:p>
          </table:table-cell>
          <table:table-cell table:style-name="ce13" table:formula="of:=RAND()*180" office:value-type="float" office:value="129.628915322423" calcext:value-type="float">
            <text:p>129.628915322423</text:p>
          </table:table-cell>
          <table:table-cell table:style-name="ce13" table:formula="of:=RAND()*180" office:value-type="float" office:value="118.889506352859" calcext:value-type="float">
            <text:p>118.889506352859</text:p>
          </table:table-cell>
          <table:table-cell table:style-name="ce13" table:formula="of:=RAND()*180" office:value-type="float" office:value="130.946506331656" calcext:value-type="float">
            <text:p>130.946506331656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87]*EXP([.C187]/180)-[.D187]/([.C187]^2))/180" office:value-type="float" office:value="1.39400285113877" calcext:value-type="float">
            <text:p>1.39400285113877</text:p>
          </table:table-cell>
          <table:table-cell table:style-name="ce19" table:formula="of:=0.01*([.B187]+[.B187]^2*0.1+[.C187]*[.D187])/([.C187]*[.D187]-[.B187])" office:value-type="float" office:value="0.0112563518499472" calcext:value-type="float">
            <text:p>0.01126</text:p>
          </table:table-cell>
          <table:table-cell table:style-name="ce23" office:value-type="string" calcext:value-type="string">
            <text:p>4,404,541,872</text:p>
          </table:table-cell>
          <table:table-cell table:number-columns-repeated="1016"/>
        </table:table-row>
        <table:table-row table:style-name="ro1">
          <table:table-cell table:style-name="ce7" table:formula="of:=[.A187]+1" office:value-type="float" office:value="186" calcext:value-type="float">
            <text:p>186</text:p>
          </table:table-cell>
          <table:table-cell table:style-name="ce13" table:formula="of:=RAND()*180" office:value-type="float" office:value="142.258521640592" calcext:value-type="float">
            <text:p>142.258521640592</text:p>
          </table:table-cell>
          <table:table-cell table:style-name="ce13" table:formula="of:=RAND()*180" office:value-type="float" office:value="158.107201258114" calcext:value-type="float">
            <text:p>158.107201258114</text:p>
          </table:table-cell>
          <table:table-cell table:style-name="ce13" table:formula="of:=RAND()*180" office:value-type="float" office:value="117.947625519387" calcext:value-type="float">
            <text:p>117.94762551938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88]*EXP([.C188]/180)-[.D188]/([.C188]^2))/180" office:value-type="float" office:value="1.902271478453" calcext:value-type="float">
            <text:p>1.902271478453</text:p>
          </table:table-cell>
          <table:table-cell table:style-name="ce19" table:formula="of:=0.01*([.B188]+[.B188]^2*0.1+[.C188]*[.D188])/([.C188]*[.D188]-[.B188])" office:value-type="float" office:value="0.0112472992356601" calcext:value-type="float">
            <text:p>0.01125</text:p>
          </table:table-cell>
          <table:table-cell table:style-name="ce23" office:value-type="string" calcext:value-type="string">
            <text:p>4,431,642,905</text:p>
          </table:table-cell>
          <table:table-cell table:number-columns-repeated="1016"/>
        </table:table-row>
        <table:table-row table:style-name="ro1">
          <table:table-cell table:style-name="ce7" table:formula="of:=[.A188]+1" office:value-type="float" office:value="187" calcext:value-type="float">
            <text:p>187</text:p>
          </table:table-cell>
          <table:table-cell table:style-name="ce13" table:formula="of:=RAND()*180" office:value-type="float" office:value="141.82708407592" calcext:value-type="float">
            <text:p>141.82708407592</text:p>
          </table:table-cell>
          <table:table-cell table:style-name="ce13" table:formula="of:=RAND()*180" office:value-type="float" office:value="73.1457429911053" calcext:value-type="float">
            <text:p>73.1457429911053</text:p>
          </table:table-cell>
          <table:table-cell table:style-name="ce13" table:formula="of:=RAND()*180" office:value-type="float" office:value="91.8438727219562" calcext:value-type="float">
            <text:p>91.843872721956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89]*EXP([.C189]/180)-[.D189]/([.C189]^2))/180" office:value-type="float" office:value="1.1828613365709" calcext:value-type="float">
            <text:p>1.1828613365709</text:p>
          </table:table-cell>
          <table:table-cell table:style-name="ce19" table:formula="of:=0.01*([.B189]+[.B189]^2*0.1+[.C189]*[.D189])/([.C189]*[.D189]-[.B189])" office:value-type="float" office:value="0.013490100481496" calcext:value-type="float">
            <text:p>0.01349</text:p>
          </table:table-cell>
          <table:table-cell table:style-name="ce23" office:value-type="string" calcext:value-type="string">
            <text:p>4,458,743,938</text:p>
          </table:table-cell>
          <table:table-cell table:number-columns-repeated="1016"/>
        </table:table-row>
        <table:table-row table:style-name="ro1">
          <table:table-cell table:style-name="ce7" table:formula="of:=[.A189]+1" office:value-type="float" office:value="188" calcext:value-type="float">
            <text:p>188</text:p>
          </table:table-cell>
          <table:table-cell table:style-name="ce13" table:formula="of:=RAND()*180" office:value-type="float" office:value="149.430174696429" calcext:value-type="float">
            <text:p>149.430174696429</text:p>
          </table:table-cell>
          <table:table-cell table:style-name="ce13" table:formula="of:=RAND()*180" office:value-type="float" office:value="65.8847071675108" calcext:value-type="float">
            <text:p>65.8847071675108</text:p>
          </table:table-cell>
          <table:table-cell table:style-name="ce13" table:formula="of:=RAND()*180" office:value-type="float" office:value="38.5564445395995" calcext:value-type="float">
            <text:p>38.5564445395995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90]*EXP([.C190]/180)-[.D190]/([.C190]^2))/180" office:value-type="float" office:value="1.19704653513549" calcext:value-type="float">
            <text:p>1.19704653513549</text:p>
          </table:table-cell>
          <table:table-cell table:style-name="ce19" table:formula="of:=0.01*([.B190]+[.B190]^2*0.1+[.C190]*[.D190])/([.C190]*[.D190]-[.B190])" office:value-type="float" office:value="0.0205895316897453" calcext:value-type="float">
            <text:p>0.02059</text:p>
          </table:table-cell>
          <table:table-cell table:style-name="ce23" office:value-type="string" calcext:value-type="string">
            <text:p>4,485,844,972</text:p>
          </table:table-cell>
          <table:table-cell table:number-columns-repeated="1016"/>
        </table:table-row>
        <table:table-row table:style-name="ro1">
          <table:table-cell table:style-name="ce7" table:formula="of:=[.A190]+1" office:value-type="float" office:value="189" calcext:value-type="float">
            <text:p>189</text:p>
          </table:table-cell>
          <table:table-cell table:style-name="ce13" table:formula="of:=RAND()*180" office:value-type="float" office:value="100.498875426081" calcext:value-type="float">
            <text:p>100.498875426081</text:p>
          </table:table-cell>
          <table:table-cell table:style-name="ce13" table:formula="of:=RAND()*180" office:value-type="float" office:value="11.8916732747433" calcext:value-type="float">
            <text:p>11.8916732747433</text:p>
          </table:table-cell>
          <table:table-cell table:style-name="ce13" table:formula="of:=RAND()*180" office:value-type="float" office:value="94.1828678436392" calcext:value-type="float">
            <text:p>94.182867843639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91]*EXP([.C191]/180)-[.D191]/([.C191]^2))/180" office:value-type="float" office:value="0.592758489799056" calcext:value-type="float">
            <text:p>0.592758489799056</text:p>
          </table:table-cell>
          <table:table-cell table:style-name="ce19" table:formula="of:=0.01*([.B191]+[.B191]^2*0.1+[.C191]*[.D191])/([.C191]*[.D191]-[.B191])" office:value-type="float" office:value="0.0218784545533075" calcext:value-type="float">
            <text:p>0.02188</text:p>
          </table:table-cell>
          <table:table-cell table:style-name="ce23" office:value-type="string" calcext:value-type="string">
            <text:p>4,512,946,005</text:p>
          </table:table-cell>
          <table:table-cell table:number-columns-repeated="1016"/>
        </table:table-row>
        <table:table-row table:style-name="ro1">
          <table:table-cell table:style-name="ce7" table:formula="of:=[.A191]+1" office:value-type="float" office:value="190" calcext:value-type="float">
            <text:p>190</text:p>
          </table:table-cell>
          <table:table-cell table:style-name="ce13" table:formula="of:=RAND()*180" office:value-type="float" office:value="138.948802716574" calcext:value-type="float">
            <text:p>138.948802716574</text:p>
          </table:table-cell>
          <table:table-cell table:style-name="ce13" table:formula="of:=RAND()*180" office:value-type="float" office:value="44.7166359958777" calcext:value-type="float">
            <text:p>44.7166359958777</text:p>
          </table:table-cell>
          <table:table-cell table:style-name="ce13" table:formula="of:=RAND()*180" office:value-type="float" office:value="156.719331544105" calcext:value-type="float">
            <text:p>156.719331544105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92]*EXP([.C192]/180)-[.D192]/([.C192]^2))/180" office:value-type="float" office:value="0.989193178428231" calcext:value-type="float">
            <text:p>0.989193178428231</text:p>
          </table:table-cell>
          <table:table-cell table:style-name="ce19" table:formula="of:=0.01*([.B192]+[.B192]^2*0.1+[.C192]*[.D192])/([.C192]*[.D192]-[.B192])" office:value-type="float" office:value="0.0132152723309853" calcext:value-type="float">
            <text:p>0.01322</text:p>
          </table:table-cell>
          <table:table-cell table:style-name="ce23" office:value-type="string" calcext:value-type="string">
            <text:p>4,540,047,038</text:p>
          </table:table-cell>
          <table:table-cell table:number-columns-repeated="1016"/>
        </table:table-row>
        <table:table-row table:style-name="ro1">
          <table:table-cell table:style-name="ce7" table:formula="of:=[.A192]+1" office:value-type="float" office:value="191" calcext:value-type="float">
            <text:p>191</text:p>
          </table:table-cell>
          <table:table-cell table:style-name="ce13" table:formula="of:=RAND()*180" office:value-type="float" office:value="160.450117654999" calcext:value-type="float">
            <text:p>160.450117654999</text:p>
          </table:table-cell>
          <table:table-cell table:style-name="ce13" table:formula="of:=RAND()*180" office:value-type="float" office:value="39.4759976757582" calcext:value-type="float">
            <text:p>39.4759976757582</text:p>
          </table:table-cell>
          <table:table-cell table:style-name="ce13" table:formula="of:=RAND()*180" office:value-type="float" office:value="69.7994377092667" calcext:value-type="float">
            <text:p>69.799437709266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193]*EXP([.C193]/180)-[.D193]/([.C193]^2))/180" office:value-type="float" office:value="1.1097260037293" calcext:value-type="float">
            <text:p>1.1097260037293</text:p>
          </table:table-cell>
          <table:table-cell table:style-name="ce19" table:formula="of:=0.01*([.B193]+[.B193]^2*0.1+[.C193]*[.D193])/([.C193]*[.D193]-[.B193])" office:value-type="float" office:value="0.0211575239169454" calcext:value-type="float">
            <text:p>0.02116</text:p>
          </table:table-cell>
          <table:table-cell table:style-name="ce23" office:value-type="string" calcext:value-type="string">
            <text:p>4,567,148,071</text:p>
          </table:table-cell>
          <table:table-cell table:number-columns-repeated="1016"/>
        </table:table-row>
        <table:table-row table:style-name="ro1">
          <table:table-cell table:style-name="ce7" table:formula="of:=[.A193]+1" office:value-type="float" office:value="192" calcext:value-type="float">
            <text:p>192</text:p>
          </table:table-cell>
          <table:table-cell table:style-name="ce13" table:formula="of:=RAND()*180" office:value-type="float" office:value="26.7467517905704" calcext:value-type="float">
            <text:p>26.7467517905704</text:p>
          </table:table-cell>
          <table:table-cell table:style-name="ce13" table:formula="of:=RAND()*180" office:value-type="float" office:value="112.602850568729" calcext:value-type="float">
            <text:p>112.602850568729</text:p>
          </table:table-cell>
          <table:table-cell table:style-name="ce13" table:formula="of:=RAND()*180" office:value-type="float" office:value="11.5823281323099" calcext:value-type="float">
            <text:p>11.582328132309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94]*EXP([.C194]/180)-[.D194]/([.C194]^2))/180" office:value-type="float" office:value="0.277761987618181" calcext:value-type="float">
            <text:p>0.277761987618181</text:p>
          </table:table-cell>
          <table:table-cell table:style-name="ce19" table:formula="of:=0.01*([.B194]+[.B194]^2*0.1+[.C194]*[.D194])/([.C194]*[.D194]-[.B194])" office:value-type="float" office:value="0.0109787604142776" calcext:value-type="float">
            <text:p>0.01098</text:p>
          </table:table-cell>
          <table:table-cell table:style-name="ce24" office:value-type="string" calcext:value-type="string">
            <text:p>4,594,249,104</text:p>
          </table:table-cell>
          <table:table-cell table:number-columns-repeated="1016"/>
        </table:table-row>
        <table:table-row table:style-name="ro1">
          <table:table-cell table:style-name="ce7" table:formula="of:=[.A194]+1" office:value-type="float" office:value="193" calcext:value-type="float">
            <text:p>193</text:p>
          </table:table-cell>
          <table:table-cell table:style-name="ce13" table:formula="of:=RAND()*180" office:value-type="float" office:value="86.9434971108039" calcext:value-type="float">
            <text:p>86.9434971108039</text:p>
          </table:table-cell>
          <table:table-cell table:style-name="ce13" table:formula="of:=RAND()*180" office:value-type="float" office:value="130.746007593939" calcext:value-type="float">
            <text:p>130.746007593939</text:p>
          </table:table-cell>
          <table:table-cell table:style-name="ce13" table:formula="of:=RAND()*180" office:value-type="float" office:value="106.67995797764" calcext:value-type="float">
            <text:p>106.67995797764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95]*EXP([.C195]/180)-[.D195]/([.C195]^2))/180" office:value-type="float" office:value="0.998634523473635" calcext:value-type="float">
            <text:p>0.998634523473635</text:p>
          </table:table-cell>
          <table:table-cell table:style-name="ce19" table:formula="of:=0.01*([.B195]+[.B195]^2*0.1+[.C195]*[.D195])/([.C195]*[.D195]-[.B195])" office:value-type="float" office:value="0.0106708042773016" calcext:value-type="float">
            <text:p>0.01067</text:p>
          </table:table-cell>
          <table:table-cell table:style-name="ce24" office:value-type="string" calcext:value-type="string">
            <text:p>4,621,350,138</text:p>
          </table:table-cell>
          <table:table-cell table:number-columns-repeated="1016"/>
        </table:table-row>
        <table:table-row table:style-name="ro1">
          <table:table-cell table:style-name="ce7" table:formula="of:=[.A195]+1" office:value-type="float" office:value="194" calcext:value-type="float">
            <text:p>194</text:p>
          </table:table-cell>
          <table:table-cell table:style-name="ce13" table:formula="of:=RAND()*180" office:value-type="float" office:value="130.333954323667" calcext:value-type="float">
            <text:p>130.333954323667</text:p>
          </table:table-cell>
          <table:table-cell table:style-name="ce13" table:formula="of:=RAND()*180" office:value-type="float" office:value="177.161014115076" calcext:value-type="float">
            <text:p>177.161014115076</text:p>
          </table:table-cell>
          <table:table-cell table:style-name="ce13" table:formula="of:=RAND()*180" office:value-type="float" office:value="91.1005096599041" calcext:value-type="float">
            <text:p>91.100509659904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96]*EXP([.C196]/180)-[.D196]/([.C196]^2))/180" office:value-type="float" office:value="1.93743070833067" calcext:value-type="float">
            <text:p>1.93743070833067</text:p>
          </table:table-cell>
          <table:table-cell table:style-name="ce19" table:formula="of:=0.01*([.B196]+[.B196]^2*0.1+[.C196]*[.D196])/([.C196]*[.D196]-[.B196])" office:value-type="float" office:value="0.0112239031848785" calcext:value-type="float">
            <text:p>0.01122</text:p>
          </table:table-cell>
          <table:table-cell table:style-name="ce24" office:value-type="string" calcext:value-type="string">
            <text:p>4,648,451,171</text:p>
          </table:table-cell>
          <table:table-cell table:number-columns-repeated="1016"/>
        </table:table-row>
        <table:table-row table:style-name="ro1">
          <table:table-cell table:style-name="ce7" table:formula="of:=[.A196]+1" office:value-type="float" office:value="195" calcext:value-type="float">
            <text:p>195</text:p>
          </table:table-cell>
          <table:table-cell table:style-name="ce13" table:formula="of:=RAND()*180" office:value-type="float" office:value="146.404146318285" calcext:value-type="float">
            <text:p>146.404146318285</text:p>
          </table:table-cell>
          <table:table-cell table:style-name="ce13" table:formula="of:=RAND()*180" office:value-type="float" office:value="67.9484704966206" calcext:value-type="float">
            <text:p>67.9484704966206</text:p>
          </table:table-cell>
          <table:table-cell table:style-name="ce13" table:formula="of:=RAND()*180" office:value-type="float" office:value="78.7998671852644" calcext:value-type="float">
            <text:p>78.7998671852644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97]*EXP([.C197]/180)-[.D197]/([.C197]^2))/180" office:value-type="float" office:value="1.18628390111802" calcext:value-type="float">
            <text:p>1.18628390111802</text:p>
          </table:table-cell>
          <table:table-cell table:style-name="ce19" table:formula="of:=0.01*([.B197]+[.B197]^2*0.1+[.C197]*[.D197])/([.C197]*[.D197]-[.B197])" office:value-type="float" office:value="0.0146779189186369" calcext:value-type="float">
            <text:p>0.01468</text:p>
          </table:table-cell>
          <table:table-cell table:style-name="ce24" office:value-type="string" calcext:value-type="string">
            <text:p>4,675,552,204</text:p>
          </table:table-cell>
          <table:table-cell table:number-columns-repeated="1016"/>
        </table:table-row>
        <table:table-row table:style-name="ro1">
          <table:table-cell table:style-name="ce7" table:formula="of:=[.A197]+1" office:value-type="float" office:value="196" calcext:value-type="float">
            <text:p>196</text:p>
          </table:table-cell>
          <table:table-cell table:style-name="ce13" table:formula="of:=RAND()*180" office:value-type="float" office:value="170.755389852257" calcext:value-type="float">
            <text:p>170.755389852257</text:p>
          </table:table-cell>
          <table:table-cell table:style-name="ce13" table:formula="of:=RAND()*180" office:value-type="float" office:value="141.228630629444" calcext:value-type="float">
            <text:p>141.228630629444</text:p>
          </table:table-cell>
          <table:table-cell table:style-name="ce13" table:formula="of:=RAND()*180" office:value-type="float" office:value="25.4624131076452" calcext:value-type="float">
            <text:p>25.4624131076452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98]*EXP([.C198]/180)-[.D198]/([.C198]^2))/180" office:value-type="float" office:value="2.07897566762167" calcext:value-type="float">
            <text:p>2.07897566762167</text:p>
          </table:table-cell>
          <table:table-cell table:style-name="ce19" table:formula="of:=0.01*([.B198]+[.B198]^2*0.1+[.C198]*[.D198])/([.C198]*[.D198]-[.B198])" office:value-type="float" office:value="0.0195094826713241" calcext:value-type="float">
            <text:p>0.01951</text:p>
          </table:table-cell>
          <table:table-cell table:style-name="ce24" office:value-type="string" calcext:value-type="string">
            <text:p>4,702,653,237</text:p>
          </table:table-cell>
          <table:table-cell table:number-columns-repeated="1016"/>
        </table:table-row>
        <table:table-row table:style-name="ro1">
          <table:table-cell table:style-name="ce7" table:formula="of:=[.A198]+1" office:value-type="float" office:value="197" calcext:value-type="float">
            <text:p>197</text:p>
          </table:table-cell>
          <table:table-cell table:style-name="ce13" table:formula="of:=RAND()*180" office:value-type="float" office:value="26.3274165753251" calcext:value-type="float">
            <text:p>26.3274165753251</text:p>
          </table:table-cell>
          <table:table-cell table:style-name="ce13" table:formula="of:=RAND()*180" office:value-type="float" office:value="116.595751794867" calcext:value-type="float">
            <text:p>116.595751794867</text:p>
          </table:table-cell>
          <table:table-cell table:style-name="ce13" table:formula="of:=RAND()*180" office:value-type="float" office:value="161.206942007609" calcext:value-type="float">
            <text:p>161.20694200760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199]*EXP([.C199]/180)-[.D199]/([.C199]^2))/180" office:value-type="float" office:value="0.279479170061885" calcext:value-type="float">
            <text:p>0.279479170061885</text:p>
          </table:table-cell>
          <table:table-cell table:style-name="ce19" table:formula="of:=0.01*([.B199]+[.B199]^2*0.1+[.C199]*[.D199])/([.C199]*[.D199]-[.B199])" office:value-type="float" office:value="0.0100649813304725" calcext:value-type="float">
            <text:p>0.01006</text:p>
          </table:table-cell>
          <table:table-cell table:style-name="ce24" office:value-type="string" calcext:value-type="string">
            <text:p>472,975,427</text:p>
          </table:table-cell>
          <table:table-cell table:number-columns-repeated="1016"/>
        </table:table-row>
        <table:table-row table:style-name="ro1">
          <table:table-cell table:style-name="ce7" table:formula="of:=[.A199]+1" office:value-type="float" office:value="198" calcext:value-type="float">
            <text:p>198</text:p>
          </table:table-cell>
          <table:table-cell table:style-name="ce13" table:formula="of:=RAND()*180" office:value-type="float" office:value="5.95935594280311" calcext:value-type="float">
            <text:p>5.95935594280311</text:p>
          </table:table-cell>
          <table:table-cell table:style-name="ce13" table:formula="of:=RAND()*180" office:value-type="float" office:value="147.306766110678" calcext:value-type="float">
            <text:p>147.306766110678</text:p>
          </table:table-cell>
          <table:table-cell table:style-name="ce13" table:formula="of:=RAND()*180" office:value-type="float" office:value="169.777996838402" calcext:value-type="float">
            <text:p>169.777996838402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00]*EXP([.C200]/180)-[.D200]/([.C200]^2))/180" office:value-type="float" office:value="0.0750048218551475" calcext:value-type="float">
            <text:p>0.075004821855148</text:p>
          </table:table-cell>
          <table:table-cell table:style-name="ce19" table:formula="of:=0.01*([.B200]+[.B200]^2*0.1+[.C200]*[.D200])/([.C200]*[.D200]-[.B200])" office:value-type="float" office:value="0.0100061871783713" calcext:value-type="float">
            <text:p>0.01001</text:p>
          </table:table-cell>
          <table:table-cell table:style-name="ce24" office:value-type="string" calcext:value-type="string">
            <text:p>4,756,855,303</text:p>
          </table:table-cell>
          <table:table-cell table:number-columns-repeated="1016"/>
        </table:table-row>
        <table:table-row table:style-name="ro1">
          <table:table-cell table:style-name="ce7" table:formula="of:=[.A200]+1" office:value-type="float" office:value="199" calcext:value-type="float">
            <text:p>199</text:p>
          </table:table-cell>
          <table:table-cell table:style-name="ce13" table:formula="of:=RAND()*180" office:value-type="float" office:value="29.8536798221389" calcext:value-type="float">
            <text:p>29.8536798221389</text:p>
          </table:table-cell>
          <table:table-cell table:style-name="ce13" table:formula="of:=RAND()*180" office:value-type="float" office:value="47.2136641439614" calcext:value-type="float">
            <text:p>47.2136641439614</text:p>
          </table:table-cell>
          <table:table-cell table:style-name="ce13" table:formula="of:=RAND()*180" office:value-type="float" office:value="32.4009439152419" calcext:value-type="float">
            <text:p>32.4009439152419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01]*EXP([.C201]/180)-[.D201]/([.C201]^2))/180" office:value-type="float" office:value="0.215514900601305" calcext:value-type="float">
            <text:p>0.215514900601305</text:p>
          </table:table-cell>
          <table:table-cell table:style-name="ce19" table:formula="of:=0.01*([.B201]+[.B201]^2*0.1+[.C201]*[.D201])/([.C201]*[.D201]-[.B201])" office:value-type="float" office:value="0.0109922676821239" calcext:value-type="float">
            <text:p>0.01099</text:p>
          </table:table-cell>
          <table:table-cell table:style-name="ce20" office:value-type="float" office:value="13.3219384615385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7" table:formula="of:=[.A201]+1" office:value-type="float" office:value="200" calcext:value-type="float">
            <text:p>200</text:p>
          </table:table-cell>
          <table:table-cell table:style-name="ce13" table:formula="of:=RAND()*180" office:value-type="float" office:value="99.7612087713106" calcext:value-type="float">
            <text:p>99.7612087713106</text:p>
          </table:table-cell>
          <table:table-cell table:style-name="ce13" table:formula="of:=RAND()*180" office:value-type="float" office:value="27.5968186449442" calcext:value-type="float">
            <text:p>27.5968186449442</text:p>
          </table:table-cell>
          <table:table-cell table:style-name="ce13" table:formula="of:=RAND()*180" office:value-type="float" office:value="129.363568048933" calcext:value-type="float">
            <text:p>129.36356804893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02]*EXP([.C202]/180)-[.D202]/([.C202]^2))/180" office:value-type="float" office:value="0.645117055040161" calcext:value-type="float">
            <text:p>0.645117055040161</text:p>
          </table:table-cell>
          <table:table-cell table:style-name="ce19" table:formula="of:=0.01*([.B202]+[.B202]^2*0.1+[.C202]*[.D202])/([.C202]*[.D202]-[.B202])" office:value-type="float" office:value="0.0134428305188573" calcext:value-type="float">
            <text:p>0.01344</text:p>
          </table:table-cell>
          <table:table-cell table:style-name="ce20" office:value-type="float" office:value="13.7055952157598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7" table:formula="of:=[.A202]+1" office:value-type="float" office:value="201" calcext:value-type="float">
            <text:p>201</text:p>
          </table:table-cell>
          <table:table-cell table:style-name="ce13" table:formula="of:=RAND()*180" office:value-type="float" office:value="89.0586336529615" calcext:value-type="float">
            <text:p>89.0586336529615</text:p>
          </table:table-cell>
          <table:table-cell table:style-name="ce13" table:formula="of:=RAND()*180" office:value-type="float" office:value="64.7424677576251" calcext:value-type="float">
            <text:p>64.7424677576251</text:p>
          </table:table-cell>
          <table:table-cell table:style-name="ce13" table:formula="of:=RAND()*180" office:value-type="float" office:value="113.14857126947" calcext:value-type="float">
            <text:p>113.1485712694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03]*EXP([.C203]/180)-[.D203]/([.C203]^2))/180" office:value-type="float" office:value="0.708792063802602" calcext:value-type="float">
            <text:p>0.708792063802602</text:p>
          </table:table-cell>
          <table:table-cell table:style-name="ce19" table:formula="of:=0.01*([.B203]+[.B203]^2*0.1+[.C203]*[.D203])/([.C203]*[.D203]-[.B203])" office:value-type="float" office:value="0.0113421775450656" calcext:value-type="float">
            <text:p>0.01134</text:p>
          </table:table-cell>
          <table:table-cell table:style-name="ce20" office:value-type="float" office:value="14.0892519699812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7" table:formula="of:=[.A203]+1" office:value-type="float" office:value="202" calcext:value-type="float">
            <text:p>202</text:p>
          </table:table-cell>
          <table:table-cell table:style-name="ce13" table:formula="of:=RAND()*180" office:value-type="float" office:value="107.871044266328" calcext:value-type="float">
            <text:p>107.871044266328</text:p>
          </table:table-cell>
          <table:table-cell table:style-name="ce13" table:formula="of:=RAND()*180" office:value-type="float" office:value="144.923785113663" calcext:value-type="float">
            <text:p>144.923785113663</text:p>
          </table:table-cell>
          <table:table-cell table:style-name="ce13" table:formula="of:=RAND()*180" office:value-type="float" office:value="15.7309493701756" calcext:value-type="float">
            <text:p>15.7309493701756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04]*EXP([.C204]/180)-[.D204]/([.C204]^2))/180" office:value-type="float" office:value="1.34058845603576" calcext:value-type="float">
            <text:p>1.34058845603576</text:p>
          </table:table-cell>
          <table:table-cell table:style-name="ce19" table:formula="of:=0.01*([.B204]+[.B204]^2*0.1+[.C204]*[.D204])/([.C204]*[.D204]-[.B204])" office:value-type="float" office:value="0.0163508774717584" calcext:value-type="float">
            <text:p>0.01635</text:p>
          </table:table-cell>
          <table:table-cell table:style-name="ce20" office:value-type="float" office:value="14.4729087242026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7" table:formula="of:=[.A204]+1" office:value-type="float" office:value="203" calcext:value-type="float">
            <text:p>203</text:p>
          </table:table-cell>
          <table:table-cell table:style-name="ce13" table:formula="of:=RAND()*180" office:value-type="float" office:value="96.420893547398" calcext:value-type="float">
            <text:p>96.420893547398</text:p>
          </table:table-cell>
          <table:table-cell table:style-name="ce13" table:formula="of:=RAND()*180" office:value-type="float" office:value="108.677943423686" calcext:value-type="float">
            <text:p>108.677943423686</text:p>
          </table:table-cell>
          <table:table-cell table:style-name="ce13" table:formula="of:=RAND()*180" office:value-type="float" office:value="123.825815193172" calcext:value-type="float">
            <text:p>123.825815193172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05]*EXP([.C205]/180)-[.D205]/([.C205]^2))/180" office:value-type="float" office:value="0.979682212205573" calcext:value-type="float">
            <text:p>0.979682212205573</text:p>
          </table:table-cell>
          <table:table-cell table:style-name="ce19" table:formula="of:=0.01*([.B205]+[.B205]^2*0.1+[.C205]*[.D205])/([.C205]*[.D205]-[.B205])" office:value-type="float" office:value="0.0108401801390342" calcext:value-type="float">
            <text:p>0.01084</text:p>
          </table:table-cell>
          <table:table-cell table:style-name="ce20" office:value-type="float" office:value="14.856565478424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7" table:formula="of:=[.A205]+1" office:value-type="float" office:value="204" calcext:value-type="float">
            <text:p>204</text:p>
          </table:table-cell>
          <table:table-cell table:style-name="ce13" table:formula="of:=RAND()*180" office:value-type="float" office:value="66.2619243625984" calcext:value-type="float">
            <text:p>66.2619243625984</text:p>
          </table:table-cell>
          <table:table-cell table:style-name="ce13" table:formula="of:=RAND()*180" office:value-type="float" office:value="52.9188855379778" calcext:value-type="float">
            <text:p>52.9188855379778</text:p>
          </table:table-cell>
          <table:table-cell table:style-name="ce13" table:formula="of:=RAND()*180" office:value-type="float" office:value="33.7751223266723" calcext:value-type="float">
            <text:p>33.775122326672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06]*EXP([.C206]/180)-[.D206]/([.C206]^2))/180" office:value-type="float" office:value="0.493869845976843" calcext:value-type="float">
            <text:p>0.493869845976843</text:p>
          </table:table-cell>
          <table:table-cell table:style-name="ce19" table:formula="of:=0.01*([.B206]+[.B206]^2*0.1+[.C206]*[.D206])/([.C206]*[.D206]-[.B206])" office:value-type="float" office:value="0.013321101525079" calcext:value-type="float">
            <text:p>0.01332</text:p>
          </table:table-cell>
          <table:table-cell table:style-name="ce20" office:value-type="float" office:value="15.2402222326454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7" table:formula="of:=[.A206]+1" office:value-type="float" office:value="205" calcext:value-type="float">
            <text:p>205</text:p>
          </table:table-cell>
          <table:table-cell table:style-name="ce13" table:formula="of:=RAND()*180" office:value-type="float" office:value="122.339434399663" calcext:value-type="float">
            <text:p>122.339434399663</text:p>
          </table:table-cell>
          <table:table-cell table:style-name="ce13" table:formula="of:=RAND()*180" office:value-type="float" office:value="79.4644874462252" calcext:value-type="float">
            <text:p>79.4644874462252</text:p>
          </table:table-cell>
          <table:table-cell table:style-name="ce13" table:formula="of:=RAND()*180" office:value-type="float" office:value="125.634806651445" calcext:value-type="float">
            <text:p>125.634806651445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07]*EXP([.C207]/180)-[.D207]/([.C207]^2))/180" office:value-type="float" office:value="1.05675972578368" calcext:value-type="float">
            <text:p>1.05675972578368</text:p>
          </table:table-cell>
          <table:table-cell table:style-name="ce19" table:formula="of:=0.01*([.B207]+[.B207]^2*0.1+[.C207]*[.D207])/([.C207]*[.D207]-[.B207])" office:value-type="float" office:value="0.0117658891203324" calcext:value-type="float">
            <text:p>0.01177</text:p>
          </table:table-cell>
          <table:table-cell table:style-name="ce20" office:value-type="float" office:value="15.6238789868668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7" table:formula="of:=[.A207]+1" office:value-type="float" office:value="206" calcext:value-type="float">
            <text:p>206</text:p>
          </table:table-cell>
          <table:table-cell table:style-name="ce13" table:formula="of:=RAND()*180" office:value-type="float" office:value="114.336727789062" calcext:value-type="float">
            <text:p>114.336727789062</text:p>
          </table:table-cell>
          <table:table-cell table:style-name="ce13" table:formula="of:=RAND()*180" office:value-type="float" office:value="118.437867916252" calcext:value-type="float">
            <text:p>118.437867916252</text:p>
          </table:table-cell>
          <table:table-cell table:style-name="ce13" table:formula="of:=RAND()*180" office:value-type="float" office:value="81.9621920688463" calcext:value-type="float">
            <text:p>81.962192068846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08]*EXP([.C208]/180)-[.D208]/([.C208]^2))/180" office:value-type="float" office:value="1.2264854052853" calcext:value-type="float">
            <text:p>1.2264854052853</text:p>
          </table:table-cell>
          <table:table-cell table:style-name="ce19" table:formula="of:=0.01*([.B208]+[.B208]^2*0.1+[.C208]*[.D208])/([.C208]*[.D208]-[.B208])" office:value-type="float" office:value="0.0116011129881757" calcext:value-type="float">
            <text:p>0.01160</text:p>
          </table:table-cell>
          <table:table-cell table:style-name="ce20" office:value-type="float" office:value="16.0075357410882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7" table:formula="of:=[.A208]+1" office:value-type="float" office:value="207" calcext:value-type="float">
            <text:p>207</text:p>
          </table:table-cell>
          <table:table-cell table:style-name="ce13" table:formula="of:=RAND()*180" office:value-type="float" office:value="74.9596634935554" calcext:value-type="float">
            <text:p>74.9596634935554</text:p>
          </table:table-cell>
          <table:table-cell table:style-name="ce13" table:formula="of:=RAND()*180" office:value-type="float" office:value="127.49282856254" calcext:value-type="float">
            <text:p>127.49282856254</text:p>
          </table:table-cell>
          <table:table-cell table:style-name="ce13" table:formula="of:=RAND()*180" office:value-type="float" office:value="47.4188931964562" calcext:value-type="float">
            <text:p>47.418893196456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09]*EXP([.C209]/180)-[.D209]/([.C209]^2))/180" office:value-type="float" office:value="0.8455801012141" calcext:value-type="float">
            <text:p>0.8455801012141</text:p>
          </table:table-cell>
          <table:table-cell table:style-name="ce19" table:formula="of:=0.01*([.B209]+[.B209]^2*0.1+[.C209]*[.D209])/([.C209]*[.D209]-[.B209])" office:value-type="float" office:value="0.0111921973509324" calcext:value-type="float">
            <text:p>0.01119</text:p>
          </table:table-cell>
          <table:table-cell table:style-name="ce21" office:value-type="float" office:value="16.391192495309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7" table:formula="of:=[.A209]+1" office:value-type="float" office:value="208" calcext:value-type="float">
            <text:p>208</text:p>
          </table:table-cell>
          <table:table-cell table:style-name="ce13" table:formula="of:=RAND()*180" office:value-type="float" office:value="36.049634743685" calcext:value-type="float">
            <text:p>36.049634743685</text:p>
          </table:table-cell>
          <table:table-cell table:style-name="ce13" table:formula="of:=RAND()*180" office:value-type="float" office:value="133.166018960172" calcext:value-type="float">
            <text:p>133.166018960172</text:p>
          </table:table-cell>
          <table:table-cell table:style-name="ce13" table:formula="of:=RAND()*180" office:value-type="float" office:value="69.0895796655921" calcext:value-type="float">
            <text:p>69.0895796655921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10]*EXP([.C210]/180)-[.D210]/([.C210]^2))/180" office:value-type="float" office:value="0.419664172091197" calcext:value-type="float">
            <text:p>0.419664172091197</text:p>
          </table:table-cell>
          <table:table-cell table:style-name="ce19" table:formula="of:=0.01*([.B210]+[.B210]^2*0.1+[.C210]*[.D210])/([.C210]*[.D210]-[.B210])" office:value-type="float" office:value="0.0102204817850056" calcext:value-type="float">
            <text:p>0.01022</text:p>
          </table:table-cell>
          <table:table-cell table:style-name="ce21" office:value-type="float" office:value="16.774849249531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7" table:formula="of:=[.A210]+1" office:value-type="float" office:value="209" calcext:value-type="float">
            <text:p>209</text:p>
          </table:table-cell>
          <table:table-cell table:style-name="ce13" table:formula="of:=RAND()*180" office:value-type="float" office:value="79.3900966153475" calcext:value-type="float">
            <text:p>79.3900966153475</text:p>
          </table:table-cell>
          <table:table-cell table:style-name="ce13" table:formula="of:=RAND()*180" office:value-type="float" office:value="2.53547697211181" calcext:value-type="float">
            <text:p>2.53547697211181</text:p>
          </table:table-cell>
          <table:table-cell table:style-name="ce13" table:formula="of:=RAND()*180" office:value-type="float" office:value="59.8344344855271" calcext:value-type="float">
            <text:p>59.8344344855271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11]*EXP([.C211]/180)-[.D211]/([.C211]^2))/180" office:value-type="float" office:value="0.39560457220517" calcext:value-type="float">
            <text:p>0.39560457220517</text:p>
          </table:table-cell>
          <table:table-cell table:style-name="ce19" table:formula="of:=0.01*([.B211]+[.B211]^2*0.1+[.C211]*[.D211])/([.C211]*[.D211]-[.B211])" office:value-type="float" office:value="0.119108510600051" calcext:value-type="float">
            <text:p>0.11911</text:p>
          </table:table-cell>
          <table:table-cell table:style-name="ce21" office:value-type="float" office:value="17.1585060037523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7" table:formula="of:=[.A211]+1" office:value-type="float" office:value="210" calcext:value-type="float">
            <text:p>210</text:p>
          </table:table-cell>
          <table:table-cell table:style-name="ce13" table:formula="of:=RAND()*180" office:value-type="float" office:value="94.4767959365827" calcext:value-type="float">
            <text:p>94.4767959365827</text:p>
          </table:table-cell>
          <table:table-cell table:style-name="ce13" table:formula="of:=RAND()*180" office:value-type="float" office:value="66.6021690143023" calcext:value-type="float">
            <text:p>66.6021690143023</text:p>
          </table:table-cell>
          <table:table-cell table:style-name="ce13" table:formula="of:=RAND()*180" office:value-type="float" office:value="18.8198540280348" calcext:value-type="float">
            <text:p>18.8198540280348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12]*EXP([.C212]/180)-[.D212]/([.C212]^2))/180" office:value-type="float" office:value="0.759859629305635" calcext:value-type="float">
            <text:p>0.759859629305635</text:p>
          </table:table-cell>
          <table:table-cell table:style-name="ce19" table:formula="of:=0.01*([.B212]+[.B212]^2*0.1+[.C212]*[.D212])/([.C212]*[.D212]-[.B212])" office:value-type="float" office:value="0.0193319373155684" calcext:value-type="float">
            <text:p>0.01933</text:p>
          </table:table-cell>
          <table:table-cell table:style-name="ce21" office:value-type="float" office:value="17.5421627579737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7" table:formula="of:=[.A212]+1" office:value-type="float" office:value="211" calcext:value-type="float">
            <text:p>211</text:p>
          </table:table-cell>
          <table:table-cell table:style-name="ce13" table:formula="of:=RAND()*180" office:value-type="float" office:value="132.40258383948" calcext:value-type="float">
            <text:p>132.40258383948</text:p>
          </table:table-cell>
          <table:table-cell table:style-name="ce13" table:formula="of:=RAND()*180" office:value-type="float" office:value="73.0050279546019" calcext:value-type="float">
            <text:p>73.0050279546019</text:p>
          </table:table-cell>
          <table:table-cell table:style-name="ce13" table:formula="of:=RAND()*180" office:value-type="float" office:value="41.8789362432868" calcext:value-type="float">
            <text:p>41.8789362432868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13]*EXP([.C213]/180)-[.D213]/([.C213]^2))/180" office:value-type="float" office:value="1.10344183544098" calcext:value-type="float">
            <text:p>1.10344183544098</text:p>
          </table:table-cell>
          <table:table-cell table:style-name="ce19" table:formula="of:=0.01*([.B213]+[.B213]^2*0.1+[.C213]*[.D213])/([.C213]*[.D213]-[.B213])" office:value-type="float" office:value="0.0168987010554439" calcext:value-type="float">
            <text:p>0.01690</text:p>
          </table:table-cell>
          <table:table-cell table:style-name="ce21" office:value-type="float" office:value="17.9258195121951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7" table:formula="of:=[.A213]+1" office:value-type="float" office:value="212" calcext:value-type="float">
            <text:p>212</text:p>
          </table:table-cell>
          <table:table-cell table:style-name="ce13" table:formula="of:=RAND()*180" office:value-type="float" office:value="132.800973818795" calcext:value-type="float">
            <text:p>132.800973818795</text:p>
          </table:table-cell>
          <table:table-cell table:style-name="ce13" table:formula="of:=RAND()*180" office:value-type="float" office:value="84.7423483349738" calcext:value-type="float">
            <text:p>84.7423483349738</text:p>
          </table:table-cell>
          <table:table-cell table:style-name="ce13" table:formula="of:=RAND()*180" office:value-type="float" office:value="107.271360223546" calcext:value-type="float">
            <text:p>107.271360223546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14]*EXP([.C214]/180)-[.D214]/([.C214]^2))/180" office:value-type="float" office:value="1.18129972599966" calcext:value-type="float">
            <text:p>1.18129972599966</text:p>
          </table:table-cell>
          <table:table-cell table:style-name="ce19" table:formula="of:=0.01*([.B214]+[.B214]^2*0.1+[.C214]*[.D214])/([.C214]*[.D214]-[.B214])" office:value-type="float" office:value="0.0122653455415767" calcext:value-type="float">
            <text:p>0.01227</text:p>
          </table:table-cell>
          <table:table-cell table:style-name="ce21" office:value-type="float" office:value="18.3094762664165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7" table:formula="of:=[.A214]+1" office:value-type="float" office:value="213" calcext:value-type="float">
            <text:p>213</text:p>
          </table:table-cell>
          <table:table-cell table:style-name="ce13" table:formula="of:=RAND()*180" office:value-type="float" office:value="28.3428473778551" calcext:value-type="float">
            <text:p>28.3428473778551</text:p>
          </table:table-cell>
          <table:table-cell table:style-name="ce13" table:formula="of:=RAND()*180" office:value-type="float" office:value="13.796248499335" calcext:value-type="float">
            <text:p>13.796248499335</text:p>
          </table:table-cell>
          <table:table-cell table:style-name="ce13" table:formula="of:=RAND()*180" office:value-type="float" office:value="23.0516768414666" calcext:value-type="float">
            <text:p>23.0516768414666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15]*EXP([.C215]/180)-[.D215]/([.C215]^2))/180" office:value-type="float" office:value="0.16933065386628" calcext:value-type="float">
            <text:p>0.16933065386628</text:p>
          </table:table-cell>
          <table:table-cell table:style-name="ce19" table:formula="of:=0.01*([.B215]+[.B215]^2*0.1+[.C215]*[.D215])/([.C215]*[.D215]-[.B215])" office:value-type="float" office:value="0.0147298947187676" calcext:value-type="float">
            <text:p>0.01473</text:p>
          </table:table-cell>
          <table:table-cell table:style-name="ce21" office:value-type="float" office:value="18.693133020637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7" table:formula="of:=[.A215]+1" office:value-type="float" office:value="214" calcext:value-type="float">
            <text:p>214</text:p>
          </table:table-cell>
          <table:table-cell table:style-name="ce13" table:formula="of:=RAND()*180" office:value-type="float" office:value="80.6758390078361" calcext:value-type="float">
            <text:p>80.6758390078361</text:p>
          </table:table-cell>
          <table:table-cell table:style-name="ce13" table:formula="of:=RAND()*180" office:value-type="float" office:value="55.0487297832521" calcext:value-type="float">
            <text:p>55.0487297832521</text:p>
          </table:table-cell>
          <table:table-cell table:style-name="ce13" table:formula="of:=RAND()*180" office:value-type="float" office:value="139.979369814376" calcext:value-type="float">
            <text:p>139.979369814376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16]*EXP([.C216]/180)-[.D216]/([.C216]^2))/180" office:value-type="float" office:value="0.608284104454742" calcext:value-type="float">
            <text:p>0.608284104454742</text:p>
          </table:table-cell>
          <table:table-cell table:style-name="ce19" table:formula="of:=0.01*([.B216]+[.B216]^2*0.1+[.C216]*[.D216])/([.C216]*[.D216]-[.B216])" office:value-type="float" office:value="0.0110651929730295" calcext:value-type="float">
            <text:p>0.01107</text:p>
          </table:table-cell>
          <table:table-cell table:style-name="ce21" office:value-type="float" office:value="19.0767897748593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7" table:formula="of:=[.A216]+1" office:value-type="float" office:value="215" calcext:value-type="float">
            <text:p>215</text:p>
          </table:table-cell>
          <table:table-cell table:style-name="ce13" table:formula="of:=RAND()*180" office:value-type="float" office:value="38.4461017975966" calcext:value-type="float">
            <text:p>38.4461017975966</text:p>
          </table:table-cell>
          <table:table-cell table:style-name="ce13" table:formula="of:=RAND()*180" office:value-type="float" office:value="72.5782672533086" calcext:value-type="float">
            <text:p>72.5782672533086</text:p>
          </table:table-cell>
          <table:table-cell table:style-name="ce13" table:formula="of:=RAND()*180" office:value-type="float" office:value="132.356091008176" calcext:value-type="float">
            <text:p>132.356091008176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17]*EXP([.C217]/180)-[.D217]/([.C217]^2))/180" office:value-type="float" office:value="0.319523733262461" calcext:value-type="float">
            <text:p>0.319523733262461</text:p>
          </table:table-cell>
          <table:table-cell table:style-name="ce19" table:formula="of:=0.01*([.B217]+[.B217]^2*0.1+[.C217]*[.D217])/([.C217]*[.D217]-[.B217])" office:value-type="float" office:value="0.0102348545436579" calcext:value-type="float">
            <text:p>0.01023</text:p>
          </table:table-cell>
          <table:table-cell table:style-name="ce22" office:value-type="float" office:value="19.4604465290807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7" table:formula="of:=[.A217]+1" office:value-type="float" office:value="216" calcext:value-type="float">
            <text:p>216</text:p>
          </table:table-cell>
          <table:table-cell table:style-name="ce13" table:formula="of:=RAND()*180" office:value-type="float" office:value="127.115501853267" calcext:value-type="float">
            <text:p>127.115501853267</text:p>
          </table:table-cell>
          <table:table-cell table:style-name="ce13" table:formula="of:=RAND()*180" office:value-type="float" office:value="93.5427978320097" calcext:value-type="float">
            <text:p>93.5427978320097</text:p>
          </table:table-cell>
          <table:table-cell table:style-name="ce13" table:formula="of:=RAND()*180" office:value-type="float" office:value="53.4297574863355" calcext:value-type="float">
            <text:p>53.429757486335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18]*EXP([.C218]/180)-[.D218]/([.C218]^2))/180" office:value-type="float" office:value="1.18743192404161" calcext:value-type="float">
            <text:p>1.18743192404161</text:p>
          </table:table-cell>
          <table:table-cell table:style-name="ce19" table:formula="of:=0.01*([.B218]+[.B218]^2*0.1+[.C218]*[.D218])/([.C218]*[.D218]-[.B218])" office:value-type="float" office:value="0.0138392985633835" calcext:value-type="float">
            <text:p>0.01384</text:p>
          </table:table-cell>
          <table:table-cell table:style-name="ce22" office:value-type="float" office:value="19.8441032833021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7" table:formula="of:=[.A218]+1" office:value-type="float" office:value="217" calcext:value-type="float">
            <text:p>217</text:p>
          </table:table-cell>
          <table:table-cell table:style-name="ce13" table:formula="of:=RAND()*180" office:value-type="float" office:value="21.7668731928085" calcext:value-type="float">
            <text:p>21.7668731928085</text:p>
          </table:table-cell>
          <table:table-cell table:style-name="ce13" table:formula="of:=RAND()*180" office:value-type="float" office:value="27.6160793027348" calcext:value-type="float">
            <text:p>27.6160793027348</text:p>
          </table:table-cell>
          <table:table-cell table:style-name="ce13" table:formula="of:=RAND()*180" office:value-type="float" office:value="163.068782140822" calcext:value-type="float">
            <text:p>163.068782140822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19]*EXP([.C219]/180)-[.D219]/([.C219]^2))/180" office:value-type="float" office:value="0.139791028412425" calcext:value-type="float">
            <text:p>0.139791028412425</text:p>
          </table:table-cell>
          <table:table-cell table:style-name="ce19" table:formula="of:=0.01*([.B219]+[.B219]^2*0.1+[.C219]*[.D219])/([.C219]*[.D219]-[.B219])" office:value-type="float" office:value="0.0102028614013141" calcext:value-type="float">
            <text:p>0.01020</text:p>
          </table:table-cell>
          <table:table-cell table:style-name="ce22" office:value-type="float" office:value="20.2277600375234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7" table:formula="of:=[.A219]+1" office:value-type="float" office:value="218" calcext:value-type="float">
            <text:p>218</text:p>
          </table:table-cell>
          <table:table-cell table:style-name="ce13" table:formula="of:=RAND()*180" office:value-type="float" office:value="100.735072740825" calcext:value-type="float">
            <text:p>100.735072740825</text:p>
          </table:table-cell>
          <table:table-cell table:style-name="ce13" table:formula="of:=RAND()*180" office:value-type="float" office:value="72.6316735009883" calcext:value-type="float">
            <text:p>72.6316735009883</text:p>
          </table:table-cell>
          <table:table-cell table:style-name="ce13" table:formula="of:=RAND()*180" office:value-type="float" office:value="65.7870292682824" calcext:value-type="float">
            <text:p>65.7870292682824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20]*EXP([.C220]/180)-[.D220]/([.C220]^2))/180" office:value-type="float" office:value="0.837749439838009" calcext:value-type="float">
            <text:p>0.837749439838009</text:p>
          </table:table-cell>
          <table:table-cell table:style-name="ce19" table:formula="of:=0.01*([.B220]+[.B220]^2*0.1+[.C220]*[.D220])/([.C220]*[.D220]-[.B220])" office:value-type="float" office:value="0.012600168946482" calcext:value-type="float">
            <text:p>0.01260</text:p>
          </table:table-cell>
          <table:table-cell table:style-name="ce22" office:value-type="float" office:value="20.6114167917448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7" table:formula="of:=[.A220]+1" office:value-type="float" office:value="219" calcext:value-type="float">
            <text:p>219</text:p>
          </table:table-cell>
          <table:table-cell table:style-name="ce13" table:formula="of:=RAND()*180" office:value-type="float" office:value="107.251340205427" calcext:value-type="float">
            <text:p>107.251340205427</text:p>
          </table:table-cell>
          <table:table-cell table:style-name="ce13" table:formula="of:=RAND()*180" office:value-type="float" office:value="160.159541053601" calcext:value-type="float">
            <text:p>160.159541053601</text:p>
          </table:table-cell>
          <table:table-cell table:style-name="ce13" table:formula="of:=RAND()*180" office:value-type="float" office:value="135.839864713999" calcext:value-type="float">
            <text:p>135.839864713999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21]*EXP([.C221]/180)-[.D221]/([.C221]^2))/180" office:value-type="float" office:value="1.45059403168522" calcext:value-type="float">
            <text:p>1.45059403168522</text:p>
          </table:table-cell>
          <table:table-cell table:style-name="ce19" table:formula="of:=0.01*([.B221]+[.B221]^2*0.1+[.C221]*[.D221])/([.C221]*[.D221]-[.B221])" office:value-type="float" office:value="0.010630421888483" calcext:value-type="float">
            <text:p>0.01063</text:p>
          </table:table-cell>
          <table:table-cell table:style-name="ce22" office:value-type="float" office:value="20.9950735459662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7" table:formula="of:=[.A221]+1" office:value-type="float" office:value="220" calcext:value-type="float">
            <text:p>220</text:p>
          </table:table-cell>
          <table:table-cell table:style-name="ce13" table:formula="of:=RAND()*180" office:value-type="float" office:value="10.750869193276" calcext:value-type="float">
            <text:p>10.750869193276</text:p>
          </table:table-cell>
          <table:table-cell table:style-name="ce13" table:formula="of:=RAND()*180" office:value-type="float" office:value="179.294078658134" calcext:value-type="float">
            <text:p>179.294078658134</text:p>
          </table:table-cell>
          <table:table-cell table:style-name="ce13" table:formula="of:=RAND()*180" office:value-type="float" office:value="51.6210216087925" calcext:value-type="float">
            <text:p>51.621021608792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22]*EXP([.C222]/180)-[.D222]/([.C222]^2))/180" office:value-type="float" office:value="0.161710562059723" calcext:value-type="float">
            <text:p>0.161710562059723</text:p>
          </table:table-cell>
          <table:table-cell table:style-name="ce19" table:formula="of:=0.01*([.B222]+[.B222]^2*0.1+[.C222]*[.D222])/([.C222]*[.D222]-[.B222])" office:value-type="float" office:value="0.0100357612915103" calcext:value-type="float">
            <text:p>0.01004</text:p>
          </table:table-cell>
          <table:table-cell table:style-name="ce22" office:value-type="float" office:value="21.3787303001876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7" table:formula="of:=[.A222]+1" office:value-type="float" office:value="221" calcext:value-type="float">
            <text:p>221</text:p>
          </table:table-cell>
          <table:table-cell table:style-name="ce13" table:formula="of:=RAND()*180" office:value-type="float" office:value="161.433219855723" calcext:value-type="float">
            <text:p>161.433219855723</text:p>
          </table:table-cell>
          <table:table-cell table:style-name="ce13" table:formula="of:=RAND()*180" office:value-type="float" office:value="107.984620478684" calcext:value-type="float">
            <text:p>107.984620478684</text:p>
          </table:table-cell>
          <table:table-cell table:style-name="ce13" table:formula="of:=RAND()*180" office:value-type="float" office:value="3.84352412362575" calcext:value-type="float">
            <text:p>3.8435241236257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23]*EXP([.C223]/180)-[.D223]/([.C223]^2))/180" office:value-type="float" office:value="1.63402802012229" calcext:value-type="float">
            <text:p>1.63402802012229</text:p>
          </table:table-cell>
          <table:table-cell table:style-name="ce19" table:formula="of:=0.01*([.B223]+[.B223]^2*0.1+[.C223]*[.D223])/([.C223]*[.D223]-[.B223])" office:value-type="float" office:value="0.125490509894191" calcext:value-type="float">
            <text:p>0.12549</text:p>
          </table:table-cell>
          <table:table-cell table:style-name="ce22" office:value-type="float" office:value="21.762387054409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7" table:formula="of:=[.A223]+1" office:value-type="float" office:value="222" calcext:value-type="float">
            <text:p>222</text:p>
          </table:table-cell>
          <table:table-cell table:style-name="ce13" table:formula="of:=RAND()*180" office:value-type="float" office:value="73.8553849884095" calcext:value-type="float">
            <text:p>73.8553849884095</text:p>
          </table:table-cell>
          <table:table-cell table:style-name="ce13" table:formula="of:=RAND()*180" office:value-type="float" office:value="129.107946370599" calcext:value-type="float">
            <text:p>129.107946370599</text:p>
          </table:table-cell>
          <table:table-cell table:style-name="ce13" table:formula="of:=RAND()*180" office:value-type="float" office:value="125.678368793063" calcext:value-type="float">
            <text:p>125.678368793063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24]*EXP([.C224]/180)-[.D224]/([.C224]^2))/180" office:value-type="float" office:value="0.840606699538521" calcext:value-type="float">
            <text:p>0.840606699538521</text:p>
          </table:table-cell>
          <table:table-cell table:style-name="ce19" table:formula="of:=0.01*([.B224]+[.B224]^2*0.1+[.C224]*[.D224])/([.C224]*[.D224]-[.B224])" office:value-type="float" office:value="0.0104291500044905" calcext:value-type="float">
            <text:p>0.01043</text:p>
          </table:table-cell>
          <table:table-cell table:style-name="ce22" office:value-type="float" office:value="22.1460438086304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7" table:formula="of:=[.A224]+1" office:value-type="float" office:value="223" calcext:value-type="float">
            <text:p>223</text:p>
          </table:table-cell>
          <table:table-cell table:style-name="ce13" table:formula="of:=RAND()*180" office:value-type="float" office:value="172.824455224791" calcext:value-type="float">
            <text:p>172.824455224791</text:p>
          </table:table-cell>
          <table:table-cell table:style-name="ce13" table:formula="of:=RAND()*180" office:value-type="float" office:value="55.4747407904945" calcext:value-type="float">
            <text:p>55.4747407904945</text:p>
          </table:table-cell>
          <table:table-cell table:style-name="ce13" table:formula="of:=RAND()*180" office:value-type="float" office:value="92.853626410058" calcext:value-type="float">
            <text:p>92.853626410058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25]*EXP([.C225]/180)-[.D225]/([.C225]^2))/180" office:value-type="float" office:value="1.30654237001207" calcext:value-type="float">
            <text:p>1.30654237001207</text:p>
          </table:table-cell>
          <table:table-cell table:style-name="ce19" table:formula="of:=0.01*([.B225]+[.B225]^2*0.1+[.C225]*[.D225])/([.C225]*[.D225]-[.B225])" office:value-type="float" office:value="0.0166941341402266" calcext:value-type="float">
            <text:p>0.01669</text:p>
          </table:table-cell>
          <table:table-cell table:style-name="ce23" office:value-type="float" office:value="22.5297005628518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7" table:formula="of:=[.A225]+1" office:value-type="float" office:value="224" calcext:value-type="float">
            <text:p>224</text:p>
          </table:table-cell>
          <table:table-cell table:style-name="ce13" table:formula="of:=RAND()*180" office:value-type="float" office:value="56.6865724956861" calcext:value-type="float">
            <text:p>56.6865724956861</text:p>
          </table:table-cell>
          <table:table-cell table:style-name="ce13" table:formula="of:=RAND()*180" office:value-type="float" office:value="123.061493816857" calcext:value-type="float">
            <text:p>123.061493816857</text:p>
          </table:table-cell>
          <table:table-cell table:style-name="ce13" table:formula="of:=RAND()*180" office:value-type="float" office:value="17.6015432753666" calcext:value-type="float">
            <text:p>17.6015432753666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26]*EXP([.C226]/180)-[.D226]/([.C226]^2))/180" office:value-type="float" office:value="0.623906433271756" calcext:value-type="float">
            <text:p>0.623906433271756</text:p>
          </table:table-cell>
          <table:table-cell table:style-name="ce19" table:formula="of:=0.01*([.B226]+[.B226]^2*0.1+[.C226]*[.D226])/([.C226]*[.D226]-[.B226])" office:value-type="float" office:value="0.0120608365185098" calcext:value-type="float">
            <text:p>0.01206</text:p>
          </table:table-cell>
          <table:table-cell table:style-name="ce23" office:value-type="float" office:value="22.9133573170732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7" table:formula="of:=[.A226]+1" office:value-type="float" office:value="225" calcext:value-type="float">
            <text:p>225</text:p>
          </table:table-cell>
          <table:table-cell table:style-name="ce13" table:formula="of:=RAND()*180" office:value-type="float" office:value="10.5540441032301" calcext:value-type="float">
            <text:p>10.5540441032301</text:p>
          </table:table-cell>
          <table:table-cell table:style-name="ce13" table:formula="of:=RAND()*180" office:value-type="float" office:value="156.56614305627" calcext:value-type="float">
            <text:p>156.56614305627</text:p>
          </table:table-cell>
          <table:table-cell table:style-name="ce13" table:formula="of:=RAND()*180" office:value-type="float" office:value="104.308469560204" calcext:value-type="float">
            <text:p>104.308469560204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27]*EXP([.C227]/180)-[.D227]/([.C227]^2))/180" office:value-type="float" office:value="0.139903162450003" calcext:value-type="float">
            <text:p>0.139903162450003</text:p>
          </table:table-cell>
          <table:table-cell table:style-name="ce19" table:formula="of:=0.01*([.B227]+[.B227]^2*0.1+[.C227]*[.D227])/([.C227]*[.D227]-[.B227])" office:value-type="float" office:value="0.010019758361797" calcext:value-type="float">
            <text:p>0.01002</text:p>
          </table:table-cell>
          <table:table-cell table:style-name="ce23" office:value-type="float" office:value="23.2970140712945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7" table:formula="of:=[.A227]+1" office:value-type="float" office:value="226" calcext:value-type="float">
            <text:p>226</text:p>
          </table:table-cell>
          <table:table-cell table:style-name="ce13" table:formula="of:=RAND()*180" office:value-type="float" office:value="127.175810744825" calcext:value-type="float">
            <text:p>127.175810744825</text:p>
          </table:table-cell>
          <table:table-cell table:style-name="ce13" table:formula="of:=RAND()*180" office:value-type="float" office:value="99.1007007231306" calcext:value-type="float">
            <text:p>99.1007007231306</text:p>
          </table:table-cell>
          <table:table-cell table:style-name="ce13" table:formula="of:=RAND()*180" office:value-type="float" office:value="130.724925754091" calcext:value-type="float">
            <text:p>130.72492575409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28]*EXP([.C228]/180)-[.D228]/([.C228]^2))/180" office:value-type="float" office:value="1.225210552646" calcext:value-type="float">
            <text:p>1.225210552646</text:p>
          </table:table-cell>
          <table:table-cell table:style-name="ce19" table:formula="of:=0.01*([.B228]+[.B228]^2*0.1+[.C228]*[.D228])/([.C228]*[.D228]-[.B228])" office:value-type="float" office:value="0.0114591174910548" calcext:value-type="float">
            <text:p>0.01146</text:p>
          </table:table-cell>
          <table:table-cell table:style-name="ce23" office:value-type="float" office:value="23.6806708255159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7" table:formula="of:=[.A228]+1" office:value-type="float" office:value="227" calcext:value-type="float">
            <text:p>227</text:p>
          </table:table-cell>
          <table:table-cell table:style-name="ce13" table:formula="of:=RAND()*180" office:value-type="float" office:value="73.8230927764437" calcext:value-type="float">
            <text:p>73.8230927764437</text:p>
          </table:table-cell>
          <table:table-cell table:style-name="ce13" table:formula="of:=RAND()*180" office:value-type="float" office:value="16.9204211964049" calcext:value-type="float">
            <text:p>16.9204211964049</text:p>
          </table:table-cell>
          <table:table-cell table:style-name="ce13" table:formula="of:=RAND()*180" office:value-type="float" office:value="53.5805421879678" calcext:value-type="float">
            <text:p>53.5805421879678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29]*EXP([.C229]/180)-[.D229]/([.C229]^2))/180" office:value-type="float" office:value="0.44951177776195" calcext:value-type="float">
            <text:p>0.44951177776195</text:p>
          </table:table-cell>
          <table:table-cell table:style-name="ce19" table:formula="of:=0.01*([.B229]+[.B229]^2*0.1+[.C229]*[.D229])/([.C229]*[.D229]-[.B229])" office:value-type="float" office:value="0.0183170731498268" calcext:value-type="float">
            <text:p>0.01832</text:p>
          </table:table-cell>
          <table:table-cell table:style-name="ce23" office:value-type="float" office:value="24.0643275797373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7" table:formula="of:=[.A229]+1" office:value-type="float" office:value="228" calcext:value-type="float">
            <text:p>228</text:p>
          </table:table-cell>
          <table:table-cell table:style-name="ce13" table:formula="of:=RAND()*180" office:value-type="float" office:value="70.7263248740733" calcext:value-type="float">
            <text:p>70.7263248740733</text:p>
          </table:table-cell>
          <table:table-cell table:style-name="ce13" table:formula="of:=RAND()*180" office:value-type="float" office:value="28.7855229091382" calcext:value-type="float">
            <text:p>28.7855229091382</text:p>
          </table:table-cell>
          <table:table-cell table:style-name="ce13" table:formula="of:=RAND()*180" office:value-type="float" office:value="95.37941749555" calcext:value-type="float">
            <text:p>95.37941749555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30]*EXP([.C230]/180)-[.D230]/([.C230]^2))/180" office:value-type="float" office:value="0.46042404297982" calcext:value-type="float">
            <text:p>0.46042404297982</text:p>
          </table:table-cell>
          <table:table-cell table:style-name="ce19" table:formula="of:=0.01*([.B230]+[.B230]^2*0.1+[.C230]*[.D230])/([.C230]*[.D230]-[.B230])" office:value-type="float" office:value="0.012398942482018" calcext:value-type="float">
            <text:p>0.01240</text:p>
          </table:table-cell>
          <table:table-cell table:style-name="ce23" office:value-type="float" office:value="24.4479843339587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7" table:formula="of:=[.A230]+1" office:value-type="float" office:value="229" calcext:value-type="float">
            <text:p>229</text:p>
          </table:table-cell>
          <table:table-cell table:style-name="ce13" table:formula="of:=RAND()*180" office:value-type="float" office:value="67.1506085875553" calcext:value-type="float">
            <text:p>67.1506085875553</text:p>
          </table:table-cell>
          <table:table-cell table:style-name="ce13" table:formula="of:=RAND()*180" office:value-type="float" office:value="47.8006934968299" calcext:value-type="float">
            <text:p>47.8006934968299</text:p>
          </table:table-cell>
          <table:table-cell table:style-name="ce13" table:formula="of:=RAND()*180" office:value-type="float" office:value="116.259582294315" calcext:value-type="float">
            <text:p>116.259582294315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31]*EXP([.C231]/180)-[.D231]/([.C231]^2))/180" office:value-type="float" office:value="0.486245990523543" calcext:value-type="float">
            <text:p>0.486245990523543</text:p>
          </table:table-cell>
          <table:table-cell table:style-name="ce19" table:formula="of:=0.01*([.B231]+[.B231]^2*0.1+[.C231]*[.D231])/([.C231]*[.D231]-[.B231])" office:value-type="float" office:value="0.0110659506830888" calcext:value-type="float">
            <text:p>0.01107</text:p>
          </table:table-cell>
          <table:table-cell table:style-name="ce23" office:value-type="float" office:value="24.8316410881801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7" table:formula="of:=[.A231]+1" office:value-type="float" office:value="230" calcext:value-type="float">
            <text:p>230</text:p>
          </table:table-cell>
          <table:table-cell table:style-name="ce13" table:formula="of:=RAND()*180" office:value-type="float" office:value="67.1593548994057" calcext:value-type="float">
            <text:p>67.1593548994057</text:p>
          </table:table-cell>
          <table:table-cell table:style-name="ce13" table:formula="of:=RAND()*180" office:value-type="float" office:value="155.666433685797" calcext:value-type="float">
            <text:p>155.666433685797</text:p>
          </table:table-cell>
          <table:table-cell table:style-name="ce13" table:formula="of:=RAND()*180" office:value-type="float" office:value="115.722645222041" calcext:value-type="float">
            <text:p>115.72264522204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32]*EXP([.C232]/180)-[.D232]/([.C232]^2))/180" office:value-type="float" office:value="0.885940886542477" calcext:value-type="float">
            <text:p>0.885940886542477</text:p>
          </table:table-cell>
          <table:table-cell table:style-name="ce19" table:formula="of:=0.01*([.B232]+[.B232]^2*0.1+[.C232]*[.D232])/([.C232]*[.D232]-[.B232])" office:value-type="float" office:value="0.0103261589759103" calcext:value-type="float">
            <text:p>0.01033</text:p>
          </table:table-cell>
          <table:table-cell table:style-name="ce23" office:value-type="float" office:value="25.215297842401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7" table:formula="of:=[.A232]+1" office:value-type="float" office:value="231" calcext:value-type="float">
            <text:p>231</text:p>
          </table:table-cell>
          <table:table-cell table:style-name="ce13" table:formula="of:=RAND()*180" office:value-type="float" office:value="45.8812042449035" calcext:value-type="float">
            <text:p>45.8812042449035</text:p>
          </table:table-cell>
          <table:table-cell table:style-name="ce13" table:formula="of:=RAND()*180" office:value-type="float" office:value="166.153746373783" calcext:value-type="float">
            <text:p>166.153746373783</text:p>
          </table:table-cell>
          <table:table-cell table:style-name="ce13" table:formula="of:=RAND()*180" office:value-type="float" office:value="129.414553586807" calcext:value-type="float">
            <text:p>129.414553586807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33]*EXP([.C233]/180)-[.D233]/([.C233]^2))/180" office:value-type="float" office:value="0.641551681016642" calcext:value-type="float">
            <text:p>0.641551681016642</text:p>
          </table:table-cell>
          <table:table-cell table:style-name="ce19" table:formula="of:=0.01*([.B233]+[.B233]^2*0.1+[.C233]*[.D233])/([.C233]*[.D233]-[.B233])" office:value-type="float" office:value="0.0101408739663332" calcext:value-type="float">
            <text:p>0.01014</text:p>
          </table:table-cell>
          <table:table-cell table:style-name="ce24" office:value-type="float" office:value="25.5989545966229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7" table:formula="of:=[.A233]+1" office:value-type="float" office:value="232" calcext:value-type="float">
            <text:p>232</text:p>
          </table:table-cell>
          <table:table-cell table:style-name="ce13" table:formula="of:=RAND()*180" office:value-type="float" office:value="124.418948747637" calcext:value-type="float">
            <text:p>124.418948747637</text:p>
          </table:table-cell>
          <table:table-cell table:style-name="ce13" table:formula="of:=RAND()*180" office:value-type="float" office:value="21.8799123922983" calcext:value-type="float">
            <text:p>21.8799123922983</text:p>
          </table:table-cell>
          <table:table-cell table:style-name="ce13" table:formula="of:=RAND()*180" office:value-type="float" office:value="118.214030565103" calcext:value-type="float">
            <text:p>118.214030565103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34]*EXP([.C234]/180)-[.D234]/([.C234]^2))/180" office:value-type="float" office:value="0.779185325225551" calcext:value-type="float">
            <text:p>0.779185325225551</text:p>
          </table:table-cell>
          <table:table-cell table:style-name="ce19" table:formula="of:=0.01*([.B234]+[.B234]^2*0.1+[.C234]*[.D234])/([.C234]*[.D234]-[.B234])" office:value-type="float" office:value="0.0172980382113075" calcext:value-type="float">
            <text:p>0.01730</text:p>
          </table:table-cell>
          <table:table-cell table:style-name="ce24" office:value-type="float" office:value="25.9826113508443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7" table:formula="of:=[.A234]+1" office:value-type="float" office:value="233" calcext:value-type="float">
            <text:p>233</text:p>
          </table:table-cell>
          <table:table-cell table:style-name="ce13" table:formula="of:=RAND()*180" office:value-type="float" office:value="130.995510130376" calcext:value-type="float">
            <text:p>130.995510130376</text:p>
          </table:table-cell>
          <table:table-cell table:style-name="ce13" table:formula="of:=RAND()*180" office:value-type="float" office:value="144.755593197688" calcext:value-type="float">
            <text:p>144.755593197688</text:p>
          </table:table-cell>
          <table:table-cell table:style-name="ce13" table:formula="of:=RAND()*180" office:value-type="float" office:value="166.219839310125" calcext:value-type="float">
            <text:p>166.219839310125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35]*EXP([.C235]/180)-[.D235]/([.C235]^2))/180" office:value-type="float" office:value="1.62641278144325" calcext:value-type="float">
            <text:p>1.62641278144325</text:p>
          </table:table-cell>
          <table:table-cell table:style-name="ce19" table:formula="of:=0.01*([.B235]+[.B235]^2*0.1+[.C235]*[.D235])/([.C235]*[.D235]-[.B235])" office:value-type="float" office:value="0.0108265575568614" calcext:value-type="float">
            <text:p>0.01083</text:p>
          </table:table-cell>
          <table:table-cell table:style-name="ce24" office:value-type="float" office:value="26.3662681050657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7" table:formula="of:=[.A235]+1" office:value-type="float" office:value="234" calcext:value-type="float">
            <text:p>234</text:p>
          </table:table-cell>
          <table:table-cell table:style-name="ce13" table:formula="of:=RAND()*180" office:value-type="float" office:value="91.7894176750511" calcext:value-type="float">
            <text:p>91.7894176750511</text:p>
          </table:table-cell>
          <table:table-cell table:style-name="ce13" table:formula="of:=RAND()*180" office:value-type="float" office:value="71.9639270964256" calcext:value-type="float">
            <text:p>71.9639270964256</text:p>
          </table:table-cell>
          <table:table-cell table:style-name="ce13" table:formula="of:=RAND()*180" office:value-type="float" office:value="119.188949422149" calcext:value-type="float">
            <text:p>119.18894942214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36]*EXP([.C236]/180)-[.D236]/([.C236]^2))/180" office:value-type="float" office:value="0.7604625892408" calcext:value-type="float">
            <text:p>0.7604625892408</text:p>
          </table:table-cell>
          <table:table-cell table:style-name="ce19" table:formula="of:=0.01*([.B236]+[.B236]^2*0.1+[.C236]*[.D236])/([.C236]*[.D236]-[.B236])" office:value-type="float" office:value="0.0112092471709005" calcext:value-type="float">
            <text:p>0.01121</text:p>
          </table:table-cell>
          <table:table-cell table:style-name="ce24" office:value-type="float" office:value="26.74992485928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7" table:formula="of:=[.A236]+1" office:value-type="float" office:value="235" calcext:value-type="float">
            <text:p>235</text:p>
          </table:table-cell>
          <table:table-cell table:style-name="ce13" table:formula="of:=RAND()*180" office:value-type="float" office:value="69.2112916915199" calcext:value-type="float">
            <text:p>69.2112916915199</text:p>
          </table:table-cell>
          <table:table-cell table:style-name="ce13" table:formula="of:=RAND()*180" office:value-type="float" office:value="122.433096332904" calcext:value-type="float">
            <text:p>122.433096332904</text:p>
          </table:table-cell>
          <table:table-cell table:style-name="ce13" table:formula="of:=RAND()*180" office:value-type="float" office:value="165.484956711478" calcext:value-type="float">
            <text:p>165.484956711478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37]*EXP([.C237]/180)-[.D237]/([.C237]^2))/180" office:value-type="float" office:value="0.759048384088915" calcext:value-type="float">
            <text:p>0.759048384088915</text:p>
          </table:table-cell>
          <table:table-cell table:style-name="ce19" table:formula="of:=0.01*([.B237]+[.B237]^2*0.1+[.C237]*[.D237])/([.C237]*[.D237]-[.B237])" office:value-type="float" office:value="0.0103057915808495" calcext:value-type="float">
            <text:p>0.01031</text:p>
          </table:table-cell>
          <table:table-cell table:style-name="ce24" office:value-type="float" office:value="27.1335816135084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7" table:formula="of:=[.A237]+1" office:value-type="float" office:value="236" calcext:value-type="float">
            <text:p>236</text:p>
          </table:table-cell>
          <table:table-cell table:style-name="ce13" table:formula="of:=RAND()*180" office:value-type="float" office:value="109.47599036316" calcext:value-type="float">
            <text:p>109.47599036316</text:p>
          </table:table-cell>
          <table:table-cell table:style-name="ce13" table:formula="of:=RAND()*180" office:value-type="float" office:value="31.5455953866612" calcext:value-type="float">
            <text:p>31.5455953866612</text:p>
          </table:table-cell>
          <table:table-cell table:style-name="ce13" table:formula="of:=RAND()*180" office:value-type="float" office:value="74.5758250371648" calcext:value-type="float">
            <text:p>74.5758250371648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38]*EXP([.C238]/180)-[.D238]/([.C238]^2))/180" office:value-type="float" office:value="0.724283093900161" calcext:value-type="float">
            <text:p>0.724283093900161</text:p>
          </table:table-cell>
          <table:table-cell table:style-name="ce19" table:formula="of:=0.01*([.B238]+[.B238]^2*0.1+[.C238]*[.D238])/([.C238]*[.D238]-[.B238])" office:value-type="float" office:value="0.0163192667624594" calcext:value-type="float">
            <text:p>0.01632</text:p>
          </table:table-cell>
          <table:table-cell table:style-name="ce24" office:value-type="float" office:value="27.5172383677298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7" table:formula="of:=[.A238]+1" office:value-type="float" office:value="237" calcext:value-type="float">
            <text:p>237</text:p>
          </table:table-cell>
          <table:table-cell table:style-name="ce13" table:formula="of:=RAND()*180" office:value-type="float" office:value="152.05679645414" calcext:value-type="float">
            <text:p>152.05679645414</text:p>
          </table:table-cell>
          <table:table-cell table:style-name="ce13" table:formula="of:=RAND()*180" office:value-type="float" office:value="90.1487462277356" calcext:value-type="float">
            <text:p>90.1487462277356</text:p>
          </table:table-cell>
          <table:table-cell table:style-name="ce13" table:formula="of:=RAND()*180" office:value-type="float" office:value="116.347729145414" calcext:value-type="float">
            <text:p>116.347729145414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39]*EXP([.C239]/180)-[.D239]/([.C239]^2))/180" office:value-type="float" office:value="1.39384563098514" calcext:value-type="float">
            <text:p>1.39384563098514</text:p>
          </table:table-cell>
          <table:table-cell table:style-name="ce19" table:formula="of:=0.01*([.B239]+[.B239]^2*0.1+[.C239]*[.D239])/([.C239]*[.D239]-[.B239])" office:value-type="float" office:value="0.0125310589749634" calcext:value-type="float">
            <text:p>0.01253</text:p>
          </table:table-cell>
          <table:table-cell table:style-name="ce24" office:value-type="float" office:value="27.9008951219512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7" table:formula="of:=[.A239]+1" office:value-type="float" office:value="238" calcext:value-type="float">
            <text:p>238</text:p>
          </table:table-cell>
          <table:table-cell table:style-name="ce13" table:formula="of:=RAND()*180" office:value-type="float" office:value="65.2332083710335" calcext:value-type="float">
            <text:p>65.2332083710335</text:p>
          </table:table-cell>
          <table:table-cell table:style-name="ce13" table:formula="of:=RAND()*180" office:value-type="float" office:value="138.785514272588" calcext:value-type="float">
            <text:p>138.785514272588</text:p>
          </table:table-cell>
          <table:table-cell table:style-name="ce13" table:formula="of:=RAND()*180" office:value-type="float" office:value="131.470598819872" calcext:value-type="float">
            <text:p>131.470598819872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40]*EXP([.C240]/180)-[.D240]/([.C240]^2))/180" office:value-type="float" office:value="0.783482977248322" calcext:value-type="float">
            <text:p>0.783482977248322</text:p>
          </table:table-cell>
          <table:table-cell table:style-name="ce19" table:formula="of:=0.01*([.B240]+[.B240]^2*0.1+[.C240]*[.D240])/([.C240]*[.D240]-[.B240])" office:value-type="float" office:value="0.0103058160338515" calcext:value-type="float">
            <text:p>0.01031</text:p>
          </table:table-cell>
          <table:table-cell table:style-name="ce24" office:value-type="float" office:value="28.2845518761726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7" table:formula="of:=[.A240]+1" office:value-type="float" office:value="239" calcext:value-type="float">
            <text:p>239</text:p>
          </table:table-cell>
          <table:table-cell table:style-name="ce13" table:formula="of:=RAND()*180" office:value-type="float" office:value="13.1283820938877" calcext:value-type="float">
            <text:p>13.1283820938877</text:p>
          </table:table-cell>
          <table:table-cell table:style-name="ce13" table:formula="of:=RAND()*180" office:value-type="float" office:value="62.4700358682923" calcext:value-type="float">
            <text:p>62.4700358682923</text:p>
          </table:table-cell>
          <table:table-cell table:style-name="ce13" table:formula="of:=RAND()*180" office:value-type="float" office:value="97.0049007459324" calcext:value-type="float">
            <text:p>97.0049007459324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41]*EXP([.C241]/180)-[.D241]/([.C241]^2))/180" office:value-type="float" office:value="0.103057961741672" calcext:value-type="float">
            <text:p>0.103057961741672</text:p>
          </table:table-cell>
          <table:table-cell table:style-name="ce19" table:formula="of:=0.01*([.B241]+[.B241]^2*0.1+[.C241]*[.D241])/([.C241]*[.D241]-[.B241])" office:value-type="float" office:value="0.0100719263290311" calcext:value-type="float">
            <text:p>0.01007</text:p>
          </table:table-cell>
          <table:table-cell table:style-name="ce20" office:value-type="string" calcext:value-type="string">
            <text:p>4,748,920,582</text:p>
          </table:table-cell>
          <table:table-cell table:number-columns-repeated="1016"/>
        </table:table-row>
        <table:table-row table:style-name="ro1">
          <table:table-cell table:style-name="ce7" table:formula="of:=[.A241]+1" office:value-type="float" office:value="240" calcext:value-type="float">
            <text:p>240</text:p>
          </table:table-cell>
          <table:table-cell table:style-name="ce13" table:formula="of:=RAND()*180" office:value-type="float" office:value="146.249984347876" calcext:value-type="float">
            <text:p>146.249984347876</text:p>
          </table:table-cell>
          <table:table-cell table:style-name="ce13" table:formula="of:=RAND()*180" office:value-type="float" office:value="49.0131110413356" calcext:value-type="float">
            <text:p>49.0131110413356</text:p>
          </table:table-cell>
          <table:table-cell table:style-name="ce13" table:formula="of:=RAND()*180" office:value-type="float" office:value="170.516992565178" calcext:value-type="float">
            <text:p>170.516992565178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42]*EXP([.C242]/180)-[.D242]/([.C242]^2))/180" office:value-type="float" office:value="1.06639720713093" calcext:value-type="float">
            <text:p>1.06639720713093</text:p>
          </table:table-cell>
          <table:table-cell table:style-name="ce19" table:formula="of:=0.01*([.B242]+[.B242]^2*0.1+[.C242]*[.D242])/([.C242]*[.D242]-[.B242])" office:value-type="float" office:value="0.0129610419058923" calcext:value-type="float">
            <text:p>0.01296</text:p>
          </table:table-cell>
          <table:table-cell table:style-name="ce20" office:value-type="string" calcext:value-type="string">
            <text:p>5,019,930,914</text:p>
          </table:table-cell>
          <table:table-cell table:number-columns-repeated="1016"/>
        </table:table-row>
        <table:table-row table:style-name="ro1">
          <table:table-cell table:style-name="ce7" table:formula="of:=[.A242]+1" office:value-type="float" office:value="241" calcext:value-type="float">
            <text:p>241</text:p>
          </table:table-cell>
          <table:table-cell table:style-name="ce13" table:formula="of:=RAND()*180" office:value-type="float" office:value="134.740128546987" calcext:value-type="float">
            <text:p>134.740128546987</text:p>
          </table:table-cell>
          <table:table-cell table:style-name="ce13" table:formula="of:=RAND()*180" office:value-type="float" office:value="134.680845034744" calcext:value-type="float">
            <text:p>134.680845034744</text:p>
          </table:table-cell>
          <table:table-cell table:style-name="ce13" table:formula="of:=RAND()*180" office:value-type="float" office:value="119.755624881059" calcext:value-type="float">
            <text:p>119.755624881059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43]*EXP([.C243]/180)-[.D243]/([.C243]^2))/180" office:value-type="float" office:value="1.58184965284617" calcext:value-type="float">
            <text:p>1.58184965284617</text:p>
          </table:table-cell>
          <table:table-cell table:style-name="ce19" table:formula="of:=0.01*([.B243]+[.B243]^2*0.1+[.C243]*[.D243])/([.C243]*[.D243]-[.B243])" office:value-type="float" office:value="0.0113035914355775" calcext:value-type="float">
            <text:p>0.01130</text:p>
          </table:table-cell>
          <table:table-cell table:style-name="ce20" office:value-type="string" calcext:value-type="string">
            <text:p>5,290,941,246</text:p>
          </table:table-cell>
          <table:table-cell table:number-columns-repeated="1016"/>
        </table:table-row>
        <table:table-row table:style-name="ro1">
          <table:table-cell table:style-name="ce7" table:formula="of:=[.A243]+1" office:value-type="float" office:value="242" calcext:value-type="float">
            <text:p>242</text:p>
          </table:table-cell>
          <table:table-cell table:style-name="ce13" table:formula="of:=RAND()*180" office:value-type="float" office:value="115.517440940335" calcext:value-type="float">
            <text:p>115.517440940335</text:p>
          </table:table-cell>
          <table:table-cell table:style-name="ce13" table:formula="of:=RAND()*180" office:value-type="float" office:value="58.7411867661624" calcext:value-type="float">
            <text:p>58.7411867661624</text:p>
          </table:table-cell>
          <table:table-cell table:style-name="ce13" table:formula="of:=RAND()*180" office:value-type="float" office:value="163.436335914491" calcext:value-type="float">
            <text:p>163.43633591449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44]*EXP([.C244]/180)-[.D244]/([.C244]^2))/180" office:value-type="float" office:value="0.889148241078534" calcext:value-type="float">
            <text:p>0.889148241078534</text:p>
          </table:table-cell>
          <table:table-cell table:style-name="ce19" table:formula="of:=0.01*([.B244]+[.B244]^2*0.1+[.C244]*[.D244])/([.C244]*[.D244]-[.B244])" office:value-type="float" office:value="0.0116504742903628" calcext:value-type="float">
            <text:p>0.01165</text:p>
          </table:table-cell>
          <table:table-cell table:style-name="ce20" office:value-type="string" calcext:value-type="string">
            <text:p>5,561,951,578</text:p>
          </table:table-cell>
          <table:table-cell table:number-columns-repeated="1016"/>
        </table:table-row>
        <table:table-row table:style-name="ro1">
          <table:table-cell table:style-name="ce7" table:formula="of:=[.A244]+1" office:value-type="float" office:value="243" calcext:value-type="float">
            <text:p>243</text:p>
          </table:table-cell>
          <table:table-cell table:style-name="ce13" table:formula="of:=RAND()*180" office:value-type="float" office:value="24.5524415253372" calcext:value-type="float">
            <text:p>24.5524415253372</text:p>
          </table:table-cell>
          <table:table-cell table:style-name="ce13" table:formula="of:=RAND()*180" office:value-type="float" office:value="112.203034499043" calcext:value-type="float">
            <text:p>112.203034499043</text:p>
          </table:table-cell>
          <table:table-cell table:style-name="ce13" table:formula="of:=RAND()*180" office:value-type="float" office:value="145.380684851881" calcext:value-type="float">
            <text:p>145.38068485188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45]*EXP([.C245]/180)-[.D245]/([.C245]^2))/180" office:value-type="float" office:value="0.254349097528472" calcext:value-type="float">
            <text:p>0.254349097528472</text:p>
          </table:table-cell>
          <table:table-cell table:style-name="ce19" table:formula="of:=0.01*([.B245]+[.B245]^2*0.1+[.C245]*[.D245])/([.C245]*[.D245]-[.B245])" office:value-type="float" office:value="0.0100671597479576" calcext:value-type="float">
            <text:p>0.01007</text:p>
          </table:table-cell>
          <table:table-cell table:style-name="ce20" office:value-type="string" calcext:value-type="string">
            <text:p>5,832,961,910</text:p>
          </table:table-cell>
          <table:table-cell table:number-columns-repeated="1016"/>
        </table:table-row>
        <table:table-row table:style-name="ro1">
          <table:table-cell table:style-name="ce7" table:formula="of:=[.A245]+1" office:value-type="float" office:value="244" calcext:value-type="float">
            <text:p>244</text:p>
          </table:table-cell>
          <table:table-cell table:style-name="ce13" table:formula="of:=RAND()*180" office:value-type="float" office:value="22.3867443476928" calcext:value-type="float">
            <text:p>22.3867443476928</text:p>
          </table:table-cell>
          <table:table-cell table:style-name="ce13" table:formula="of:=RAND()*180" office:value-type="float" office:value="24.9610602906498" calcext:value-type="float">
            <text:p>24.9610602906498</text:p>
          </table:table-cell>
          <table:table-cell table:style-name="ce13" table:formula="of:=RAND()*180" office:value-type="float" office:value="51.7843475627529" calcext:value-type="float">
            <text:p>51.7843475627529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46]*EXP([.C246]/180)-[.D246]/([.C246]^2))/180" office:value-type="float" office:value="0.142408953590054" calcext:value-type="float">
            <text:p>0.142408953590054</text:p>
          </table:table-cell>
          <table:table-cell table:style-name="ce19" table:formula="of:=0.01*([.B246]+[.B246]^2*0.1+[.C246]*[.D246])/([.C246]*[.D246]-[.B246])" office:value-type="float" office:value="0.0107470454398261" calcext:value-type="float">
            <text:p>0.01075</text:p>
          </table:table-cell>
          <table:table-cell table:style-name="ce20" office:value-type="string" calcext:value-type="string">
            <text:p>6,103,972,242</text:p>
          </table:table-cell>
          <table:table-cell table:number-columns-repeated="1016"/>
        </table:table-row>
        <table:table-row table:style-name="ro1">
          <table:table-cell table:style-name="ce7" table:formula="of:=[.A246]+1" office:value-type="float" office:value="245" calcext:value-type="float">
            <text:p>245</text:p>
          </table:table-cell>
          <table:table-cell table:style-name="ce13" table:formula="of:=RAND()*180" office:value-type="float" office:value="173.290139281231" calcext:value-type="float">
            <text:p>173.290139281231</text:p>
          </table:table-cell>
          <table:table-cell table:style-name="ce13" table:formula="of:=RAND()*180" office:value-type="float" office:value="156.236225427463" calcext:value-type="float">
            <text:p>156.236225427463</text:p>
          </table:table-cell>
          <table:table-cell table:style-name="ce13" table:formula="of:=RAND()*180" office:value-type="float" office:value="22.4373500887582" calcext:value-type="float">
            <text:p>22.4373500887582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47]*EXP([.C247]/180)-[.D247]/([.C247]^2))/180" office:value-type="float" office:value="2.29328949578933" calcext:value-type="float">
            <text:p>2.29328949578933</text:p>
          </table:table-cell>
          <table:table-cell table:style-name="ce19" table:formula="of:=0.01*([.B247]+[.B247]^2*0.1+[.C247]*[.D247])/([.C247]*[.D247]-[.B247])" office:value-type="float" office:value="0.0200518893761286" calcext:value-type="float">
            <text:p>0.02005</text:p>
          </table:table-cell>
          <table:table-cell table:style-name="ce20" office:value-type="string" calcext:value-type="string">
            <text:p>6,374,982,574</text:p>
          </table:table-cell>
          <table:table-cell table:number-columns-repeated="1016"/>
        </table:table-row>
        <table:table-row table:style-name="ro1">
          <table:table-cell table:style-name="ce7" table:formula="of:=[.A247]+1" office:value-type="float" office:value="246" calcext:value-type="float">
            <text:p>246</text:p>
          </table:table-cell>
          <table:table-cell table:style-name="ce13" table:formula="of:=RAND()*180" office:value-type="float" office:value="160.64134616979" calcext:value-type="float">
            <text:p>160.64134616979</text:p>
          </table:table-cell>
          <table:table-cell table:style-name="ce13" table:formula="of:=RAND()*180" office:value-type="float" office:value="78.945087040559" calcext:value-type="float">
            <text:p>78.945087040559</text:p>
          </table:table-cell>
          <table:table-cell table:style-name="ce13" table:formula="of:=RAND()*180" office:value-type="float" office:value="154.303728677384" calcext:value-type="float">
            <text:p>154.303728677384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48]*EXP([.C248]/180)-[.D248]/([.C248]^2))/180" office:value-type="float" office:value="1.38361795601929" calcext:value-type="float">
            <text:p>1.38361795601929</text:p>
          </table:table-cell>
          <table:table-cell table:style-name="ce19" table:formula="of:=0.01*([.B248]+[.B248]^2*0.1+[.C248]*[.D248])/([.C248]*[.D248]-[.B248])" office:value-type="float" office:value="0.0124140053935761" calcext:value-type="float">
            <text:p>0.01241</text:p>
          </table:table-cell>
          <table:table-cell table:style-name="ce20" office:value-type="string" calcext:value-type="string">
            <text:p>6,645,992,906</text:p>
          </table:table-cell>
          <table:table-cell table:number-columns-repeated="1016"/>
        </table:table-row>
        <table:table-row table:style-name="ro1">
          <table:table-cell table:style-name="ce7" table:formula="of:=[.A248]+1" office:value-type="float" office:value="247" calcext:value-type="float">
            <text:p>247</text:p>
          </table:table-cell>
          <table:table-cell table:style-name="ce13" table:formula="of:=RAND()*180" office:value-type="float" office:value="99.4196883496015" calcext:value-type="float">
            <text:p>99.4196883496015</text:p>
          </table:table-cell>
          <table:table-cell table:style-name="ce13" table:formula="of:=RAND()*180" office:value-type="float" office:value="99.1127046956508" calcext:value-type="float">
            <text:p>99.1127046956508</text:p>
          </table:table-cell>
          <table:table-cell table:style-name="ce13" table:formula="of:=RAND()*180" office:value-type="float" office:value="62.1164430506496" calcext:value-type="float">
            <text:p>62.1164430506496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49]*EXP([.C249]/180)-[.D249]/([.C249]^2))/180" office:value-type="float" office:value="0.957894894033917" calcext:value-type="float">
            <text:p>0.957894894033917</text:p>
          </table:table-cell>
          <table:table-cell table:style-name="ce19" table:formula="of:=0.01*([.B249]+[.B249]^2*0.1+[.C249]*[.D249])/([.C249]*[.D249]-[.B249])" office:value-type="float" office:value="0.0119601212758623" calcext:value-type="float">
            <text:p>0.01196</text:p>
          </table:table-cell>
          <table:table-cell table:style-name="ce21" office:value-type="string" calcext:value-type="string">
            <text:p>6,917,003,238</text:p>
          </table:table-cell>
          <table:table-cell table:number-columns-repeated="1016"/>
        </table:table-row>
        <table:table-row table:style-name="ro1">
          <table:table-cell table:style-name="ce7" table:formula="of:=[.A249]+1" office:value-type="float" office:value="248" calcext:value-type="float">
            <text:p>248</text:p>
          </table:table-cell>
          <table:table-cell table:style-name="ce13" table:formula="of:=RAND()*180" office:value-type="float" office:value="71.870724304715" calcext:value-type="float">
            <text:p>71.870724304715</text:p>
          </table:table-cell>
          <table:table-cell table:style-name="ce13" table:formula="of:=RAND()*180" office:value-type="float" office:value="150.526965945181" calcext:value-type="float">
            <text:p>150.526965945181</text:p>
          </table:table-cell>
          <table:table-cell table:style-name="ce13" table:formula="of:=RAND()*180" office:value-type="float" office:value="117.59939160409" calcext:value-type="float">
            <text:p>117.59939160409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50]*EXP([.C250]/180)-[.D250]/([.C250]^2))/180" office:value-type="float" office:value="0.921402592715753" calcext:value-type="float">
            <text:p>0.921402592715753</text:p>
          </table:table-cell>
          <table:table-cell table:style-name="ce19" table:formula="of:=0.01*([.B250]+[.B250]^2*0.1+[.C250]*[.D250])/([.C250]*[.D250]-[.B250])" office:value-type="float" office:value="0.0103745213935543" calcext:value-type="float">
            <text:p>0.01037</text:p>
          </table:table-cell>
          <table:table-cell table:style-name="ce21" office:value-type="string" calcext:value-type="string">
            <text:p>7,188,013,570</text:p>
          </table:table-cell>
          <table:table-cell table:number-columns-repeated="1016"/>
        </table:table-row>
        <table:table-row table:style-name="ro1">
          <table:table-cell table:style-name="ce7" table:formula="of:=[.A250]+1" office:value-type="float" office:value="249" calcext:value-type="float">
            <text:p>249</text:p>
          </table:table-cell>
          <table:table-cell table:style-name="ce13" table:formula="of:=RAND()*180" office:value-type="float" office:value="16.4902645703604" calcext:value-type="float">
            <text:p>16.4902645703604</text:p>
          </table:table-cell>
          <table:table-cell table:style-name="ce13" table:formula="of:=RAND()*180" office:value-type="float" office:value="86.5261922020844" calcext:value-type="float">
            <text:p>86.5261922020844</text:p>
          </table:table-cell>
          <table:table-cell table:style-name="ce13" table:formula="of:=RAND()*180" office:value-type="float" office:value="116.142812953454" calcext:value-type="float">
            <text:p>116.142812953454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51]*EXP([.C251]/180)-[.D251]/([.C251]^2))/180" office:value-type="float" office:value="0.148070394786582" calcext:value-type="float">
            <text:p>0.148070394786582</text:p>
          </table:table-cell>
          <table:table-cell table:style-name="ce19" table:formula="of:=0.01*([.B251]+[.B251]^2*0.1+[.C251]*[.D251])/([.C251]*[.D251]-[.B251])" office:value-type="float" office:value="0.0100599760599242" calcext:value-type="float">
            <text:p>0.01006</text:p>
          </table:table-cell>
          <table:table-cell table:style-name="ce21" office:value-type="string" calcext:value-type="string">
            <text:p>7,459,023,902</text:p>
          </table:table-cell>
          <table:table-cell table:number-columns-repeated="1016"/>
        </table:table-row>
        <table:table-row table:style-name="ro1">
          <table:table-cell table:style-name="ce7" table:formula="of:=[.A251]+1" office:value-type="float" office:value="250" calcext:value-type="float">
            <text:p>250</text:p>
          </table:table-cell>
          <table:table-cell table:style-name="ce13" table:formula="of:=RAND()*180" office:value-type="float" office:value="166.49310764024" calcext:value-type="float">
            <text:p>166.49310764024</text:p>
          </table:table-cell>
          <table:table-cell table:style-name="ce13" table:formula="of:=RAND()*180" office:value-type="float" office:value="16.1401864191598" calcext:value-type="float">
            <text:p>16.1401864191598</text:p>
          </table:table-cell>
          <table:table-cell table:style-name="ce13" table:formula="of:=RAND()*180" office:value-type="float" office:value="47.0711339024623" calcext:value-type="float">
            <text:p>47.071133902462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52]*EXP([.C252]/180)-[.D252]/([.C252]^2))/180" office:value-type="float" office:value="1.01072922181104" calcext:value-type="float">
            <text:p>1.01072922181104</text:p>
          </table:table-cell>
          <table:table-cell table:style-name="ce19" table:formula="of:=0.01*([.B252]+[.B252]^2*0.1+[.C252]*[.D252])/([.C252]*[.D252]-[.B252])" office:value-type="float" office:value="0.0623390530045781" calcext:value-type="float">
            <text:p>0.06234</text:p>
          </table:table-cell>
          <table:table-cell table:style-name="ce21" office:value-type="string" calcext:value-type="string">
            <text:p>7,730,034,234</text:p>
          </table:table-cell>
          <table:table-cell table:number-columns-repeated="1016"/>
        </table:table-row>
        <table:table-row table:style-name="ro1">
          <table:table-cell table:style-name="ce7" table:formula="of:=[.A252]+1" office:value-type="float" office:value="251" calcext:value-type="float">
            <text:p>251</text:p>
          </table:table-cell>
          <table:table-cell table:style-name="ce13" table:formula="of:=RAND()*180" office:value-type="float" office:value="179.836100397788" calcext:value-type="float">
            <text:p>179.836100397788</text:p>
          </table:table-cell>
          <table:table-cell table:style-name="ce13" table:formula="of:=RAND()*180" office:value-type="float" office:value="165.379552248467" calcext:value-type="float">
            <text:p>165.379552248467</text:p>
          </table:table-cell>
          <table:table-cell table:style-name="ce13" table:formula="of:=RAND()*180" office:value-type="float" office:value="63.220808357532" calcext:value-type="float">
            <text:p>63.22080835753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53]*EXP([.C253]/180)-[.D253]/([.C253]^2))/180" office:value-type="float" office:value="2.50392423072564" calcext:value-type="float">
            <text:p>2.50392423072564</text:p>
          </table:table-cell>
          <table:table-cell table:style-name="ce19" table:formula="of:=0.01*([.B253]+[.B253]^2*0.1+[.C253]*[.D253])/([.C253]*[.D253]-[.B253])" office:value-type="float" office:value="0.0134973889525376" calcext:value-type="float">
            <text:p>0.01350</text:p>
          </table:table-cell>
          <table:table-cell table:style-name="ce21" office:value-type="string" calcext:value-type="string">
            <text:p>8,001,044,566</text:p>
          </table:table-cell>
          <table:table-cell table:number-columns-repeated="1016"/>
        </table:table-row>
        <table:table-row table:style-name="ro1">
          <table:table-cell table:style-name="ce7" table:formula="of:=[.A253]+1" office:value-type="float" office:value="252" calcext:value-type="float">
            <text:p>252</text:p>
          </table:table-cell>
          <table:table-cell table:style-name="ce13" table:formula="of:=RAND()*180" office:value-type="float" office:value="159.784413885396" calcext:value-type="float">
            <text:p>159.784413885396</text:p>
          </table:table-cell>
          <table:table-cell table:style-name="ce13" table:formula="of:=RAND()*180" office:value-type="float" office:value="97.8410646744378" calcext:value-type="float">
            <text:p>97.8410646744378</text:p>
          </table:table-cell>
          <table:table-cell table:style-name="ce13" table:formula="of:=RAND()*180" office:value-type="float" office:value="92.4210637812926" calcext:value-type="float">
            <text:p>92.4210637812926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54]*EXP([.C254]/180)-[.D254]/([.C254]^2))/180" office:value-type="float" office:value="1.5286653382809" calcext:value-type="float">
            <text:p>1.5286653382809</text:p>
          </table:table-cell>
          <table:table-cell table:style-name="ce19" table:formula="of:=0.01*([.B254]+[.B254]^2*0.1+[.C254]*[.D254])/([.C254]*[.D254]-[.B254])" office:value-type="float" office:value="0.0132339776581004" calcext:value-type="float">
            <text:p>0.01323</text:p>
          </table:table-cell>
          <table:table-cell table:style-name="ce21" office:value-type="string" calcext:value-type="string">
            <text:p>8,272,054,898</text:p>
          </table:table-cell>
          <table:table-cell table:number-columns-repeated="1016"/>
        </table:table-row>
        <table:table-row table:style-name="ro1">
          <table:table-cell table:style-name="ce7" table:formula="of:=[.A254]+1" office:value-type="float" office:value="253" calcext:value-type="float">
            <text:p>253</text:p>
          </table:table-cell>
          <table:table-cell table:style-name="ce13" table:formula="of:=RAND()*180" office:value-type="float" office:value="155.539578065362" calcext:value-type="float">
            <text:p>155.539578065362</text:p>
          </table:table-cell>
          <table:table-cell table:style-name="ce13" table:formula="of:=RAND()*180" office:value-type="float" office:value="144.985191398579" calcext:value-type="float">
            <text:p>144.985191398579</text:p>
          </table:table-cell>
          <table:table-cell table:style-name="ce13" table:formula="of:=RAND()*180" office:value-type="float" office:value="172.160256938156" calcext:value-type="float">
            <text:p>172.160256938156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55]*EXP([.C255]/180)-[.D255]/([.C255]^2))/180" office:value-type="float" office:value="1.93361851233196" calcext:value-type="float">
            <text:p>1.93361851233196</text:p>
          </table:table-cell>
          <table:table-cell table:style-name="ce19" table:formula="of:=0.01*([.B255]+[.B255]^2*0.1+[.C255]*[.D255])/([.C255]*[.D255]-[.B255])" office:value-type="float" office:value="0.0111007131123758" calcext:value-type="float">
            <text:p>0.01110</text:p>
          </table:table-cell>
          <table:table-cell table:style-name="ce21" office:value-type="string" calcext:value-type="string">
            <text:p>8,543,065,230</text:p>
          </table:table-cell>
          <table:table-cell table:number-columns-repeated="1016"/>
        </table:table-row>
        <table:table-row table:style-name="ro1">
          <table:table-cell table:style-name="ce7" table:formula="of:=[.A255]+1" office:value-type="float" office:value="254" calcext:value-type="float">
            <text:p>254</text:p>
          </table:table-cell>
          <table:table-cell table:style-name="ce13" table:formula="of:=RAND()*180" office:value-type="float" office:value="127.689993608826" calcext:value-type="float">
            <text:p>127.689993608826</text:p>
          </table:table-cell>
          <table:table-cell table:style-name="ce13" table:formula="of:=RAND()*180" office:value-type="float" office:value="77.4909994511088" calcext:value-type="float">
            <text:p>77.4909994511088</text:p>
          </table:table-cell>
          <table:table-cell table:style-name="ce13" table:formula="of:=RAND()*180" office:value-type="float" office:value="34.8144673515235" calcext:value-type="float">
            <text:p>34.8144673515235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56]*EXP([.C256]/180)-[.D256]/([.C256]^2))/180" office:value-type="float" office:value="1.09103259356839" calcext:value-type="float">
            <text:p>1.09103259356839</text:p>
          </table:table-cell>
          <table:table-cell table:style-name="ce19" table:formula="of:=0.01*([.B256]+[.B256]^2*0.1+[.C256]*[.D256])/([.C256]*[.D256]-[.B256])" office:value-type="float" office:value="0.0173376145546061" calcext:value-type="float">
            <text:p>0.01734</text:p>
          </table:table-cell>
          <table:table-cell table:style-name="ce21" office:value-type="string" calcext:value-type="string">
            <text:p>8,814,075,562</text:p>
          </table:table-cell>
          <table:table-cell table:number-columns-repeated="1016"/>
        </table:table-row>
        <table:table-row table:style-name="ro1">
          <table:table-cell table:style-name="ce7" table:formula="of:=[.A256]+1" office:value-type="float" office:value="255" calcext:value-type="float">
            <text:p>255</text:p>
          </table:table-cell>
          <table:table-cell table:style-name="ce13" table:formula="of:=RAND()*180" office:value-type="float" office:value="123.329127320831" calcext:value-type="float">
            <text:p>123.329127320831</text:p>
          </table:table-cell>
          <table:table-cell table:style-name="ce13" table:formula="of:=RAND()*180" office:value-type="float" office:value="17.8915595022225" calcext:value-type="float">
            <text:p>17.8915595022225</text:p>
          </table:table-cell>
          <table:table-cell table:style-name="ce13" table:formula="of:=RAND()*180" office:value-type="float" office:value="101.468908624425" calcext:value-type="float">
            <text:p>101.46890862442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57]*EXP([.C257]/180)-[.D257]/([.C257]^2))/180" office:value-type="float" office:value="0.755003848488493" calcext:value-type="float">
            <text:p>0.755003848488493</text:p>
          </table:table-cell>
          <table:table-cell table:style-name="ce19" table:formula="of:=0.01*([.B257]+[.B257]^2*0.1+[.C257]*[.D257])/([.C257]*[.D257]-[.B257])" office:value-type="float" office:value="0.020446530216825" calcext:value-type="float">
            <text:p>0.02045</text:p>
          </table:table-cell>
          <table:table-cell table:style-name="ce22" office:value-type="string" calcext:value-type="string">
            <text:p>9,085,085,894</text:p>
          </table:table-cell>
          <table:table-cell table:number-columns-repeated="1016"/>
        </table:table-row>
        <table:table-row table:style-name="ro1">
          <table:table-cell table:style-name="ce7" table:formula="of:=[.A257]+1" office:value-type="float" office:value="256" calcext:value-type="float">
            <text:p>256</text:p>
          </table:table-cell>
          <table:table-cell table:style-name="ce13" table:formula="of:=RAND()*180" office:value-type="float" office:value="178.019664015598" calcext:value-type="float">
            <text:p>178.019664015598</text:p>
          </table:table-cell>
          <table:table-cell table:style-name="ce13" table:formula="of:=RAND()*180" office:value-type="float" office:value="82.5109744368247" calcext:value-type="float">
            <text:p>82.5109744368247</text:p>
          </table:table-cell>
          <table:table-cell table:style-name="ce13" table:formula="of:=RAND()*180" office:value-type="float" office:value="4.77855238842541" calcext:value-type="float">
            <text:p>4.7785523884254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58]*EXP([.C258]/180)-[.D258]/([.C258]^2))/180" office:value-type="float" office:value="1.56412877344445" calcext:value-type="float">
            <text:p>1.56412877344445</text:p>
          </table:table-cell>
          <table:table-cell table:style-name="ce19" table:formula="of:=0.01*([.B258]+[.B258]^2*0.1+[.C258]*[.D258])/([.C258]*[.D258]-[.B258])" office:value-type="float" office:value="0.173002164095573" calcext:value-type="float">
            <text:p>0.17300</text:p>
          </table:table-cell>
          <table:table-cell table:style-name="ce22" office:value-type="string" calcext:value-type="string">
            <text:p>9,356,096,226</text:p>
          </table:table-cell>
          <table:table-cell table:number-columns-repeated="1016"/>
        </table:table-row>
        <table:table-row table:style-name="ro1">
          <table:table-cell table:style-name="ce7" table:formula="of:=[.A258]+1" office:value-type="float" office:value="257" calcext:value-type="float">
            <text:p>257</text:p>
          </table:table-cell>
          <table:table-cell table:style-name="ce13" table:formula="of:=RAND()*180" office:value-type="float" office:value="125.540669813888" calcext:value-type="float">
            <text:p>125.540669813888</text:p>
          </table:table-cell>
          <table:table-cell table:style-name="ce13" table:formula="of:=RAND()*180" office:value-type="float" office:value="125.261108228341" calcext:value-type="float">
            <text:p>125.261108228341</text:p>
          </table:table-cell>
          <table:table-cell table:style-name="ce13" table:formula="of:=RAND()*180" office:value-type="float" office:value="107.590522266551" calcext:value-type="float">
            <text:p>107.59052226655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59]*EXP([.C259]/180)-[.D259]/([.C259]^2))/180" office:value-type="float" office:value="1.39869649428833" calcext:value-type="float">
            <text:p>1.39869649428833</text:p>
          </table:table-cell>
          <table:table-cell table:style-name="ce19" table:formula="of:=0.01*([.B259]+[.B259]^2*0.1+[.C259]*[.D259])/([.C259]*[.D259]-[.B259])" office:value-type="float" office:value="0.0113684945255326" calcext:value-type="float">
            <text:p>0.01137</text:p>
          </table:table-cell>
          <table:table-cell table:style-name="ce22" office:value-type="string" calcext:value-type="string">
            <text:p>9,627,106,558</text:p>
          </table:table-cell>
          <table:table-cell table:number-columns-repeated="1016"/>
        </table:table-row>
        <table:table-row table:style-name="ro1">
          <table:table-cell table:style-name="ce7" table:formula="of:=[.A259]+1" office:value-type="float" office:value="258" calcext:value-type="float">
            <text:p>258</text:p>
          </table:table-cell>
          <table:table-cell table:style-name="ce13" table:formula="of:=RAND()*180" office:value-type="float" office:value="27.6524019244888" calcext:value-type="float">
            <text:p>27.6524019244888</text:p>
          </table:table-cell>
          <table:table-cell table:style-name="ce13" table:formula="of:=RAND()*180" office:value-type="float" office:value="66.9121533126753" calcext:value-type="float">
            <text:p>66.9121533126753</text:p>
          </table:table-cell>
          <table:table-cell table:style-name="ce13" table:formula="of:=RAND()*180" office:value-type="float" office:value="120.015835615778" calcext:value-type="float">
            <text:p>120.015835615778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60]*EXP([.C260]/180)-[.D260]/([.C260]^2))/180" office:value-type="float" office:value="0.222644550619331" calcext:value-type="float">
            <text:p>0.222644550619331</text:p>
          </table:table-cell>
          <table:table-cell table:style-name="ce19" table:formula="of:=0.01*([.B260]+[.B260]^2*0.1+[.C260]*[.D260])/([.C260]*[.D260]-[.B260])" office:value-type="float" office:value="0.0101646539424836" calcext:value-type="float">
            <text:p>0.01016</text:p>
          </table:table-cell>
          <table:table-cell table:style-name="ce22" office:value-type="string" calcext:value-type="string">
            <text:p>9,898,116,890</text:p>
          </table:table-cell>
          <table:table-cell table:number-columns-repeated="1016"/>
        </table:table-row>
        <table:table-row table:style-name="ro1">
          <table:table-cell table:style-name="ce7" table:formula="of:=[.A260]+1" office:value-type="float" office:value="259" calcext:value-type="float">
            <text:p>259</text:p>
          </table:table-cell>
          <table:table-cell table:style-name="ce13" table:formula="of:=RAND()*180" office:value-type="float" office:value="56.9672447630785" calcext:value-type="float">
            <text:p>56.9672447630785</text:p>
          </table:table-cell>
          <table:table-cell table:style-name="ce13" table:formula="of:=RAND()*180" office:value-type="float" office:value="95.7685480044461" calcext:value-type="float">
            <text:p>95.7685480044461</text:p>
          </table:table-cell>
          <table:table-cell table:style-name="ce13" table:formula="of:=RAND()*180" office:value-type="float" office:value="113.568864933304" calcext:value-type="float">
            <text:p>113.568864933304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61]*EXP([.C261]/180)-[.D261]/([.C261]^2))/180" office:value-type="float" office:value="0.53871931194177" calcext:value-type="float">
            <text:p>0.53871931194177</text:p>
          </table:table-cell>
          <table:table-cell table:style-name="ce19" table:formula="of:=0.01*([.B261]+[.B261]^2*0.1+[.C261]*[.D261])/([.C261]*[.D261]-[.B261])" office:value-type="float" office:value="0.010405256194641" calcext:value-type="float">
            <text:p>0.01041</text:p>
          </table:table-cell>
          <table:table-cell table:style-name="ce22" office:value-type="string" calcext:value-type="string">
            <text:p>1,016,912,723</text:p>
          </table:table-cell>
          <table:table-cell table:number-columns-repeated="1016"/>
        </table:table-row>
        <table:table-row table:style-name="ro1">
          <table:table-cell table:style-name="ce7" table:formula="of:=[.A261]+1" office:value-type="float" office:value="260" calcext:value-type="float">
            <text:p>260</text:p>
          </table:table-cell>
          <table:table-cell table:style-name="ce13" table:formula="of:=RAND()*180" office:value-type="float" office:value="126.678844700123" calcext:value-type="float">
            <text:p>126.678844700123</text:p>
          </table:table-cell>
          <table:table-cell table:style-name="ce13" table:formula="of:=RAND()*180" office:value-type="float" office:value="93.6539347340613" calcext:value-type="float">
            <text:p>93.6539347340613</text:p>
          </table:table-cell>
          <table:table-cell table:style-name="ce13" table:formula="of:=RAND()*180" office:value-type="float" office:value="149.676144784014" calcext:value-type="float">
            <text:p>149.676144784014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62]*EXP([.C262]/180)-[.D262]/([.C262]^2))/180" office:value-type="float" office:value="1.18402283414767" calcext:value-type="float">
            <text:p>1.18402283414767</text:p>
          </table:table-cell>
          <table:table-cell table:style-name="ce19" table:formula="of:=0.01*([.B262]+[.B262]^2*0.1+[.C262]*[.D262])/([.C262]*[.D262]-[.B262])" office:value-type="float" office:value="0.0113376285489575" calcext:value-type="float">
            <text:p>0.01134</text:p>
          </table:table-cell>
          <table:table-cell table:style-name="ce22" office:value-type="string" calcext:value-type="string">
            <text:p>1,044,013,756</text:p>
          </table:table-cell>
          <table:table-cell table:number-columns-repeated="1016"/>
        </table:table-row>
        <table:table-row table:style-name="ro1">
          <table:table-cell table:style-name="ce7" table:formula="of:=[.A262]+1" office:value-type="float" office:value="261" calcext:value-type="float">
            <text:p>261</text:p>
          </table:table-cell>
          <table:table-cell table:style-name="ce13" table:formula="of:=RAND()*180" office:value-type="float" office:value="46.1582749177758" calcext:value-type="float">
            <text:p>46.1582749177758</text:p>
          </table:table-cell>
          <table:table-cell table:style-name="ce13" table:formula="of:=RAND()*180" office:value-type="float" office:value="44.49615757517" calcext:value-type="float">
            <text:p>44.49615757517</text:p>
          </table:table-cell>
          <table:table-cell table:style-name="ce13" table:formula="of:=RAND()*180" office:value-type="float" office:value="69.3533995355644" calcext:value-type="float">
            <text:p>69.3533995355644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63]*EXP([.C263]/180)-[.D263]/([.C263]^2))/180" office:value-type="float" office:value="0.328153899603222" calcext:value-type="float">
            <text:p>0.328153899603222</text:p>
          </table:table-cell>
          <table:table-cell table:style-name="ce19" table:formula="of:=0.01*([.B263]+[.B263]^2*0.1+[.C263]*[.D263])/([.C263]*[.D263]-[.B263])" office:value-type="float" office:value="0.0110045892215206" calcext:value-type="float">
            <text:p>0.01100</text:p>
          </table:table-cell>
          <table:table-cell table:style-name="ce22" office:value-type="string" calcext:value-type="string">
            <text:p>1,071,114,789</text:p>
          </table:table-cell>
          <table:table-cell table:number-columns-repeated="1016"/>
        </table:table-row>
        <table:table-row table:style-name="ro1">
          <table:table-cell table:style-name="ce7" table:formula="of:=[.A263]+1" office:value-type="float" office:value="262" calcext:value-type="float">
            <text:p>262</text:p>
          </table:table-cell>
          <table:table-cell table:style-name="ce13" table:formula="of:=RAND()*180" office:value-type="float" office:value="53.6549246187592" calcext:value-type="float">
            <text:p>53.6549246187592</text:p>
          </table:table-cell>
          <table:table-cell table:style-name="ce13" table:formula="of:=RAND()*180" office:value-type="float" office:value="51.629762506728" calcext:value-type="float">
            <text:p>51.629762506728</text:p>
          </table:table-cell>
          <table:table-cell table:style-name="ce13" table:formula="of:=RAND()*180" office:value-type="float" office:value="66.4109493355653" calcext:value-type="float">
            <text:p>66.4109493355653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64]*EXP([.C264]/180)-[.D264]/([.C264]^2))/180" office:value-type="float" office:value="0.396967769228895" calcext:value-type="float">
            <text:p>0.396967769228895</text:p>
          </table:table-cell>
          <table:table-cell table:style-name="ce19" table:formula="of:=0.01*([.B264]+[.B264]^2*0.1+[.C264]*[.D264])/([.C264]*[.D264]-[.B264])" office:value-type="float" office:value="0.0111709040507753" calcext:value-type="float">
            <text:p>0.01117</text:p>
          </table:table-cell>
          <table:table-cell table:style-name="ce22" office:value-type="string" calcext:value-type="string">
            <text:p>1,098,215,823</text:p>
          </table:table-cell>
          <table:table-cell table:number-columns-repeated="1016"/>
        </table:table-row>
        <table:table-row table:style-name="ro1">
          <table:table-cell table:style-name="ce7" table:formula="of:=[.A264]+1" office:value-type="float" office:value="263" calcext:value-type="float">
            <text:p>263</text:p>
          </table:table-cell>
          <table:table-cell table:style-name="ce13" table:formula="of:=RAND()*180" office:value-type="float" office:value="123.020673007741" calcext:value-type="float">
            <text:p>123.020673007741</text:p>
          </table:table-cell>
          <table:table-cell table:style-name="ce13" table:formula="of:=RAND()*180" office:value-type="float" office:value="8.86148940092638" calcext:value-type="float">
            <text:p>8.86148940092638</text:p>
          </table:table-cell>
          <table:table-cell table:style-name="ce13" table:formula="of:=RAND()*180" office:value-type="float" office:value="115.580500503845" calcext:value-type="float">
            <text:p>115.580500503845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65]*EXP([.C265]/180)-[.D265]/([.C265]^2))/180" office:value-type="float" office:value="0.709759566750285" calcext:value-type="float">
            <text:p>0.709759566750285</text:p>
          </table:table-cell>
          <table:table-cell table:style-name="ce19" table:formula="of:=0.01*([.B265]+[.B265]^2*0.1+[.C265]*[.D265])/([.C265]*[.D265]-[.B265])" office:value-type="float" office:value="0.0295235272773212" calcext:value-type="float">
            <text:p>0.02952</text:p>
          </table:table-cell>
          <table:table-cell table:style-name="ce23" office:value-type="string" calcext:value-type="string">
            <text:p>1,125,316,856</text:p>
          </table:table-cell>
          <table:table-cell table:number-columns-repeated="1016"/>
        </table:table-row>
        <table:table-row table:style-name="ro1">
          <table:table-cell table:style-name="ce7" table:formula="of:=[.A265]+1" office:value-type="float" office:value="264" calcext:value-type="float">
            <text:p>264</text:p>
          </table:table-cell>
          <table:table-cell table:style-name="ce13" table:formula="of:=RAND()*180" office:value-type="float" office:value="99.598678275481" calcext:value-type="float">
            <text:p>99.598678275481</text:p>
          </table:table-cell>
          <table:table-cell table:style-name="ce13" table:formula="of:=RAND()*180" office:value-type="float" office:value="178.265675740073" calcext:value-type="float">
            <text:p>178.265675740073</text:p>
          </table:table-cell>
          <table:table-cell table:style-name="ce13" table:formula="of:=RAND()*180" office:value-type="float" office:value="18.5750988704645" calcext:value-type="float">
            <text:p>18.5750988704645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66]*EXP([.C266]/180)-[.D266]/([.C266]^2))/180" office:value-type="float" office:value="1.48967016343277" calcext:value-type="float">
            <text:p>1.48967016343277</text:p>
          </table:table-cell>
          <table:table-cell table:style-name="ce19" table:formula="of:=0.01*([.B266]+[.B266]^2*0.1+[.C266]*[.D266])/([.C266]*[.D266]-[.B266])" office:value-type="float" office:value="0.0137088943276748" calcext:value-type="float">
            <text:p>0.01371</text:p>
          </table:table-cell>
          <table:table-cell table:style-name="ce23" office:value-type="string" calcext:value-type="string">
            <text:p>1,152,417,889</text:p>
          </table:table-cell>
          <table:table-cell table:number-columns-repeated="1016"/>
        </table:table-row>
        <table:table-row table:style-name="ro1">
          <table:table-cell table:style-name="ce7" table:formula="of:=[.A266]+1" office:value-type="float" office:value="265" calcext:value-type="float">
            <text:p>265</text:p>
          </table:table-cell>
          <table:table-cell table:style-name="ce13" table:formula="of:=RAND()*180" office:value-type="float" office:value="139.170331939604" calcext:value-type="float">
            <text:p>139.170331939604</text:p>
          </table:table-cell>
          <table:table-cell table:style-name="ce13" table:formula="of:=RAND()*180" office:value-type="float" office:value="93.5453199962328" calcext:value-type="float">
            <text:p>93.5453199962328</text:p>
          </table:table-cell>
          <table:table-cell table:style-name="ce13" table:formula="of:=RAND()*180" office:value-type="float" office:value="109.407189669662" calcext:value-type="float">
            <text:p>109.40718966966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67]*EXP([.C267]/180)-[.D267]/([.C267]^2))/180" office:value-type="float" office:value="1.30002635365169" calcext:value-type="float">
            <text:p>1.30002635365169</text:p>
          </table:table-cell>
          <table:table-cell table:style-name="ce19" table:formula="of:=0.01*([.B267]+[.B267]^2*0.1+[.C267]*[.D267])/([.C267]*[.D267]-[.B267])" office:value-type="float" office:value="0.0121942543320903" calcext:value-type="float">
            <text:p>0.01219</text:p>
          </table:table-cell>
          <table:table-cell table:style-name="ce23" office:value-type="string" calcext:value-type="string">
            <text:p>1,179,518,922</text:p>
          </table:table-cell>
          <table:table-cell table:number-columns-repeated="1016"/>
        </table:table-row>
        <table:table-row table:style-name="ro1">
          <table:table-cell table:style-name="ce7" table:formula="of:=[.A267]+1" office:value-type="float" office:value="266" calcext:value-type="float">
            <text:p>266</text:p>
          </table:table-cell>
          <table:table-cell table:style-name="ce13" table:formula="of:=RAND()*180" office:value-type="float" office:value="167.256216705048" calcext:value-type="float">
            <text:p>167.256216705048</text:p>
          </table:table-cell>
          <table:table-cell table:style-name="ce13" table:formula="of:=RAND()*180" office:value-type="float" office:value="99.7758855933234" calcext:value-type="float">
            <text:p>99.7758855933234</text:p>
          </table:table-cell>
          <table:table-cell table:style-name="ce13" table:formula="of:=RAND()*180" office:value-type="float" office:value="38.045156520171" calcext:value-type="float">
            <text:p>38.04515652017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68]*EXP([.C268]/180)-[.D268]/([.C268]^2))/180" office:value-type="float" office:value="1.61747673989509" calcext:value-type="float">
            <text:p>1.61747673989509</text:p>
          </table:table-cell>
          <table:table-cell table:style-name="ce19" table:formula="of:=0.01*([.B268]+[.B268]^2*0.1+[.C268]*[.D268])/([.C268]*[.D268]-[.B268])" office:value-type="float" office:value="0.0186310474316959" calcext:value-type="float">
            <text:p>0.01863</text:p>
          </table:table-cell>
          <table:table-cell table:style-name="ce23" office:value-type="string" calcext:value-type="string">
            <text:p>1,206,619,955</text:p>
          </table:table-cell>
          <table:table-cell table:number-columns-repeated="1016"/>
        </table:table-row>
        <table:table-row table:style-name="ro1">
          <table:table-cell table:style-name="ce7" table:formula="of:=[.A268]+1" office:value-type="float" office:value="267" calcext:value-type="float">
            <text:p>267</text:p>
          </table:table-cell>
          <table:table-cell table:style-name="ce13" table:formula="of:=RAND()*180" office:value-type="float" office:value="162.420863306375" calcext:value-type="float">
            <text:p>162.420863306375</text:p>
          </table:table-cell>
          <table:table-cell table:style-name="ce13" table:formula="of:=RAND()*180" office:value-type="float" office:value="128.676996719229" calcext:value-type="float">
            <text:p>128.676996719229</text:p>
          </table:table-cell>
          <table:table-cell table:style-name="ce13" table:formula="of:=RAND()*180" office:value-type="float" office:value="171.660996512296" calcext:value-type="float">
            <text:p>171.660996512296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69]*EXP([.C269]/180)-[.D269]/([.C269]^2))/180" office:value-type="float" office:value="1.84425427976823" calcext:value-type="float">
            <text:p>1.84425427976823</text:p>
          </table:table-cell>
          <table:table-cell table:style-name="ce19" table:formula="of:=0.01*([.B269]+[.B269]^2*0.1+[.C269]*[.D269])/([.C269]*[.D269]-[.B269])" office:value-type="float" office:value="0.0113512912864484" calcext:value-type="float">
            <text:p>0.01135</text:p>
          </table:table-cell>
          <table:table-cell table:style-name="ce23" office:value-type="string" calcext:value-type="string">
            <text:p>1,233,720,989</text:p>
          </table:table-cell>
          <table:table-cell table:number-columns-repeated="1016"/>
        </table:table-row>
        <table:table-row table:style-name="ro1">
          <table:table-cell table:style-name="ce7" table:formula="of:=[.A269]+1" office:value-type="float" office:value="268" calcext:value-type="float">
            <text:p>268</text:p>
          </table:table-cell>
          <table:table-cell table:style-name="ce13" table:formula="of:=RAND()*180" office:value-type="float" office:value="179.163723248169" calcext:value-type="float">
            <text:p>179.163723248169</text:p>
          </table:table-cell>
          <table:table-cell table:style-name="ce13" table:formula="of:=RAND()*180" office:value-type="float" office:value="171.95726210571" calcext:value-type="float">
            <text:p>171.95726210571</text:p>
          </table:table-cell>
          <table:table-cell table:style-name="ce13" table:formula="of:=RAND()*180" office:value-type="float" office:value="60.1986557515611" calcext:value-type="float">
            <text:p>60.198655751561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70]*EXP([.C270]/180)-[.D270]/([.C270]^2))/180" office:value-type="float" office:value="2.58740888247694" calcext:value-type="float">
            <text:p>2.58740888247694</text:p>
          </table:table-cell>
          <table:table-cell table:style-name="ce19" table:formula="of:=0.01*([.B270]+[.B270]^2*0.1+[.C270]*[.D270])/([.C270]*[.D270]-[.B270])" office:value-type="float" office:value="0.0135078055211311" calcext:value-type="float">
            <text:p>0.01351</text:p>
          </table:table-cell>
          <table:table-cell table:style-name="ce23" office:value-type="string" calcext:value-type="string">
            <text:p>1,260,822,022</text:p>
          </table:table-cell>
          <table:table-cell table:number-columns-repeated="1016"/>
        </table:table-row>
        <table:table-row table:style-name="ro1">
          <table:table-cell table:style-name="ce7" table:formula="of:=[.A270]+1" office:value-type="float" office:value="269" calcext:value-type="float">
            <text:p>269</text:p>
          </table:table-cell>
          <table:table-cell table:style-name="ce13" table:formula="of:=RAND()*180" office:value-type="float" office:value="22.7821251672986" calcext:value-type="float">
            <text:p>22.7821251672986</text:p>
          </table:table-cell>
          <table:table-cell table:style-name="ce13" table:formula="of:=RAND()*180" office:value-type="float" office:value="40.5228215610121" calcext:value-type="float">
            <text:p>40.5228215610121</text:p>
          </table:table-cell>
          <table:table-cell table:style-name="ce13" table:formula="of:=RAND()*180" office:value-type="float" office:value="6.4334954945317" calcext:value-type="float">
            <text:p>6.433495494531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71]*EXP([.C271]/180)-[.D271]/([.C271]^2))/180" office:value-type="float" office:value="0.158501514116283" calcext:value-type="float">
            <text:p>0.158501514116283</text:p>
          </table:table-cell>
          <table:table-cell table:style-name="ce19" table:formula="of:=0.01*([.B271]+[.B271]^2*0.1+[.C271]*[.D271])/([.C271]*[.D271]-[.B271])" office:value-type="float" office:value="0.0140965978027302" calcext:value-type="float">
            <text:p>0.01410</text:p>
          </table:table-cell>
          <table:table-cell table:style-name="ce23" office:value-type="string" calcext:value-type="string">
            <text:p>1,287,923,055</text:p>
          </table:table-cell>
          <table:table-cell table:number-columns-repeated="1016"/>
        </table:table-row>
        <table:table-row table:style-name="ro1">
          <table:table-cell table:style-name="ce7" table:formula="of:=[.A271]+1" office:value-type="float" office:value="270" calcext:value-type="float">
            <text:p>270</text:p>
          </table:table-cell>
          <table:table-cell table:style-name="ce13" table:formula="of:=RAND()*180" office:value-type="float" office:value="155.860054437544" calcext:value-type="float">
            <text:p>155.860054437544</text:p>
          </table:table-cell>
          <table:table-cell table:style-name="ce13" table:formula="of:=RAND()*180" office:value-type="float" office:value="0.0812069697926095" calcext:value-type="float">
            <text:p>0.08120696979261</text:p>
          </table:table-cell>
          <table:table-cell table:style-name="ce13" table:formula="of:=RAND()*180" office:value-type="float" office:value="77.6891827003697" calcext:value-type="float">
            <text:p>77.689182700369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272]*EXP([.C272]/180)-[.D272]/([.C272]^2))/180" office:value-type="float" office:value="-64.5824822226348" calcext:value-type="float">
            <text:p>-64.5824822226348</text:p>
          </table:table-cell>
          <table:table-cell table:style-name="ce19" table:formula="of:=0.01*([.B272]+[.B272]^2*0.1+[.C272]*[.D272])/([.C272]*[.D272]-[.B272])" office:value-type="float" office:value="-0.17327881407278" calcext:value-type="float">
            <text:p>-0.17328</text:p>
          </table:table-cell>
          <table:table-cell table:style-name="ce23" office:value-type="string" calcext:value-type="string">
            <text:p>1,315,024,088</text:p>
          </table:table-cell>
          <table:table-cell table:number-columns-repeated="1016"/>
        </table:table-row>
        <table:table-row table:style-name="ro1">
          <table:table-cell table:style-name="ce7" table:formula="of:=[.A272]+1" office:value-type="float" office:value="271" calcext:value-type="float">
            <text:p>271</text:p>
          </table:table-cell>
          <table:table-cell table:style-name="ce13" table:formula="of:=RAND()*180" office:value-type="float" office:value="32.801951318317" calcext:value-type="float">
            <text:p>32.801951318317</text:p>
          </table:table-cell>
          <table:table-cell table:style-name="ce13" table:formula="of:=RAND()*180" office:value-type="float" office:value="139.554252638025" calcext:value-type="float">
            <text:p>139.554252638025</text:p>
          </table:table-cell>
          <table:table-cell table:style-name="ce13" table:formula="of:=RAND()*180" office:value-type="float" office:value="41.6320310904833" calcext:value-type="float">
            <text:p>41.6320310904833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73]*EXP([.C273]/180)-[.D273]/([.C273]^2))/180" office:value-type="float" office:value="0.395661014874235" calcext:value-type="float">
            <text:p>0.395661014874235</text:p>
          </table:table-cell>
          <table:table-cell table:style-name="ce19" table:formula="of:=0.01*([.B273]+[.B273]^2*0.1+[.C273]*[.D273])/([.C273]*[.D273]-[.B273])" office:value-type="float" office:value="0.0102998043190457" calcext:value-type="float">
            <text:p>0.01030</text:p>
          </table:table-cell>
          <table:table-cell table:style-name="ce24" office:value-type="string" calcext:value-type="string">
            <text:p>134,212,513</text:p>
          </table:table-cell>
          <table:table-cell table:number-columns-repeated="1016"/>
        </table:table-row>
        <table:table-row table:style-name="ro1">
          <table:table-cell table:style-name="ce7" table:formula="of:=[.A273]+1" office:value-type="float" office:value="272" calcext:value-type="float">
            <text:p>272</text:p>
          </table:table-cell>
          <table:table-cell table:style-name="ce13" table:formula="of:=RAND()*180" office:value-type="float" office:value="138.168986210222" calcext:value-type="float">
            <text:p>138.168986210222</text:p>
          </table:table-cell>
          <table:table-cell table:style-name="ce13" table:formula="of:=RAND()*180" office:value-type="float" office:value="54.3160445213359" calcext:value-type="float">
            <text:p>54.3160445213359</text:p>
          </table:table-cell>
          <table:table-cell table:style-name="ce13" table:formula="of:=RAND()*180" office:value-type="float" office:value="94.7367176320324" calcext:value-type="float">
            <text:p>94.7367176320324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74]*EXP([.C274]/180)-[.D274]/([.C274]^2))/180" office:value-type="float" office:value="1.0378015077682" calcext:value-type="float">
            <text:p>1.0378015077682</text:p>
          </table:table-cell>
          <table:table-cell table:style-name="ce19" table:formula="of:=0.01*([.B274]+[.B274]^2*0.1+[.C274]*[.D274])/([.C274]*[.D274]-[.B274])" office:value-type="float" office:value="0.0143642155515697" calcext:value-type="float">
            <text:p>0.01436</text:p>
          </table:table-cell>
          <table:table-cell table:style-name="ce24" office:value-type="string" calcext:value-type="string">
            <text:p>1,369,226,155</text:p>
          </table:table-cell>
          <table:table-cell table:number-columns-repeated="1016"/>
        </table:table-row>
        <table:table-row table:style-name="ro1">
          <table:table-cell table:style-name="ce7" table:formula="of:=[.A274]+1" office:value-type="float" office:value="273" calcext:value-type="float">
            <text:p>273</text:p>
          </table:table-cell>
          <table:table-cell table:style-name="ce13" table:formula="of:=RAND()*180" office:value-type="float" office:value="89.6568664882891" calcext:value-type="float">
            <text:p>89.6568664882891</text:p>
          </table:table-cell>
          <table:table-cell table:style-name="ce13" table:formula="of:=RAND()*180" office:value-type="float" office:value="176.0628316272" calcext:value-type="float">
            <text:p>176.0628316272</text:p>
          </table:table-cell>
          <table:table-cell table:style-name="ce13" table:formula="of:=RAND()*180" office:value-type="float" office:value="143.392838440654" calcext:value-type="float">
            <text:p>143.392838440654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75]*EXP([.C275]/180)-[.D275]/([.C275]^2))/180" office:value-type="float" office:value="1.32463954386545" calcext:value-type="float">
            <text:p>1.32463954386545</text:p>
          </table:table-cell>
          <table:table-cell table:style-name="ce19" table:formula="of:=0.01*([.B275]+[.B275]^2*0.1+[.C275]*[.D275])/([.C275]*[.D275]-[.B275])" office:value-type="float" office:value="0.0103908132707568" calcext:value-type="float">
            <text:p>0.01039</text:p>
          </table:table-cell>
          <table:table-cell table:style-name="ce24" office:value-type="string" calcext:value-type="string">
            <text:p>1,396,327,188</text:p>
          </table:table-cell>
          <table:table-cell table:number-columns-repeated="1016"/>
        </table:table-row>
        <table:table-row table:style-name="ro1">
          <table:table-cell table:style-name="ce7" table:formula="of:=[.A275]+1" office:value-type="float" office:value="274" calcext:value-type="float">
            <text:p>274</text:p>
          </table:table-cell>
          <table:table-cell table:style-name="ce13" table:formula="of:=RAND()*180" office:value-type="float" office:value="41.6136926254098" calcext:value-type="float">
            <text:p>41.6136926254098</text:p>
          </table:table-cell>
          <table:table-cell table:style-name="ce13" table:formula="of:=RAND()*180" office:value-type="float" office:value="22.6829099135161" calcext:value-type="float">
            <text:p>22.6829099135161</text:p>
          </table:table-cell>
          <table:table-cell table:style-name="ce13" table:formula="of:=RAND()*180" office:value-type="float" office:value="81.0265740107297" calcext:value-type="float">
            <text:p>81.0265740107297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76]*EXP([.C276]/180)-[.D276]/([.C276]^2))/180" office:value-type="float" office:value="0.261360838524257" calcext:value-type="float">
            <text:p>0.261360838524257</text:p>
          </table:table-cell>
          <table:table-cell table:style-name="ce19" table:formula="of:=0.01*([.B276]+[.B276]^2*0.1+[.C276]*[.D276])/([.C276]*[.D276]-[.B276])" office:value-type="float" office:value="0.0114273598144597" calcext:value-type="float">
            <text:p>0.01143</text:p>
          </table:table-cell>
          <table:table-cell table:style-name="ce24" office:value-type="string" calcext:value-type="string">
            <text:p>142,342,823</text:p>
          </table:table-cell>
          <table:table-cell table:number-columns-repeated="1016"/>
        </table:table-row>
        <table:table-row table:style-name="ro1">
          <table:table-cell table:style-name="ce7" table:formula="of:=[.A276]+1" office:value-type="float" office:value="275" calcext:value-type="float">
            <text:p>275</text:p>
          </table:table-cell>
          <table:table-cell table:style-name="ce13" table:formula="of:=RAND()*180" office:value-type="float" office:value="27.1876869059857" calcext:value-type="float">
            <text:p>27.1876869059857</text:p>
          </table:table-cell>
          <table:table-cell table:style-name="ce13" table:formula="of:=RAND()*180" office:value-type="float" office:value="49.6662393430044" calcext:value-type="float">
            <text:p>49.6662393430044</text:p>
          </table:table-cell>
          <table:table-cell table:style-name="ce13" table:formula="of:=RAND()*180" office:value-type="float" office:value="75.820153566206" calcext:value-type="float">
            <text:p>75.820153566206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77]*EXP([.C277]/180)-[.D277]/([.C277]^2))/180" office:value-type="float" office:value="0.198865328335366" calcext:value-type="float">
            <text:p>0.198865328335366</text:p>
          </table:table-cell>
          <table:table-cell table:style-name="ce19" table:formula="of:=0.01*([.B277]+[.B277]^2*0.1+[.C277]*[.D277])/([.C277]*[.D277]-[.B277])" office:value-type="float" office:value="0.0103431641519427" calcext:value-type="float">
            <text:p>0.01034</text:p>
          </table:table-cell>
          <table:table-cell table:style-name="ce24" office:value-type="string" calcext:value-type="string">
            <text:p>1,450,529,254</text:p>
          </table:table-cell>
          <table:table-cell table:number-columns-repeated="1016"/>
        </table:table-row>
        <table:table-row table:style-name="ro1">
          <table:table-cell table:style-name="ce7" table:formula="of:=[.A277]+1" office:value-type="float" office:value="276" calcext:value-type="float">
            <text:p>276</text:p>
          </table:table-cell>
          <table:table-cell table:style-name="ce13" table:formula="of:=RAND()*180" office:value-type="float" office:value="83.2176142847671" calcext:value-type="float">
            <text:p>83.2176142847671</text:p>
          </table:table-cell>
          <table:table-cell table:style-name="ce13" table:formula="of:=RAND()*180" office:value-type="float" office:value="17.0802903495403" calcext:value-type="float">
            <text:p>17.0802903495403</text:p>
          </table:table-cell>
          <table:table-cell table:style-name="ce13" table:formula="of:=RAND()*180" office:value-type="float" office:value="24.9219691847684" calcext:value-type="float">
            <text:p>24.9219691847684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78]*EXP([.C278]/180)-[.D278]/([.C278]^2))/180" office:value-type="float" office:value="0.507864113182321" calcext:value-type="float">
            <text:p>0.507864113182321</text:p>
          </table:table-cell>
          <table:table-cell table:style-name="ce19" table:formula="of:=0.01*([.B278]+[.B278]^2*0.1+[.C278]*[.D278])/([.C278]*[.D278]-[.B278])" office:value-type="float" office:value="0.0350820606323398" calcext:value-type="float">
            <text:p>0.03508</text:p>
          </table:table-cell>
          <table:table-cell table:style-name="ce24" office:value-type="string" calcext:value-type="string">
            <text:p>1,477,630,287</text:p>
          </table:table-cell>
          <table:table-cell table:number-columns-repeated="1016"/>
        </table:table-row>
        <table:table-row table:style-name="ro1">
          <table:table-cell table:style-name="ce7" table:formula="of:=[.A278]+1" office:value-type="float" office:value="277" calcext:value-type="float">
            <text:p>277</text:p>
          </table:table-cell>
          <table:table-cell table:style-name="ce13" table:formula="of:=RAND()*180" office:value-type="float" office:value="162.565327664067" calcext:value-type="float">
            <text:p>162.565327664067</text:p>
          </table:table-cell>
          <table:table-cell table:style-name="ce13" table:formula="of:=RAND()*180" office:value-type="float" office:value="67.8842732894861" calcext:value-type="float">
            <text:p>67.8842732894861</text:p>
          </table:table-cell>
          <table:table-cell table:style-name="ce13" table:formula="of:=RAND()*180" office:value-type="float" office:value="147.399140522559" calcext:value-type="float">
            <text:p>147.39914052255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79]*EXP([.C279]/180)-[.D279]/([.C279]^2))/180" office:value-type="float" office:value="1.31669260344337" calcext:value-type="float">
            <text:p>1.31669260344337</text:p>
          </table:table-cell>
          <table:table-cell table:style-name="ce19" table:formula="of:=0.01*([.B279]+[.B279]^2*0.1+[.C279]*[.D279])/([.C279]*[.D279]-[.B279])" office:value-type="float" office:value="0.0130150594206286" calcext:value-type="float">
            <text:p>0.01302</text:p>
          </table:table-cell>
          <table:table-cell table:style-name="ce24" office:value-type="string" calcext:value-type="string">
            <text:p>150,473,133</text:p>
          </table:table-cell>
          <table:table-cell table:number-columns-repeated="1016"/>
        </table:table-row>
        <table:table-row table:style-name="ro1">
          <table:table-cell table:style-name="ce7" table:formula="of:=[.A279]+1" office:value-type="float" office:value="278" calcext:value-type="float">
            <text:p>278</text:p>
          </table:table-cell>
          <table:table-cell table:style-name="ce13" table:formula="of:=RAND()*180" office:value-type="float" office:value="1.49100613205365" calcext:value-type="float">
            <text:p>1.49100613205365</text:p>
          </table:table-cell>
          <table:table-cell table:style-name="ce13" table:formula="of:=RAND()*180" office:value-type="float" office:value="9.18660466768167" calcext:value-type="float">
            <text:p>9.18660466768167</text:p>
          </table:table-cell>
          <table:table-cell table:style-name="ce13" table:formula="of:=RAND()*180" office:value-type="float" office:value="38.6232739590451" calcext:value-type="float">
            <text:p>38.623273959045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280]*EXP([.C280]/180)-[.D280]/([.C280]^2))/180" office:value-type="float" office:value="0.00617456442899379" calcext:value-type="float">
            <text:p>0.006174564428994</text:p>
          </table:table-cell>
          <table:table-cell table:style-name="ce19" table:formula="of:=0.01*([.B280]+[.B280]^2*0.1+[.C280]*[.D280])/([.C280]*[.D280]-[.B280])" office:value-type="float" office:value="0.0100906903122369" calcext:value-type="float">
            <text:p>0.01009</text:p>
          </table:table-cell>
          <table:table-cell table:style-name="ce24" office:value-type="string" calcext:value-type="string">
            <text:p>1,531,832,354</text:p>
          </table:table-cell>
          <table:table-cell table:number-columns-repeated="1016"/>
        </table:table-row>
        <table:table-row table:style-name="ro1">
          <table:table-cell table:style-name="ce7" table:formula="of:=[.A280]+1" office:value-type="float" office:value="279" calcext:value-type="float">
            <text:p>279</text:p>
          </table:table-cell>
          <table:table-cell table:style-name="ce13" table:formula="of:=RAND()*180" office:value-type="float" office:value="94.6225928424267" calcext:value-type="float">
            <text:p>94.6225928424267</text:p>
          </table:table-cell>
          <table:table-cell table:style-name="ce13" table:formula="of:=RAND()*180" office:value-type="float" office:value="165.29884138352" calcext:value-type="float">
            <text:p>165.29884138352</text:p>
          </table:table-cell>
          <table:table-cell table:style-name="ce13" table:formula="of:=RAND()*180" office:value-type="float" office:value="178.600976215003" calcext:value-type="float">
            <text:p>178.60097621500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81]*EXP([.C281]/180)-[.D281]/([.C281]^2))/180" office:value-type="float" office:value="1.31684502384032" calcext:value-type="float">
            <text:p>1.31684502384032</text:p>
          </table:table-cell>
          <table:table-cell table:style-name="ce19" table:formula="of:=0.01*([.B281]+[.B281]^2*0.1+[.C281]*[.D281])/([.C281]*[.D281]-[.B281])" office:value-type="float" office:value="0.0103685578164712" calcext:value-type="float">
            <text:p>0.01037</text:p>
          </table:table-cell>
          <table:table-cell table:style-name="ce20" office:value-type="string" calcext:value-type="string">
            <text:p>1,558,933,387</text:p>
          </table:table-cell>
          <table:table-cell table:number-columns-repeated="1016"/>
        </table:table-row>
        <table:table-row table:style-name="ro1">
          <table:table-cell table:style-name="ce7" table:formula="of:=[.A281]+1" office:value-type="float" office:value="280" calcext:value-type="float">
            <text:p>280</text:p>
          </table:table-cell>
          <table:table-cell table:style-name="ce13" table:formula="of:=RAND()*180" office:value-type="float" office:value="122.506331208161" calcext:value-type="float">
            <text:p>122.506331208161</text:p>
          </table:table-cell>
          <table:table-cell table:style-name="ce13" table:formula="of:=RAND()*180" office:value-type="float" office:value="164.668974632763" calcext:value-type="float">
            <text:p>164.668974632763</text:p>
          </table:table-cell>
          <table:table-cell table:style-name="ce13" table:formula="of:=RAND()*180" office:value-type="float" office:value="137.224294179558" calcext:value-type="float">
            <text:p>137.224294179558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82]*EXP([.C282]/180)-[.D282]/([.C282]^2))/180" office:value-type="float" office:value="1.69896110550759" calcext:value-type="float">
            <text:p>1.69896110550759</text:p>
          </table:table-cell>
          <table:table-cell table:style-name="ce19" table:formula="of:=0.01*([.B282]+[.B282]^2*0.1+[.C282]*[.D282])/([.C282]*[.D282]-[.B282])" office:value-type="float" office:value="0.0107768028663729" calcext:value-type="float">
            <text:p>0.01078</text:p>
          </table:table-cell>
          <table:table-cell table:style-name="ce20" office:value-type="string" calcext:value-type="string">
            <text:p>1,586,034,420</text:p>
          </table:table-cell>
          <table:table-cell table:number-columns-repeated="1016"/>
        </table:table-row>
        <table:table-row table:style-name="ro1">
          <table:table-cell table:style-name="ce7" table:formula="of:=[.A282]+1" office:value-type="float" office:value="281" calcext:value-type="float">
            <text:p>281</text:p>
          </table:table-cell>
          <table:table-cell table:style-name="ce13" table:formula="of:=RAND()*180" office:value-type="float" office:value="20.4728551215991" calcext:value-type="float">
            <text:p>20.4728551215991</text:p>
          </table:table-cell>
          <table:table-cell table:style-name="ce13" table:formula="of:=RAND()*180" office:value-type="float" office:value="145.647642817641" calcext:value-type="float">
            <text:p>145.647642817641</text:p>
          </table:table-cell>
          <table:table-cell table:style-name="ce13" table:formula="of:=RAND()*180" office:value-type="float" office:value="94.3239298103111" calcext:value-type="float">
            <text:p>94.323929810311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83]*EXP([.C283]/180)-[.D283]/([.C283]^2))/180" office:value-type="float" office:value="0.255431727631535" calcext:value-type="float">
            <text:p>0.255431727631535</text:p>
          </table:table-cell>
          <table:table-cell table:style-name="ce19" table:formula="of:=0.01*([.B283]+[.B283]^2*0.1+[.C283]*[.D283])/([.C283]*[.D283]-[.B283])" office:value-type="float" office:value="0.0100604038457356" calcext:value-type="float">
            <text:p>0.01006</text:p>
          </table:table-cell>
          <table:table-cell table:style-name="ce20" office:value-type="string" calcext:value-type="string">
            <text:p>1,613,135,453</text:p>
          </table:table-cell>
          <table:table-cell table:number-columns-repeated="1016"/>
        </table:table-row>
        <table:table-row table:style-name="ro1">
          <table:table-cell table:style-name="ce7" table:formula="of:=[.A283]+1" office:value-type="float" office:value="282" calcext:value-type="float">
            <text:p>282</text:p>
          </table:table-cell>
          <table:table-cell table:style-name="ce13" table:formula="of:=RAND()*180" office:value-type="float" office:value="125.150290117668" calcext:value-type="float">
            <text:p>125.150290117668</text:p>
          </table:table-cell>
          <table:table-cell table:style-name="ce13" table:formula="of:=RAND()*180" office:value-type="float" office:value="23.5206043828058" calcext:value-type="float">
            <text:p>23.5206043828058</text:p>
          </table:table-cell>
          <table:table-cell table:style-name="ce13" table:formula="of:=RAND()*180" office:value-type="float" office:value="76.2735928531097" calcext:value-type="float">
            <text:p>76.273592853109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84]*EXP([.C284]/180)-[.D284]/([.C284]^2))/180" office:value-type="float" office:value="0.791568651192651" calcext:value-type="float">
            <text:p>0.791568651192651</text:p>
          </table:table-cell>
          <table:table-cell table:style-name="ce19" table:formula="of:=0.01*([.B284]+[.B284]^2*0.1+[.C284]*[.D284])/([.C284]*[.D284]-[.B284])" office:value-type="float" office:value="0.0208850964233679" calcext:value-type="float">
            <text:p>0.02089</text:p>
          </table:table-cell>
          <table:table-cell table:style-name="ce20" office:value-type="string" calcext:value-type="string">
            <text:p>1,640,236,487</text:p>
          </table:table-cell>
          <table:table-cell table:number-columns-repeated="1016"/>
        </table:table-row>
        <table:table-row table:style-name="ro1">
          <table:table-cell table:style-name="ce7" table:formula="of:=[.A284]+1" office:value-type="float" office:value="283" calcext:value-type="float">
            <text:p>283</text:p>
          </table:table-cell>
          <table:table-cell table:style-name="ce13" table:formula="of:=RAND()*180" office:value-type="float" office:value="106.937339905287" calcext:value-type="float">
            <text:p>106.937339905287</text:p>
          </table:table-cell>
          <table:table-cell table:style-name="ce13" table:formula="of:=RAND()*180" office:value-type="float" office:value="35.2344476759198" calcext:value-type="float">
            <text:p>35.2344476759198</text:p>
          </table:table-cell>
          <table:table-cell table:style-name="ce13" table:formula="of:=RAND()*180" office:value-type="float" office:value="128.597907797085" calcext:value-type="float">
            <text:p>128.597907797085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85]*EXP([.C285]/180)-[.D285]/([.C285]^2))/180" office:value-type="float" office:value="0.721975820132025" calcext:value-type="float">
            <text:p>0.721975820132025</text:p>
          </table:table-cell>
          <table:table-cell table:style-name="ce19" table:formula="of:=0.01*([.B285]+[.B285]^2*0.1+[.C285]*[.D285])/([.C285]*[.D285]-[.B285])" office:value-type="float" office:value="0.013068244856052" calcext:value-type="float">
            <text:p>0.01307</text:p>
          </table:table-cell>
          <table:table-cell table:style-name="ce20" office:value-type="string" calcext:value-type="string">
            <text:p>1,667,337,520</text:p>
          </table:table-cell>
          <table:table-cell table:number-columns-repeated="1016"/>
        </table:table-row>
        <table:table-row table:style-name="ro1">
          <table:table-cell table:style-name="ce7" table:formula="of:=[.A285]+1" office:value-type="float" office:value="284" calcext:value-type="float">
            <text:p>284</text:p>
          </table:table-cell>
          <table:table-cell table:style-name="ce13" table:formula="of:=RAND()*180" office:value-type="float" office:value="108.75469713038" calcext:value-type="float">
            <text:p>108.75469713038</text:p>
          </table:table-cell>
          <table:table-cell table:style-name="ce13" table:formula="of:=RAND()*180" office:value-type="float" office:value="56.8583173720798" calcext:value-type="float">
            <text:p>56.8583173720798</text:p>
          </table:table-cell>
          <table:table-cell table:style-name="ce13" table:formula="of:=RAND()*180" office:value-type="float" office:value="25.2252071078162" calcext:value-type="float">
            <text:p>25.2252071078162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86]*EXP([.C286]/180)-[.D286]/([.C286]^2))/180" office:value-type="float" office:value="0.828585901948857" calcext:value-type="float">
            <text:p>0.828585901948857</text:p>
          </table:table-cell>
          <table:table-cell table:style-name="ce19" table:formula="of:=0.01*([.B286]+[.B286]^2*0.1+[.C286]*[.D286])/([.C286]*[.D286]-[.B286])" office:value-type="float" office:value="0.0205640076641657" calcext:value-type="float">
            <text:p>0.02056</text:p>
          </table:table-cell>
          <table:table-cell table:style-name="ce20" office:value-type="string" calcext:value-type="string">
            <text:p>1,694,438,553</text:p>
          </table:table-cell>
          <table:table-cell table:number-columns-repeated="1016"/>
        </table:table-row>
        <table:table-row table:style-name="ro1">
          <table:table-cell table:style-name="ce7" table:formula="of:=[.A286]+1" office:value-type="float" office:value="285" calcext:value-type="float">
            <text:p>285</text:p>
          </table:table-cell>
          <table:table-cell table:style-name="ce13" table:formula="of:=RAND()*180" office:value-type="float" office:value="99.6666183062045" calcext:value-type="float">
            <text:p>99.6666183062045</text:p>
          </table:table-cell>
          <table:table-cell table:style-name="ce13" table:formula="of:=RAND()*180" office:value-type="float" office:value="21.9005321807453" calcext:value-type="float">
            <text:p>21.9005321807453</text:p>
          </table:table-cell>
          <table:table-cell table:style-name="ce13" table:formula="of:=RAND()*180" office:value-type="float" office:value="6.14722215277036" calcext:value-type="float">
            <text:p>6.14722215277036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87]*EXP([.C287]/180)-[.D287]/([.C287]^2))/180" office:value-type="float" office:value="0.625270891466025" calcext:value-type="float">
            <text:p>0.625270891466025</text:p>
          </table:table-cell>
          <table:table-cell table:style-name="ce19" table:formula="of:=0.01*([.B287]+[.B287]^2*0.1+[.C287]*[.D287])/([.C287]*[.D287]-[.B287])" office:value-type="float" office:value="0.351146682485426" calcext:value-type="float">
            <text:p>0.35115</text:p>
          </table:table-cell>
          <table:table-cell table:style-name="ce20" office:value-type="string" calcext:value-type="string">
            <text:p>1,721,539,586</text:p>
          </table:table-cell>
          <table:table-cell table:number-columns-repeated="1016"/>
        </table:table-row>
        <table:table-row table:style-name="ro1">
          <table:table-cell table:style-name="ce7" table:formula="of:=[.A287]+1" office:value-type="float" office:value="286" calcext:value-type="float">
            <text:p>286</text:p>
          </table:table-cell>
          <table:table-cell table:style-name="ce13" table:formula="of:=RAND()*180" office:value-type="float" office:value="71.8848826000362" calcext:value-type="float">
            <text:p>71.8848826000362</text:p>
          </table:table-cell>
          <table:table-cell table:style-name="ce13" table:formula="of:=RAND()*180" office:value-type="float" office:value="63.8580680757916" calcext:value-type="float">
            <text:p>63.8580680757916</text:p>
          </table:table-cell>
          <table:table-cell table:style-name="ce13" table:formula="of:=RAND()*180" office:value-type="float" office:value="135.278310842365" calcext:value-type="float">
            <text:p>135.278310842365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288]*EXP([.C288]/180)-[.D288]/([.C288]^2))/180" office:value-type="float" office:value="0.569243194559605" calcext:value-type="float">
            <text:p>0.569243194559605</text:p>
          </table:table-cell>
          <table:table-cell table:style-name="ce19" table:formula="of:=0.01*([.B288]+[.B288]^2*0.1+[.C288]*[.D288])/([.C288]*[.D288]-[.B288])" office:value-type="float" office:value="0.0107710219118058" calcext:value-type="float">
            <text:p>0.01077</text:p>
          </table:table-cell>
          <table:table-cell table:style-name="ce20" office:value-type="string" calcext:value-type="string">
            <text:p>1,748,640,619</text:p>
          </table:table-cell>
          <table:table-cell table:number-columns-repeated="1016"/>
        </table:table-row>
        <table:table-row table:style-name="ro1">
          <table:table-cell table:style-name="ce7" table:formula="of:=[.A288]+1" office:value-type="float" office:value="287" calcext:value-type="float">
            <text:p>287</text:p>
          </table:table-cell>
          <table:table-cell table:style-name="ce13" table:formula="of:=RAND()*180" office:value-type="float" office:value="60.5935942641754" calcext:value-type="float">
            <text:p>60.5935942641754</text:p>
          </table:table-cell>
          <table:table-cell table:style-name="ce13" table:formula="of:=RAND()*180" office:value-type="float" office:value="166.813651567774" calcext:value-type="float">
            <text:p>166.813651567774</text:p>
          </table:table-cell>
          <table:table-cell table:style-name="ce13" table:formula="of:=RAND()*180" office:value-type="float" office:value="92.4752711271913" calcext:value-type="float">
            <text:p>92.475271127191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89]*EXP([.C289]/180)-[.D289]/([.C289]^2))/180" office:value-type="float" office:value="0.850401345315017" calcext:value-type="float">
            <text:p>0.850401345315017</text:p>
          </table:table-cell>
          <table:table-cell table:style-name="ce19" table:formula="of:=0.01*([.B289]+[.B289]^2*0.1+[.C289]*[.D289])/([.C289]*[.D289]-[.B289])" office:value-type="float" office:value="0.0103178185901763" calcext:value-type="float">
            <text:p>0.01032</text:p>
          </table:table-cell>
          <table:table-cell table:style-name="ce21" office:value-type="string" calcext:value-type="string">
            <text:p>1,775,741,653</text:p>
          </table:table-cell>
          <table:table-cell table:number-columns-repeated="1016"/>
        </table:table-row>
        <table:table-row table:style-name="ro1">
          <table:table-cell table:style-name="ce7" table:formula="of:=[.A289]+1" office:value-type="float" office:value="288" calcext:value-type="float">
            <text:p>288</text:p>
          </table:table-cell>
          <table:table-cell table:style-name="ce13" table:formula="of:=RAND()*180" office:value-type="float" office:value="150.397836337554" calcext:value-type="float">
            <text:p>150.397836337554</text:p>
          </table:table-cell>
          <table:table-cell table:style-name="ce13" table:formula="of:=RAND()*180" office:value-type="float" office:value="46.3096260882095" calcext:value-type="float">
            <text:p>46.3096260882095</text:p>
          </table:table-cell>
          <table:table-cell table:style-name="ce13" table:formula="of:=RAND()*180" office:value-type="float" office:value="82.7003431050116" calcext:value-type="float">
            <text:p>82.7003431050116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90]*EXP([.C290]/180)-[.D290]/([.C290]^2))/180" office:value-type="float" office:value="1.08047916712476" calcext:value-type="float">
            <text:p>1.08047916712476</text:p>
          </table:table-cell>
          <table:table-cell table:style-name="ce19" table:formula="of:=0.01*([.B290]+[.B290]^2*0.1+[.C290]*[.D290])/([.C290]*[.D290]-[.B290])" office:value-type="float" office:value="0.0169650752386138" calcext:value-type="float">
            <text:p>0.01697</text:p>
          </table:table-cell>
          <table:table-cell table:style-name="ce21" office:value-type="string" calcext:value-type="string">
            <text:p>1,802,842,686</text:p>
          </table:table-cell>
          <table:table-cell table:number-columns-repeated="1016"/>
        </table:table-row>
        <table:table-row table:style-name="ro1">
          <table:table-cell table:style-name="ce7" table:formula="of:=[.A290]+1" office:value-type="float" office:value="289" calcext:value-type="float">
            <text:p>289</text:p>
          </table:table-cell>
          <table:table-cell table:style-name="ce13" table:formula="of:=RAND()*180" office:value-type="float" office:value="154.273455421409" calcext:value-type="float">
            <text:p>154.273455421409</text:p>
          </table:table-cell>
          <table:table-cell table:style-name="ce13" table:formula="of:=RAND()*180" office:value-type="float" office:value="86.3465765730266" calcext:value-type="float">
            <text:p>86.3465765730266</text:p>
          </table:table-cell>
          <table:table-cell table:style-name="ce13" table:formula="of:=RAND()*180" office:value-type="float" office:value="170.103963563608" calcext:value-type="float">
            <text:p>170.103963563608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91]*EXP([.C291]/180)-[.D291]/([.C291]^2))/180" office:value-type="float" office:value="1.38455878568817" calcext:value-type="float">
            <text:p>1.38455878568817</text:p>
          </table:table-cell>
          <table:table-cell table:style-name="ce19" table:formula="of:=0.01*([.B291]+[.B291]^2*0.1+[.C291]*[.D291])/([.C291]*[.D291]-[.B291])" office:value-type="float" office:value="0.0118499015011818" calcext:value-type="float">
            <text:p>0.01185</text:p>
          </table:table-cell>
          <table:table-cell table:style-name="ce21" office:value-type="string" calcext:value-type="string">
            <text:p>1,829,943,719</text:p>
          </table:table-cell>
          <table:table-cell table:number-columns-repeated="1016"/>
        </table:table-row>
        <table:table-row table:style-name="ro1">
          <table:table-cell table:style-name="ce7" table:formula="of:=[.A291]+1" office:value-type="float" office:value="290" calcext:value-type="float">
            <text:p>290</text:p>
          </table:table-cell>
          <table:table-cell table:style-name="ce13" table:formula="of:=RAND()*180" office:value-type="float" office:value="35.7389086569323" calcext:value-type="float">
            <text:p>35.7389086569323</text:p>
          </table:table-cell>
          <table:table-cell table:style-name="ce13" table:formula="of:=RAND()*180" office:value-type="float" office:value="168.455631487628" calcext:value-type="float">
            <text:p>168.455631487628</text:p>
          </table:table-cell>
          <table:table-cell table:style-name="ce13" table:formula="of:=RAND()*180" office:value-type="float" office:value="101.108133468274" calcext:value-type="float">
            <text:p>101.108133468274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92]*EXP([.C292]/180)-[.D292]/([.C292]^2))/180" office:value-type="float" office:value="0.506165613575544" calcext:value-type="float">
            <text:p>0.506165613575544</text:p>
          </table:table-cell>
          <table:table-cell table:style-name="ce19" table:formula="of:=0.01*([.B292]+[.B292]^2*0.1+[.C292]*[.D292])/([.C292]*[.D292]-[.B292])" office:value-type="float" office:value="0.01011720344101" calcext:value-type="float">
            <text:p>0.01012</text:p>
          </table:table-cell>
          <table:table-cell table:style-name="ce21" office:value-type="string" calcext:value-type="string">
            <text:p>1,857,044,752</text:p>
          </table:table-cell>
          <table:table-cell table:number-columns-repeated="1016"/>
        </table:table-row>
        <table:table-row table:style-name="ro1">
          <table:table-cell table:style-name="ce7" table:formula="of:=[.A292]+1" office:value-type="float" office:value="291" calcext:value-type="float">
            <text:p>291</text:p>
          </table:table-cell>
          <table:table-cell table:style-name="ce13" table:formula="of:=RAND()*180" office:value-type="float" office:value="115.888098188625" calcext:value-type="float">
            <text:p>115.888098188625</text:p>
          </table:table-cell>
          <table:table-cell table:style-name="ce13" table:formula="of:=RAND()*180" office:value-type="float" office:value="136.93504125619" calcext:value-type="float">
            <text:p>136.93504125619</text:p>
          </table:table-cell>
          <table:table-cell table:style-name="ce13" table:formula="of:=RAND()*180" office:value-type="float" office:value="108.445427105614" calcext:value-type="float">
            <text:p>108.445427105614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93]*EXP([.C293]/180)-[.D293]/([.C293]^2))/180" office:value-type="float" office:value="1.37767199074844" calcext:value-type="float">
            <text:p>1.37767199074844</text:p>
          </table:table-cell>
          <table:table-cell table:style-name="ce19" table:formula="of:=0.01*([.B293]+[.B293]^2*0.1+[.C293]*[.D293])/([.C293]*[.D293]-[.B293])" office:value-type="float" office:value="0.0110688011451368" calcext:value-type="float">
            <text:p>0.01107</text:p>
          </table:table-cell>
          <table:table-cell table:style-name="ce21" office:value-type="string" calcext:value-type="string">
            <text:p>1,884,145,785</text:p>
          </table:table-cell>
          <table:table-cell table:number-columns-repeated="1016"/>
        </table:table-row>
        <table:table-row table:style-name="ro1">
          <table:table-cell table:style-name="ce7" table:formula="of:=[.A293]+1" office:value-type="float" office:value="292" calcext:value-type="float">
            <text:p>292</text:p>
          </table:table-cell>
          <table:table-cell table:style-name="ce13" table:formula="of:=RAND()*180" office:value-type="float" office:value="92.5492712280201" calcext:value-type="float">
            <text:p>92.5492712280201</text:p>
          </table:table-cell>
          <table:table-cell table:style-name="ce13" table:formula="of:=RAND()*180" office:value-type="float" office:value="135.556502915172" calcext:value-type="float">
            <text:p>135.556502915172</text:p>
          </table:table-cell>
          <table:table-cell table:style-name="ce13" table:formula="of:=RAND()*180" office:value-type="float" office:value="164.795276961707" calcext:value-type="float">
            <text:p>164.795276961707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94]*EXP([.C294]/180)-[.D294]/([.C294]^2))/180" office:value-type="float" office:value="1.09180289699305" calcext:value-type="float">
            <text:p>1.09180289699305</text:p>
          </table:table-cell>
          <table:table-cell table:style-name="ce19" table:formula="of:=0.01*([.B294]+[.B294]^2*0.1+[.C294]*[.D294])/([.C294]*[.D294]-[.B294])" office:value-type="float" office:value="0.010468223884592" calcext:value-type="float">
            <text:p>0.01047</text:p>
          </table:table-cell>
          <table:table-cell table:style-name="ce21" office:value-type="string" calcext:value-type="string">
            <text:p>1,911,246,819</text:p>
          </table:table-cell>
          <table:table-cell table:number-columns-repeated="1016"/>
        </table:table-row>
        <table:table-row table:style-name="ro1">
          <table:table-cell table:style-name="ce7" table:formula="of:=[.A294]+1" office:value-type="float" office:value="293" calcext:value-type="float">
            <text:p>293</text:p>
          </table:table-cell>
          <table:table-cell table:style-name="ce13" table:formula="of:=RAND()*180" office:value-type="float" office:value="46.5486574245694" calcext:value-type="float">
            <text:p>46.5486574245694</text:p>
          </table:table-cell>
          <table:table-cell table:style-name="ce13" table:formula="of:=RAND()*180" office:value-type="float" office:value="117.408847604777" calcext:value-type="float">
            <text:p>117.408847604777</text:p>
          </table:table-cell>
          <table:table-cell table:style-name="ce13" table:formula="of:=RAND()*180" office:value-type="float" office:value="94.779115585863" calcext:value-type="float">
            <text:p>94.77911558586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95]*EXP([.C295]/180)-[.D295]/([.C295]^2))/180" office:value-type="float" office:value="0.496454097519509" calcext:value-type="float">
            <text:p>0.496454097519509</text:p>
          </table:table-cell>
          <table:table-cell table:style-name="ce19" table:formula="of:=0.01*([.B295]+[.B295]^2*0.1+[.C295]*[.D295])/([.C295]*[.D295]-[.B295])" office:value-type="float" office:value="0.0102795461200707" calcext:value-type="float">
            <text:p>0.01028</text:p>
          </table:table-cell>
          <table:table-cell table:style-name="ce21" office:value-type="string" calcext:value-type="string">
            <text:p>1,938,347,852</text:p>
          </table:table-cell>
          <table:table-cell table:number-columns-repeated="1016"/>
        </table:table-row>
        <table:table-row table:style-name="ro1">
          <table:table-cell table:style-name="ce7" table:formula="of:=[.A295]+1" office:value-type="float" office:value="294" calcext:value-type="float">
            <text:p>294</text:p>
          </table:table-cell>
          <table:table-cell table:style-name="ce13" table:formula="of:=RAND()*180" office:value-type="float" office:value="78.0281923216605" calcext:value-type="float">
            <text:p>78.0281923216605</text:p>
          </table:table-cell>
          <table:table-cell table:style-name="ce13" table:formula="of:=RAND()*180" office:value-type="float" office:value="96.5878652105029" calcext:value-type="float">
            <text:p>96.5878652105029</text:p>
          </table:table-cell>
          <table:table-cell table:style-name="ce13" table:formula="of:=RAND()*180" office:value-type="float" office:value="64.9125865970056" calcext:value-type="float">
            <text:p>64.9125865970056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296]*EXP([.C296]/180)-[.D296]/([.C296]^2))/180" office:value-type="float" office:value="0.741307661635753" calcext:value-type="float">
            <text:p>0.741307661635753</text:p>
          </table:table-cell>
          <table:table-cell table:style-name="ce19" table:formula="of:=0.01*([.B296]+[.B296]^2*0.1+[.C296]*[.D296])/([.C296]*[.D296]-[.B296])" office:value-type="float" office:value="0.0112353494619519" calcext:value-type="float">
            <text:p>0.01124</text:p>
          </table:table-cell>
          <table:table-cell table:style-name="ce21" office:value-type="string" calcext:value-type="string">
            <text:p>1,965,448,885</text:p>
          </table:table-cell>
          <table:table-cell table:number-columns-repeated="1016"/>
        </table:table-row>
        <table:table-row table:style-name="ro1">
          <table:table-cell table:style-name="ce7" table:formula="of:=[.A296]+1" office:value-type="float" office:value="295" calcext:value-type="float">
            <text:p>295</text:p>
          </table:table-cell>
          <table:table-cell table:style-name="ce13" table:formula="of:=RAND()*180" office:value-type="float" office:value="173.318030912429" calcext:value-type="float">
            <text:p>173.318030912429</text:p>
          </table:table-cell>
          <table:table-cell table:style-name="ce13" table:formula="of:=RAND()*180" office:value-type="float" office:value="77.979866931828" calcext:value-type="float">
            <text:p>77.979866931828</text:p>
          </table:table-cell>
          <table:table-cell table:style-name="ce13" table:formula="of:=RAND()*180" office:value-type="float" office:value="143.231422446857" calcext:value-type="float">
            <text:p>143.231422446857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97]*EXP([.C297]/180)-[.D297]/([.C297]^2))/180" office:value-type="float" office:value="1.48483661419217" calcext:value-type="float">
            <text:p>1.48483661419217</text:p>
          </table:table-cell>
          <table:table-cell table:style-name="ce19" table:formula="of:=0.01*([.B297]+[.B297]^2*0.1+[.C297]*[.D297])/([.C297]*[.D297]-[.B297])" office:value-type="float" office:value="0.0130471043891958" calcext:value-type="float">
            <text:p>0.01305</text:p>
          </table:table-cell>
          <table:table-cell table:style-name="ce22" office:value-type="string" calcext:value-type="string">
            <text:p>1,992,549,918</text:p>
          </table:table-cell>
          <table:table-cell table:number-columns-repeated="1016"/>
        </table:table-row>
        <table:table-row table:style-name="ro1">
          <table:table-cell table:style-name="ce7" table:formula="of:=[.A297]+1" office:value-type="float" office:value="296" calcext:value-type="float">
            <text:p>296</text:p>
          </table:table-cell>
          <table:table-cell table:style-name="ce13" table:formula="of:=RAND()*180" office:value-type="float" office:value="136.645247367114" calcext:value-type="float">
            <text:p>136.645247367114</text:p>
          </table:table-cell>
          <table:table-cell table:style-name="ce13" table:formula="of:=RAND()*180" office:value-type="float" office:value="169.494414708735" calcext:value-type="float">
            <text:p>169.494414708735</text:p>
          </table:table-cell>
          <table:table-cell table:style-name="ce13" table:formula="of:=RAND()*180" office:value-type="float" office:value="20.5675785969602" calcext:value-type="float">
            <text:p>20.5675785969602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98]*EXP([.C298]/180)-[.D298]/([.C298]^2))/180" office:value-type="float" office:value="1.94656226404585" calcext:value-type="float">
            <text:p>1.94656226404585</text:p>
          </table:table-cell>
          <table:table-cell table:style-name="ce19" table:formula="of:=0.01*([.B298]+[.B298]^2*0.1+[.C298]*[.D298])/([.C298]*[.D298]-[.B298])" office:value-type="float" office:value="0.0163905608532747" calcext:value-type="float">
            <text:p>0.01639</text:p>
          </table:table-cell>
          <table:table-cell table:style-name="ce22" office:value-type="string" calcext:value-type="string">
            <text:p>201,965,096</text:p>
          </table:table-cell>
          <table:table-cell table:number-columns-repeated="1016"/>
        </table:table-row>
        <table:table-row table:style-name="ro1">
          <table:table-cell table:style-name="ce7" table:formula="of:=[.A298]+1" office:value-type="float" office:value="297" calcext:value-type="float">
            <text:p>297</text:p>
          </table:table-cell>
          <table:table-cell table:style-name="ce13" table:formula="of:=RAND()*180" office:value-type="float" office:value="74.5033289404356" calcext:value-type="float">
            <text:p>74.5033289404356</text:p>
          </table:table-cell>
          <table:table-cell table:style-name="ce13" table:formula="of:=RAND()*180" office:value-type="float" office:value="5.35739359319599" calcext:value-type="float">
            <text:p>5.35739359319599</text:p>
          </table:table-cell>
          <table:table-cell table:style-name="ce13" table:formula="of:=RAND()*180" office:value-type="float" office:value="97.7688620326145" calcext:value-type="float">
            <text:p>97.768862032614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299]*EXP([.C299]/180)-[.D299]/([.C299]^2))/180" office:value-type="float" office:value="0.407487445931271" calcext:value-type="float">
            <text:p>0.407487445931271</text:p>
          </table:table-cell>
          <table:table-cell table:style-name="ce19" table:formula="of:=0.01*([.B299]+[.B299]^2*0.1+[.C299]*[.D299])/([.C299]*[.D299]-[.B299])" office:value-type="float" office:value="0.0256712215825409" calcext:value-type="float">
            <text:p>0.02567</text:p>
          </table:table-cell>
          <table:table-cell table:style-name="ce22" office:value-type="string" calcext:value-type="string">
            <text:p>2,046,751,985</text:p>
          </table:table-cell>
          <table:table-cell table:number-columns-repeated="1016"/>
        </table:table-row>
        <table:table-row table:style-name="ro1">
          <table:table-cell table:style-name="ce7" table:formula="of:=[.A299]+1" office:value-type="float" office:value="298" calcext:value-type="float">
            <text:p>298</text:p>
          </table:table-cell>
          <table:table-cell table:style-name="ce13" table:formula="of:=RAND()*180" office:value-type="float" office:value="112.952392177373" calcext:value-type="float">
            <text:p>112.952392177373</text:p>
          </table:table-cell>
          <table:table-cell table:style-name="ce13" table:formula="of:=RAND()*180" office:value-type="float" office:value="57.6032365462355" calcext:value-type="float">
            <text:p>57.6032365462355</text:p>
          </table:table-cell>
          <table:table-cell table:style-name="ce13" table:formula="of:=RAND()*180" office:value-type="float" office:value="173.568017006421" calcext:value-type="float">
            <text:p>173.56801700642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00]*EXP([.C300]/180)-[.D300]/([.C300]^2))/180" office:value-type="float" office:value="0.863890907292262" calcext:value-type="float">
            <text:p>0.863890907292262</text:p>
          </table:table-cell>
          <table:table-cell table:style-name="ce19" table:formula="of:=0.01*([.B300]+[.B300]^2*0.1+[.C300]*[.D300])/([.C300]*[.D300]-[.B300])" office:value-type="float" office:value="0.0115191803319105" calcext:value-type="float">
            <text:p>0.01152</text:p>
          </table:table-cell>
          <table:table-cell table:style-name="ce22" office:value-type="string" calcext:value-type="string">
            <text:p>2,073,853,018</text:p>
          </table:table-cell>
          <table:table-cell table:number-columns-repeated="1016"/>
        </table:table-row>
        <table:table-row table:style-name="ro1">
          <table:table-cell table:style-name="ce7" table:formula="of:=[.A300]+1" office:value-type="float" office:value="299" calcext:value-type="float">
            <text:p>299</text:p>
          </table:table-cell>
          <table:table-cell table:style-name="ce13" table:formula="of:=RAND()*180" office:value-type="float" office:value="53.146403929376" calcext:value-type="float">
            <text:p>53.146403929376</text:p>
          </table:table-cell>
          <table:table-cell table:style-name="ce13" table:formula="of:=RAND()*180" office:value-type="float" office:value="167.021780336253" calcext:value-type="float">
            <text:p>167.021780336253</text:p>
          </table:table-cell>
          <table:table-cell table:style-name="ce13" table:formula="of:=RAND()*180" office:value-type="float" office:value="34.2218428556251" calcext:value-type="float">
            <text:p>34.221842855625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01]*EXP([.C301]/180)-[.D301]/([.C301]^2))/180" office:value-type="float" office:value="0.746756024613085" calcext:value-type="float">
            <text:p>0.746756024613085</text:p>
          </table:table-cell>
          <table:table-cell table:style-name="ce19" table:formula="of:=0.01*([.B301]+[.B301]^2*0.1+[.C301]*[.D301])/([.C301]*[.D301]-[.B301])" office:value-type="float" office:value="0.0106865108356641" calcext:value-type="float">
            <text:p>0.01069</text:p>
          </table:table-cell>
          <table:table-cell table:style-name="ce22" office:value-type="string" calcext:value-type="string">
            <text:p>210,095,406</text:p>
          </table:table-cell>
          <table:table-cell table:number-columns-repeated="1016"/>
        </table:table-row>
        <table:table-row table:style-name="ro1">
          <table:table-cell table:style-name="ce7" table:formula="of:=[.A301]+1" office:value-type="float" office:value="300" calcext:value-type="float">
            <text:p>300</text:p>
          </table:table-cell>
          <table:table-cell table:style-name="ce13" table:formula="of:=RAND()*180" office:value-type="float" office:value="27.9214739361441" calcext:value-type="float">
            <text:p>27.9214739361441</text:p>
          </table:table-cell>
          <table:table-cell table:style-name="ce13" table:formula="of:=RAND()*180" office:value-type="float" office:value="140.862441366097" calcext:value-type="float">
            <text:p>140.862441366097</text:p>
          </table:table-cell>
          <table:table-cell table:style-name="ce13" table:formula="of:=RAND()*180" office:value-type="float" office:value="108.105162696954" calcext:value-type="float">
            <text:p>108.105162696954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02]*EXP([.C302]/180)-[.D302]/([.C302]^2))/180" office:value-type="float" office:value="0.339228659831391" calcext:value-type="float">
            <text:p>0.339228659831391</text:p>
          </table:table-cell>
          <table:table-cell table:style-name="ce19" table:formula="of:=0.01*([.B302]+[.B302]^2*0.1+[.C302]*[.D302])/([.C302]*[.D302]-[.B302])" office:value-type="float" office:value="0.0100880286214276" calcext:value-type="float">
            <text:p>0.01009</text:p>
          </table:table-cell>
          <table:table-cell table:style-name="ce22" office:value-type="string" calcext:value-type="string">
            <text:p>2,128,055,084</text:p>
          </table:table-cell>
          <table:table-cell table:number-columns-repeated="1016"/>
        </table:table-row>
        <table:table-row table:style-name="ro1">
          <table:table-cell table:style-name="ce7" table:formula="of:=[.A302]+1" office:value-type="float" office:value="301" calcext:value-type="float">
            <text:p>301</text:p>
          </table:table-cell>
          <table:table-cell table:style-name="ce13" table:formula="of:=RAND()*180" office:value-type="float" office:value="136.258445033519" calcext:value-type="float">
            <text:p>136.258445033519</text:p>
          </table:table-cell>
          <table:table-cell table:style-name="ce13" table:formula="of:=RAND()*180" office:value-type="float" office:value="116.830673749233" calcext:value-type="float">
            <text:p>116.830673749233</text:p>
          </table:table-cell>
          <table:table-cell table:style-name="ce13" table:formula="of:=RAND()*180" office:value-type="float" office:value="15.1664206750132" calcext:value-type="float">
            <text:p>15.1664206750132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03]*EXP([.C303]/180)-[.D303]/([.C303]^2))/180" office:value-type="float" office:value="1.44867826611254" calcext:value-type="float">
            <text:p>1.44867826611254</text:p>
          </table:table-cell>
          <table:table-cell table:style-name="ce19" table:formula="of:=0.01*([.B303]+[.B303]^2*0.1+[.C303]*[.D303])/([.C303]*[.D303]-[.B303])" office:value-type="float" office:value="0.0230172113377102" calcext:value-type="float">
            <text:p>0.02302</text:p>
          </table:table-cell>
          <table:table-cell table:style-name="ce22" office:value-type="string" calcext:value-type="string">
            <text:p>2,155,156,117</text:p>
          </table:table-cell>
          <table:table-cell table:number-columns-repeated="1016"/>
        </table:table-row>
        <table:table-row table:style-name="ro1">
          <table:table-cell table:style-name="ce7" table:formula="of:=[.A303]+1" office:value-type="float" office:value="302" calcext:value-type="float">
            <text:p>302</text:p>
          </table:table-cell>
          <table:table-cell table:style-name="ce13" table:formula="of:=RAND()*180" office:value-type="float" office:value="33.390270316339" calcext:value-type="float">
            <text:p>33.390270316339</text:p>
          </table:table-cell>
          <table:table-cell table:style-name="ce13" table:formula="of:=RAND()*180" office:value-type="float" office:value="80.8964443734842" calcext:value-type="float">
            <text:p>80.8964443734842</text:p>
          </table:table-cell>
          <table:table-cell table:style-name="ce13" table:formula="of:=RAND()*180" office:value-type="float" office:value="88.0582334193835" calcext:value-type="float">
            <text:p>88.058233419383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04]*EXP([.C304]/180)-[.D304]/([.C304]^2))/180" office:value-type="float" office:value="0.290682187693864" calcext:value-type="float">
            <text:p>0.290682187693864</text:p>
          </table:table-cell>
          <table:table-cell table:style-name="ce19" table:formula="of:=0.01*([.B304]+[.B304]^2*0.1+[.C304]*[.D304])/([.C304]*[.D304]-[.B304])" office:value-type="float" office:value="0.010251433474273" calcext:value-type="float">
            <text:p>0.01025</text:p>
          </table:table-cell>
          <table:table-cell table:style-name="ce22" office:value-type="string" calcext:value-type="string">
            <text:p>218,225,716</text:p>
          </table:table-cell>
          <table:table-cell table:number-columns-repeated="1016"/>
        </table:table-row>
        <table:table-row table:style-name="ro1">
          <table:table-cell table:style-name="ce7" table:formula="of:=[.A304]+1" office:value-type="float" office:value="303" calcext:value-type="float">
            <text:p>303</text:p>
          </table:table-cell>
          <table:table-cell table:style-name="ce13" table:formula="of:=RAND()*180" office:value-type="float" office:value="172.366414162782" calcext:value-type="float">
            <text:p>172.366414162782</text:p>
          </table:table-cell>
          <table:table-cell table:style-name="ce13" table:formula="of:=RAND()*180" office:value-type="float" office:value="49.4121721560174" calcext:value-type="float">
            <text:p>49.4121721560174</text:p>
          </table:table-cell>
          <table:table-cell table:style-name="ce13" table:formula="of:=RAND()*180" office:value-type="float" office:value="170.581603969459" calcext:value-type="float">
            <text:p>170.581603969459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05]*EXP([.C305]/180)-[.D305]/([.C305]^2))/180" office:value-type="float" office:value="1.25969504678883" calcext:value-type="float">
            <text:p>1.25969504678883</text:p>
          </table:table-cell>
          <table:table-cell table:style-name="ce19" table:formula="of:=0.01*([.B305]+[.B305]^2*0.1+[.C305]*[.D305])/([.C305]*[.D305]-[.B305])" office:value-type="float" office:value="0.0140159565532668" calcext:value-type="float">
            <text:p>0.01402</text:p>
          </table:table-cell>
          <table:table-cell table:style-name="ce23" office:value-type="string" calcext:value-type="string">
            <text:p>2,209,358,184</text:p>
          </table:table-cell>
          <table:table-cell table:number-columns-repeated="1016"/>
        </table:table-row>
        <table:table-row table:style-name="ro1">
          <table:table-cell table:style-name="ce7" table:formula="of:=[.A305]+1" office:value-type="float" office:value="304" calcext:value-type="float">
            <text:p>304</text:p>
          </table:table-cell>
          <table:table-cell table:style-name="ce13" table:formula="of:=RAND()*180" office:value-type="float" office:value="2.39367743886039" calcext:value-type="float">
            <text:p>2.39367743886039</text:p>
          </table:table-cell>
          <table:table-cell table:style-name="ce13" table:formula="of:=RAND()*180" office:value-type="float" office:value="94.9329886253361" calcext:value-type="float">
            <text:p>94.9329886253361</text:p>
          </table:table-cell>
          <table:table-cell table:style-name="ce13" table:formula="of:=RAND()*180" office:value-type="float" office:value="105.838324165695" calcext:value-type="float">
            <text:p>105.838324165695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06]*EXP([.C306]/180)-[.D306]/([.C306]^2))/180" office:value-type="float" office:value="0.0224689707731818" calcext:value-type="float">
            <text:p>0.022468970773182</text:p>
          </table:table-cell>
          <table:table-cell table:style-name="ce19" table:formula="of:=0.01*([.B306]+[.B306]^2*0.1+[.C306]*[.D306])/([.C306]*[.D306]-[.B306])" office:value-type="float" office:value="0.0100053362284415" calcext:value-type="float">
            <text:p>0.01001</text:p>
          </table:table-cell>
          <table:table-cell table:style-name="ce23" office:value-type="string" calcext:value-type="string">
            <text:p>2,236,459,217</text:p>
          </table:table-cell>
          <table:table-cell table:number-columns-repeated="1016"/>
        </table:table-row>
        <table:table-row table:style-name="ro1">
          <table:table-cell table:style-name="ce7" table:formula="of:=[.A306]+1" office:value-type="float" office:value="305" calcext:value-type="float">
            <text:p>305</text:p>
          </table:table-cell>
          <table:table-cell table:style-name="ce13" table:formula="of:=RAND()*180" office:value-type="float" office:value="12.383134411303" calcext:value-type="float">
            <text:p>12.383134411303</text:p>
          </table:table-cell>
          <table:table-cell table:style-name="ce13" table:formula="of:=RAND()*180" office:value-type="float" office:value="46.5086886891601" calcext:value-type="float">
            <text:p>46.5086886891601</text:p>
          </table:table-cell>
          <table:table-cell table:style-name="ce13" table:formula="of:=RAND()*180" office:value-type="float" office:value="83.3906433132344" calcext:value-type="float">
            <text:p>83.3906433132344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07]*EXP([.C307]/180)-[.D307]/([.C307]^2))/180" office:value-type="float" office:value="0.0888640937226292" calcext:value-type="float">
            <text:p>0.088864093722629</text:p>
          </table:table-cell>
          <table:table-cell table:style-name="ce19" table:formula="of:=0.01*([.B307]+[.B307]^2*0.1+[.C307]*[.D307])/([.C307]*[.D307]-[.B307])" office:value-type="float" office:value="0.010103725827462" calcext:value-type="float">
            <text:p>0.01010</text:p>
          </table:table-cell>
          <table:table-cell table:style-name="ce23" office:value-type="string" calcext:value-type="string">
            <text:p>2,263,560,250</text:p>
          </table:table-cell>
          <table:table-cell table:number-columns-repeated="1016"/>
        </table:table-row>
        <table:table-row table:style-name="ro1">
          <table:table-cell table:style-name="ce7" table:formula="of:=[.A307]+1" office:value-type="float" office:value="306" calcext:value-type="float">
            <text:p>306</text:p>
          </table:table-cell>
          <table:table-cell table:style-name="ce13" table:formula="of:=RAND()*180" office:value-type="float" office:value="33.1859292934455" calcext:value-type="float">
            <text:p>33.1859292934455</text:p>
          </table:table-cell>
          <table:table-cell table:style-name="ce13" table:formula="of:=RAND()*180" office:value-type="float" office:value="160.559273303746" calcext:value-type="float">
            <text:p>160.559273303746</text:p>
          </table:table-cell>
          <table:table-cell table:style-name="ce13" table:formula="of:=RAND()*180" office:value-type="float" office:value="77.6016598924157" calcext:value-type="float">
            <text:p>77.601659892415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08]*EXP([.C308]/180)-[.D308]/([.C308]^2))/180" office:value-type="float" office:value="0.44983605055592" calcext:value-type="float">
            <text:p>0.44983605055592</text:p>
          </table:table-cell>
          <table:table-cell table:style-name="ce19" table:formula="of:=0.01*([.B308]+[.B308]^2*0.1+[.C308]*[.D308])/([.C308]*[.D308]-[.B308])" office:value-type="float" office:value="0.0101420373639135" calcext:value-type="float">
            <text:p>0.01014</text:p>
          </table:table-cell>
          <table:table-cell table:style-name="ce23" office:value-type="string" calcext:value-type="string">
            <text:p>2,290,661,283</text:p>
          </table:table-cell>
          <table:table-cell table:number-columns-repeated="1016"/>
        </table:table-row>
        <table:table-row table:style-name="ro1">
          <table:table-cell table:style-name="ce7" table:formula="of:=[.A308]+1" office:value-type="float" office:value="307" calcext:value-type="float">
            <text:p>307</text:p>
          </table:table-cell>
          <table:table-cell table:style-name="ce13" table:formula="of:=RAND()*180" office:value-type="float" office:value="105.863562288667" calcext:value-type="float">
            <text:p>105.863562288667</text:p>
          </table:table-cell>
          <table:table-cell table:style-name="ce13" table:formula="of:=RAND()*180" office:value-type="float" office:value="25.9087752283678" calcext:value-type="float">
            <text:p>25.9087752283678</text:p>
          </table:table-cell>
          <table:table-cell table:style-name="ce13" table:formula="of:=RAND()*180" office:value-type="float" office:value="107.121317619367" calcext:value-type="float">
            <text:p>107.12131761936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09]*EXP([.C309]/180)-[.D309]/([.C309]^2))/180" office:value-type="float" office:value="0.678294114008922" calcext:value-type="float">
            <text:p>0.678294114008922</text:p>
          </table:table-cell>
          <table:table-cell table:style-name="ce19" table:formula="of:=0.01*([.B309]+[.B309]^2*0.1+[.C309]*[.D309])/([.C309]*[.D309]-[.B309])" office:value-type="float" office:value="0.0149912988715038" calcext:value-type="float">
            <text:p>0.01499</text:p>
          </table:table-cell>
          <table:table-cell table:style-name="ce23" office:value-type="string" calcext:value-type="string">
            <text:p>2,317,762,317</text:p>
          </table:table-cell>
          <table:table-cell table:number-columns-repeated="1016"/>
        </table:table-row>
        <table:table-row table:style-name="ro1">
          <table:table-cell table:style-name="ce7" table:formula="of:=[.A309]+1" office:value-type="float" office:value="308" calcext:value-type="float">
            <text:p>308</text:p>
          </table:table-cell>
          <table:table-cell table:style-name="ce13" table:formula="of:=RAND()*180" office:value-type="float" office:value="44.2649207473046" calcext:value-type="float">
            <text:p>44.2649207473046</text:p>
          </table:table-cell>
          <table:table-cell table:style-name="ce13" table:formula="of:=RAND()*180" office:value-type="float" office:value="41.006433415606" calcext:value-type="float">
            <text:p>41.006433415606</text:p>
          </table:table-cell>
          <table:table-cell table:style-name="ce13" table:formula="of:=RAND()*180" office:value-type="float" office:value="162.715831950296" calcext:value-type="float">
            <text:p>162.715831950296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10]*EXP([.C310]/180)-[.D310]/([.C310]^2))/180" office:value-type="float" office:value="0.308296573516592" calcext:value-type="float">
            <text:p>0.308296573516592</text:p>
          </table:table-cell>
          <table:table-cell table:style-name="ce19" table:formula="of:=0.01*([.B310]+[.B310]^2*0.1+[.C310]*[.D310])/([.C310]*[.D310]-[.B310])" office:value-type="float" office:value="0.0104291830714223" calcext:value-type="float">
            <text:p>0.01043</text:p>
          </table:table-cell>
          <table:table-cell table:style-name="ce23" office:value-type="string" calcext:value-type="string">
            <text:p>2,344,863,350</text:p>
          </table:table-cell>
          <table:table-cell table:number-columns-repeated="1016"/>
        </table:table-row>
        <table:table-row table:style-name="ro1">
          <table:table-cell table:style-name="ce7" table:formula="of:=[.A310]+1" office:value-type="float" office:value="309" calcext:value-type="float">
            <text:p>309</text:p>
          </table:table-cell>
          <table:table-cell table:style-name="ce13" table:formula="of:=RAND()*180" office:value-type="float" office:value="146.076076668694" calcext:value-type="float">
            <text:p>146.076076668694</text:p>
          </table:table-cell>
          <table:table-cell table:style-name="ce13" table:formula="of:=RAND()*180" office:value-type="float" office:value="47.3500942841751" calcext:value-type="float">
            <text:p>47.3500942841751</text:p>
          </table:table-cell>
          <table:table-cell table:style-name="ce13" table:formula="of:=RAND()*180" office:value-type="float" office:value="73.6666333171463" calcext:value-type="float">
            <text:p>73.6666333171463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11]*EXP([.C311]/180)-[.D311]/([.C311]^2))/180" office:value-type="float" office:value="1.055541460652" calcext:value-type="float">
            <text:p>1.055541460652</text:p>
          </table:table-cell>
          <table:table-cell table:style-name="ce19" table:formula="of:=0.01*([.B311]+[.B311]^2*0.1+[.C311]*[.D311])/([.C311]*[.D311]-[.B311])" office:value-type="float" office:value="0.0172589491658959" calcext:value-type="float">
            <text:p>0.01726</text:p>
          </table:table-cell>
          <table:table-cell table:style-name="ce23" office:value-type="string" calcext:value-type="string">
            <text:p>2,371,964,383</text:p>
          </table:table-cell>
          <table:table-cell table:number-columns-repeated="1016"/>
        </table:table-row>
        <table:table-row table:style-name="ro1">
          <table:table-cell table:style-name="ce7" table:formula="of:=[.A311]+1" office:value-type="float" office:value="310" calcext:value-type="float">
            <text:p>310</text:p>
          </table:table-cell>
          <table:table-cell table:style-name="ce13" table:formula="of:=RAND()*180" office:value-type="float" office:value="79.479676089884" calcext:value-type="float">
            <text:p>79.479676089884</text:p>
          </table:table-cell>
          <table:table-cell table:style-name="ce13" table:formula="of:=RAND()*180" office:value-type="float" office:value="72.7168315513607" calcext:value-type="float">
            <text:p>72.7168315513607</text:p>
          </table:table-cell>
          <table:table-cell table:style-name="ce13" table:formula="of:=RAND()*180" office:value-type="float" office:value="69.6438674383819" calcext:value-type="float">
            <text:p>69.6438674383819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12]*EXP([.C312]/180)-[.D312]/([.C312]^2))/180" office:value-type="float" office:value="0.66127614586339" calcext:value-type="float">
            <text:p>0.66127614586339</text:p>
          </table:table-cell>
          <table:table-cell table:style-name="ce19" table:formula="of:=0.01*([.B312]+[.B312]^2*0.1+[.C312]*[.D312])/([.C312]*[.D312]-[.B312])" office:value-type="float" office:value="0.0115861438242458" calcext:value-type="float">
            <text:p>0.01159</text:p>
          </table:table-cell>
          <table:table-cell table:style-name="ce23" office:value-type="string" calcext:value-type="string">
            <text:p>2,399,065,416</text:p>
          </table:table-cell>
          <table:table-cell table:number-columns-repeated="1016"/>
        </table:table-row>
        <table:table-row table:style-name="ro1">
          <table:table-cell table:style-name="ce7" table:formula="of:=[.A312]+1" office:value-type="float" office:value="311" calcext:value-type="float">
            <text:p>311</text:p>
          </table:table-cell>
          <table:table-cell table:style-name="ce13" table:formula="of:=RAND()*180" office:value-type="float" office:value="164.087556642009" calcext:value-type="float">
            <text:p>164.087556642009</text:p>
          </table:table-cell>
          <table:table-cell table:style-name="ce13" table:formula="of:=RAND()*180" office:value-type="float" office:value="28.3787219808834" calcext:value-type="float">
            <text:p>28.3787219808834</text:p>
          </table:table-cell>
          <table:table-cell table:style-name="ce13" table:formula="of:=RAND()*180" office:value-type="float" office:value="177.442157712515" calcext:value-type="float">
            <text:p>177.442157712515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13]*EXP([.C313]/180)-[.D313]/([.C313]^2))/180" office:value-type="float" office:value="1.06604477401349" calcext:value-type="float">
            <text:p>1.06604477401349</text:p>
          </table:table-cell>
          <table:table-cell table:style-name="ce19" table:formula="of:=0.01*([.B313]+[.B313]^2*0.1+[.C313]*[.D313])/([.C313]*[.D313]-[.B313])" office:value-type="float" office:value="0.0162006597417434" calcext:value-type="float">
            <text:p>0.01620</text:p>
          </table:table-cell>
          <table:table-cell table:style-name="ce24" office:value-type="string" calcext:value-type="string">
            <text:p>2,426,166,449</text:p>
          </table:table-cell>
          <table:table-cell table:number-columns-repeated="1016"/>
        </table:table-row>
        <table:table-row table:style-name="ro1">
          <table:table-cell table:style-name="ce7" table:formula="of:=[.A313]+1" office:value-type="float" office:value="312" calcext:value-type="float">
            <text:p>312</text:p>
          </table:table-cell>
          <table:table-cell table:style-name="ce13" table:formula="of:=RAND()*180" office:value-type="float" office:value="137.100269826005" calcext:value-type="float">
            <text:p>137.100269826005</text:p>
          </table:table-cell>
          <table:table-cell table:style-name="ce13" table:formula="of:=RAND()*180" office:value-type="float" office:value="84.4375147047173" calcext:value-type="float">
            <text:p>84.4375147047173</text:p>
          </table:table-cell>
          <table:table-cell table:style-name="ce13" table:formula="of:=RAND()*180" office:value-type="float" office:value="107.641299907795" calcext:value-type="float">
            <text:p>107.641299907795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14]*EXP([.C314]/180)-[.D314]/([.C314]^2))/180" office:value-type="float" office:value="1.21748117926685" calcext:value-type="float">
            <text:p>1.21748117926685</text:p>
          </table:table-cell>
          <table:table-cell table:style-name="ce19" table:formula="of:=0.01*([.B314]+[.B314]^2*0.1+[.C314]*[.D314])/([.C314]*[.D314]-[.B314])" office:value-type="float" office:value="0.0124060341408134" calcext:value-type="float">
            <text:p>0.01241</text:p>
          </table:table-cell>
          <table:table-cell table:style-name="ce24" office:value-type="string" calcext:value-type="string">
            <text:p>2,453,267,483</text:p>
          </table:table-cell>
          <table:table-cell table:number-columns-repeated="1016"/>
        </table:table-row>
        <table:table-row table:style-name="ro1">
          <table:table-cell table:style-name="ce7" table:formula="of:=[.A314]+1" office:value-type="float" office:value="313" calcext:value-type="float">
            <text:p>313</text:p>
          </table:table-cell>
          <table:table-cell table:style-name="ce13" table:formula="of:=RAND()*180" office:value-type="float" office:value="113.26290541887" calcext:value-type="float">
            <text:p>113.26290541887</text:p>
          </table:table-cell>
          <table:table-cell table:style-name="ce13" table:formula="of:=RAND()*180" office:value-type="float" office:value="131.678167948708" calcext:value-type="float">
            <text:p>131.678167948708</text:p>
          </table:table-cell>
          <table:table-cell table:style-name="ce13" table:formula="of:=RAND()*180" office:value-type="float" office:value="157.939907156387" calcext:value-type="float">
            <text:p>157.939907156387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15]*EXP([.C315]/180)-[.D315]/([.C315]^2))/180" office:value-type="float" office:value="1.30768911152408" calcext:value-type="float">
            <text:p>1.30768911152408</text:p>
          </table:table-cell>
          <table:table-cell table:style-name="ce19" table:formula="of:=0.01*([.B315]+[.B315]^2*0.1+[.C315]*[.D315])/([.C315]*[.D315]-[.B315])" office:value-type="float" office:value="0.0107297313045646" calcext:value-type="float">
            <text:p>0.01073</text:p>
          </table:table-cell>
          <table:table-cell table:style-name="ce24" office:value-type="string" calcext:value-type="string">
            <text:p>2,480,368,516</text:p>
          </table:table-cell>
          <table:table-cell table:number-columns-repeated="1016"/>
        </table:table-row>
        <table:table-row table:style-name="ro1">
          <table:table-cell table:style-name="ce7" table:formula="of:=[.A315]+1" office:value-type="float" office:value="314" calcext:value-type="float">
            <text:p>314</text:p>
          </table:table-cell>
          <table:table-cell table:style-name="ce13" table:formula="of:=RAND()*180" office:value-type="float" office:value="144.058714121615" calcext:value-type="float">
            <text:p>144.058714121615</text:p>
          </table:table-cell>
          <table:table-cell table:style-name="ce13" table:formula="of:=RAND()*180" office:value-type="float" office:value="163.873947419605" calcext:value-type="float">
            <text:p>163.873947419605</text:p>
          </table:table-cell>
          <table:table-cell table:style-name="ce13" table:formula="of:=RAND()*180" office:value-type="float" office:value="139.659161884345" calcext:value-type="float">
            <text:p>139.659161884345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16]*EXP([.C316]/180)-[.D316]/([.C316]^2))/180" office:value-type="float" office:value="1.98905648105838" calcext:value-type="float">
            <text:p>1.98905648105838</text:p>
          </table:table-cell>
          <table:table-cell table:style-name="ce19" table:formula="of:=0.01*([.B316]+[.B316]^2*0.1+[.C316]*[.D316])/([.C316]*[.D316]-[.B316])" office:value-type="float" office:value="0.0110392063464471" calcext:value-type="float">
            <text:p>0.01104</text:p>
          </table:table-cell>
          <table:table-cell table:style-name="ce24" office:value-type="string" calcext:value-type="string">
            <text:p>2,507,469,549</text:p>
          </table:table-cell>
          <table:table-cell table:number-columns-repeated="1016"/>
        </table:table-row>
        <table:table-row table:style-name="ro1">
          <table:table-cell table:style-name="ce7" table:formula="of:=[.A316]+1" office:value-type="float" office:value="315" calcext:value-type="float">
            <text:p>315</text:p>
          </table:table-cell>
          <table:table-cell table:style-name="ce13" table:formula="of:=RAND()*180" office:value-type="float" office:value="90.1811706036739" calcext:value-type="float">
            <text:p>90.1811706036739</text:p>
          </table:table-cell>
          <table:table-cell table:style-name="ce13" table:formula="of:=RAND()*180" office:value-type="float" office:value="28.4653833491795" calcext:value-type="float">
            <text:p>28.4653833491795</text:p>
          </table:table-cell>
          <table:table-cell table:style-name="ce13" table:formula="of:=RAND()*180" office:value-type="float" office:value="93.6438411232463" calcext:value-type="float">
            <text:p>93.6438411232463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17]*EXP([.C317]/180)-[.D317]/([.C317]^2))/180" office:value-type="float" office:value="0.586202574630442" calcext:value-type="float">
            <text:p>0.586202574630442</text:p>
          </table:table-cell>
          <table:table-cell table:style-name="ce19" table:formula="of:=0.01*([.B317]+[.B317]^2*0.1+[.C317]*[.D317])/([.C317]*[.D317]-[.B317])" office:value-type="float" office:value="0.0138581051743993" calcext:value-type="float">
            <text:p>0.01386</text:p>
          </table:table-cell>
          <table:table-cell table:style-name="ce24" office:value-type="string" calcext:value-type="string">
            <text:p>2,534,570,582</text:p>
          </table:table-cell>
          <table:table-cell table:number-columns-repeated="1016"/>
        </table:table-row>
        <table:table-row table:style-name="ro1">
          <table:table-cell table:style-name="ce7" table:formula="of:=[.A317]+1" office:value-type="float" office:value="316" calcext:value-type="float">
            <text:p>316</text:p>
          </table:table-cell>
          <table:table-cell table:style-name="ce13" table:formula="of:=RAND()*180" office:value-type="float" office:value="23.5400143524527" calcext:value-type="float">
            <text:p>23.5400143524527</text:p>
          </table:table-cell>
          <table:table-cell table:style-name="ce13" table:formula="of:=RAND()*180" office:value-type="float" office:value="80.3453982029857" calcext:value-type="float">
            <text:p>80.3453982029857</text:p>
          </table:table-cell>
          <table:table-cell table:style-name="ce13" table:formula="of:=RAND()*180" office:value-type="float" office:value="105.755465341957" calcext:value-type="float">
            <text:p>105.755465341957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18]*EXP([.C318]/180)-[.D318]/([.C318]^2))/180" office:value-type="float" office:value="0.20426496391084" calcext:value-type="float">
            <text:p>0.20426496391084</text:p>
          </table:table-cell>
          <table:table-cell table:style-name="ce19" table:formula="of:=0.01*([.B318]+[.B318]^2*0.1+[.C318]*[.D318])/([.C318]*[.D318]-[.B318])" office:value-type="float" office:value="0.0101209584751759" calcext:value-type="float">
            <text:p>0.01012</text:p>
          </table:table-cell>
          <table:table-cell table:style-name="ce24" office:value-type="string" calcext:value-type="string">
            <text:p>2,561,671,615</text:p>
          </table:table-cell>
          <table:table-cell table:number-columns-repeated="1016"/>
        </table:table-row>
        <table:table-row table:style-name="ro1">
          <table:table-cell table:style-name="ce7" table:formula="of:=[.A318]+1" office:value-type="float" office:value="317" calcext:value-type="float">
            <text:p>317</text:p>
          </table:table-cell>
          <table:table-cell table:style-name="ce13" table:formula="of:=RAND()*180" office:value-type="float" office:value="57.3092726962474" calcext:value-type="float">
            <text:p>57.3092726962474</text:p>
          </table:table-cell>
          <table:table-cell table:style-name="ce13" table:formula="of:=RAND()*180" office:value-type="float" office:value="75.6283181393559" calcext:value-type="float">
            <text:p>75.6283181393559</text:p>
          </table:table-cell>
          <table:table-cell table:style-name="ce13" table:formula="of:=RAND()*180" office:value-type="float" office:value="153.156026705823" calcext:value-type="float">
            <text:p>153.156026705823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19]*EXP([.C319]/180)-[.D319]/([.C319]^2))/180" office:value-type="float" office:value="0.484496976708412" calcext:value-type="float">
            <text:p>0.484496976708412</text:p>
          </table:table-cell>
          <table:table-cell table:style-name="ce19" table:formula="of:=0.01*([.B319]+[.B319]^2*0.1+[.C319]*[.D319])/([.C319]*[.D319]-[.B319])" office:value-type="float" office:value="0.0103844076820636" calcext:value-type="float">
            <text:p>0.01038</text:p>
          </table:table-cell>
          <table:table-cell table:style-name="ce24" office:value-type="string" calcext:value-type="string">
            <text:p>2,588,772,649</text:p>
          </table:table-cell>
          <table:table-cell table:number-columns-repeated="1016"/>
        </table:table-row>
        <table:table-row table:style-name="ro1">
          <table:table-cell table:style-name="ce7" table:formula="of:=[.A319]+1" office:value-type="float" office:value="318" calcext:value-type="float">
            <text:p>318</text:p>
          </table:table-cell>
          <table:table-cell table:style-name="ce13" table:formula="of:=RAND()*180" office:value-type="float" office:value="61.6725219445846" calcext:value-type="float">
            <text:p>61.6725219445846</text:p>
          </table:table-cell>
          <table:table-cell table:style-name="ce13" table:formula="of:=RAND()*180" office:value-type="float" office:value="103.437631933281" calcext:value-type="float">
            <text:p>103.437631933281</text:p>
          </table:table-cell>
          <table:table-cell table:style-name="ce13" table:formula="of:=RAND()*180" office:value-type="float" office:value="51.2605099129859" calcext:value-type="float">
            <text:p>51.260509912985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20]*EXP([.C320]/180)-[.D320]/([.C320]^2))/180" office:value-type="float" office:value="0.608652009650595" calcext:value-type="float">
            <text:p>0.608652009650595</text:p>
          </table:table-cell>
          <table:table-cell table:style-name="ce19" table:formula="of:=0.01*([.B320]+[.B320]^2*0.1+[.C320]*[.D320])/([.C320]*[.D320]-[.B320])" office:value-type="float" office:value="0.0109611412631905" calcext:value-type="float">
            <text:p>0.01096</text:p>
          </table:table-cell>
          <table:table-cell table:style-name="ce24" office:value-type="string" calcext:value-type="string">
            <text:p>2,615,873,682</text:p>
          </table:table-cell>
          <table:table-cell table:number-columns-repeated="1016"/>
        </table:table-row>
        <table:table-row table:style-name="ro1">
          <table:table-cell table:style-name="ce7" table:formula="of:=[.A320]+1" office:value-type="float" office:value="319" calcext:value-type="float">
            <text:p>319</text:p>
          </table:table-cell>
          <table:table-cell table:style-name="ce13" table:formula="of:=RAND()*180" office:value-type="float" office:value="4.07502401126307" calcext:value-type="float">
            <text:p>4.07502401126307</text:p>
          </table:table-cell>
          <table:table-cell table:style-name="ce13" table:formula="of:=RAND()*180" office:value-type="float" office:value="169.776564422297" calcext:value-type="float">
            <text:p>169.776564422297</text:p>
          </table:table-cell>
          <table:table-cell table:style-name="ce13" table:formula="of:=RAND()*180" office:value-type="float" office:value="40.3627461603913" calcext:value-type="float">
            <text:p>40.362746160391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21]*EXP([.C321]/180)-[.D321]/([.C321]^2))/180" office:value-type="float" office:value="0.0581336337454521" calcext:value-type="float">
            <text:p>0.058133633745452</text:p>
          </table:table-cell>
          <table:table-cell table:style-name="ce19" table:formula="of:=0.01*([.B321]+[.B321]^2*0.1+[.C321]*[.D321])/([.C321]*[.D321]-[.B321])" office:value-type="float" office:value="0.0100143250712094" calcext:value-type="float">
            <text:p>0.01001</text:p>
          </table:table-cell>
          <table:table-cell table:style-name="ce20" office:value-type="string" calcext:value-type="string">
            <text:p>2,642,974,715</text:p>
          </table:table-cell>
          <table:table-cell table:number-columns-repeated="1016"/>
        </table:table-row>
        <table:table-row table:style-name="ro1">
          <table:table-cell table:style-name="ce7" table:formula="of:=[.A321]+1" office:value-type="float" office:value="320" calcext:value-type="float">
            <text:p>320</text:p>
          </table:table-cell>
          <table:table-cell table:style-name="ce13" table:formula="of:=RAND()*180" office:value-type="float" office:value="43.5686234130326" calcext:value-type="float">
            <text:p>43.5686234130326</text:p>
          </table:table-cell>
          <table:table-cell table:style-name="ce13" table:formula="of:=RAND()*180" office:value-type="float" office:value="178.717506905505" calcext:value-type="float">
            <text:p>178.717506905505</text:p>
          </table:table-cell>
          <table:table-cell table:style-name="ce13" table:formula="of:=RAND()*180" office:value-type="float" office:value="26.0095322999978" calcext:value-type="float">
            <text:p>26.0095322999978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22]*EXP([.C322]/180)-[.D322]/([.C322]^2))/180" office:value-type="float" office:value="0.653278666384214" calcext:value-type="float">
            <text:p>0.653278666384214</text:p>
          </table:table-cell>
          <table:table-cell table:style-name="ce19" table:formula="of:=0.01*([.B322]+[.B322]^2*0.1+[.C322]*[.D322])/([.C322]*[.D322]-[.B322])" office:value-type="float" office:value="0.0106014600724774" calcext:value-type="float">
            <text:p>0.01060</text:p>
          </table:table-cell>
          <table:table-cell table:style-name="ce20" office:value-type="string" calcext:value-type="string">
            <text:p>2,670,075,748</text:p>
          </table:table-cell>
          <table:table-cell table:number-columns-repeated="1016"/>
        </table:table-row>
        <table:table-row table:style-name="ro1">
          <table:table-cell table:style-name="ce7" table:formula="of:=[.A322]+1" office:value-type="float" office:value="321" calcext:value-type="float">
            <text:p>321</text:p>
          </table:table-cell>
          <table:table-cell table:style-name="ce13" table:formula="of:=RAND()*180" office:value-type="float" office:value="169.715549019729" calcext:value-type="float">
            <text:p>169.715549019729</text:p>
          </table:table-cell>
          <table:table-cell table:style-name="ce13" table:formula="of:=RAND()*180" office:value-type="float" office:value="30.9673093529636" calcext:value-type="float">
            <text:p>30.9673093529636</text:p>
          </table:table-cell>
          <table:table-cell table:style-name="ce13" table:formula="of:=RAND()*180" office:value-type="float" office:value="22.1665093385628" calcext:value-type="float">
            <text:p>22.1665093385628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23]*EXP([.C323]/180)-[.D323]/([.C323]^2))/180" office:value-type="float" office:value="1.11973592237844" calcext:value-type="float">
            <text:p>1.11973592237844</text:p>
          </table:table-cell>
          <table:table-cell table:style-name="ce19" table:formula="of:=0.01*([.B323]+[.B323]^2*0.1+[.C323]*[.D323])/([.C323]*[.D323]-[.B323])" office:value-type="float" office:value="0.0723114620640709" calcext:value-type="float">
            <text:p>0.07231</text:p>
          </table:table-cell>
          <table:table-cell table:style-name="ce20" office:value-type="string" calcext:value-type="string">
            <text:p>269,717,679</text:p>
          </table:table-cell>
          <table:table-cell table:number-columns-repeated="1016"/>
        </table:table-row>
        <table:table-row table:style-name="ro1">
          <table:table-cell table:style-name="ce7" table:formula="of:=[.A323]+1" office:value-type="float" office:value="322" calcext:value-type="float">
            <text:p>322</text:p>
          </table:table-cell>
          <table:table-cell table:style-name="ce13" table:formula="of:=RAND()*180" office:value-type="float" office:value="27.4210387832077" calcext:value-type="float">
            <text:p>27.4210387832077</text:p>
          </table:table-cell>
          <table:table-cell table:style-name="ce13" table:formula="of:=RAND()*180" office:value-type="float" office:value="28.1183425384108" calcext:value-type="float">
            <text:p>28.1183425384108</text:p>
          </table:table-cell>
          <table:table-cell table:style-name="ce13" table:formula="of:=RAND()*180" office:value-type="float" office:value="80.8443409029786" calcext:value-type="float">
            <text:p>80.8443409029786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24]*EXP([.C324]/180)-[.D324]/([.C324]^2))/180" office:value-type="float" office:value="0.177527805266137" calcext:value-type="float">
            <text:p>0.177527805266137</text:p>
          </table:table-cell>
          <table:table-cell table:style-name="ce19" table:formula="of:=0.01*([.B324]+[.B324]^2*0.1+[.C324]*[.D324])/([.C324]*[.D324]-[.B324])" office:value-type="float" office:value="0.0105790102366992" calcext:value-type="float">
            <text:p>0.01058</text:p>
          </table:table-cell>
          <table:table-cell table:style-name="ce20" office:value-type="string" calcext:value-type="string">
            <text:p>2,724,277,815</text:p>
          </table:table-cell>
          <table:table-cell table:number-columns-repeated="1016"/>
        </table:table-row>
        <table:table-row table:style-name="ro1">
          <table:table-cell table:style-name="ce7" table:formula="of:=[.A324]+1" office:value-type="float" office:value="323" calcext:value-type="float">
            <text:p>323</text:p>
          </table:table-cell>
          <table:table-cell table:style-name="ce13" table:formula="of:=RAND()*180" office:value-type="float" office:value="36.2769059015219" calcext:value-type="float">
            <text:p>36.2769059015219</text:p>
          </table:table-cell>
          <table:table-cell table:style-name="ce13" table:formula="of:=RAND()*180" office:value-type="float" office:value="145.629366532114" calcext:value-type="float">
            <text:p>145.629366532114</text:p>
          </table:table-cell>
          <table:table-cell table:style-name="ce13" table:formula="of:=RAND()*180" office:value-type="float" office:value="119.000958843881" calcext:value-type="float">
            <text:p>119.00095884388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25]*EXP([.C325]/180)-[.D325]/([.C325]^2))/180" office:value-type="float" office:value="0.452579268015601" calcext:value-type="float">
            <text:p>0.452579268015601</text:p>
          </table:table-cell>
          <table:table-cell table:style-name="ce19" table:formula="of:=0.01*([.B325]+[.B325]^2*0.1+[.C325]*[.D325])/([.C325]*[.D325]-[.B325])" office:value-type="float" office:value="0.0101180513857588" calcext:value-type="float">
            <text:p>0.01012</text:p>
          </table:table-cell>
          <table:table-cell table:style-name="ce20" office:value-type="string" calcext:value-type="string">
            <text:p>2,751,378,848</text:p>
          </table:table-cell>
          <table:table-cell table:number-columns-repeated="1016"/>
        </table:table-row>
        <table:table-row table:style-name="ro1">
          <table:table-cell table:style-name="ce7" table:formula="of:=[.A325]+1" office:value-type="float" office:value="324" calcext:value-type="float">
            <text:p>324</text:p>
          </table:table-cell>
          <table:table-cell table:style-name="ce13" table:formula="of:=RAND()*180" office:value-type="float" office:value="146.883839891593" calcext:value-type="float">
            <text:p>146.883839891593</text:p>
          </table:table-cell>
          <table:table-cell table:style-name="ce13" table:formula="of:=RAND()*180" office:value-type="float" office:value="104.235132305657" calcext:value-type="float">
            <text:p>104.235132305657</text:p>
          </table:table-cell>
          <table:table-cell table:style-name="ce13" table:formula="of:=RAND()*180" office:value-type="float" office:value="80.7628357893927" calcext:value-type="float">
            <text:p>80.762835789392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26]*EXP([.C326]/180)-[.D326]/([.C326]^2))/180" office:value-type="float" office:value="1.45606985505845" calcext:value-type="float">
            <text:p>1.45606985505845</text:p>
          </table:table-cell>
          <table:table-cell table:style-name="ce19" table:formula="of:=0.01*([.B326]+[.B326]^2*0.1+[.C326]*[.D326])/([.C326]*[.D326]-[.B326])" office:value-type="float" office:value="0.012963514956872" calcext:value-type="float">
            <text:p>0.01296</text:p>
          </table:table-cell>
          <table:table-cell table:style-name="ce20" office:value-type="string" calcext:value-type="string">
            <text:p>277,847,989</text:p>
          </table:table-cell>
          <table:table-cell table:number-columns-repeated="1016"/>
        </table:table-row>
        <table:table-row table:style-name="ro1">
          <table:table-cell table:style-name="ce7" table:formula="of:=[.A326]+1" office:value-type="float" office:value="325" calcext:value-type="float">
            <text:p>325</text:p>
          </table:table-cell>
          <table:table-cell table:style-name="ce13" table:formula="of:=RAND()*180" office:value-type="float" office:value="131.245304842046" calcext:value-type="float">
            <text:p>131.245304842046</text:p>
          </table:table-cell>
          <table:table-cell table:style-name="ce13" table:formula="of:=RAND()*180" office:value-type="float" office:value="174.871157753869" calcext:value-type="float">
            <text:p>174.871157753869</text:p>
          </table:table-cell>
          <table:table-cell table:style-name="ce13" table:formula="of:=RAND()*180" office:value-type="float" office:value="123.15205946463" calcext:value-type="float">
            <text:p>123.1520594646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27]*EXP([.C327]/180)-[.D327]/([.C327]^2))/180" office:value-type="float" office:value="1.92630968968302" calcext:value-type="float">
            <text:p>1.92630968968302</text:p>
          </table:table-cell>
          <table:table-cell table:style-name="ce19" table:formula="of:=0.01*([.B327]+[.B327]^2*0.1+[.C327]*[.D327])/([.C327]*[.D327]-[.B327])" office:value-type="float" office:value="0.0109273862073351" calcext:value-type="float">
            <text:p>0.01093</text:p>
          </table:table-cell>
          <table:table-cell table:style-name="ce20" office:value-type="string" calcext:value-type="string">
            <text:p>2,805,580,914</text:p>
          </table:table-cell>
          <table:table-cell table:number-columns-repeated="1016"/>
        </table:table-row>
        <table:table-row table:style-name="ro1">
          <table:table-cell table:style-name="ce7" table:formula="of:=[.A327]+1" office:value-type="float" office:value="326" calcext:value-type="float">
            <text:p>326</text:p>
          </table:table-cell>
          <table:table-cell table:style-name="ce13" table:formula="of:=RAND()*180" office:value-type="float" office:value="54.2369974649684" calcext:value-type="float">
            <text:p>54.2369974649684</text:p>
          </table:table-cell>
          <table:table-cell table:style-name="ce13" table:formula="of:=RAND()*180" office:value-type="float" office:value="145.544016033009" calcext:value-type="float">
            <text:p>145.544016033009</text:p>
          </table:table-cell>
          <table:table-cell table:style-name="ce13" table:formula="of:=RAND()*180" office:value-type="float" office:value="49.4750844688214" calcext:value-type="float">
            <text:p>49.4750844688214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28]*EXP([.C328]/180)-[.D328]/([.C328]^2))/180" office:value-type="float" office:value="0.676356562491524" calcext:value-type="float">
            <text:p>0.676356562491524</text:p>
          </table:table-cell>
          <table:table-cell table:style-name="ce19" table:formula="of:=0.01*([.B328]+[.B328]^2*0.1+[.C328]*[.D328])/([.C328]*[.D328]-[.B328])" office:value-type="float" office:value="0.0105634023572746" calcext:value-type="float">
            <text:p>0.01056</text:p>
          </table:table-cell>
          <table:table-cell table:style-name="ce20" office:value-type="string" calcext:value-type="string">
            <text:p>2,832,681,947</text:p>
          </table:table-cell>
          <table:table-cell table:number-columns-repeated="1016"/>
        </table:table-row>
        <table:table-row table:style-name="ro1">
          <table:table-cell table:style-name="ce7" table:formula="of:=[.A328]+1" office:value-type="float" office:value="327" calcext:value-type="float">
            <text:p>327</text:p>
          </table:table-cell>
          <table:table-cell table:style-name="ce13" table:formula="of:=RAND()*180" office:value-type="float" office:value="173.075072834925" calcext:value-type="float">
            <text:p>173.075072834925</text:p>
          </table:table-cell>
          <table:table-cell table:style-name="ce13" table:formula="of:=RAND()*180" office:value-type="float" office:value="39.3011115369915" calcext:value-type="float">
            <text:p>39.3011115369915</text:p>
          </table:table-cell>
          <table:table-cell table:style-name="ce13" table:formula="of:=RAND()*180" office:value-type="float" office:value="130.578522741149" calcext:value-type="float">
            <text:p>130.578522741149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329]*EXP([.C329]/180)-[.D329]/([.C329]^2))/180" office:value-type="float" office:value="1.19568038053468" calcext:value-type="float">
            <text:p>1.19568038053468</text:p>
          </table:table-cell>
          <table:table-cell table:style-name="ce19" table:formula="of:=0.01*([.B329]+[.B329]^2*0.1+[.C329]*[.D329])/([.C329]*[.D329]-[.B329])" office:value-type="float" office:value="0.016738816199071" calcext:value-type="float">
            <text:p>0.01674</text:p>
          </table:table-cell>
          <table:table-cell table:style-name="ce21" office:value-type="string" calcext:value-type="string">
            <text:p>285,978,299</text:p>
          </table:table-cell>
          <table:table-cell table:number-columns-repeated="1016"/>
        </table:table-row>
        <table:table-row table:style-name="ro1">
          <table:table-cell table:style-name="ce7" table:formula="of:=[.A329]+1" office:value-type="float" office:value="328" calcext:value-type="float">
            <text:p>328</text:p>
          </table:table-cell>
          <table:table-cell table:style-name="ce13" table:formula="of:=RAND()*180" office:value-type="float" office:value="55.7597711092959" calcext:value-type="float">
            <text:p>55.7597711092959</text:p>
          </table:table-cell>
          <table:table-cell table:style-name="ce13" table:formula="of:=RAND()*180" office:value-type="float" office:value="162.746563946981" calcext:value-type="float">
            <text:p>162.746563946981</text:p>
          </table:table-cell>
          <table:table-cell table:style-name="ce13" table:formula="of:=RAND()*180" office:value-type="float" office:value="39.5943139259991" calcext:value-type="float">
            <text:p>39.5943139259991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330]*EXP([.C330]/180)-[.D330]/([.C330]^2))/180" office:value-type="float" office:value="0.76508566827674" calcext:value-type="float">
            <text:p>0.76508566827674</text:p>
          </table:table-cell>
          <table:table-cell table:style-name="ce19" table:formula="of:=0.01*([.B330]+[.B330]^2*0.1+[.C330]*[.D330])/([.C330]*[.D330]-[.B330])" office:value-type="float" office:value="0.0106612860684719" calcext:value-type="float">
            <text:p>0.01066</text:p>
          </table:table-cell>
          <table:table-cell table:style-name="ce21" office:value-type="string" calcext:value-type="string">
            <text:p>2,886,884,014</text:p>
          </table:table-cell>
          <table:table-cell table:number-columns-repeated="1016"/>
        </table:table-row>
        <table:table-row table:style-name="ro1">
          <table:table-cell table:style-name="ce7" table:formula="of:=[.A330]+1" office:value-type="float" office:value="329" calcext:value-type="float">
            <text:p>329</text:p>
          </table:table-cell>
          <table:table-cell table:style-name="ce13" table:formula="of:=RAND()*180" office:value-type="float" office:value="103.052100890064" calcext:value-type="float">
            <text:p>103.052100890064</text:p>
          </table:table-cell>
          <table:table-cell table:style-name="ce13" table:formula="of:=RAND()*180" office:value-type="float" office:value="52.6875113797317" calcext:value-type="float">
            <text:p>52.6875113797317</text:p>
          </table:table-cell>
          <table:table-cell table:style-name="ce13" table:formula="of:=RAND()*180" office:value-type="float" office:value="92.7660773599021" calcext:value-type="float">
            <text:p>92.7660773599021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331]*EXP([.C331]/180)-[.D331]/([.C331]^2))/180" office:value-type="float" office:value="0.767009740487913" calcext:value-type="float">
            <text:p>0.767009740487913</text:p>
          </table:table-cell>
          <table:table-cell table:style-name="ce19" table:formula="of:=0.01*([.B331]+[.B331]^2*0.1+[.C331]*[.D331])/([.C331]*[.D331]-[.B331])" office:value-type="float" office:value="0.0126503530371792" calcext:value-type="float">
            <text:p>0.01265</text:p>
          </table:table-cell>
          <table:table-cell table:style-name="ce21" office:value-type="string" calcext:value-type="string">
            <text:p>2,913,985,047</text:p>
          </table:table-cell>
          <table:table-cell table:number-columns-repeated="1016"/>
        </table:table-row>
        <table:table-row table:style-name="ro1">
          <table:table-cell table:style-name="ce7" table:formula="of:=[.A331]+1" office:value-type="float" office:value="330" calcext:value-type="float">
            <text:p>330</text:p>
          </table:table-cell>
          <table:table-cell table:style-name="ce13" table:formula="of:=RAND()*180" office:value-type="float" office:value="120.86947174448" calcext:value-type="float">
            <text:p>120.86947174448</text:p>
          </table:table-cell>
          <table:table-cell table:style-name="ce13" table:formula="of:=RAND()*180" office:value-type="float" office:value="25.3807714084335" calcext:value-type="float">
            <text:p>25.3807714084335</text:p>
          </table:table-cell>
          <table:table-cell table:style-name="ce13" table:formula="of:=RAND()*180" office:value-type="float" office:value="105.15815549683" calcext:value-type="float">
            <text:p>105.1581554968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332]*EXP([.C332]/180)-[.D332]/([.C332]^2))/180" office:value-type="float" office:value="0.772274682556559" calcext:value-type="float">
            <text:p>0.772274682556559</text:p>
          </table:table-cell>
          <table:table-cell table:style-name="ce19" table:formula="of:=0.01*([.B332]+[.B332]^2*0.1+[.C332]*[.D332])/([.C332]*[.D332]-[.B332])" office:value-type="float" office:value="0.0166820954206983" calcext:value-type="float">
            <text:p>0.01668</text:p>
          </table:table-cell>
          <table:table-cell table:style-name="ce21" office:value-type="string" calcext:value-type="string">
            <text:p>2,941,086,080</text:p>
          </table:table-cell>
          <table:table-cell table:number-columns-repeated="1016"/>
        </table:table-row>
        <table:table-row table:style-name="ro1">
          <table:table-cell table:style-name="ce7" table:formula="of:=[.A332]+1" office:value-type="float" office:value="331" calcext:value-type="float">
            <text:p>331</text:p>
          </table:table-cell>
          <table:table-cell table:style-name="ce13" table:formula="of:=RAND()*180" office:value-type="float" office:value="170.893283865595" calcext:value-type="float">
            <text:p>170.893283865595</text:p>
          </table:table-cell>
          <table:table-cell table:style-name="ce13" table:formula="of:=RAND()*180" office:value-type="float" office:value="152.579453484534" calcext:value-type="float">
            <text:p>152.579453484534</text:p>
          </table:table-cell>
          <table:table-cell table:style-name="ce13" table:formula="of:=RAND()*180" office:value-type="float" office:value="178.399778135762" calcext:value-type="float">
            <text:p>178.39977813576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333]*EXP([.C333]/180)-[.D333]/([.C333]^2))/180" office:value-type="float" office:value="2.21605116938146" calcext:value-type="float">
            <text:p>2.21605116938146</text:p>
          </table:table-cell>
          <table:table-cell table:style-name="ce19" table:formula="of:=0.01*([.B333]+[.B333]^2*0.1+[.C333]*[.D333])/([.C333]*[.D333]-[.B333])" office:value-type="float" office:value="0.0112060365194805" calcext:value-type="float">
            <text:p>0.01121</text:p>
          </table:table-cell>
          <table:table-cell table:style-name="ce21" office:value-type="string" calcext:value-type="string">
            <text:p>2,968,187,113</text:p>
          </table:table-cell>
          <table:table-cell table:number-columns-repeated="1016"/>
        </table:table-row>
        <table:table-row table:style-name="ro1">
          <table:table-cell table:style-name="ce7" table:formula="of:=[.A333]+1" office:value-type="float" office:value="332" calcext:value-type="float">
            <text:p>332</text:p>
          </table:table-cell>
          <table:table-cell table:style-name="ce13" table:formula="of:=RAND()*180" office:value-type="float" office:value="96.1263096170025" calcext:value-type="float">
            <text:p>96.1263096170025</text:p>
          </table:table-cell>
          <table:table-cell table:style-name="ce13" table:formula="of:=RAND()*180" office:value-type="float" office:value="66.5139582872536" calcext:value-type="float">
            <text:p>66.5139582872536</text:p>
          </table:table-cell>
          <table:table-cell table:style-name="ce13" table:formula="of:=RAND()*180" office:value-type="float" office:value="169.666804054158" calcext:value-type="float">
            <text:p>169.666804054158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334]*EXP([.C334]/180)-[.D334]/([.C334]^2))/180" office:value-type="float" office:value="0.772558493374014" calcext:value-type="float">
            <text:p>0.772558493374014</text:p>
          </table:table-cell>
          <table:table-cell table:style-name="ce19" table:formula="of:=0.01*([.B334]+[.B334]^2*0.1+[.C334]*[.D334])/([.C334]*[.D334]-[.B334])" office:value-type="float" office:value="0.0109976503148902" calcext:value-type="float">
            <text:p>0.01100</text:p>
          </table:table-cell>
          <table:table-cell table:style-name="ce21" office:value-type="string" calcext:value-type="string">
            <text:p>2,995,288,147</text:p>
          </table:table-cell>
          <table:table-cell table:number-columns-repeated="1016"/>
        </table:table-row>
        <table:table-row table:style-name="ro1">
          <table:table-cell table:style-name="ce7" table:formula="of:=[.A334]+1" office:value-type="float" office:value="333" calcext:value-type="float">
            <text:p>333</text:p>
          </table:table-cell>
          <table:table-cell table:style-name="ce13" table:formula="of:=RAND()*180" office:value-type="float" office:value="179.346778609278" calcext:value-type="float">
            <text:p>179.346778609278</text:p>
          </table:table-cell>
          <table:table-cell table:style-name="ce13" table:formula="of:=RAND()*180" office:value-type="float" office:value="40.6113857963845" calcext:value-type="float">
            <text:p>40.6113857963845</text:p>
          </table:table-cell>
          <table:table-cell table:style-name="ce13" table:formula="of:=RAND()*180" office:value-type="float" office:value="53.0416618587712" calcext:value-type="float">
            <text:p>53.041661858771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335]*EXP([.C335]/180)-[.D335]/([.C335]^2))/180" office:value-type="float" office:value="1.24837173491312" calcext:value-type="float">
            <text:p>1.24837173491312</text:p>
          </table:table-cell>
          <table:table-cell table:style-name="ce19" table:formula="of:=0.01*([.B335]+[.B335]^2*0.1+[.C335]*[.D335])/([.C335]*[.D335]-[.B335])" office:value-type="float" office:value="0.0281046854818208" calcext:value-type="float">
            <text:p>0.02810</text:p>
          </table:table-cell>
          <table:table-cell table:style-name="ce21" office:value-type="string" calcext:value-type="string">
            <text:p>3,022,389,180</text:p>
          </table:table-cell>
          <table:table-cell table:number-columns-repeated="1016"/>
        </table:table-row>
        <table:table-row table:style-name="ro1">
          <table:table-cell table:style-name="ce7" table:formula="of:=[.A335]+1" office:value-type="float" office:value="334" calcext:value-type="float">
            <text:p>334</text:p>
          </table:table-cell>
          <table:table-cell table:style-name="ce13" table:formula="of:=RAND()*180" office:value-type="float" office:value="110.983443199589" calcext:value-type="float">
            <text:p>110.983443199589</text:p>
          </table:table-cell>
          <table:table-cell table:style-name="ce13" table:formula="of:=RAND()*180" office:value-type="float" office:value="144.78709195252" calcext:value-type="float">
            <text:p>144.78709195252</text:p>
          </table:table-cell>
          <table:table-cell table:style-name="ce13" table:formula="of:=RAND()*180" office:value-type="float" office:value="126.051023359401" calcext:value-type="float">
            <text:p>126.051023359401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336]*EXP([.C336]/180)-[.D336]/([.C336]^2))/180" office:value-type="float" office:value="1.37819224617338" calcext:value-type="float">
            <text:p>1.37819224617338</text:p>
          </table:table-cell>
          <table:table-cell table:style-name="ce19" table:formula="of:=0.01*([.B336]+[.B336]^2*0.1+[.C336]*[.D336])/([.C336]*[.D336]-[.B336])" office:value-type="float" office:value="0.0108013964710522" calcext:value-type="float">
            <text:p>0.01080</text:p>
          </table:table-cell>
          <table:table-cell table:style-name="ce21" office:value-type="string" calcext:value-type="string">
            <text:p>3,049,490,213</text:p>
          </table:table-cell>
          <table:table-cell table:number-columns-repeated="1016"/>
        </table:table-row>
        <table:table-row table:style-name="ro1">
          <table:table-cell table:style-name="ce7" table:formula="of:=[.A336]+1" office:value-type="float" office:value="335" calcext:value-type="float">
            <text:p>335</text:p>
          </table:table-cell>
          <table:table-cell table:style-name="ce13" table:formula="of:=RAND()*180" office:value-type="float" office:value="161.130401720466" calcext:value-type="float">
            <text:p>161.130401720466</text:p>
          </table:table-cell>
          <table:table-cell table:style-name="ce13" table:formula="of:=RAND()*180" office:value-type="float" office:value="76.1044717209814" calcext:value-type="float">
            <text:p>76.1044717209814</text:p>
          </table:table-cell>
          <table:table-cell table:style-name="ce13" table:formula="of:=RAND()*180" office:value-type="float" office:value="32.009431352161" calcext:value-type="float">
            <text:p>32.00943135216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37]*EXP([.C337]/180)-[.D337]/([.C337]^2))/180" office:value-type="float" office:value="1.36620562743486" calcext:value-type="float">
            <text:p>1.36620562743486</text:p>
          </table:table-cell>
          <table:table-cell table:style-name="ce19" table:formula="of:=0.01*([.B337]+[.B337]^2*0.1+[.C337]*[.D337])/([.C337]*[.D337]-[.B337])" office:value-type="float" office:value="0.022829233635005" calcext:value-type="float">
            <text:p>0.02283</text:p>
          </table:table-cell>
          <table:table-cell table:style-name="ce22" office:value-type="string" calcext:value-type="string">
            <text:p>3,076,591,246</text:p>
          </table:table-cell>
          <table:table-cell table:number-columns-repeated="1016"/>
        </table:table-row>
        <table:table-row table:style-name="ro1">
          <table:table-cell table:style-name="ce7" table:formula="of:=[.A337]+1" office:value-type="float" office:value="336" calcext:value-type="float">
            <text:p>336</text:p>
          </table:table-cell>
          <table:table-cell table:style-name="ce13" table:formula="of:=RAND()*180" office:value-type="float" office:value="7.26514759212103" calcext:value-type="float">
            <text:p>7.26514759212103</text:p>
          </table:table-cell>
          <table:table-cell table:style-name="ce13" table:formula="of:=RAND()*180" office:value-type="float" office:value="99.8043960069517" calcext:value-type="float">
            <text:p>99.8043960069517</text:p>
          </table:table-cell>
          <table:table-cell table:style-name="ce13" table:formula="of:=RAND()*180" office:value-type="float" office:value="95.8882304728225" calcext:value-type="float">
            <text:p>95.888230472822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38]*EXP([.C338]/180)-[.D338]/([.C338]^2))/180" office:value-type="float" office:value="0.0702172886387286" calcext:value-type="float">
            <text:p>0.070217288638729</text:p>
          </table:table-cell>
          <table:table-cell table:style-name="ce19" table:formula="of:=0.01*([.B338]+[.B338]^2*0.1+[.C338]*[.D338])/([.C338]*[.D338]-[.B338])" office:value-type="float" office:value="0.0100207141511408" calcext:value-type="float">
            <text:p>0.01002</text:p>
          </table:table-cell>
          <table:table-cell table:style-name="ce22" office:value-type="string" calcext:value-type="string">
            <text:p>3,103,692,279</text:p>
          </table:table-cell>
          <table:table-cell table:number-columns-repeated="1016"/>
        </table:table-row>
        <table:table-row table:style-name="ro1">
          <table:table-cell table:style-name="ce7" table:formula="of:=[.A338]+1" office:value-type="float" office:value="337" calcext:value-type="float">
            <text:p>337</text:p>
          </table:table-cell>
          <table:table-cell table:style-name="ce13" table:formula="of:=RAND()*180" office:value-type="float" office:value="179.979386340652" calcext:value-type="float">
            <text:p>179.979386340652</text:p>
          </table:table-cell>
          <table:table-cell table:style-name="ce13" table:formula="of:=RAND()*180" office:value-type="float" office:value="140.466532000985" calcext:value-type="float">
            <text:p>140.466532000985</text:p>
          </table:table-cell>
          <table:table-cell table:style-name="ce13" table:formula="of:=RAND()*180" office:value-type="float" office:value="11.9089855914062" calcext:value-type="float">
            <text:p>11.9089855914062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39]*EXP([.C339]/180)-[.D339]/([.C339]^2))/180" office:value-type="float" office:value="2.18202546671423" calcext:value-type="float">
            <text:p>2.18202546671423</text:p>
          </table:table-cell>
          <table:table-cell table:style-name="ce19" table:formula="of:=0.01*([.B339]+[.B339]^2*0.1+[.C339]*[.D339])/([.C339]*[.D339]-[.B339])" office:value-type="float" office:value="0.0341099510818058" calcext:value-type="float">
            <text:p>0.03411</text:p>
          </table:table-cell>
          <table:table-cell table:style-name="ce22" office:value-type="string" calcext:value-type="string">
            <text:p>3,130,793,313</text:p>
          </table:table-cell>
          <table:table-cell table:number-columns-repeated="1016"/>
        </table:table-row>
        <table:table-row table:style-name="ro1">
          <table:table-cell table:style-name="ce7" table:formula="of:=[.A339]+1" office:value-type="float" office:value="338" calcext:value-type="float">
            <text:p>338</text:p>
          </table:table-cell>
          <table:table-cell table:style-name="ce13" table:formula="of:=RAND()*180" office:value-type="float" office:value="85.3650640854306" calcext:value-type="float">
            <text:p>85.3650640854306</text:p>
          </table:table-cell>
          <table:table-cell table:style-name="ce13" table:formula="of:=RAND()*180" office:value-type="float" office:value="155.935860563244" calcext:value-type="float">
            <text:p>155.935860563244</text:p>
          </table:table-cell>
          <table:table-cell table:style-name="ce13" table:formula="of:=RAND()*180" office:value-type="float" office:value="154.318454797088" calcext:value-type="float">
            <text:p>154.318454797088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40]*EXP([.C340]/180)-[.D340]/([.C340]^2))/180" office:value-type="float" office:value="1.12778908575513" calcext:value-type="float">
            <text:p>1.12778908575513</text:p>
          </table:table-cell>
          <table:table-cell table:style-name="ce19" table:formula="of:=0.01*([.B340]+[.B340]^2*0.1+[.C340]*[.D340])/([.C340]*[.D340]-[.B340])" office:value-type="float" office:value="0.0103751079910142" calcext:value-type="float">
            <text:p>0.01038</text:p>
          </table:table-cell>
          <table:table-cell table:style-name="ce22" office:value-type="string" calcext:value-type="string">
            <text:p>3,157,894,346</text:p>
          </table:table-cell>
          <table:table-cell table:number-columns-repeated="1016"/>
        </table:table-row>
        <table:table-row table:style-name="ro1">
          <table:table-cell table:style-name="ce7" table:formula="of:=[.A340]+1" office:value-type="float" office:value="339" calcext:value-type="float">
            <text:p>339</text:p>
          </table:table-cell>
          <table:table-cell table:style-name="ce13" table:formula="of:=RAND()*180" office:value-type="float" office:value="4.09484062048402" calcext:value-type="float">
            <text:p>4.09484062048402</text:p>
          </table:table-cell>
          <table:table-cell table:style-name="ce13" table:formula="of:=RAND()*180" office:value-type="float" office:value="56.8732028304458" calcext:value-type="float">
            <text:p>56.8732028304458</text:p>
          </table:table-cell>
          <table:table-cell table:style-name="ce13" table:formula="of:=RAND()*180" office:value-type="float" office:value="95.5056656464312" calcext:value-type="float">
            <text:p>95.5056656464312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41]*EXP([.C341]/180)-[.D341]/([.C341]^2))/180" office:value-type="float" office:value="0.0310381587471164" calcext:value-type="float">
            <text:p>0.031038158747116</text:p>
          </table:table-cell>
          <table:table-cell table:style-name="ce19" table:formula="of:=0.01*([.B341]+[.B341]^2*0.1+[.C341]*[.D341])/([.C341]*[.D341]-[.B341])" office:value-type="float" office:value="0.0100181782372148" calcext:value-type="float">
            <text:p>0.01002</text:p>
          </table:table-cell>
          <table:table-cell table:style-name="ce22" office:value-type="string" calcext:value-type="string">
            <text:p>3,184,995,379</text:p>
          </table:table-cell>
          <table:table-cell table:number-columns-repeated="1016"/>
        </table:table-row>
        <table:table-row table:style-name="ro1">
          <table:table-cell table:style-name="ce7" table:formula="of:=[.A341]+1" office:value-type="float" office:value="340" calcext:value-type="float">
            <text:p>340</text:p>
          </table:table-cell>
          <table:table-cell table:style-name="ce13" table:formula="of:=RAND()*180" office:value-type="float" office:value="166.465652020403" calcext:value-type="float">
            <text:p>166.465652020403</text:p>
          </table:table-cell>
          <table:table-cell table:style-name="ce13" table:formula="of:=RAND()*180" office:value-type="float" office:value="116.305507082063" calcext:value-type="float">
            <text:p>116.305507082063</text:p>
          </table:table-cell>
          <table:table-cell table:style-name="ce13" table:formula="of:=RAND()*180" office:value-type="float" office:value="2.2147573470368" calcext:value-type="float">
            <text:p>2.2147573470368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42]*EXP([.C342]/180)-[.D342]/([.C342]^2))/180" office:value-type="float" office:value="1.76468699310222" calcext:value-type="float">
            <text:p>1.76468699310222</text:p>
          </table:table-cell>
          <table:table-cell table:style-name="ce19" table:formula="of:=0.01*([.B342]+[.B342]^2*0.1+[.C342]*[.D342])/([.C342]*[.D342]-[.B342])" office:value-type="float" office:value="0.350640521018661" calcext:value-type="float">
            <text:p>0.35064</text:p>
          </table:table-cell>
          <table:table-cell table:style-name="ce22" office:value-type="string" calcext:value-type="string">
            <text:p>3,212,096,412</text:p>
          </table:table-cell>
          <table:table-cell table:number-columns-repeated="1016"/>
        </table:table-row>
        <table:table-row table:style-name="ro1">
          <table:table-cell table:style-name="ce7" table:formula="of:=[.A342]+1" office:value-type="float" office:value="341" calcext:value-type="float">
            <text:p>341</text:p>
          </table:table-cell>
          <table:table-cell table:style-name="ce13" table:formula="of:=RAND()*180" office:value-type="float" office:value="5.81739723505097" calcext:value-type="float">
            <text:p>5.81739723505097</text:p>
          </table:table-cell>
          <table:table-cell table:style-name="ce13" table:formula="of:=RAND()*180" office:value-type="float" office:value="59.4189124052228" calcext:value-type="float">
            <text:p>59.4189124052228</text:p>
          </table:table-cell>
          <table:table-cell table:style-name="ce13" table:formula="of:=RAND()*180" office:value-type="float" office:value="155.847589053316" calcext:value-type="float">
            <text:p>155.847589053316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43]*EXP([.C343]/180)-[.D343]/([.C343]^2))/180" office:value-type="float" office:value="0.0447140140057218" calcext:value-type="float">
            <text:p>0.044714014005722</text:p>
          </table:table-cell>
          <table:table-cell table:style-name="ce19" table:formula="of:=0.01*([.B343]+[.B343]^2*0.1+[.C343]*[.D343])/([.C343]*[.D343]-[.B343])" office:value-type="float" office:value="0.0100162289082141" calcext:value-type="float">
            <text:p>0.01002</text:p>
          </table:table-cell>
          <table:table-cell table:style-name="ce22" office:value-type="string" calcext:value-type="string">
            <text:p>3,239,197,445</text:p>
          </table:table-cell>
          <table:table-cell table:number-columns-repeated="1016"/>
        </table:table-row>
        <table:table-row table:style-name="ro1">
          <table:table-cell table:style-name="ce7" table:formula="of:=[.A343]+1" office:value-type="float" office:value="342" calcext:value-type="float">
            <text:p>342</text:p>
          </table:table-cell>
          <table:table-cell table:style-name="ce13" table:formula="of:=RAND()*180" office:value-type="float" office:value="54.0206559998488" calcext:value-type="float">
            <text:p>54.0206559998488</text:p>
          </table:table-cell>
          <table:table-cell table:style-name="ce13" table:formula="of:=RAND()*180" office:value-type="float" office:value="77.2117008871393" calcext:value-type="float">
            <text:p>77.2117008871393</text:p>
          </table:table-cell>
          <table:table-cell table:style-name="ce13" table:formula="of:=RAND()*180" office:value-type="float" office:value="27.9494609088074" calcext:value-type="float">
            <text:p>27.9494609088074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44]*EXP([.C344]/180)-[.D344]/([.C344]^2))/180" office:value-type="float" office:value="0.460845247713066" calcext:value-type="float">
            <text:p>0.460845247713066</text:p>
          </table:table-cell>
          <table:table-cell table:style-name="ce19" table:formula="of:=0.01*([.B344]+[.B344]^2*0.1+[.C344]*[.D344])/([.C344]*[.D344]-[.B344])" office:value-type="float" office:value="0.0119004920860162" calcext:value-type="float">
            <text:p>0.01190</text:p>
          </table:table-cell>
          <table:table-cell table:style-name="ce22" office:value-type="string" calcext:value-type="string">
            <text:p>3,266,298,479</text:p>
          </table:table-cell>
          <table:table-cell table:number-columns-repeated="1016"/>
        </table:table-row>
        <table:table-row table:style-name="ro1">
          <table:table-cell table:style-name="ce7" table:formula="of:=[.A344]+1" office:value-type="float" office:value="343" calcext:value-type="float">
            <text:p>343</text:p>
          </table:table-cell>
          <table:table-cell table:style-name="ce13" table:formula="of:=RAND()*180" office:value-type="float" office:value="120.280808980664" calcext:value-type="float">
            <text:p>120.280808980664</text:p>
          </table:table-cell>
          <table:table-cell table:style-name="ce13" table:formula="of:=RAND()*180" office:value-type="float" office:value="41.0423838726533" calcext:value-type="float">
            <text:p>41.0423838726533</text:p>
          </table:table-cell>
          <table:table-cell table:style-name="ce13" table:formula="of:=RAND()*180" office:value-type="float" office:value="151.398978413803" calcext:value-type="float">
            <text:p>151.398978413803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45]*EXP([.C345]/180)-[.D345]/([.C345]^2))/180" office:value-type="float" office:value="0.838861561664877" calcext:value-type="float">
            <text:p>0.838861561664877</text:p>
          </table:table-cell>
          <table:table-cell table:style-name="ce19" table:formula="of:=0.01*([.B345]+[.B345]^2*0.1+[.C345]*[.D345])/([.C345]*[.D345]-[.B345])" office:value-type="float" office:value="0.0127690334457446" calcext:value-type="float">
            <text:p>0.01277</text:p>
          </table:table-cell>
          <table:table-cell table:style-name="ce23" office:value-type="string" calcext:value-type="string">
            <text:p>3,293,399,512</text:p>
          </table:table-cell>
          <table:table-cell table:number-columns-repeated="1016"/>
        </table:table-row>
        <table:table-row table:style-name="ro1">
          <table:table-cell table:style-name="ce7" table:formula="of:=[.A345]+1" office:value-type="float" office:value="344" calcext:value-type="float">
            <text:p>344</text:p>
          </table:table-cell>
          <table:table-cell table:style-name="ce13" table:formula="of:=RAND()*180" office:value-type="float" office:value="3.67447084988526" calcext:value-type="float">
            <text:p>3.67447084988526</text:p>
          </table:table-cell>
          <table:table-cell table:style-name="ce13" table:formula="of:=RAND()*180" office:value-type="float" office:value="119.090401183969" calcext:value-type="float">
            <text:p>119.090401183969</text:p>
          </table:table-cell>
          <table:table-cell table:style-name="ce13" table:formula="of:=RAND()*180" office:value-type="float" office:value="20.5718038322242" calcext:value-type="float">
            <text:p>20.571803832224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46]*EXP([.C346]/180)-[.D346]/([.C346]^2))/180" office:value-type="float" office:value="0.0395520364759932" calcext:value-type="float">
            <text:p>0.039552036475993</text:p>
          </table:table-cell>
          <table:table-cell table:style-name="ce19" table:formula="of:=0.01*([.B346]+[.B346]^2*0.1+[.C346]*[.D346])/([.C346]*[.D346]-[.B346])" office:value-type="float" office:value="0.0100355613153951" calcext:value-type="float">
            <text:p>0.01004</text:p>
          </table:table-cell>
          <table:table-cell table:style-name="ce23" office:value-type="string" calcext:value-type="string">
            <text:p>3,320,500,545</text:p>
          </table:table-cell>
          <table:table-cell table:number-columns-repeated="1016"/>
        </table:table-row>
        <table:table-row table:style-name="ro1">
          <table:table-cell table:style-name="ce7" table:formula="of:=[.A346]+1" office:value-type="float" office:value="345" calcext:value-type="float">
            <text:p>345</text:p>
          </table:table-cell>
          <table:table-cell table:style-name="ce13" table:formula="of:=RAND()*180" office:value-type="float" office:value="131.383418752242" calcext:value-type="float">
            <text:p>131.383418752242</text:p>
          </table:table-cell>
          <table:table-cell table:style-name="ce13" table:formula="of:=RAND()*180" office:value-type="float" office:value="156.110933224735" calcext:value-type="float">
            <text:p>156.110933224735</text:p>
          </table:table-cell>
          <table:table-cell table:style-name="ce13" table:formula="of:=RAND()*180" office:value-type="float" office:value="40.8653260582679" calcext:value-type="float">
            <text:p>40.8653260582679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47]*EXP([.C347]/180)-[.D347]/([.C347]^2))/180" office:value-type="float" office:value="1.73748846377018" calcext:value-type="float">
            <text:p>1.73748846377018</text:p>
          </table:table-cell>
          <table:table-cell table:style-name="ce19" table:formula="of:=0.01*([.B347]+[.B347]^2*0.1+[.C347]*[.D347])/([.C347]*[.D347]-[.B347])" office:value-type="float" office:value="0.0131832303135021" calcext:value-type="float">
            <text:p>0.01318</text:p>
          </table:table-cell>
          <table:table-cell table:style-name="ce23" office:value-type="string" calcext:value-type="string">
            <text:p>3,347,601,578</text:p>
          </table:table-cell>
          <table:table-cell table:number-columns-repeated="1016"/>
        </table:table-row>
        <table:table-row table:style-name="ro1">
          <table:table-cell table:style-name="ce7" table:formula="of:=[.A347]+1" office:value-type="float" office:value="346" calcext:value-type="float">
            <text:p>346</text:p>
          </table:table-cell>
          <table:table-cell table:style-name="ce13" table:formula="of:=RAND()*180" office:value-type="float" office:value="68.002278363103" calcext:value-type="float">
            <text:p>68.002278363103</text:p>
          </table:table-cell>
          <table:table-cell table:style-name="ce13" table:formula="of:=RAND()*180" office:value-type="float" office:value="61.7930101677511" calcext:value-type="float">
            <text:p>61.7930101677511</text:p>
          </table:table-cell>
          <table:table-cell table:style-name="ce13" table:formula="of:=RAND()*180" office:value-type="float" office:value="123.674745494051" calcext:value-type="float">
            <text:p>123.67474549405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48]*EXP([.C348]/180)-[.D348]/([.C348]^2))/180" office:value-type="float" office:value="0.532347345871606" calcext:value-type="float">
            <text:p>0.532347345871606</text:p>
          </table:table-cell>
          <table:table-cell table:style-name="ce19" table:formula="of:=0.01*([.B348]+[.B348]^2*0.1+[.C348]*[.D348])/([.C348]*[.D348]-[.B348])" office:value-type="float" office:value="0.0107900939676926" calcext:value-type="float">
            <text:p>0.01079</text:p>
          </table:table-cell>
          <table:table-cell table:style-name="ce23" office:value-type="string" calcext:value-type="string">
            <text:p>337,470,262</text:p>
          </table:table-cell>
          <table:table-cell table:number-columns-repeated="1016"/>
        </table:table-row>
        <table:table-row table:style-name="ro1">
          <table:table-cell table:style-name="ce7" table:formula="of:=[.A348]+1" office:value-type="float" office:value="347" calcext:value-type="float">
            <text:p>347</text:p>
          </table:table-cell>
          <table:table-cell table:style-name="ce13" table:formula="of:=RAND()*180" office:value-type="float" office:value="103.789623657461" calcext:value-type="float">
            <text:p>103.789623657461</text:p>
          </table:table-cell>
          <table:table-cell table:style-name="ce13" table:formula="of:=RAND()*180" office:value-type="float" office:value="111.64933091592" calcext:value-type="float">
            <text:p>111.64933091592</text:p>
          </table:table-cell>
          <table:table-cell table:style-name="ce13" table:formula="of:=RAND()*180" office:value-type="float" office:value="93.535662789217" calcext:value-type="float">
            <text:p>93.53566278921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49]*EXP([.C349]/180)-[.D349]/([.C349]^2))/180" office:value-type="float" office:value="1.07212678975888" calcext:value-type="float">
            <text:p>1.07212678975888</text:p>
          </table:table-cell>
          <table:table-cell table:style-name="ce19" table:formula="of:=0.01*([.B349]+[.B349]^2*0.1+[.C349]*[.D349])/([.C349]*[.D349]-[.B349])" office:value-type="float" office:value="0.0112426323390296" calcext:value-type="float">
            <text:p>0.01124</text:p>
          </table:table-cell>
          <table:table-cell table:style-name="ce23" office:value-type="string" calcext:value-type="string">
            <text:p>3,401,803,645</text:p>
          </table:table-cell>
          <table:table-cell table:number-columns-repeated="1016"/>
        </table:table-row>
        <table:table-row table:style-name="ro1">
          <table:table-cell table:style-name="ce7" table:formula="of:=[.A349]+1" office:value-type="float" office:value="348" calcext:value-type="float">
            <text:p>348</text:p>
          </table:table-cell>
          <table:table-cell table:style-name="ce13" table:formula="of:=RAND()*180" office:value-type="float" office:value="115.652574839451" calcext:value-type="float">
            <text:p>115.652574839451</text:p>
          </table:table-cell>
          <table:table-cell table:style-name="ce13" table:formula="of:=RAND()*180" office:value-type="float" office:value="168.442971159325" calcext:value-type="float">
            <text:p>168.442971159325</text:p>
          </table:table-cell>
          <table:table-cell table:style-name="ce13" table:formula="of:=RAND()*180" office:value-type="float" office:value="44.7334156827887" calcext:value-type="float">
            <text:p>44.733415682788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50]*EXP([.C350]/180)-[.D350]/([.C350]^2))/180" office:value-type="float" office:value="1.63791278334115" calcext:value-type="float">
            <text:p>1.63791278334115</text:p>
          </table:table-cell>
          <table:table-cell table:style-name="ce19" table:formula="of:=0.01*([.B350]+[.B350]^2*0.1+[.C350]*[.D350])/([.C350]*[.D350]-[.B350])" office:value-type="float" office:value="0.0121145400527019" calcext:value-type="float">
            <text:p>0.01211</text:p>
          </table:table-cell>
          <table:table-cell table:style-name="ce23" office:value-type="string" calcext:value-type="string">
            <text:p>3,428,904,678</text:p>
          </table:table-cell>
          <table:table-cell table:number-columns-repeated="1016"/>
        </table:table-row>
        <table:table-row table:style-name="ro1">
          <table:table-cell table:style-name="ce7" table:formula="of:=[.A350]+1" office:value-type="float" office:value="349" calcext:value-type="float">
            <text:p>349</text:p>
          </table:table-cell>
          <table:table-cell table:style-name="ce13" table:formula="of:=RAND()*180" office:value-type="float" office:value="38.3557522539342" calcext:value-type="float">
            <text:p>38.3557522539342</text:p>
          </table:table-cell>
          <table:table-cell table:style-name="ce13" table:formula="of:=RAND()*180" office:value-type="float" office:value="57.5793779162157" calcext:value-type="float">
            <text:p>57.5793779162157</text:p>
          </table:table-cell>
          <table:table-cell table:style-name="ce13" table:formula="of:=RAND()*180" office:value-type="float" office:value="91.1210253698837" calcext:value-type="float">
            <text:p>91.121025369883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51]*EXP([.C351]/180)-[.D351]/([.C351]^2))/180" office:value-type="float" office:value="0.293262421524703" calcext:value-type="float">
            <text:p>0.293262421524703</text:p>
          </table:table-cell>
          <table:table-cell table:style-name="ce19" table:formula="of:=0.01*([.B351]+[.B351]^2*0.1+[.C351]*[.D351])/([.C351]*[.D351]-[.B351])" office:value-type="float" office:value="0.0104297492881668" calcext:value-type="float">
            <text:p>0.01043</text:p>
          </table:table-cell>
          <table:table-cell table:style-name="ce23" office:value-type="string" calcext:value-type="string">
            <text:p>345,600,572</text:p>
          </table:table-cell>
          <table:table-cell table:number-columns-repeated="1016"/>
        </table:table-row>
        <table:table-row table:style-name="ro1">
          <table:table-cell table:style-name="ce7" table:formula="of:=[.A351]+1" office:value-type="float" office:value="350" calcext:value-type="float">
            <text:p>350</text:p>
          </table:table-cell>
          <table:table-cell table:style-name="ce13" table:formula="of:=RAND()*180" office:value-type="float" office:value="87.6224167265528" calcext:value-type="float">
            <text:p>87.6224167265528</text:p>
          </table:table-cell>
          <table:table-cell table:style-name="ce13" table:formula="of:=RAND()*180" office:value-type="float" office:value="72.0088948388261" calcext:value-type="float">
            <text:p>72.0088948388261</text:p>
          </table:table-cell>
          <table:table-cell table:style-name="ce13" table:formula="of:=RAND()*180" office:value-type="float" office:value="93.7632520430023" calcext:value-type="float">
            <text:p>93.7632520430023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52]*EXP([.C352]/180)-[.D352]/([.C352]^2))/180" office:value-type="float" office:value="0.72614256897658" calcext:value-type="float">
            <text:p>0.72614256897658</text:p>
          </table:table-cell>
          <table:table-cell table:style-name="ce19" table:formula="of:=0.01*([.B352]+[.B352]^2*0.1+[.C352]*[.D352])/([.C352]*[.D352]-[.B352])" office:value-type="float" office:value="0.011415051278182" calcext:value-type="float">
            <text:p>0.01142</text:p>
          </table:table-cell>
          <table:table-cell table:style-name="ce23" office:value-type="string" calcext:value-type="string">
            <text:p>3,483,106,744</text:p>
          </table:table-cell>
          <table:table-cell table:number-columns-repeated="1016"/>
        </table:table-row>
        <table:table-row table:style-name="ro1">
          <table:table-cell table:style-name="ce7" table:formula="of:=[.A352]+1" office:value-type="float" office:value="351" calcext:value-type="float">
            <text:p>351</text:p>
          </table:table-cell>
          <table:table-cell table:style-name="ce13" table:formula="of:=RAND()*180" office:value-type="float" office:value="46.9057297475234" calcext:value-type="float">
            <text:p>46.9057297475234</text:p>
          </table:table-cell>
          <table:table-cell table:style-name="ce13" table:formula="of:=RAND()*180" office:value-type="float" office:value="60.3267961371054" calcext:value-type="float">
            <text:p>60.3267961371054</text:p>
          </table:table-cell>
          <table:table-cell table:style-name="ce13" table:formula="of:=RAND()*180" office:value-type="float" office:value="169.239224929466" calcext:value-type="float">
            <text:p>169.239224929466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53]*EXP([.C353]/180)-[.D353]/([.C353]^2))/180" office:value-type="float" office:value="0.364081517425785" calcext:value-type="float">
            <text:p>0.364081517425785</text:p>
          </table:table-cell>
          <table:table-cell table:style-name="ce19" table:formula="of:=0.01*([.B353]+[.B353]^2*0.1+[.C353]*[.D353])/([.C353]*[.D353]-[.B353])" office:value-type="float" office:value="0.0103088003435373" calcext:value-type="float">
            <text:p>0.01031</text:p>
          </table:table-cell>
          <table:table-cell table:style-name="ce24" office:value-type="string" calcext:value-type="string">
            <text:p>3,510,207,777</text:p>
          </table:table-cell>
          <table:table-cell table:number-columns-repeated="1016"/>
        </table:table-row>
        <table:table-row table:style-name="ro1">
          <table:table-cell table:style-name="ce7" table:formula="of:=[.A353]+1" office:value-type="float" office:value="352" calcext:value-type="float">
            <text:p>352</text:p>
          </table:table-cell>
          <table:table-cell table:style-name="ce13" table:formula="of:=RAND()*180" office:value-type="float" office:value="79.3003647730945" calcext:value-type="float">
            <text:p>79.3003647730945</text:p>
          </table:table-cell>
          <table:table-cell table:style-name="ce13" table:formula="of:=RAND()*180" office:value-type="float" office:value="111.571767704302" calcext:value-type="float">
            <text:p>111.571767704302</text:p>
          </table:table-cell>
          <table:table-cell table:style-name="ce13" table:formula="of:=RAND()*180" office:value-type="float" office:value="41.5010551323402" calcext:value-type="float">
            <text:p>41.5010551323402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54]*EXP([.C354]/180)-[.D354]/([.C354]^2))/180" office:value-type="float" office:value="0.818817880425957" calcext:value-type="float">
            <text:p>0.818817880425957</text:p>
          </table:table-cell>
          <table:table-cell table:style-name="ce19" table:formula="of:=0.01*([.B354]+[.B354]^2*0.1+[.C354]*[.D354])/([.C354]*[.D354]-[.B354])" office:value-type="float" office:value="0.0117302737956628" calcext:value-type="float">
            <text:p>0.01173</text:p>
          </table:table-cell>
          <table:table-cell table:style-name="ce24" office:value-type="string" calcext:value-type="string">
            <text:p>353,730,882</text:p>
          </table:table-cell>
          <table:table-cell table:number-columns-repeated="1016"/>
        </table:table-row>
        <table:table-row table:style-name="ro1">
          <table:table-cell table:style-name="ce7" table:formula="of:=[.A354]+1" office:value-type="float" office:value="353" calcext:value-type="float">
            <text:p>353</text:p>
          </table:table-cell>
          <table:table-cell table:style-name="ce13" table:formula="of:=RAND()*180" office:value-type="float" office:value="166.85678404511" calcext:value-type="float">
            <text:p>166.85678404511</text:p>
          </table:table-cell>
          <table:table-cell table:style-name="ce13" table:formula="of:=RAND()*180" office:value-type="float" office:value="48.3534182919878" calcext:value-type="float">
            <text:p>48.3534182919878</text:p>
          </table:table-cell>
          <table:table-cell table:style-name="ce13" table:formula="of:=RAND()*180" office:value-type="float" office:value="139.944296809869" calcext:value-type="float">
            <text:p>139.94429680986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55]*EXP([.C355]/180)-[.D355]/([.C355]^2))/180" office:value-type="float" office:value="1.21231876596691" calcext:value-type="float">
            <text:p>1.21231876596691</text:p>
          </table:table-cell>
          <table:table-cell table:style-name="ce19" table:formula="of:=0.01*([.B355]+[.B355]^2*0.1+[.C355]*[.D355])/([.C355]*[.D355]-[.B355])" office:value-type="float" office:value="0.0147240394849647" calcext:value-type="float">
            <text:p>0.01472</text:p>
          </table:table-cell>
          <table:table-cell table:style-name="ce24" office:value-type="string" calcext:value-type="string">
            <text:p>3,564,409,844</text:p>
          </table:table-cell>
          <table:table-cell table:number-columns-repeated="1016"/>
        </table:table-row>
        <table:table-row table:style-name="ro1">
          <table:table-cell table:style-name="ce7" table:formula="of:=[.A355]+1" office:value-type="float" office:value="354" calcext:value-type="float">
            <text:p>354</text:p>
          </table:table-cell>
          <table:table-cell table:style-name="ce13" table:formula="of:=RAND()*180" office:value-type="float" office:value="11.2533714972958" calcext:value-type="float">
            <text:p>11.2533714972958</text:p>
          </table:table-cell>
          <table:table-cell table:style-name="ce13" table:formula="of:=RAND()*180" office:value-type="float" office:value="63.8628526610586" calcext:value-type="float">
            <text:p>63.8628526610586</text:p>
          </table:table-cell>
          <table:table-cell table:style-name="ce13" table:formula="of:=RAND()*180" office:value-type="float" office:value="46.6258813974109" calcext:value-type="float">
            <text:p>46.625881397410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56]*EXP([.C356]/180)-[.D356]/([.C356]^2))/180" office:value-type="float" office:value="0.0890810926786846" calcext:value-type="float">
            <text:p>0.089081092678685</text:p>
          </table:table-cell>
          <table:table-cell table:style-name="ce19" table:formula="of:=0.01*([.B356]+[.B356]^2*0.1+[.C356]*[.D356])/([.C356]*[.D356]-[.B356])" office:value-type="float" office:value="0.010118562837588" calcext:value-type="float">
            <text:p>0.01012</text:p>
          </table:table-cell>
          <table:table-cell table:style-name="ce24" office:value-type="string" calcext:value-type="string">
            <text:p>3,591,510,877</text:p>
          </table:table-cell>
          <table:table-cell table:number-columns-repeated="1016"/>
        </table:table-row>
        <table:table-row table:style-name="ro1">
          <table:table-cell table:style-name="ce7" table:formula="of:=[.A356]+1" office:value-type="float" office:value="355" calcext:value-type="float">
            <text:p>355</text:p>
          </table:table-cell>
          <table:table-cell table:style-name="ce13" table:formula="of:=RAND()*180" office:value-type="float" office:value="76.7243793876981" calcext:value-type="float">
            <text:p>76.7243793876981</text:p>
          </table:table-cell>
          <table:table-cell table:style-name="ce13" table:formula="of:=RAND()*180" office:value-type="float" office:value="37.4062410892247" calcext:value-type="float">
            <text:p>37.4062410892247</text:p>
          </table:table-cell>
          <table:table-cell table:style-name="ce13" table:formula="of:=RAND()*180" office:value-type="float" office:value="7.26402150636028" calcext:value-type="float">
            <text:p>7.26402150636028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57]*EXP([.C357]/180)-[.D357]/([.C357]^2))/180" office:value-type="float" office:value="0.524673110257611" calcext:value-type="float">
            <text:p>0.524673110257611</text:p>
          </table:table-cell>
          <table:table-cell table:style-name="ce19" table:formula="of:=0.01*([.B357]+[.B357]^2*0.1+[.C357]*[.D357])/([.C357]*[.D357]-[.B357])" office:value-type="float" office:value="0.0480579207967446" calcext:value-type="float">
            <text:p>0.04806</text:p>
          </table:table-cell>
          <table:table-cell table:style-name="ce24" office:value-type="string" calcext:value-type="string">
            <text:p>3,618,611,910</text:p>
          </table:table-cell>
          <table:table-cell table:number-columns-repeated="1016"/>
        </table:table-row>
        <table:table-row table:style-name="ro1">
          <table:table-cell table:style-name="ce7" table:formula="of:=[.A357]+1" office:value-type="float" office:value="356" calcext:value-type="float">
            <text:p>356</text:p>
          </table:table-cell>
          <table:table-cell table:style-name="ce13" table:formula="of:=RAND()*180" office:value-type="float" office:value="50.6100750409587" calcext:value-type="float">
            <text:p>50.6100750409587</text:p>
          </table:table-cell>
          <table:table-cell table:style-name="ce13" table:formula="of:=RAND()*180" office:value-type="float" office:value="138.397443692852" calcext:value-type="float">
            <text:p>138.397443692852</text:p>
          </table:table-cell>
          <table:table-cell table:style-name="ce13" table:formula="of:=RAND()*180" office:value-type="float" office:value="87.9765698240144" calcext:value-type="float">
            <text:p>87.9765698240144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58]*EXP([.C358]/180)-[.D358]/([.C358]^2))/180" office:value-type="float" office:value="0.606546693546752" calcext:value-type="float">
            <text:p>0.606546693546752</text:p>
          </table:table-cell>
          <table:table-cell table:style-name="ce19" table:formula="of:=0.01*([.B358]+[.B358]^2*0.1+[.C358]*[.D358])/([.C358]*[.D358]-[.B358])" office:value-type="float" office:value="0.0102947253734831" calcext:value-type="float">
            <text:p>0.01029</text:p>
          </table:table-cell>
          <table:table-cell table:style-name="ce24" office:value-type="string" calcext:value-type="string">
            <text:p>3,645,712,943</text:p>
          </table:table-cell>
          <table:table-cell table:number-columns-repeated="1016"/>
        </table:table-row>
        <table:table-row table:style-name="ro1">
          <table:table-cell table:style-name="ce7" table:formula="of:=[.A358]+1" office:value-type="float" office:value="357" calcext:value-type="float">
            <text:p>357</text:p>
          </table:table-cell>
          <table:table-cell table:style-name="ce13" table:formula="of:=RAND()*180" office:value-type="float" office:value="156.912972789539" calcext:value-type="float">
            <text:p>156.912972789539</text:p>
          </table:table-cell>
          <table:table-cell table:style-name="ce13" table:formula="of:=RAND()*180" office:value-type="float" office:value="72.93909464223" calcext:value-type="float">
            <text:p>72.93909464223</text:p>
          </table:table-cell>
          <table:table-cell table:style-name="ce13" table:formula="of:=RAND()*180" office:value-type="float" office:value="118.289783536534" calcext:value-type="float">
            <text:p>118.289783536534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59]*EXP([.C359]/180)-[.D359]/([.C359]^2))/180" office:value-type="float" office:value="1.30716044549163" calcext:value-type="float">
            <text:p>1.30716044549163</text:p>
          </table:table-cell>
          <table:table-cell table:style-name="ce19" table:formula="of:=0.01*([.B359]+[.B359]^2*0.1+[.C359]*[.D359])/([.C359]*[.D359]-[.B359])" office:value-type="float" office:value="0.0132770416803811" calcext:value-type="float">
            <text:p>0.01328</text:p>
          </table:table-cell>
          <table:table-cell table:style-name="ce24" office:value-type="string" calcext:value-type="string">
            <text:p>3,672,813,977</text:p>
          </table:table-cell>
          <table:table-cell table:number-columns-repeated="1016"/>
        </table:table-row>
        <table:table-row table:style-name="ro1">
          <table:table-cell table:style-name="ce7" table:formula="of:=[.A359]+1" office:value-type="float" office:value="358" calcext:value-type="float">
            <text:p>358</text:p>
          </table:table-cell>
          <table:table-cell table:style-name="ce13" table:formula="of:=RAND()*180" office:value-type="float" office:value="89.6987849944129" calcext:value-type="float">
            <text:p>89.6987849944129</text:p>
          </table:table-cell>
          <table:table-cell table:style-name="ce13" table:formula="of:=RAND()*180" office:value-type="float" office:value="67.4018696782528" calcext:value-type="float">
            <text:p>67.4018696782528</text:p>
          </table:table-cell>
          <table:table-cell table:style-name="ce13" table:formula="of:=RAND()*180" office:value-type="float" office:value="170.217228878806" calcext:value-type="float">
            <text:p>170.217228878806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60]*EXP([.C360]/180)-[.D360]/([.C360]^2))/180" office:value-type="float" office:value="0.724457572645911" calcext:value-type="float">
            <text:p>0.724457572645911</text:p>
          </table:table-cell>
          <table:table-cell table:style-name="ce19" table:formula="of:=0.01*([.B360]+[.B360]^2*0.1+[.C360]*[.D360])/([.C360]*[.D360]-[.B360])" office:value-type="float" office:value="0.0108644138085592" calcext:value-type="float">
            <text:p>0.01086</text:p>
          </table:table-cell>
          <table:table-cell table:style-name="ce24" office:value-type="string" calcext:value-type="string">
            <text:p>3,699,915,010</text:p>
          </table:table-cell>
          <table:table-cell table:number-columns-repeated="1016"/>
        </table:table-row>
        <table:table-row table:style-name="ro1">
          <table:table-cell table:style-name="ce7" table:formula="of:=[.A360]+1" office:value-type="float" office:value="359" calcext:value-type="float">
            <text:p>359</text:p>
          </table:table-cell>
          <table:table-cell table:style-name="ce13" table:formula="of:=RAND()*180" office:value-type="float" office:value="104.105620127486" calcext:value-type="float">
            <text:p>104.105620127486</text:p>
          </table:table-cell>
          <table:table-cell table:style-name="ce13" table:formula="of:=RAND()*180" office:value-type="float" office:value="170.635363387992" calcext:value-type="float">
            <text:p>170.635363387992</text:p>
          </table:table-cell>
          <table:table-cell table:style-name="ce13" table:formula="of:=RAND()*180" office:value-type="float" office:value="164.601387229593" calcext:value-type="float">
            <text:p>164.60138722959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61]*EXP([.C361]/180)-[.D361]/([.C361]^2))/180" office:value-type="float" office:value="1.49242499171406" calcext:value-type="float">
            <text:p>1.49242499171406</text:p>
          </table:table-cell>
          <table:table-cell table:style-name="ce19" table:formula="of:=0.01*([.B361]+[.B361]^2*0.1+[.C361]*[.D361])/([.C361]*[.D361]-[.B361])" office:value-type="float" office:value="0.0104617169554195" calcext:value-type="float">
            <text:p>0.01046</text:p>
          </table:table-cell>
          <table:table-cell table:style-name="ce20" office:value-type="string" calcext:value-type="string">
            <text:p>3,727,016,043</text:p>
          </table:table-cell>
          <table:table-cell table:number-columns-repeated="1016"/>
        </table:table-row>
        <table:table-row table:style-name="ro1">
          <table:table-cell table:style-name="ce7" table:formula="of:=[.A361]+1" office:value-type="float" office:value="360" calcext:value-type="float">
            <text:p>360</text:p>
          </table:table-cell>
          <table:table-cell table:style-name="ce13" table:formula="of:=RAND()*180" office:value-type="float" office:value="37.2754681284283" calcext:value-type="float">
            <text:p>37.2754681284283</text:p>
          </table:table-cell>
          <table:table-cell table:style-name="ce13" table:formula="of:=RAND()*180" office:value-type="float" office:value="32.3209785502691" calcext:value-type="float">
            <text:p>32.3209785502691</text:p>
          </table:table-cell>
          <table:table-cell table:style-name="ce13" table:formula="of:=RAND()*180" office:value-type="float" office:value="58.5772462421186" calcext:value-type="float">
            <text:p>58.5772462421186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62]*EXP([.C362]/180)-[.D362]/([.C362]^2))/180" office:value-type="float" office:value="0.247506536808398" calcext:value-type="float">
            <text:p>0.247506536808398</text:p>
          </table:table-cell>
          <table:table-cell table:style-name="ce19" table:formula="of:=0.01*([.B362]+[.B362]^2*0.1+[.C362]*[.D362])/([.C362]*[.D362]-[.B362])" office:value-type="float" office:value="0.0111503080109712" calcext:value-type="float">
            <text:p>0.01115</text:p>
          </table:table-cell>
          <table:table-cell table:style-name="ce20" office:value-type="string" calcext:value-type="string">
            <text:p>3,754,117,076</text:p>
          </table:table-cell>
          <table:table-cell table:number-columns-repeated="1016"/>
        </table:table-row>
        <table:table-row table:style-name="ro1">
          <table:table-cell table:style-name="ce7" table:formula="of:=[.A362]+1" office:value-type="float" office:value="361" calcext:value-type="float">
            <text:p>361</text:p>
          </table:table-cell>
          <table:table-cell table:style-name="ce13" table:formula="of:=RAND()*180" office:value-type="float" office:value="161.337274007451" calcext:value-type="float">
            <text:p>161.337274007451</text:p>
          </table:table-cell>
          <table:table-cell table:style-name="ce13" table:formula="of:=RAND()*180" office:value-type="float" office:value="4.50676788544829" calcext:value-type="float">
            <text:p>4.50676788544829</text:p>
          </table:table-cell>
          <table:table-cell table:style-name="ce13" table:formula="of:=RAND()*180" office:value-type="float" office:value="95.9434456039999" calcext:value-type="float">
            <text:p>95.9434456039999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63]*EXP([.C363]/180)-[.D363]/([.C363]^2))/180" office:value-type="float" office:value="0.892800210524632" calcext:value-type="float">
            <text:p>0.892800210524632</text:p>
          </table:table-cell>
          <table:table-cell table:style-name="ce19" table:formula="of:=0.01*([.B363]+[.B363]^2*0.1+[.C363]*[.D363])/([.C363]*[.D363]-[.B363])" office:value-type="float" office:value="0.11793449507548" calcext:value-type="float">
            <text:p>0.11793</text:p>
          </table:table-cell>
          <table:table-cell table:style-name="ce20" office:value-type="string" calcext:value-type="string">
            <text:p>3,781,218,109</text:p>
          </table:table-cell>
          <table:table-cell table:number-columns-repeated="1016"/>
        </table:table-row>
        <table:table-row table:style-name="ro1">
          <table:table-cell table:style-name="ce7" table:formula="of:=[.A363]+1" office:value-type="float" office:value="362" calcext:value-type="float">
            <text:p>362</text:p>
          </table:table-cell>
          <table:table-cell table:style-name="ce13" table:formula="of:=RAND()*180" office:value-type="float" office:value="0.0819161871477952" calcext:value-type="float">
            <text:p>0.081916187147795</text:p>
          </table:table-cell>
          <table:table-cell table:style-name="ce13" table:formula="of:=RAND()*180" office:value-type="float" office:value="62.8665679150067" calcext:value-type="float">
            <text:p>62.8665679150067</text:p>
          </table:table-cell>
          <table:table-cell table:style-name="ce13" table:formula="of:=RAND()*180" office:value-type="float" office:value="54.7354199594557" calcext:value-type="float">
            <text:p>54.735419959455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64]*EXP([.C364]/180)-[.D364]/([.C364]^2))/180" office:value-type="float" office:value="0.000568384044096938" calcext:value-type="float">
            <text:p>0.000568384044097</text:p>
          </table:table-cell>
          <table:table-cell table:style-name="ce19" table:formula="of:=0.01*([.B364]+[.B364]^2*0.1+[.C364]*[.D364])/([.C364]*[.D364]-[.B364])" office:value-type="float" office:value="0.0100004780760775" calcext:value-type="float">
            <text:p>0.01000</text:p>
          </table:table-cell>
          <table:table-cell table:style-name="ce20" office:value-type="string" calcext:value-type="string">
            <text:p>3,808,319,143</text:p>
          </table:table-cell>
          <table:table-cell table:number-columns-repeated="1016"/>
        </table:table-row>
        <table:table-row table:style-name="ro1">
          <table:table-cell table:style-name="ce7" table:formula="of:=[.A364]+1" office:value-type="float" office:value="363" calcext:value-type="float">
            <text:p>363</text:p>
          </table:table-cell>
          <table:table-cell table:style-name="ce13" table:formula="of:=RAND()*180" office:value-type="float" office:value="94.5895769913171" calcext:value-type="float">
            <text:p>94.5895769913171</text:p>
          </table:table-cell>
          <table:table-cell table:style-name="ce13" table:formula="of:=RAND()*180" office:value-type="float" office:value="167.62470429369" calcext:value-type="float">
            <text:p>167.62470429369</text:p>
          </table:table-cell>
          <table:table-cell table:style-name="ce13" table:formula="of:=RAND()*180" office:value-type="float" office:value="167.875854079875" calcext:value-type="float">
            <text:p>167.875854079875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65]*EXP([.C365]/180)-[.D365]/([.C365]^2))/180" office:value-type="float" office:value="1.33350912261341" calcext:value-type="float">
            <text:p>1.33350912261341</text:p>
          </table:table-cell>
          <table:table-cell table:style-name="ce19" table:formula="of:=0.01*([.B365]+[.B365]^2*0.1+[.C365]*[.D365])/([.C365]*[.D365]-[.B365])" office:value-type="float" office:value="0.0103864776871143" calcext:value-type="float">
            <text:p>0.01039</text:p>
          </table:table-cell>
          <table:table-cell table:style-name="ce20" office:value-type="string" calcext:value-type="string">
            <text:p>3,835,420,176</text:p>
          </table:table-cell>
          <table:table-cell table:number-columns-repeated="1016"/>
        </table:table-row>
        <table:table-row table:style-name="ro1">
          <table:table-cell table:style-name="ce7" table:formula="of:=[.A365]+1" office:value-type="float" office:value="364" calcext:value-type="float">
            <text:p>364</text:p>
          </table:table-cell>
          <table:table-cell table:style-name="ce13" table:formula="of:=RAND()*180" office:value-type="float" office:value="77.1025814889668" calcext:value-type="float">
            <text:p>77.1025814889668</text:p>
          </table:table-cell>
          <table:table-cell table:style-name="ce13" table:formula="of:=RAND()*180" office:value-type="float" office:value="16.3296172592381" calcext:value-type="float">
            <text:p>16.3296172592381</text:p>
          </table:table-cell>
          <table:table-cell table:style-name="ce13" table:formula="of:=RAND()*180" office:value-type="float" office:value="30.8670413530223" calcext:value-type="float">
            <text:p>30.867041353022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66]*EXP([.C366]/180)-[.D366]/([.C366]^2))/180" office:value-type="float" office:value="0.468381543414621" calcext:value-type="float">
            <text:p>0.468381543414621</text:p>
          </table:table-cell>
          <table:table-cell table:style-name="ce19" table:formula="of:=0.01*([.B366]+[.B366]^2*0.1+[.C366]*[.D366])/([.C366]*[.D366]-[.B366])" office:value-type="float" office:value="0.0275359130653055" calcext:value-type="float">
            <text:p>0.02754</text:p>
          </table:table-cell>
          <table:table-cell table:style-name="ce20" office:value-type="string" calcext:value-type="string">
            <text:p>3,862,521,209</text:p>
          </table:table-cell>
          <table:table-cell table:number-columns-repeated="1016"/>
        </table:table-row>
        <table:table-row table:style-name="ro1">
          <table:table-cell table:style-name="ce7" table:formula="of:=[.A366]+1" office:value-type="float" office:value="365" calcext:value-type="float">
            <text:p>365</text:p>
          </table:table-cell>
          <table:table-cell table:style-name="ce13" table:formula="of:=RAND()*180" office:value-type="float" office:value="160.508847142522" calcext:value-type="float">
            <text:p>160.508847142522</text:p>
          </table:table-cell>
          <table:table-cell table:style-name="ce13" table:formula="of:=RAND()*180" office:value-type="float" office:value="30.6607734142532" calcext:value-type="float">
            <text:p>30.6607734142532</text:p>
          </table:table-cell>
          <table:table-cell table:style-name="ce13" table:formula="of:=RAND()*180" office:value-type="float" office:value="114.178934575026" calcext:value-type="float">
            <text:p>114.178934575026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67]*EXP([.C367]/180)-[.D367]/([.C367]^2))/180" office:value-type="float" office:value="1.05663724771187" calcext:value-type="float">
            <text:p>1.05663724771187</text:p>
          </table:table-cell>
          <table:table-cell table:style-name="ce19" table:formula="of:=0.01*([.B367]+[.B367]^2*0.1+[.C367]*[.D367])/([.C367]*[.D367]-[.B367])" office:value-type="float" office:value="0.0186738372085487" calcext:value-type="float">
            <text:p>0.01867</text:p>
          </table:table-cell>
          <table:table-cell table:style-name="ce20" office:value-type="string" calcext:value-type="string">
            <text:p>3,889,622,242</text:p>
          </table:table-cell>
          <table:table-cell table:number-columns-repeated="1016"/>
        </table:table-row>
        <table:table-row table:style-name="ro1">
          <table:table-cell table:style-name="ce7" table:formula="of:=[.A367]+1" office:value-type="float" office:value="366" calcext:value-type="float">
            <text:p>366</text:p>
          </table:table-cell>
          <table:table-cell table:style-name="ce13" table:formula="of:=RAND()*180" office:value-type="float" office:value="0.725019651452648" calcext:value-type="float">
            <text:p>0.725019651452648</text:p>
          </table:table-cell>
          <table:table-cell table:style-name="ce13" table:formula="of:=RAND()*180" office:value-type="float" office:value="68.2421514079752" calcext:value-type="float">
            <text:p>68.2421514079752</text:p>
          </table:table-cell>
          <table:table-cell table:style-name="ce13" table:formula="of:=RAND()*180" office:value-type="float" office:value="95.1742392141774" calcext:value-type="float">
            <text:p>95.1742392141774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368]*EXP([.C368]/180)-[.D368]/([.C368]^2))/180" office:value-type="float" office:value="0.00577121613364977" calcext:value-type="float">
            <text:p>0.00577121613365</text:p>
          </table:table-cell>
          <table:table-cell table:style-name="ce19" table:formula="of:=0.01*([.B368]+[.B368]^2*0.1+[.C368]*[.D368])/([.C368]*[.D368]-[.B368])" office:value-type="float" office:value="0.0100023137748063" calcext:value-type="float">
            <text:p>0.01000</text:p>
          </table:table-cell>
          <table:table-cell table:style-name="ce20" office:value-type="string" calcext:value-type="string">
            <text:p>3,916,723,275</text:p>
          </table:table-cell>
          <table:table-cell table:number-columns-repeated="1016"/>
        </table:table-row>
        <table:table-row table:style-name="ro1">
          <table:table-cell table:style-name="ce7" table:formula="of:=[.A368]+1" office:value-type="float" office:value="367" calcext:value-type="float">
            <text:p>367</text:p>
          </table:table-cell>
          <table:table-cell table:style-name="ce13" table:formula="of:=RAND()*180" office:value-type="float" office:value="163.691185822273" calcext:value-type="float">
            <text:p>163.691185822273</text:p>
          </table:table-cell>
          <table:table-cell table:style-name="ce13" table:formula="of:=RAND()*180" office:value-type="float" office:value="81.2257933263204" calcext:value-type="float">
            <text:p>81.2257933263204</text:p>
          </table:table-cell>
          <table:table-cell table:style-name="ce13" table:formula="of:=RAND()*180" office:value-type="float" office:value="90.3820674614517" calcext:value-type="float">
            <text:p>90.3820674614517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369]*EXP([.C369]/180)-[.D369]/([.C369]^2))/180" office:value-type="float" office:value="1.42793007960456" calcext:value-type="float">
            <text:p>1.42793007960456</text:p>
          </table:table-cell>
          <table:table-cell table:style-name="ce19" table:formula="of:=0.01*([.B369]+[.B369]^2*0.1+[.C369]*[.D369])/([.C369]*[.D369]-[.B369])" office:value-type="float" office:value="0.0141891941804041" calcext:value-type="float">
            <text:p>0.01419</text:p>
          </table:table-cell>
          <table:table-cell table:style-name="ce21" office:value-type="string" calcext:value-type="string">
            <text:p>3,943,824,309</text:p>
          </table:table-cell>
          <table:table-cell table:number-columns-repeated="1016"/>
        </table:table-row>
        <table:table-row table:style-name="ro1">
          <table:table-cell table:style-name="ce7" table:formula="of:=[.A369]+1" office:value-type="float" office:value="368" calcext:value-type="float">
            <text:p>368</text:p>
          </table:table-cell>
          <table:table-cell table:style-name="ce13" table:formula="of:=RAND()*180" office:value-type="float" office:value="173.503445932543" calcext:value-type="float">
            <text:p>173.503445932543</text:p>
          </table:table-cell>
          <table:table-cell table:style-name="ce13" table:formula="of:=RAND()*180" office:value-type="float" office:value="29.2885281750579" calcext:value-type="float">
            <text:p>29.2885281750579</text:p>
          </table:table-cell>
          <table:table-cell table:style-name="ce13" table:formula="of:=RAND()*180" office:value-type="float" office:value="44.7422311295122" calcext:value-type="float">
            <text:p>44.742231129512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370]*EXP([.C370]/180)-[.D370]/([.C370]^2))/180" office:value-type="float" office:value="1.13394096768145" calcext:value-type="float">
            <text:p>1.13394096768145</text:p>
          </table:table-cell>
          <table:table-cell table:style-name="ce19" table:formula="of:=0.01*([.B370]+[.B370]^2*0.1+[.C370]*[.D370])/([.C370]*[.D370]-[.B370])" office:value-type="float" office:value="0.0395299582574099" calcext:value-type="float">
            <text:p>0.03953</text:p>
          </table:table-cell>
          <table:table-cell table:style-name="ce21" office:value-type="string" calcext:value-type="string">
            <text:p>3,970,925,342</text:p>
          </table:table-cell>
          <table:table-cell table:number-columns-repeated="1016"/>
        </table:table-row>
        <table:table-row table:style-name="ro1">
          <table:table-cell table:style-name="ce7" table:formula="of:=[.A370]+1" office:value-type="float" office:value="369" calcext:value-type="float">
            <text:p>369</text:p>
          </table:table-cell>
          <table:table-cell table:style-name="ce13" table:formula="of:=RAND()*180" office:value-type="float" office:value="75.3948772525635" calcext:value-type="float">
            <text:p>75.3948772525635</text:p>
          </table:table-cell>
          <table:table-cell table:style-name="ce13" table:formula="of:=RAND()*180" office:value-type="float" office:value="140.452470470054" calcext:value-type="float">
            <text:p>140.452470470054</text:p>
          </table:table-cell>
          <table:table-cell table:style-name="ce13" table:formula="of:=RAND()*180" office:value-type="float" office:value="22.5971885614662" calcext:value-type="float">
            <text:p>22.597188561466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371]*EXP([.C371]/180)-[.D371]/([.C371]^2))/180" office:value-type="float" office:value="0.913992439684745" calcext:value-type="float">
            <text:p>0.913992439684745</text:p>
          </table:table-cell>
          <table:table-cell table:style-name="ce19" table:formula="of:=0.01*([.B371]+[.B371]^2*0.1+[.C371]*[.D371])/([.C371]*[.D371]-[.B371])" office:value-type="float" office:value="0.0123212630084689" calcext:value-type="float">
            <text:p>0.01232</text:p>
          </table:table-cell>
          <table:table-cell table:style-name="ce21" office:value-type="string" calcext:value-type="string">
            <text:p>3,998,026,375</text:p>
          </table:table-cell>
          <table:table-cell table:number-columns-repeated="1016"/>
        </table:table-row>
        <table:table-row table:style-name="ro1">
          <table:table-cell table:style-name="ce7" table:formula="of:=[.A371]+1" office:value-type="float" office:value="370" calcext:value-type="float">
            <text:p>370</text:p>
          </table:table-cell>
          <table:table-cell table:style-name="ce13" table:formula="of:=RAND()*180" office:value-type="float" office:value="91.7125594496803" calcext:value-type="float">
            <text:p>91.7125594496803</text:p>
          </table:table-cell>
          <table:table-cell table:style-name="ce13" table:formula="of:=RAND()*180" office:value-type="float" office:value="153.723193700104" calcext:value-type="float">
            <text:p>153.723193700104</text:p>
          </table:table-cell>
          <table:table-cell table:style-name="ce13" table:formula="of:=RAND()*180" office:value-type="float" office:value="124.942529533171" calcext:value-type="float">
            <text:p>124.942529533171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372]*EXP([.C372]/180)-[.D372]/([.C372]^2))/180" office:value-type="float" office:value="1.19685308374016" calcext:value-type="float">
            <text:p>1.19685308374016</text:p>
          </table:table-cell>
          <table:table-cell table:style-name="ce19" table:formula="of:=0.01*([.B372]+[.B372]^2*0.1+[.C372]*[.D372])/([.C372]*[.D372]-[.B372])" office:value-type="float" office:value="0.0105359939324243" calcext:value-type="float">
            <text:p>0.01054</text:p>
          </table:table-cell>
          <table:table-cell table:style-name="ce21" office:value-type="string" calcext:value-type="string">
            <text:p>4,025,127,408</text:p>
          </table:table-cell>
          <table:table-cell table:number-columns-repeated="1016"/>
        </table:table-row>
        <table:table-row table:style-name="ro1">
          <table:table-cell table:style-name="ce7" table:formula="of:=[.A372]+1" office:value-type="float" office:value="371" calcext:value-type="float">
            <text:p>371</text:p>
          </table:table-cell>
          <table:table-cell table:style-name="ce13" table:formula="of:=RAND()*180" office:value-type="float" office:value="10.1753142598137" calcext:value-type="float">
            <text:p>10.1753142598137</text:p>
          </table:table-cell>
          <table:table-cell table:style-name="ce13" table:formula="of:=RAND()*180" office:value-type="float" office:value="116.805287914967" calcext:value-type="float">
            <text:p>116.805287914967</text:p>
          </table:table-cell>
          <table:table-cell table:style-name="ce13" table:formula="of:=RAND()*180" office:value-type="float" office:value="17.6358210504343" calcext:value-type="float">
            <text:p>17.635821050434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373]*EXP([.C373]/180)-[.D373]/([.C373]^2))/180" office:value-type="float" office:value="0.108160357614967" calcext:value-type="float">
            <text:p>0.108160357614967</text:p>
          </table:table-cell>
          <table:table-cell table:style-name="ce19" table:formula="of:=0.01*([.B373]+[.B373]^2*0.1+[.C373]*[.D373])/([.C373]*[.D373]-[.B373])" office:value-type="float" office:value="0.0101497931630175" calcext:value-type="float">
            <text:p>0.01015</text:p>
          </table:table-cell>
          <table:table-cell table:style-name="ce21" office:value-type="string" calcext:value-type="string">
            <text:p>405,222,845</text:p>
          </table:table-cell>
          <table:table-cell table:number-columns-repeated="1016"/>
        </table:table-row>
        <table:table-row table:style-name="ro1">
          <table:table-cell table:style-name="ce7" table:formula="of:=[.A373]+1" office:value-type="float" office:value="372" calcext:value-type="float">
            <text:p>372</text:p>
          </table:table-cell>
          <table:table-cell table:style-name="ce13" table:formula="of:=RAND()*180" office:value-type="float" office:value="0.763092084623944" calcext:value-type="float">
            <text:p>0.763092084623944</text:p>
          </table:table-cell>
          <table:table-cell table:style-name="ce13" table:formula="of:=RAND()*180" office:value-type="float" office:value="60.2221723835413" calcext:value-type="float">
            <text:p>60.2221723835413</text:p>
          </table:table-cell>
          <table:table-cell table:style-name="ce13" table:formula="of:=RAND()*180" office:value-type="float" office:value="151.892860801335" calcext:value-type="float">
            <text:p>151.892860801335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374]*EXP([.C374]/180)-[.D374]/([.C374]^2))/180" office:value-type="float" office:value="0.00569119100501162" calcext:value-type="float">
            <text:p>0.005691191005012</text:p>
          </table:table-cell>
          <table:table-cell table:style-name="ce19" table:formula="of:=0.01*([.B374]+[.B374]^2*0.1+[.C374]*[.D374])/([.C374]*[.D374]-[.B374])" office:value-type="float" office:value="0.0100017322534331" calcext:value-type="float">
            <text:p>0.01000</text:p>
          </table:table-cell>
          <table:table-cell table:style-name="ce21" office:value-type="string" calcext:value-type="string">
            <text:p>4,079,329,475</text:p>
          </table:table-cell>
          <table:table-cell table:number-columns-repeated="1016"/>
        </table:table-row>
        <table:table-row table:style-name="ro1">
          <table:table-cell table:style-name="ce7" table:formula="of:=[.A374]+1" office:value-type="float" office:value="373" calcext:value-type="float">
            <text:p>373</text:p>
          </table:table-cell>
          <table:table-cell table:style-name="ce13" table:formula="of:=RAND()*180" office:value-type="float" office:value="25.1317555562559" calcext:value-type="float">
            <text:p>25.1317555562559</text:p>
          </table:table-cell>
          <table:table-cell table:style-name="ce13" table:formula="of:=RAND()*180" office:value-type="float" office:value="27.6410687548691" calcext:value-type="float">
            <text:p>27.6410687548691</text:p>
          </table:table-cell>
          <table:table-cell table:style-name="ce13" table:formula="of:=RAND()*180" office:value-type="float" office:value="32.1205369503523" calcext:value-type="float">
            <text:p>32.120536950352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375]*EXP([.C375]/180)-[.D375]/([.C375]^2))/180" office:value-type="float" office:value="0.162561502116654" calcext:value-type="float">
            <text:p>0.162561502116654</text:p>
          </table:table-cell>
          <table:table-cell table:style-name="ce19" table:formula="of:=0.01*([.B375]+[.B375]^2*0.1+[.C375]*[.D375])/([.C375]*[.D375]-[.B375])" office:value-type="float" office:value="0.0113147346236983" calcext:value-type="float">
            <text:p>0.01131</text:p>
          </table:table-cell>
          <table:table-cell table:style-name="ce21" office:value-type="string" calcext:value-type="string">
            <text:p>4,106,430,508</text:p>
          </table:table-cell>
          <table:table-cell table:number-columns-repeated="1016"/>
        </table:table-row>
        <table:table-row table:style-name="ro1">
          <table:table-cell table:style-name="ce7" table:formula="of:=[.A375]+1" office:value-type="float" office:value="374" calcext:value-type="float">
            <text:p>374</text:p>
          </table:table-cell>
          <table:table-cell table:style-name="ce13" table:formula="of:=RAND()*180" office:value-type="float" office:value="29.0276468550884" calcext:value-type="float">
            <text:p>29.0276468550884</text:p>
          </table:table-cell>
          <table:table-cell table:style-name="ce13" table:formula="of:=RAND()*180" office:value-type="float" office:value="155.996471451846" calcext:value-type="float">
            <text:p>155.996471451846</text:p>
          </table:table-cell>
          <table:table-cell table:style-name="ce13" table:formula="of:=RAND()*180" office:value-type="float" office:value="104.53362290442" calcext:value-type="float">
            <text:p>104.5336229044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376]*EXP([.C376]/180)-[.D376]/([.C376]^2))/180" office:value-type="float" office:value="0.383612143478241" calcext:value-type="float">
            <text:p>0.383612143478241</text:p>
          </table:table-cell>
          <table:table-cell table:style-name="ce19" table:formula="of:=0.01*([.B376]+[.B376]^2*0.1+[.C376]*[.D376])/([.C376]*[.D376]-[.B376])" office:value-type="float" office:value="0.0100874290729396" calcext:value-type="float">
            <text:p>0.01009</text:p>
          </table:table-cell>
          <table:table-cell table:style-name="ce21" office:value-type="string" calcext:value-type="string">
            <text:p>413,353,155</text:p>
          </table:table-cell>
          <table:table-cell table:number-columns-repeated="1016"/>
        </table:table-row>
        <table:table-row table:style-name="ro1">
          <table:table-cell table:style-name="ce7" table:formula="of:=[.A376]+1" office:value-type="float" office:value="375" calcext:value-type="float">
            <text:p>375</text:p>
          </table:table-cell>
          <table:table-cell table:style-name="ce13" table:formula="of:=RAND()*180" office:value-type="float" office:value="160.650922457763" calcext:value-type="float">
            <text:p>160.650922457763</text:p>
          </table:table-cell>
          <table:table-cell table:style-name="ce13" table:formula="of:=RAND()*180" office:value-type="float" office:value="141.439068850016" calcext:value-type="float">
            <text:p>141.439068850016</text:p>
          </table:table-cell>
          <table:table-cell table:style-name="ce13" table:formula="of:=RAND()*180" office:value-type="float" office:value="24.9143656421148" calcext:value-type="float">
            <text:p>24.9143656421148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77]*EXP([.C377]/180)-[.D377]/([.C377]^2))/180" office:value-type="float" office:value="1.9582398776682" calcext:value-type="float">
            <text:p>1.9582398776682</text:p>
          </table:table-cell>
          <table:table-cell table:style-name="ce19" table:formula="of:=0.01*([.B377]+[.B377]^2*0.1+[.C377]*[.D377])/([.C377]*[.D377]-[.B377])" office:value-type="float" office:value="0.0186291682450917" calcext:value-type="float">
            <text:p>0.01863</text:p>
          </table:table-cell>
          <table:table-cell table:style-name="ce22" office:value-type="string" calcext:value-type="string">
            <text:p>4,160,632,574</text:p>
          </table:table-cell>
          <table:table-cell table:number-columns-repeated="1016"/>
        </table:table-row>
        <table:table-row table:style-name="ro1">
          <table:table-cell table:style-name="ce7" table:formula="of:=[.A377]+1" office:value-type="float" office:value="376" calcext:value-type="float">
            <text:p>376</text:p>
          </table:table-cell>
          <table:table-cell table:style-name="ce13" table:formula="of:=RAND()*180" office:value-type="float" office:value="137.570687667004" calcext:value-type="float">
            <text:p>137.570687667004</text:p>
          </table:table-cell>
          <table:table-cell table:style-name="ce13" table:formula="of:=RAND()*180" office:value-type="float" office:value="66.2789444333478" calcext:value-type="float">
            <text:p>66.2789444333478</text:p>
          </table:table-cell>
          <table:table-cell table:style-name="ce13" table:formula="of:=RAND()*180" office:value-type="float" office:value="54.2066198771192" calcext:value-type="float">
            <text:p>54.2066198771192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78]*EXP([.C378]/180)-[.D378]/([.C378]^2))/180" office:value-type="float" office:value="1.10443657190506" calcext:value-type="float">
            <text:p>1.10443657190506</text:p>
          </table:table-cell>
          <table:table-cell table:style-name="ce19" table:formula="of:=0.01*([.B378]+[.B378]^2*0.1+[.C378]*[.D378])/([.C378]*[.D378]-[.B378])" office:value-type="float" office:value="0.0162737874223777" calcext:value-type="float">
            <text:p>0.01627</text:p>
          </table:table-cell>
          <table:table-cell table:style-name="ce22" office:value-type="string" calcext:value-type="string">
            <text:p>4,187,733,607</text:p>
          </table:table-cell>
          <table:table-cell table:number-columns-repeated="1016"/>
        </table:table-row>
        <table:table-row table:style-name="ro1">
          <table:table-cell table:style-name="ce7" table:formula="of:=[.A378]+1" office:value-type="float" office:value="377" calcext:value-type="float">
            <text:p>377</text:p>
          </table:table-cell>
          <table:table-cell table:style-name="ce13" table:formula="of:=RAND()*180" office:value-type="float" office:value="67.2019219611284" calcext:value-type="float">
            <text:p>67.2019219611284</text:p>
          </table:table-cell>
          <table:table-cell table:style-name="ce13" table:formula="of:=RAND()*180" office:value-type="float" office:value="131.05163901492" calcext:value-type="float">
            <text:p>131.05163901492</text:p>
          </table:table-cell>
          <table:table-cell table:style-name="ce13" table:formula="of:=RAND()*180" office:value-type="float" office:value="89.0431545582748" calcext:value-type="float">
            <text:p>89.0431545582748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79]*EXP([.C379]/180)-[.D379]/([.C379]^2))/180" office:value-type="float" office:value="0.773192219991642" calcext:value-type="float">
            <text:p>0.773192219991642</text:p>
          </table:table-cell>
          <table:table-cell table:style-name="ce19" table:formula="of:=0.01*([.B379]+[.B379]^2*0.1+[.C379]*[.D379])/([.C379]*[.D379]-[.B379])" office:value-type="float" office:value="0.0105050949654964" calcext:value-type="float">
            <text:p>0.01051</text:p>
          </table:table-cell>
          <table:table-cell table:style-name="ce22" office:value-type="string" calcext:value-type="string">
            <text:p>421,483,465</text:p>
          </table:table-cell>
          <table:table-cell table:number-columns-repeated="1016"/>
        </table:table-row>
        <table:table-row table:style-name="ro1">
          <table:table-cell table:style-name="ce7" table:formula="of:=[.A379]+1" office:value-type="float" office:value="378" calcext:value-type="float">
            <text:p>378</text:p>
          </table:table-cell>
          <table:table-cell table:style-name="ce13" table:formula="of:=RAND()*180" office:value-type="float" office:value="72.7726023262544" calcext:value-type="float">
            <text:p>72.7726023262544</text:p>
          </table:table-cell>
          <table:table-cell table:style-name="ce13" table:formula="of:=RAND()*180" office:value-type="float" office:value="25.0794422227625" calcext:value-type="float">
            <text:p>25.0794422227625</text:p>
          </table:table-cell>
          <table:table-cell table:style-name="ce13" table:formula="of:=RAND()*180" office:value-type="float" office:value="130.749013943267" calcext:value-type="float">
            <text:p>130.749013943267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80]*EXP([.C380]/180)-[.D380]/([.C380]^2))/180" office:value-type="float" office:value="0.463580534996732" calcext:value-type="float">
            <text:p>0.463580534996732</text:p>
          </table:table-cell>
          <table:table-cell table:style-name="ce19" table:formula="of:=0.01*([.B380]+[.B380]^2*0.1+[.C380]*[.D380])/([.C380]*[.D380]-[.B380])" office:value-type="float" office:value="0.0121056108355253" calcext:value-type="float">
            <text:p>0.01211</text:p>
          </table:table-cell>
          <table:table-cell table:style-name="ce22" office:value-type="string" calcext:value-type="string">
            <text:p>4,241,935,674</text:p>
          </table:table-cell>
          <table:table-cell table:number-columns-repeated="1016"/>
        </table:table-row>
        <table:table-row table:style-name="ro1">
          <table:table-cell table:style-name="ce7" table:formula="of:=[.A380]+1" office:value-type="float" office:value="379" calcext:value-type="float">
            <text:p>379</text:p>
          </table:table-cell>
          <table:table-cell table:style-name="ce13" table:formula="of:=RAND()*180" office:value-type="float" office:value="13.0729916393631" calcext:value-type="float">
            <text:p>13.0729916393631</text:p>
          </table:table-cell>
          <table:table-cell table:style-name="ce13" table:formula="of:=RAND()*180" office:value-type="float" office:value="115.677268597323" calcext:value-type="float">
            <text:p>115.677268597323</text:p>
          </table:table-cell>
          <table:table-cell table:style-name="ce13" table:formula="of:=RAND()*180" office:value-type="float" office:value="65.2590475876276" calcext:value-type="float">
            <text:p>65.2590475876276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81]*EXP([.C381]/180)-[.D381]/([.C381]^2))/180" office:value-type="float" office:value="0.138075703293341" calcext:value-type="float">
            <text:p>0.138075703293341</text:p>
          </table:table-cell>
          <table:table-cell table:style-name="ce19" table:formula="of:=0.01*([.B381]+[.B381]^2*0.1+[.C381]*[.D381])/([.C381]*[.D381]-[.B381])" office:value-type="float" office:value="0.0100573736462164" calcext:value-type="float">
            <text:p>0.01006</text:p>
          </table:table-cell>
          <table:table-cell table:style-name="ce22" office:value-type="string" calcext:value-type="string">
            <text:p>4,269,036,707</text:p>
          </table:table-cell>
          <table:table-cell table:number-columns-repeated="1016"/>
        </table:table-row>
        <table:table-row table:style-name="ro1">
          <table:table-cell table:style-name="ce7" table:formula="of:=[.A381]+1" office:value-type="float" office:value="380" calcext:value-type="float">
            <text:p>380</text:p>
          </table:table-cell>
          <table:table-cell table:style-name="ce13" table:formula="of:=RAND()*180" office:value-type="float" office:value="163.471137634206" calcext:value-type="float">
            <text:p>163.471137634206</text:p>
          </table:table-cell>
          <table:table-cell table:style-name="ce13" table:formula="of:=RAND()*180" office:value-type="float" office:value="100.971026623239" calcext:value-type="float">
            <text:p>100.971026623239</text:p>
          </table:table-cell>
          <table:table-cell table:style-name="ce13" table:formula="of:=RAND()*180" office:value-type="float" office:value="159.497110160587" calcext:value-type="float">
            <text:p>159.497110160587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82]*EXP([.C382]/180)-[.D382]/([.C382]^2))/180" office:value-type="float" office:value="1.59133793105407" calcext:value-type="float">
            <text:p>1.59133793105407</text:p>
          </table:table-cell>
          <table:table-cell table:style-name="ce19" table:formula="of:=0.01*([.B382]+[.B382]^2*0.1+[.C382]*[.D382])/([.C382]*[.D382]-[.B382])" office:value-type="float" office:value="0.0118814389113769" calcext:value-type="float">
            <text:p>0.01188</text:p>
          </table:table-cell>
          <table:table-cell table:style-name="ce22" office:value-type="string" calcext:value-type="string">
            <text:p>4,296,137,740</text:p>
          </table:table-cell>
          <table:table-cell table:number-columns-repeated="1016"/>
        </table:table-row>
        <table:table-row table:style-name="ro1">
          <table:table-cell table:style-name="ce7" table:formula="of:=[.A382]+1" office:value-type="float" office:value="381" calcext:value-type="float">
            <text:p>381</text:p>
          </table:table-cell>
          <table:table-cell table:style-name="ce13" table:formula="of:=RAND()*180" office:value-type="float" office:value="161.212033233035" calcext:value-type="float">
            <text:p>161.212033233035</text:p>
          </table:table-cell>
          <table:table-cell table:style-name="ce13" table:formula="of:=RAND()*180" office:value-type="float" office:value="140.111937642401" calcext:value-type="float">
            <text:p>140.111937642401</text:p>
          </table:table-cell>
          <table:table-cell table:style-name="ce13" table:formula="of:=RAND()*180" office:value-type="float" office:value="79.3693363598383" calcext:value-type="float">
            <text:p>79.3693363598383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83]*EXP([.C383]/180)-[.D383]/([.C383]^2))/180" office:value-type="float" office:value="1.95062876288454" calcext:value-type="float">
            <text:p>1.95062876288454</text:p>
          </table:table-cell>
          <table:table-cell table:style-name="ce19" table:formula="of:=0.01*([.B383]+[.B383]^2*0.1+[.C383]*[.D383])/([.C383]*[.D383]-[.B383])" office:value-type="float" office:value="0.0126656217529774" calcext:value-type="float">
            <text:p>0.01267</text:p>
          </table:table-cell>
          <table:table-cell table:style-name="ce22" office:value-type="string" calcext:value-type="string">
            <text:p>4,323,238,773</text:p>
          </table:table-cell>
          <table:table-cell table:number-columns-repeated="1016"/>
        </table:table-row>
        <table:table-row table:style-name="ro1">
          <table:table-cell table:style-name="ce7" table:formula="of:=[.A383]+1" office:value-type="float" office:value="382" calcext:value-type="float">
            <text:p>382</text:p>
          </table:table-cell>
          <table:table-cell table:style-name="ce13" table:formula="of:=RAND()*180" office:value-type="float" office:value="22.7931071910713" calcext:value-type="float">
            <text:p>22.7931071910713</text:p>
          </table:table-cell>
          <table:table-cell table:style-name="ce13" table:formula="of:=RAND()*180" office:value-type="float" office:value="150.32474625295" calcext:value-type="float">
            <text:p>150.32474625295</text:p>
          </table:table-cell>
          <table:table-cell table:style-name="ce13" table:formula="of:=RAND()*180" office:value-type="float" office:value="67.2738705412564" calcext:value-type="float">
            <text:p>67.2738705412564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384]*EXP([.C384]/180)-[.D384]/([.C384]^2))/180" office:value-type="float" office:value="0.291878441240097" calcext:value-type="float">
            <text:p>0.291878441240097</text:p>
          </table:table-cell>
          <table:table-cell table:style-name="ce19" table:formula="of:=0.01*([.B384]+[.B384]^2*0.1+[.C384]*[.D384])/([.C384]*[.D384]-[.B384])" office:value-type="float" office:value="0.0100966674812721" calcext:value-type="float">
            <text:p>0.01010</text:p>
          </table:table-cell>
          <table:table-cell table:style-name="ce22" office:value-type="string" calcext:value-type="string">
            <text:p>4,350,339,807</text:p>
          </table:table-cell>
          <table:table-cell table:number-columns-repeated="1016"/>
        </table:table-row>
        <table:table-row table:style-name="ro1">
          <table:table-cell table:style-name="ce7" table:formula="of:=[.A384]+1" office:value-type="float" office:value="383" calcext:value-type="float">
            <text:p>383</text:p>
          </table:table-cell>
          <table:table-cell table:style-name="ce13" table:formula="of:=RAND()*180" office:value-type="float" office:value="157.310040555823" calcext:value-type="float">
            <text:p>157.310040555823</text:p>
          </table:table-cell>
          <table:table-cell table:style-name="ce13" table:formula="of:=RAND()*180" office:value-type="float" office:value="41.4596272819625" calcext:value-type="float">
            <text:p>41.4596272819625</text:p>
          </table:table-cell>
          <table:table-cell table:style-name="ce13" table:formula="of:=RAND()*180" office:value-type="float" office:value="65.1041394909807" calcext:value-type="float">
            <text:p>65.104139490980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85]*EXP([.C385]/180)-[.D385]/([.C385]^2))/180" office:value-type="float" office:value="1.10010078252738" calcext:value-type="float">
            <text:p>1.10010078252738</text:p>
          </table:table-cell>
          <table:table-cell table:style-name="ce19" table:formula="of:=0.01*([.B385]+[.B385]^2*0.1+[.C385]*[.D385])/([.C385]*[.D385]-[.B385])" office:value-type="float" office:value="0.0209732218947536" calcext:value-type="float">
            <text:p>0.02097</text:p>
          </table:table-cell>
          <table:table-cell table:style-name="ce23" office:value-type="string" calcext:value-type="string">
            <text:p>4,377,440,840</text:p>
          </table:table-cell>
          <table:table-cell table:number-columns-repeated="1016"/>
        </table:table-row>
        <table:table-row table:style-name="ro1">
          <table:table-cell table:style-name="ce7" table:formula="of:=[.A385]+1" office:value-type="float" office:value="384" calcext:value-type="float">
            <text:p>384</text:p>
          </table:table-cell>
          <table:table-cell table:style-name="ce13" table:formula="of:=RAND()*180" office:value-type="float" office:value="154.159856641286" calcext:value-type="float">
            <text:p>154.159856641286</text:p>
          </table:table-cell>
          <table:table-cell table:style-name="ce13" table:formula="of:=RAND()*180" office:value-type="float" office:value="126.975857449771" calcext:value-type="float">
            <text:p>126.975857449771</text:p>
          </table:table-cell>
          <table:table-cell table:style-name="ce13" table:formula="of:=RAND()*180" office:value-type="float" office:value="141.394424495119" calcext:value-type="float">
            <text:p>141.394424495119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86]*EXP([.C386]/180)-[.D386]/([.C386]^2))/180" office:value-type="float" office:value="1.73399254022276" calcext:value-type="float">
            <text:p>1.73399254022276</text:p>
          </table:table-cell>
          <table:table-cell table:style-name="ce19" table:formula="of:=0.01*([.B386]+[.B386]^2*0.1+[.C386]*[.D386])/([.C386]*[.D386]-[.B386])" office:value-type="float" office:value="0.0115083811752936" calcext:value-type="float">
            <text:p>0.01151</text:p>
          </table:table-cell>
          <table:table-cell table:style-name="ce23" office:value-type="string" calcext:value-type="string">
            <text:p>4,404,541,873</text:p>
          </table:table-cell>
          <table:table-cell table:number-columns-repeated="1016"/>
        </table:table-row>
        <table:table-row table:style-name="ro1">
          <table:table-cell table:style-name="ce7" table:formula="of:=[.A386]+1" office:value-type="float" office:value="385" calcext:value-type="float">
            <text:p>385</text:p>
          </table:table-cell>
          <table:table-cell table:style-name="ce13" table:formula="of:=RAND()*180" office:value-type="float" office:value="34.2200410114165" calcext:value-type="float">
            <text:p>34.2200410114165</text:p>
          </table:table-cell>
          <table:table-cell table:style-name="ce13" table:formula="of:=RAND()*180" office:value-type="float" office:value="122.331133527721" calcext:value-type="float">
            <text:p>122.331133527721</text:p>
          </table:table-cell>
          <table:table-cell table:style-name="ce13" table:formula="of:=RAND()*180" office:value-type="float" office:value="30.0999803805077" calcext:value-type="float">
            <text:p>30.099980380507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87]*EXP([.C387]/180)-[.D387]/([.C387]^2))/180" office:value-type="float" office:value="0.375101821812506" calcext:value-type="float">
            <text:p>0.375101821812506</text:p>
          </table:table-cell>
          <table:table-cell table:style-name="ce19" table:formula="of:=0.01*([.B387]+[.B387]^2*0.1+[.C387]*[.D387])/([.C387]*[.D387]-[.B387])" office:value-type="float" office:value="0.0105086184662259" calcext:value-type="float">
            <text:p>0.01051</text:p>
          </table:table-cell>
          <table:table-cell table:style-name="ce23" office:value-type="string" calcext:value-type="string">
            <text:p>4,431,642,906</text:p>
          </table:table-cell>
          <table:table-cell table:number-columns-repeated="1016"/>
        </table:table-row>
        <table:table-row table:style-name="ro1">
          <table:table-cell table:style-name="ce7" table:formula="of:=[.A387]+1" office:value-type="float" office:value="386" calcext:value-type="float">
            <text:p>386</text:p>
          </table:table-cell>
          <table:table-cell table:style-name="ce13" table:formula="of:=RAND()*180" office:value-type="float" office:value="26.7929060261435" calcext:value-type="float">
            <text:p>26.7929060261435</text:p>
          </table:table-cell>
          <table:table-cell table:style-name="ce13" table:formula="of:=RAND()*180" office:value-type="float" office:value="104.215048447303" calcext:value-type="float">
            <text:p>104.215048447303</text:p>
          </table:table-cell>
          <table:table-cell table:style-name="ce13" table:formula="of:=RAND()*180" office:value-type="float" office:value="78.4608996276121" calcext:value-type="float">
            <text:p>78.460899627612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88]*EXP([.C388]/180)-[.D388]/([.C388]^2))/180" office:value-type="float" office:value="0.2655377294885" calcext:value-type="float">
            <text:p>0.2655377294885</text:p>
          </table:table-cell>
          <table:table-cell table:style-name="ce19" table:formula="of:=0.01*([.B388]+[.B388]^2*0.1+[.C388]*[.D388])/([.C388]*[.D388]-[.B388])" office:value-type="float" office:value="0.0101538301655789" calcext:value-type="float">
            <text:p>0.01015</text:p>
          </table:table-cell>
          <table:table-cell table:style-name="ce23" office:value-type="string" calcext:value-type="string">
            <text:p>4,458,743,939</text:p>
          </table:table-cell>
          <table:table-cell table:number-columns-repeated="1016"/>
        </table:table-row>
        <table:table-row table:style-name="ro1">
          <table:table-cell table:style-name="ce7" table:formula="of:=[.A388]+1" office:value-type="float" office:value="387" calcext:value-type="float">
            <text:p>387</text:p>
          </table:table-cell>
          <table:table-cell table:style-name="ce13" table:formula="of:=RAND()*180" office:value-type="float" office:value="106.580066001434" calcext:value-type="float">
            <text:p>106.580066001434</text:p>
          </table:table-cell>
          <table:table-cell table:style-name="ce13" table:formula="of:=RAND()*180" office:value-type="float" office:value="153.73556562573" calcext:value-type="float">
            <text:p>153.73556562573</text:p>
          </table:table-cell>
          <table:table-cell table:style-name="ce13" table:formula="of:=RAND()*180" office:value-type="float" office:value="18.2690756965356" calcext:value-type="float">
            <text:p>18.2690756965356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89]*EXP([.C389]/180)-[.D389]/([.C389]^2))/180" office:value-type="float" office:value="1.39100016800842" calcext:value-type="float">
            <text:p>1.39100016800842</text:p>
          </table:table-cell>
          <table:table-cell table:style-name="ce19" table:formula="of:=0.01*([.B389]+[.B389]^2*0.1+[.C389]*[.D389])/([.C389]*[.D389]-[.B389])" office:value-type="float" office:value="0.0149928863360245" calcext:value-type="float">
            <text:p>0.01499</text:p>
          </table:table-cell>
          <table:table-cell table:style-name="ce23" office:value-type="string" calcext:value-type="string">
            <text:p>4,485,844,973</text:p>
          </table:table-cell>
          <table:table-cell table:number-columns-repeated="1016"/>
        </table:table-row>
        <table:table-row table:style-name="ro1">
          <table:table-cell table:style-name="ce7" table:formula="of:=[.A389]+1" office:value-type="float" office:value="388" calcext:value-type="float">
            <text:p>388</text:p>
          </table:table-cell>
          <table:table-cell table:style-name="ce13" table:formula="of:=RAND()*180" office:value-type="float" office:value="134.318314167879" calcext:value-type="float">
            <text:p>134.318314167879</text:p>
          </table:table-cell>
          <table:table-cell table:style-name="ce13" table:formula="of:=RAND()*180" office:value-type="float" office:value="46.3874331894495" calcext:value-type="float">
            <text:p>46.3874331894495</text:p>
          </table:table-cell>
          <table:table-cell table:style-name="ce13" table:formula="of:=RAND()*180" office:value-type="float" office:value="172.747183447831" calcext:value-type="float">
            <text:p>172.74718344783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90]*EXP([.C390]/180)-[.D390]/([.C390]^2))/180" office:value-type="float" office:value="0.965124239879136" calcext:value-type="float">
            <text:p>0.965124239879136</text:p>
          </table:table-cell>
          <table:table-cell table:style-name="ce19" table:formula="of:=0.01*([.B390]+[.B390]^2*0.1+[.C390]*[.D390])/([.C390]*[.D390]-[.B390])" office:value-type="float" office:value="0.0126307688935992" calcext:value-type="float">
            <text:p>0.01263</text:p>
          </table:table-cell>
          <table:table-cell table:style-name="ce23" office:value-type="string" calcext:value-type="string">
            <text:p>4,512,946,006</text:p>
          </table:table-cell>
          <table:table-cell table:number-columns-repeated="1016"/>
        </table:table-row>
        <table:table-row table:style-name="ro1">
          <table:table-cell table:style-name="ce7" table:formula="of:=[.A390]+1" office:value-type="float" office:value="389" calcext:value-type="float">
            <text:p>389</text:p>
          </table:table-cell>
          <table:table-cell table:style-name="ce13" table:formula="of:=RAND()*180" office:value-type="float" office:value="13.0640312713312" calcext:value-type="float">
            <text:p>13.0640312713312</text:p>
          </table:table-cell>
          <table:table-cell table:style-name="ce13" table:formula="of:=RAND()*180" office:value-type="float" office:value="112.867124272741" calcext:value-type="float">
            <text:p>112.867124272741</text:p>
          </table:table-cell>
          <table:table-cell table:style-name="ce13" table:formula="of:=RAND()*180" office:value-type="float" office:value="69.817584170831" calcext:value-type="float">
            <text:p>69.81758417083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91]*EXP([.C391]/180)-[.D391]/([.C391]^2))/180" office:value-type="float" office:value="0.13583985243987" calcext:value-type="float">
            <text:p>0.13583985243987</text:p>
          </table:table-cell>
          <table:table-cell table:style-name="ce19" table:formula="of:=0.01*([.B391]+[.B391]^2*0.1+[.C391]*[.D391])/([.C391]*[.D391]-[.B391])" office:value-type="float" office:value="0.0100549061926167" calcext:value-type="float">
            <text:p>0.01005</text:p>
          </table:table-cell>
          <table:table-cell table:style-name="ce23" office:value-type="string" calcext:value-type="string">
            <text:p>4,540,047,039</text:p>
          </table:table-cell>
          <table:table-cell table:number-columns-repeated="1016"/>
        </table:table-row>
        <table:table-row table:style-name="ro1">
          <table:table-cell table:style-name="ce7" table:formula="of:=[.A391]+1" office:value-type="float" office:value="390" calcext:value-type="float">
            <text:p>390</text:p>
          </table:table-cell>
          <table:table-cell table:style-name="ce13" table:formula="of:=RAND()*180" office:value-type="float" office:value="23.7090971810284" calcext:value-type="float">
            <text:p>23.7090971810284</text:p>
          </table:table-cell>
          <table:table-cell table:style-name="ce13" table:formula="of:=RAND()*180" office:value-type="float" office:value="130.368346328309" calcext:value-type="float">
            <text:p>130.368346328309</text:p>
          </table:table-cell>
          <table:table-cell table:style-name="ce13" table:formula="of:=RAND()*180" office:value-type="float" office:value="15.8232149913208" calcext:value-type="float">
            <text:p>15.8232149913208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392]*EXP([.C392]/180)-[.D392]/([.C392]^2))/180" office:value-type="float" office:value="0.271756598765084" calcext:value-type="float">
            <text:p>0.271756598765084</text:p>
          </table:table-cell>
          <table:table-cell table:style-name="ce19" table:formula="of:=0.01*([.B392]+[.B392]^2*0.1+[.C392]*[.D392])/([.C392]*[.D392]-[.B392])" office:value-type="float" office:value="0.0105082067036629" calcext:value-type="float">
            <text:p>0.01051</text:p>
          </table:table-cell>
          <table:table-cell table:style-name="ce23" office:value-type="string" calcext:value-type="string">
            <text:p>4,567,148,072</text:p>
          </table:table-cell>
          <table:table-cell table:number-columns-repeated="1016"/>
        </table:table-row>
        <table:table-row table:style-name="ro1">
          <table:table-cell table:style-name="ce7" table:formula="of:=[.A392]+1" office:value-type="float" office:value="391" calcext:value-type="float">
            <text:p>391</text:p>
          </table:table-cell>
          <table:table-cell table:style-name="ce13" table:formula="of:=RAND()*180" office:value-type="float" office:value="64.4505799280086" calcext:value-type="float">
            <text:p>64.4505799280086</text:p>
          </table:table-cell>
          <table:table-cell table:style-name="ce13" table:formula="of:=RAND()*180" office:value-type="float" office:value="133.052909199299" calcext:value-type="float">
            <text:p>133.052909199299</text:p>
          </table:table-cell>
          <table:table-cell table:style-name="ce13" table:formula="of:=RAND()*180" office:value-type="float" office:value="88.8415609840978" calcext:value-type="float">
            <text:p>88.8415609840978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93]*EXP([.C393]/180)-[.D393]/([.C393]^2))/180" office:value-type="float" office:value="0.749827217285055" calcext:value-type="float">
            <text:p>0.749827217285055</text:p>
          </table:table-cell>
          <table:table-cell table:style-name="ce19" table:formula="of:=0.01*([.B393]+[.B393]^2*0.1+[.C393]*[.D393])/([.C393]*[.D393]-[.B393])" office:value-type="float" office:value="0.0104629811705959" calcext:value-type="float">
            <text:p>0.01046</text:p>
          </table:table-cell>
          <table:table-cell table:style-name="ce24" office:value-type="string" calcext:value-type="string">
            <text:p>4,594,249,105</text:p>
          </table:table-cell>
          <table:table-cell table:number-columns-repeated="1016"/>
        </table:table-row>
        <table:table-row table:style-name="ro1">
          <table:table-cell table:style-name="ce7" table:formula="of:=[.A393]+1" office:value-type="float" office:value="392" calcext:value-type="float">
            <text:p>392</text:p>
          </table:table-cell>
          <table:table-cell table:style-name="ce13" table:formula="of:=RAND()*180" office:value-type="float" office:value="67.1943218689998" calcext:value-type="float">
            <text:p>67.1943218689998</text:p>
          </table:table-cell>
          <table:table-cell table:style-name="ce13" table:formula="of:=RAND()*180" office:value-type="float" office:value="7.46884758253461" calcext:value-type="float">
            <text:p>7.46884758253461</text:p>
          </table:table-cell>
          <table:table-cell table:style-name="ce13" table:formula="of:=RAND()*180" office:value-type="float" office:value="110.311196815106" calcext:value-type="float">
            <text:p>110.311196815106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94]*EXP([.C394]/180)-[.D394]/([.C394]^2))/180" office:value-type="float" office:value="0.378131266324662" calcext:value-type="float">
            <text:p>0.378131266324662</text:p>
          </table:table-cell>
          <table:table-cell table:style-name="ce19" table:formula="of:=0.01*([.B394]+[.B394]^2*0.1+[.C394]*[.D394])/([.C394]*[.D394]-[.B394])" office:value-type="float" office:value="0.0177427495706338" calcext:value-type="float">
            <text:p>0.01774</text:p>
          </table:table-cell>
          <table:table-cell table:style-name="ce24" office:value-type="string" calcext:value-type="string">
            <text:p>4,621,350,139</text:p>
          </table:table-cell>
          <table:table-cell table:number-columns-repeated="1016"/>
        </table:table-row>
        <table:table-row table:style-name="ro1">
          <table:table-cell table:style-name="ce7" table:formula="of:=[.A394]+1" office:value-type="float" office:value="393" calcext:value-type="float">
            <text:p>393</text:p>
          </table:table-cell>
          <table:table-cell table:style-name="ce13" table:formula="of:=RAND()*180" office:value-type="float" office:value="148.00995244834" calcext:value-type="float">
            <text:p>148.00995244834</text:p>
          </table:table-cell>
          <table:table-cell table:style-name="ce13" table:formula="of:=RAND()*180" office:value-type="float" office:value="61.0421456509475" calcext:value-type="float">
            <text:p>61.0421456509475</text:p>
          </table:table-cell>
          <table:table-cell table:style-name="ce13" table:formula="of:=RAND()*180" office:value-type="float" office:value="160.308564458501" calcext:value-type="float">
            <text:p>160.30856445850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95]*EXP([.C395]/180)-[.D395]/([.C395]^2))/180" office:value-type="float" office:value="1.1540051169488" calcext:value-type="float">
            <text:p>1.1540051169488</text:p>
          </table:table-cell>
          <table:table-cell table:style-name="ce19" table:formula="of:=0.01*([.B395]+[.B395]^2*0.1+[.C395]*[.D395])/([.C395]*[.D395]-[.B395])" office:value-type="float" office:value="0.0125802300994063" calcext:value-type="float">
            <text:p>0.01258</text:p>
          </table:table-cell>
          <table:table-cell table:style-name="ce24" office:value-type="string" calcext:value-type="string">
            <text:p>4,648,451,172</text:p>
          </table:table-cell>
          <table:table-cell table:number-columns-repeated="1016"/>
        </table:table-row>
        <table:table-row table:style-name="ro1">
          <table:table-cell table:style-name="ce7" table:formula="of:=[.A395]+1" office:value-type="float" office:value="394" calcext:value-type="float">
            <text:p>394</text:p>
          </table:table-cell>
          <table:table-cell table:style-name="ce13" table:formula="of:=RAND()*180" office:value-type="float" office:value="158.557956354425" calcext:value-type="float">
            <text:p>158.557956354425</text:p>
          </table:table-cell>
          <table:table-cell table:style-name="ce13" table:formula="of:=RAND()*180" office:value-type="float" office:value="83.1572894687036" calcext:value-type="float">
            <text:p>83.1572894687036</text:p>
          </table:table-cell>
          <table:table-cell table:style-name="ce13" table:formula="of:=RAND()*180" office:value-type="float" office:value="165.732836531544" calcext:value-type="float">
            <text:p>165.732836531544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96]*EXP([.C396]/180)-[.D396]/([.C396]^2))/180" office:value-type="float" office:value="1.39801452821691" calcext:value-type="float">
            <text:p>1.39801452821691</text:p>
          </table:table-cell>
          <table:table-cell table:style-name="ce19" table:formula="of:=0.01*([.B396]+[.B396]^2*0.1+[.C396]*[.D396])/([.C396]*[.D396]-[.B396])" office:value-type="float" office:value="0.0120781830293182" calcext:value-type="float">
            <text:p>0.01208</text:p>
          </table:table-cell>
          <table:table-cell table:style-name="ce24" office:value-type="string" calcext:value-type="string">
            <text:p>4,675,552,205</text:p>
          </table:table-cell>
          <table:table-cell table:number-columns-repeated="1016"/>
        </table:table-row>
        <table:table-row table:style-name="ro1">
          <table:table-cell table:style-name="ce7" table:formula="of:=[.A396]+1" office:value-type="float" office:value="395" calcext:value-type="float">
            <text:p>395</text:p>
          </table:table-cell>
          <table:table-cell table:style-name="ce13" table:formula="of:=RAND()*180" office:value-type="float" office:value="55.7014663796908" calcext:value-type="float">
            <text:p>55.7014663796908</text:p>
          </table:table-cell>
          <table:table-cell table:style-name="ce13" table:formula="of:=RAND()*180" office:value-type="float" office:value="126.29435904765" calcext:value-type="float">
            <text:p>126.29435904765</text:p>
          </table:table-cell>
          <table:table-cell table:style-name="ce13" table:formula="of:=RAND()*180" office:value-type="float" office:value="86.0981862233297" calcext:value-type="float">
            <text:p>86.0981862233297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97]*EXP([.C397]/180)-[.D397]/([.C397]^2))/180" office:value-type="float" office:value="0.624150910896318" calcext:value-type="float">
            <text:p>0.624150910896318</text:p>
          </table:table-cell>
          <table:table-cell table:style-name="ce19" table:formula="of:=0.01*([.B397]+[.B397]^2*0.1+[.C397]*[.D397])/([.C397]*[.D397]-[.B397])" office:value-type="float" office:value="0.0103897834455592" calcext:value-type="float">
            <text:p>0.01039</text:p>
          </table:table-cell>
          <table:table-cell table:style-name="ce24" office:value-type="string" calcext:value-type="string">
            <text:p>4,702,653,238</text:p>
          </table:table-cell>
          <table:table-cell table:number-columns-repeated="1016"/>
        </table:table-row>
        <table:table-row table:style-name="ro1">
          <table:table-cell table:style-name="ce7" table:formula="of:=[.A397]+1" office:value-type="float" office:value="396" calcext:value-type="float">
            <text:p>396</text:p>
          </table:table-cell>
          <table:table-cell table:style-name="ce13" table:formula="of:=RAND()*180" office:value-type="float" office:value="2.45283351151122" calcext:value-type="float">
            <text:p>2.45283351151122</text:p>
          </table:table-cell>
          <table:table-cell table:style-name="ce13" table:formula="of:=RAND()*180" office:value-type="float" office:value="82.3609511747948" calcext:value-type="float">
            <text:p>82.3609511747948</text:p>
          </table:table-cell>
          <table:table-cell table:style-name="ce13" table:formula="of:=RAND()*180" office:value-type="float" office:value="92.0077324324467" calcext:value-type="float">
            <text:p>92.0077324324467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98]*EXP([.C398]/180)-[.D398]/([.C398]^2))/180" office:value-type="float" office:value="0.021458001186019" calcext:value-type="float">
            <text:p>0.021458001186019</text:p>
          </table:table-cell>
          <table:table-cell table:style-name="ce19" table:formula="of:=0.01*([.B398]+[.B398]^2*0.1+[.C398]*[.D398])/([.C398]*[.D398]-[.B398])" office:value-type="float" office:value="0.0100072699955221" calcext:value-type="float">
            <text:p>0.01001</text:p>
          </table:table-cell>
          <table:table-cell table:style-name="ce24" office:value-type="string" calcext:value-type="string">
            <text:p>472,975,428</text:p>
          </table:table-cell>
          <table:table-cell table:number-columns-repeated="1016"/>
        </table:table-row>
        <table:table-row table:style-name="ro1">
          <table:table-cell table:style-name="ce7" table:formula="of:=[.A398]+1" office:value-type="float" office:value="397" calcext:value-type="float">
            <text:p>397</text:p>
          </table:table-cell>
          <table:table-cell table:style-name="ce13" table:formula="of:=RAND()*180" office:value-type="float" office:value="138.491095251195" calcext:value-type="float">
            <text:p>138.491095251195</text:p>
          </table:table-cell>
          <table:table-cell table:style-name="ce13" table:formula="of:=RAND()*180" office:value-type="float" office:value="177.220542861568" calcext:value-type="float">
            <text:p>177.220542861568</text:p>
          </table:table-cell>
          <table:table-cell table:style-name="ce13" table:formula="of:=RAND()*180" office:value-type="float" office:value="8.28598013793257" calcext:value-type="float">
            <text:p>8.28598013793257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399]*EXP([.C399]/180)-[.D399]/([.C399]^2))/180" office:value-type="float" office:value="2.05938426614799" calcext:value-type="float">
            <text:p>2.05938426614799</text:p>
          </table:table-cell>
          <table:table-cell table:style-name="ce19" table:formula="of:=0.01*([.B399]+[.B399]^2*0.1+[.C399]*[.D399])/([.C399]*[.D399]-[.B399])" office:value-type="float" office:value="0.026504023535602" calcext:value-type="float">
            <text:p>0.02650</text:p>
          </table:table-cell>
          <table:table-cell table:style-name="ce24" office:value-type="string" calcext:value-type="string">
            <text:p>4,756,855,304</text:p>
          </table:table-cell>
          <table:table-cell table:number-columns-repeated="1016"/>
        </table:table-row>
        <table:table-row table:style-name="ro1">
          <table:table-cell table:style-name="ce7" table:formula="of:=[.A399]+1" office:value-type="float" office:value="398" calcext:value-type="float">
            <text:p>398</text:p>
          </table:table-cell>
          <table:table-cell table:style-name="ce13" table:formula="of:=RAND()*180" office:value-type="float" office:value="156.598722210227" calcext:value-type="float">
            <text:p>156.598722210227</text:p>
          </table:table-cell>
          <table:table-cell table:style-name="ce13" table:formula="of:=RAND()*180" office:value-type="float" office:value="172.785451553633" calcext:value-type="float">
            <text:p>172.785451553633</text:p>
          </table:table-cell>
          <table:table-cell table:style-name="ce13" table:formula="of:=RAND()*180" office:value-type="float" office:value="149.337035801084" calcext:value-type="float">
            <text:p>149.337035801084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00]*EXP([.C400]/180)-[.D400]/([.C400]^2))/180" office:value-type="float" office:value="2.2719459633642" calcext:value-type="float">
            <text:p>2.2719459633642</text:p>
          </table:table-cell>
          <table:table-cell table:style-name="ce19" table:formula="of:=0.01*([.B400]+[.B400]^2*0.1+[.C400]*[.D400])/([.C400]*[.D400]-[.B400])" office:value-type="float" office:value="0.0110783129319207" calcext:value-type="float">
            <text:p>0.01108</text:p>
          </table:table-cell>
          <table:table-cell table:style-name="ce20" office:value-type="float" office:value="28.668208630394" calcext:value-type="float">
            <text:p>29</text:p>
          </table:table-cell>
          <table:table-cell table:number-columns-repeated="1016"/>
        </table:table-row>
        <table:table-row table:style-name="ro1">
          <table:table-cell table:style-name="ce7" table:formula="of:=[.A400]+1" office:value-type="float" office:value="399" calcext:value-type="float">
            <text:p>399</text:p>
          </table:table-cell>
          <table:table-cell table:style-name="ce13" table:formula="of:=RAND()*180" office:value-type="float" office:value="6.16282713560444" calcext:value-type="float">
            <text:p>6.16282713560444</text:p>
          </table:table-cell>
          <table:table-cell table:style-name="ce13" table:formula="of:=RAND()*180" office:value-type="float" office:value="135.678404708664" calcext:value-type="float">
            <text:p>135.678404708664</text:p>
          </table:table-cell>
          <table:table-cell table:style-name="ce13" table:formula="of:=RAND()*180" office:value-type="float" office:value="85.4632746188604" calcext:value-type="float">
            <text:p>85.4632746188604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01]*EXP([.C401]/180)-[.D401]/([.C401]^2))/180" office:value-type="float" office:value="0.0727295960271924" calcext:value-type="float">
            <text:p>0.072729596027193</text:p>
          </table:table-cell>
          <table:table-cell table:style-name="ce19" table:formula="of:=0.01*([.B401]+[.B401]^2*0.1+[.C401]*[.D401])/([.C401]*[.D401]-[.B401])" office:value-type="float" office:value="0.0100139125033439" calcext:value-type="float">
            <text:p>0.01001</text:p>
          </table:table-cell>
          <table:table-cell table:style-name="ce20" office:value-type="float" office:value="29.0518653846154" calcext:value-type="float">
            <text:p>29</text:p>
          </table:table-cell>
          <table:table-cell table:number-columns-repeated="1016"/>
        </table:table-row>
        <table:table-row table:style-name="ro1">
          <table:table-cell table:style-name="ce7" table:formula="of:=[.A401]+1" office:value-type="float" office:value="400" calcext:value-type="float">
            <text:p>400</text:p>
          </table:table-cell>
          <table:table-cell table:style-name="ce13" table:formula="of:=RAND()*180" office:value-type="float" office:value="107.825463036682" calcext:value-type="float">
            <text:p>107.825463036682</text:p>
          </table:table-cell>
          <table:table-cell table:style-name="ce13" table:formula="of:=RAND()*180" office:value-type="float" office:value="71.8525533305921" calcext:value-type="float">
            <text:p>71.8525533305921</text:p>
          </table:table-cell>
          <table:table-cell table:style-name="ce13" table:formula="of:=RAND()*180" office:value-type="float" office:value="31.0071670039521" calcext:value-type="float">
            <text:p>31.007167003952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02]*EXP([.C402]/180)-[.D402]/([.C402]^2))/180" office:value-type="float" office:value="0.892883174390707" calcext:value-type="float">
            <text:p>0.892883174390707</text:p>
          </table:table-cell>
          <table:table-cell table:style-name="ce19" table:formula="of:=0.01*([.B402]+[.B402]^2*0.1+[.C402]*[.D402])/([.C402]*[.D402]-[.B402])" office:value-type="float" office:value="0.0165009756361778" calcext:value-type="float">
            <text:p>0.01650</text:p>
          </table:table-cell>
          <table:table-cell table:style-name="ce20" office:value-type="float" office:value="29.4355221388368" calcext:value-type="float">
            <text:p>29</text:p>
          </table:table-cell>
          <table:table-cell table:number-columns-repeated="1016"/>
        </table:table-row>
        <table:table-row table:style-name="ro1">
          <table:table-cell table:style-name="ce7" table:formula="of:=[.A402]+1" office:value-type="float" office:value="401" calcext:value-type="float">
            <text:p>401</text:p>
          </table:table-cell>
          <table:table-cell table:style-name="ce13" table:formula="of:=RAND()*180" office:value-type="float" office:value="50.1453407491304" calcext:value-type="float">
            <text:p>50.1453407491304</text:p>
          </table:table-cell>
          <table:table-cell table:style-name="ce13" table:formula="of:=RAND()*180" office:value-type="float" office:value="110.752947212589" calcext:value-type="float">
            <text:p>110.752947212589</text:p>
          </table:table-cell>
          <table:table-cell table:style-name="ce13" table:formula="of:=RAND()*180" office:value-type="float" office:value="62.2020478549067" calcext:value-type="float">
            <text:p>62.202047854906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03]*EXP([.C403]/180)-[.D403]/([.C403]^2))/180" office:value-type="float" office:value="0.515410424841943" calcext:value-type="float">
            <text:p>0.515410424841943</text:p>
          </table:table-cell>
          <table:table-cell table:style-name="ce19" table:formula="of:=0.01*([.B403]+[.B403]^2*0.1+[.C403]*[.D403])/([.C403]*[.D403]-[.B403])" office:value-type="float" office:value="0.0105143304348768" calcext:value-type="float">
            <text:p>0.01051</text:p>
          </table:table-cell>
          <table:table-cell table:style-name="ce20" office:value-type="float" office:value="29.8191788930581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7" table:formula="of:=[.A403]+1" office:value-type="float" office:value="402" calcext:value-type="float">
            <text:p>402</text:p>
          </table:table-cell>
          <table:table-cell table:style-name="ce13" table:formula="of:=RAND()*180" office:value-type="float" office:value="54.5251758737962" calcext:value-type="float">
            <text:p>54.5251758737962</text:p>
          </table:table-cell>
          <table:table-cell table:style-name="ce13" table:formula="of:=RAND()*180" office:value-type="float" office:value="148.956373914142" calcext:value-type="float">
            <text:p>148.956373914142</text:p>
          </table:table-cell>
          <table:table-cell table:style-name="ce13" table:formula="of:=RAND()*180" office:value-type="float" office:value="97.188990325333" calcext:value-type="float">
            <text:p>97.18899032533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04]*EXP([.C404]/180)-[.D404]/([.C404]^2))/180" office:value-type="float" office:value="0.692952365056656" calcext:value-type="float">
            <text:p>0.692952365056656</text:p>
          </table:table-cell>
          <table:table-cell table:style-name="ce19" table:formula="of:=0.01*([.B404]+[.B404]^2*0.1+[.C404]*[.D404])/([.C404]*[.D404]-[.B404])" office:value-type="float" office:value="0.0102817492163069" calcext:value-type="float">
            <text:p>0.01028</text:p>
          </table:table-cell>
          <table:table-cell table:style-name="ce20" office:value-type="float" office:value="30.2028356472795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7" table:formula="of:=[.A404]+1" office:value-type="float" office:value="403" calcext:value-type="float">
            <text:p>403</text:p>
          </table:table-cell>
          <table:table-cell table:style-name="ce13" table:formula="of:=RAND()*180" office:value-type="float" office:value="47.9608872262626" calcext:value-type="float">
            <text:p>47.9608872262626</text:p>
          </table:table-cell>
          <table:table-cell table:style-name="ce13" table:formula="of:=RAND()*180" office:value-type="float" office:value="19.0786056383118" calcext:value-type="float">
            <text:p>19.0786056383118</text:p>
          </table:table-cell>
          <table:table-cell table:style-name="ce13" table:formula="of:=RAND()*180" office:value-type="float" office:value="2.55666256284258" calcext:value-type="float">
            <text:p>2.55666256284258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05]*EXP([.C405]/180)-[.D405]/([.C405]^2))/180" office:value-type="float" office:value="0.296202925751113" calcext:value-type="float">
            <text:p>0.296202925751113</text:p>
          </table:table-cell>
          <table:table-cell table:style-name="ce19" table:formula="of:=0.01*([.B405]+[.B405]^2*0.1+[.C405]*[.D405])/([.C405]*[.D405]-[.B405])" office:value-type="float" office:value="4.00116681448753" calcext:value-type="float">
            <text:p>4.00117</text:p>
          </table:table-cell>
          <table:table-cell table:style-name="ce20" office:value-type="float" office:value="30.5864924015009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7" table:formula="of:=[.A405]+1" office:value-type="float" office:value="404" calcext:value-type="float">
            <text:p>404</text:p>
          </table:table-cell>
          <table:table-cell table:style-name="ce13" table:formula="of:=RAND()*180" office:value-type="float" office:value="134.599299568477" calcext:value-type="float">
            <text:p>134.599299568477</text:p>
          </table:table-cell>
          <table:table-cell table:style-name="ce13" table:formula="of:=RAND()*180" office:value-type="float" office:value="45.0437675687434" calcext:value-type="float">
            <text:p>45.0437675687434</text:p>
          </table:table-cell>
          <table:table-cell table:style-name="ce13" table:formula="of:=RAND()*180" office:value-type="float" office:value="138.780413532846" calcext:value-type="float">
            <text:p>138.780413532846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06]*EXP([.C406]/180)-[.D406]/([.C406]^2))/180" office:value-type="float" office:value="0.960014168353386" calcext:value-type="float">
            <text:p>0.960014168353386</text:p>
          </table:table-cell>
          <table:table-cell table:style-name="ce19" table:formula="of:=0.01*([.B406]+[.B406]^2*0.1+[.C406]*[.D406])/([.C406]*[.D406]-[.B406])" office:value-type="float" office:value="0.0134020501456475" calcext:value-type="float">
            <text:p>0.01340</text:p>
          </table:table-cell>
          <table:table-cell table:style-name="ce20" office:value-type="float" office:value="30.9701491557223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7" table:formula="of:=[.A406]+1" office:value-type="float" office:value="405" calcext:value-type="float">
            <text:p>405</text:p>
          </table:table-cell>
          <table:table-cell table:style-name="ce13" table:formula="of:=RAND()*180" office:value-type="float" office:value="122.410009818337" calcext:value-type="float">
            <text:p>122.410009818337</text:p>
          </table:table-cell>
          <table:table-cell table:style-name="ce13" table:formula="of:=RAND()*180" office:value-type="float" office:value="121.144116356348" calcext:value-type="float">
            <text:p>121.144116356348</text:p>
          </table:table-cell>
          <table:table-cell table:style-name="ce13" table:formula="of:=RAND()*180" office:value-type="float" office:value="9.06563623464225" calcext:value-type="float">
            <text:p>9.06563623464225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07]*EXP([.C407]/180)-[.D407]/([.C407]^2))/180" office:value-type="float" office:value="1.33301006204149" calcext:value-type="float">
            <text:p>1.33301006204149</text:p>
          </table:table-cell>
          <table:table-cell table:style-name="ce19" table:formula="of:=0.01*([.B407]+[.B407]^2*0.1+[.C407]*[.D407])/([.C407]*[.D407]-[.B407])" office:value-type="float" office:value="0.0278640328690401" calcext:value-type="float">
            <text:p>0.02786</text:p>
          </table:table-cell>
          <table:table-cell table:style-name="ce20" office:value-type="float" office:value="31.3538059099437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7" table:formula="of:=[.A407]+1" office:value-type="float" office:value="406" calcext:value-type="float">
            <text:p>406</text:p>
          </table:table-cell>
          <table:table-cell table:style-name="ce13" table:formula="of:=RAND()*180" office:value-type="float" office:value="103.433162792723" calcext:value-type="float">
            <text:p>103.433162792723</text:p>
          </table:table-cell>
          <table:table-cell table:style-name="ce13" table:formula="of:=RAND()*180" office:value-type="float" office:value="110.240627900374" calcext:value-type="float">
            <text:p>110.240627900374</text:p>
          </table:table-cell>
          <table:table-cell table:style-name="ce13" table:formula="of:=RAND()*180" office:value-type="float" office:value="58.0013789881332" calcext:value-type="float">
            <text:p>58.001378988133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08]*EXP([.C408]/180)-[.D408]/([.C408]^2))/180" office:value-type="float" office:value="1.06013017335797" calcext:value-type="float">
            <text:p>1.06013017335797</text:p>
          </table:table-cell>
          <table:table-cell table:style-name="ce19" table:formula="of:=0.01*([.B408]+[.B408]^2*0.1+[.C408]*[.D408])/([.C408]*[.D408]-[.B408])" office:value-type="float" office:value="0.0120295249494084" calcext:value-type="float">
            <text:p>0.01203</text:p>
          </table:table-cell>
          <table:table-cell table:style-name="ce21" office:value-type="float" office:value="31.7374626641651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7" table:formula="of:=[.A408]+1" office:value-type="float" office:value="407" calcext:value-type="float">
            <text:p>407</text:p>
          </table:table-cell>
          <table:table-cell table:style-name="ce13" table:formula="of:=RAND()*180" office:value-type="float" office:value="81.8952831084271" calcext:value-type="float">
            <text:p>81.8952831084271</text:p>
          </table:table-cell>
          <table:table-cell table:style-name="ce13" table:formula="of:=RAND()*180" office:value-type="float" office:value="33.9017092237054" calcext:value-type="float">
            <text:p>33.9017092237054</text:p>
          </table:table-cell>
          <table:table-cell table:style-name="ce13" table:formula="of:=RAND()*180" office:value-type="float" office:value="3.28110888696829" calcext:value-type="float">
            <text:p>3.28110888696829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09]*EXP([.C409]/180)-[.D409]/([.C409]^2))/180" office:value-type="float" office:value="0.549250036418747" calcext:value-type="float">
            <text:p>0.549250036418747</text:p>
          </table:table-cell>
          <table:table-cell table:style-name="ce19" table:formula="of:=0.01*([.B409]+[.B409]^2*0.1+[.C409]*[.D409])/([.C409]*[.D409]-[.B409])" office:value-type="float" office:value="0.294416048421044" calcext:value-type="float">
            <text:p>0.29442</text:p>
          </table:table-cell>
          <table:table-cell table:style-name="ce21" office:value-type="float" office:value="32.1211194183865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7" table:formula="of:=[.A409]+1" office:value-type="float" office:value="408" calcext:value-type="float">
            <text:p>408</text:p>
          </table:table-cell>
          <table:table-cell table:style-name="ce13" table:formula="of:=RAND()*180" office:value-type="float" office:value="3.4211709077752" calcext:value-type="float">
            <text:p>3.4211709077752</text:p>
          </table:table-cell>
          <table:table-cell table:style-name="ce13" table:formula="of:=RAND()*180" office:value-type="float" office:value="34.4382623004374" calcext:value-type="float">
            <text:p>34.4382623004374</text:p>
          </table:table-cell>
          <table:table-cell table:style-name="ce13" table:formula="of:=RAND()*180" office:value-type="float" office:value="60.8045538789103" calcext:value-type="float">
            <text:p>60.804553878910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10]*EXP([.C410]/180)-[.D410]/([.C410]^2))/180" office:value-type="float" office:value="0.0227292246593823" calcext:value-type="float">
            <text:p>0.022729224659382</text:p>
          </table:table-cell>
          <table:table-cell table:style-name="ce19" table:formula="of:=0.01*([.B410]+[.B410]^2*0.1+[.C410]*[.D410])/([.C410]*[.D410]-[.B410])" office:value-type="float" office:value="0.0100383280006994" calcext:value-type="float">
            <text:p>0.01004</text:p>
          </table:table-cell>
          <table:table-cell table:style-name="ce21" office:value-type="float" office:value="32.5047761726079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7" table:formula="of:=[.A410]+1" office:value-type="float" office:value="409" calcext:value-type="float">
            <text:p>409</text:p>
          </table:table-cell>
          <table:table-cell table:style-name="ce13" table:formula="of:=RAND()*180" office:value-type="float" office:value="129.281180102707" calcext:value-type="float">
            <text:p>129.281180102707</text:p>
          </table:table-cell>
          <table:table-cell table:style-name="ce13" table:formula="of:=RAND()*180" office:value-type="float" office:value="127.898123297625" calcext:value-type="float">
            <text:p>127.898123297625</text:p>
          </table:table-cell>
          <table:table-cell table:style-name="ce13" table:formula="of:=RAND()*180" office:value-type="float" office:value="129.431054387033" calcext:value-type="float">
            <text:p>129.43105438703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11]*EXP([.C411]/180)-[.D411]/([.C411]^2))/180" office:value-type="float" office:value="1.46162367980641" calcext:value-type="float">
            <text:p>1.46162367980641</text:p>
          </table:table-cell>
          <table:table-cell table:style-name="ce19" table:formula="of:=0.01*([.B411]+[.B411]^2*0.1+[.C411]*[.D411])/([.C411]*[.D411]-[.B411])" office:value-type="float" office:value="0.0111750131203671" calcext:value-type="float">
            <text:p>0.01118</text:p>
          </table:table-cell>
          <table:table-cell table:style-name="ce21" office:value-type="float" office:value="32.8884329268292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7" table:formula="of:=[.A411]+1" office:value-type="float" office:value="410" calcext:value-type="float">
            <text:p>410</text:p>
          </table:table-cell>
          <table:table-cell table:style-name="ce13" table:formula="of:=RAND()*180" office:value-type="float" office:value="162.039031646919" calcext:value-type="float">
            <text:p>162.039031646919</text:p>
          </table:table-cell>
          <table:table-cell table:style-name="ce13" table:formula="of:=RAND()*180" office:value-type="float" office:value="36.0610484766613" calcext:value-type="float">
            <text:p>36.0610484766613</text:p>
          </table:table-cell>
          <table:table-cell table:style-name="ce13" table:formula="of:=RAND()*180" office:value-type="float" office:value="157.232200248762" calcext:value-type="float">
            <text:p>157.23220024876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12]*EXP([.C412]/180)-[.D412]/([.C412]^2))/180" office:value-type="float" office:value="1.09922858511279" calcext:value-type="float">
            <text:p>1.09922858511279</text:p>
          </table:table-cell>
          <table:table-cell table:style-name="ce19" table:formula="of:=0.01*([.B412]+[.B412]^2*0.1+[.C412]*[.D412])/([.C412]*[.D412]-[.B412])" office:value-type="float" office:value="0.0153554579515173" calcext:value-type="float">
            <text:p>0.01536</text:p>
          </table:table-cell>
          <table:table-cell table:style-name="ce21" office:value-type="float" office:value="33.2720896810506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7" table:formula="of:=[.A412]+1" office:value-type="float" office:value="411" calcext:value-type="float">
            <text:p>411</text:p>
          </table:table-cell>
          <table:table-cell table:style-name="ce13" table:formula="of:=RAND()*180" office:value-type="float" office:value="155.278583388441" calcext:value-type="float">
            <text:p>155.278583388441</text:p>
          </table:table-cell>
          <table:table-cell table:style-name="ce13" table:formula="of:=RAND()*180" office:value-type="float" office:value="144.129689273335" calcext:value-type="float">
            <text:p>144.129689273335</text:p>
          </table:table-cell>
          <table:table-cell table:style-name="ce13" table:formula="of:=RAND()*180" office:value-type="float" office:value="123.938424031137" calcext:value-type="float">
            <text:p>123.938424031137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13]*EXP([.C413]/180)-[.D413]/([.C413]^2))/180" office:value-type="float" office:value="1.92123307951126" calcext:value-type="float">
            <text:p>1.92123307951126</text:p>
          </table:table-cell>
          <table:table-cell table:style-name="ce19" table:formula="of:=0.01*([.B413]+[.B413]^2*0.1+[.C413]*[.D413])/([.C413]*[.D413]-[.B413])" office:value-type="float" office:value="0.0115369957561638" calcext:value-type="float">
            <text:p>0.01154</text:p>
          </table:table-cell>
          <table:table-cell table:style-name="ce21" office:value-type="float" office:value="33.655746435272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7" table:formula="of:=[.A413]+1" office:value-type="float" office:value="412" calcext:value-type="float">
            <text:p>412</text:p>
          </table:table-cell>
          <table:table-cell table:style-name="ce13" table:formula="of:=RAND()*180" office:value-type="float" office:value="62.5610248293057" calcext:value-type="float">
            <text:p>62.5610248293057</text:p>
          </table:table-cell>
          <table:table-cell table:style-name="ce13" table:formula="of:=RAND()*180" office:value-type="float" office:value="140.518828404215" calcext:value-type="float">
            <text:p>140.518828404215</text:p>
          </table:table-cell>
          <table:table-cell table:style-name="ce13" table:formula="of:=RAND()*180" office:value-type="float" office:value="107.934159521945" calcext:value-type="float">
            <text:p>107.934159521945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14]*EXP([.C414]/180)-[.D414]/([.C414]^2))/180" office:value-type="float" office:value="0.75866555102894" calcext:value-type="float">
            <text:p>0.75866555102894</text:p>
          </table:table-cell>
          <table:table-cell table:style-name="ce19" table:formula="of:=0.01*([.B414]+[.B414]^2*0.1+[.C414]*[.D414])/([.C414]*[.D414]-[.B414])" office:value-type="float" office:value="0.0103419641738291" calcext:value-type="float">
            <text:p>0.01034</text:p>
          </table:table-cell>
          <table:table-cell table:style-name="ce21" office:value-type="float" office:value="34.0394031894934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7" table:formula="of:=[.A414]+1" office:value-type="float" office:value="413" calcext:value-type="float">
            <text:p>413</text:p>
          </table:table-cell>
          <table:table-cell table:style-name="ce13" table:formula="of:=RAND()*180" office:value-type="float" office:value="127.952383320344" calcext:value-type="float">
            <text:p>127.952383320344</text:p>
          </table:table-cell>
          <table:table-cell table:style-name="ce13" table:formula="of:=RAND()*180" office:value-type="float" office:value="13.155848477804" calcext:value-type="float">
            <text:p>13.155848477804</text:p>
          </table:table-cell>
          <table:table-cell table:style-name="ce13" table:formula="of:=RAND()*180" office:value-type="float" office:value="97.55827764509" calcext:value-type="float">
            <text:p>97.55827764509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15]*EXP([.C415]/180)-[.D415]/([.C415]^2))/180" office:value-type="float" office:value="0.761615186825115" calcext:value-type="float">
            <text:p>0.761615186825115</text:p>
          </table:table-cell>
          <table:table-cell table:style-name="ce19" table:formula="of:=0.01*([.B415]+[.B415]^2*0.1+[.C415]*[.D415])/([.C415]*[.D415]-[.B415])" office:value-type="float" office:value="0.0263831275192099" calcext:value-type="float">
            <text:p>0.02638</text:p>
          </table:table-cell>
          <table:table-cell table:style-name="ce21" office:value-type="float" office:value="34.4230599437148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7" table:formula="of:=[.A415]+1" office:value-type="float" office:value="414" calcext:value-type="float">
            <text:p>414</text:p>
          </table:table-cell>
          <table:table-cell table:style-name="ce13" table:formula="of:=RAND()*180" office:value-type="float" office:value="49.7468215372987" calcext:value-type="float">
            <text:p>49.7468215372987</text:p>
          </table:table-cell>
          <table:table-cell table:style-name="ce13" table:formula="of:=RAND()*180" office:value-type="float" office:value="8.02069674149631" calcext:value-type="float">
            <text:p>8.02069674149631</text:p>
          </table:table-cell>
          <table:table-cell table:style-name="ce13" table:formula="of:=RAND()*180" office:value-type="float" office:value="153.708728223919" calcext:value-type="float">
            <text:p>153.708728223919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16]*EXP([.C416]/180)-[.D416]/([.C416]^2))/180" office:value-type="float" office:value="0.275690668220863" calcext:value-type="float">
            <text:p>0.275690668220863</text:p>
          </table:table-cell>
          <table:table-cell table:style-name="ce19" table:formula="of:=0.01*([.B416]+[.B416]^2*0.1+[.C416]*[.D416])/([.C416]*[.D416]-[.B416])" office:value-type="float" office:value="0.0129326938967773" calcext:value-type="float">
            <text:p>0.01293</text:p>
          </table:table-cell>
          <table:table-cell table:style-name="ce22" office:value-type="float" office:value="34.8067166979362" calcext:value-type="float">
            <text:p>35</text:p>
          </table:table-cell>
          <table:table-cell table:number-columns-repeated="1016"/>
        </table:table-row>
        <table:table-row table:style-name="ro1">
          <table:table-cell table:style-name="ce7" table:formula="of:=[.A416]+1" office:value-type="float" office:value="415" calcext:value-type="float">
            <text:p>415</text:p>
          </table:table-cell>
          <table:table-cell table:style-name="ce13" table:formula="of:=RAND()*180" office:value-type="float" office:value="138.247667614217" calcext:value-type="float">
            <text:p>138.247667614217</text:p>
          </table:table-cell>
          <table:table-cell table:style-name="ce13" table:formula="of:=RAND()*180" office:value-type="float" office:value="105.356751814856" calcext:value-type="float">
            <text:p>105.356751814856</text:p>
          </table:table-cell>
          <table:table-cell table:style-name="ce13" table:formula="of:=RAND()*180" office:value-type="float" office:value="167.56362611403" calcext:value-type="float">
            <text:p>167.56362611403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17]*EXP([.C417]/180)-[.D417]/([.C417]^2))/180" office:value-type="float" office:value="1.37898040809002" calcext:value-type="float">
            <text:p>1.37898040809002</text:p>
          </table:table-cell>
          <table:table-cell table:style-name="ce19" table:formula="of:=0.01*([.B417]+[.B417]^2*0.1+[.C417]*[.D417])/([.C417]*[.D417]-[.B417])" office:value-type="float" office:value="0.0112490141037466" calcext:value-type="float">
            <text:p>0.01125</text:p>
          </table:table-cell>
          <table:table-cell table:style-name="ce22" office:value-type="float" office:value="35.1903734521576" calcext:value-type="float">
            <text:p>35</text:p>
          </table:table-cell>
          <table:table-cell table:number-columns-repeated="1016"/>
        </table:table-row>
        <table:table-row table:style-name="ro1">
          <table:table-cell table:style-name="ce7" table:formula="of:=[.A417]+1" office:value-type="float" office:value="416" calcext:value-type="float">
            <text:p>416</text:p>
          </table:table-cell>
          <table:table-cell table:style-name="ce13" table:formula="of:=RAND()*180" office:value-type="float" office:value="23.8753462237475" calcext:value-type="float">
            <text:p>23.8753462237475</text:p>
          </table:table-cell>
          <table:table-cell table:style-name="ce13" table:formula="of:=RAND()*180" office:value-type="float" office:value="128.103334925873" calcext:value-type="float">
            <text:p>128.103334925873</text:p>
          </table:table-cell>
          <table:table-cell table:style-name="ce13" table:formula="of:=RAND()*180" office:value-type="float" office:value="175.314838128472" calcext:value-type="float">
            <text:p>175.314838128472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18]*EXP([.C418]/180)-[.D418]/([.C418]^2))/180" office:value-type="float" office:value="0.270185934468265" calcext:value-type="float">
            <text:p>0.270185934468265</text:p>
          </table:table-cell>
          <table:table-cell table:style-name="ce19" table:formula="of:=0.01*([.B418]+[.B418]^2*0.1+[.C418]*[.D418])/([.C418]*[.D418]-[.B418])" office:value-type="float" office:value="0.010046693138261" calcext:value-type="float">
            <text:p>0.01005</text:p>
          </table:table-cell>
          <table:table-cell table:style-name="ce22" office:value-type="float" office:value="35.574030206379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7" table:formula="of:=[.A418]+1" office:value-type="float" office:value="417" calcext:value-type="float">
            <text:p>417</text:p>
          </table:table-cell>
          <table:table-cell table:style-name="ce13" table:formula="of:=RAND()*180" office:value-type="float" office:value="31.1658035257508" calcext:value-type="float">
            <text:p>31.1658035257508</text:p>
          </table:table-cell>
          <table:table-cell table:style-name="ce13" table:formula="of:=RAND()*180" office:value-type="float" office:value="177.188135121905" calcext:value-type="float">
            <text:p>177.188135121905</text:p>
          </table:table-cell>
          <table:table-cell table:style-name="ce13" table:formula="of:=RAND()*180" office:value-type="float" office:value="57.7001391794535" calcext:value-type="float">
            <text:p>57.700139179453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19]*EXP([.C419]/180)-[.D419]/([.C419]^2))/180" office:value-type="float" office:value="0.463347065079562" calcext:value-type="float">
            <text:p>0.463347065079562</text:p>
          </table:table-cell>
          <table:table-cell table:style-name="ce19" table:formula="of:=0.01*([.B419]+[.B419]^2*0.1+[.C419]*[.D419])/([.C419]*[.D419]-[.B419])" office:value-type="float" office:value="0.0101564489090031" calcext:value-type="float">
            <text:p>0.01016</text:p>
          </table:table-cell>
          <table:table-cell table:style-name="ce22" office:value-type="float" office:value="35.9576869606004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7" table:formula="of:=[.A419]+1" office:value-type="float" office:value="418" calcext:value-type="float">
            <text:p>418</text:p>
          </table:table-cell>
          <table:table-cell table:style-name="ce13" table:formula="of:=RAND()*180" office:value-type="float" office:value="165.536769196373" calcext:value-type="float">
            <text:p>165.536769196373</text:p>
          </table:table-cell>
          <table:table-cell table:style-name="ce13" table:formula="of:=RAND()*180" office:value-type="float" office:value="81.3401211690881" calcext:value-type="float">
            <text:p>81.3401211690881</text:p>
          </table:table-cell>
          <table:table-cell table:style-name="ce13" table:formula="of:=RAND()*180" office:value-type="float" office:value="126.294522278579" calcext:value-type="float">
            <text:p>126.294522278579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20]*EXP([.C420]/180)-[.D420]/([.C420]^2))/180" office:value-type="float" office:value="1.44491812723295" calcext:value-type="float">
            <text:p>1.44491812723295</text:p>
          </table:table-cell>
          <table:table-cell table:style-name="ce19" table:formula="of:=0.01*([.B420]+[.B420]^2*0.1+[.C420]*[.D420])/([.C420]*[.D420]-[.B420])" office:value-type="float" office:value="0.0130387178950831" calcext:value-type="float">
            <text:p>0.01304</text:p>
          </table:table-cell>
          <table:table-cell table:style-name="ce22" office:value-type="float" office:value="36.3413437148217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7" table:formula="of:=[.A420]+1" office:value-type="float" office:value="419" calcext:value-type="float">
            <text:p>419</text:p>
          </table:table-cell>
          <table:table-cell table:style-name="ce13" table:formula="of:=RAND()*180" office:value-type="float" office:value="137.079603688359" calcext:value-type="float">
            <text:p>137.079603688359</text:p>
          </table:table-cell>
          <table:table-cell table:style-name="ce13" table:formula="of:=RAND()*180" office:value-type="float" office:value="80.7025095207385" calcext:value-type="float">
            <text:p>80.7025095207385</text:p>
          </table:table-cell>
          <table:table-cell table:style-name="ce13" table:formula="of:=RAND()*180" office:value-type="float" office:value="17.8913818277609" calcext:value-type="float">
            <text:p>17.8913818277609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21]*EXP([.C421]/180)-[.D421]/([.C421]^2))/180" office:value-type="float" office:value="1.1923658358971" calcext:value-type="float">
            <text:p>1.1923658358971</text:p>
          </table:table-cell>
          <table:table-cell table:style-name="ce19" table:formula="of:=0.01*([.B421]+[.B421]^2*0.1+[.C421]*[.D421])/([.C421]*[.D421]-[.B421])" office:value-type="float" office:value="0.0264772061331253" calcext:value-type="float">
            <text:p>0.02648</text:p>
          </table:table-cell>
          <table:table-cell table:style-name="ce22" office:value-type="float" office:value="36.7250004690431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7" table:formula="of:=[.A421]+1" office:value-type="float" office:value="420" calcext:value-type="float">
            <text:p>420</text:p>
          </table:table-cell>
          <table:table-cell table:style-name="ce13" table:formula="of:=RAND()*180" office:value-type="float" office:value="159.687984005421" calcext:value-type="float">
            <text:p>159.687984005421</text:p>
          </table:table-cell>
          <table:table-cell table:style-name="ce13" table:formula="of:=RAND()*180" office:value-type="float" office:value="139.652161322648" calcext:value-type="float">
            <text:p>139.652161322648</text:p>
          </table:table-cell>
          <table:table-cell table:style-name="ce13" table:formula="of:=RAND()*180" office:value-type="float" office:value="146.411223241357" calcext:value-type="float">
            <text:p>146.411223241357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22]*EXP([.C422]/180)-[.D422]/([.C422]^2))/180" office:value-type="float" office:value="1.92723948560328" calcext:value-type="float">
            <text:p>1.92723948560328</text:p>
          </table:table-cell>
          <table:table-cell table:style-name="ce19" table:formula="of:=0.01*([.B422]+[.B422]^2*0.1+[.C422]*[.D422])/([.C422]*[.D422]-[.B422])" office:value-type="float" office:value="0.0114144069825943" calcext:value-type="float">
            <text:p>0.01141</text:p>
          </table:table-cell>
          <table:table-cell table:style-name="ce22" office:value-type="float" office:value="37.1086572232645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7" table:formula="of:=[.A422]+1" office:value-type="float" office:value="421" calcext:value-type="float">
            <text:p>421</text:p>
          </table:table-cell>
          <table:table-cell table:style-name="ce13" table:formula="of:=RAND()*180" office:value-type="float" office:value="20.9520473721421" calcext:value-type="float">
            <text:p>20.9520473721421</text:p>
          </table:table-cell>
          <table:table-cell table:style-name="ce13" table:formula="of:=RAND()*180" office:value-type="float" office:value="21.6354346181427" calcext:value-type="float">
            <text:p>21.6354346181427</text:p>
          </table:table-cell>
          <table:table-cell table:style-name="ce13" table:formula="of:=RAND()*180" office:value-type="float" office:value="16.524952593691" calcext:value-type="float">
            <text:p>16.52495259369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23]*EXP([.C423]/180)-[.D423]/([.C423]^2))/180" office:value-type="float" office:value="0.131070642170561" calcext:value-type="float">
            <text:p>0.131070642170561</text:p>
          </table:table-cell>
          <table:table-cell table:style-name="ce19" table:formula="of:=0.01*([.B423]+[.B423]^2*0.1+[.C423]*[.D423])/([.C423]*[.D423]-[.B423])" office:value-type="float" office:value="0.0125493148644739" calcext:value-type="float">
            <text:p>0.01255</text:p>
          </table:table-cell>
          <table:table-cell table:style-name="ce22" office:value-type="float" office:value="37.4923139774859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7" table:formula="of:=[.A423]+1" office:value-type="float" office:value="422" calcext:value-type="float">
            <text:p>422</text:p>
          </table:table-cell>
          <table:table-cell table:style-name="ce13" table:formula="of:=RAND()*180" office:value-type="float" office:value="136.605739197823" calcext:value-type="float">
            <text:p>136.605739197823</text:p>
          </table:table-cell>
          <table:table-cell table:style-name="ce13" table:formula="of:=RAND()*180" office:value-type="float" office:value="114.929722149122" calcext:value-type="float">
            <text:p>114.929722149122</text:p>
          </table:table-cell>
          <table:table-cell table:style-name="ce13" table:formula="of:=RAND()*180" office:value-type="float" office:value="92.6704564180576" calcext:value-type="float">
            <text:p>92.6704564180576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424]*EXP([.C424]/180)-[.D424]/([.C424]^2))/180" office:value-type="float" office:value="1.43708024081339" calcext:value-type="float">
            <text:p>1.43708024081339</text:p>
          </table:table-cell>
          <table:table-cell table:style-name="ce19" table:formula="of:=0.01*([.B424]+[.B424]^2*0.1+[.C424]*[.D424])/([.C424]*[.D424]-[.B424])" office:value-type="float" office:value="0.012034741790233" calcext:value-type="float">
            <text:p>0.01203</text:p>
          </table:table-cell>
          <table:table-cell table:style-name="ce23" office:value-type="float" office:value="37.8759707317073" calcext:value-type="float">
            <text:p>38</text:p>
          </table:table-cell>
          <table:table-cell table:number-columns-repeated="1016"/>
        </table:table-row>
        <table:table-row table:style-name="ro1">
          <table:table-cell table:style-name="ce7" table:formula="of:=[.A424]+1" office:value-type="float" office:value="423" calcext:value-type="float">
            <text:p>423</text:p>
          </table:table-cell>
          <table:table-cell table:style-name="ce13" table:formula="of:=RAND()*180" office:value-type="float" office:value="67.2109366801942" calcext:value-type="float">
            <text:p>67.2109366801942</text:p>
          </table:table-cell>
          <table:table-cell table:style-name="ce13" table:formula="of:=RAND()*180" office:value-type="float" office:value="178.974950322199" calcext:value-type="float">
            <text:p>178.974950322199</text:p>
          </table:table-cell>
          <table:table-cell table:style-name="ce13" table:formula="of:=RAND()*180" office:value-type="float" office:value="65.8119834840222" calcext:value-type="float">
            <text:p>65.811983484022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425]*EXP([.C425]/180)-[.D425]/([.C425]^2))/180" office:value-type="float" office:value="1.00921530304032" calcext:value-type="float">
            <text:p>1.00921530304032</text:p>
          </table:table-cell>
          <table:table-cell table:style-name="ce19" table:formula="of:=0.01*([.B425]+[.B425]^2*0.1+[.C425]*[.D425])/([.C425]*[.D425]-[.B425])" office:value-type="float" office:value="0.0105004940427092" calcext:value-type="float">
            <text:p>0.01050</text:p>
          </table:table-cell>
          <table:table-cell table:style-name="ce23" office:value-type="float" office:value="38.2596274859287" calcext:value-type="float">
            <text:p>38</text:p>
          </table:table-cell>
          <table:table-cell table:number-columns-repeated="1016"/>
        </table:table-row>
        <table:table-row table:style-name="ro1">
          <table:table-cell table:style-name="ce7" table:formula="of:=[.A425]+1" office:value-type="float" office:value="424" calcext:value-type="float">
            <text:p>424</text:p>
          </table:table-cell>
          <table:table-cell table:style-name="ce13" table:formula="of:=RAND()*180" office:value-type="float" office:value="130.313016209651" calcext:value-type="float">
            <text:p>130.313016209651</text:p>
          </table:table-cell>
          <table:table-cell table:style-name="ce13" table:formula="of:=RAND()*180" office:value-type="float" office:value="44.3751487303547" calcext:value-type="float">
            <text:p>44.3751487303547</text:p>
          </table:table-cell>
          <table:table-cell table:style-name="ce13" table:formula="of:=RAND()*180" office:value-type="float" office:value="10.4491893813072" calcext:value-type="float">
            <text:p>10.449189381307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426]*EXP([.C426]/180)-[.D426]/([.C426]^2))/180" office:value-type="float" office:value="0.926333741185666" calcext:value-type="float">
            <text:p>0.926333741185666</text:p>
          </table:table-cell>
          <table:table-cell table:style-name="ce19" table:formula="of:=0.01*([.B426]+[.B426]^2*0.1+[.C426]*[.D426])/([.C426]*[.D426]-[.B426])" office:value-type="float" office:value="0.068756532241266" calcext:value-type="float">
            <text:p>0.06876</text:p>
          </table:table-cell>
          <table:table-cell table:style-name="ce23" office:value-type="float" office:value="38.6432842401501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7" table:formula="of:=[.A426]+1" office:value-type="float" office:value="425" calcext:value-type="float">
            <text:p>425</text:p>
          </table:table-cell>
          <table:table-cell table:style-name="ce13" table:formula="of:=RAND()*180" office:value-type="float" office:value="163.679407995446" calcext:value-type="float">
            <text:p>163.679407995446</text:p>
          </table:table-cell>
          <table:table-cell table:style-name="ce13" table:formula="of:=RAND()*180" office:value-type="float" office:value="77.0407098645208" calcext:value-type="float">
            <text:p>77.0407098645208</text:p>
          </table:table-cell>
          <table:table-cell table:style-name="ce13" table:formula="of:=RAND()*180" office:value-type="float" office:value="167.741564905968" calcext:value-type="float">
            <text:p>167.741564905968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427]*EXP([.C427]/180)-[.D427]/([.C427]^2))/180" office:value-type="float" office:value="1.39492998882005" calcext:value-type="float">
            <text:p>1.39492998882005</text:p>
          </table:table-cell>
          <table:table-cell table:style-name="ce19" table:formula="of:=0.01*([.B427]+[.B427]^2*0.1+[.C427]*[.D427])/([.C427]*[.D427]-[.B427])" office:value-type="float" office:value="0.0123562934476007" calcext:value-type="float">
            <text:p>0.01236</text:p>
          </table:table-cell>
          <table:table-cell table:style-name="ce23" office:value-type="float" office:value="39.0269409943715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7" table:formula="of:=[.A427]+1" office:value-type="float" office:value="426" calcext:value-type="float">
            <text:p>426</text:p>
          </table:table-cell>
          <table:table-cell table:style-name="ce13" table:formula="of:=RAND()*180" office:value-type="float" office:value="42.2266009592253" calcext:value-type="float">
            <text:p>42.2266009592253</text:p>
          </table:table-cell>
          <table:table-cell table:style-name="ce13" table:formula="of:=RAND()*180" office:value-type="float" office:value="141.544261104545" calcext:value-type="float">
            <text:p>141.544261104545</text:p>
          </table:table-cell>
          <table:table-cell table:style-name="ce13" table:formula="of:=RAND()*180" office:value-type="float" office:value="108.934010337744" calcext:value-type="float">
            <text:p>108.934010337744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428]*EXP([.C428]/180)-[.D428]/([.C428]^2))/180" office:value-type="float" office:value="0.514989832376946" calcext:value-type="float">
            <text:p>0.514989832376946</text:p>
          </table:table-cell>
          <table:table-cell table:style-name="ce19" table:formula="of:=0.01*([.B428]+[.B428]^2*0.1+[.C428]*[.D428])/([.C428]*[.D428]-[.B428])" office:value-type="float" office:value="0.0101708824415417" calcext:value-type="float">
            <text:p>0.01017</text:p>
          </table:table-cell>
          <table:table-cell table:style-name="ce23" office:value-type="float" office:value="39.4105977485928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7" table:formula="of:=[.A428]+1" office:value-type="float" office:value="427" calcext:value-type="float">
            <text:p>427</text:p>
          </table:table-cell>
          <table:table-cell table:style-name="ce13" table:formula="of:=RAND()*180" office:value-type="float" office:value="35.4758339891266" calcext:value-type="float">
            <text:p>35.4758339891266</text:p>
          </table:table-cell>
          <table:table-cell table:style-name="ce13" table:formula="of:=RAND()*180" office:value-type="float" office:value="154.882237381728" calcext:value-type="float">
            <text:p>154.882237381728</text:p>
          </table:table-cell>
          <table:table-cell table:style-name="ce13" table:formula="of:=RAND()*180" office:value-type="float" office:value="23.0423132204978" calcext:value-type="float">
            <text:p>23.0423132204978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429]*EXP([.C429]/180)-[.D429]/([.C429]^2))/180" office:value-type="float" office:value="0.465958037548613" calcext:value-type="float">
            <text:p>0.465958037548613</text:p>
          </table:table-cell>
          <table:table-cell table:style-name="ce19" table:formula="of:=0.01*([.B429]+[.B429]^2*0.1+[.C429]*[.D429])/([.C429]*[.D429]-[.B429])" office:value-type="float" office:value="0.010556990048318" calcext:value-type="float">
            <text:p>0.01056</text:p>
          </table:table-cell>
          <table:table-cell table:style-name="ce23" office:value-type="float" office:value="39.7942545028142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7" table:formula="of:=[.A429]+1" office:value-type="float" office:value="428" calcext:value-type="float">
            <text:p>428</text:p>
          </table:table-cell>
          <table:table-cell table:style-name="ce13" table:formula="of:=RAND()*180" office:value-type="float" office:value="24.3458589243512" calcext:value-type="float">
            <text:p>24.3458589243512</text:p>
          </table:table-cell>
          <table:table-cell table:style-name="ce13" table:formula="of:=RAND()*180" office:value-type="float" office:value="16.0454799859158" calcext:value-type="float">
            <text:p>16.0454799859158</text:p>
          </table:table-cell>
          <table:table-cell table:style-name="ce13" table:formula="of:=RAND()*180" office:value-type="float" office:value="179.184890689041" calcext:value-type="float">
            <text:p>179.18489068904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430]*EXP([.C430]/180)-[.D430]/([.C430]^2))/180" office:value-type="float" office:value="0.143998755961023" calcext:value-type="float">
            <text:p>0.143998755961023</text:p>
          </table:table-cell>
          <table:table-cell table:style-name="ce19" table:formula="of:=0.01*([.B430]+[.B430]^2*0.1+[.C430]*[.D430])/([.C430]*[.D430]-[.B430])" office:value-type="float" office:value="0.0103787191396184" calcext:value-type="float">
            <text:p>0.01038</text:p>
          </table:table-cell>
          <table:table-cell table:style-name="ce23" office:value-type="float" office:value="40.1779112570356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7" table:formula="of:=[.A430]+1" office:value-type="float" office:value="429" calcext:value-type="float">
            <text:p>429</text:p>
          </table:table-cell>
          <table:table-cell table:style-name="ce13" table:formula="of:=RAND()*180" office:value-type="float" office:value="78.5725472360215" calcext:value-type="float">
            <text:p>78.5725472360215</text:p>
          </table:table-cell>
          <table:table-cell table:style-name="ce13" table:formula="of:=RAND()*180" office:value-type="float" office:value="49.3206842763451" calcext:value-type="float">
            <text:p>49.3206842763451</text:p>
          </table:table-cell>
          <table:table-cell table:style-name="ce13" table:formula="of:=RAND()*180" office:value-type="float" office:value="53.4687124038386" calcext:value-type="float">
            <text:p>53.4687124038386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431]*EXP([.C431]/180)-[.D431]/([.C431]^2))/180" office:value-type="float" office:value="0.573989940688596" calcext:value-type="float">
            <text:p>0.573989940688596</text:p>
          </table:table-cell>
          <table:table-cell table:style-name="ce19" table:formula="of:=0.01*([.B431]+[.B431]^2*0.1+[.C431]*[.D431])/([.C431]*[.D431]-[.B431])" office:value-type="float" office:value="0.0130271534901839" calcext:value-type="float">
            <text:p>0.01303</text:p>
          </table:table-cell>
          <table:table-cell table:style-name="ce23" office:value-type="float" office:value="40.561568011257" calcext:value-type="float">
            <text:p>41</text:p>
          </table:table-cell>
          <table:table-cell table:number-columns-repeated="1016"/>
        </table:table-row>
        <table:table-row table:style-name="ro1">
          <table:table-cell table:style-name="ce7" table:formula="of:=[.A431]+1" office:value-type="float" office:value="430" calcext:value-type="float">
            <text:p>430</text:p>
          </table:table-cell>
          <table:table-cell table:style-name="ce13" table:formula="of:=RAND()*180" office:value-type="float" office:value="91.2807322979189" calcext:value-type="float">
            <text:p>91.2807322979189</text:p>
          </table:table-cell>
          <table:table-cell table:style-name="ce13" table:formula="of:=RAND()*180" office:value-type="float" office:value="178.352992778044" calcext:value-type="float">
            <text:p>178.352992778044</text:p>
          </table:table-cell>
          <table:table-cell table:style-name="ce13" table:formula="of:=RAND()*180" office:value-type="float" office:value="164.722147455009" calcext:value-type="float">
            <text:p>164.72214745500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32]*EXP([.C432]/180)-[.D432]/([.C432]^2))/180" office:value-type="float" office:value="1.3658975730762" calcext:value-type="float">
            <text:p>1.3658975730762</text:p>
          </table:table-cell>
          <table:table-cell table:style-name="ce19" table:formula="of:=0.01*([.B432]+[.B432]^2*0.1+[.C432]*[.D432])/([.C432]*[.D432]-[.B432])" office:value-type="float" office:value="0.0103468312046361" calcext:value-type="float">
            <text:p>0.01035</text:p>
          </table:table-cell>
          <table:table-cell table:style-name="ce24" office:value-type="float" office:value="40.9452247654784" calcext:value-type="float">
            <text:p>41</text:p>
          </table:table-cell>
          <table:table-cell table:number-columns-repeated="1016"/>
        </table:table-row>
        <table:table-row table:style-name="ro1">
          <table:table-cell table:style-name="ce7" table:formula="of:=[.A432]+1" office:value-type="float" office:value="431" calcext:value-type="float">
            <text:p>431</text:p>
          </table:table-cell>
          <table:table-cell table:style-name="ce13" table:formula="of:=RAND()*180" office:value-type="float" office:value="158.866115262433" calcext:value-type="float">
            <text:p>158.866115262433</text:p>
          </table:table-cell>
          <table:table-cell table:style-name="ce13" table:formula="of:=RAND()*180" office:value-type="float" office:value="93.8891540261019" calcext:value-type="float">
            <text:p>93.8891540261019</text:p>
          </table:table-cell>
          <table:table-cell table:style-name="ce13" table:formula="of:=RAND()*180" office:value-type="float" office:value="105.874761113235" calcext:value-type="float">
            <text:p>105.874761113235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33]*EXP([.C433]/180)-[.D433]/([.C433]^2))/180" office:value-type="float" office:value="1.48685996468054" calcext:value-type="float">
            <text:p>1.48685996468054</text:p>
          </table:table-cell>
          <table:table-cell table:style-name="ce19" table:formula="of:=0.01*([.B433]+[.B433]^2*0.1+[.C433]*[.D433])/([.C433]*[.D433]-[.B433])" office:value-type="float" office:value="0.0129050145583517" calcext:value-type="float">
            <text:p>0.01291</text:p>
          </table:table-cell>
          <table:table-cell table:style-name="ce24" office:value-type="float" office:value="41.3288815196998" calcext:value-type="float">
            <text:p>41</text:p>
          </table:table-cell>
          <table:table-cell table:number-columns-repeated="1016"/>
        </table:table-row>
        <table:table-row table:style-name="ro1">
          <table:table-cell table:style-name="ce7" table:formula="of:=[.A433]+1" office:value-type="float" office:value="432" calcext:value-type="float">
            <text:p>432</text:p>
          </table:table-cell>
          <table:table-cell table:style-name="ce13" table:formula="of:=RAND()*180" office:value-type="float" office:value="135.382983164532" calcext:value-type="float">
            <text:p>135.382983164532</text:p>
          </table:table-cell>
          <table:table-cell table:style-name="ce13" table:formula="of:=RAND()*180" office:value-type="float" office:value="91.7813982447349" calcext:value-type="float">
            <text:p>91.7813982447349</text:p>
          </table:table-cell>
          <table:table-cell table:style-name="ce13" table:formula="of:=RAND()*180" office:value-type="float" office:value="168.88992441113" calcext:value-type="float">
            <text:p>168.88992441113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34]*EXP([.C434]/180)-[.D434]/([.C434]^2))/180" office:value-type="float" office:value="1.25227079456097" calcext:value-type="float">
            <text:p>1.25227079456097</text:p>
          </table:table-cell>
          <table:table-cell table:style-name="ce19" table:formula="of:=0.01*([.B434]+[.B434]^2*0.1+[.C434]*[.D434])/([.C434]*[.D434]-[.B434])" office:value-type="float" office:value="0.0113690485420884" calcext:value-type="float">
            <text:p>0.01137</text:p>
          </table:table-cell>
          <table:table-cell table:style-name="ce24" office:value-type="float" office:value="41.7125382739212" calcext:value-type="float">
            <text:p>42</text:p>
          </table:table-cell>
          <table:table-cell table:number-columns-repeated="1016"/>
        </table:table-row>
        <table:table-row table:style-name="ro1">
          <table:table-cell table:style-name="ce7" table:formula="of:=[.A434]+1" office:value-type="float" office:value="433" calcext:value-type="float">
            <text:p>433</text:p>
          </table:table-cell>
          <table:table-cell table:style-name="ce13" table:formula="of:=RAND()*180" office:value-type="float" office:value="98.9044213178869" calcext:value-type="float">
            <text:p>98.9044213178869</text:p>
          </table:table-cell>
          <table:table-cell table:style-name="ce13" table:formula="of:=RAND()*180" office:value-type="float" office:value="39.8725537138633" calcext:value-type="float">
            <text:p>39.8725537138633</text:p>
          </table:table-cell>
          <table:table-cell table:style-name="ce13" table:formula="of:=RAND()*180" office:value-type="float" office:value="59.8263582216331" calcext:value-type="float">
            <text:p>59.826358221633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35]*EXP([.C435]/180)-[.D435]/([.C435]^2))/180" office:value-type="float" office:value="0.68550900360061" calcext:value-type="float">
            <text:p>0.68550900360061</text:p>
          </table:table-cell>
          <table:table-cell table:style-name="ce19" table:formula="of:=0.01*([.B435]+[.B435]^2*0.1+[.C435]*[.D435])/([.C435]*[.D435]-[.B435])" office:value-type="float" office:value="0.0151432508471979" calcext:value-type="float">
            <text:p>0.01514</text:p>
          </table:table-cell>
          <table:table-cell table:style-name="ce24" office:value-type="float" office:value="42.0961950281426" calcext:value-type="float">
            <text:p>42</text:p>
          </table:table-cell>
          <table:table-cell table:number-columns-repeated="1016"/>
        </table:table-row>
        <table:table-row table:style-name="ro1">
          <table:table-cell table:style-name="ce7" table:formula="of:=[.A435]+1" office:value-type="float" office:value="434" calcext:value-type="float">
            <text:p>434</text:p>
          </table:table-cell>
          <table:table-cell table:style-name="ce13" table:formula="of:=RAND()*180" office:value-type="float" office:value="160.8802231933" calcext:value-type="float">
            <text:p>160.8802231933</text:p>
          </table:table-cell>
          <table:table-cell table:style-name="ce13" table:formula="of:=RAND()*180" office:value-type="float" office:value="67.8618857781019" calcext:value-type="float">
            <text:p>67.8618857781019</text:p>
          </table:table-cell>
          <table:table-cell table:style-name="ce13" table:formula="of:=RAND()*180" office:value-type="float" office:value="162.837781650802" calcext:value-type="float">
            <text:p>162.837781650802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36]*EXP([.C436]/180)-[.D436]/([.C436]^2))/180" office:value-type="float" office:value="1.30286149265646" calcext:value-type="float">
            <text:p>1.30286149265646</text:p>
          </table:table-cell>
          <table:table-cell table:style-name="ce19" table:formula="of:=0.01*([.B436]+[.B436]^2*0.1+[.C436]*[.D436])/([.C436]*[.D436]-[.B436])" office:value-type="float" office:value="0.012672279432761" calcext:value-type="float">
            <text:p>0.01267</text:p>
          </table:table-cell>
          <table:table-cell table:style-name="ce24" office:value-type="float" office:value="42.479851782364" calcext:value-type="float">
            <text:p>42</text:p>
          </table:table-cell>
          <table:table-cell table:number-columns-repeated="1016"/>
        </table:table-row>
        <table:table-row table:style-name="ro1">
          <table:table-cell table:style-name="ce7" table:formula="of:=[.A436]+1" office:value-type="float" office:value="435" calcext:value-type="float">
            <text:p>435</text:p>
          </table:table-cell>
          <table:table-cell table:style-name="ce13" table:formula="of:=RAND()*180" office:value-type="float" office:value="26.2859061174852" calcext:value-type="float">
            <text:p>26.2859061174852</text:p>
          </table:table-cell>
          <table:table-cell table:style-name="ce13" table:formula="of:=RAND()*180" office:value-type="float" office:value="169.219938870355" calcext:value-type="float">
            <text:p>169.219938870355</text:p>
          </table:table-cell>
          <table:table-cell table:style-name="ce13" table:formula="of:=RAND()*180" office:value-type="float" office:value="59.8265474758812" calcext:value-type="float">
            <text:p>59.8265474758812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37]*EXP([.C437]/180)-[.D437]/([.C437]^2))/180" office:value-type="float" office:value="0.373871090879173" calcext:value-type="float">
            <text:p>0.373871090879173</text:p>
          </table:table-cell>
          <table:table-cell table:style-name="ce19" table:formula="of:=0.01*([.B437]+[.B437]^2*0.1+[.C437]*[.D437])/([.C437]*[.D437]-[.B437])" office:value-type="float" office:value="0.0101204912005759" calcext:value-type="float">
            <text:p>0.01012</text:p>
          </table:table-cell>
          <table:table-cell table:style-name="ce24" office:value-type="float" office:value="42.8635085365853" calcext:value-type="float">
            <text:p>43</text:p>
          </table:table-cell>
          <table:table-cell table:number-columns-repeated="1016"/>
        </table:table-row>
        <table:table-row table:style-name="ro1">
          <table:table-cell table:style-name="ce7" table:formula="of:=[.A437]+1" office:value-type="float" office:value="436" calcext:value-type="float">
            <text:p>436</text:p>
          </table:table-cell>
          <table:table-cell table:style-name="ce13" table:formula="of:=RAND()*180" office:value-type="float" office:value="12.8771035709782" calcext:value-type="float">
            <text:p>12.8771035709782</text:p>
          </table:table-cell>
          <table:table-cell table:style-name="ce13" table:formula="of:=RAND()*180" office:value-type="float" office:value="15.4086785756457" calcext:value-type="float">
            <text:p>15.4086785756457</text:p>
          </table:table-cell>
          <table:table-cell table:style-name="ce13" table:formula="of:=RAND()*180" office:value-type="float" office:value="145.843218366263" calcext:value-type="float">
            <text:p>145.843218366263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38]*EXP([.C438]/180)-[.D438]/([.C438]^2))/180" office:value-type="float" office:value="0.0745206944721142" calcext:value-type="float">
            <text:p>0.074520694472114</text:p>
          </table:table-cell>
          <table:table-cell table:style-name="ce19" table:formula="of:=0.01*([.B438]+[.B438]^2*0.1+[.C438]*[.D438])/([.C438]*[.D438]-[.B438])" office:value-type="float" office:value="0.0101894767104607" calcext:value-type="float">
            <text:p>0.01019</text:p>
          </table:table-cell>
          <table:table-cell table:style-name="ce24" office:value-type="float" office:value="43.2471652908067" calcext:value-type="float">
            <text:p>43</text:p>
          </table:table-cell>
          <table:table-cell table:number-columns-repeated="1016"/>
        </table:table-row>
        <table:table-row table:style-name="ro1">
          <table:table-cell table:style-name="ce7" table:formula="of:=[.A438]+1" office:value-type="float" office:value="437" calcext:value-type="float">
            <text:p>437</text:p>
          </table:table-cell>
          <table:table-cell table:style-name="ce13" table:formula="of:=RAND()*180" office:value-type="float" office:value="51.9169680243324" calcext:value-type="float">
            <text:p>51.9169680243324</text:p>
          </table:table-cell>
          <table:table-cell table:style-name="ce13" table:formula="of:=RAND()*180" office:value-type="float" office:value="77.9677056096108" calcext:value-type="float">
            <text:p>77.9677056096108</text:p>
          </table:table-cell>
          <table:table-cell table:style-name="ce13" table:formula="of:=RAND()*180" office:value-type="float" office:value="163.134675663062" calcext:value-type="float">
            <text:p>163.134675663062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39]*EXP([.C439]/180)-[.D439]/([.C439]^2))/180" office:value-type="float" office:value="0.444639026041065" calcext:value-type="float">
            <text:p>0.444639026041065</text:p>
          </table:table-cell>
          <table:table-cell table:style-name="ce19" table:formula="of:=0.01*([.B439]+[.B439]^2*0.1+[.C439]*[.D439])/([.C439]*[.D439]-[.B439])" office:value-type="float" office:value="0.010294751463335" calcext:value-type="float">
            <text:p>0.01029</text:p>
          </table:table-cell>
          <table:table-cell table:style-name="ce24" office:value-type="float" office:value="43.6308220450281" calcext:value-type="float">
            <text:p>44</text:p>
          </table:table-cell>
          <table:table-cell table:number-columns-repeated="1016"/>
        </table:table-row>
        <table:table-row table:style-name="ro1">
          <table:table-cell table:style-name="ce7" table:formula="of:=[.A439]+1" office:value-type="float" office:value="438" calcext:value-type="float">
            <text:p>438</text:p>
          </table:table-cell>
          <table:table-cell table:style-name="ce13" table:formula="of:=RAND()*180" office:value-type="float" office:value="177.656993442158" calcext:value-type="float">
            <text:p>177.656993442158</text:p>
          </table:table-cell>
          <table:table-cell table:style-name="ce13" table:formula="of:=RAND()*180" office:value-type="float" office:value="20.3303889348722" calcext:value-type="float">
            <text:p>20.3303889348722</text:p>
          </table:table-cell>
          <table:table-cell table:style-name="ce13" table:formula="of:=RAND()*180" office:value-type="float" office:value="120.396117892291" calcext:value-type="float">
            <text:p>120.39611789229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40]*EXP([.C440]/180)-[.D440]/([.C440]^2))/180" office:value-type="float" office:value="1.10338075257759" calcext:value-type="float">
            <text:p>1.10338075257759</text:p>
          </table:table-cell>
          <table:table-cell table:style-name="ce19" table:formula="of:=0.01*([.B440]+[.B440]^2*0.1+[.C440]*[.D440])/([.C440]*[.D440]-[.B440])" office:value-type="float" office:value="0.0254689354284519" calcext:value-type="float">
            <text:p>0.02547</text:p>
          </table:table-cell>
          <table:table-cell table:style-name="ce20" office:value-type="string" calcext:value-type="string">
            <text:p>4,748,920,583</text:p>
          </table:table-cell>
          <table:table-cell table:number-columns-repeated="1016"/>
        </table:table-row>
        <table:table-row table:style-name="ro1">
          <table:table-cell table:style-name="ce7" table:formula="of:=[.A440]+1" office:value-type="float" office:value="439" calcext:value-type="float">
            <text:p>439</text:p>
          </table:table-cell>
          <table:table-cell table:style-name="ce13" table:formula="of:=RAND()*180" office:value-type="float" office:value="113.851920179501" calcext:value-type="float">
            <text:p>113.851920179501</text:p>
          </table:table-cell>
          <table:table-cell table:style-name="ce13" table:formula="of:=RAND()*180" office:value-type="float" office:value="143.503763199337" calcext:value-type="float">
            <text:p>143.503763199337</text:p>
          </table:table-cell>
          <table:table-cell table:style-name="ce13" table:formula="of:=RAND()*180" office:value-type="float" office:value="39.5277352316962" calcext:value-type="float">
            <text:p>39.5277352316962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41]*EXP([.C441]/180)-[.D441]/([.C441]^2))/180" office:value-type="float" office:value="1.40379227166125" calcext:value-type="float">
            <text:p>1.40379227166125</text:p>
          </table:table-cell>
          <table:table-cell table:style-name="ce19" table:formula="of:=0.01*([.B441]+[.B441]^2*0.1+[.C441]*[.D441])/([.C441]*[.D441]-[.B441])" office:value-type="float" office:value="0.0127416073684462" calcext:value-type="float">
            <text:p>0.01274</text:p>
          </table:table-cell>
          <table:table-cell table:style-name="ce20" office:value-type="string" calcext:value-type="string">
            <text:p>5,019,930,915</text:p>
          </table:table-cell>
          <table:table-cell table:number-columns-repeated="1016"/>
        </table:table-row>
        <table:table-row table:style-name="ro1">
          <table:table-cell table:style-name="ce7" table:formula="of:=[.A441]+1" office:value-type="float" office:value="440" calcext:value-type="float">
            <text:p>440</text:p>
          </table:table-cell>
          <table:table-cell table:style-name="ce13" table:formula="of:=RAND()*180" office:value-type="float" office:value="58.5912279801791" calcext:value-type="float">
            <text:p>58.5912279801791</text:p>
          </table:table-cell>
          <table:table-cell table:style-name="ce13" table:formula="of:=RAND()*180" office:value-type="float" office:value="138.799750953231" calcext:value-type="float">
            <text:p>138.799750953231</text:p>
          </table:table-cell>
          <table:table-cell table:style-name="ce13" table:formula="of:=RAND()*180" office:value-type="float" office:value="104.926012062126" calcext:value-type="float">
            <text:p>104.926012062126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42]*EXP([.C442]/180)-[.D442]/([.C442]^2))/180" office:value-type="float" office:value="0.703768984440842" calcext:value-type="float">
            <text:p>0.703768984440842</text:p>
          </table:table-cell>
          <table:table-cell table:style-name="ce19" table:formula="of:=0.01*([.B442]+[.B442]^2*0.1+[.C442]*[.D442])/([.C442]*[.D442]-[.B442])" office:value-type="float" office:value="0.0103174574730578" calcext:value-type="float">
            <text:p>0.01032</text:p>
          </table:table-cell>
          <table:table-cell table:style-name="ce20" office:value-type="string" calcext:value-type="string">
            <text:p>5,290,941,247</text:p>
          </table:table-cell>
          <table:table-cell table:number-columns-repeated="1016"/>
        </table:table-row>
        <table:table-row table:style-name="ro1">
          <table:table-cell table:style-name="ce7" table:formula="of:=[.A442]+1" office:value-type="float" office:value="441" calcext:value-type="float">
            <text:p>441</text:p>
          </table:table-cell>
          <table:table-cell table:style-name="ce13" table:formula="of:=RAND()*180" office:value-type="float" office:value="166.18450725428" calcext:value-type="float">
            <text:p>166.18450725428</text:p>
          </table:table-cell>
          <table:table-cell table:style-name="ce13" table:formula="of:=RAND()*180" office:value-type="float" office:value="77.0241061436038" calcext:value-type="float">
            <text:p>77.0241061436038</text:p>
          </table:table-cell>
          <table:table-cell table:style-name="ce13" table:formula="of:=RAND()*180" office:value-type="float" office:value="82.1806485942834" calcext:value-type="float">
            <text:p>82.1806485942834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43]*EXP([.C443]/180)-[.D443]/([.C443]^2))/180" office:value-type="float" office:value="1.41623107884477" calcext:value-type="float">
            <text:p>1.41623107884477</text:p>
          </table:table-cell>
          <table:table-cell table:style-name="ce19" table:formula="of:=0.01*([.B443]+[.B443]^2*0.1+[.C443]*[.D443])/([.C443]*[.D443]-[.B443])" office:value-type="float" office:value="0.0150198659899627" calcext:value-type="float">
            <text:p>0.01502</text:p>
          </table:table-cell>
          <table:table-cell table:style-name="ce20" office:value-type="string" calcext:value-type="string">
            <text:p>5,561,951,579</text:p>
          </table:table-cell>
          <table:table-cell table:number-columns-repeated="1016"/>
        </table:table-row>
        <table:table-row table:style-name="ro1">
          <table:table-cell table:style-name="ce7" table:formula="of:=[.A443]+1" office:value-type="float" office:value="442" calcext:value-type="float">
            <text:p>442</text:p>
          </table:table-cell>
          <table:table-cell table:style-name="ce13" table:formula="of:=RAND()*180" office:value-type="float" office:value="145.729633803799" calcext:value-type="float">
            <text:p>145.729633803799</text:p>
          </table:table-cell>
          <table:table-cell table:style-name="ce13" table:formula="of:=RAND()*180" office:value-type="float" office:value="36.2989053300536" calcext:value-type="float">
            <text:p>36.2989053300536</text:p>
          </table:table-cell>
          <table:table-cell table:style-name="ce13" table:formula="of:=RAND()*180" office:value-type="float" office:value="150.478302349314" calcext:value-type="float">
            <text:p>150.478302349314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44]*EXP([.C444]/180)-[.D444]/([.C444]^2))/180" office:value-type="float" office:value="0.989867732932945" calcext:value-type="float">
            <text:p>0.989867732932945</text:p>
          </table:table-cell>
          <table:table-cell table:style-name="ce19" table:formula="of:=0.01*([.B444]+[.B444]^2*0.1+[.C444]*[.D444])/([.C444]*[.D444]-[.B444])" office:value-type="float" office:value="0.0145428127782609" calcext:value-type="float">
            <text:p>0.01454</text:p>
          </table:table-cell>
          <table:table-cell table:style-name="ce20" office:value-type="string" calcext:value-type="string">
            <text:p>5,832,961,911</text:p>
          </table:table-cell>
          <table:table-cell table:number-columns-repeated="1016"/>
        </table:table-row>
        <table:table-row table:style-name="ro1">
          <table:table-cell table:style-name="ce7" table:formula="of:=[.A444]+1" office:value-type="float" office:value="443" calcext:value-type="float">
            <text:p>443</text:p>
          </table:table-cell>
          <table:table-cell table:style-name="ce13" table:formula="of:=RAND()*180" office:value-type="float" office:value="83.8114048828279" calcext:value-type="float">
            <text:p>83.8114048828279</text:p>
          </table:table-cell>
          <table:table-cell table:style-name="ce13" table:formula="of:=RAND()*180" office:value-type="float" office:value="157.663708789615" calcext:value-type="float">
            <text:p>157.663708789615</text:p>
          </table:table-cell>
          <table:table-cell table:style-name="ce13" table:formula="of:=RAND()*180" office:value-type="float" office:value="88.5022346708651" calcext:value-type="float">
            <text:p>88.502234670865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45]*EXP([.C445]/180)-[.D445]/([.C445]^2))/180" office:value-type="float" office:value="1.1179582656709" calcext:value-type="float">
            <text:p>1.1179582656709</text:p>
          </table:table-cell>
          <table:table-cell table:style-name="ce19" table:formula="of:=0.01*([.B445]+[.B445]^2*0.1+[.C445]*[.D445])/([.C445]*[.D445]-[.B445])" office:value-type="float" office:value="0.0106273048469129" calcext:value-type="float">
            <text:p>0.01063</text:p>
          </table:table-cell>
          <table:table-cell table:style-name="ce20" office:value-type="string" calcext:value-type="string">
            <text:p>6,103,972,243</text:p>
          </table:table-cell>
          <table:table-cell table:number-columns-repeated="1016"/>
        </table:table-row>
        <table:table-row table:style-name="ro1">
          <table:table-cell table:style-name="ce7" table:formula="of:=[.A445]+1" office:value-type="float" office:value="444" calcext:value-type="float">
            <text:p>444</text:p>
          </table:table-cell>
          <table:table-cell table:style-name="ce13" table:formula="of:=RAND()*180" office:value-type="float" office:value="111.968115924276" calcext:value-type="float">
            <text:p>111.968115924276</text:p>
          </table:table-cell>
          <table:table-cell table:style-name="ce13" table:formula="of:=RAND()*180" office:value-type="float" office:value="50.2992826318403" calcext:value-type="float">
            <text:p>50.2992826318403</text:p>
          </table:table-cell>
          <table:table-cell table:style-name="ce13" table:formula="of:=RAND()*180" office:value-type="float" office:value="159.203850076816" calcext:value-type="float">
            <text:p>159.203850076816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46]*EXP([.C446]/180)-[.D446]/([.C446]^2))/180" office:value-type="float" office:value="0.822236413061798" calcext:value-type="float">
            <text:p>0.822236413061798</text:p>
          </table:table-cell>
          <table:table-cell table:style-name="ce19" table:formula="of:=0.01*([.B446]+[.B446]^2*0.1+[.C446]*[.D446])/([.C446]*[.D446]-[.B446])" office:value-type="float" office:value="0.0118713857755391" calcext:value-type="float">
            <text:p>0.01187</text:p>
          </table:table-cell>
          <table:table-cell table:style-name="ce20" office:value-type="string" calcext:value-type="string">
            <text:p>6,374,982,575</text:p>
          </table:table-cell>
          <table:table-cell table:number-columns-repeated="1016"/>
        </table:table-row>
        <table:table-row table:style-name="ro1">
          <table:table-cell table:style-name="ce7" table:formula="of:=[.A446]+1" office:value-type="float" office:value="445" calcext:value-type="float">
            <text:p>445</text:p>
          </table:table-cell>
          <table:table-cell table:style-name="ce13" table:formula="of:=RAND()*180" office:value-type="float" office:value="88.9200554454045" calcext:value-type="float">
            <text:p>88.9200554454045</text:p>
          </table:table-cell>
          <table:table-cell table:style-name="ce13" table:formula="of:=RAND()*180" office:value-type="float" office:value="47.1802127512963" calcext:value-type="float">
            <text:p>47.1802127512963</text:p>
          </table:table-cell>
          <table:table-cell table:style-name="ce13" table:formula="of:=RAND()*180" office:value-type="float" office:value="82.4464470454763" calcext:value-type="float">
            <text:p>82.446447045476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47]*EXP([.C447]/180)-[.D447]/([.C447]^2))/180" office:value-type="float" office:value="0.641832835827587" calcext:value-type="float">
            <text:p>0.641832835827587</text:p>
          </table:table-cell>
          <table:table-cell table:style-name="ce19" table:formula="of:=0.01*([.B447]+[.B447]^2*0.1+[.C447]*[.D447])/([.C447]*[.D447]-[.B447])" office:value-type="float" office:value="0.0125481134005002" calcext:value-type="float">
            <text:p>0.01255</text:p>
          </table:table-cell>
          <table:table-cell table:style-name="ce20" office:value-type="string" calcext:value-type="string">
            <text:p>6,645,992,907</text:p>
          </table:table-cell>
          <table:table-cell table:number-columns-repeated="1016"/>
        </table:table-row>
        <table:table-row table:style-name="ro1">
          <table:table-cell table:style-name="ce7" table:formula="of:=[.A447]+1" office:value-type="float" office:value="446" calcext:value-type="float">
            <text:p>446</text:p>
          </table:table-cell>
          <table:table-cell table:style-name="ce13" table:formula="of:=RAND()*180" office:value-type="float" office:value="169.274343490605" calcext:value-type="float">
            <text:p>169.274343490605</text:p>
          </table:table-cell>
          <table:table-cell table:style-name="ce13" table:formula="of:=RAND()*180" office:value-type="float" office:value="157.105407013863" calcext:value-type="float">
            <text:p>157.105407013863</text:p>
          </table:table-cell>
          <table:table-cell table:style-name="ce13" table:formula="of:=RAND()*180" office:value-type="float" office:value="63.5327807080393" calcext:value-type="float">
            <text:p>63.532780708039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48]*EXP([.C448]/180)-[.D448]/([.C448]^2))/180" office:value-type="float" office:value="2.25097925501311" calcext:value-type="float">
            <text:p>2.25097925501311</text:p>
          </table:table-cell>
          <table:table-cell table:style-name="ce19" table:formula="of:=0.01*([.B448]+[.B448]^2*0.1+[.C448]*[.D448])/([.C448]*[.D448]-[.B448])" office:value-type="float" office:value="0.013265294011014" calcext:value-type="float">
            <text:p>0.01327</text:p>
          </table:table-cell>
          <table:table-cell table:style-name="ce21" office:value-type="string" calcext:value-type="string">
            <text:p>6,917,003,239</text:p>
          </table:table-cell>
          <table:table-cell table:number-columns-repeated="1016"/>
        </table:table-row>
        <table:table-row table:style-name="ro1">
          <table:table-cell table:style-name="ce7" table:formula="of:=[.A448]+1" office:value-type="float" office:value="447" calcext:value-type="float">
            <text:p>447</text:p>
          </table:table-cell>
          <table:table-cell table:style-name="ce13" table:formula="of:=RAND()*180" office:value-type="float" office:value="30.5072043902938" calcext:value-type="float">
            <text:p>30.5072043902938</text:p>
          </table:table-cell>
          <table:table-cell table:style-name="ce13" table:formula="of:=RAND()*180" office:value-type="float" office:value="45.0264218343272" calcext:value-type="float">
            <text:p>45.0264218343272</text:p>
          </table:table-cell>
          <table:table-cell table:style-name="ce13" table:formula="of:=RAND()*180" office:value-type="float" office:value="98.4385035771139" calcext:value-type="float">
            <text:p>98.4385035771139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49]*EXP([.C449]/180)-[.D449]/([.C449]^2))/180" office:value-type="float" office:value="0.217384564784461" calcext:value-type="float">
            <text:p>0.217384564784461</text:p>
          </table:table-cell>
          <table:table-cell table:style-name="ce19" table:formula="of:=0.01*([.B449]+[.B449]^2*0.1+[.C449]*[.D449])/([.C449]*[.D449]-[.B449])" office:value-type="float" office:value="0.0103500441575055" calcext:value-type="float">
            <text:p>0.01035</text:p>
          </table:table-cell>
          <table:table-cell table:style-name="ce21" office:value-type="string" calcext:value-type="string">
            <text:p>7,188,013,571</text:p>
          </table:table-cell>
          <table:table-cell table:number-columns-repeated="1016"/>
        </table:table-row>
        <table:table-row table:style-name="ro1">
          <table:table-cell table:style-name="ce7" table:formula="of:=[.A449]+1" office:value-type="float" office:value="448" calcext:value-type="float">
            <text:p>448</text:p>
          </table:table-cell>
          <table:table-cell table:style-name="ce13" table:formula="of:=RAND()*180" office:value-type="float" office:value="38.5933991659702" calcext:value-type="float">
            <text:p>38.5933991659702</text:p>
          </table:table-cell>
          <table:table-cell table:style-name="ce13" table:formula="of:=RAND()*180" office:value-type="float" office:value="157.37799329362" calcext:value-type="float">
            <text:p>157.37799329362</text:p>
          </table:table-cell>
          <table:table-cell table:style-name="ce13" table:formula="of:=RAND()*180" office:value-type="float" office:value="178.761559570814" calcext:value-type="float">
            <text:p>178.761559570814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50]*EXP([.C450]/180)-[.D450]/([.C450]^2))/180" office:value-type="float" office:value="0.513948905097153" calcext:value-type="float">
            <text:p>0.513948905097153</text:p>
          </table:table-cell>
          <table:table-cell table:style-name="ce19" table:formula="of:=0.01*([.B450]+[.B450]^2*0.1+[.C450]*[.D450])/([.C450]*[.D450]-[.B450])" office:value-type="float" office:value="0.0100804895994572" calcext:value-type="float">
            <text:p>0.01008</text:p>
          </table:table-cell>
          <table:table-cell table:style-name="ce21" office:value-type="string" calcext:value-type="string">
            <text:p>7,459,023,903</text:p>
          </table:table-cell>
          <table:table-cell table:number-columns-repeated="1016"/>
        </table:table-row>
        <table:table-row table:style-name="ro1">
          <table:table-cell table:style-name="ce7" table:formula="of:=[.A450]+1" office:value-type="float" office:value="449" calcext:value-type="float">
            <text:p>449</text:p>
          </table:table-cell>
          <table:table-cell table:style-name="ce13" table:formula="of:=RAND()*180" office:value-type="float" office:value="4.27422156108896" calcext:value-type="float">
            <text:p>4.27422156108896</text:p>
          </table:table-cell>
          <table:table-cell table:style-name="ce13" table:formula="of:=RAND()*180" office:value-type="float" office:value="138.107475171264" calcext:value-type="float">
            <text:p>138.107475171264</text:p>
          </table:table-cell>
          <table:table-cell table:style-name="ce13" table:formula="of:=RAND()*180" office:value-type="float" office:value="146.8863418382" calcext:value-type="float">
            <text:p>146.886341838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51]*EXP([.C451]/180)-[.D451]/([.C451]^2))/180" office:value-type="float" office:value="0.0511021879294788" calcext:value-type="float">
            <text:p>0.051102187929479</text:p>
          </table:table-cell>
          <table:table-cell table:style-name="ce19" table:formula="of:=0.01*([.B451]+[.B451]^2*0.1+[.C451]*[.D451])/([.C451]*[.D451]-[.B451])" office:value-type="float" office:value="0.0100051155844182" calcext:value-type="float">
            <text:p>0.01001</text:p>
          </table:table-cell>
          <table:table-cell table:style-name="ce21" office:value-type="string" calcext:value-type="string">
            <text:p>7,730,034,235</text:p>
          </table:table-cell>
          <table:table-cell table:number-columns-repeated="1016"/>
        </table:table-row>
        <table:table-row table:style-name="ro1">
          <table:table-cell table:style-name="ce7" table:formula="of:=[.A451]+1" office:value-type="float" office:value="450" calcext:value-type="float">
            <text:p>450</text:p>
          </table:table-cell>
          <table:table-cell table:style-name="ce13" table:formula="of:=RAND()*180" office:value-type="float" office:value="111.967396827621" calcext:value-type="float">
            <text:p>111.967396827621</text:p>
          </table:table-cell>
          <table:table-cell table:style-name="ce13" table:formula="of:=RAND()*180" office:value-type="float" office:value="118.487044428192" calcext:value-type="float">
            <text:p>118.487044428192</text:p>
          </table:table-cell>
          <table:table-cell table:style-name="ce13" table:formula="of:=RAND()*180" office:value-type="float" office:value="35.7896400983203" calcext:value-type="float">
            <text:p>35.789640098320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52]*EXP([.C452]/180)-[.D452]/([.C452]^2))/180" office:value-type="float" office:value="1.20141550366183" calcext:value-type="float">
            <text:p>1.20141550366183</text:p>
          </table:table-cell>
          <table:table-cell table:style-name="ce19" table:formula="of:=0.01*([.B452]+[.B452]^2*0.1+[.C452]*[.D452])/([.C452]*[.D452]-[.B452])" office:value-type="float" office:value="0.013578912501316" calcext:value-type="float">
            <text:p>0.01358</text:p>
          </table:table-cell>
          <table:table-cell table:style-name="ce21" office:value-type="string" calcext:value-type="string">
            <text:p>8,001,044,567</text:p>
          </table:table-cell>
          <table:table-cell table:number-columns-repeated="1016"/>
        </table:table-row>
        <table:table-row table:style-name="ro1">
          <table:table-cell table:style-name="ce7" table:formula="of:=[.A452]+1" office:value-type="float" office:value="451" calcext:value-type="float">
            <text:p>451</text:p>
          </table:table-cell>
          <table:table-cell table:style-name="ce13" table:formula="of:=RAND()*180" office:value-type="float" office:value="2.4600083305856" calcext:value-type="float">
            <text:p>2.4600083305856</text:p>
          </table:table-cell>
          <table:table-cell table:style-name="ce13" table:formula="of:=RAND()*180" office:value-type="float" office:value="12.9240596796089" calcext:value-type="float">
            <text:p>12.9240596796089</text:p>
          </table:table-cell>
          <table:table-cell table:style-name="ce13" table:formula="of:=RAND()*180" office:value-type="float" office:value="14.8003834927225" calcext:value-type="float">
            <text:p>14.8003834927225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53]*EXP([.C453]/180)-[.D453]/([.C453]^2))/180" office:value-type="float" office:value="0.0141918047908847" calcext:value-type="float">
            <text:p>0.014191804790885</text:p>
          </table:table-cell>
          <table:table-cell table:style-name="ce19" table:formula="of:=0.01*([.B453]+[.B453]^2*0.1+[.C453]*[.D453])/([.C453]*[.D453]-[.B453])" office:value-type="float" office:value="0.0102926146904509" calcext:value-type="float">
            <text:p>0.01029</text:p>
          </table:table-cell>
          <table:table-cell table:style-name="ce21" office:value-type="string" calcext:value-type="string">
            <text:p>8,272,054,899</text:p>
          </table:table-cell>
          <table:table-cell table:number-columns-repeated="1016"/>
        </table:table-row>
        <table:table-row table:style-name="ro1">
          <table:table-cell table:style-name="ce7" table:formula="of:=[.A453]+1" office:value-type="float" office:value="452" calcext:value-type="float">
            <text:p>452</text:p>
          </table:table-cell>
          <table:table-cell table:style-name="ce13" table:formula="of:=RAND()*180" office:value-type="float" office:value="19.416263475158" calcext:value-type="float">
            <text:p>19.416263475158</text:p>
          </table:table-cell>
          <table:table-cell table:style-name="ce13" table:formula="of:=RAND()*180" office:value-type="float" office:value="132.087184079628" calcext:value-type="float">
            <text:p>132.087184079628</text:p>
          </table:table-cell>
          <table:table-cell table:style-name="ce13" table:formula="of:=RAND()*180" office:value-type="float" office:value="50.8115383630267" calcext:value-type="float">
            <text:p>50.8115383630267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54]*EXP([.C454]/180)-[.D454]/([.C454]^2))/180" office:value-type="float" office:value="0.224675051979609" calcext:value-type="float">
            <text:p>0.224675051979609</text:p>
          </table:table-cell>
          <table:table-cell table:style-name="ce19" table:formula="of:=0.01*([.B454]+[.B454]^2*0.1+[.C454]*[.D454])/([.C454]*[.D454]-[.B454])" office:value-type="float" office:value="0.0101143605674174" calcext:value-type="float">
            <text:p>0.01011</text:p>
          </table:table-cell>
          <table:table-cell table:style-name="ce21" office:value-type="string" calcext:value-type="string">
            <text:p>8,543,065,231</text:p>
          </table:table-cell>
          <table:table-cell table:number-columns-repeated="1016"/>
        </table:table-row>
        <table:table-row table:style-name="ro1">
          <table:table-cell table:style-name="ce7" table:formula="of:=[.A454]+1" office:value-type="float" office:value="453" calcext:value-type="float">
            <text:p>453</text:p>
          </table:table-cell>
          <table:table-cell table:style-name="ce13" table:formula="of:=RAND()*180" office:value-type="float" office:value="66.3633868280077" calcext:value-type="float">
            <text:p>66.3633868280077</text:p>
          </table:table-cell>
          <table:table-cell table:style-name="ce13" table:formula="of:=RAND()*180" office:value-type="float" office:value="32.4475393467768" calcext:value-type="float">
            <text:p>32.4475393467768</text:p>
          </table:table-cell>
          <table:table-cell table:style-name="ce13" table:formula="of:=RAND()*180" office:value-type="float" office:value="27.899326581658" calcext:value-type="float">
            <text:p>27.899326581658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55]*EXP([.C455]/180)-[.D455]/([.C455]^2))/180" office:value-type="float" office:value="0.441366035686138" calcext:value-type="float">
            <text:p>0.441366035686138</text:p>
          </table:table-cell>
          <table:table-cell table:style-name="ce19" table:formula="of:=0.01*([.B455]+[.B455]^2*0.1+[.C455]*[.D455])/([.C455]*[.D455]-[.B455])" office:value-type="float" office:value="0.0168319933998199" calcext:value-type="float">
            <text:p>0.01683</text:p>
          </table:table-cell>
          <table:table-cell table:style-name="ce21" office:value-type="string" calcext:value-type="string">
            <text:p>8,814,075,563</text:p>
          </table:table-cell>
          <table:table-cell table:number-columns-repeated="1016"/>
        </table:table-row>
        <table:table-row table:style-name="ro1">
          <table:table-cell table:style-name="ce7" table:formula="of:=[.A455]+1" office:value-type="float" office:value="454" calcext:value-type="float">
            <text:p>454</text:p>
          </table:table-cell>
          <table:table-cell table:style-name="ce13" table:formula="of:=RAND()*180" office:value-type="float" office:value="17.7872257841369" calcext:value-type="float">
            <text:p>17.7872257841369</text:p>
          </table:table-cell>
          <table:table-cell table:style-name="ce13" table:formula="of:=RAND()*180" office:value-type="float" office:value="55.7217947375788" calcext:value-type="float">
            <text:p>55.7217947375788</text:p>
          </table:table-cell>
          <table:table-cell table:style-name="ce13" table:formula="of:=RAND()*180" office:value-type="float" office:value="145.909321812892" calcext:value-type="float">
            <text:p>145.909321812892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56]*EXP([.C456]/180)-[.D456]/([.C456]^2))/180" office:value-type="float" office:value="0.134411238934557" calcext:value-type="float">
            <text:p>0.134411238934557</text:p>
          </table:table-cell>
          <table:table-cell table:style-name="ce19" table:formula="of:=0.01*([.B456]+[.B456]^2*0.1+[.C456]*[.D456])/([.C456]*[.D456]-[.B456])" office:value-type="float" office:value="0.0100828507158739" calcext:value-type="float">
            <text:p>0.01008</text:p>
          </table:table-cell>
          <table:table-cell table:style-name="ce22" office:value-type="string" calcext:value-type="string">
            <text:p>9,085,085,895</text:p>
          </table:table-cell>
          <table:table-cell table:number-columns-repeated="1016"/>
        </table:table-row>
        <table:table-row table:style-name="ro1">
          <table:table-cell table:style-name="ce7" table:formula="of:=[.A456]+1" office:value-type="float" office:value="455" calcext:value-type="float">
            <text:p>455</text:p>
          </table:table-cell>
          <table:table-cell table:style-name="ce13" table:formula="of:=RAND()*180" office:value-type="float" office:value="44.1973501642194" calcext:value-type="float">
            <text:p>44.1973501642194</text:p>
          </table:table-cell>
          <table:table-cell table:style-name="ce13" table:formula="of:=RAND()*180" office:value-type="float" office:value="146.380523231771" calcext:value-type="float">
            <text:p>146.380523231771</text:p>
          </table:table-cell>
          <table:table-cell table:style-name="ce13" table:formula="of:=RAND()*180" office:value-type="float" office:value="113.022631181016" calcext:value-type="float">
            <text:p>113.022631181016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57]*EXP([.C457]/180)-[.D457]/([.C457]^2))/180" office:value-type="float" office:value="0.553706892358685" calcext:value-type="float">
            <text:p>0.553706892358685</text:p>
          </table:table-cell>
          <table:table-cell table:style-name="ce19" table:formula="of:=0.01*([.B457]+[.B457]^2*0.1+[.C457]*[.D457])/([.C457]*[.D457]-[.B457])" office:value-type="float" office:value="0.0101719595799224" calcext:value-type="float">
            <text:p>0.01017</text:p>
          </table:table-cell>
          <table:table-cell table:style-name="ce22" office:value-type="string" calcext:value-type="string">
            <text:p>9,356,096,227</text:p>
          </table:table-cell>
          <table:table-cell table:number-columns-repeated="1016"/>
        </table:table-row>
        <table:table-row table:style-name="ro1">
          <table:table-cell table:style-name="ce7" table:formula="of:=[.A457]+1" office:value-type="float" office:value="456" calcext:value-type="float">
            <text:p>456</text:p>
          </table:table-cell>
          <table:table-cell table:style-name="ce13" table:formula="of:=RAND()*180" office:value-type="float" office:value="1.07748132839366" calcext:value-type="float">
            <text:p>1.07748132839366</text:p>
          </table:table-cell>
          <table:table-cell table:style-name="ce13" table:formula="of:=RAND()*180" office:value-type="float" office:value="51.145886507744" calcext:value-type="float">
            <text:p>51.145886507744</text:p>
          </table:table-cell>
          <table:table-cell table:style-name="ce13" table:formula="of:=RAND()*180" office:value-type="float" office:value="27.9829758844501" calcext:value-type="float">
            <text:p>27.982975884450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58]*EXP([.C458]/180)-[.D458]/([.C458]^2))/180" office:value-type="float" office:value="0.00789372380722483" calcext:value-type="float">
            <text:p>0.007893723807225</text:p>
          </table:table-cell>
          <table:table-cell table:style-name="ce19" table:formula="of:=0.01*([.B458]+[.B458]^2*0.1+[.C458]*[.D458])/([.C458]*[.D458]-[.B458])" office:value-type="float" office:value="0.0100158800160388" calcext:value-type="float">
            <text:p>0.01002</text:p>
          </table:table-cell>
          <table:table-cell table:style-name="ce22" office:value-type="string" calcext:value-type="string">
            <text:p>9,627,106,559</text:p>
          </table:table-cell>
          <table:table-cell table:number-columns-repeated="1016"/>
        </table:table-row>
        <table:table-row table:style-name="ro1">
          <table:table-cell table:style-name="ce7" table:formula="of:=[.A458]+1" office:value-type="float" office:value="457" calcext:value-type="float">
            <text:p>457</text:p>
          </table:table-cell>
          <table:table-cell table:style-name="ce13" table:formula="of:=RAND()*180" office:value-type="float" office:value="125.913476251034" calcext:value-type="float">
            <text:p>125.913476251034</text:p>
          </table:table-cell>
          <table:table-cell table:style-name="ce13" table:formula="of:=RAND()*180" office:value-type="float" office:value="109.370366508121" calcext:value-type="float">
            <text:p>109.370366508121</text:p>
          </table:table-cell>
          <table:table-cell table:style-name="ce13" table:formula="of:=RAND()*180" office:value-type="float" office:value="16.7754235450765" calcext:value-type="float">
            <text:p>16.775423545076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59]*EXP([.C459]/180)-[.D459]/([.C459]^2))/180" office:value-type="float" office:value="1.28434030445602" calcext:value-type="float">
            <text:p>1.28434030445602</text:p>
          </table:table-cell>
          <table:table-cell table:style-name="ce19" table:formula="of:=0.01*([.B459]+[.B459]^2*0.1+[.C459]*[.D459])/([.C459]*[.D459]-[.B459])" office:value-type="float" office:value="0.0207515507862461" calcext:value-type="float">
            <text:p>0.02075</text:p>
          </table:table-cell>
          <table:table-cell table:style-name="ce22" office:value-type="string" calcext:value-type="string">
            <text:p>9,898,116,891</text:p>
          </table:table-cell>
          <table:table-cell table:number-columns-repeated="1016"/>
        </table:table-row>
        <table:table-row table:style-name="ro1">
          <table:table-cell table:style-name="ce7" table:formula="of:=[.A459]+1" office:value-type="float" office:value="458" calcext:value-type="float">
            <text:p>458</text:p>
          </table:table-cell>
          <table:table-cell table:style-name="ce13" table:formula="of:=RAND()*180" office:value-type="float" office:value="141.728753606137" calcext:value-type="float">
            <text:p>141.728753606137</text:p>
          </table:table-cell>
          <table:table-cell table:style-name="ce13" table:formula="of:=RAND()*180" office:value-type="float" office:value="108.732524712472" calcext:value-type="float">
            <text:p>108.732524712472</text:p>
          </table:table-cell>
          <table:table-cell table:style-name="ce13" table:formula="of:=RAND()*180" office:value-type="float" office:value="123.14196284288" calcext:value-type="float">
            <text:p>123.14196284288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60]*EXP([.C460]/180)-[.D460]/([.C460]^2))/180" office:value-type="float" office:value="1.44049615537382" calcext:value-type="float">
            <text:p>1.44049615537382</text:p>
          </table:table-cell>
          <table:table-cell table:style-name="ce19" table:formula="of:=0.01*([.B460]+[.B460]^2*0.1+[.C460]*[.D460])/([.C460]*[.D460]-[.B460])" office:value-type="float" office:value="0.0117302194505384" calcext:value-type="float">
            <text:p>0.01173</text:p>
          </table:table-cell>
          <table:table-cell table:style-name="ce22" office:value-type="string" calcext:value-type="string">
            <text:p>1,016,912,724</text:p>
          </table:table-cell>
          <table:table-cell table:number-columns-repeated="1016"/>
        </table:table-row>
        <table:table-row table:style-name="ro1">
          <table:table-cell table:style-name="ce7" table:formula="of:=[.A460]+1" office:value-type="float" office:value="459" calcext:value-type="float">
            <text:p>459</text:p>
          </table:table-cell>
          <table:table-cell table:style-name="ce13" table:formula="of:=RAND()*180" office:value-type="float" office:value="95.080337093724" calcext:value-type="float">
            <text:p>95.080337093724</text:p>
          </table:table-cell>
          <table:table-cell table:style-name="ce13" table:formula="of:=RAND()*180" office:value-type="float" office:value="62.6601544775472" calcext:value-type="float">
            <text:p>62.6601544775472</text:p>
          </table:table-cell>
          <table:table-cell table:style-name="ce13" table:formula="of:=RAND()*180" office:value-type="float" office:value="100.470296942192" calcext:value-type="float">
            <text:p>100.470296942192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61]*EXP([.C461]/180)-[.D461]/([.C461]^2))/180" office:value-type="float" office:value="0.748029604387778" calcext:value-type="float">
            <text:p>0.748029604387778</text:p>
          </table:table-cell>
          <table:table-cell table:style-name="ce19" table:formula="of:=0.01*([.B461]+[.B461]^2*0.1+[.C461]*[.D461])/([.C461]*[.D461]-[.B461])" office:value-type="float" office:value="0.0117647039228236" calcext:value-type="float">
            <text:p>0.01176</text:p>
          </table:table-cell>
          <table:table-cell table:style-name="ce22" office:value-type="string" calcext:value-type="string">
            <text:p>1,044,013,757</text:p>
          </table:table-cell>
          <table:table-cell table:number-columns-repeated="1016"/>
        </table:table-row>
        <table:table-row table:style-name="ro1">
          <table:table-cell table:style-name="ce7" table:formula="of:=[.A461]+1" office:value-type="float" office:value="460" calcext:value-type="float">
            <text:p>460</text:p>
          </table:table-cell>
          <table:table-cell table:style-name="ce13" table:formula="of:=RAND()*180" office:value-type="float" office:value="29.823068355417" calcext:value-type="float">
            <text:p>29.823068355417</text:p>
          </table:table-cell>
          <table:table-cell table:style-name="ce13" table:formula="of:=RAND()*180" office:value-type="float" office:value="150.504301253121" calcext:value-type="float">
            <text:p>150.504301253121</text:p>
          </table:table-cell>
          <table:table-cell table:style-name="ce13" table:formula="of:=RAND()*180" office:value-type="float" office:value="161.470405143562" calcext:value-type="float">
            <text:p>161.470405143562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62]*EXP([.C462]/180)-[.D462]/([.C462]^2))/180" office:value-type="float" office:value="0.382264218333439" calcext:value-type="float">
            <text:p>0.382264218333439</text:p>
          </table:table-cell>
          <table:table-cell table:style-name="ce19" table:formula="of:=0.01*([.B462]+[.B462]^2*0.1+[.C462]*[.D462])/([.C462]*[.D462]-[.B462])" office:value-type="float" office:value="0.0100612173089805" calcext:value-type="float">
            <text:p>0.01006</text:p>
          </table:table-cell>
          <table:table-cell table:style-name="ce22" office:value-type="string" calcext:value-type="string">
            <text:p>1,071,114,790</text:p>
          </table:table-cell>
          <table:table-cell table:number-columns-repeated="1016"/>
        </table:table-row>
        <table:table-row table:style-name="ro1">
          <table:table-cell table:style-name="ce7" table:formula="of:=[.A462]+1" office:value-type="float" office:value="461" calcext:value-type="float">
            <text:p>461</text:p>
          </table:table-cell>
          <table:table-cell table:style-name="ce13" table:formula="of:=RAND()*180" office:value-type="float" office:value="124.930761349073" calcext:value-type="float">
            <text:p>124.930761349073</text:p>
          </table:table-cell>
          <table:table-cell table:style-name="ce13" table:formula="of:=RAND()*180" office:value-type="float" office:value="88.6581006437479" calcext:value-type="float">
            <text:p>88.6581006437479</text:p>
          </table:table-cell>
          <table:table-cell table:style-name="ce13" table:formula="of:=RAND()*180" office:value-type="float" office:value="155.476229648658" calcext:value-type="float">
            <text:p>155.476229648658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63]*EXP([.C463]/180)-[.D463]/([.C463]^2))/180" office:value-type="float" office:value="1.13570212641934" calcext:value-type="float">
            <text:p>1.13570212641934</text:p>
          </table:table-cell>
          <table:table-cell table:style-name="ce19" table:formula="of:=0.01*([.B463]+[.B463]^2*0.1+[.C463]*[.D463])/([.C463]*[.D463]-[.B463])" office:value-type="float" office:value="0.0113255668341693" calcext:value-type="float">
            <text:p>0.01133</text:p>
          </table:table-cell>
          <table:table-cell table:style-name="ce22" office:value-type="string" calcext:value-type="string">
            <text:p>1,098,215,824</text:p>
          </table:table-cell>
          <table:table-cell table:number-columns-repeated="1016"/>
        </table:table-row>
        <table:table-row table:style-name="ro1">
          <table:table-cell table:style-name="ce7" table:formula="of:=[.A463]+1" office:value-type="float" office:value="462" calcext:value-type="float">
            <text:p>462</text:p>
          </table:table-cell>
          <table:table-cell table:style-name="ce13" table:formula="of:=RAND()*180" office:value-type="float" office:value="173.149995644298" calcext:value-type="float">
            <text:p>173.149995644298</text:p>
          </table:table-cell>
          <table:table-cell table:style-name="ce13" table:formula="of:=RAND()*180" office:value-type="float" office:value="156.484909832096" calcext:value-type="float">
            <text:p>156.484909832096</text:p>
          </table:table-cell>
          <table:table-cell table:style-name="ce13" table:formula="of:=RAND()*180" office:value-type="float" office:value="113.496175847244" calcext:value-type="float">
            <text:p>113.496175847244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464]*EXP([.C464]/180)-[.D464]/([.C464]^2))/180" office:value-type="float" office:value="2.29458220985544" calcext:value-type="float">
            <text:p>2.29458220985544</text:p>
          </table:table-cell>
          <table:table-cell table:style-name="ce19" table:formula="of:=0.01*([.B464]+[.B464]^2*0.1+[.C464]*[.D464])/([.C464]*[.D464]-[.B464])" office:value-type="float" office:value="0.0119015961580753" calcext:value-type="float">
            <text:p>0.01190</text:p>
          </table:table-cell>
          <table:table-cell table:style-name="ce23" office:value-type="string" calcext:value-type="string">
            <text:p>1,125,316,857</text:p>
          </table:table-cell>
          <table:table-cell table:number-columns-repeated="1016"/>
        </table:table-row>
        <table:table-row table:style-name="ro1">
          <table:table-cell table:style-name="ce7" table:formula="of:=[.A464]+1" office:value-type="float" office:value="463" calcext:value-type="float">
            <text:p>463</text:p>
          </table:table-cell>
          <table:table-cell table:style-name="ce13" table:formula="of:=RAND()*180" office:value-type="float" office:value="163.592515469633" calcext:value-type="float">
            <text:p>163.592515469633</text:p>
          </table:table-cell>
          <table:table-cell table:style-name="ce13" table:formula="of:=RAND()*180" office:value-type="float" office:value="107.358644017154" calcext:value-type="float">
            <text:p>107.358644017154</text:p>
          </table:table-cell>
          <table:table-cell table:style-name="ce13" table:formula="of:=RAND()*180" office:value-type="float" office:value="10.7140385193003" calcext:value-type="float">
            <text:p>10.7140385193003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465]*EXP([.C465]/180)-[.D465]/([.C465]^2))/180" office:value-type="float" office:value="1.65013252833047" calcext:value-type="float">
            <text:p>1.65013252833047</text:p>
          </table:table-cell>
          <table:table-cell table:style-name="ce19" table:formula="of:=0.01*([.B465]+[.B465]^2*0.1+[.C465]*[.D465])/([.C465]*[.D465]-[.B465])" office:value-type="float" office:value="0.0404406796029851" calcext:value-type="float">
            <text:p>0.04044</text:p>
          </table:table-cell>
          <table:table-cell table:style-name="ce23" office:value-type="string" calcext:value-type="string">
            <text:p>1,152,417,890</text:p>
          </table:table-cell>
          <table:table-cell table:number-columns-repeated="1016"/>
        </table:table-row>
        <table:table-row table:style-name="ro1">
          <table:table-cell table:style-name="ce7" table:formula="of:=[.A465]+1" office:value-type="float" office:value="464" calcext:value-type="float">
            <text:p>464</text:p>
          </table:table-cell>
          <table:table-cell table:style-name="ce13" table:formula="of:=RAND()*180" office:value-type="float" office:value="140.312041491191" calcext:value-type="float">
            <text:p>140.312041491191</text:p>
          </table:table-cell>
          <table:table-cell table:style-name="ce13" table:formula="of:=RAND()*180" office:value-type="float" office:value="53.3276546503259" calcext:value-type="float">
            <text:p>53.3276546503259</text:p>
          </table:table-cell>
          <table:table-cell table:style-name="ce13" table:formula="of:=RAND()*180" office:value-type="float" office:value="67.4575223886104" calcext:value-type="float">
            <text:p>67.4575223886104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466]*EXP([.C466]/180)-[.D466]/([.C466]^2))/180" office:value-type="float" office:value="1.04817545525122" calcext:value-type="float">
            <text:p>1.04817545525122</text:p>
          </table:table-cell>
          <table:table-cell table:style-name="ce19" table:formula="of:=0.01*([.B466]+[.B466]^2*0.1+[.C466]*[.D466])/([.C466]*[.D466]-[.B466])" office:value-type="float" office:value="0.0165066396735438" calcext:value-type="float">
            <text:p>0.01651</text:p>
          </table:table-cell>
          <table:table-cell table:style-name="ce23" office:value-type="string" calcext:value-type="string">
            <text:p>1,179,518,923</text:p>
          </table:table-cell>
          <table:table-cell table:number-columns-repeated="1016"/>
        </table:table-row>
        <table:table-row table:style-name="ro1">
          <table:table-cell table:style-name="ce7" table:formula="of:=[.A466]+1" office:value-type="float" office:value="465" calcext:value-type="float">
            <text:p>465</text:p>
          </table:table-cell>
          <table:table-cell table:style-name="ce13" table:formula="of:=RAND()*180" office:value-type="float" office:value="33.4948969425615" calcext:value-type="float">
            <text:p>33.4948969425615</text:p>
          </table:table-cell>
          <table:table-cell table:style-name="ce13" table:formula="of:=RAND()*180" office:value-type="float" office:value="164.00052992313" calcext:value-type="float">
            <text:p>164.00052992313</text:p>
          </table:table-cell>
          <table:table-cell table:style-name="ce13" table:formula="of:=RAND()*180" office:value-type="float" office:value="1.41398364463041" calcext:value-type="float">
            <text:p>1.4139836446304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467]*EXP([.C467]/180)-[.D467]/([.C467]^2))/180" office:value-type="float" office:value="0.462804606723468" calcext:value-type="float">
            <text:p>0.462804606723468</text:p>
          </table:table-cell>
          <table:table-cell table:style-name="ce19" table:formula="of:=0.01*([.B467]+[.B467]^2*0.1+[.C467]*[.D467])/([.C467]*[.D467]-[.B467])" office:value-type="float" office:value="0.0190313183231885" calcext:value-type="float">
            <text:p>0.01903</text:p>
          </table:table-cell>
          <table:table-cell table:style-name="ce23" office:value-type="string" calcext:value-type="string">
            <text:p>1,206,619,956</text:p>
          </table:table-cell>
          <table:table-cell table:number-columns-repeated="1016"/>
        </table:table-row>
        <table:table-row table:style-name="ro1">
          <table:table-cell table:style-name="ce7" table:formula="of:=[.A467]+1" office:value-type="float" office:value="466" calcext:value-type="float">
            <text:p>466</text:p>
          </table:table-cell>
          <table:table-cell table:style-name="ce13" table:formula="of:=RAND()*180" office:value-type="float" office:value="165.518033802621" calcext:value-type="float">
            <text:p>165.518033802621</text:p>
          </table:table-cell>
          <table:table-cell table:style-name="ce13" table:formula="of:=RAND()*180" office:value-type="float" office:value="172.849035750696" calcext:value-type="float">
            <text:p>172.849035750696</text:p>
          </table:table-cell>
          <table:table-cell table:style-name="ce13" table:formula="of:=RAND()*180" office:value-type="float" office:value="126.912046537192" calcext:value-type="float">
            <text:p>126.91204653719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468]*EXP([.C468]/180)-[.D468]/([.C468]^2))/180" office:value-type="float" office:value="2.4022022012482" calcext:value-type="float">
            <text:p>2.4022022012482</text:p>
          </table:table-cell>
          <table:table-cell table:style-name="ce19" table:formula="of:=0.01*([.B468]+[.B468]^2*0.1+[.C468]*[.D468])/([.C468]*[.D468]-[.B468])" office:value-type="float" office:value="0.0114104280697457" calcext:value-type="float">
            <text:p>0.01141</text:p>
          </table:table-cell>
          <table:table-cell table:style-name="ce23" office:value-type="string" calcext:value-type="string">
            <text:p>1,233,720,990</text:p>
          </table:table-cell>
          <table:table-cell table:number-columns-repeated="1016"/>
        </table:table-row>
        <table:table-row table:style-name="ro1">
          <table:table-cell table:style-name="ce7" table:formula="of:=[.A468]+1" office:value-type="float" office:value="467" calcext:value-type="float">
            <text:p>467</text:p>
          </table:table-cell>
          <table:table-cell table:style-name="ce13" table:formula="of:=RAND()*180" office:value-type="float" office:value="1.06880254635418" calcext:value-type="float">
            <text:p>1.06880254635418</text:p>
          </table:table-cell>
          <table:table-cell table:style-name="ce13" table:formula="of:=RAND()*180" office:value-type="float" office:value="103.417326664546" calcext:value-type="float">
            <text:p>103.417326664546</text:p>
          </table:table-cell>
          <table:table-cell table:style-name="ce13" table:formula="of:=RAND()*180" office:value-type="float" office:value="40.1911436459693" calcext:value-type="float">
            <text:p>40.1911436459693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469]*EXP([.C469]/180)-[.D469]/([.C469]^2))/180" office:value-type="float" office:value="0.0105265086513022" calcext:value-type="float">
            <text:p>0.010526508651302</text:p>
          </table:table-cell>
          <table:table-cell table:style-name="ce19" table:formula="of:=0.01*([.B469]+[.B469]^2*0.1+[.C469]*[.D469])/([.C469]*[.D469]-[.B469])" office:value-type="float" office:value="0.0100054190773668" calcext:value-type="float">
            <text:p>0.01001</text:p>
          </table:table-cell>
          <table:table-cell table:style-name="ce23" office:value-type="string" calcext:value-type="string">
            <text:p>1,260,822,023</text:p>
          </table:table-cell>
          <table:table-cell table:number-columns-repeated="1016"/>
        </table:table-row>
        <table:table-row table:style-name="ro1">
          <table:table-cell table:style-name="ce7" table:formula="of:=[.A469]+1" office:value-type="float" office:value="468" calcext:value-type="float">
            <text:p>468</text:p>
          </table:table-cell>
          <table:table-cell table:style-name="ce13" table:formula="of:=RAND()*180" office:value-type="float" office:value="99.1082665578849" calcext:value-type="float">
            <text:p>99.1082665578849</text:p>
          </table:table-cell>
          <table:table-cell table:style-name="ce13" table:formula="of:=RAND()*180" office:value-type="float" office:value="158.374200648404" calcext:value-type="float">
            <text:p>158.374200648404</text:p>
          </table:table-cell>
          <table:table-cell table:style-name="ce13" table:formula="of:=RAND()*180" office:value-type="float" office:value="83.8713144454158" calcext:value-type="float">
            <text:p>83.8713144454158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470]*EXP([.C470]/180)-[.D470]/([.C470]^2))/180" office:value-type="float" office:value="1.32723612305661" calcext:value-type="float">
            <text:p>1.32723612305661</text:p>
          </table:table-cell>
          <table:table-cell table:style-name="ce19" table:formula="of:=0.01*([.B470]+[.B470]^2*0.1+[.C470]*[.D470])/([.C470]*[.D470]-[.B470])" office:value-type="float" office:value="0.0108953780240074" calcext:value-type="float">
            <text:p>0.01090</text:p>
          </table:table-cell>
          <table:table-cell table:style-name="ce23" office:value-type="string" calcext:value-type="string">
            <text:p>1,287,923,056</text:p>
          </table:table-cell>
          <table:table-cell table:number-columns-repeated="1016"/>
        </table:table-row>
        <table:table-row table:style-name="ro1">
          <table:table-cell table:style-name="ce7" table:formula="of:=[.A470]+1" office:value-type="float" office:value="469" calcext:value-type="float">
            <text:p>469</text:p>
          </table:table-cell>
          <table:table-cell table:style-name="ce13" table:formula="of:=RAND()*180" office:value-type="float" office:value="72.2616155119332" calcext:value-type="float">
            <text:p>72.2616155119332</text:p>
          </table:table-cell>
          <table:table-cell table:style-name="ce13" table:formula="of:=RAND()*180" office:value-type="float" office:value="39.9017206334873" calcext:value-type="float">
            <text:p>39.9017206334873</text:p>
          </table:table-cell>
          <table:table-cell table:style-name="ce13" table:formula="of:=RAND()*180" office:value-type="float" office:value="135.264734213744" calcext:value-type="float">
            <text:p>135.264734213744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471]*EXP([.C471]/180)-[.D471]/([.C471]^2))/180" office:value-type="float" office:value="0.500609000065874" calcext:value-type="float">
            <text:p>0.500609000065874</text:p>
          </table:table-cell>
          <table:table-cell table:style-name="ce19" table:formula="of:=0.01*([.B471]+[.B471]^2*0.1+[.C471]*[.D471])/([.C471]*[.D471]-[.B471])" office:value-type="float" office:value="0.0112520057826451" calcext:value-type="float">
            <text:p>0.01125</text:p>
          </table:table-cell>
          <table:table-cell table:style-name="ce23" office:value-type="string" calcext:value-type="string">
            <text:p>1,315,024,089</text:p>
          </table:table-cell>
          <table:table-cell table:number-columns-repeated="1016"/>
        </table:table-row>
        <table:table-row table:style-name="ro1">
          <table:table-cell table:style-name="ce7" table:formula="of:=[.A471]+1" office:value-type="float" office:value="470" calcext:value-type="float">
            <text:p>470</text:p>
          </table:table-cell>
          <table:table-cell table:style-name="ce13" table:formula="of:=RAND()*180" office:value-type="float" office:value="123.370854877423" calcext:value-type="float">
            <text:p>123.370854877423</text:p>
          </table:table-cell>
          <table:table-cell table:style-name="ce13" table:formula="of:=RAND()*180" office:value-type="float" office:value="134.789701359333" calcext:value-type="float">
            <text:p>134.789701359333</text:p>
          </table:table-cell>
          <table:table-cell table:style-name="ce13" table:formula="of:=RAND()*180" office:value-type="float" office:value="130.905478335934" calcext:value-type="float">
            <text:p>130.905478335934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72]*EXP([.C472]/180)-[.D472]/([.C472]^2))/180" office:value-type="float" office:value="1.44924408922401" calcext:value-type="float">
            <text:p>1.44924408922401</text:p>
          </table:table-cell>
          <table:table-cell table:style-name="ce19" table:formula="of:=0.01*([.B472]+[.B472]^2*0.1+[.C472]*[.D472])/([.C472]*[.D472]-[.B472])" office:value-type="float" office:value="0.0110094995850423" calcext:value-type="float">
            <text:p>0.01101</text:p>
          </table:table-cell>
          <table:table-cell table:style-name="ce24" office:value-type="string" calcext:value-type="string">
            <text:p>134,212,514</text:p>
          </table:table-cell>
          <table:table-cell table:number-columns-repeated="1016"/>
        </table:table-row>
        <table:table-row table:style-name="ro1">
          <table:table-cell table:style-name="ce7" table:formula="of:=[.A472]+1" office:value-type="float" office:value="471" calcext:value-type="float">
            <text:p>471</text:p>
          </table:table-cell>
          <table:table-cell table:style-name="ce13" table:formula="of:=RAND()*180" office:value-type="float" office:value="113.35283744776" calcext:value-type="float">
            <text:p>113.35283744776</text:p>
          </table:table-cell>
          <table:table-cell table:style-name="ce13" table:formula="of:=RAND()*180" office:value-type="float" office:value="34.4526762786452" calcext:value-type="float">
            <text:p>34.4526762786452</text:p>
          </table:table-cell>
          <table:table-cell table:style-name="ce13" table:formula="of:=RAND()*180" office:value-type="float" office:value="173.570563587937" calcext:value-type="float">
            <text:p>173.570563587937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73]*EXP([.C473]/180)-[.D473]/([.C473]^2))/180" office:value-type="float" office:value="0.76176775522564" calcext:value-type="float">
            <text:p>0.76176775522564</text:p>
          </table:table-cell>
          <table:table-cell table:style-name="ce19" table:formula="of:=0.01*([.B473]+[.B473]^2*0.1+[.C473]*[.D473])/([.C473]*[.D473]-[.B473])" office:value-type="float" office:value="0.0125765992491034" calcext:value-type="float">
            <text:p>0.01258</text:p>
          </table:table-cell>
          <table:table-cell table:style-name="ce24" office:value-type="string" calcext:value-type="string">
            <text:p>1,369,226,156</text:p>
          </table:table-cell>
          <table:table-cell table:number-columns-repeated="1016"/>
        </table:table-row>
        <table:table-row table:style-name="ro1">
          <table:table-cell table:style-name="ce7" table:formula="of:=[.A473]+1" office:value-type="float" office:value="472" calcext:value-type="float">
            <text:p>472</text:p>
          </table:table-cell>
          <table:table-cell table:style-name="ce13" table:formula="of:=RAND()*180" office:value-type="float" office:value="165.705123047476" calcext:value-type="float">
            <text:p>165.705123047476</text:p>
          </table:table-cell>
          <table:table-cell table:style-name="ce13" table:formula="of:=RAND()*180" office:value-type="float" office:value="115.291283324057" calcext:value-type="float">
            <text:p>115.291283324057</text:p>
          </table:table-cell>
          <table:table-cell table:style-name="ce13" table:formula="of:=RAND()*180" office:value-type="float" office:value="76.2141624923651" calcext:value-type="float">
            <text:p>76.214162492365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74]*EXP([.C474]/180)-[.D474]/([.C474]^2))/180" office:value-type="float" office:value="1.74672373829268" calcext:value-type="float">
            <text:p>1.74672373829268</text:p>
          </table:table-cell>
          <table:table-cell table:style-name="ce19" table:formula="of:=0.01*([.B474]+[.B474]^2*0.1+[.C474]*[.D474])/([.C474]*[.D474]-[.B474])" office:value-type="float" office:value="0.0135694060458669" calcext:value-type="float">
            <text:p>0.01357</text:p>
          </table:table-cell>
          <table:table-cell table:style-name="ce24" office:value-type="string" calcext:value-type="string">
            <text:p>1,396,327,189</text:p>
          </table:table-cell>
          <table:table-cell table:number-columns-repeated="1016"/>
        </table:table-row>
        <table:table-row table:style-name="ro1">
          <table:table-cell table:style-name="ce7" table:formula="of:=[.A474]+1" office:value-type="float" office:value="473" calcext:value-type="float">
            <text:p>473</text:p>
          </table:table-cell>
          <table:table-cell table:style-name="ce13" table:formula="of:=RAND()*180" office:value-type="float" office:value="93.7439577619927" calcext:value-type="float">
            <text:p>93.7439577619927</text:p>
          </table:table-cell>
          <table:table-cell table:style-name="ce13" table:formula="of:=RAND()*180" office:value-type="float" office:value="60.7280887706547" calcext:value-type="float">
            <text:p>60.7280887706547</text:p>
          </table:table-cell>
          <table:table-cell table:style-name="ce13" table:formula="of:=RAND()*180" office:value-type="float" office:value="62.227933881699" calcext:value-type="float">
            <text:p>62.22793388169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75]*EXP([.C475]/180)-[.D475]/([.C475]^2))/180" office:value-type="float" office:value="0.729686836411804" calcext:value-type="float">
            <text:p>0.729686836411804</text:p>
          </table:table-cell>
          <table:table-cell table:style-name="ce19" table:formula="of:=0.01*([.B475]+[.B475]^2*0.1+[.C475]*[.D475])/([.C475]*[.D475]-[.B475])" office:value-type="float" office:value="0.0128933828237744" calcext:value-type="float">
            <text:p>0.01289</text:p>
          </table:table-cell>
          <table:table-cell table:style-name="ce24" office:value-type="string" calcext:value-type="string">
            <text:p>142,342,824</text:p>
          </table:table-cell>
          <table:table-cell table:number-columns-repeated="1016"/>
        </table:table-row>
        <table:table-row table:style-name="ro1">
          <table:table-cell table:style-name="ce7" table:formula="of:=[.A475]+1" office:value-type="float" office:value="474" calcext:value-type="float">
            <text:p>474</text:p>
          </table:table-cell>
          <table:table-cell table:style-name="ce13" table:formula="of:=RAND()*180" office:value-type="float" office:value="73.6788878808826" calcext:value-type="float">
            <text:p>73.6788878808826</text:p>
          </table:table-cell>
          <table:table-cell table:style-name="ce13" table:formula="of:=RAND()*180" office:value-type="float" office:value="30.6913968246265" calcext:value-type="float">
            <text:p>30.6913968246265</text:p>
          </table:table-cell>
          <table:table-cell table:style-name="ce13" table:formula="of:=RAND()*180" office:value-type="float" office:value="41.1153080328983" calcext:value-type="float">
            <text:p>41.1153080328983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76]*EXP([.C476]/180)-[.D476]/([.C476]^2))/180" office:value-type="float" office:value="0.485181386624381" calcext:value-type="float">
            <text:p>0.485181386624381</text:p>
          </table:table-cell>
          <table:table-cell table:style-name="ce19" table:formula="of:=0.01*([.B476]+[.B476]^2*0.1+[.C476]*[.D476])/([.C476]*[.D476]-[.B476])" office:value-type="float" office:value="0.0158088820079893" calcext:value-type="float">
            <text:p>0.01581</text:p>
          </table:table-cell>
          <table:table-cell table:style-name="ce24" office:value-type="string" calcext:value-type="string">
            <text:p>1,450,529,255</text:p>
          </table:table-cell>
          <table:table-cell table:number-columns-repeated="1016"/>
        </table:table-row>
        <table:table-row table:style-name="ro1">
          <table:table-cell table:style-name="ce7" table:formula="of:=[.A476]+1" office:value-type="float" office:value="475" calcext:value-type="float">
            <text:p>475</text:p>
          </table:table-cell>
          <table:table-cell table:style-name="ce13" table:formula="of:=RAND()*180" office:value-type="float" office:value="55.1704190708556" calcext:value-type="float">
            <text:p>55.1704190708556</text:p>
          </table:table-cell>
          <table:table-cell table:style-name="ce13" table:formula="of:=RAND()*180" office:value-type="float" office:value="129.113375195768" calcext:value-type="float">
            <text:p>129.113375195768</text:p>
          </table:table-cell>
          <table:table-cell table:style-name="ce13" table:formula="of:=RAND()*180" office:value-type="float" office:value="25.3072470776837" calcext:value-type="float">
            <text:p>25.3072470776837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77]*EXP([.C477]/180)-[.D477]/([.C477]^2))/180" office:value-type="float" office:value="0.627980082402494" calcext:value-type="float">
            <text:p>0.627980082402494</text:p>
          </table:table-cell>
          <table:table-cell table:style-name="ce19" table:formula="of:=0.01*([.B477]+[.B477]^2*0.1+[.C477]*[.D477])/([.C477]*[.D477]-[.B477])" office:value-type="float" office:value="0.0112910189134862" calcext:value-type="float">
            <text:p>0.01129</text:p>
          </table:table-cell>
          <table:table-cell table:style-name="ce24" office:value-type="string" calcext:value-type="string">
            <text:p>1,477,630,288</text:p>
          </table:table-cell>
          <table:table-cell table:number-columns-repeated="1016"/>
        </table:table-row>
        <table:table-row table:style-name="ro1">
          <table:table-cell table:style-name="ce7" table:formula="of:=[.A477]+1" office:value-type="float" office:value="476" calcext:value-type="float">
            <text:p>476</text:p>
          </table:table-cell>
          <table:table-cell table:style-name="ce13" table:formula="of:=RAND()*180" office:value-type="float" office:value="82.8825646712074" calcext:value-type="float">
            <text:p>82.8825646712074</text:p>
          </table:table-cell>
          <table:table-cell table:style-name="ce13" table:formula="of:=RAND()*180" office:value-type="float" office:value="158.771200262162" calcext:value-type="float">
            <text:p>158.771200262162</text:p>
          </table:table-cell>
          <table:table-cell table:style-name="ce13" table:formula="of:=RAND()*180" office:value-type="float" office:value="34.8993980564965" calcext:value-type="float">
            <text:p>34.8993980564965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78]*EXP([.C478]/180)-[.D478]/([.C478]^2))/180" office:value-type="float" office:value="1.11240371286053" calcext:value-type="float">
            <text:p>1.11240371286053</text:p>
          </table:table-cell>
          <table:table-cell table:style-name="ce19" table:formula="of:=0.01*([.B478]+[.B478]^2*0.1+[.C478]*[.D478])/([.C478]*[.D478]-[.B478])" office:value-type="float" office:value="0.0115622860337686" calcext:value-type="float">
            <text:p>0.01156</text:p>
          </table:table-cell>
          <table:table-cell table:style-name="ce24" office:value-type="string" calcext:value-type="string">
            <text:p>150,473,134</text:p>
          </table:table-cell>
          <table:table-cell table:number-columns-repeated="1016"/>
        </table:table-row>
        <table:table-row table:style-name="ro1">
          <table:table-cell table:style-name="ce7" table:formula="of:=[.A478]+1" office:value-type="float" office:value="477" calcext:value-type="float">
            <text:p>477</text:p>
          </table:table-cell>
          <table:table-cell table:style-name="ce13" table:formula="of:=RAND()*180" office:value-type="float" office:value="67.7148696912641" calcext:value-type="float">
            <text:p>67.7148696912641</text:p>
          </table:table-cell>
          <table:table-cell table:style-name="ce13" table:formula="of:=RAND()*180" office:value-type="float" office:value="30.2302609246588" calcext:value-type="float">
            <text:p>30.2302609246588</text:p>
          </table:table-cell>
          <table:table-cell table:style-name="ce13" table:formula="of:=RAND()*180" office:value-type="float" office:value="171.538043897332" calcext:value-type="float">
            <text:p>171.538043897332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479]*EXP([.C479]/180)-[.D479]/([.C479]^2))/180" office:value-type="float" office:value="0.443946439929398" calcext:value-type="float">
            <text:p>0.443946439929398</text:p>
          </table:table-cell>
          <table:table-cell table:style-name="ce19" table:formula="of:=0.01*([.B479]+[.B479]^2*0.1+[.C479]*[.D479])/([.C479]*[.D479]-[.B479])" office:value-type="float" office:value="0.0111605486642323" calcext:value-type="float">
            <text:p>0.01116</text:p>
          </table:table-cell>
          <table:table-cell table:style-name="ce24" office:value-type="string" calcext:value-type="string">
            <text:p>1,531,832,355</text:p>
          </table:table-cell>
          <table:table-cell table:number-columns-repeated="1016"/>
        </table:table-row>
        <table:table-row table:style-name="ro1">
          <table:table-cell table:style-name="ce7" table:formula="of:=[.A479]+1" office:value-type="float" office:value="478" calcext:value-type="float">
            <text:p>478</text:p>
          </table:table-cell>
          <table:table-cell table:style-name="ce13" table:formula="of:=RAND()*180" office:value-type="float" office:value="30.5916268086554" calcext:value-type="float">
            <text:p>30.5916268086554</text:p>
          </table:table-cell>
          <table:table-cell table:style-name="ce13" table:formula="of:=RAND()*180" office:value-type="float" office:value="86.4120148788438" calcext:value-type="float">
            <text:p>86.4120148788438</text:p>
          </table:table-cell>
          <table:table-cell table:style-name="ce13" table:formula="of:=RAND()*180" office:value-type="float" office:value="23.9266137581917" calcext:value-type="float">
            <text:p>23.926613758191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80]*EXP([.C480]/180)-[.D480]/([.C480]^2))/180" office:value-type="float" office:value="0.27465800441517" calcext:value-type="float">
            <text:p>0.27465800441517</text:p>
          </table:table-cell>
          <table:table-cell table:style-name="ce19" table:formula="of:=0.01*([.B480]+[.B480]^2*0.1+[.C480]*[.D480])/([.C480]*[.D480]-[.B480])" office:value-type="float" office:value="0.0107598007596178" calcext:value-type="float">
            <text:p>0.01076</text:p>
          </table:table-cell>
          <table:table-cell table:style-name="ce20" office:value-type="string" calcext:value-type="string">
            <text:p>1,558,933,388</text:p>
          </table:table-cell>
          <table:table-cell table:number-columns-repeated="1016"/>
        </table:table-row>
        <table:table-row table:style-name="ro1">
          <table:table-cell table:style-name="ce7" table:formula="of:=[.A480]+1" office:value-type="float" office:value="479" calcext:value-type="float">
            <text:p>479</text:p>
          </table:table-cell>
          <table:table-cell table:style-name="ce13" table:formula="of:=RAND()*180" office:value-type="float" office:value="163.769671462905" calcext:value-type="float">
            <text:p>163.769671462905</text:p>
          </table:table-cell>
          <table:table-cell table:style-name="ce13" table:formula="of:=RAND()*180" office:value-type="float" office:value="21.7363281240523" calcext:value-type="float">
            <text:p>21.7363281240523</text:p>
          </table:table-cell>
          <table:table-cell table:style-name="ce13" table:formula="of:=RAND()*180" office:value-type="float" office:value="98.468338727479" calcext:value-type="float">
            <text:p>98.468338727479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81]*EXP([.C481]/180)-[.D481]/([.C481]^2))/180" office:value-type="float" office:value="1.02545154984981" calcext:value-type="float">
            <text:p>1.02545154984981</text:p>
          </table:table-cell>
          <table:table-cell table:style-name="ce19" table:formula="of:=0.01*([.B481]+[.B481]^2*0.1+[.C481]*[.D481])/([.C481]*[.D481]-[.B481])" office:value-type="float" office:value="0.0252263223080896" calcext:value-type="float">
            <text:p>0.02523</text:p>
          </table:table-cell>
          <table:table-cell table:style-name="ce20" office:value-type="string" calcext:value-type="string">
            <text:p>1,586,034,421</text:p>
          </table:table-cell>
          <table:table-cell table:number-columns-repeated="1016"/>
        </table:table-row>
        <table:table-row table:style-name="ro1">
          <table:table-cell table:style-name="ce7" table:formula="of:=[.A481]+1" office:value-type="float" office:value="480" calcext:value-type="float">
            <text:p>480</text:p>
          </table:table-cell>
          <table:table-cell table:style-name="ce13" table:formula="of:=RAND()*180" office:value-type="float" office:value="169.645218000668" calcext:value-type="float">
            <text:p>169.645218000668</text:p>
          </table:table-cell>
          <table:table-cell table:style-name="ce13" table:formula="of:=RAND()*180" office:value-type="float" office:value="89.0104031556625" calcext:value-type="float">
            <text:p>89.0104031556625</text:p>
          </table:table-cell>
          <table:table-cell table:style-name="ce13" table:formula="of:=RAND()*180" office:value-type="float" office:value="26.4159238247037" calcext:value-type="float">
            <text:p>26.415923824703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82]*EXP([.C482]/180)-[.D482]/([.C482]^2))/180" office:value-type="float" office:value="1.54533807617282" calcext:value-type="float">
            <text:p>1.54533807617282</text:p>
          </table:table-cell>
          <table:table-cell table:style-name="ce19" table:formula="of:=0.01*([.B482]+[.B482]^2*0.1+[.C482]*[.D482])/([.C482]*[.D482]-[.B482])" office:value-type="float" office:value="0.0247468436150629" calcext:value-type="float">
            <text:p>0.02475</text:p>
          </table:table-cell>
          <table:table-cell table:style-name="ce20" office:value-type="string" calcext:value-type="string">
            <text:p>1,613,135,454</text:p>
          </table:table-cell>
          <table:table-cell table:number-columns-repeated="1016"/>
        </table:table-row>
        <table:table-row table:style-name="ro1">
          <table:table-cell table:style-name="ce7" table:formula="of:=[.A482]+1" office:value-type="float" office:value="481" calcext:value-type="float">
            <text:p>481</text:p>
          </table:table-cell>
          <table:table-cell table:style-name="ce13" table:formula="of:=RAND()*180" office:value-type="float" office:value="35.1910494342753" calcext:value-type="float">
            <text:p>35.1910494342753</text:p>
          </table:table-cell>
          <table:table-cell table:style-name="ce13" table:formula="of:=RAND()*180" office:value-type="float" office:value="146.188152154377" calcext:value-type="float">
            <text:p>146.188152154377</text:p>
          </table:table-cell>
          <table:table-cell table:style-name="ce13" table:formula="of:=RAND()*180" office:value-type="float" office:value="156.257929481361" calcext:value-type="float">
            <text:p>156.25792948136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83]*EXP([.C483]/180)-[.D483]/([.C483]^2))/180" office:value-type="float" office:value="0.440387212315375" calcext:value-type="float">
            <text:p>0.440387212315375</text:p>
          </table:table-cell>
          <table:table-cell table:style-name="ce19" table:formula="of:=0.01*([.B483]+[.B483]^2*0.1+[.C483]*[.D483])/([.C483]*[.D483]-[.B483])" office:value-type="float" office:value="0.0100851561856137" calcext:value-type="float">
            <text:p>0.01009</text:p>
          </table:table-cell>
          <table:table-cell table:style-name="ce20" office:value-type="string" calcext:value-type="string">
            <text:p>1,640,236,488</text:p>
          </table:table-cell>
          <table:table-cell table:number-columns-repeated="1016"/>
        </table:table-row>
        <table:table-row table:style-name="ro1">
          <table:table-cell table:style-name="ce7" table:formula="of:=[.A483]+1" office:value-type="float" office:value="482" calcext:value-type="float">
            <text:p>482</text:p>
          </table:table-cell>
          <table:table-cell table:style-name="ce13" table:formula="of:=RAND()*180" office:value-type="float" office:value="129.302239692725" calcext:value-type="float">
            <text:p>129.302239692725</text:p>
          </table:table-cell>
          <table:table-cell table:style-name="ce13" table:formula="of:=RAND()*180" office:value-type="float" office:value="146.210585259832" calcext:value-type="float">
            <text:p>146.210585259832</text:p>
          </table:table-cell>
          <table:table-cell table:style-name="ce13" table:formula="of:=RAND()*180" office:value-type="float" office:value="179.352265113299" calcext:value-type="float">
            <text:p>179.352265113299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84]*EXP([.C484]/180)-[.D484]/([.C484]^2))/180" office:value-type="float" office:value="1.61841615102261" calcext:value-type="float">
            <text:p>1.61841615102261</text:p>
          </table:table-cell>
          <table:table-cell table:style-name="ce19" table:formula="of:=0.01*([.B484]+[.B484]^2*0.1+[.C484]*[.D484])/([.C484]*[.D484]-[.B484])" office:value-type="float" office:value="0.0107398325240546" calcext:value-type="float">
            <text:p>0.01074</text:p>
          </table:table-cell>
          <table:table-cell table:style-name="ce20" office:value-type="string" calcext:value-type="string">
            <text:p>1,667,337,521</text:p>
          </table:table-cell>
          <table:table-cell table:number-columns-repeated="1016"/>
        </table:table-row>
        <table:table-row table:style-name="ro1">
          <table:table-cell table:style-name="ce7" table:formula="of:=[.A484]+1" office:value-type="float" office:value="483" calcext:value-type="float">
            <text:p>483</text:p>
          </table:table-cell>
          <table:table-cell table:style-name="ce13" table:formula="of:=RAND()*180" office:value-type="float" office:value="13.0051239088555" calcext:value-type="float">
            <text:p>13.0051239088555</text:p>
          </table:table-cell>
          <table:table-cell table:style-name="ce13" table:formula="of:=RAND()*180" office:value-type="float" office:value="22.431625360063" calcext:value-type="float">
            <text:p>22.431625360063</text:p>
          </table:table-cell>
          <table:table-cell table:style-name="ce13" table:formula="of:=RAND()*180" office:value-type="float" office:value="133.309549395171" calcext:value-type="float">
            <text:p>133.30954939517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85]*EXP([.C485]/180)-[.D485]/([.C485]^2))/180" office:value-type="float" office:value="0.08036779972952" calcext:value-type="float">
            <text:p>0.08036779972952</text:p>
          </table:table-cell>
          <table:table-cell table:style-name="ce19" table:formula="of:=0.01*([.B485]+[.B485]^2*0.1+[.C485]*[.D485])/([.C485]*[.D485]-[.B485])" office:value-type="float" office:value="0.0101441672909315" calcext:value-type="float">
            <text:p>0.01014</text:p>
          </table:table-cell>
          <table:table-cell table:style-name="ce20" office:value-type="string" calcext:value-type="string">
            <text:p>1,694,438,554</text:p>
          </table:table-cell>
          <table:table-cell table:number-columns-repeated="1016"/>
        </table:table-row>
        <table:table-row table:style-name="ro1">
          <table:table-cell table:style-name="ce7" table:formula="of:=[.A485]+1" office:value-type="float" office:value="484" calcext:value-type="float">
            <text:p>484</text:p>
          </table:table-cell>
          <table:table-cell table:style-name="ce13" table:formula="of:=RAND()*180" office:value-type="float" office:value="165.006561570165" calcext:value-type="float">
            <text:p>165.006561570165</text:p>
          </table:table-cell>
          <table:table-cell table:style-name="ce13" table:formula="of:=RAND()*180" office:value-type="float" office:value="123.729003281513" calcext:value-type="float">
            <text:p>123.729003281513</text:p>
          </table:table-cell>
          <table:table-cell table:style-name="ce13" table:formula="of:=RAND()*180" office:value-type="float" office:value="162.011515698383" calcext:value-type="float">
            <text:p>162.01151569838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86]*EXP([.C486]/180)-[.D486]/([.C486]^2))/180" office:value-type="float" office:value="1.82281040201403" calcext:value-type="float">
            <text:p>1.82281040201403</text:p>
          </table:table-cell>
          <table:table-cell table:style-name="ce19" table:formula="of:=0.01*([.B486]+[.B486]^2*0.1+[.C486]*[.D486])/([.C486]*[.D486]-[.B486])" office:value-type="float" office:value="0.0115355383819238" calcext:value-type="float">
            <text:p>0.01154</text:p>
          </table:table-cell>
          <table:table-cell table:style-name="ce20" office:value-type="string" calcext:value-type="string">
            <text:p>1,721,539,587</text:p>
          </table:table-cell>
          <table:table-cell table:number-columns-repeated="1016"/>
        </table:table-row>
        <table:table-row table:style-name="ro1">
          <table:table-cell table:style-name="ce7" table:formula="of:=[.A486]+1" office:value-type="float" office:value="485" calcext:value-type="float">
            <text:p>485</text:p>
          </table:table-cell>
          <table:table-cell table:style-name="ce13" table:formula="of:=RAND()*180" office:value-type="float" office:value="112.817095108168" calcext:value-type="float">
            <text:p>112.817095108168</text:p>
          </table:table-cell>
          <table:table-cell table:style-name="ce13" table:formula="of:=RAND()*180" office:value-type="float" office:value="94.1670027877748" calcext:value-type="float">
            <text:p>94.1670027877748</text:p>
          </table:table-cell>
          <table:table-cell table:style-name="ce13" table:formula="of:=RAND()*180" office:value-type="float" office:value="89.858151102435" calcext:value-type="float">
            <text:p>89.858151102435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487]*EXP([.C487]/180)-[.D487]/([.C487]^2))/180" office:value-type="float" office:value="1.05750018806307" calcext:value-type="float">
            <text:p>1.05750018806307</text:p>
          </table:table-cell>
          <table:table-cell table:style-name="ce19" table:formula="of:=0.01*([.B487]+[.B487]^2*0.1+[.C487]*[.D487])/([.C487]*[.D487]-[.B487])" office:value-type="float" office:value="0.0117947416319803" calcext:value-type="float">
            <text:p>0.01179</text:p>
          </table:table-cell>
          <table:table-cell table:style-name="ce20" office:value-type="string" calcext:value-type="string">
            <text:p>1,748,640,620</text:p>
          </table:table-cell>
          <table:table-cell table:number-columns-repeated="1016"/>
        </table:table-row>
        <table:table-row table:style-name="ro1">
          <table:table-cell table:style-name="ce7" table:formula="of:=[.A487]+1" office:value-type="float" office:value="486" calcext:value-type="float">
            <text:p>486</text:p>
          </table:table-cell>
          <table:table-cell table:style-name="ce13" table:formula="of:=RAND()*180" office:value-type="float" office:value="7.34596331885256" calcext:value-type="float">
            <text:p>7.34596331885256</text:p>
          </table:table-cell>
          <table:table-cell table:style-name="ce13" table:formula="of:=RAND()*180" office:value-type="float" office:value="128.741822232422" calcext:value-type="float">
            <text:p>128.741822232422</text:p>
          </table:table-cell>
          <table:table-cell table:style-name="ce13" table:formula="of:=RAND()*180" office:value-type="float" office:value="44.6320269797761" calcext:value-type="float">
            <text:p>44.6320269797761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88]*EXP([.C488]/180)-[.D488]/([.C488]^2))/180" office:value-type="float" office:value="0.0834295388594548" calcext:value-type="float">
            <text:p>0.083429538859455</text:p>
          </table:table-cell>
          <table:table-cell table:style-name="ce19" table:formula="of:=0.01*([.B488]+[.B488]^2*0.1+[.C488]*[.D488])/([.C488]*[.D488]-[.B488])" office:value-type="float" office:value="0.010035005097923" calcext:value-type="float">
            <text:p>0.01004</text:p>
          </table:table-cell>
          <table:table-cell table:style-name="ce21" office:value-type="string" calcext:value-type="string">
            <text:p>1,775,741,654</text:p>
          </table:table-cell>
          <table:table-cell table:number-columns-repeated="1016"/>
        </table:table-row>
        <table:table-row table:style-name="ro1">
          <table:table-cell table:style-name="ce7" table:formula="of:=[.A488]+1" office:value-type="float" office:value="487" calcext:value-type="float">
            <text:p>487</text:p>
          </table:table-cell>
          <table:table-cell table:style-name="ce13" table:formula="of:=RAND()*180" office:value-type="float" office:value="149.835151337034" calcext:value-type="float">
            <text:p>149.835151337034</text:p>
          </table:table-cell>
          <table:table-cell table:style-name="ce13" table:formula="of:=RAND()*180" office:value-type="float" office:value="153.923914387247" calcext:value-type="float">
            <text:p>153.923914387247</text:p>
          </table:table-cell>
          <table:table-cell table:style-name="ce13" table:formula="of:=RAND()*180" office:value-type="float" office:value="29.6598642319786" calcext:value-type="float">
            <text:p>29.6598642319786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89]*EXP([.C489]/180)-[.D489]/([.C489]^2))/180" office:value-type="float" office:value="1.9575783091244" calcext:value-type="float">
            <text:p>1.9575783091244</text:p>
          </table:table-cell>
          <table:table-cell table:style-name="ce19" table:formula="of:=0.01*([.B489]+[.B489]^2*0.1+[.C489]*[.D489])/([.C489]*[.D489]-[.B489])" office:value-type="float" office:value="0.0157631340842963" calcext:value-type="float">
            <text:p>0.01576</text:p>
          </table:table-cell>
          <table:table-cell table:style-name="ce21" office:value-type="string" calcext:value-type="string">
            <text:p>1,802,842,687</text:p>
          </table:table-cell>
          <table:table-cell table:number-columns-repeated="1016"/>
        </table:table-row>
        <table:table-row table:style-name="ro1">
          <table:table-cell table:style-name="ce7" table:formula="of:=[.A489]+1" office:value-type="float" office:value="488" calcext:value-type="float">
            <text:p>488</text:p>
          </table:table-cell>
          <table:table-cell table:style-name="ce13" table:formula="of:=RAND()*180" office:value-type="float" office:value="135.371574367611" calcext:value-type="float">
            <text:p>135.371574367611</text:p>
          </table:table-cell>
          <table:table-cell table:style-name="ce13" table:formula="of:=RAND()*180" office:value-type="float" office:value="112.069014376309" calcext:value-type="float">
            <text:p>112.069014376309</text:p>
          </table:table-cell>
          <table:table-cell table:style-name="ce13" table:formula="of:=RAND()*180" office:value-type="float" office:value="142.160317538171" calcext:value-type="float">
            <text:p>142.160317538171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90]*EXP([.C490]/180)-[.D490]/([.C490]^2))/180" office:value-type="float" office:value="1.40161805250544" calcext:value-type="float">
            <text:p>1.40161805250544</text:p>
          </table:table-cell>
          <table:table-cell table:style-name="ce19" table:formula="of:=0.01*([.B490]+[.B490]^2*0.1+[.C490]*[.D490])/([.C490]*[.D490]-[.B490])" office:value-type="float" office:value="0.011331499655895" calcext:value-type="float">
            <text:p>0.01133</text:p>
          </table:table-cell>
          <table:table-cell table:style-name="ce21" office:value-type="string" calcext:value-type="string">
            <text:p>1,829,943,720</text:p>
          </table:table-cell>
          <table:table-cell table:number-columns-repeated="1016"/>
        </table:table-row>
        <table:table-row table:style-name="ro1">
          <table:table-cell table:style-name="ce7" table:formula="of:=[.A490]+1" office:value-type="float" office:value="489" calcext:value-type="float">
            <text:p>489</text:p>
          </table:table-cell>
          <table:table-cell table:style-name="ce13" table:formula="of:=RAND()*180" office:value-type="float" office:value="103.667430286022" calcext:value-type="float">
            <text:p>103.667430286022</text:p>
          </table:table-cell>
          <table:table-cell table:style-name="ce13" table:formula="of:=RAND()*180" office:value-type="float" office:value="117.775280132747" calcext:value-type="float">
            <text:p>117.775280132747</text:p>
          </table:table-cell>
          <table:table-cell table:style-name="ce13" table:formula="of:=RAND()*180" office:value-type="float" office:value="90.3956393011334" calcext:value-type="float">
            <text:p>90.3956393011334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91]*EXP([.C491]/180)-[.D491]/([.C491]^2))/180" office:value-type="float" office:value="1.10794347708223" calcext:value-type="float">
            <text:p>1.10794347708223</text:p>
          </table:table-cell>
          <table:table-cell table:style-name="ce19" table:formula="of:=0.01*([.B491]+[.B491]^2*0.1+[.C491]*[.D491])/([.C491]*[.D491]-[.B491])" office:value-type="float" office:value="0.0112160337926037" calcext:value-type="float">
            <text:p>0.01122</text:p>
          </table:table-cell>
          <table:table-cell table:style-name="ce21" office:value-type="string" calcext:value-type="string">
            <text:p>1,857,044,753</text:p>
          </table:table-cell>
          <table:table-cell table:number-columns-repeated="1016"/>
        </table:table-row>
        <table:table-row table:style-name="ro1">
          <table:table-cell table:style-name="ce7" table:formula="of:=[.A491]+1" office:value-type="float" office:value="490" calcext:value-type="float">
            <text:p>490</text:p>
          </table:table-cell>
          <table:table-cell table:style-name="ce13" table:formula="of:=RAND()*180" office:value-type="float" office:value="141.204388542788" calcext:value-type="float">
            <text:p>141.204388542788</text:p>
          </table:table-cell>
          <table:table-cell table:style-name="ce13" table:formula="of:=RAND()*180" office:value-type="float" office:value="48.8307956248533" calcext:value-type="float">
            <text:p>48.8307956248533</text:p>
          </table:table-cell>
          <table:table-cell table:style-name="ce13" table:formula="of:=RAND()*180" office:value-type="float" office:value="46.4581066577041" calcext:value-type="float">
            <text:p>46.4581066577041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92]*EXP([.C492]/180)-[.D492]/([.C492]^2))/180" office:value-type="float" office:value="1.02883649572867" calcext:value-type="float">
            <text:p>1.02883649572867</text:p>
          </table:table-cell>
          <table:table-cell table:style-name="ce19" table:formula="of:=0.01*([.B492]+[.B492]^2*0.1+[.C492]*[.D492])/([.C492]*[.D492]-[.B492])" office:value-type="float" office:value="0.0206998968407527" calcext:value-type="float">
            <text:p>0.02070</text:p>
          </table:table-cell>
          <table:table-cell table:style-name="ce21" office:value-type="string" calcext:value-type="string">
            <text:p>1,884,145,786</text:p>
          </table:table-cell>
          <table:table-cell table:number-columns-repeated="1016"/>
        </table:table-row>
        <table:table-row table:style-name="ro1">
          <table:table-cell table:style-name="ce7" table:formula="of:=[.A492]+1" office:value-type="float" office:value="491" calcext:value-type="float">
            <text:p>491</text:p>
          </table:table-cell>
          <table:table-cell table:style-name="ce13" table:formula="of:=RAND()*180" office:value-type="float" office:value="177.086547136971" calcext:value-type="float">
            <text:p>177.086547136971</text:p>
          </table:table-cell>
          <table:table-cell table:style-name="ce13" table:formula="of:=RAND()*180" office:value-type="float" office:value="113.105696624957" calcext:value-type="float">
            <text:p>113.105696624957</text:p>
          </table:table-cell>
          <table:table-cell table:style-name="ce13" table:formula="of:=RAND()*180" office:value-type="float" office:value="21.307682545517" calcext:value-type="float">
            <text:p>21.307682545517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93]*EXP([.C493]/180)-[.D493]/([.C493]^2))/180" office:value-type="float" office:value="1.8441928328648" calcext:value-type="float">
            <text:p>1.8441928328648</text:p>
          </table:table-cell>
          <table:table-cell table:style-name="ce19" table:formula="of:=0.01*([.B493]+[.B493]^2*0.1+[.C493]*[.D493])/([.C493]*[.D493]-[.B493])" office:value-type="float" office:value="0.0256302785168976" calcext:value-type="float">
            <text:p>0.02563</text:p>
          </table:table-cell>
          <table:table-cell table:style-name="ce21" office:value-type="string" calcext:value-type="string">
            <text:p>1,911,246,820</text:p>
          </table:table-cell>
          <table:table-cell table:number-columns-repeated="1016"/>
        </table:table-row>
        <table:table-row table:style-name="ro1">
          <table:table-cell table:style-name="ce7" table:formula="of:=[.A493]+1" office:value-type="float" office:value="492" calcext:value-type="float">
            <text:p>492</text:p>
          </table:table-cell>
          <table:table-cell table:style-name="ce13" table:formula="of:=RAND()*180" office:value-type="float" office:value="167.186659552464" calcext:value-type="float">
            <text:p>167.186659552464</text:p>
          </table:table-cell>
          <table:table-cell table:style-name="ce13" table:formula="of:=RAND()*180" office:value-type="float" office:value="175.266626164695" calcext:value-type="float">
            <text:p>175.266626164695</text:p>
          </table:table-cell>
          <table:table-cell table:style-name="ce13" table:formula="of:=RAND()*180" office:value-type="float" office:value="92.2049116360728" calcext:value-type="float">
            <text:p>92.2049116360728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94]*EXP([.C494]/180)-[.D494]/([.C494]^2))/180" office:value-type="float" office:value="2.45923606023885" calcext:value-type="float">
            <text:p>2.45923606023885</text:p>
          </table:table-cell>
          <table:table-cell table:style-name="ce19" table:formula="of:=0.01*([.B494]+[.B494]^2*0.1+[.C494]*[.D494])/([.C494]*[.D494]-[.B494])" office:value-type="float" office:value="0.0119567691615949" calcext:value-type="float">
            <text:p>0.01196</text:p>
          </table:table-cell>
          <table:table-cell table:style-name="ce21" office:value-type="string" calcext:value-type="string">
            <text:p>1,938,347,853</text:p>
          </table:table-cell>
          <table:table-cell table:number-columns-repeated="1016"/>
        </table:table-row>
        <table:table-row table:style-name="ro1">
          <table:table-cell table:style-name="ce7" table:formula="of:=[.A494]+1" office:value-type="float" office:value="493" calcext:value-type="float">
            <text:p>493</text:p>
          </table:table-cell>
          <table:table-cell table:style-name="ce13" table:formula="of:=RAND()*180" office:value-type="float" office:value="147.120790126012" calcext:value-type="float">
            <text:p>147.120790126012</text:p>
          </table:table-cell>
          <table:table-cell table:style-name="ce13" table:formula="of:=RAND()*180" office:value-type="float" office:value="169.996483913815" calcext:value-type="float">
            <text:p>169.996483913815</text:p>
          </table:table-cell>
          <table:table-cell table:style-name="ce13" table:formula="of:=RAND()*180" office:value-type="float" office:value="154.487727642644" calcext:value-type="float">
            <text:p>154.487727642644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495]*EXP([.C495]/180)-[.D495]/([.C495]^2))/180" office:value-type="float" office:value="2.1016187460959" calcext:value-type="float">
            <text:p>2.1016187460959</text:p>
          </table:table-cell>
          <table:table-cell table:style-name="ce19" table:formula="of:=0.01*([.B495]+[.B495]^2*0.1+[.C495]*[.D495])/([.C495]*[.D495]-[.B495])" office:value-type="float" office:value="0.0109414783682446" calcext:value-type="float">
            <text:p>0.01094</text:p>
          </table:table-cell>
          <table:table-cell table:style-name="ce21" office:value-type="string" calcext:value-type="string">
            <text:p>1,965,448,886</text:p>
          </table:table-cell>
          <table:table-cell table:number-columns-repeated="1016"/>
        </table:table-row>
        <table:table-row table:style-name="ro1">
          <table:table-cell table:style-name="ce7" table:formula="of:=[.A495]+1" office:value-type="float" office:value="494" calcext:value-type="float">
            <text:p>494</text:p>
          </table:table-cell>
          <table:table-cell table:style-name="ce13" table:formula="of:=RAND()*180" office:value-type="float" office:value="91.7692626856472" calcext:value-type="float">
            <text:p>91.7692626856472</text:p>
          </table:table-cell>
          <table:table-cell table:style-name="ce13" table:formula="of:=RAND()*180" office:value-type="float" office:value="81.8049816005" calcext:value-type="float">
            <text:p>81.8049816005</text:p>
          </table:table-cell>
          <table:table-cell table:style-name="ce13" table:formula="of:=RAND()*180" office:value-type="float" office:value="167.798924869578" calcext:value-type="float">
            <text:p>167.798924869578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96]*EXP([.C496]/180)-[.D496]/([.C496]^2))/180" office:value-type="float" office:value="0.803015890053301" calcext:value-type="float">
            <text:p>0.803015890053301</text:p>
          </table:table-cell>
          <table:table-cell table:style-name="ce19" table:formula="of:=0.01*([.B496]+[.B496]^2*0.1+[.C496]*[.D496])/([.C496]*[.D496]-[.B496])" office:value-type="float" office:value="0.0107522529344564" calcext:value-type="float">
            <text:p>0.01075</text:p>
          </table:table-cell>
          <table:table-cell table:style-name="ce22" office:value-type="string" calcext:value-type="string">
            <text:p>1,992,549,919</text:p>
          </table:table-cell>
          <table:table-cell table:number-columns-repeated="1016"/>
        </table:table-row>
        <table:table-row table:style-name="ro1">
          <table:table-cell table:style-name="ce7" table:formula="of:=[.A496]+1" office:value-type="float" office:value="495" calcext:value-type="float">
            <text:p>495</text:p>
          </table:table-cell>
          <table:table-cell table:style-name="ce13" table:formula="of:=RAND()*180" office:value-type="float" office:value="111.903838274841" calcext:value-type="float">
            <text:p>111.903838274841</text:p>
          </table:table-cell>
          <table:table-cell table:style-name="ce13" table:formula="of:=RAND()*180" office:value-type="float" office:value="27.2600172708821" calcext:value-type="float">
            <text:p>27.2600172708821</text:p>
          </table:table-cell>
          <table:table-cell table:style-name="ce13" table:formula="of:=RAND()*180" office:value-type="float" office:value="22.2452304411683" calcext:value-type="float">
            <text:p>22.2452304411683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97]*EXP([.C497]/180)-[.D497]/([.C497]^2))/180" office:value-type="float" office:value="0.723176231117861" calcext:value-type="float">
            <text:p>0.723176231117861</text:p>
          </table:table-cell>
          <table:table-cell table:style-name="ce19" table:formula="of:=0.01*([.B497]+[.B497]^2*0.1+[.C497]*[.D497])/([.C497]*[.D497]-[.B497])" office:value-type="float" office:value="0.039849343142405" calcext:value-type="float">
            <text:p>0.03985</text:p>
          </table:table-cell>
          <table:table-cell table:style-name="ce22" office:value-type="string" calcext:value-type="string">
            <text:p>201,965,097</text:p>
          </table:table-cell>
          <table:table-cell table:number-columns-repeated="1016"/>
        </table:table-row>
        <table:table-row table:style-name="ro1">
          <table:table-cell table:style-name="ce7" table:formula="of:=[.A497]+1" office:value-type="float" office:value="496" calcext:value-type="float">
            <text:p>496</text:p>
          </table:table-cell>
          <table:table-cell table:style-name="ce13" table:formula="of:=RAND()*180" office:value-type="float" office:value="22.7300697157184" calcext:value-type="float">
            <text:p>22.7300697157184</text:p>
          </table:table-cell>
          <table:table-cell table:style-name="ce13" table:formula="of:=RAND()*180" office:value-type="float" office:value="136.417865317202" calcext:value-type="float">
            <text:p>136.417865317202</text:p>
          </table:table-cell>
          <table:table-cell table:style-name="ce13" table:formula="of:=RAND()*180" office:value-type="float" office:value="126.63614385055" calcext:value-type="float">
            <text:p>126.6361438505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98]*EXP([.C498]/180)-[.D498]/([.C498]^2))/180" office:value-type="float" office:value="0.269407161817435" calcext:value-type="float">
            <text:p>0.269407161817435</text:p>
          </table:table-cell>
          <table:table-cell table:style-name="ce19" table:formula="of:=0.01*([.B498]+[.B498]^2*0.1+[.C498]*[.D498])/([.C498]*[.D498]-[.B498])" office:value-type="float" office:value="0.0100562959612991" calcext:value-type="float">
            <text:p>0.01006</text:p>
          </table:table-cell>
          <table:table-cell table:style-name="ce22" office:value-type="string" calcext:value-type="string">
            <text:p>2,046,751,986</text:p>
          </table:table-cell>
          <table:table-cell table:number-columns-repeated="1016"/>
        </table:table-row>
        <table:table-row table:style-name="ro1">
          <table:table-cell table:style-name="ce7" table:formula="of:=[.A498]+1" office:value-type="float" office:value="497" calcext:value-type="float">
            <text:p>497</text:p>
          </table:table-cell>
          <table:table-cell table:style-name="ce13" table:formula="of:=RAND()*180" office:value-type="float" office:value="3.27551807214729" calcext:value-type="float">
            <text:p>3.27551807214729</text:p>
          </table:table-cell>
          <table:table-cell table:style-name="ce13" table:formula="of:=RAND()*180" office:value-type="float" office:value="55.7382921851521" calcext:value-type="float">
            <text:p>55.7382921851521</text:p>
          </table:table-cell>
          <table:table-cell table:style-name="ce13" table:formula="of:=RAND()*180" office:value-type="float" office:value="137.859652254129" calcext:value-type="float">
            <text:p>137.859652254129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499]*EXP([.C499]/180)-[.D499]/([.C499]^2))/180" office:value-type="float" office:value="0.0245556595517529" calcext:value-type="float">
            <text:p>0.024555659551753</text:p>
          </table:table-cell>
          <table:table-cell table:style-name="ce19" table:formula="of:=0.01*([.B499]+[.B499]^2*0.1+[.C499]*[.D499])/([.C499]*[.D499]-[.B499])" office:value-type="float" office:value="0.0100099259866751" calcext:value-type="float">
            <text:p>0.01001</text:p>
          </table:table-cell>
          <table:table-cell table:style-name="ce22" office:value-type="string" calcext:value-type="string">
            <text:p>2,073,853,019</text:p>
          </table:table-cell>
          <table:table-cell table:number-columns-repeated="1016"/>
        </table:table-row>
        <table:table-row table:style-name="ro1">
          <table:table-cell table:style-name="ce7" table:formula="of:=[.A499]+1" office:value-type="float" office:value="498" calcext:value-type="float">
            <text:p>498</text:p>
          </table:table-cell>
          <table:table-cell table:style-name="ce13" table:formula="of:=RAND()*180" office:value-type="float" office:value="7.64145541057717" calcext:value-type="float">
            <text:p>7.64145541057717</text:p>
          </table:table-cell>
          <table:table-cell table:style-name="ce13" table:formula="of:=RAND()*180" office:value-type="float" office:value="59.3670691043865" calcext:value-type="float">
            <text:p>59.3670691043865</text:p>
          </table:table-cell>
          <table:table-cell table:style-name="ce13" table:formula="of:=RAND()*180" office:value-type="float" office:value="120.444543621206" calcext:value-type="float">
            <text:p>120.444543621206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00]*EXP([.C500]/180)-[.D500]/([.C500]^2))/180" office:value-type="float" office:value="0.0588494584897186" calcext:value-type="float">
            <text:p>0.058849458489719</text:p>
          </table:table-cell>
          <table:table-cell table:style-name="ce19" table:formula="of:=0.01*([.B500]+[.B500]^2*0.1+[.C500]*[.D500])/([.C500]*[.D500]-[.B500])" office:value-type="float" office:value="0.0100295711773414" calcext:value-type="float">
            <text:p>0.01003</text:p>
          </table:table-cell>
          <table:table-cell table:style-name="ce22" office:value-type="string" calcext:value-type="string">
            <text:p>210,095,407</text:p>
          </table:table-cell>
          <table:table-cell table:number-columns-repeated="1016"/>
        </table:table-row>
        <table:table-row table:style-name="ro1">
          <table:table-cell table:style-name="ce7" table:formula="of:=[.A500]+1" office:value-type="float" office:value="499" calcext:value-type="float">
            <text:p>499</text:p>
          </table:table-cell>
          <table:table-cell table:style-name="ce13" table:formula="of:=RAND()*180" office:value-type="float" office:value="49.4496367674255" calcext:value-type="float">
            <text:p>49.4496367674255</text:p>
          </table:table-cell>
          <table:table-cell table:style-name="ce13" table:formula="of:=RAND()*180" office:value-type="float" office:value="158.057266315123" calcext:value-type="float">
            <text:p>158.057266315123</text:p>
          </table:table-cell>
          <table:table-cell table:style-name="ce13" table:formula="of:=RAND()*180" office:value-type="float" office:value="165.458294669759" calcext:value-type="float">
            <text:p>165.458294669759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01]*EXP([.C501]/180)-[.D501]/([.C501]^2))/180" office:value-type="float" office:value="0.661026151736184" calcext:value-type="float">
            <text:p>0.661026151736184</text:p>
          </table:table-cell>
          <table:table-cell table:style-name="ce19" table:formula="of:=0.01*([.B501]+[.B501]^2*0.1+[.C501]*[.D501])/([.C501]*[.D501]-[.B501])" office:value-type="float" office:value="0.0101315685362693" calcext:value-type="float">
            <text:p>0.01013</text:p>
          </table:table-cell>
          <table:table-cell table:style-name="ce22" office:value-type="string" calcext:value-type="string">
            <text:p>2,128,055,085</text:p>
          </table:table-cell>
          <table:table-cell table:number-columns-repeated="1016"/>
        </table:table-row>
        <table:table-row table:style-name="ro1">
          <table:table-cell table:style-name="ce7" table:formula="of:=[.A501]+1" office:value-type="float" office:value="500" calcext:value-type="float">
            <text:p>500</text:p>
          </table:table-cell>
          <table:table-cell table:style-name="ce13" table:formula="of:=RAND()*180" office:value-type="float" office:value="67.7782272870676" calcext:value-type="float">
            <text:p>67.7782272870676</text:p>
          </table:table-cell>
          <table:table-cell table:style-name="ce13" table:formula="of:=RAND()*180" office:value-type="float" office:value="131.504407796044" calcext:value-type="float">
            <text:p>131.504407796044</text:p>
          </table:table-cell>
          <table:table-cell table:style-name="ce13" table:formula="of:=RAND()*180" office:value-type="float" office:value="128.300126726817" calcext:value-type="float">
            <text:p>128.300126726817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02]*EXP([.C502]/180)-[.D502]/([.C502]^2))/180" office:value-type="float" office:value="0.781774833715257" calcext:value-type="float">
            <text:p>0.781774833715257</text:p>
          </table:table-cell>
          <table:table-cell table:style-name="ce19" table:formula="of:=0.01*([.B502]+[.B502]^2*0.1+[.C502]*[.D502])/([.C502]*[.D502]-[.B502])" office:value-type="float" office:value="0.0103540444374835" calcext:value-type="float">
            <text:p>0.01035</text:p>
          </table:table-cell>
          <table:table-cell table:style-name="ce22" office:value-type="string" calcext:value-type="string">
            <text:p>2,155,156,118</text:p>
          </table:table-cell>
          <table:table-cell table:number-columns-repeated="1016"/>
        </table:table-row>
        <table:table-row table:style-name="ro1">
          <table:table-cell table:style-name="ce7" table:formula="of:=[.A502]+1" office:value-type="float" office:value="501" calcext:value-type="float">
            <text:p>501</text:p>
          </table:table-cell>
          <table:table-cell table:style-name="ce13" table:formula="of:=RAND()*180" office:value-type="float" office:value="64.3681886119306" calcext:value-type="float">
            <text:p>64.3681886119306</text:p>
          </table:table-cell>
          <table:table-cell table:style-name="ce13" table:formula="of:=RAND()*180" office:value-type="float" office:value="76.5216656644544" calcext:value-type="float">
            <text:p>76.5216656644544</text:p>
          </table:table-cell>
          <table:table-cell table:style-name="ce13" table:formula="of:=RAND()*180" office:value-type="float" office:value="74.4158351129055" calcext:value-type="float">
            <text:p>74.415835112905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03]*EXP([.C503]/180)-[.D503]/([.C503]^2))/180" office:value-type="float" office:value="0.546978375182094" calcext:value-type="float">
            <text:p>0.546978375182094</text:p>
          </table:table-cell>
          <table:table-cell table:style-name="ce19" table:formula="of:=0.01*([.B503]+[.B503]^2*0.1+[.C503]*[.D503])/([.C503]*[.D503]-[.B503])" office:value-type="float" office:value="0.0109645779708882" calcext:value-type="float">
            <text:p>0.01096</text:p>
          </table:table-cell>
          <table:table-cell table:style-name="ce22" office:value-type="string" calcext:value-type="string">
            <text:p>218,225,717</text:p>
          </table:table-cell>
          <table:table-cell table:number-columns-repeated="1016"/>
        </table:table-row>
        <table:table-row table:style-name="ro1">
          <table:table-cell table:style-name="ce7" table:formula="of:=[.A503]+1" office:value-type="float" office:value="502" calcext:value-type="float">
            <text:p>502</text:p>
          </table:table-cell>
          <table:table-cell table:style-name="ce13" table:formula="of:=RAND()*180" office:value-type="float" office:value="106.745293971745" calcext:value-type="float">
            <text:p>106.745293971745</text:p>
          </table:table-cell>
          <table:table-cell table:style-name="ce13" table:formula="of:=RAND()*180" office:value-type="float" office:value="133.68785779384" calcext:value-type="float">
            <text:p>133.68785779384</text:p>
          </table:table-cell>
          <table:table-cell table:style-name="ce13" table:formula="of:=RAND()*180" office:value-type="float" office:value="84.0319765531431" calcext:value-type="float">
            <text:p>84.031976553143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04]*EXP([.C504]/180)-[.D504]/([.C504]^2))/180" office:value-type="float" office:value="1.24629864943306" calcext:value-type="float">
            <text:p>1.24629864943306</text:p>
          </table:table-cell>
          <table:table-cell table:style-name="ce19" table:formula="of:=0.01*([.B504]+[.B504]^2*0.1+[.C504]*[.D504])/([.C504]*[.D504]-[.B504])" office:value-type="float" office:value="0.0112158791392694" calcext:value-type="float">
            <text:p>0.01122</text:p>
          </table:table-cell>
          <table:table-cell table:style-name="ce23" office:value-type="string" calcext:value-type="string">
            <text:p>2,209,358,185</text:p>
          </table:table-cell>
          <table:table-cell table:number-columns-repeated="1016"/>
        </table:table-row>
        <table:table-row table:style-name="ro1">
          <table:table-cell table:style-name="ce7" table:formula="of:=[.A504]+1" office:value-type="float" office:value="503" calcext:value-type="float">
            <text:p>503</text:p>
          </table:table-cell>
          <table:table-cell table:style-name="ce13" table:formula="of:=RAND()*180" office:value-type="float" office:value="60.7568746653715" calcext:value-type="float">
            <text:p>60.7568746653715</text:p>
          </table:table-cell>
          <table:table-cell table:style-name="ce13" table:formula="of:=RAND()*180" office:value-type="float" office:value="117.623573081932" calcext:value-type="float">
            <text:p>117.623573081932</text:p>
          </table:table-cell>
          <table:table-cell table:style-name="ce13" table:formula="of:=RAND()*180" office:value-type="float" office:value="100.618270597542" calcext:value-type="float">
            <text:p>100.61827059754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05]*EXP([.C505]/180)-[.D505]/([.C505]^2))/180" office:value-type="float" office:value="0.6487715732699" calcext:value-type="float">
            <text:p>0.6487715732699</text:p>
          </table:table-cell>
          <table:table-cell table:style-name="ce19" table:formula="of:=0.01*([.B505]+[.B505]^2*0.1+[.C505]*[.D505])/([.C505]*[.D505]-[.B505])" office:value-type="float" office:value="0.0104167148336034" calcext:value-type="float">
            <text:p>0.01042</text:p>
          </table:table-cell>
          <table:table-cell table:style-name="ce23" office:value-type="string" calcext:value-type="string">
            <text:p>2,236,459,218</text:p>
          </table:table-cell>
          <table:table-cell table:number-columns-repeated="1016"/>
        </table:table-row>
        <table:table-row table:style-name="ro1">
          <table:table-cell table:style-name="ce7" table:formula="of:=[.A505]+1" office:value-type="float" office:value="504" calcext:value-type="float">
            <text:p>504</text:p>
          </table:table-cell>
          <table:table-cell table:style-name="ce13" table:formula="of:=RAND()*180" office:value-type="float" office:value="146.264538568279" calcext:value-type="float">
            <text:p>146.264538568279</text:p>
          </table:table-cell>
          <table:table-cell table:style-name="ce13" table:formula="of:=RAND()*180" office:value-type="float" office:value="30.7310784690302" calcext:value-type="float">
            <text:p>30.7310784690302</text:p>
          </table:table-cell>
          <table:table-cell table:style-name="ce13" table:formula="of:=RAND()*180" office:value-type="float" office:value="24.5959798294516" calcext:value-type="float">
            <text:p>24.5959798294516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06]*EXP([.C506]/180)-[.D506]/([.C506]^2))/180" office:value-type="float" office:value="0.963712878192651" calcext:value-type="float">
            <text:p>0.963712878192651</text:p>
          </table:table-cell>
          <table:table-cell table:style-name="ce19" table:formula="of:=0.01*([.B506]+[.B506]^2*0.1+[.C506]*[.D506])/([.C506]*[.D506]-[.B506])" office:value-type="float" office:value="0.0498929588746263" calcext:value-type="float">
            <text:p>0.04989</text:p>
          </table:table-cell>
          <table:table-cell table:style-name="ce23" office:value-type="string" calcext:value-type="string">
            <text:p>2,263,560,251</text:p>
          </table:table-cell>
          <table:table-cell table:number-columns-repeated="1016"/>
        </table:table-row>
        <table:table-row table:style-name="ro1">
          <table:table-cell table:style-name="ce7" table:formula="of:=[.A506]+1" office:value-type="float" office:value="505" calcext:value-type="float">
            <text:p>505</text:p>
          </table:table-cell>
          <table:table-cell table:style-name="ce13" table:formula="of:=RAND()*180" office:value-type="float" office:value="16.2088893706659" calcext:value-type="float">
            <text:p>16.2088893706659</text:p>
          </table:table-cell>
          <table:table-cell table:style-name="ce13" table:formula="of:=RAND()*180" office:value-type="float" office:value="74.1108704706735" calcext:value-type="float">
            <text:p>74.1108704706735</text:p>
          </table:table-cell>
          <table:table-cell table:style-name="ce13" table:formula="of:=RAND()*180" office:value-type="float" office:value="51.0438843686124" calcext:value-type="float">
            <text:p>51.0438843686124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07]*EXP([.C507]/180)-[.D507]/([.C507]^2))/180" office:value-type="float" office:value="0.135870928395621" calcext:value-type="float">
            <text:p>0.135870928395621</text:p>
          </table:table-cell>
          <table:table-cell table:style-name="ce19" table:formula="of:=0.01*([.B507]+[.B507]^2*0.1+[.C507]*[.D507])/([.C507]*[.D507]-[.B507])" office:value-type="float" office:value="0.0101558144324605" calcext:value-type="float">
            <text:p>0.01016</text:p>
          </table:table-cell>
          <table:table-cell table:style-name="ce23" office:value-type="string" calcext:value-type="string">
            <text:p>2,290,661,284</text:p>
          </table:table-cell>
          <table:table-cell table:number-columns-repeated="1016"/>
        </table:table-row>
        <table:table-row table:style-name="ro1">
          <table:table-cell table:style-name="ce7" table:formula="of:=[.A507]+1" office:value-type="float" office:value="506" calcext:value-type="float">
            <text:p>506</text:p>
          </table:table-cell>
          <table:table-cell table:style-name="ce13" table:formula="of:=RAND()*180" office:value-type="float" office:value="102.878581990468" calcext:value-type="float">
            <text:p>102.878581990468</text:p>
          </table:table-cell>
          <table:table-cell table:style-name="ce13" table:formula="of:=RAND()*180" office:value-type="float" office:value="96.6703911173073" calcext:value-type="float">
            <text:p>96.6703911173073</text:p>
          </table:table-cell>
          <table:table-cell table:style-name="ce13" table:formula="of:=RAND()*180" office:value-type="float" office:value="10.9912388824161" calcext:value-type="float">
            <text:p>10.991238882416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08]*EXP([.C508]/180)-[.D508]/([.C508]^2))/180" office:value-type="float" office:value="0.977891723709036" calcext:value-type="float">
            <text:p>0.977891723709036</text:p>
          </table:table-cell>
          <table:table-cell table:style-name="ce19" table:formula="of:=0.01*([.B508]+[.B508]^2*0.1+[.C508]*[.D508])/([.C508]*[.D508]-[.B508])" office:value-type="float" office:value="0.0231731259815366" calcext:value-type="float">
            <text:p>0.02317</text:p>
          </table:table-cell>
          <table:table-cell table:style-name="ce23" office:value-type="string" calcext:value-type="string">
            <text:p>2,317,762,318</text:p>
          </table:table-cell>
          <table:table-cell table:number-columns-repeated="1016"/>
        </table:table-row>
        <table:table-row table:style-name="ro1">
          <table:table-cell table:style-name="ce7" table:formula="of:=[.A508]+1" office:value-type="float" office:value="507" calcext:value-type="float">
            <text:p>507</text:p>
          </table:table-cell>
          <table:table-cell table:style-name="ce13" table:formula="of:=RAND()*180" office:value-type="float" office:value="30.5198636823636" calcext:value-type="float">
            <text:p>30.5198636823636</text:p>
          </table:table-cell>
          <table:table-cell table:style-name="ce13" table:formula="of:=RAND()*180" office:value-type="float" office:value="148.574821902938" calcext:value-type="float">
            <text:p>148.574821902938</text:p>
          </table:table-cell>
          <table:table-cell table:style-name="ce13" table:formula="of:=RAND()*180" office:value-type="float" office:value="119.731954777561" calcext:value-type="float">
            <text:p>119.73195477756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09]*EXP([.C509]/180)-[.D509]/([.C509]^2))/180" office:value-type="float" office:value="0.387034559979807" calcext:value-type="float">
            <text:p>0.387034559979807</text:p>
          </table:table-cell>
          <table:table-cell table:style-name="ce19" table:formula="of:=0.01*([.B509]+[.B509]^2*0.1+[.C509]*[.D509])/([.C509]*[.D509]-[.B509])" office:value-type="float" office:value="0.0100868230829805" calcext:value-type="float">
            <text:p>0.01009</text:p>
          </table:table-cell>
          <table:table-cell table:style-name="ce23" office:value-type="string" calcext:value-type="string">
            <text:p>2,344,863,351</text:p>
          </table:table-cell>
          <table:table-cell table:number-columns-repeated="1016"/>
        </table:table-row>
        <table:table-row table:style-name="ro1">
          <table:table-cell table:style-name="ce7" table:formula="of:=[.A509]+1" office:value-type="float" office:value="508" calcext:value-type="float">
            <text:p>508</text:p>
          </table:table-cell>
          <table:table-cell table:style-name="ce13" table:formula="of:=RAND()*180" office:value-type="float" office:value="52.2796093464816" calcext:value-type="float">
            <text:p>52.2796093464816</text:p>
          </table:table-cell>
          <table:table-cell table:style-name="ce13" table:formula="of:=RAND()*180" office:value-type="float" office:value="19.5451614291436" calcext:value-type="float">
            <text:p>19.5451614291436</text:p>
          </table:table-cell>
          <table:table-cell table:style-name="ce13" table:formula="of:=RAND()*180" office:value-type="float" office:value="130.096152732276" calcext:value-type="float">
            <text:p>130.096152732276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10]*EXP([.C510]/180)-[.D510]/([.C510]^2))/180" office:value-type="float" office:value="0.321863686829602" calcext:value-type="float">
            <text:p>0.321863686829602</text:p>
          </table:table-cell>
          <table:table-cell table:style-name="ce19" table:formula="of:=0.01*([.B510]+[.B510]^2*0.1+[.C510]*[.D510])/([.C510]*[.D510]-[.B510])" office:value-type="float" office:value="0.0115172833572086" calcext:value-type="float">
            <text:p>0.01152</text:p>
          </table:table-cell>
          <table:table-cell table:style-name="ce23" office:value-type="string" calcext:value-type="string">
            <text:p>2,371,964,384</text:p>
          </table:table-cell>
          <table:table-cell table:number-columns-repeated="1016"/>
        </table:table-row>
        <table:table-row table:style-name="ro1">
          <table:table-cell table:style-name="ce7" table:formula="of:=[.A510]+1" office:value-type="float" office:value="509" calcext:value-type="float">
            <text:p>509</text:p>
          </table:table-cell>
          <table:table-cell table:style-name="ce13" table:formula="of:=RAND()*180" office:value-type="float" office:value="65.5959776445738" calcext:value-type="float">
            <text:p>65.5959776445738</text:p>
          </table:table-cell>
          <table:table-cell table:style-name="ce13" table:formula="of:=RAND()*180" office:value-type="float" office:value="9.85999149586519" calcext:value-type="float">
            <text:p>9.85999149586519</text:p>
          </table:table-cell>
          <table:table-cell table:style-name="ce13" table:formula="of:=RAND()*180" office:value-type="float" office:value="32.5547652979192" calcext:value-type="float">
            <text:p>32.554765297919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11]*EXP([.C511]/180)-[.D511]/([.C511]^2))/180" office:value-type="float" office:value="0.383080851581865" calcext:value-type="float">
            <text:p>0.383080851581865</text:p>
          </table:table-cell>
          <table:table-cell table:style-name="ce19" table:formula="of:=0.01*([.B511]+[.B511]^2*0.1+[.C511]*[.D511])/([.C511]*[.D511]-[.B511])" office:value-type="float" office:value="0.0319846893129206" calcext:value-type="float">
            <text:p>0.03198</text:p>
          </table:table-cell>
          <table:table-cell table:style-name="ce23" office:value-type="string" calcext:value-type="string">
            <text:p>2,399,065,417</text:p>
          </table:table-cell>
          <table:table-cell table:number-columns-repeated="1016"/>
        </table:table-row>
        <table:table-row table:style-name="ro1">
          <table:table-cell table:style-name="ce7" table:formula="of:=[.A511]+1" office:value-type="float" office:value="510" calcext:value-type="float">
            <text:p>510</text:p>
          </table:table-cell>
          <table:table-cell table:style-name="ce13" table:formula="of:=RAND()*180" office:value-type="float" office:value="111.729347059485" calcext:value-type="float">
            <text:p>111.729347059485</text:p>
          </table:table-cell>
          <table:table-cell table:style-name="ce13" table:formula="of:=RAND()*180" office:value-type="float" office:value="53.3468856500008" calcext:value-type="float">
            <text:p>53.3468856500008</text:p>
          </table:table-cell>
          <table:table-cell table:style-name="ce13" table:formula="of:=RAND()*180" office:value-type="float" office:value="42.8180698849584" calcext:value-type="float">
            <text:p>42.8180698849584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12]*EXP([.C512]/180)-[.D512]/([.C512]^2))/180" office:value-type="float" office:value="0.834764200816886" calcext:value-type="float">
            <text:p>0.834764200816886</text:p>
          </table:table-cell>
          <table:table-cell table:style-name="ce19" table:formula="of:=0.01*([.B512]+[.B512]^2*0.1+[.C512]*[.D512])/([.C512]*[.D512]-[.B512])" office:value-type="float" office:value="0.0167747573829734" calcext:value-type="float">
            <text:p>0.01677</text:p>
          </table:table-cell>
          <table:table-cell table:style-name="ce24" office:value-type="string" calcext:value-type="string">
            <text:p>2,426,166,450</text:p>
          </table:table-cell>
          <table:table-cell table:number-columns-repeated="1016"/>
        </table:table-row>
        <table:table-row table:style-name="ro1">
          <table:table-cell table:style-name="ce7" table:formula="of:=[.A512]+1" office:value-type="float" office:value="511" calcext:value-type="float">
            <text:p>511</text:p>
          </table:table-cell>
          <table:table-cell table:style-name="ce13" table:formula="of:=RAND()*180" office:value-type="float" office:value="14.2815087242559" calcext:value-type="float">
            <text:p>14.2815087242559</text:p>
          </table:table-cell>
          <table:table-cell table:style-name="ce13" table:formula="of:=RAND()*180" office:value-type="float" office:value="138.630967963305" calcext:value-type="float">
            <text:p>138.630967963305</text:p>
          </table:table-cell>
          <table:table-cell table:style-name="ce13" table:formula="of:=RAND()*180" office:value-type="float" office:value="147.277716870541" calcext:value-type="float">
            <text:p>147.27771687054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13]*EXP([.C513]/180)-[.D513]/([.C513]^2))/180" office:value-type="float" office:value="0.171346468868901" calcext:value-type="float">
            <text:p>0.171346468868901</text:p>
          </table:table-cell>
          <table:table-cell table:style-name="ce19" table:formula="of:=0.01*([.B513]+[.B513]^2*0.1+[.C513]*[.D513])/([.C513]*[.D513]-[.B513])" office:value-type="float" office:value="0.0100239960968113" calcext:value-type="float">
            <text:p>0.01002</text:p>
          </table:table-cell>
          <table:table-cell table:style-name="ce24" office:value-type="string" calcext:value-type="string">
            <text:p>2,453,267,484</text:p>
          </table:table-cell>
          <table:table-cell table:number-columns-repeated="1016"/>
        </table:table-row>
        <table:table-row table:style-name="ro1">
          <table:table-cell table:style-name="ce7" table:formula="of:=[.A513]+1" office:value-type="float" office:value="512" calcext:value-type="float">
            <text:p>512</text:p>
          </table:table-cell>
          <table:table-cell table:style-name="ce13" table:formula="of:=RAND()*180" office:value-type="float" office:value="167.766295563086" calcext:value-type="float">
            <text:p>167.766295563086</text:p>
          </table:table-cell>
          <table:table-cell table:style-name="ce13" table:formula="of:=RAND()*180" office:value-type="float" office:value="135.770447044576" calcext:value-type="float">
            <text:p>135.770447044576</text:p>
          </table:table-cell>
          <table:table-cell table:style-name="ce13" table:formula="of:=RAND()*180" office:value-type="float" office:value="5.76670890899235" calcext:value-type="float">
            <text:p>5.76670890899235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14]*EXP([.C514]/180)-[.D514]/([.C514]^2))/180" office:value-type="float" office:value="1.98157988150622" calcext:value-type="float">
            <text:p>1.98157988150622</text:p>
          </table:table-cell>
          <table:table-cell table:style-name="ce19" table:formula="of:=0.01*([.B514]+[.B514]^2*0.1+[.C514]*[.D514])/([.C514]*[.D514]-[.B514])" office:value-type="float" office:value="0.0612057210153957" calcext:value-type="float">
            <text:p>0.06121</text:p>
          </table:table-cell>
          <table:table-cell table:style-name="ce24" office:value-type="string" calcext:value-type="string">
            <text:p>2,480,368,517</text:p>
          </table:table-cell>
          <table:table-cell table:number-columns-repeated="1016"/>
        </table:table-row>
        <table:table-row table:style-name="ro1">
          <table:table-cell table:style-name="ce7" table:formula="of:=[.A514]+1" office:value-type="float" office:value="513" calcext:value-type="float">
            <text:p>513</text:p>
          </table:table-cell>
          <table:table-cell table:style-name="ce13" table:formula="of:=RAND()*180" office:value-type="float" office:value="145.835443057638" calcext:value-type="float">
            <text:p>145.835443057638</text:p>
          </table:table-cell>
          <table:table-cell table:style-name="ce13" table:formula="of:=RAND()*180" office:value-type="float" office:value="157.771663258159" calcext:value-type="float">
            <text:p>157.771663258159</text:p>
          </table:table-cell>
          <table:table-cell table:style-name="ce13" table:formula="of:=RAND()*180" office:value-type="float" office:value="146.877816701684" calcext:value-type="float">
            <text:p>146.877816701684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15]*EXP([.C515]/180)-[.D515]/([.C515]^2))/180" office:value-type="float" office:value="1.94646407527806" calcext:value-type="float">
            <text:p>1.94646407527806</text:p>
          </table:table-cell>
          <table:table-cell table:style-name="ce19" table:formula="of:=0.01*([.B515]+[.B515]^2*0.1+[.C515]*[.D515])/([.C515]*[.D515]-[.B515])" office:value-type="float" office:value="0.0110502604392987" calcext:value-type="float">
            <text:p>0.01105</text:p>
          </table:table-cell>
          <table:table-cell table:style-name="ce24" office:value-type="string" calcext:value-type="string">
            <text:p>2,507,469,550</text:p>
          </table:table-cell>
          <table:table-cell table:number-columns-repeated="1016"/>
        </table:table-row>
        <table:table-row table:style-name="ro1">
          <table:table-cell table:style-name="ce7" table:formula="of:=[.A515]+1" office:value-type="float" office:value="514" calcext:value-type="float">
            <text:p>514</text:p>
          </table:table-cell>
          <table:table-cell table:style-name="ce13" table:formula="of:=RAND()*180" office:value-type="float" office:value="43.0594198773596" calcext:value-type="float">
            <text:p>43.0594198773596</text:p>
          </table:table-cell>
          <table:table-cell table:style-name="ce13" table:formula="of:=RAND()*180" office:value-type="float" office:value="41.4087652779218" calcext:value-type="float">
            <text:p>41.4087652779218</text:p>
          </table:table-cell>
          <table:table-cell table:style-name="ce13" table:formula="of:=RAND()*180" office:value-type="float" office:value="144.214421186753" calcext:value-type="float">
            <text:p>144.214421186753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16]*EXP([.C516]/180)-[.D516]/([.C516]^2))/180" office:value-type="float" office:value="0.300628444223579" calcext:value-type="float">
            <text:p>0.300628444223579</text:p>
          </table:table-cell>
          <table:table-cell table:style-name="ce19" table:formula="of:=0.01*([.B516]+[.B516]^2*0.1+[.C516]*[.D516])/([.C516]*[.D516]-[.B516])" office:value-type="float" office:value="0.0104579942349101" calcext:value-type="float">
            <text:p>0.01046</text:p>
          </table:table-cell>
          <table:table-cell table:style-name="ce24" office:value-type="string" calcext:value-type="string">
            <text:p>2,534,570,583</text:p>
          </table:table-cell>
          <table:table-cell table:number-columns-repeated="1016"/>
        </table:table-row>
        <table:table-row table:style-name="ro1">
          <table:table-cell table:style-name="ce7" table:formula="of:=[.A516]+1" office:value-type="float" office:value="515" calcext:value-type="float">
            <text:p>515</text:p>
          </table:table-cell>
          <table:table-cell table:style-name="ce13" table:formula="of:=RAND()*180" office:value-type="float" office:value="17.6189435646448" calcext:value-type="float">
            <text:p>17.6189435646448</text:p>
          </table:table-cell>
          <table:table-cell table:style-name="ce13" table:formula="of:=RAND()*180" office:value-type="float" office:value="139.145583220716" calcext:value-type="float">
            <text:p>139.145583220716</text:p>
          </table:table-cell>
          <table:table-cell table:style-name="ce13" table:formula="of:=RAND()*180" office:value-type="float" office:value="42.2435659106881" calcext:value-type="float">
            <text:p>42.243565910688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17]*EXP([.C517]/180)-[.D517]/([.C517]^2))/180" office:value-type="float" office:value="0.212034064414779" calcext:value-type="float">
            <text:p>0.212034064414779</text:p>
          </table:table-cell>
          <table:table-cell table:style-name="ce19" table:formula="of:=0.01*([.B517]+[.B517]^2*0.1+[.C517]*[.D517])/([.C517]*[.D517]-[.B517])" office:value-type="float" office:value="0.0101130993705157" calcext:value-type="float">
            <text:p>0.01011</text:p>
          </table:table-cell>
          <table:table-cell table:style-name="ce24" office:value-type="string" calcext:value-type="string">
            <text:p>2,561,671,616</text:p>
          </table:table-cell>
          <table:table-cell table:number-columns-repeated="1016"/>
        </table:table-row>
        <table:table-row table:style-name="ro1">
          <table:table-cell table:style-name="ce7" table:formula="of:=[.A517]+1" office:value-type="float" office:value="516" calcext:value-type="float">
            <text:p>516</text:p>
          </table:table-cell>
          <table:table-cell table:style-name="ce13" table:formula="of:=RAND()*180" office:value-type="float" office:value="78.6063216896814" calcext:value-type="float">
            <text:p>78.6063216896814</text:p>
          </table:table-cell>
          <table:table-cell table:style-name="ce13" table:formula="of:=RAND()*180" office:value-type="float" office:value="150.051891621735" calcext:value-type="float">
            <text:p>150.051891621735</text:p>
          </table:table-cell>
          <table:table-cell table:style-name="ce13" table:formula="of:=RAND()*180" office:value-type="float" office:value="160.758448062705" calcext:value-type="float">
            <text:p>160.758448062705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18]*EXP([.C518]/180)-[.D518]/([.C518]^2))/180" office:value-type="float" office:value="1.00509034171852" calcext:value-type="float">
            <text:p>1.00509034171852</text:p>
          </table:table-cell>
          <table:table-cell table:style-name="ce19" table:formula="of:=0.01*([.B518]+[.B518]^2*0.1+[.C518]*[.D518])/([.C518]*[.D518]-[.B518])" office:value-type="float" office:value="0.0103223773288871" calcext:value-type="float">
            <text:p>0.01032</text:p>
          </table:table-cell>
          <table:table-cell table:style-name="ce24" office:value-type="string" calcext:value-type="string">
            <text:p>2,588,772,650</text:p>
          </table:table-cell>
          <table:table-cell table:number-columns-repeated="1016"/>
        </table:table-row>
        <table:table-row table:style-name="ro1">
          <table:table-cell table:style-name="ce7" table:formula="of:=[.A518]+1" office:value-type="float" office:value="517" calcext:value-type="float">
            <text:p>517</text:p>
          </table:table-cell>
          <table:table-cell table:style-name="ce13" table:formula="of:=RAND()*180" office:value-type="float" office:value="40.4459494783912" calcext:value-type="float">
            <text:p>40.4459494783912</text:p>
          </table:table-cell>
          <table:table-cell table:style-name="ce13" table:formula="of:=RAND()*180" office:value-type="float" office:value="37.4977426705901" calcext:value-type="float">
            <text:p>37.4977426705901</text:p>
          </table:table-cell>
          <table:table-cell table:style-name="ce13" table:formula="of:=RAND()*180" office:value-type="float" office:value="56.5262704354579" calcext:value-type="float">
            <text:p>56.526270435457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19]*EXP([.C519]/180)-[.D519]/([.C519]^2))/180" office:value-type="float" office:value="0.276518675634725" calcext:value-type="float">
            <text:p>0.276518675634725</text:p>
          </table:table-cell>
          <table:table-cell table:style-name="ce19" table:formula="of:=0.01*([.B519]+[.B519]^2*0.1+[.C519]*[.D519])/([.C519]*[.D519]-[.B519])" office:value-type="float" office:value="0.0111758556076121" calcext:value-type="float">
            <text:p>0.01118</text:p>
          </table:table-cell>
          <table:table-cell table:style-name="ce24" office:value-type="string" calcext:value-type="string">
            <text:p>2,615,873,683</text:p>
          </table:table-cell>
          <table:table-cell table:number-columns-repeated="1016"/>
        </table:table-row>
        <table:table-row table:style-name="ro1">
          <table:table-cell table:style-name="ce7" table:formula="of:=[.A519]+1" office:value-type="float" office:value="518" calcext:value-type="float">
            <text:p>518</text:p>
          </table:table-cell>
          <table:table-cell table:style-name="ce13" table:formula="of:=RAND()*180" office:value-type="float" office:value="69.9199778466497" calcext:value-type="float">
            <text:p>69.9199778466497</text:p>
          </table:table-cell>
          <table:table-cell table:style-name="ce13" table:formula="of:=RAND()*180" office:value-type="float" office:value="135.401153249636" calcext:value-type="float">
            <text:p>135.401153249636</text:p>
          </table:table-cell>
          <table:table-cell table:style-name="ce13" table:formula="of:=RAND()*180" office:value-type="float" office:value="81.8482327344093" calcext:value-type="float">
            <text:p>81.848232734409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20]*EXP([.C520]/180)-[.D520]/([.C520]^2))/180" office:value-type="float" office:value="0.824146559598449" calcext:value-type="float">
            <text:p>0.824146559598449</text:p>
          </table:table-cell>
          <table:table-cell table:style-name="ce19" table:formula="of:=0.01*([.B520]+[.B520]^2*0.1+[.C520]*[.D520])/([.C520]*[.D520]-[.B520])" office:value-type="float" office:value="0.0105709190107689" calcext:value-type="float">
            <text:p>0.01057</text:p>
          </table:table-cell>
          <table:table-cell table:style-name="ce20" office:value-type="string" calcext:value-type="string">
            <text:p>2,642,974,716</text:p>
          </table:table-cell>
          <table:table-cell table:number-columns-repeated="1016"/>
        </table:table-row>
        <table:table-row table:style-name="ro1">
          <table:table-cell table:style-name="ce7" table:formula="of:=[.A520]+1" office:value-type="float" office:value="519" calcext:value-type="float">
            <text:p>519</text:p>
          </table:table-cell>
          <table:table-cell table:style-name="ce13" table:formula="of:=RAND()*180" office:value-type="float" office:value="31.6191934916075" calcext:value-type="float">
            <text:p>31.6191934916075</text:p>
          </table:table-cell>
          <table:table-cell table:style-name="ce13" table:formula="of:=RAND()*180" office:value-type="float" office:value="37.5945801810659" calcext:value-type="float">
            <text:p>37.5945801810659</text:p>
          </table:table-cell>
          <table:table-cell table:style-name="ce13" table:formula="of:=RAND()*180" office:value-type="float" office:value="20.5255357030539" calcext:value-type="float">
            <text:p>20.5255357030539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21]*EXP([.C521]/180)-[.D521]/([.C521]^2))/180" office:value-type="float" office:value="0.216382730215834" calcext:value-type="float">
            <text:p>0.216382730215834</text:p>
          </table:table-cell>
          <table:table-cell table:style-name="ce19" table:formula="of:=0.01*([.B521]+[.B521]^2*0.1+[.C521]*[.D521])/([.C521]*[.D521]-[.B521])" office:value-type="float" office:value="0.0122055293963266" calcext:value-type="float">
            <text:p>0.01221</text:p>
          </table:table-cell>
          <table:table-cell table:style-name="ce20" office:value-type="string" calcext:value-type="string">
            <text:p>2,670,075,749</text:p>
          </table:table-cell>
          <table:table-cell table:number-columns-repeated="1016"/>
        </table:table-row>
        <table:table-row table:style-name="ro1">
          <table:table-cell table:style-name="ce7" table:formula="of:=[.A521]+1" office:value-type="float" office:value="520" calcext:value-type="float">
            <text:p>520</text:p>
          </table:table-cell>
          <table:table-cell table:style-name="ce13" table:formula="of:=RAND()*180" office:value-type="float" office:value="154.979922054379" calcext:value-type="float">
            <text:p>154.979922054379</text:p>
          </table:table-cell>
          <table:table-cell table:style-name="ce13" table:formula="of:=RAND()*180" office:value-type="float" office:value="42.35137001346" calcext:value-type="float">
            <text:p>42.35137001346</text:p>
          </table:table-cell>
          <table:table-cell table:style-name="ce13" table:formula="of:=RAND()*180" office:value-type="float" office:value="46.489909651943" calcext:value-type="float">
            <text:p>46.48990965194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22]*EXP([.C522]/180)-[.D522]/([.C522]^2))/180" office:value-type="float" office:value="1.08925276330755" calcext:value-type="float">
            <text:p>1.08925276330755</text:p>
          </table:table-cell>
          <table:table-cell table:style-name="ce19" table:formula="of:=0.01*([.B522]+[.B522]^2*0.1+[.C522]*[.D522])/([.C522]*[.D522]-[.B522])" office:value-type="float" office:value="0.0249500549087088" calcext:value-type="float">
            <text:p>0.02495</text:p>
          </table:table-cell>
          <table:table-cell table:style-name="ce20" office:value-type="string" calcext:value-type="string">
            <text:p>269,717,680</text:p>
          </table:table-cell>
          <table:table-cell table:number-columns-repeated="1016"/>
        </table:table-row>
        <table:table-row table:style-name="ro1">
          <table:table-cell table:style-name="ce7" table:formula="of:=[.A522]+1" office:value-type="float" office:value="521" calcext:value-type="float">
            <text:p>521</text:p>
          </table:table-cell>
          <table:table-cell table:style-name="ce13" table:formula="of:=RAND()*180" office:value-type="float" office:value="102.414719839171" calcext:value-type="float">
            <text:p>102.414719839171</text:p>
          </table:table-cell>
          <table:table-cell table:style-name="ce13" table:formula="of:=RAND()*180" office:value-type="float" office:value="62.5918967029251" calcext:value-type="float">
            <text:p>62.5918967029251</text:p>
          </table:table-cell>
          <table:table-cell table:style-name="ce13" table:formula="of:=RAND()*180" office:value-type="float" office:value="42.0202708271676" calcext:value-type="float">
            <text:p>42.0202708271676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23]*EXP([.C523]/180)-[.D523]/([.C523]^2))/180" office:value-type="float" office:value="0.805519707002755" calcext:value-type="float">
            <text:p>0.805519707002755</text:p>
          </table:table-cell>
          <table:table-cell table:style-name="ce19" table:formula="of:=0.01*([.B523]+[.B523]^2*0.1+[.C523]*[.D523])/([.C523]*[.D523]-[.B523])" office:value-type="float" office:value="0.0149598453660923" calcext:value-type="float">
            <text:p>0.01496</text:p>
          </table:table-cell>
          <table:table-cell table:style-name="ce20" office:value-type="string" calcext:value-type="string">
            <text:p>2,724,277,816</text:p>
          </table:table-cell>
          <table:table-cell table:number-columns-repeated="1016"/>
        </table:table-row>
        <table:table-row table:style-name="ro1">
          <table:table-cell table:style-name="ce7" table:formula="of:=[.A523]+1" office:value-type="float" office:value="522" calcext:value-type="float">
            <text:p>522</text:p>
          </table:table-cell>
          <table:table-cell table:style-name="ce13" table:formula="of:=RAND()*180" office:value-type="float" office:value="130.908742079399" calcext:value-type="float">
            <text:p>130.908742079399</text:p>
          </table:table-cell>
          <table:table-cell table:style-name="ce13" table:formula="of:=RAND()*180" office:value-type="float" office:value="58.1349960174778" calcext:value-type="float">
            <text:p>58.1349960174778</text:p>
          </table:table-cell>
          <table:table-cell table:style-name="ce13" table:formula="of:=RAND()*180" office:value-type="float" office:value="140.737860885521" calcext:value-type="float">
            <text:p>140.73786088552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24]*EXP([.C524]/180)-[.D524]/([.C524]^2))/180" office:value-type="float" office:value="1.00429466929994" calcext:value-type="float">
            <text:p>1.00429466929994</text:p>
          </table:table-cell>
          <table:table-cell table:style-name="ce19" table:formula="of:=0.01*([.B524]+[.B524]^2*0.1+[.C524]*[.D524])/([.C524]*[.D524]-[.B524])" office:value-type="float" office:value="0.012453801110271" calcext:value-type="float">
            <text:p>0.01245</text:p>
          </table:table-cell>
          <table:table-cell table:style-name="ce20" office:value-type="string" calcext:value-type="string">
            <text:p>2,751,378,849</text:p>
          </table:table-cell>
          <table:table-cell table:number-columns-repeated="1016"/>
        </table:table-row>
        <table:table-row table:style-name="ro1">
          <table:table-cell table:style-name="ce7" table:formula="of:=[.A524]+1" office:value-type="float" office:value="523" calcext:value-type="float">
            <text:p>523</text:p>
          </table:table-cell>
          <table:table-cell table:style-name="ce13" table:formula="of:=RAND()*180" office:value-type="float" office:value="57.6463034635259" calcext:value-type="float">
            <text:p>57.6463034635259</text:p>
          </table:table-cell>
          <table:table-cell table:style-name="ce13" table:formula="of:=RAND()*180" office:value-type="float" office:value="131.251995021334" calcext:value-type="float">
            <text:p>131.251995021334</text:p>
          </table:table-cell>
          <table:table-cell table:style-name="ce13" table:formula="of:=RAND()*180" office:value-type="float" office:value="43.8850894738457" calcext:value-type="float">
            <text:p>43.885089473845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25]*EXP([.C525]/180)-[.D525]/([.C525]^2))/180" office:value-type="float" office:value="0.663999229291735" calcext:value-type="float">
            <text:p>0.663999229291735</text:p>
          </table:table-cell>
          <table:table-cell table:style-name="ce19" table:formula="of:=0.01*([.B525]+[.B525]^2*0.1+[.C525]*[.D525])/([.C525]*[.D525]-[.B525])" office:value-type="float" office:value="0.0107849421936752" calcext:value-type="float">
            <text:p>0.01078</text:p>
          </table:table-cell>
          <table:table-cell table:style-name="ce20" office:value-type="string" calcext:value-type="string">
            <text:p>277,847,990</text:p>
          </table:table-cell>
          <table:table-cell table:number-columns-repeated="1016"/>
        </table:table-row>
        <table:table-row table:style-name="ro1">
          <table:table-cell table:style-name="ce7" table:formula="of:=[.A525]+1" office:value-type="float" office:value="524" calcext:value-type="float">
            <text:p>524</text:p>
          </table:table-cell>
          <table:table-cell table:style-name="ce13" table:formula="of:=RAND()*180" office:value-type="float" office:value="78.4233341292842" calcext:value-type="float">
            <text:p>78.4233341292842</text:p>
          </table:table-cell>
          <table:table-cell table:style-name="ce13" table:formula="of:=RAND()*180" office:value-type="float" office:value="164.250424629113" calcext:value-type="float">
            <text:p>164.250424629113</text:p>
          </table:table-cell>
          <table:table-cell table:style-name="ce13" table:formula="of:=RAND()*180" office:value-type="float" office:value="17.6688933300388" calcext:value-type="float">
            <text:p>17.6688933300388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26]*EXP([.C526]/180)-[.D526]/([.C526]^2))/180" office:value-type="float" office:value="1.08509079688137" calcext:value-type="float">
            <text:p>1.08509079688137</text:p>
          </table:table-cell>
          <table:table-cell table:style-name="ce19" table:formula="of:=0.01*([.B526]+[.B526]^2*0.1+[.C526]*[.D526])/([.C526]*[.D526]-[.B526])" office:value-type="float" office:value="0.0127335362457791" calcext:value-type="float">
            <text:p>0.01273</text:p>
          </table:table-cell>
          <table:table-cell table:style-name="ce20" office:value-type="string" calcext:value-type="string">
            <text:p>2,805,580,915</text:p>
          </table:table-cell>
          <table:table-cell table:number-columns-repeated="1016"/>
        </table:table-row>
        <table:table-row table:style-name="ro1">
          <table:table-cell table:style-name="ce7" table:formula="of:=[.A526]+1" office:value-type="float" office:value="525" calcext:value-type="float">
            <text:p>525</text:p>
          </table:table-cell>
          <table:table-cell table:style-name="ce13" table:formula="of:=RAND()*180" office:value-type="float" office:value="47.5378688787593" calcext:value-type="float">
            <text:p>47.5378688787593</text:p>
          </table:table-cell>
          <table:table-cell table:style-name="ce13" table:formula="of:=RAND()*180" office:value-type="float" office:value="140.389336309824" calcext:value-type="float">
            <text:p>140.389336309824</text:p>
          </table:table-cell>
          <table:table-cell table:style-name="ce13" table:formula="of:=RAND()*180" office:value-type="float" office:value="20.1101484470963" calcext:value-type="float">
            <text:p>20.110148447096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27]*EXP([.C527]/180)-[.D527]/([.C527]^2))/180" office:value-type="float" office:value="0.576085437421528" calcext:value-type="float">
            <text:p>0.576085437421528</text:p>
          </table:table-cell>
          <table:table-cell table:style-name="ce19" table:formula="of:=0.01*([.B527]+[.B527]^2*0.1+[.C527]*[.D527])/([.C527]*[.D527]-[.B527])" office:value-type="float" office:value="0.0111566782678458" calcext:value-type="float">
            <text:p>0.01116</text:p>
          </table:table-cell>
          <table:table-cell table:style-name="ce20" office:value-type="string" calcext:value-type="string">
            <text:p>2,832,681,948</text:p>
          </table:table-cell>
          <table:table-cell table:number-columns-repeated="1016"/>
        </table:table-row>
        <table:table-row table:style-name="ro1">
          <table:table-cell table:style-name="ce7" table:formula="of:=[.A527]+1" office:value-type="float" office:value="526" calcext:value-type="float">
            <text:p>526</text:p>
          </table:table-cell>
          <table:table-cell table:style-name="ce13" table:formula="of:=RAND()*180" office:value-type="float" office:value="155.771158158557" calcext:value-type="float">
            <text:p>155.771158158557</text:p>
          </table:table-cell>
          <table:table-cell table:style-name="ce13" table:formula="of:=RAND()*180" office:value-type="float" office:value="70.3401856637946" calcext:value-type="float">
            <text:p>70.3401856637946</text:p>
          </table:table-cell>
          <table:table-cell table:style-name="ce13" table:formula="of:=RAND()*180" office:value-type="float" office:value="72.3209624684748" calcext:value-type="float">
            <text:p>72.3209624684748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28]*EXP([.C528]/180)-[.D528]/([.C528]^2))/180" office:value-type="float" office:value="1.27908690609758" calcext:value-type="float">
            <text:p>1.27908690609758</text:p>
          </table:table-cell>
          <table:table-cell table:style-name="ce19" table:formula="of:=0.01*([.B528]+[.B528]^2*0.1+[.C528]*[.D528])/([.C528]*[.D528]-[.B528])" office:value-type="float" office:value="0.0155523054185881" calcext:value-type="float">
            <text:p>0.01555</text:p>
          </table:table-cell>
          <table:table-cell table:style-name="ce21" office:value-type="string" calcext:value-type="string">
            <text:p>285,978,300</text:p>
          </table:table-cell>
          <table:table-cell table:number-columns-repeated="1016"/>
        </table:table-row>
        <table:table-row table:style-name="ro1">
          <table:table-cell table:style-name="ce7" table:formula="of:=[.A528]+1" office:value-type="float" office:value="527" calcext:value-type="float">
            <text:p>527</text:p>
          </table:table-cell>
          <table:table-cell table:style-name="ce13" table:formula="of:=RAND()*180" office:value-type="float" office:value="95.2674827442269" calcext:value-type="float">
            <text:p>95.2674827442269</text:p>
          </table:table-cell>
          <table:table-cell table:style-name="ce13" table:formula="of:=RAND()*180" office:value-type="float" office:value="101.295692865004" calcext:value-type="float">
            <text:p>101.295692865004</text:p>
          </table:table-cell>
          <table:table-cell table:style-name="ce13" table:formula="of:=RAND()*180" office:value-type="float" office:value="33.5804471093058" calcext:value-type="float">
            <text:p>33.5804471093058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29]*EXP([.C529]/180)-[.D529]/([.C529]^2))/180" office:value-type="float" office:value="0.929104530280086" calcext:value-type="float">
            <text:p>0.929104530280086</text:p>
          </table:table-cell>
          <table:table-cell table:style-name="ce19" table:formula="of:=0.01*([.B529]+[.B529]^2*0.1+[.C529]*[.D529])/([.C529]*[.D529]-[.B529])" office:value-type="float" office:value="0.0133213215748351" calcext:value-type="float">
            <text:p>0.01332</text:p>
          </table:table-cell>
          <table:table-cell table:style-name="ce21" office:value-type="string" calcext:value-type="string">
            <text:p>2,886,884,015</text:p>
          </table:table-cell>
          <table:table-cell table:number-columns-repeated="1016"/>
        </table:table-row>
        <table:table-row table:style-name="ro1">
          <table:table-cell table:style-name="ce7" table:formula="of:=[.A529]+1" office:value-type="float" office:value="528" calcext:value-type="float">
            <text:p>528</text:p>
          </table:table-cell>
          <table:table-cell table:style-name="ce13" table:formula="of:=RAND()*180" office:value-type="float" office:value="169.249187420746" calcext:value-type="float">
            <text:p>169.249187420746</text:p>
          </table:table-cell>
          <table:table-cell table:style-name="ce13" table:formula="of:=RAND()*180" office:value-type="float" office:value="116.667819222149" calcext:value-type="float">
            <text:p>116.667819222149</text:p>
          </table:table-cell>
          <table:table-cell table:style-name="ce13" table:formula="of:=RAND()*180" office:value-type="float" office:value="47.903829912764" calcext:value-type="float">
            <text:p>47.903829912764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30]*EXP([.C530]/180)-[.D530]/([.C530]^2))/180" office:value-type="float" office:value="1.79779144301668" calcext:value-type="float">
            <text:p>1.79779144301668</text:p>
          </table:table-cell>
          <table:table-cell table:style-name="ce19" table:formula="of:=0.01*([.B530]+[.B530]^2*0.1+[.C530]*[.D530])/([.C530]*[.D530]-[.B530])" office:value-type="float" office:value="0.0159100953692624" calcext:value-type="float">
            <text:p>0.01591</text:p>
          </table:table-cell>
          <table:table-cell table:style-name="ce21" office:value-type="string" calcext:value-type="string">
            <text:p>2,913,985,048</text:p>
          </table:table-cell>
          <table:table-cell table:number-columns-repeated="1016"/>
        </table:table-row>
        <table:table-row table:style-name="ro1">
          <table:table-cell table:style-name="ce7" table:formula="of:=[.A530]+1" office:value-type="float" office:value="529" calcext:value-type="float">
            <text:p>529</text:p>
          </table:table-cell>
          <table:table-cell table:style-name="ce13" table:formula="of:=RAND()*180" office:value-type="float" office:value="64.0323168700246" calcext:value-type="float">
            <text:p>64.0323168700246</text:p>
          </table:table-cell>
          <table:table-cell table:style-name="ce13" table:formula="of:=RAND()*180" office:value-type="float" office:value="84.9000229836445" calcext:value-type="float">
            <text:p>84.9000229836445</text:p>
          </table:table-cell>
          <table:table-cell table:style-name="ce13" table:formula="of:=RAND()*180" office:value-type="float" office:value="174.948979207071" calcext:value-type="float">
            <text:p>174.948979207071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31]*EXP([.C531]/180)-[.D531]/([.C531]^2))/180" office:value-type="float" office:value="0.569988730097301" calcext:value-type="float">
            <text:p>0.569988730097301</text:p>
          </table:table-cell>
          <table:table-cell table:style-name="ce19" table:formula="of:=0.01*([.B531]+[.B531]^2*0.1+[.C531]*[.D531])/([.C531]*[.D531]-[.B531])" office:value-type="float" office:value="0.010363833456647" calcext:value-type="float">
            <text:p>0.01036</text:p>
          </table:table-cell>
          <table:table-cell table:style-name="ce21" office:value-type="string" calcext:value-type="string">
            <text:p>2,941,086,081</text:p>
          </table:table-cell>
          <table:table-cell table:number-columns-repeated="1016"/>
        </table:table-row>
        <table:table-row table:style-name="ro1">
          <table:table-cell table:style-name="ce7" table:formula="of:=[.A531]+1" office:value-type="float" office:value="530" calcext:value-type="float">
            <text:p>530</text:p>
          </table:table-cell>
          <table:table-cell table:style-name="ce13" table:formula="of:=RAND()*180" office:value-type="float" office:value="45.5253999170869" calcext:value-type="float">
            <text:p>45.5253999170869</text:p>
          </table:table-cell>
          <table:table-cell table:style-name="ce13" table:formula="of:=RAND()*180" office:value-type="float" office:value="27.8977175779432" calcext:value-type="float">
            <text:p>27.8977175779432</text:p>
          </table:table-cell>
          <table:table-cell table:style-name="ce13" table:formula="of:=RAND()*180" office:value-type="float" office:value="87.1044983087332" calcext:value-type="float">
            <text:p>87.104498308733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32]*EXP([.C532]/180)-[.D532]/([.C532]^2))/180" office:value-type="float" office:value="0.294697237496215" calcext:value-type="float">
            <text:p>0.294697237496215</text:p>
          </table:table-cell>
          <table:table-cell table:style-name="ce19" table:formula="of:=0.01*([.B532]+[.B532]^2*0.1+[.C532]*[.D532])/([.C532]*[.D532]-[.B532])" office:value-type="float" office:value="0.0112510299550573" calcext:value-type="float">
            <text:p>0.01125</text:p>
          </table:table-cell>
          <table:table-cell table:style-name="ce21" office:value-type="string" calcext:value-type="string">
            <text:p>2,968,187,114</text:p>
          </table:table-cell>
          <table:table-cell table:number-columns-repeated="1016"/>
        </table:table-row>
        <table:table-row table:style-name="ro1">
          <table:table-cell table:style-name="ce7" table:formula="of:=[.A532]+1" office:value-type="float" office:value="531" calcext:value-type="float">
            <text:p>531</text:p>
          </table:table-cell>
          <table:table-cell table:style-name="ce13" table:formula="of:=RAND()*180" office:value-type="float" office:value="33.1035421330573" calcext:value-type="float">
            <text:p>33.1035421330573</text:p>
          </table:table-cell>
          <table:table-cell table:style-name="ce13" table:formula="of:=RAND()*180" office:value-type="float" office:value="129.125611354028" calcext:value-type="float">
            <text:p>129.125611354028</text:p>
          </table:table-cell>
          <table:table-cell table:style-name="ce13" table:formula="of:=RAND()*180" office:value-type="float" office:value="85.0387764871972" calcext:value-type="float">
            <text:p>85.038776487197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33]*EXP([.C533]/180)-[.D533]/([.C533]^2))/180" office:value-type="float" office:value="0.376805082333742" calcext:value-type="float">
            <text:p>0.376805082333742</text:p>
          </table:table-cell>
          <table:table-cell table:style-name="ce19" table:formula="of:=0.01*([.B533]+[.B533]^2*0.1+[.C533]*[.D533])/([.C533]*[.D533]-[.B533])" office:value-type="float" office:value="0.0101605756953098" calcext:value-type="float">
            <text:p>0.01016</text:p>
          </table:table-cell>
          <table:table-cell table:style-name="ce21" office:value-type="string" calcext:value-type="string">
            <text:p>2,995,288,148</text:p>
          </table:table-cell>
          <table:table-cell table:number-columns-repeated="1016"/>
        </table:table-row>
        <table:table-row table:style-name="ro1">
          <table:table-cell table:style-name="ce7" table:formula="of:=[.A533]+1" office:value-type="float" office:value="532" calcext:value-type="float">
            <text:p>532</text:p>
          </table:table-cell>
          <table:table-cell table:style-name="ce13" table:formula="of:=RAND()*180" office:value-type="float" office:value="33.2194911042678" calcext:value-type="float">
            <text:p>33.2194911042678</text:p>
          </table:table-cell>
          <table:table-cell table:style-name="ce13" table:formula="of:=RAND()*180" office:value-type="float" office:value="179.150212854578" calcext:value-type="float">
            <text:p>179.150212854578</text:p>
          </table:table-cell>
          <table:table-cell table:style-name="ce13" table:formula="of:=RAND()*180" office:value-type="float" office:value="41.464221123704" calcext:value-type="float">
            <text:p>41.464221123704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34]*EXP([.C534]/180)-[.D534]/([.C534]^2))/180" office:value-type="float" office:value="0.499296345686444" calcext:value-type="float">
            <text:p>0.499296345686444</text:p>
          </table:table-cell>
          <table:table-cell table:style-name="ce19" table:formula="of:=0.01*([.B534]+[.B534]^2*0.1+[.C534]*[.D534])/([.C534]*[.D534]-[.B534])" office:value-type="float" office:value="0.0102390668582958" calcext:value-type="float">
            <text:p>0.01024</text:p>
          </table:table-cell>
          <table:table-cell table:style-name="ce21" office:value-type="string" calcext:value-type="string">
            <text:p>3,022,389,181</text:p>
          </table:table-cell>
          <table:table-cell table:number-columns-repeated="1016"/>
        </table:table-row>
        <table:table-row table:style-name="ro1">
          <table:table-cell table:style-name="ce7" table:formula="of:=[.A534]+1" office:value-type="float" office:value="533" calcext:value-type="float">
            <text:p>533</text:p>
          </table:table-cell>
          <table:table-cell table:style-name="ce13" table:formula="of:=RAND()*180" office:value-type="float" office:value="140.760844402868" calcext:value-type="float">
            <text:p>140.760844402868</text:p>
          </table:table-cell>
          <table:table-cell table:style-name="ce13" table:formula="of:=RAND()*180" office:value-type="float" office:value="87.6104423965591" calcext:value-type="float">
            <text:p>87.6104423965591</text:p>
          </table:table-cell>
          <table:table-cell table:style-name="ce13" table:formula="of:=RAND()*180" office:value-type="float" office:value="69.5590677949872" calcext:value-type="float">
            <text:p>69.559067794987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35]*EXP([.C535]/180)-[.D535]/([.C535]^2))/180" office:value-type="float" office:value="1.27225455723799" calcext:value-type="float">
            <text:p>1.27225455723799</text:p>
          </table:table-cell>
          <table:table-cell table:style-name="ce19" table:formula="of:=0.01*([.B535]+[.B535]^2*0.1+[.C535]*[.D535])/([.C535]*[.D535]-[.B535])" office:value-type="float" office:value="0.013801031479059" calcext:value-type="float">
            <text:p>0.01380</text:p>
          </table:table-cell>
          <table:table-cell table:style-name="ce21" office:value-type="string" calcext:value-type="string">
            <text:p>3,049,490,214</text:p>
          </table:table-cell>
          <table:table-cell table:number-columns-repeated="1016"/>
        </table:table-row>
        <table:table-row table:style-name="ro1">
          <table:table-cell table:style-name="ce7" table:formula="of:=[.A535]+1" office:value-type="float" office:value="534" calcext:value-type="float">
            <text:p>534</text:p>
          </table:table-cell>
          <table:table-cell table:style-name="ce13" table:formula="of:=RAND()*180" office:value-type="float" office:value="47.0174655356122" calcext:value-type="float">
            <text:p>47.0174655356122</text:p>
          </table:table-cell>
          <table:table-cell table:style-name="ce13" table:formula="of:=RAND()*180" office:value-type="float" office:value="74.2226655601425" calcext:value-type="float">
            <text:p>74.2226655601425</text:p>
          </table:table-cell>
          <table:table-cell table:style-name="ce13" table:formula="of:=RAND()*180" office:value-type="float" office:value="99.0184656941642" calcext:value-type="float">
            <text:p>99.0184656941642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36]*EXP([.C536]/180)-[.D536]/([.C536]^2))/180" office:value-type="float" office:value="0.394418516967604" calcext:value-type="float">
            <text:p>0.394418516967604</text:p>
          </table:table-cell>
          <table:table-cell table:style-name="ce19" table:formula="of:=0.01*([.B536]+[.B536]^2*0.1+[.C536]*[.D536])/([.C536]*[.D536]-[.B536])" office:value-type="float" office:value="0.0104315009683786" calcext:value-type="float">
            <text:p>0.01043</text:p>
          </table:table-cell>
          <table:table-cell table:style-name="ce22" office:value-type="string" calcext:value-type="string">
            <text:p>3,076,591,247</text:p>
          </table:table-cell>
          <table:table-cell table:number-columns-repeated="1016"/>
        </table:table-row>
        <table:table-row table:style-name="ro1">
          <table:table-cell table:style-name="ce7" table:formula="of:=[.A536]+1" office:value-type="float" office:value="535" calcext:value-type="float">
            <text:p>535</text:p>
          </table:table-cell>
          <table:table-cell table:style-name="ce13" table:formula="of:=RAND()*180" office:value-type="float" office:value="93.6672585480759" calcext:value-type="float">
            <text:p>93.6672585480759</text:p>
          </table:table-cell>
          <table:table-cell table:style-name="ce13" table:formula="of:=RAND()*180" office:value-type="float" office:value="148.311556970688" calcext:value-type="float">
            <text:p>148.311556970688</text:p>
          </table:table-cell>
          <table:table-cell table:style-name="ce13" table:formula="of:=RAND()*180" office:value-type="float" office:value="13.7590176358954" calcext:value-type="float">
            <text:p>13.7590176358954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37]*EXP([.C537]/180)-[.D537]/([.C537]^2))/180" office:value-type="float" office:value="1.1861846898255" calcext:value-type="float">
            <text:p>1.1861846898255</text:p>
          </table:table-cell>
          <table:table-cell table:style-name="ce19" table:formula="of:=0.01*([.B537]+[.B537]^2*0.1+[.C537]*[.D537])/([.C537]*[.D537]-[.B537])" office:value-type="float" office:value="0.0154684908401831" calcext:value-type="float">
            <text:p>0.01547</text:p>
          </table:table-cell>
          <table:table-cell table:style-name="ce22" office:value-type="string" calcext:value-type="string">
            <text:p>3,103,692,280</text:p>
          </table:table-cell>
          <table:table-cell table:number-columns-repeated="1016"/>
        </table:table-row>
        <table:table-row table:style-name="ro1">
          <table:table-cell table:style-name="ce7" table:formula="of:=[.A537]+1" office:value-type="float" office:value="536" calcext:value-type="float">
            <text:p>536</text:p>
          </table:table-cell>
          <table:table-cell table:style-name="ce13" table:formula="of:=RAND()*180" office:value-type="float" office:value="58.7570195933395" calcext:value-type="float">
            <text:p>58.7570195933395</text:p>
          </table:table-cell>
          <table:table-cell table:style-name="ce13" table:formula="of:=RAND()*180" office:value-type="float" office:value="104.830017588827" calcext:value-type="float">
            <text:p>104.830017588827</text:p>
          </table:table-cell>
          <table:table-cell table:style-name="ce13" table:formula="of:=RAND()*180" office:value-type="float" office:value="144.572477833255" calcext:value-type="float">
            <text:p>144.57247783325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38]*EXP([.C538]/180)-[.D538]/([.C538]^2))/180" office:value-type="float" office:value="0.584334137787125" calcext:value-type="float">
            <text:p>0.584334137787125</text:p>
          </table:table-cell>
          <table:table-cell table:style-name="ce19" table:formula="of:=0.01*([.B538]+[.B538]^2*0.1+[.C538]*[.D538])/([.C538]*[.D538]-[.B538])" office:value-type="float" office:value="0.0103065241887082" calcext:value-type="float">
            <text:p>0.01031</text:p>
          </table:table-cell>
          <table:table-cell table:style-name="ce22" office:value-type="string" calcext:value-type="string">
            <text:p>3,130,793,314</text:p>
          </table:table-cell>
          <table:table-cell table:number-columns-repeated="1016"/>
        </table:table-row>
        <table:table-row table:style-name="ro1">
          <table:table-cell table:style-name="ce7" table:formula="of:=[.A538]+1" office:value-type="float" office:value="537" calcext:value-type="float">
            <text:p>537</text:p>
          </table:table-cell>
          <table:table-cell table:style-name="ce13" table:formula="of:=RAND()*180" office:value-type="float" office:value="82.5417706413868" calcext:value-type="float">
            <text:p>82.5417706413868</text:p>
          </table:table-cell>
          <table:table-cell table:style-name="ce13" table:formula="of:=RAND()*180" office:value-type="float" office:value="50.0155102718229" calcext:value-type="float">
            <text:p>50.0155102718229</text:p>
          </table:table-cell>
          <table:table-cell table:style-name="ce13" table:formula="of:=RAND()*180" office:value-type="float" office:value="132.389239437718" calcext:value-type="float">
            <text:p>132.389239437718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39]*EXP([.C539]/180)-[.D539]/([.C539]^2))/180" office:value-type="float" office:value="0.605152876277062" calcext:value-type="float">
            <text:p>0.605152876277062</text:p>
          </table:table-cell>
          <table:table-cell table:style-name="ce19" table:formula="of:=0.01*([.B539]+[.B539]^2*0.1+[.C539]*[.D539])/([.C539]*[.D539]-[.B539])" office:value-type="float" office:value="0.0112943895844412" calcext:value-type="float">
            <text:p>0.01129</text:p>
          </table:table-cell>
          <table:table-cell table:style-name="ce22" office:value-type="string" calcext:value-type="string">
            <text:p>3,157,894,347</text:p>
          </table:table-cell>
          <table:table-cell table:number-columns-repeated="1016"/>
        </table:table-row>
        <table:table-row table:style-name="ro1">
          <table:table-cell table:style-name="ce7" table:formula="of:=[.A539]+1" office:value-type="float" office:value="538" calcext:value-type="float">
            <text:p>538</text:p>
          </table:table-cell>
          <table:table-cell table:style-name="ce13" table:formula="of:=RAND()*180" office:value-type="float" office:value="48.9835862945645" calcext:value-type="float">
            <text:p>48.9835862945645</text:p>
          </table:table-cell>
          <table:table-cell table:style-name="ce13" table:formula="of:=RAND()*180" office:value-type="float" office:value="169.913419102952" calcext:value-type="float">
            <text:p>169.913419102952</text:p>
          </table:table-cell>
          <table:table-cell table:style-name="ce13" table:formula="of:=RAND()*180" office:value-type="float" office:value="122.69509221307" calcext:value-type="float">
            <text:p>122.69509221307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40]*EXP([.C540]/180)-[.D540]/([.C540]^2))/180" office:value-type="float" office:value="0.699393393374598" calcext:value-type="float">
            <text:p>0.699393393374598</text:p>
          </table:table-cell>
          <table:table-cell table:style-name="ce19" table:formula="of:=0.01*([.B540]+[.B540]^2*0.1+[.C540]*[.D540])/([.C540]*[.D540]-[.B540])" office:value-type="float" office:value="0.0101624662288319" calcext:value-type="float">
            <text:p>0.01016</text:p>
          </table:table-cell>
          <table:table-cell table:style-name="ce22" office:value-type="string" calcext:value-type="string">
            <text:p>3,184,995,380</text:p>
          </table:table-cell>
          <table:table-cell table:number-columns-repeated="1016"/>
        </table:table-row>
        <table:table-row table:style-name="ro1">
          <table:table-cell table:style-name="ce7" table:formula="of:=[.A540]+1" office:value-type="float" office:value="539" calcext:value-type="float">
            <text:p>539</text:p>
          </table:table-cell>
          <table:table-cell table:style-name="ce13" table:formula="of:=RAND()*180" office:value-type="float" office:value="171.428232328403" calcext:value-type="float">
            <text:p>171.428232328403</text:p>
          </table:table-cell>
          <table:table-cell table:style-name="ce13" table:formula="of:=RAND()*180" office:value-type="float" office:value="161.68166047465" calcext:value-type="float">
            <text:p>161.68166047465</text:p>
          </table:table-cell>
          <table:table-cell table:style-name="ce13" table:formula="of:=RAND()*180" office:value-type="float" office:value="147.667596505634" calcext:value-type="float">
            <text:p>147.667596505634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41]*EXP([.C541]/180)-[.D541]/([.C541]^2))/180" office:value-type="float" office:value="2.33830400816262" calcext:value-type="float">
            <text:p>2.33830400816262</text:p>
          </table:table-cell>
          <table:table-cell table:style-name="ce19" table:formula="of:=0.01*([.B541]+[.B541]^2*0.1+[.C541]*[.D541])/([.C541]*[.D541]-[.B541])" office:value-type="float" office:value="0.0113844329850049" calcext:value-type="float">
            <text:p>0.01138</text:p>
          </table:table-cell>
          <table:table-cell table:style-name="ce22" office:value-type="string" calcext:value-type="string">
            <text:p>3,212,096,413</text:p>
          </table:table-cell>
          <table:table-cell table:number-columns-repeated="1016"/>
        </table:table-row>
        <table:table-row table:style-name="ro1">
          <table:table-cell table:style-name="ce7" table:formula="of:=[.A541]+1" office:value-type="float" office:value="540" calcext:value-type="float">
            <text:p>540</text:p>
          </table:table-cell>
          <table:table-cell table:style-name="ce13" table:formula="of:=RAND()*180" office:value-type="float" office:value="113.933046865951" calcext:value-type="float">
            <text:p>113.933046865951</text:p>
          </table:table-cell>
          <table:table-cell table:style-name="ce13" table:formula="of:=RAND()*180" office:value-type="float" office:value="112.338003989905" calcext:value-type="float">
            <text:p>112.338003989905</text:p>
          </table:table-cell>
          <table:table-cell table:style-name="ce13" table:formula="of:=RAND()*180" office:value-type="float" office:value="115.670134059905" calcext:value-type="float">
            <text:p>115.670134059905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42]*EXP([.C542]/180)-[.D542]/([.C542]^2))/180" office:value-type="float" office:value="1.18141283285813" calcext:value-type="float">
            <text:p>1.18141283285813</text:p>
          </table:table-cell>
          <table:table-cell table:style-name="ce19" table:formula="of:=0.01*([.B542]+[.B542]^2*0.1+[.C542]*[.D542])/([.C542]*[.D542]-[.B542])" office:value-type="float" office:value="0.0111847158951938" calcext:value-type="float">
            <text:p>0.01118</text:p>
          </table:table-cell>
          <table:table-cell table:style-name="ce22" office:value-type="string" calcext:value-type="string">
            <text:p>3,239,197,446</text:p>
          </table:table-cell>
          <table:table-cell table:number-columns-repeated="1016"/>
        </table:table-row>
        <table:table-row table:style-name="ro1">
          <table:table-cell table:style-name="ce7" table:formula="of:=[.A542]+1" office:value-type="float" office:value="541" calcext:value-type="float">
            <text:p>541</text:p>
          </table:table-cell>
          <table:table-cell table:style-name="ce13" table:formula="of:=RAND()*180" office:value-type="float" office:value="43.1082004645175" calcext:value-type="float">
            <text:p>43.1082004645175</text:p>
          </table:table-cell>
          <table:table-cell table:style-name="ce13" table:formula="of:=RAND()*180" office:value-type="float" office:value="34.9124374354965" calcext:value-type="float">
            <text:p>34.9124374354965</text:p>
          </table:table-cell>
          <table:table-cell table:style-name="ce13" table:formula="of:=RAND()*180" office:value-type="float" office:value="45.7814700751131" calcext:value-type="float">
            <text:p>45.781470075113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43]*EXP([.C543]/180)-[.D543]/([.C543]^2))/180" office:value-type="float" office:value="0.290543037470587" calcext:value-type="float">
            <text:p>0.290543037470587</text:p>
          </table:table-cell>
          <table:table-cell table:style-name="ce19" table:formula="of:=0.01*([.B543]+[.B543]^2*0.1+[.C543]*[.D543])/([.C543]*[.D543]-[.B543])" office:value-type="float" office:value="0.0117492416355347" calcext:value-type="float">
            <text:p>0.01175</text:p>
          </table:table-cell>
          <table:table-cell table:style-name="ce22" office:value-type="string" calcext:value-type="string">
            <text:p>3,266,298,480</text:p>
          </table:table-cell>
          <table:table-cell table:number-columns-repeated="1016"/>
        </table:table-row>
        <table:table-row table:style-name="ro1">
          <table:table-cell table:style-name="ce7" table:formula="of:=[.A543]+1" office:value-type="float" office:value="542" calcext:value-type="float">
            <text:p>542</text:p>
          </table:table-cell>
          <table:table-cell table:style-name="ce13" table:formula="of:=RAND()*180" office:value-type="float" office:value="175.804426911376" calcext:value-type="float">
            <text:p>175.804426911376</text:p>
          </table:table-cell>
          <table:table-cell table:style-name="ce13" table:formula="of:=RAND()*180" office:value-type="float" office:value="3.54396832649734" calcext:value-type="float">
            <text:p>3.54396832649734</text:p>
          </table:table-cell>
          <table:table-cell table:style-name="ce13" table:formula="of:=RAND()*180" office:value-type="float" office:value="113.336900008584" calcext:value-type="float">
            <text:p>113.336900008584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44]*EXP([.C544]/180)-[.D544]/([.C544]^2))/180" office:value-type="float" office:value="0.945979131208649" calcext:value-type="float">
            <text:p>0.945979131208649</text:p>
          </table:table-cell>
          <table:table-cell table:style-name="ce19" table:formula="of:=0.01*([.B544]+[.B544]^2*0.1+[.C544]*[.D544])/([.C544]*[.D544]-[.B544])" office:value-type="float" office:value="0.162411212453487" calcext:value-type="float">
            <text:p>0.16241</text:p>
          </table:table-cell>
          <table:table-cell table:style-name="ce23" office:value-type="string" calcext:value-type="string">
            <text:p>3,293,399,513</text:p>
          </table:table-cell>
          <table:table-cell table:number-columns-repeated="1016"/>
        </table:table-row>
        <table:table-row table:style-name="ro1">
          <table:table-cell table:style-name="ce7" table:formula="of:=[.A544]+1" office:value-type="float" office:value="543" calcext:value-type="float">
            <text:p>543</text:p>
          </table:table-cell>
          <table:table-cell table:style-name="ce13" table:formula="of:=RAND()*180" office:value-type="float" office:value="91.8873340426685" calcext:value-type="float">
            <text:p>91.8873340426685</text:p>
          </table:table-cell>
          <table:table-cell table:style-name="ce13" table:formula="of:=RAND()*180" office:value-type="float" office:value="162.955415515682" calcext:value-type="float">
            <text:p>162.955415515682</text:p>
          </table:table-cell>
          <table:table-cell table:style-name="ce13" table:formula="of:=RAND()*180" office:value-type="float" office:value="0.187092352981043" calcext:value-type="float">
            <text:p>0.187092352981043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45]*EXP([.C545]/180)-[.D545]/([.C545]^2))/180" office:value-type="float" office:value="1.26227314473424" calcext:value-type="float">
            <text:p>1.26227314473424</text:p>
          </table:table-cell>
          <table:table-cell table:style-name="ce19" table:formula="of:=0.01*([.B545]+[.B545]^2*0.1+[.C545]*[.D545])/([.C545]*[.D545]-[.B545])" office:value-type="float" office:value="-0.157444497479854" calcext:value-type="float">
            <text:p>-0.15744</text:p>
          </table:table-cell>
          <table:table-cell table:style-name="ce23" office:value-type="string" calcext:value-type="string">
            <text:p>3,320,500,546</text:p>
          </table:table-cell>
          <table:table-cell table:number-columns-repeated="1016"/>
        </table:table-row>
        <table:table-row table:style-name="ro1">
          <table:table-cell table:style-name="ce7" table:formula="of:=[.A545]+1" office:value-type="float" office:value="544" calcext:value-type="float">
            <text:p>544</text:p>
          </table:table-cell>
          <table:table-cell table:style-name="ce13" table:formula="of:=RAND()*180" office:value-type="float" office:value="88.6846545414548" calcext:value-type="float">
            <text:p>88.6846545414548</text:p>
          </table:table-cell>
          <table:table-cell table:style-name="ce13" table:formula="of:=RAND()*180" office:value-type="float" office:value="110.740287719342" calcext:value-type="float">
            <text:p>110.740287719342</text:p>
          </table:table-cell>
          <table:table-cell table:style-name="ce13" table:formula="of:=RAND()*180" office:value-type="float" office:value="73.9193708212654" calcext:value-type="float">
            <text:p>73.9193708212654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46]*EXP([.C546]/180)-[.D546]/([.C546]^2))/180" office:value-type="float" office:value="0.911482487262457" calcext:value-type="float">
            <text:p>0.911482487262457</text:p>
          </table:table-cell>
          <table:table-cell table:style-name="ce19" table:formula="of:=0.01*([.B546]+[.B546]^2*0.1+[.C546]*[.D546])/([.C546]*[.D546]-[.B546])" office:value-type="float" office:value="0.0111903743819519" calcext:value-type="float">
            <text:p>0.01119</text:p>
          </table:table-cell>
          <table:table-cell table:style-name="ce23" office:value-type="string" calcext:value-type="string">
            <text:p>3,347,601,579</text:p>
          </table:table-cell>
          <table:table-cell table:number-columns-repeated="1016"/>
        </table:table-row>
        <table:table-row table:style-name="ro1">
          <table:table-cell table:style-name="ce7" table:formula="of:=[.A546]+1" office:value-type="float" office:value="545" calcext:value-type="float">
            <text:p>545</text:p>
          </table:table-cell>
          <table:table-cell table:style-name="ce13" table:formula="of:=RAND()*180" office:value-type="float" office:value="82.0406115904306" calcext:value-type="float">
            <text:p>82.0406115904306</text:p>
          </table:table-cell>
          <table:table-cell table:style-name="ce13" table:formula="of:=RAND()*180" office:value-type="float" office:value="55.9737743672941" calcext:value-type="float">
            <text:p>55.9737743672941</text:p>
          </table:table-cell>
          <table:table-cell table:style-name="ce13" table:formula="of:=RAND()*180" office:value-type="float" office:value="120.442773374985" calcext:value-type="float">
            <text:p>120.442773374985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47]*EXP([.C547]/180)-[.D547]/([.C547]^2))/180" office:value-type="float" office:value="0.621810151918794" calcext:value-type="float">
            <text:p>0.621810151918794</text:p>
          </table:table-cell>
          <table:table-cell table:style-name="ce19" table:formula="of:=0.01*([.B547]+[.B547]^2*0.1+[.C547]*[.D547])/([.C547]*[.D547]-[.B547])" office:value-type="float" office:value="0.0112570543573564" calcext:value-type="float">
            <text:p>0.01126</text:p>
          </table:table-cell>
          <table:table-cell table:style-name="ce23" office:value-type="string" calcext:value-type="string">
            <text:p>337,470,263</text:p>
          </table:table-cell>
          <table:table-cell table:number-columns-repeated="1016"/>
        </table:table-row>
        <table:table-row table:style-name="ro1">
          <table:table-cell table:style-name="ce7" table:formula="of:=[.A547]+1" office:value-type="float" office:value="546" calcext:value-type="float">
            <text:p>546</text:p>
          </table:table-cell>
          <table:table-cell table:style-name="ce13" table:formula="of:=RAND()*180" office:value-type="float" office:value="173.696668584733" calcext:value-type="float">
            <text:p>173.696668584733</text:p>
          </table:table-cell>
          <table:table-cell table:style-name="ce13" table:formula="of:=RAND()*180" office:value-type="float" office:value="86.3509939307504" calcext:value-type="float">
            <text:p>86.3509939307504</text:p>
          </table:table-cell>
          <table:table-cell table:style-name="ce13" table:formula="of:=RAND()*180" office:value-type="float" office:value="51.1717003002312" calcext:value-type="float">
            <text:p>51.171700300231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48]*EXP([.C548]/180)-[.D548]/([.C548]^2))/180" office:value-type="float" office:value="1.55901924149269" calcext:value-type="float">
            <text:p>1.55901924149269</text:p>
          </table:table-cell>
          <table:table-cell table:style-name="ce19" table:formula="of:=0.01*([.B548]+[.B548]^2*0.1+[.C548]*[.D548])/([.C548]*[.D548]-[.B548])" office:value-type="float" office:value="0.0179256122994634" calcext:value-type="float">
            <text:p>0.01793</text:p>
          </table:table-cell>
          <table:table-cell table:style-name="ce23" office:value-type="string" calcext:value-type="string">
            <text:p>3,401,803,646</text:p>
          </table:table-cell>
          <table:table-cell table:number-columns-repeated="1016"/>
        </table:table-row>
        <table:table-row table:style-name="ro1">
          <table:table-cell table:style-name="ce7" table:formula="of:=[.A548]+1" office:value-type="float" office:value="547" calcext:value-type="float">
            <text:p>547</text:p>
          </table:table-cell>
          <table:table-cell table:style-name="ce13" table:formula="of:=RAND()*180" office:value-type="float" office:value="131.350096034006" calcext:value-type="float">
            <text:p>131.350096034006</text:p>
          </table:table-cell>
          <table:table-cell table:style-name="ce13" table:formula="of:=RAND()*180" office:value-type="float" office:value="52.4009186755957" calcext:value-type="float">
            <text:p>52.4009186755957</text:p>
          </table:table-cell>
          <table:table-cell table:style-name="ce13" table:formula="of:=RAND()*180" office:value-type="float" office:value="61.6218887823572" calcext:value-type="float">
            <text:p>61.621888782357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49]*EXP([.C549]/180)-[.D549]/([.C549]^2))/180" office:value-type="float" office:value="0.97618603743413" calcext:value-type="float">
            <text:p>0.97618603743413</text:p>
          </table:table-cell>
          <table:table-cell table:style-name="ce19" table:formula="of:=0.01*([.B549]+[.B549]^2*0.1+[.C549]*[.D549])/([.C549]*[.D549]-[.B549])" office:value-type="float" office:value="0.0164176296764872" calcext:value-type="float">
            <text:p>0.01642</text:p>
          </table:table-cell>
          <table:table-cell table:style-name="ce23" office:value-type="string" calcext:value-type="string">
            <text:p>3,428,904,679</text:p>
          </table:table-cell>
          <table:table-cell table:number-columns-repeated="1016"/>
        </table:table-row>
        <table:table-row table:style-name="ro1">
          <table:table-cell table:style-name="ce7" table:formula="of:=[.A549]+1" office:value-type="float" office:value="548" calcext:value-type="float">
            <text:p>548</text:p>
          </table:table-cell>
          <table:table-cell table:style-name="ce13" table:formula="of:=RAND()*180" office:value-type="float" office:value="146.969568946281" calcext:value-type="float">
            <text:p>146.969568946281</text:p>
          </table:table-cell>
          <table:table-cell table:style-name="ce13" table:formula="of:=RAND()*180" office:value-type="float" office:value="160.399958041829" calcext:value-type="float">
            <text:p>160.399958041829</text:p>
          </table:table-cell>
          <table:table-cell table:style-name="ce13" table:formula="of:=RAND()*180" office:value-type="float" office:value="130.097983473341" calcext:value-type="float">
            <text:p>130.09798347334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50]*EXP([.C550]/180)-[.D550]/([.C550]^2))/180" office:value-type="float" office:value="1.9904593973786" calcext:value-type="float">
            <text:p>1.9904593973786</text:p>
          </table:table-cell>
          <table:table-cell table:style-name="ce19" table:formula="of:=0.01*([.B550]+[.B550]^2*0.1+[.C550]*[.D550])/([.C550]*[.D550]-[.B550])" office:value-type="float" office:value="0.0111842937932368" calcext:value-type="float">
            <text:p>0.01118</text:p>
          </table:table-cell>
          <table:table-cell table:style-name="ce23" office:value-type="string" calcext:value-type="string">
            <text:p>345,600,573</text:p>
          </table:table-cell>
          <table:table-cell table:number-columns-repeated="1016"/>
        </table:table-row>
        <table:table-row table:style-name="ro1">
          <table:table-cell table:style-name="ce7" table:formula="of:=[.A550]+1" office:value-type="float" office:value="549" calcext:value-type="float">
            <text:p>549</text:p>
          </table:table-cell>
          <table:table-cell table:style-name="ce13" table:formula="of:=RAND()*180" office:value-type="float" office:value="173.025524186936" calcext:value-type="float">
            <text:p>173.025524186936</text:p>
          </table:table-cell>
          <table:table-cell table:style-name="ce13" table:formula="of:=RAND()*180" office:value-type="float" office:value="75.2416692998361" calcext:value-type="float">
            <text:p>75.2416692998361</text:p>
          </table:table-cell>
          <table:table-cell table:style-name="ce13" table:formula="of:=RAND()*180" office:value-type="float" office:value="10.7596368512182" calcext:value-type="float">
            <text:p>10.759636851218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51]*EXP([.C551]/180)-[.D551]/([.C551]^2))/180" office:value-type="float" office:value="1.46006990350647" calcext:value-type="float">
            <text:p>1.46006990350647</text:p>
          </table:table-cell>
          <table:table-cell table:style-name="ce19" table:formula="of:=0.01*([.B551]+[.B551]^2*0.1+[.C551]*[.D551])/([.C551]*[.D551]-[.B551])" office:value-type="float" office:value="0.0624679490415134" calcext:value-type="float">
            <text:p>0.06247</text:p>
          </table:table-cell>
          <table:table-cell table:style-name="ce23" office:value-type="string" calcext:value-type="string">
            <text:p>3,483,106,745</text:p>
          </table:table-cell>
          <table:table-cell table:number-columns-repeated="1016"/>
        </table:table-row>
        <table:table-row table:style-name="ro1">
          <table:table-cell table:style-name="ce7" table:formula="of:=[.A551]+1" office:value-type="float" office:value="550" calcext:value-type="float">
            <text:p>550</text:p>
          </table:table-cell>
          <table:table-cell table:style-name="ce13" table:formula="of:=RAND()*180" office:value-type="float" office:value="58.28671580368" calcext:value-type="float">
            <text:p>58.28671580368</text:p>
          </table:table-cell>
          <table:table-cell table:style-name="ce13" table:formula="of:=RAND()*180" office:value-type="float" office:value="71.1780725884758" calcext:value-type="float">
            <text:p>71.1780725884758</text:p>
          </table:table-cell>
          <table:table-cell table:style-name="ce13" table:formula="of:=RAND()*180" office:value-type="float" office:value="115.037561010781" calcext:value-type="float">
            <text:p>115.03756101078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52]*EXP([.C552]/180)-[.D552]/([.C552]^2))/180" office:value-type="float" office:value="0.480748378408736" calcext:value-type="float">
            <text:p>0.480748378408736</text:p>
          </table:table-cell>
          <table:table-cell table:style-name="ce19" table:formula="of:=0.01*([.B552]+[.B552]^2*0.1+[.C552]*[.D552])/([.C552]*[.D552]-[.B552])" office:value-type="float" office:value="0.010561273215461" calcext:value-type="float">
            <text:p>0.01056</text:p>
          </table:table-cell>
          <table:table-cell table:style-name="ce24" office:value-type="string" calcext:value-type="string">
            <text:p>3,510,207,778</text:p>
          </table:table-cell>
          <table:table-cell table:number-columns-repeated="1016"/>
        </table:table-row>
        <table:table-row table:style-name="ro1">
          <table:table-cell table:style-name="ce7" table:formula="of:=[.A552]+1" office:value-type="float" office:value="551" calcext:value-type="float">
            <text:p>551</text:p>
          </table:table-cell>
          <table:table-cell table:style-name="ce13" table:formula="of:=RAND()*180" office:value-type="float" office:value="97.8297190004239" calcext:value-type="float">
            <text:p>97.8297190004239</text:p>
          </table:table-cell>
          <table:table-cell table:style-name="ce13" table:formula="of:=RAND()*180" office:value-type="float" office:value="50.7160879402266" calcext:value-type="float">
            <text:p>50.7160879402266</text:p>
          </table:table-cell>
          <table:table-cell table:style-name="ce13" table:formula="of:=RAND()*180" office:value-type="float" office:value="74.7542065440396" calcext:value-type="float">
            <text:p>74.7542065440396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53]*EXP([.C553]/180)-[.D553]/([.C553]^2))/180" office:value-type="float" office:value="0.720221439052158" calcext:value-type="float">
            <text:p>0.720221439052158</text:p>
          </table:table-cell>
          <table:table-cell table:style-name="ce19" table:formula="of:=0.01*([.B553]+[.B553]^2*0.1+[.C553]*[.D553])/([.C553]*[.D553]-[.B553])" office:value-type="float" office:value="0.013121030314326" calcext:value-type="float">
            <text:p>0.01312</text:p>
          </table:table-cell>
          <table:table-cell table:style-name="ce24" office:value-type="string" calcext:value-type="string">
            <text:p>353,730,883</text:p>
          </table:table-cell>
          <table:table-cell table:number-columns-repeated="1016"/>
        </table:table-row>
        <table:table-row table:style-name="ro1">
          <table:table-cell table:style-name="ce7" table:formula="of:=[.A553]+1" office:value-type="float" office:value="552" calcext:value-type="float">
            <text:p>552</text:p>
          </table:table-cell>
          <table:table-cell table:style-name="ce13" table:formula="of:=RAND()*180" office:value-type="float" office:value="84.4042353212371" calcext:value-type="float">
            <text:p>84.4042353212371</text:p>
          </table:table-cell>
          <table:table-cell table:style-name="ce13" table:formula="of:=RAND()*180" office:value-type="float" office:value="10.274366219353" calcext:value-type="float">
            <text:p>10.274366219353</text:p>
          </table:table-cell>
          <table:table-cell table:style-name="ce13" table:formula="of:=RAND()*180" office:value-type="float" office:value="87.7429136723736" calcext:value-type="float">
            <text:p>87.7429136723736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54]*EXP([.C554]/180)-[.D554]/([.C554]^2))/180" office:value-type="float" office:value="0.491838738265316" calcext:value-type="float">
            <text:p>0.491838738265316</text:p>
          </table:table-cell>
          <table:table-cell table:style-name="ce19" table:formula="of:=0.01*([.B554]+[.B554]^2*0.1+[.C554]*[.D554])/([.C554]*[.D554]-[.B554])" office:value-type="float" office:value="0.0207846956574634" calcext:value-type="float">
            <text:p>0.02078</text:p>
          </table:table-cell>
          <table:table-cell table:style-name="ce24" office:value-type="string" calcext:value-type="string">
            <text:p>3,564,409,845</text:p>
          </table:table-cell>
          <table:table-cell table:number-columns-repeated="1016"/>
        </table:table-row>
        <table:table-row table:style-name="ro1">
          <table:table-cell table:style-name="ce7" table:formula="of:=[.A554]+1" office:value-type="float" office:value="553" calcext:value-type="float">
            <text:p>553</text:p>
          </table:table-cell>
          <table:table-cell table:style-name="ce13" table:formula="of:=RAND()*180" office:value-type="float" office:value="107.225743748811" calcext:value-type="float">
            <text:p>107.225743748811</text:p>
          </table:table-cell>
          <table:table-cell table:style-name="ce13" table:formula="of:=RAND()*180" office:value-type="float" office:value="42.695880565939" calcext:value-type="float">
            <text:p>42.695880565939</text:p>
          </table:table-cell>
          <table:table-cell table:style-name="ce13" table:formula="of:=RAND()*180" office:value-type="float" office:value="99.0246714980637" calcext:value-type="float">
            <text:p>99.0246714980637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55]*EXP([.C555]/180)-[.D555]/([.C555]^2))/180" office:value-type="float" office:value="0.754861600206852" calcext:value-type="float">
            <text:p>0.754861600206852</text:p>
          </table:table-cell>
          <table:table-cell table:style-name="ce19" table:formula="of:=0.01*([.B555]+[.B555]^2*0.1+[.C555]*[.D555])/([.C555]*[.D555]-[.B555])" office:value-type="float" office:value="0.0133105563221013" calcext:value-type="float">
            <text:p>0.01331</text:p>
          </table:table-cell>
          <table:table-cell table:style-name="ce24" office:value-type="string" calcext:value-type="string">
            <text:p>3,591,510,878</text:p>
          </table:table-cell>
          <table:table-cell table:number-columns-repeated="1016"/>
        </table:table-row>
        <table:table-row table:style-name="ro1">
          <table:table-cell table:style-name="ce7" table:formula="of:=[.A555]+1" office:value-type="float" office:value="554" calcext:value-type="float">
            <text:p>554</text:p>
          </table:table-cell>
          <table:table-cell table:style-name="ce13" table:formula="of:=RAND()*180" office:value-type="float" office:value="151.139886206775" calcext:value-type="float">
            <text:p>151.139886206775</text:p>
          </table:table-cell>
          <table:table-cell table:style-name="ce13" table:formula="of:=RAND()*180" office:value-type="float" office:value="26.6263810717491" calcext:value-type="float">
            <text:p>26.6263810717491</text:p>
          </table:table-cell>
          <table:table-cell table:style-name="ce13" table:formula="of:=RAND()*180" office:value-type="float" office:value="178.247736477848" calcext:value-type="float">
            <text:p>178.247736477848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56]*EXP([.C556]/180)-[.D556]/([.C556]^2))/180" office:value-type="float" office:value="0.97213315736044" calcext:value-type="float">
            <text:p>0.97213315736044</text:p>
          </table:table-cell>
          <table:table-cell table:style-name="ce19" table:formula="of:=0.01*([.B556]+[.B556]^2*0.1+[.C556]*[.D556])/([.C556]*[.D556]-[.B556])" office:value-type="float" office:value="0.0156292342998194" calcext:value-type="float">
            <text:p>0.01563</text:p>
          </table:table-cell>
          <table:table-cell table:style-name="ce24" office:value-type="string" calcext:value-type="string">
            <text:p>3,618,611,911</text:p>
          </table:table-cell>
          <table:table-cell table:number-columns-repeated="1016"/>
        </table:table-row>
        <table:table-row table:style-name="ro1">
          <table:table-cell table:style-name="ce7" table:formula="of:=[.A556]+1" office:value-type="float" office:value="555" calcext:value-type="float">
            <text:p>555</text:p>
          </table:table-cell>
          <table:table-cell table:style-name="ce13" table:formula="of:=RAND()*180" office:value-type="float" office:value="3.06973490494906" calcext:value-type="float">
            <text:p>3.06973490494906</text:p>
          </table:table-cell>
          <table:table-cell table:style-name="ce13" table:formula="of:=RAND()*180" office:value-type="float" office:value="70.5404773740259" calcext:value-type="float">
            <text:p>70.5404773740259</text:p>
          </table:table-cell>
          <table:table-cell table:style-name="ce13" table:formula="of:=RAND()*180" office:value-type="float" office:value="177.734774195836" calcext:value-type="float">
            <text:p>177.734774195836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57]*EXP([.C557]/180)-[.D557]/([.C557]^2))/180" office:value-type="float" office:value="0.025037805819651" calcext:value-type="float">
            <text:p>0.025037805819651</text:p>
          </table:table-cell>
          <table:table-cell table:style-name="ce19" table:formula="of:=0.01*([.B557]+[.B557]^2*0.1+[.C557]*[.D557])/([.C557]*[.D557]-[.B557])" office:value-type="float" office:value="0.0100056498773871" calcext:value-type="float">
            <text:p>0.01001</text:p>
          </table:table-cell>
          <table:table-cell table:style-name="ce24" office:value-type="string" calcext:value-type="string">
            <text:p>3,645,712,944</text:p>
          </table:table-cell>
          <table:table-cell table:number-columns-repeated="1016"/>
        </table:table-row>
        <table:table-row table:style-name="ro1">
          <table:table-cell table:style-name="ce7" table:formula="of:=[.A557]+1" office:value-type="float" office:value="556" calcext:value-type="float">
            <text:p>556</text:p>
          </table:table-cell>
          <table:table-cell table:style-name="ce13" table:formula="of:=RAND()*180" office:value-type="float" office:value="20.5084375898032" calcext:value-type="float">
            <text:p>20.5084375898032</text:p>
          </table:table-cell>
          <table:table-cell table:style-name="ce13" table:formula="of:=RAND()*180" office:value-type="float" office:value="20.2658072727875" calcext:value-type="float">
            <text:p>20.2658072727875</text:p>
          </table:table-cell>
          <table:table-cell table:style-name="ce13" table:formula="of:=RAND()*180" office:value-type="float" office:value="12.8261317497811" calcext:value-type="float">
            <text:p>12.826131749781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58]*EXP([.C558]/180)-[.D558]/([.C558]^2))/180" office:value-type="float" office:value="0.127340052152584" calcext:value-type="float">
            <text:p>0.127340052152584</text:p>
          </table:table-cell>
          <table:table-cell table:style-name="ce19" table:formula="of:=0.01*([.B558]+[.B558]^2*0.1+[.C558]*[.D558])/([.C558]*[.D558]-[.B558])" office:value-type="float" office:value="0.0134698550714089" calcext:value-type="float">
            <text:p>0.01347</text:p>
          </table:table-cell>
          <table:table-cell table:style-name="ce24" office:value-type="string" calcext:value-type="string">
            <text:p>3,672,813,978</text:p>
          </table:table-cell>
          <table:table-cell table:number-columns-repeated="1016"/>
        </table:table-row>
        <table:table-row table:style-name="ro1">
          <table:table-cell table:style-name="ce7" table:formula="of:=[.A558]+1" office:value-type="float" office:value="557" calcext:value-type="float">
            <text:p>557</text:p>
          </table:table-cell>
          <table:table-cell table:style-name="ce13" table:formula="of:=RAND()*180" office:value-type="float" office:value="147.796956858714" calcext:value-type="float">
            <text:p>147.796956858714</text:p>
          </table:table-cell>
          <table:table-cell table:style-name="ce13" table:formula="of:=RAND()*180" office:value-type="float" office:value="2.32154455509486" calcext:value-type="float">
            <text:p>2.32154455509486</text:p>
          </table:table-cell>
          <table:table-cell table:style-name="ce13" table:formula="of:=RAND()*180" office:value-type="float" office:value="111.124914872345" calcext:value-type="float">
            <text:p>111.124914872345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59]*EXP([.C559]/180)-[.D559]/([.C559]^2))/180" office:value-type="float" office:value="0.717205520580292" calcext:value-type="float">
            <text:p>0.717205520580292</text:p>
          </table:table-cell>
          <table:table-cell table:style-name="ce19" table:formula="of:=0.01*([.B559]+[.B559]^2*0.1+[.C559]*[.D559])/([.C559]*[.D559]-[.B559])" office:value-type="float" office:value="0.235075969400377" calcext:value-type="float">
            <text:p>0.23508</text:p>
          </table:table-cell>
          <table:table-cell table:style-name="ce24" office:value-type="string" calcext:value-type="string">
            <text:p>3,699,915,011</text:p>
          </table:table-cell>
          <table:table-cell table:number-columns-repeated="1016"/>
        </table:table-row>
        <table:table-row table:style-name="ro1">
          <table:table-cell table:style-name="ce7" table:formula="of:=[.A559]+1" office:value-type="float" office:value="558" calcext:value-type="float">
            <text:p>558</text:p>
          </table:table-cell>
          <table:table-cell table:style-name="ce13" table:formula="of:=RAND()*180" office:value-type="float" office:value="177.222008397995" calcext:value-type="float">
            <text:p>177.222008397995</text:p>
          </table:table-cell>
          <table:table-cell table:style-name="ce13" table:formula="of:=RAND()*180" office:value-type="float" office:value="36.4925974376314" calcext:value-type="float">
            <text:p>36.4925974376314</text:p>
          </table:table-cell>
          <table:table-cell table:style-name="ce13" table:formula="of:=RAND()*180" office:value-type="float" office:value="89.4908747779181" calcext:value-type="float">
            <text:p>89.490874777918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60]*EXP([.C560]/180)-[.D560]/([.C560]^2))/180" office:value-type="float" office:value="1.20547464142276" calcext:value-type="float">
            <text:p>1.20547464142276</text:p>
          </table:table-cell>
          <table:table-cell table:style-name="ce19" table:formula="of:=0.01*([.B560]+[.B560]^2*0.1+[.C560]*[.D560])/([.C560]*[.D560]-[.B560])" office:value-type="float" office:value="0.0213167275688834" calcext:value-type="float">
            <text:p>0.02132</text:p>
          </table:table-cell>
          <table:table-cell table:style-name="ce20" office:value-type="string" calcext:value-type="string">
            <text:p>3,727,016,044</text:p>
          </table:table-cell>
          <table:table-cell table:number-columns-repeated="1016"/>
        </table:table-row>
        <table:table-row table:style-name="ro1">
          <table:table-cell table:style-name="ce7" table:formula="of:=[.A560]+1" office:value-type="float" office:value="559" calcext:value-type="float">
            <text:p>559</text:p>
          </table:table-cell>
          <table:table-cell table:style-name="ce13" table:formula="of:=RAND()*180" office:value-type="float" office:value="52.9198286333165" calcext:value-type="float">
            <text:p>52.9198286333165</text:p>
          </table:table-cell>
          <table:table-cell table:style-name="ce13" table:formula="of:=RAND()*180" office:value-type="float" office:value="25.3075221529479" calcext:value-type="float">
            <text:p>25.3075221529479</text:p>
          </table:table-cell>
          <table:table-cell table:style-name="ce13" table:formula="of:=RAND()*180" office:value-type="float" office:value="28.4414202213698" calcext:value-type="float">
            <text:p>28.4414202213698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61]*EXP([.C561]/180)-[.D561]/([.C561]^2))/180" office:value-type="float" office:value="0.338134766089218" calcext:value-type="float">
            <text:p>0.338134766089218</text:p>
          </table:table-cell>
          <table:table-cell table:style-name="ce19" table:formula="of:=0.01*([.B561]+[.B561]^2*0.1+[.C561]*[.D561])/([.C561]*[.D561]-[.B561])" office:value-type="float" office:value="0.0157866613819393" calcext:value-type="float">
            <text:p>0.01579</text:p>
          </table:table-cell>
          <table:table-cell table:style-name="ce20" office:value-type="string" calcext:value-type="string">
            <text:p>3,754,117,077</text:p>
          </table:table-cell>
          <table:table-cell table:number-columns-repeated="1016"/>
        </table:table-row>
        <table:table-row table:style-name="ro1">
          <table:table-cell table:style-name="ce7" table:formula="of:=[.A561]+1" office:value-type="float" office:value="560" calcext:value-type="float">
            <text:p>560</text:p>
          </table:table-cell>
          <table:table-cell table:style-name="ce13" table:formula="of:=RAND()*180" office:value-type="float" office:value="63.5027081602411" calcext:value-type="float">
            <text:p>63.5027081602411</text:p>
          </table:table-cell>
          <table:table-cell table:style-name="ce13" table:formula="of:=RAND()*180" office:value-type="float" office:value="98.4473155131277" calcext:value-type="float">
            <text:p>98.4473155131277</text:p>
          </table:table-cell>
          <table:table-cell table:style-name="ce13" table:formula="of:=RAND()*180" office:value-type="float" office:value="175.41066955108" calcext:value-type="float">
            <text:p>175.41066955108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62]*EXP([.C562]/180)-[.D562]/([.C562]^2))/180" office:value-type="float" office:value="0.609504028073029" calcext:value-type="float">
            <text:p>0.609504028073029</text:p>
          </table:table-cell>
          <table:table-cell table:style-name="ce19" table:formula="of:=0.01*([.B562]+[.B562]^2*0.1+[.C562]*[.D562])/([.C562]*[.D562]-[.B562])" office:value-type="float" office:value="0.0103082001955514" calcext:value-type="float">
            <text:p>0.01031</text:p>
          </table:table-cell>
          <table:table-cell table:style-name="ce20" office:value-type="string" calcext:value-type="string">
            <text:p>3,781,218,110</text:p>
          </table:table-cell>
          <table:table-cell table:number-columns-repeated="1016"/>
        </table:table-row>
        <table:table-row table:style-name="ro1">
          <table:table-cell table:style-name="ce7" table:formula="of:=[.A562]+1" office:value-type="float" office:value="561" calcext:value-type="float">
            <text:p>561</text:p>
          </table:table-cell>
          <table:table-cell table:style-name="ce13" table:formula="of:=RAND()*180" office:value-type="float" office:value="178.567198100176" calcext:value-type="float">
            <text:p>178.567198100176</text:p>
          </table:table-cell>
          <table:table-cell table:style-name="ce13" table:formula="of:=RAND()*180" office:value-type="float" office:value="53.2687849343261" calcext:value-type="float">
            <text:p>53.2687849343261</text:p>
          </table:table-cell>
          <table:table-cell table:style-name="ce13" table:formula="of:=RAND()*180" office:value-type="float" office:value="37.2862600701609" calcext:value-type="float">
            <text:p>37.2862600701609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63]*EXP([.C563]/180)-[.D563]/([.C563]^2))/180" office:value-type="float" office:value="1.33361205980511" calcext:value-type="float">
            <text:p>1.33361205980511</text:p>
          </table:table-cell>
          <table:table-cell table:style-name="ce19" table:formula="of:=0.01*([.B563]+[.B563]^2*0.1+[.C563]*[.D563])/([.C563]*[.D563]-[.B563])" office:value-type="float" office:value="0.0296155493487371" calcext:value-type="float">
            <text:p>0.02962</text:p>
          </table:table-cell>
          <table:table-cell table:style-name="ce20" office:value-type="string" calcext:value-type="string">
            <text:p>3,808,319,144</text:p>
          </table:table-cell>
          <table:table-cell table:number-columns-repeated="1016"/>
        </table:table-row>
        <table:table-row table:style-name="ro1">
          <table:table-cell table:style-name="ce7" table:formula="of:=[.A563]+1" office:value-type="float" office:value="562" calcext:value-type="float">
            <text:p>562</text:p>
          </table:table-cell>
          <table:table-cell table:style-name="ce13" table:formula="of:=RAND()*180" office:value-type="float" office:value="80.504896050785" calcext:value-type="float">
            <text:p>80.504896050785</text:p>
          </table:table-cell>
          <table:table-cell table:style-name="ce13" table:formula="of:=RAND()*180" office:value-type="float" office:value="36.689981258618" calcext:value-type="float">
            <text:p>36.689981258618</text:p>
          </table:table-cell>
          <table:table-cell table:style-name="ce13" table:formula="of:=RAND()*180" office:value-type="float" office:value="159.875308444607" calcext:value-type="float">
            <text:p>159.87530844460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64]*EXP([.C564]/180)-[.D564]/([.C564]^2))/180" office:value-type="float" office:value="0.547709878853189" calcext:value-type="float">
            <text:p>0.547709878853189</text:p>
          </table:table-cell>
          <table:table-cell table:style-name="ce19" table:formula="of:=0.01*([.B564]+[.B564]^2*0.1+[.C564]*[.D564])/([.C564]*[.D564]-[.B564])" office:value-type="float" office:value="0.0113985639793148" calcext:value-type="float">
            <text:p>0.01140</text:p>
          </table:table-cell>
          <table:table-cell table:style-name="ce20" office:value-type="string" calcext:value-type="string">
            <text:p>3,835,420,177</text:p>
          </table:table-cell>
          <table:table-cell table:number-columns-repeated="1016"/>
        </table:table-row>
        <table:table-row table:style-name="ro1">
          <table:table-cell table:style-name="ce7" table:formula="of:=[.A564]+1" office:value-type="float" office:value="563" calcext:value-type="float">
            <text:p>563</text:p>
          </table:table-cell>
          <table:table-cell table:style-name="ce13" table:formula="of:=RAND()*180" office:value-type="float" office:value="3.54820250438621" calcext:value-type="float">
            <text:p>3.54820250438621</text:p>
          </table:table-cell>
          <table:table-cell table:style-name="ce13" table:formula="of:=RAND()*180" office:value-type="float" office:value="4.39366398514778" calcext:value-type="float">
            <text:p>4.39366398514778</text:p>
          </table:table-cell>
          <table:table-cell table:style-name="ce13" table:formula="of:=RAND()*180" office:value-type="float" office:value="100.858305051696" calcext:value-type="float">
            <text:p>100.858305051696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65]*EXP([.C565]/180)-[.D565]/([.C565]^2))/180" office:value-type="float" office:value="-0.00882656825753925" calcext:value-type="float">
            <text:p>-0.008826568257539</text:p>
          </table:table-cell>
          <table:table-cell table:style-name="ce19" table:formula="of:=0.01*([.B565]+[.B565]^2*0.1+[.C565]*[.D565])/([.C565]*[.D565]-[.B565])" office:value-type="float" office:value="0.010190072395072" calcext:value-type="float">
            <text:p>0.01019</text:p>
          </table:table-cell>
          <table:table-cell table:style-name="ce20" office:value-type="string" calcext:value-type="string">
            <text:p>3,862,521,210</text:p>
          </table:table-cell>
          <table:table-cell table:number-columns-repeated="1016"/>
        </table:table-row>
        <table:table-row table:style-name="ro1">
          <table:table-cell table:style-name="ce7" table:formula="of:=[.A565]+1" office:value-type="float" office:value="564" calcext:value-type="float">
            <text:p>564</text:p>
          </table:table-cell>
          <table:table-cell table:style-name="ce13" table:formula="of:=RAND()*180" office:value-type="float" office:value="132.470910075931" calcext:value-type="float">
            <text:p>132.470910075931</text:p>
          </table:table-cell>
          <table:table-cell table:style-name="ce13" table:formula="of:=RAND()*180" office:value-type="float" office:value="122.767874619294" calcext:value-type="float">
            <text:p>122.767874619294</text:p>
          </table:table-cell>
          <table:table-cell table:style-name="ce13" table:formula="of:=RAND()*180" office:value-type="float" office:value="9.76360449967805" calcext:value-type="float">
            <text:p>9.76360449967805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66]*EXP([.C566]/180)-[.D566]/([.C566]^2))/180" office:value-type="float" office:value="1.45564266804277" calcext:value-type="float">
            <text:p>1.45564266804277</text:p>
          </table:table-cell>
          <table:table-cell table:style-name="ce19" table:formula="of:=0.01*([.B566]+[.B566]^2*0.1+[.C566]*[.D566])/([.C566]*[.D566]-[.B566])" office:value-type="float" office:value="0.0289441232813949" calcext:value-type="float">
            <text:p>0.02894</text:p>
          </table:table-cell>
          <table:table-cell table:style-name="ce20" office:value-type="string" calcext:value-type="string">
            <text:p>3,889,622,243</text:p>
          </table:table-cell>
          <table:table-cell table:number-columns-repeated="1016"/>
        </table:table-row>
        <table:table-row table:style-name="ro1">
          <table:table-cell table:style-name="ce7" table:formula="of:=[.A566]+1" office:value-type="float" office:value="565" calcext:value-type="float">
            <text:p>565</text:p>
          </table:table-cell>
          <table:table-cell table:style-name="ce13" table:formula="of:=RAND()*180" office:value-type="float" office:value="147.180130002792" calcext:value-type="float">
            <text:p>147.180130002792</text:p>
          </table:table-cell>
          <table:table-cell table:style-name="ce13" table:formula="of:=RAND()*180" office:value-type="float" office:value="56.8064033271996" calcext:value-type="float">
            <text:p>56.8064033271996</text:p>
          </table:table-cell>
          <table:table-cell table:style-name="ce13" table:formula="of:=RAND()*180" office:value-type="float" office:value="37.5822406019913" calcext:value-type="float">
            <text:p>37.582240601991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67]*EXP([.C567]/180)-[.D567]/([.C567]^2))/180" office:value-type="float" office:value="1.12101415828917" calcext:value-type="float">
            <text:p>1.12101415828917</text:p>
          </table:table-cell>
          <table:table-cell table:style-name="ce19" table:formula="of:=0.01*([.B567]+[.B567]^2*0.1+[.C567]*[.D567])/([.C567]*[.D567]-[.B567])" office:value-type="float" office:value="0.0223787290727629" calcext:value-type="float">
            <text:p>0.02238</text:p>
          </table:table-cell>
          <table:table-cell table:style-name="ce20" office:value-type="string" calcext:value-type="string">
            <text:p>3,916,723,276</text:p>
          </table:table-cell>
          <table:table-cell table:number-columns-repeated="1016"/>
        </table:table-row>
        <table:table-row table:style-name="ro1">
          <table:table-cell table:style-name="ce7" table:formula="of:=[.A567]+1" office:value-type="float" office:value="566" calcext:value-type="float">
            <text:p>566</text:p>
          </table:table-cell>
          <table:table-cell table:style-name="ce13" table:formula="of:=RAND()*180" office:value-type="float" office:value="6.60859227801947" calcext:value-type="float">
            <text:p>6.60859227801947</text:p>
          </table:table-cell>
          <table:table-cell table:style-name="ce13" table:formula="of:=RAND()*180" office:value-type="float" office:value="31.6082797817809" calcext:value-type="float">
            <text:p>31.6082797817809</text:p>
          </table:table-cell>
          <table:table-cell table:style-name="ce13" table:formula="of:=RAND()*180" office:value-type="float" office:value="32.4205545311049" calcext:value-type="float">
            <text:p>32.4205545311049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68]*EXP([.C568]/180)-[.D568]/([.C568]^2))/180" office:value-type="float" office:value="0.0435819299209174" calcext:value-type="float">
            <text:p>0.043581929920918</text:p>
          </table:table-cell>
          <table:table-cell table:style-name="ce19" table:formula="of:=0.01*([.B568]+[.B568]^2*0.1+[.C568]*[.D568])/([.C568]*[.D568]-[.B568])" office:value-type="float" office:value="0.0101727107468962" calcext:value-type="float">
            <text:p>0.01017</text:p>
          </table:table-cell>
          <table:table-cell table:style-name="ce21" office:value-type="string" calcext:value-type="string">
            <text:p>3,943,824,310</text:p>
          </table:table-cell>
          <table:table-cell table:number-columns-repeated="1016"/>
        </table:table-row>
        <table:table-row table:style-name="ro1">
          <table:table-cell table:style-name="ce7" table:formula="of:=[.A568]+1" office:value-type="float" office:value="567" calcext:value-type="float">
            <text:p>567</text:p>
          </table:table-cell>
          <table:table-cell table:style-name="ce13" table:formula="of:=RAND()*180" office:value-type="float" office:value="28.9879880889961" calcext:value-type="float">
            <text:p>28.9879880889961</text:p>
          </table:table-cell>
          <table:table-cell table:style-name="ce13" table:formula="of:=RAND()*180" office:value-type="float" office:value="52.4517567508882" calcext:value-type="float">
            <text:p>52.4517567508882</text:p>
          </table:table-cell>
          <table:table-cell table:style-name="ce13" table:formula="of:=RAND()*180" office:value-type="float" office:value="146.268534223774" calcext:value-type="float">
            <text:p>146.268534223774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69]*EXP([.C569]/180)-[.D569]/([.C569]^2))/180" office:value-type="float" office:value="0.215230002941596" calcext:value-type="float">
            <text:p>0.215230002941596</text:p>
          </table:table-cell>
          <table:table-cell table:style-name="ce19" table:formula="of:=0.01*([.B569]+[.B569]^2*0.1+[.C569]*[.D569])/([.C569]*[.D569]-[.B569])" office:value-type="float" office:value="0.0101857978880602" calcext:value-type="float">
            <text:p>0.01019</text:p>
          </table:table-cell>
          <table:table-cell table:style-name="ce21" office:value-type="string" calcext:value-type="string">
            <text:p>3,970,925,343</text:p>
          </table:table-cell>
          <table:table-cell table:number-columns-repeated="1016"/>
        </table:table-row>
        <table:table-row table:style-name="ro1">
          <table:table-cell table:style-name="ce7" table:formula="of:=[.A569]+1" office:value-type="float" office:value="568" calcext:value-type="float">
            <text:p>568</text:p>
          </table:table-cell>
          <table:table-cell table:style-name="ce13" table:formula="of:=RAND()*180" office:value-type="float" office:value="75.8331073387283" calcext:value-type="float">
            <text:p>75.8331073387283</text:p>
          </table:table-cell>
          <table:table-cell table:style-name="ce13" table:formula="of:=RAND()*180" office:value-type="float" office:value="46.6121124856044" calcext:value-type="float">
            <text:p>46.6121124856044</text:p>
          </table:table-cell>
          <table:table-cell table:style-name="ce13" table:formula="of:=RAND()*180" office:value-type="float" office:value="147.052824643342" calcext:value-type="float">
            <text:p>147.05282464334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70]*EXP([.C570]/180)-[.D570]/([.C570]^2))/180" office:value-type="float" office:value="0.545444165148452" calcext:value-type="float">
            <text:p>0.545444165148452</text:p>
          </table:table-cell>
          <table:table-cell table:style-name="ce19" table:formula="of:=0.01*([.B570]+[.B570]^2*0.1+[.C570]*[.D570])/([.C570]*[.D570]-[.B570])" office:value-type="float" office:value="0.0110720962912835" calcext:value-type="float">
            <text:p>0.01107</text:p>
          </table:table-cell>
          <table:table-cell table:style-name="ce21" office:value-type="string" calcext:value-type="string">
            <text:p>3,998,026,376</text:p>
          </table:table-cell>
          <table:table-cell table:number-columns-repeated="1016"/>
        </table:table-row>
        <table:table-row table:style-name="ro1">
          <table:table-cell table:style-name="ce7" table:formula="of:=[.A570]+1" office:value-type="float" office:value="569" calcext:value-type="float">
            <text:p>569</text:p>
          </table:table-cell>
          <table:table-cell table:style-name="ce13" table:formula="of:=RAND()*180" office:value-type="float" office:value="87.1526495312099" calcext:value-type="float">
            <text:p>87.1526495312099</text:p>
          </table:table-cell>
          <table:table-cell table:style-name="ce13" table:formula="of:=RAND()*180" office:value-type="float" office:value="29.4193937230755" calcext:value-type="float">
            <text:p>29.4193937230755</text:p>
          </table:table-cell>
          <table:table-cell table:style-name="ce13" table:formula="of:=RAND()*180" office:value-type="float" office:value="134.965315218353" calcext:value-type="float">
            <text:p>134.96531521835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71]*EXP([.C571]/180)-[.D571]/([.C571]^2))/180" office:value-type="float" office:value="0.569284352825618" calcext:value-type="float">
            <text:p>0.569284352825618</text:p>
          </table:table-cell>
          <table:table-cell table:style-name="ce19" table:formula="of:=0.01*([.B571]+[.B571]^2*0.1+[.C571]*[.D571])/([.C571]*[.D571]-[.B571])" office:value-type="float" office:value="0.0124047300980608" calcext:value-type="float">
            <text:p>0.01240</text:p>
          </table:table-cell>
          <table:table-cell table:style-name="ce21" office:value-type="string" calcext:value-type="string">
            <text:p>4,025,127,409</text:p>
          </table:table-cell>
          <table:table-cell table:number-columns-repeated="1016"/>
        </table:table-row>
        <table:table-row table:style-name="ro1">
          <table:table-cell table:style-name="ce7" table:formula="of:=[.A571]+1" office:value-type="float" office:value="570" calcext:value-type="float">
            <text:p>570</text:p>
          </table:table-cell>
          <table:table-cell table:style-name="ce13" table:formula="of:=RAND()*180" office:value-type="float" office:value="162.415458084538" calcext:value-type="float">
            <text:p>162.415458084538</text:p>
          </table:table-cell>
          <table:table-cell table:style-name="ce13" table:formula="of:=RAND()*180" office:value-type="float" office:value="150.015868832961" calcext:value-type="float">
            <text:p>150.015868832961</text:p>
          </table:table-cell>
          <table:table-cell table:style-name="ce13" table:formula="of:=RAND()*180" office:value-type="float" office:value="37.1444138912737" calcext:value-type="float">
            <text:p>37.1444138912737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72]*EXP([.C572]/180)-[.D572]/([.C572]^2))/180" office:value-type="float" office:value="2.07636306110528" calcext:value-type="float">
            <text:p>2.07636306110528</text:p>
          </table:table-cell>
          <table:table-cell table:style-name="ce19" table:formula="of:=0.01*([.B572]+[.B572]^2*0.1+[.C572]*[.D572])/([.C572]*[.D572]-[.B572])" office:value-type="float" office:value="0.01547652273293" calcext:value-type="float">
            <text:p>0.01548</text:p>
          </table:table-cell>
          <table:table-cell table:style-name="ce21" office:value-type="string" calcext:value-type="string">
            <text:p>405,222,846</text:p>
          </table:table-cell>
          <table:table-cell table:number-columns-repeated="1016"/>
        </table:table-row>
        <table:table-row table:style-name="ro1">
          <table:table-cell table:style-name="ce7" table:formula="of:=[.A572]+1" office:value-type="float" office:value="571" calcext:value-type="float">
            <text:p>571</text:p>
          </table:table-cell>
          <table:table-cell table:style-name="ce13" table:formula="of:=RAND()*180" office:value-type="float" office:value="109.260992157457" calcext:value-type="float">
            <text:p>109.260992157457</text:p>
          </table:table-cell>
          <table:table-cell table:style-name="ce13" table:formula="of:=RAND()*180" office:value-type="float" office:value="80.5972900263027" calcext:value-type="float">
            <text:p>80.5972900263027</text:p>
          </table:table-cell>
          <table:table-cell table:style-name="ce13" table:formula="of:=RAND()*180" office:value-type="float" office:value="34.0373281725692" calcext:value-type="float">
            <text:p>34.0373281725692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73]*EXP([.C573]/180)-[.D573]/([.C573]^2))/180" office:value-type="float" office:value="0.949817581399109" calcext:value-type="float">
            <text:p>0.949817581399109</text:p>
          </table:table-cell>
          <table:table-cell table:style-name="ce19" table:formula="of:=0.01*([.B573]+[.B573]^2*0.1+[.C573]*[.D573])/([.C573]*[.D573]-[.B573])" office:value-type="float" office:value="0.0153617642788862" calcext:value-type="float">
            <text:p>0.01536</text:p>
          </table:table-cell>
          <table:table-cell table:style-name="ce21" office:value-type="string" calcext:value-type="string">
            <text:p>4,079,329,476</text:p>
          </table:table-cell>
          <table:table-cell table:number-columns-repeated="1016"/>
        </table:table-row>
        <table:table-row table:style-name="ro1">
          <table:table-cell table:style-name="ce7" table:formula="of:=[.A573]+1" office:value-type="float" office:value="572" calcext:value-type="float">
            <text:p>572</text:p>
          </table:table-cell>
          <table:table-cell table:style-name="ce13" table:formula="of:=RAND()*180" office:value-type="float" office:value="11.7321882602217" calcext:value-type="float">
            <text:p>11.7321882602217</text:p>
          </table:table-cell>
          <table:table-cell table:style-name="ce13" table:formula="of:=RAND()*180" office:value-type="float" office:value="106.92035325802" calcext:value-type="float">
            <text:p>106.92035325802</text:p>
          </table:table-cell>
          <table:table-cell table:style-name="ce13" table:formula="of:=RAND()*180" office:value-type="float" office:value="166.578794947703" calcext:value-type="float">
            <text:p>166.57879494770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74]*EXP([.C574]/180)-[.D574]/([.C574]^2))/180" office:value-type="float" office:value="0.117972392005229" calcext:value-type="float">
            <text:p>0.117972392005229</text:p>
          </table:table-cell>
          <table:table-cell table:style-name="ce19" table:formula="of:=0.01*([.B574]+[.B574]^2*0.1+[.C574]*[.D574])/([.C574]*[.D574]-[.B574])" office:value-type="float" office:value="0.010020916312218" calcext:value-type="float">
            <text:p>0.01002</text:p>
          </table:table-cell>
          <table:table-cell table:style-name="ce21" office:value-type="string" calcext:value-type="string">
            <text:p>4,106,430,509</text:p>
          </table:table-cell>
          <table:table-cell table:number-columns-repeated="1016"/>
        </table:table-row>
        <table:table-row table:style-name="ro1">
          <table:table-cell table:style-name="ce7" table:formula="of:=[.A574]+1" office:value-type="float" office:value="573" calcext:value-type="float">
            <text:p>573</text:p>
          </table:table-cell>
          <table:table-cell table:style-name="ce13" table:formula="of:=RAND()*180" office:value-type="float" office:value="142.791429421976" calcext:value-type="float">
            <text:p>142.791429421976</text:p>
          </table:table-cell>
          <table:table-cell table:style-name="ce13" table:formula="of:=RAND()*180" office:value-type="float" office:value="50.70268799962" calcext:value-type="float">
            <text:p>50.70268799962</text:p>
          </table:table-cell>
          <table:table-cell table:style-name="ce13" table:formula="of:=RAND()*180" office:value-type="float" office:value="170.514535851135" calcext:value-type="float">
            <text:p>170.514535851135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575]*EXP([.C575]/180)-[.D575]/([.C575]^2))/180" office:value-type="float" office:value="1.0510180193259" calcext:value-type="float">
            <text:p>1.0510180193259</text:p>
          </table:table-cell>
          <table:table-cell table:style-name="ce19" table:formula="of:=0.01*([.B575]+[.B575]^2*0.1+[.C575]*[.D575])/([.C575]*[.D575]-[.B575])" office:value-type="float" office:value="0.0127338461432011" calcext:value-type="float">
            <text:p>0.01273</text:p>
          </table:table-cell>
          <table:table-cell table:style-name="ce21" office:value-type="string" calcext:value-type="string">
            <text:p>413,353,156</text:p>
          </table:table-cell>
          <table:table-cell table:number-columns-repeated="1016"/>
        </table:table-row>
        <table:table-row table:style-name="ro1">
          <table:table-cell table:style-name="ce7" table:formula="of:=[.A575]+1" office:value-type="float" office:value="574" calcext:value-type="float">
            <text:p>574</text:p>
          </table:table-cell>
          <table:table-cell table:style-name="ce13" table:formula="of:=RAND()*180" office:value-type="float" office:value="172.944311989335" calcext:value-type="float">
            <text:p>172.944311989335</text:p>
          </table:table-cell>
          <table:table-cell table:style-name="ce13" table:formula="of:=RAND()*180" office:value-type="float" office:value="31.8303895570835" calcext:value-type="float">
            <text:p>31.8303895570835</text:p>
          </table:table-cell>
          <table:table-cell table:style-name="ce13" table:formula="of:=RAND()*180" office:value-type="float" office:value="179.291175918696" calcext:value-type="float">
            <text:p>179.291175918696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76]*EXP([.C576]/180)-[.D576]/([.C576]^2))/180" office:value-type="float" office:value="1.14567106933529" calcext:value-type="float">
            <text:p>1.14567106933529</text:p>
          </table:table-cell>
          <table:table-cell table:style-name="ce19" table:formula="of:=0.01*([.B576]+[.B576]^2*0.1+[.C576]*[.D576])/([.C576]*[.D576]-[.B576])" office:value-type="float" office:value="0.0160297868452754" calcext:value-type="float">
            <text:p>0.01603</text:p>
          </table:table-cell>
          <table:table-cell table:style-name="ce22" office:value-type="string" calcext:value-type="string">
            <text:p>4,160,632,575</text:p>
          </table:table-cell>
          <table:table-cell table:number-columns-repeated="1016"/>
        </table:table-row>
        <table:table-row table:style-name="ro1">
          <table:table-cell table:style-name="ce7" table:formula="of:=[.A576]+1" office:value-type="float" office:value="575" calcext:value-type="float">
            <text:p>575</text:p>
          </table:table-cell>
          <table:table-cell table:style-name="ce13" table:formula="of:=RAND()*180" office:value-type="float" office:value="73.5001980688748" calcext:value-type="float">
            <text:p>73.5001980688748</text:p>
          </table:table-cell>
          <table:table-cell table:style-name="ce13" table:formula="of:=RAND()*180" office:value-type="float" office:value="164.952363389512" calcext:value-type="float">
            <text:p>164.952363389512</text:p>
          </table:table-cell>
          <table:table-cell table:style-name="ce13" table:formula="of:=RAND()*180" office:value-type="float" office:value="42.9803074017027" calcext:value-type="float">
            <text:p>42.9803074017027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77]*EXP([.C577]/180)-[.D577]/([.C577]^2))/180" office:value-type="float" office:value="1.02094092068965" calcext:value-type="float">
            <text:p>1.02094092068965</text:p>
          </table:table-cell>
          <table:table-cell table:style-name="ce19" table:formula="of:=0.01*([.B577]+[.B577]^2*0.1+[.C577]*[.D577])/([.C577]*[.D577]-[.B577])" office:value-type="float" office:value="0.0109794874795209" calcext:value-type="float">
            <text:p>0.01098</text:p>
          </table:table-cell>
          <table:table-cell table:style-name="ce22" office:value-type="string" calcext:value-type="string">
            <text:p>4,187,733,608</text:p>
          </table:table-cell>
          <table:table-cell table:number-columns-repeated="1016"/>
        </table:table-row>
        <table:table-row table:style-name="ro1">
          <table:table-cell table:style-name="ce7" table:formula="of:=[.A577]+1" office:value-type="float" office:value="576" calcext:value-type="float">
            <text:p>576</text:p>
          </table:table-cell>
          <table:table-cell table:style-name="ce13" table:formula="of:=RAND()*180" office:value-type="float" office:value="85.3062745842661" calcext:value-type="float">
            <text:p>85.3062745842661</text:p>
          </table:table-cell>
          <table:table-cell table:style-name="ce13" table:formula="of:=RAND()*180" office:value-type="float" office:value="79.8418174564013" calcext:value-type="float">
            <text:p>79.8418174564013</text:p>
          </table:table-cell>
          <table:table-cell table:style-name="ce13" table:formula="of:=RAND()*180" office:value-type="float" office:value="39.1119425608789" calcext:value-type="float">
            <text:p>39.1119425608789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78]*EXP([.C578]/180)-[.D578]/([.C578]^2))/180" office:value-type="float" office:value="0.738459259750127" calcext:value-type="float">
            <text:p>0.738459259750127</text:p>
          </table:table-cell>
          <table:table-cell table:style-name="ce19" table:formula="of:=0.01*([.B578]+[.B578]^2*0.1+[.C578]*[.D578])/([.C578]*[.D578]-[.B578])" office:value-type="float" office:value="0.0129574971067492" calcext:value-type="float">
            <text:p>0.01296</text:p>
          </table:table-cell>
          <table:table-cell table:style-name="ce22" office:value-type="string" calcext:value-type="string">
            <text:p>421,483,466</text:p>
          </table:table-cell>
          <table:table-cell table:number-columns-repeated="1016"/>
        </table:table-row>
        <table:table-row table:style-name="ro1">
          <table:table-cell table:style-name="ce7" table:formula="of:=[.A578]+1" office:value-type="float" office:value="577" calcext:value-type="float">
            <text:p>577</text:p>
          </table:table-cell>
          <table:table-cell table:style-name="ce13" table:formula="of:=RAND()*180" office:value-type="float" office:value="81.3939846154842" calcext:value-type="float">
            <text:p>81.3939846154842</text:p>
          </table:table-cell>
          <table:table-cell table:style-name="ce13" table:formula="of:=RAND()*180" office:value-type="float" office:value="118.654528669567" calcext:value-type="float">
            <text:p>118.654528669567</text:p>
          </table:table-cell>
          <table:table-cell table:style-name="ce13" table:formula="of:=RAND()*180" office:value-type="float" office:value="69.3238237853841" calcext:value-type="float">
            <text:p>69.323823785384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79]*EXP([.C579]/180)-[.D579]/([.C579]^2))/180" office:value-type="float" office:value="0.874157296346361" calcext:value-type="float">
            <text:p>0.874157296346361</text:p>
          </table:table-cell>
          <table:table-cell table:style-name="ce19" table:formula="of:=0.01*([.B579]+[.B579]^2*0.1+[.C579]*[.D579])/([.C579]*[.D579]-[.B579])" office:value-type="float" office:value="0.0110133431009884" calcext:value-type="float">
            <text:p>0.01101</text:p>
          </table:table-cell>
          <table:table-cell table:style-name="ce22" office:value-type="string" calcext:value-type="string">
            <text:p>4,241,935,675</text:p>
          </table:table-cell>
          <table:table-cell table:number-columns-repeated="1016"/>
        </table:table-row>
        <table:table-row table:style-name="ro1">
          <table:table-cell table:style-name="ce7" table:formula="of:=[.A579]+1" office:value-type="float" office:value="578" calcext:value-type="float">
            <text:p>578</text:p>
          </table:table-cell>
          <table:table-cell table:style-name="ce13" table:formula="of:=RAND()*180" office:value-type="float" office:value="26.6955103471074" calcext:value-type="float">
            <text:p>26.6955103471074</text:p>
          </table:table-cell>
          <table:table-cell table:style-name="ce13" table:formula="of:=RAND()*180" office:value-type="float" office:value="124.886856062147" calcext:value-type="float">
            <text:p>124.886856062147</text:p>
          </table:table-cell>
          <table:table-cell table:style-name="ce13" table:formula="of:=RAND()*180" office:value-type="float" office:value="15.6736589079694" calcext:value-type="float">
            <text:p>15.6736589079694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80]*EXP([.C580]/180)-[.D580]/([.C580]^2))/180" office:value-type="float" office:value="0.296809608628694" calcext:value-type="float">
            <text:p>0.296809608628694</text:p>
          </table:table-cell>
          <table:table-cell table:style-name="ce19" table:formula="of:=0.01*([.B580]+[.B580]^2*0.1+[.C580]*[.D580])/([.C580]*[.D580]-[.B580])" office:value-type="float" office:value="0.0106456392186933" calcext:value-type="float">
            <text:p>0.01065</text:p>
          </table:table-cell>
          <table:table-cell table:style-name="ce22" office:value-type="string" calcext:value-type="string">
            <text:p>4,269,036,708</text:p>
          </table:table-cell>
          <table:table-cell table:number-columns-repeated="1016"/>
        </table:table-row>
        <table:table-row table:style-name="ro1">
          <table:table-cell table:style-name="ce7" table:formula="of:=[.A580]+1" office:value-type="float" office:value="579" calcext:value-type="float">
            <text:p>579</text:p>
          </table:table-cell>
          <table:table-cell table:style-name="ce13" table:formula="of:=RAND()*180" office:value-type="float" office:value="152.961979300519" calcext:value-type="float">
            <text:p>152.961979300519</text:p>
          </table:table-cell>
          <table:table-cell table:style-name="ce13" table:formula="of:=RAND()*180" office:value-type="float" office:value="54.1385772566606" calcext:value-type="float">
            <text:p>54.1385772566606</text:p>
          </table:table-cell>
          <table:table-cell table:style-name="ce13" table:formula="of:=RAND()*180" office:value-type="float" office:value="35.6056406607873" calcext:value-type="float">
            <text:p>35.6056406607873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81]*EXP([.C581]/180)-[.D581]/([.C581]^2))/180" office:value-type="float" office:value="1.14791083021194" calcext:value-type="float">
            <text:p>1.14791083021194</text:p>
          </table:table-cell>
          <table:table-cell table:style-name="ce19" table:formula="of:=0.01*([.B581]+[.B581]^2*0.1+[.C581]*[.D581])/([.C581]*[.D581]-[.B581])" office:value-type="float" office:value="0.0249078454550091" calcext:value-type="float">
            <text:p>0.02491</text:p>
          </table:table-cell>
          <table:table-cell table:style-name="ce22" office:value-type="string" calcext:value-type="string">
            <text:p>4,296,137,741</text:p>
          </table:table-cell>
          <table:table-cell table:number-columns-repeated="1016"/>
        </table:table-row>
        <table:table-row table:style-name="ro1">
          <table:table-cell table:style-name="ce7" table:formula="of:=[.A581]+1" office:value-type="float" office:value="580" calcext:value-type="float">
            <text:p>580</text:p>
          </table:table-cell>
          <table:table-cell table:style-name="ce13" table:formula="of:=RAND()*180" office:value-type="float" office:value="145.422360743886" calcext:value-type="float">
            <text:p>145.422360743886</text:p>
          </table:table-cell>
          <table:table-cell table:style-name="ce13" table:formula="of:=RAND()*180" office:value-type="float" office:value="121.296022140779" calcext:value-type="float">
            <text:p>121.296022140779</text:p>
          </table:table-cell>
          <table:table-cell table:style-name="ce13" table:formula="of:=RAND()*180" office:value-type="float" office:value="14.8451697481846" calcext:value-type="float">
            <text:p>14.8451697481846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82]*EXP([.C582]/180)-[.D582]/([.C582]^2))/180" office:value-type="float" office:value="1.58494347318169" calcext:value-type="float">
            <text:p>1.58494347318169</text:p>
          </table:table-cell>
          <table:table-cell table:style-name="ce19" table:formula="of:=0.01*([.B582]+[.B582]^2*0.1+[.C582]*[.D582])/([.C582]*[.D582]-[.B582])" office:value-type="float" office:value="0.0245333268708597" calcext:value-type="float">
            <text:p>0.02453</text:p>
          </table:table-cell>
          <table:table-cell table:style-name="ce22" office:value-type="string" calcext:value-type="string">
            <text:p>4,323,238,774</text:p>
          </table:table-cell>
          <table:table-cell table:number-columns-repeated="1016"/>
        </table:table-row>
        <table:table-row table:style-name="ro1">
          <table:table-cell table:style-name="ce7" table:formula="of:=[.A582]+1" office:value-type="float" office:value="581" calcext:value-type="float">
            <text:p>581</text:p>
          </table:table-cell>
          <table:table-cell table:style-name="ce13" table:formula="of:=RAND()*180" office:value-type="float" office:value="48.7190641733969" calcext:value-type="float">
            <text:p>48.7190641733969</text:p>
          </table:table-cell>
          <table:table-cell table:style-name="ce13" table:formula="of:=RAND()*180" office:value-type="float" office:value="95.4138246909052" calcext:value-type="float">
            <text:p>95.4138246909052</text:p>
          </table:table-cell>
          <table:table-cell table:style-name="ce13" table:formula="of:=RAND()*180" office:value-type="float" office:value="76.2650203907197" calcext:value-type="float">
            <text:p>76.2650203907197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583]*EXP([.C583]/180)-[.D583]/([.C583]^2))/180" office:value-type="float" office:value="0.45982429012574" calcext:value-type="float">
            <text:p>0.45982429012574</text:p>
          </table:table-cell>
          <table:table-cell table:style-name="ce19" table:formula="of:=0.01*([.B583]+[.B583]^2*0.1+[.C583]*[.D583])/([.C583]*[.D583]-[.B583])" office:value-type="float" office:value="0.0104631876117123" calcext:value-type="float">
            <text:p>0.01046</text:p>
          </table:table-cell>
          <table:table-cell table:style-name="ce22" office:value-type="string" calcext:value-type="string">
            <text:p>4,350,339,808</text:p>
          </table:table-cell>
          <table:table-cell table:number-columns-repeated="1016"/>
        </table:table-row>
        <table:table-row table:style-name="ro1">
          <table:table-cell table:style-name="ce7" table:formula="of:=[.A583]+1" office:value-type="float" office:value="582" calcext:value-type="float">
            <text:p>582</text:p>
          </table:table-cell>
          <table:table-cell table:style-name="ce13" table:formula="of:=RAND()*180" office:value-type="float" office:value="99.1137279126613" calcext:value-type="float">
            <text:p>99.1137279126613</text:p>
          </table:table-cell>
          <table:table-cell table:style-name="ce13" table:formula="of:=RAND()*180" office:value-type="float" office:value="17.0807401470265" calcext:value-type="float">
            <text:p>17.0807401470265</text:p>
          </table:table-cell>
          <table:table-cell table:style-name="ce13" table:formula="of:=RAND()*180" office:value-type="float" office:value="178.471572841366" calcext:value-type="float">
            <text:p>178.471572841366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84]*EXP([.C584]/180)-[.D584]/([.C584]^2))/180" office:value-type="float" office:value="0.602043905463932" calcext:value-type="float">
            <text:p>0.602043905463932</text:p>
          </table:table-cell>
          <table:table-cell table:style-name="ce19" table:formula="of:=0.01*([.B584]+[.B584]^2*0.1+[.C584]*[.D584])/([.C584]*[.D584]-[.B584])" office:value-type="float" office:value="0.0140029004360676" calcext:value-type="float">
            <text:p>0.01400</text:p>
          </table:table-cell>
          <table:table-cell table:style-name="ce23" office:value-type="string" calcext:value-type="string">
            <text:p>4,377,440,841</text:p>
          </table:table-cell>
          <table:table-cell table:number-columns-repeated="1016"/>
        </table:table-row>
        <table:table-row table:style-name="ro1">
          <table:table-cell table:style-name="ce7" table:formula="of:=[.A584]+1" office:value-type="float" office:value="583" calcext:value-type="float">
            <text:p>583</text:p>
          </table:table-cell>
          <table:table-cell table:style-name="ce13" table:formula="of:=RAND()*180" office:value-type="float" office:value="144.041408793534" calcext:value-type="float">
            <text:p>144.041408793534</text:p>
          </table:table-cell>
          <table:table-cell table:style-name="ce13" table:formula="of:=RAND()*180" office:value-type="float" office:value="13.8047322719102" calcext:value-type="float">
            <text:p>13.8047322719102</text:p>
          </table:table-cell>
          <table:table-cell table:style-name="ce13" table:formula="of:=RAND()*180" office:value-type="float" office:value="47.2092482562712" calcext:value-type="float">
            <text:p>47.209248256271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85]*EXP([.C585]/180)-[.D585]/([.C585]^2))/180" office:value-type="float" office:value="0.862640538544108" calcext:value-type="float">
            <text:p>0.862640538544108</text:p>
          </table:table-cell>
          <table:table-cell table:style-name="ce19" table:formula="of:=0.01*([.B585]+[.B585]^2*0.1+[.C585]*[.D585])/([.C585]*[.D585]-[.B585])" office:value-type="float" office:value="0.0565435679020797" calcext:value-type="float">
            <text:p>0.05654</text:p>
          </table:table-cell>
          <table:table-cell table:style-name="ce23" office:value-type="string" calcext:value-type="string">
            <text:p>4,404,541,874</text:p>
          </table:table-cell>
          <table:table-cell table:number-columns-repeated="1016"/>
        </table:table-row>
        <table:table-row table:style-name="ro1">
          <table:table-cell table:style-name="ce7" table:formula="of:=[.A585]+1" office:value-type="float" office:value="584" calcext:value-type="float">
            <text:p>584</text:p>
          </table:table-cell>
          <table:table-cell table:style-name="ce13" table:formula="of:=RAND()*180" office:value-type="float" office:value="96.2796125054428" calcext:value-type="float">
            <text:p>96.2796125054428</text:p>
          </table:table-cell>
          <table:table-cell table:style-name="ce13" table:formula="of:=RAND()*180" office:value-type="float" office:value="84.3342346924954" calcext:value-type="float">
            <text:p>84.3342346924954</text:p>
          </table:table-cell>
          <table:table-cell table:style-name="ce13" table:formula="of:=RAND()*180" office:value-type="float" office:value="169.679631865657" calcext:value-type="float">
            <text:p>169.67963186565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86]*EXP([.C586]/180)-[.D586]/([.C586]^2))/180" office:value-type="float" office:value="0.854420473955602" calcext:value-type="float">
            <text:p>0.854420473955602</text:p>
          </table:table-cell>
          <table:table-cell table:style-name="ce19" table:formula="of:=0.01*([.B586]+[.B586]^2*0.1+[.C586]*[.D586])/([.C586]*[.D586]-[.B586])" office:value-type="float" office:value="0.0107876552912627" calcext:value-type="float">
            <text:p>0.01079</text:p>
          </table:table-cell>
          <table:table-cell table:style-name="ce23" office:value-type="string" calcext:value-type="string">
            <text:p>4,431,642,907</text:p>
          </table:table-cell>
          <table:table-cell table:number-columns-repeated="1016"/>
        </table:table-row>
        <table:table-row table:style-name="ro1">
          <table:table-cell table:style-name="ce7" table:formula="of:=[.A586]+1" office:value-type="float" office:value="585" calcext:value-type="float">
            <text:p>585</text:p>
          </table:table-cell>
          <table:table-cell table:style-name="ce13" table:formula="of:=RAND()*180" office:value-type="float" office:value="156.523233237433" calcext:value-type="float">
            <text:p>156.523233237433</text:p>
          </table:table-cell>
          <table:table-cell table:style-name="ce13" table:formula="of:=RAND()*180" office:value-type="float" office:value="165.316258504009" calcext:value-type="float">
            <text:p>165.316258504009</text:p>
          </table:table-cell>
          <table:table-cell table:style-name="ce13" table:formula="of:=RAND()*180" office:value-type="float" office:value="67.2164152575264" calcext:value-type="float">
            <text:p>67.2164152575264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87]*EXP([.C587]/180)-[.D587]/([.C587]^2))/180" office:value-type="float" office:value="2.17856192065602" calcext:value-type="float">
            <text:p>2.17856192065602</text:p>
          </table:table-cell>
          <table:table-cell table:style-name="ce19" table:formula="of:=0.01*([.B587]+[.B587]^2*0.1+[.C587]*[.D587])/([.C587]*[.D587]-[.B587])" office:value-type="float" office:value="0.0125220328460325" calcext:value-type="float">
            <text:p>0.01252</text:p>
          </table:table-cell>
          <table:table-cell table:style-name="ce23" office:value-type="string" calcext:value-type="string">
            <text:p>4,458,743,940</text:p>
          </table:table-cell>
          <table:table-cell table:number-columns-repeated="1016"/>
        </table:table-row>
        <table:table-row table:style-name="ro1">
          <table:table-cell table:style-name="ce7" table:formula="of:=[.A587]+1" office:value-type="float" office:value="586" calcext:value-type="float">
            <text:p>586</text:p>
          </table:table-cell>
          <table:table-cell table:style-name="ce13" table:formula="of:=RAND()*180" office:value-type="float" office:value="146.558238352702" calcext:value-type="float">
            <text:p>146.558238352702</text:p>
          </table:table-cell>
          <table:table-cell table:style-name="ce13" table:formula="of:=RAND()*180" office:value-type="float" office:value="88.2376974137175" calcext:value-type="float">
            <text:p>88.2376974137175</text:p>
          </table:table-cell>
          <table:table-cell table:style-name="ce13" table:formula="of:=RAND()*180" office:value-type="float" office:value="82.6323477396917" calcext:value-type="float">
            <text:p>82.6323477396917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88]*EXP([.C588]/180)-[.D588]/([.C588]^2))/180" office:value-type="float" office:value="1.32927157566355" calcext:value-type="float">
            <text:p>1.32927157566355</text:p>
          </table:table-cell>
          <table:table-cell table:style-name="ce19" table:formula="of:=0.01*([.B588]+[.B588]^2*0.1+[.C588]*[.D588])/([.C588]*[.D588]-[.B588])" office:value-type="float" office:value="0.0134165717222283" calcext:value-type="float">
            <text:p>0.01342</text:p>
          </table:table-cell>
          <table:table-cell table:style-name="ce23" office:value-type="string" calcext:value-type="string">
            <text:p>4,485,844,974</text:p>
          </table:table-cell>
          <table:table-cell table:number-columns-repeated="1016"/>
        </table:table-row>
        <table:table-row table:style-name="ro1">
          <table:table-cell table:style-name="ce7" table:formula="of:=[.A588]+1" office:value-type="float" office:value="587" calcext:value-type="float">
            <text:p>587</text:p>
          </table:table-cell>
          <table:table-cell table:style-name="ce13" table:formula="of:=RAND()*180" office:value-type="float" office:value="123.080031622709" calcext:value-type="float">
            <text:p>123.080031622709</text:p>
          </table:table-cell>
          <table:table-cell table:style-name="ce13" table:formula="of:=RAND()*180" office:value-type="float" office:value="128.131833288433" calcext:value-type="float">
            <text:p>128.131833288433</text:p>
          </table:table-cell>
          <table:table-cell table:style-name="ce13" table:formula="of:=RAND()*180" office:value-type="float" office:value="89.1470480453942" calcext:value-type="float">
            <text:p>89.1470480453942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89]*EXP([.C589]/180)-[.D589]/([.C589]^2))/180" office:value-type="float" office:value="1.3933345410386" calcext:value-type="float">
            <text:p>1.3933345410386</text:p>
          </table:table-cell>
          <table:table-cell table:style-name="ce19" table:formula="of:=0.01*([.B589]+[.B589]^2*0.1+[.C589]*[.D589])/([.C589]*[.D589]-[.B589])" office:value-type="float" office:value="0.0115585028654973" calcext:value-type="float">
            <text:p>0.01156</text:p>
          </table:table-cell>
          <table:table-cell table:style-name="ce23" office:value-type="string" calcext:value-type="string">
            <text:p>4,512,946,007</text:p>
          </table:table-cell>
          <table:table-cell table:number-columns-repeated="1016"/>
        </table:table-row>
        <table:table-row table:style-name="ro1">
          <table:table-cell table:style-name="ce7" table:formula="of:=[.A589]+1" office:value-type="float" office:value="588" calcext:value-type="float">
            <text:p>588</text:p>
          </table:table-cell>
          <table:table-cell table:style-name="ce13" table:formula="of:=RAND()*180" office:value-type="float" office:value="104.382532379003" calcext:value-type="float">
            <text:p>104.382532379003</text:p>
          </table:table-cell>
          <table:table-cell table:style-name="ce13" table:formula="of:=RAND()*180" office:value-type="float" office:value="140.09404056435" calcext:value-type="float">
            <text:p>140.09404056435</text:p>
          </table:table-cell>
          <table:table-cell table:style-name="ce13" table:formula="of:=RAND()*180" office:value-type="float" office:value="118.796389112069" calcext:value-type="float">
            <text:p>118.796389112069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90]*EXP([.C590]/180)-[.D590]/([.C590]^2))/180" office:value-type="float" office:value="1.26286013134463" calcext:value-type="float">
            <text:p>1.26286013134463</text:p>
          </table:table-cell>
          <table:table-cell table:style-name="ce19" table:formula="of:=0.01*([.B590]+[.B590]^2*0.1+[.C590]*[.D590])/([.C590]*[.D590]-[.B590])" office:value-type="float" office:value="0.010785049041942" calcext:value-type="float">
            <text:p>0.01079</text:p>
          </table:table-cell>
          <table:table-cell table:style-name="ce23" office:value-type="string" calcext:value-type="string">
            <text:p>4,540,047,040</text:p>
          </table:table-cell>
          <table:table-cell table:number-columns-repeated="1016"/>
        </table:table-row>
        <table:table-row table:style-name="ro1">
          <table:table-cell table:style-name="ce7" table:formula="of:=[.A590]+1" office:value-type="float" office:value="589" calcext:value-type="float">
            <text:p>589</text:p>
          </table:table-cell>
          <table:table-cell table:style-name="ce13" table:formula="of:=RAND()*180" office:value-type="float" office:value="146.134555651327" calcext:value-type="float">
            <text:p>146.134555651327</text:p>
          </table:table-cell>
          <table:table-cell table:style-name="ce13" table:formula="of:=RAND()*180" office:value-type="float" office:value="123.912963573351" calcext:value-type="float">
            <text:p>123.912963573351</text:p>
          </table:table-cell>
          <table:table-cell table:style-name="ce13" table:formula="of:=RAND()*180" office:value-type="float" office:value="52.938510070985" calcext:value-type="float">
            <text:p>52.938510070985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591]*EXP([.C591]/180)-[.D591]/([.C591]^2))/180" office:value-type="float" office:value="1.61601696943183" calcext:value-type="float">
            <text:p>1.61601696943183</text:p>
          </table:table-cell>
          <table:table-cell table:style-name="ce19" table:formula="of:=0.01*([.B591]+[.B591]^2*0.1+[.C591]*[.D591])/([.C591]*[.D591]-[.B591])" office:value-type="float" office:value="0.0137853739113826" calcext:value-type="float">
            <text:p>0.01379</text:p>
          </table:table-cell>
          <table:table-cell table:style-name="ce23" office:value-type="string" calcext:value-type="string">
            <text:p>4,567,148,073</text:p>
          </table:table-cell>
          <table:table-cell table:number-columns-repeated="1016"/>
        </table:table-row>
        <table:table-row table:style-name="ro1">
          <table:table-cell table:style-name="ce7" table:formula="of:=[.A591]+1" office:value-type="float" office:value="590" calcext:value-type="float">
            <text:p>590</text:p>
          </table:table-cell>
          <table:table-cell table:style-name="ce13" table:formula="of:=RAND()*180" office:value-type="float" office:value="75.1589250084517" calcext:value-type="float">
            <text:p>75.1589250084517</text:p>
          </table:table-cell>
          <table:table-cell table:style-name="ce13" table:formula="of:=RAND()*180" office:value-type="float" office:value="173.602934246086" calcext:value-type="float">
            <text:p>173.602934246086</text:p>
          </table:table-cell>
          <table:table-cell table:style-name="ce13" table:formula="of:=RAND()*180" office:value-type="float" office:value="57.355380716783" calcext:value-type="float">
            <text:p>57.355380716783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92]*EXP([.C592]/180)-[.D592]/([.C592]^2))/180" office:value-type="float" office:value="1.09537756774494" calcext:value-type="float">
            <text:p>1.09537756774494</text:p>
          </table:table-cell>
          <table:table-cell table:style-name="ce19" table:formula="of:=0.01*([.B592]+[.B592]^2*0.1+[.C592]*[.D592])/([.C592]*[.D592]-[.B592])" office:value-type="float" office:value="0.010723751505561" calcext:value-type="float">
            <text:p>0.01072</text:p>
          </table:table-cell>
          <table:table-cell table:style-name="ce24" office:value-type="string" calcext:value-type="string">
            <text:p>4,594,249,106</text:p>
          </table:table-cell>
          <table:table-cell table:number-columns-repeated="1016"/>
        </table:table-row>
        <table:table-row table:style-name="ro1">
          <table:table-cell table:style-name="ce7" table:formula="of:=[.A592]+1" office:value-type="float" office:value="591" calcext:value-type="float">
            <text:p>591</text:p>
          </table:table-cell>
          <table:table-cell table:style-name="ce13" table:formula="of:=RAND()*180" office:value-type="float" office:value="68.9722413608927" calcext:value-type="float">
            <text:p>68.9722413608927</text:p>
          </table:table-cell>
          <table:table-cell table:style-name="ce13" table:formula="of:=RAND()*180" office:value-type="float" office:value="86.9804476894226" calcext:value-type="float">
            <text:p>86.9804476894226</text:p>
          </table:table-cell>
          <table:table-cell table:style-name="ce13" table:formula="of:=RAND()*180" office:value-type="float" office:value="162.670432735726" calcext:value-type="float">
            <text:p>162.670432735726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93]*EXP([.C593]/180)-[.D593]/([.C593]^2))/180" office:value-type="float" office:value="0.621126624732897" calcext:value-type="float">
            <text:p>0.621126624732897</text:p>
          </table:table-cell>
          <table:table-cell table:style-name="ce19" table:formula="of:=0.01*([.B593]+[.B593]^2*0.1+[.C593]*[.D593])/([.C593]*[.D593]-[.B593])" office:value-type="float" office:value="0.0104358337153016" calcext:value-type="float">
            <text:p>0.01044</text:p>
          </table:table-cell>
          <table:table-cell table:style-name="ce24" office:value-type="string" calcext:value-type="string">
            <text:p>4,621,350,140</text:p>
          </table:table-cell>
          <table:table-cell table:number-columns-repeated="1016"/>
        </table:table-row>
        <table:table-row table:style-name="ro1">
          <table:table-cell table:style-name="ce7" table:formula="of:=[.A593]+1" office:value-type="float" office:value="592" calcext:value-type="float">
            <text:p>592</text:p>
          </table:table-cell>
          <table:table-cell table:style-name="ce13" table:formula="of:=RAND()*180" office:value-type="float" office:value="2.19137425533932" calcext:value-type="float">
            <text:p>2.19137425533932</text:p>
          </table:table-cell>
          <table:table-cell table:style-name="ce13" table:formula="of:=RAND()*180" office:value-type="float" office:value="53.6666914570986" calcext:value-type="float">
            <text:p>53.6666914570986</text:p>
          </table:table-cell>
          <table:table-cell table:style-name="ce13" table:formula="of:=RAND()*180" office:value-type="float" office:value="31.9681329508493" calcext:value-type="float">
            <text:p>31.9681329508493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94]*EXP([.C594]/180)-[.D594]/([.C594]^2))/180" office:value-type="float" office:value="0.0163415213584693" calcext:value-type="float">
            <text:p>0.016341521358469</text:p>
          </table:table-cell>
          <table:table-cell table:style-name="ce19" table:formula="of:=0.01*([.B594]+[.B594]^2*0.1+[.C594]*[.D594])/([.C594]*[.D594]-[.B594])" office:value-type="float" office:value="0.0100283813950778" calcext:value-type="float">
            <text:p>0.01003</text:p>
          </table:table-cell>
          <table:table-cell table:style-name="ce24" office:value-type="string" calcext:value-type="string">
            <text:p>4,648,451,173</text:p>
          </table:table-cell>
          <table:table-cell table:number-columns-repeated="1016"/>
        </table:table-row>
        <table:table-row table:style-name="ro1">
          <table:table-cell table:style-name="ce7" table:formula="of:=[.A594]+1" office:value-type="float" office:value="593" calcext:value-type="float">
            <text:p>593</text:p>
          </table:table-cell>
          <table:table-cell table:style-name="ce13" table:formula="of:=RAND()*180" office:value-type="float" office:value="56.2221473920797" calcext:value-type="float">
            <text:p>56.2221473920797</text:p>
          </table:table-cell>
          <table:table-cell table:style-name="ce13" table:formula="of:=RAND()*180" office:value-type="float" office:value="61.6005506413228" calcext:value-type="float">
            <text:p>61.6005506413228</text:p>
          </table:table-cell>
          <table:table-cell table:style-name="ce13" table:formula="of:=RAND()*180" office:value-type="float" office:value="39.6287780434108" calcext:value-type="float">
            <text:p>39.6287780434108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95]*EXP([.C595]/180)-[.D595]/([.C595]^2))/180" office:value-type="float" office:value="0.439748310942539" calcext:value-type="float">
            <text:p>0.439748310942539</text:p>
          </table:table-cell>
          <table:table-cell table:style-name="ce19" table:formula="of:=0.01*([.B595]+[.B595]^2*0.1+[.C595]*[.D595])/([.C595]*[.D595]-[.B595])" office:value-type="float" office:value="0.0117968529434368" calcext:value-type="float">
            <text:p>0.01180</text:p>
          </table:table-cell>
          <table:table-cell table:style-name="ce24" office:value-type="string" calcext:value-type="string">
            <text:p>4,675,552,206</text:p>
          </table:table-cell>
          <table:table-cell table:number-columns-repeated="1016"/>
        </table:table-row>
        <table:table-row table:style-name="ro1">
          <table:table-cell table:style-name="ce7" table:formula="of:=[.A595]+1" office:value-type="float" office:value="594" calcext:value-type="float">
            <text:p>594</text:p>
          </table:table-cell>
          <table:table-cell table:style-name="ce13" table:formula="of:=RAND()*180" office:value-type="float" office:value="100.905197508883" calcext:value-type="float">
            <text:p>100.905197508883</text:p>
          </table:table-cell>
          <table:table-cell table:style-name="ce13" table:formula="of:=RAND()*180" office:value-type="float" office:value="98.542615097509" calcext:value-type="float">
            <text:p>98.542615097509</text:p>
          </table:table-cell>
          <table:table-cell table:style-name="ce13" table:formula="of:=RAND()*180" office:value-type="float" office:value="147.667847564199" calcext:value-type="float">
            <text:p>147.66784756419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96]*EXP([.C596]/180)-[.D596]/([.C596]^2))/180" office:value-type="float" office:value="0.969084357958951" calcext:value-type="float">
            <text:p>0.969084357958951</text:p>
          </table:table-cell>
          <table:table-cell table:style-name="ce19" table:formula="of:=0.01*([.B596]+[.B596]^2*0.1+[.C596]*[.D596])/([.C596]*[.D596]-[.B596])" office:value-type="float" office:value="0.01084424890134" calcext:value-type="float">
            <text:p>0.01084</text:p>
          </table:table-cell>
          <table:table-cell table:style-name="ce24" office:value-type="string" calcext:value-type="string">
            <text:p>4,702,653,239</text:p>
          </table:table-cell>
          <table:table-cell table:number-columns-repeated="1016"/>
        </table:table-row>
        <table:table-row table:style-name="ro1">
          <table:table-cell table:style-name="ce7" table:formula="of:=[.A596]+1" office:value-type="float" office:value="595" calcext:value-type="float">
            <text:p>595</text:p>
          </table:table-cell>
          <table:table-cell table:style-name="ce13" table:formula="of:=RAND()*180" office:value-type="float" office:value="120.805541300977" calcext:value-type="float">
            <text:p>120.805541300977</text:p>
          </table:table-cell>
          <table:table-cell table:style-name="ce13" table:formula="of:=RAND()*180" office:value-type="float" office:value="133.679644813926" calcext:value-type="float">
            <text:p>133.679644813926</text:p>
          </table:table-cell>
          <table:table-cell table:style-name="ce13" table:formula="of:=RAND()*180" office:value-type="float" office:value="157.311333582714" calcext:value-type="float">
            <text:p>157.311333582714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97]*EXP([.C597]/180)-[.D597]/([.C597]^2))/180" office:value-type="float" office:value="1.41037457309567" calcext:value-type="float">
            <text:p>1.41037457309567</text:p>
          </table:table-cell>
          <table:table-cell table:style-name="ce19" table:formula="of:=0.01*([.B597]+[.B597]^2*0.1+[.C597]*[.D597])/([.C597]*[.D597]-[.B597])" office:value-type="float" office:value="0.0108135483305843" calcext:value-type="float">
            <text:p>0.01081</text:p>
          </table:table-cell>
          <table:table-cell table:style-name="ce24" office:value-type="string" calcext:value-type="string">
            <text:p>472,975,429</text:p>
          </table:table-cell>
          <table:table-cell table:number-columns-repeated="1016"/>
        </table:table-row>
        <table:table-row table:style-name="ro1">
          <table:table-cell table:style-name="ce7" table:formula="of:=[.A597]+1" office:value-type="float" office:value="596" calcext:value-type="float">
            <text:p>596</text:p>
          </table:table-cell>
          <table:table-cell table:style-name="ce13" table:formula="of:=RAND()*180" office:value-type="float" office:value="76.9685668811288" calcext:value-type="float">
            <text:p>76.9685668811288</text:p>
          </table:table-cell>
          <table:table-cell table:style-name="ce13" table:formula="of:=RAND()*180" office:value-type="float" office:value="99.0192912999104" calcext:value-type="float">
            <text:p>99.0192912999104</text:p>
          </table:table-cell>
          <table:table-cell table:style-name="ce13" table:formula="of:=RAND()*180" office:value-type="float" office:value="125.900600367231" calcext:value-type="float">
            <text:p>125.90060036723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598]*EXP([.C598]/180)-[.D598]/([.C598]^2))/180" office:value-type="float" office:value="0.741152547495724" calcext:value-type="float">
            <text:p>0.741152547495724</text:p>
          </table:table-cell>
          <table:table-cell table:style-name="ce19" table:formula="of:=0.01*([.B598]+[.B598]^2*0.1+[.C598]*[.D598])/([.C598]*[.D598]-[.B598])" office:value-type="float" office:value="0.0106024019972166" calcext:value-type="float">
            <text:p>0.01060</text:p>
          </table:table-cell>
          <table:table-cell table:style-name="ce24" office:value-type="string" calcext:value-type="string">
            <text:p>4,756,855,305</text:p>
          </table:table-cell>
          <table:table-cell table:number-columns-repeated="1016"/>
        </table:table-row>
        <table:table-row table:style-name="ro1">
          <table:table-cell table:style-name="ce7" table:formula="of:=[.A598]+1" office:value-type="float" office:value="597" calcext:value-type="float">
            <text:p>597</text:p>
          </table:table-cell>
          <table:table-cell table:style-name="ce13" table:formula="of:=RAND()*180" office:value-type="float" office:value="123.19676798092" calcext:value-type="float">
            <text:p>123.19676798092</text:p>
          </table:table-cell>
          <table:table-cell table:style-name="ce13" table:formula="of:=RAND()*180" office:value-type="float" office:value="71.020974206517" calcext:value-type="float">
            <text:p>71.020974206517</text:p>
          </table:table-cell>
          <table:table-cell table:style-name="ce13" table:formula="of:=RAND()*180" office:value-type="float" office:value="21.3425980591976" calcext:value-type="float">
            <text:p>21.3425980591976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599]*EXP([.C599]/180)-[.D599]/([.C599]^2))/180" office:value-type="float" office:value="1.01548241489463" calcext:value-type="float">
            <text:p>1.01548241489463</text:p>
          </table:table-cell>
          <table:table-cell table:style-name="ce19" table:formula="of:=0.01*([.B599]+[.B599]^2*0.1+[.C599]*[.D599])/([.C599]*[.D599]-[.B599])" office:value-type="float" office:value="0.0226681684757784" calcext:value-type="float">
            <text:p>0.02267</text:p>
          </table:table-cell>
          <table:table-cell table:style-name="ce20" office:value-type="float" office:value="44.0144787992495" calcext:value-type="float">
            <text:p>44</text:p>
          </table:table-cell>
          <table:table-cell table:number-columns-repeated="1016"/>
        </table:table-row>
        <table:table-row table:style-name="ro1">
          <table:table-cell table:style-name="ce7" table:formula="of:=[.A599]+1" office:value-type="float" office:value="598" calcext:value-type="float">
            <text:p>598</text:p>
          </table:table-cell>
          <table:table-cell table:style-name="ce13" table:formula="of:=RAND()*180" office:value-type="float" office:value="73.1521308307801" calcext:value-type="float">
            <text:p>73.1521308307801</text:p>
          </table:table-cell>
          <table:table-cell table:style-name="ce13" table:formula="of:=RAND()*180" office:value-type="float" office:value="121.576332253342" calcext:value-type="float">
            <text:p>121.576332253342</text:p>
          </table:table-cell>
          <table:table-cell table:style-name="ce13" table:formula="of:=RAND()*180" office:value-type="float" office:value="86.1335401929172" calcext:value-type="float">
            <text:p>86.1335401929172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600]*EXP([.C600]/180)-[.D600]/([.C600]^2))/180" office:value-type="float" office:value="0.798490610882048" calcext:value-type="float">
            <text:p>0.798490610882048</text:p>
          </table:table-cell>
          <table:table-cell table:style-name="ce19" table:formula="of:=0.01*([.B600]+[.B600]^2*0.1+[.C600]*[.D600])/([.C600]*[.D600]-[.B600])" office:value-type="float" office:value="0.0106553041330505" calcext:value-type="float">
            <text:p>0.01066</text:p>
          </table:table-cell>
          <table:table-cell table:style-name="ce20" office:value-type="float" office:value="44.3981355534709" calcext:value-type="float">
            <text:p>44</text:p>
          </table:table-cell>
          <table:table-cell table:number-columns-repeated="1016"/>
        </table:table-row>
        <table:table-row table:style-name="ro1">
          <table:table-cell table:style-name="ce7" table:formula="of:=[.A600]+1" office:value-type="float" office:value="599" calcext:value-type="float">
            <text:p>599</text:p>
          </table:table-cell>
          <table:table-cell table:style-name="ce13" table:formula="of:=RAND()*180" office:value-type="float" office:value="158.67126156025" calcext:value-type="float">
            <text:p>158.67126156025</text:p>
          </table:table-cell>
          <table:table-cell table:style-name="ce13" table:formula="of:=RAND()*180" office:value-type="float" office:value="82.2691141656366" calcext:value-type="float">
            <text:p>82.2691141656366</text:p>
          </table:table-cell>
          <table:table-cell table:style-name="ce13" table:formula="of:=RAND()*180" office:value-type="float" office:value="167.643147650022" calcext:value-type="float">
            <text:p>167.643147650022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601]*EXP([.C601]/180)-[.D601]/([.C601]^2))/180" office:value-type="float" office:value="1.39212236799248" calcext:value-type="float">
            <text:p>1.39212236799248</text:p>
          </table:table-cell>
          <table:table-cell table:style-name="ce19" table:formula="of:=0.01*([.B601]+[.B601]^2*0.1+[.C601]*[.D601])/([.C601]*[.D601]-[.B601])" office:value-type="float" office:value="0.012079484781609" calcext:value-type="float">
            <text:p>0.01208</text:p>
          </table:table-cell>
          <table:table-cell table:style-name="ce20" office:value-type="float" office:value="44.7817923076923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7" table:formula="of:=[.A601]+1" office:value-type="float" office:value="600" calcext:value-type="float">
            <text:p>600</text:p>
          </table:table-cell>
          <table:table-cell table:style-name="ce13" table:formula="of:=RAND()*180" office:value-type="float" office:value="157.534469355917" calcext:value-type="float">
            <text:p>157.534469355917</text:p>
          </table:table-cell>
          <table:table-cell table:style-name="ce13" table:formula="of:=RAND()*180" office:value-type="float" office:value="70.8366162495971" calcext:value-type="float">
            <text:p>70.8366162495971</text:p>
          </table:table-cell>
          <table:table-cell table:style-name="ce13" table:formula="of:=RAND()*180" office:value-type="float" office:value="34.3307925476881" calcext:value-type="float">
            <text:p>34.330792547688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602]*EXP([.C602]/180)-[.D602]/([.C602]^2))/180" office:value-type="float" office:value="1.29718287265065" calcext:value-type="float">
            <text:p>1.29718287265065</text:p>
          </table:table-cell>
          <table:table-cell table:style-name="ce19" table:formula="of:=0.01*([.B602]+[.B602]^2*0.1+[.C602]*[.D602])/([.C602]*[.D602]-[.B602])" office:value-type="float" office:value="0.0222970906386951" calcext:value-type="float">
            <text:p>0.02230</text:p>
          </table:table-cell>
          <table:table-cell table:style-name="ce20" office:value-type="float" office:value="45.1654490619137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7" table:formula="of:=[.A602]+1" office:value-type="float" office:value="601" calcext:value-type="float">
            <text:p>601</text:p>
          </table:table-cell>
          <table:table-cell table:style-name="ce13" table:formula="of:=RAND()*180" office:value-type="float" office:value="176.900562144641" calcext:value-type="float">
            <text:p>176.900562144641</text:p>
          </table:table-cell>
          <table:table-cell table:style-name="ce13" table:formula="of:=RAND()*180" office:value-type="float" office:value="16.2523307586559" calcext:value-type="float">
            <text:p>16.2523307586559</text:p>
          </table:table-cell>
          <table:table-cell table:style-name="ce13" table:formula="of:=RAND()*180" office:value-type="float" office:value="107.538352328108" calcext:value-type="float">
            <text:p>107.538352328108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603]*EXP([.C603]/180)-[.D603]/([.C603]^2))/180" office:value-type="float" office:value="1.07338443356738" calcext:value-type="float">
            <text:p>1.07338443356738</text:p>
          </table:table-cell>
          <table:table-cell table:style-name="ce19" table:formula="of:=0.01*([.B603]+[.B603]^2*0.1+[.C603]*[.D603])/([.C603]*[.D603]-[.B603])" office:value-type="float" office:value="0.0321738916020578" calcext:value-type="float">
            <text:p>0.03217</text:p>
          </table:table-cell>
          <table:table-cell table:style-name="ce20" office:value-type="float" office:value="45.5491058161351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7" table:formula="of:=[.A603]+1" office:value-type="float" office:value="602" calcext:value-type="float">
            <text:p>602</text:p>
          </table:table-cell>
          <table:table-cell table:style-name="ce13" table:formula="of:=RAND()*180" office:value-type="float" office:value="170.406282071406" calcext:value-type="float">
            <text:p>170.406282071406</text:p>
          </table:table-cell>
          <table:table-cell table:style-name="ce13" table:formula="of:=RAND()*180" office:value-type="float" office:value="4.16138849089578" calcext:value-type="float">
            <text:p>4.16138849089578</text:p>
          </table:table-cell>
          <table:table-cell table:style-name="ce13" table:formula="of:=RAND()*180" office:value-type="float" office:value="114.604082466328" calcext:value-type="float">
            <text:p>114.604082466328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604]*EXP([.C604]/180)-[.D604]/([.C604]^2))/180" office:value-type="float" office:value="0.932076756461157" calcext:value-type="float">
            <text:p>0.932076756461157</text:p>
          </table:table-cell>
          <table:table-cell table:style-name="ce19" table:formula="of:=0.01*([.B604]+[.B604]^2*0.1+[.C604]*[.D604])/([.C604]*[.D604]-[.B604])" office:value-type="float" office:value="0.11585908546294" calcext:value-type="float">
            <text:p>0.11586</text:p>
          </table:table-cell>
          <table:table-cell table:style-name="ce20" office:value-type="float" office:value="45.9327625703564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7" table:formula="of:=[.A604]+1" office:value-type="float" office:value="603" calcext:value-type="float">
            <text:p>603</text:p>
          </table:table-cell>
          <table:table-cell table:style-name="ce13" table:formula="of:=RAND()*180" office:value-type="float" office:value="147.755710948446" calcext:value-type="float">
            <text:p>147.755710948446</text:p>
          </table:table-cell>
          <table:table-cell table:style-name="ce13" table:formula="of:=RAND()*180" office:value-type="float" office:value="4.13847442947059" calcext:value-type="float">
            <text:p>4.13847442947059</text:p>
          </table:table-cell>
          <table:table-cell table:style-name="ce13" table:formula="of:=RAND()*180" office:value-type="float" office:value="26.2604093938525" calcext:value-type="float">
            <text:p>26.2604093938525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605]*EXP([.C605]/180)-[.D605]/([.C605]^2))/180" office:value-type="float" office:value="0.831438419421469" calcext:value-type="float">
            <text:p>0.831438419421469</text:p>
          </table:table-cell>
          <table:table-cell table:style-name="ce19" table:formula="of:=0.01*([.B605]+[.B605]^2*0.1+[.C605]*[.D605])/([.C605]*[.D605]-[.B605])" office:value-type="float" office:value="-0.624297263836173" calcext:value-type="float">
            <text:p>-0.62430</text:p>
          </table:table-cell>
          <table:table-cell table:style-name="ce20" office:value-type="float" office:value="46.3164193245778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7" table:formula="of:=[.A605]+1" office:value-type="float" office:value="604" calcext:value-type="float">
            <text:p>604</text:p>
          </table:table-cell>
          <table:table-cell table:style-name="ce13" table:formula="of:=RAND()*180" office:value-type="float" office:value="125.472262121007" calcext:value-type="float">
            <text:p>125.472262121007</text:p>
          </table:table-cell>
          <table:table-cell table:style-name="ce13" table:formula="of:=RAND()*180" office:value-type="float" office:value="87.6123346010063" calcext:value-type="float">
            <text:p>87.6123346010063</text:p>
          </table:table-cell>
          <table:table-cell table:style-name="ce13" table:formula="of:=RAND()*180" office:value-type="float" office:value="162.788595020071" calcext:value-type="float">
            <text:p>162.78859502007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606]*EXP([.C606]/180)-[.D606]/([.C606]^2))/180" office:value-type="float" office:value="1.13400902584899" calcext:value-type="float">
            <text:p>1.13400902584899</text:p>
          </table:table-cell>
          <table:table-cell table:style-name="ce19" table:formula="of:=0.01*([.B606]+[.B606]^2*0.1+[.C606]*[.D606])/([.C606]*[.D606]-[.B606])" office:value-type="float" office:value="0.0112911488016279" calcext:value-type="float">
            <text:p>0.01129</text:p>
          </table:table-cell>
          <table:table-cell table:style-name="ce20" office:value-type="float" office:value="46.7000760787992" calcext:value-type="float">
            <text:p>47</text:p>
          </table:table-cell>
          <table:table-cell table:number-columns-repeated="1016"/>
        </table:table-row>
        <table:table-row table:style-name="ro1">
          <table:table-cell table:style-name="ce7" table:formula="of:=[.A606]+1" office:value-type="float" office:value="605" calcext:value-type="float">
            <text:p>605</text:p>
          </table:table-cell>
          <table:table-cell table:style-name="ce13" table:formula="of:=RAND()*180" office:value-type="float" office:value="75.0069129544997" calcext:value-type="float">
            <text:p>75.0069129544997</text:p>
          </table:table-cell>
          <table:table-cell table:style-name="ce13" table:formula="of:=RAND()*180" office:value-type="float" office:value="12.2579389129576" calcext:value-type="float">
            <text:p>12.2579389129576</text:p>
          </table:table-cell>
          <table:table-cell table:style-name="ce13" table:formula="of:=RAND()*180" office:value-type="float" office:value="3.23654270083667" calcext:value-type="float">
            <text:p>3.23654270083667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607]*EXP([.C607]/180)-[.D607]/([.C607]^2))/180" office:value-type="float" office:value="0.445951439544789" calcext:value-type="float">
            <text:p>0.445951439544789</text:p>
          </table:table-cell>
          <table:table-cell table:style-name="ce19" table:formula="of:=0.01*([.B607]+[.B607]^2*0.1+[.C607]*[.D607])/([.C607]*[.D607]-[.B607])" office:value-type="float" office:value="-0.191682852934464" calcext:value-type="float">
            <text:p>-0.19168</text:p>
          </table:table-cell>
          <table:table-cell table:style-name="ce21" office:value-type="float" office:value="47.0837328330206" calcext:value-type="float">
            <text:p>47</text:p>
          </table:table-cell>
          <table:table-cell table:number-columns-repeated="1016"/>
        </table:table-row>
        <table:table-row table:style-name="ro1">
          <table:table-cell table:style-name="ce7" table:formula="of:=[.A607]+1" office:value-type="float" office:value="606" calcext:value-type="float">
            <text:p>606</text:p>
          </table:table-cell>
          <table:table-cell table:style-name="ce13" table:formula="of:=RAND()*180" office:value-type="float" office:value="119.294374169059" calcext:value-type="float">
            <text:p>119.294374169059</text:p>
          </table:table-cell>
          <table:table-cell table:style-name="ce13" table:formula="of:=RAND()*180" office:value-type="float" office:value="37.3114047919087" calcext:value-type="float">
            <text:p>37.3114047919087</text:p>
          </table:table-cell>
          <table:table-cell table:style-name="ce13" table:formula="of:=RAND()*180" office:value-type="float" office:value="75.3828664530735" calcext:value-type="float">
            <text:p>75.3828664530735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608]*EXP([.C608]/180)-[.D608]/([.C608]^2))/180" office:value-type="float" office:value="0.815098676225821" calcext:value-type="float">
            <text:p>0.815098676225821</text:p>
          </table:table-cell>
          <table:table-cell table:style-name="ce19" table:formula="of:=0.01*([.B608]+[.B608]^2*0.1+[.C608]*[.D608])/([.C608]*[.D608]-[.B608])" office:value-type="float" office:value="0.016169661648845" calcext:value-type="float">
            <text:p>0.01617</text:p>
          </table:table-cell>
          <table:table-cell table:style-name="ce21" office:value-type="float" office:value="47.467389587242" calcext:value-type="float">
            <text:p>47</text:p>
          </table:table-cell>
          <table:table-cell table:number-columns-repeated="1016"/>
        </table:table-row>
        <table:table-row table:style-name="ro1">
          <table:table-cell table:style-name="ce7" table:formula="of:=[.A608]+1" office:value-type="float" office:value="607" calcext:value-type="float">
            <text:p>607</text:p>
          </table:table-cell>
          <table:table-cell table:style-name="ce13" table:formula="of:=RAND()*180" office:value-type="float" office:value="55.5170971385658" calcext:value-type="float">
            <text:p>55.5170971385658</text:p>
          </table:table-cell>
          <table:table-cell table:style-name="ce13" table:formula="of:=RAND()*180" office:value-type="float" office:value="48.8284405163962" calcext:value-type="float">
            <text:p>48.8284405163962</text:p>
          </table:table-cell>
          <table:table-cell table:style-name="ce13" table:formula="of:=RAND()*180" office:value-type="float" office:value="46.2692303904036" calcext:value-type="float">
            <text:p>46.2692303904036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609]*EXP([.C609]/180)-[.D609]/([.C609]^2))/180" office:value-type="float" office:value="0.404435403514886" calcext:value-type="float">
            <text:p>0.404435403514886</text:p>
          </table:table-cell>
          <table:table-cell table:style-name="ce19" table:formula="of:=0.01*([.B609]+[.B609]^2*0.1+[.C609]*[.D609])/([.C609]*[.D609]-[.B609])" office:value-type="float" office:value="0.0119024454869372" calcext:value-type="float">
            <text:p>0.01190</text:p>
          </table:table-cell>
          <table:table-cell table:style-name="ce21" office:value-type="float" office:value="47.8510463414634" calcext:value-type="float">
            <text:p>48</text:p>
          </table:table-cell>
          <table:table-cell table:number-columns-repeated="1016"/>
        </table:table-row>
        <table:table-row table:style-name="ro1">
          <table:table-cell table:style-name="ce7" table:formula="of:=[.A609]+1" office:value-type="float" office:value="608" calcext:value-type="float">
            <text:p>608</text:p>
          </table:table-cell>
          <table:table-cell table:style-name="ce13" table:formula="of:=RAND()*180" office:value-type="float" office:value="178.402623341134" calcext:value-type="float">
            <text:p>178.402623341134</text:p>
          </table:table-cell>
          <table:table-cell table:style-name="ce13" table:formula="of:=RAND()*180" office:value-type="float" office:value="121.057911332728" calcext:value-type="float">
            <text:p>121.057911332728</text:p>
          </table:table-cell>
          <table:table-cell table:style-name="ce13" table:formula="of:=RAND()*180" office:value-type="float" office:value="152.209971110893" calcext:value-type="float">
            <text:p>152.209971110893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610]*EXP([.C610]/180)-[.D610]/([.C610]^2))/180" office:value-type="float" office:value="1.94177074232033" calcext:value-type="float">
            <text:p>1.94177074232033</text:p>
          </table:table-cell>
          <table:table-cell table:style-name="ce19" table:formula="of:=0.01*([.B610]+[.B610]^2*0.1+[.C610]*[.D610])/([.C610]*[.D610]-[.B610])" office:value-type="float" office:value="0.0119397139641061" calcext:value-type="float">
            <text:p>0.01194</text:p>
          </table:table-cell>
          <table:table-cell table:style-name="ce21" office:value-type="float" office:value="48.2347030956848" calcext:value-type="float">
            <text:p>48</text:p>
          </table:table-cell>
          <table:table-cell table:number-columns-repeated="1016"/>
        </table:table-row>
        <table:table-row table:style-name="ro1">
          <table:table-cell table:style-name="ce7" table:formula="of:=[.A610]+1" office:value-type="float" office:value="609" calcext:value-type="float">
            <text:p>609</text:p>
          </table:table-cell>
          <table:table-cell table:style-name="ce13" table:formula="of:=RAND()*180" office:value-type="float" office:value="162.872751389809" calcext:value-type="float">
            <text:p>162.872751389809</text:p>
          </table:table-cell>
          <table:table-cell table:style-name="ce13" table:formula="of:=RAND()*180" office:value-type="float" office:value="143.157691840649" calcext:value-type="float">
            <text:p>143.157691840649</text:p>
          </table:table-cell>
          <table:table-cell table:style-name="ce13" table:formula="of:=RAND()*180" office:value-type="float" office:value="95.0762070108039" calcext:value-type="float">
            <text:p>95.0762070108039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611]*EXP([.C611]/180)-[.D611]/([.C611]^2))/180" office:value-type="float" office:value="2.00435042427453" calcext:value-type="float">
            <text:p>2.00435042427453</text:p>
          </table:table-cell>
          <table:table-cell table:style-name="ce19" table:formula="of:=0.01*([.B611]+[.B611]^2*0.1+[.C611]*[.D611])/([.C611]*[.D611]-[.B611])" office:value-type="float" office:value="0.0122148237066594" calcext:value-type="float">
            <text:p>0.01221</text:p>
          </table:table-cell>
          <table:table-cell table:style-name="ce21" office:value-type="float" office:value="48.6183598499062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7" table:formula="of:=[.A611]+1" office:value-type="float" office:value="610" calcext:value-type="float">
            <text:p>610</text:p>
          </table:table-cell>
          <table:table-cell table:style-name="ce13" table:formula="of:=RAND()*180" office:value-type="float" office:value="119.996343590745" calcext:value-type="float">
            <text:p>119.996343590745</text:p>
          </table:table-cell>
          <table:table-cell table:style-name="ce13" table:formula="of:=RAND()*180" office:value-type="float" office:value="112.121019425292" calcext:value-type="float">
            <text:p>112.121019425292</text:p>
          </table:table-cell>
          <table:table-cell table:style-name="ce13" table:formula="of:=RAND()*180" office:value-type="float" office:value="119.813145932859" calcext:value-type="float">
            <text:p>119.813145932859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612]*EXP([.C612]/180)-[.D612]/([.C612]^2))/180" office:value-type="float" office:value="1.24278691465296" calcext:value-type="float">
            <text:p>1.24278691465296</text:p>
          </table:table-cell>
          <table:table-cell table:style-name="ce19" table:formula="of:=0.01*([.B612]+[.B612]^2*0.1+[.C612]*[.D612])/([.C612]*[.D612]-[.B612])" office:value-type="float" office:value="0.011261798460578" calcext:value-type="float">
            <text:p>0.01126</text:p>
          </table:table-cell>
          <table:table-cell table:style-name="ce21" office:value-type="float" office:value="49.0020166041276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7" table:formula="of:=[.A612]+1" office:value-type="float" office:value="611" calcext:value-type="float">
            <text:p>611</text:p>
          </table:table-cell>
          <table:table-cell table:style-name="ce13" table:formula="of:=RAND()*180" office:value-type="float" office:value="10.7933566014668" calcext:value-type="float">
            <text:p>10.7933566014668</text:p>
          </table:table-cell>
          <table:table-cell table:style-name="ce13" table:formula="of:=RAND()*180" office:value-type="float" office:value="111.182571209282" calcext:value-type="float">
            <text:p>111.182571209282</text:p>
          </table:table-cell>
          <table:table-cell table:style-name="ce13" table:formula="of:=RAND()*180" office:value-type="float" office:value="144.630024532949" calcext:value-type="float">
            <text:p>144.630024532949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613]*EXP([.C613]/180)-[.D613]/([.C613]^2))/180" office:value-type="float" office:value="0.111143875662072" calcext:value-type="float">
            <text:p>0.111143875662072</text:p>
          </table:table-cell>
          <table:table-cell table:style-name="ce19" table:formula="of:=0.01*([.B613]+[.B613]^2*0.1+[.C613]*[.D613])/([.C613]*[.D613]-[.B613])" office:value-type="float" office:value="0.0100206828311628" calcext:value-type="float">
            <text:p>0.01002</text:p>
          </table:table-cell>
          <table:table-cell table:style-name="ce21" office:value-type="float" office:value="49.3856733583489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7" table:formula="of:=[.A613]+1" office:value-type="float" office:value="612" calcext:value-type="float">
            <text:p>612</text:p>
          </table:table-cell>
          <table:table-cell table:style-name="ce13" table:formula="of:=RAND()*180" office:value-type="float" office:value="109.016925212548" calcext:value-type="float">
            <text:p>109.016925212548</text:p>
          </table:table-cell>
          <table:table-cell table:style-name="ce13" table:formula="of:=RAND()*180" office:value-type="float" office:value="45.1313172231406" calcext:value-type="float">
            <text:p>45.1313172231406</text:p>
          </table:table-cell>
          <table:table-cell table:style-name="ce13" table:formula="of:=RAND()*180" office:value-type="float" office:value="62.8625647763326" calcext:value-type="float">
            <text:p>62.8625647763326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614]*EXP([.C614]/180)-[.D614]/([.C614]^2))/180" office:value-type="float" office:value="0.778065547902467" calcext:value-type="float">
            <text:p>0.778065547902467</text:p>
          </table:table-cell>
          <table:table-cell table:style-name="ce19" table:formula="of:=0.01*([.B614]+[.B614]^2*0.1+[.C614]*[.D614])/([.C614]*[.D614]-[.B614])" office:value-type="float" office:value="0.0151557012582589" calcext:value-type="float">
            <text:p>0.01516</text:p>
          </table:table-cell>
          <table:table-cell table:style-name="ce21" office:value-type="float" office:value="49.7693301125703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7" table:formula="of:=[.A614]+1" office:value-type="float" office:value="613" calcext:value-type="float">
            <text:p>613</text:p>
          </table:table-cell>
          <table:table-cell table:style-name="ce13" table:formula="of:=RAND()*180" office:value-type="float" office:value="7.3870713080483" calcext:value-type="float">
            <text:p>7.3870713080483</text:p>
          </table:table-cell>
          <table:table-cell table:style-name="ce13" table:formula="of:=RAND()*180" office:value-type="float" office:value="33.5134846008945" calcext:value-type="float">
            <text:p>33.5134846008945</text:p>
          </table:table-cell>
          <table:table-cell table:style-name="ce13" table:formula="of:=RAND()*180" office:value-type="float" office:value="153.007075407778" calcext:value-type="float">
            <text:p>153.007075407778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615]*EXP([.C615]/180)-[.D615]/([.C615]^2))/180" office:value-type="float" office:value="0.0486809916919981" calcext:value-type="float">
            <text:p>0.048680991691998</text:p>
          </table:table-cell>
          <table:table-cell table:style-name="ce19" table:formula="of:=0.01*([.B615]+[.B615]^2*0.1+[.C615]*[.D615])/([.C615]*[.D615]-[.B615])" office:value-type="float" office:value="0.010039510531865" calcext:value-type="float">
            <text:p>0.01004</text:p>
          </table:table-cell>
          <table:table-cell table:style-name="ce22" office:value-type="float" office:value="50.1529868667917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7" table:formula="of:=[.A615]+1" office:value-type="float" office:value="614" calcext:value-type="float">
            <text:p>614</text:p>
          </table:table-cell>
          <table:table-cell table:style-name="ce13" table:formula="of:=RAND()*180" office:value-type="float" office:value="172.392158975324" calcext:value-type="float">
            <text:p>172.392158975324</text:p>
          </table:table-cell>
          <table:table-cell table:style-name="ce13" table:formula="of:=RAND()*180" office:value-type="float" office:value="150.492259011236" calcext:value-type="float">
            <text:p>150.492259011236</text:p>
          </table:table-cell>
          <table:table-cell table:style-name="ce13" table:formula="of:=RAND()*180" office:value-type="float" office:value="6.43435983684929" calcext:value-type="float">
            <text:p>6.43435983684929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616]*EXP([.C616]/180)-[.D616]/([.C616]^2))/180" office:value-type="float" office:value="2.20975669360054" calcext:value-type="float">
            <text:p>2.20975669360054</text:p>
          </table:table-cell>
          <table:table-cell table:style-name="ce19" table:formula="of:=0.01*([.B616]+[.B616]^2*0.1+[.C616]*[.D616])/([.C616]*[.D616]-[.B616])" office:value-type="float" office:value="0.0516706663719879" calcext:value-type="float">
            <text:p>0.05167</text:p>
          </table:table-cell>
          <table:table-cell table:style-name="ce22" office:value-type="float" office:value="50.5366436210131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7" table:formula="of:=[.A616]+1" office:value-type="float" office:value="615" calcext:value-type="float">
            <text:p>615</text:p>
          </table:table-cell>
          <table:table-cell table:style-name="ce13" table:formula="of:=RAND()*180" office:value-type="float" office:value="55.0919185551858" calcext:value-type="float">
            <text:p>55.0919185551858</text:p>
          </table:table-cell>
          <table:table-cell table:style-name="ce13" table:formula="of:=RAND()*180" office:value-type="float" office:value="153.361238622678" calcext:value-type="float">
            <text:p>153.361238622678</text:p>
          </table:table-cell>
          <table:table-cell table:style-name="ce13" table:formula="of:=RAND()*180" office:value-type="float" office:value="40.5958668428018" calcext:value-type="float">
            <text:p>40.5958668428018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617]*EXP([.C617]/180)-[.D617]/([.C617]^2))/180" office:value-type="float" office:value="0.71751580970122" calcext:value-type="float">
            <text:p>0.71751580970122</text:p>
          </table:table-cell>
          <table:table-cell table:style-name="ce19" table:formula="of:=0.01*([.B617]+[.B617]^2*0.1+[.C617]*[.D617])/([.C617]*[.D617]-[.B617])" office:value-type="float" office:value="0.0106704151404363" calcext:value-type="float">
            <text:p>0.01067</text:p>
          </table:table-cell>
          <table:table-cell table:style-name="ce22" office:value-type="float" office:value="50.9203003752345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7" table:formula="of:=[.A617]+1" office:value-type="float" office:value="616" calcext:value-type="float">
            <text:p>616</text:p>
          </table:table-cell>
          <table:table-cell table:style-name="ce13" table:formula="of:=RAND()*180" office:value-type="float" office:value="9.92417974595975" calcext:value-type="float">
            <text:p>9.92417974595975</text:p>
          </table:table-cell>
          <table:table-cell table:style-name="ce13" table:formula="of:=RAND()*180" office:value-type="float" office:value="118.891204445853" calcext:value-type="float">
            <text:p>118.891204445853</text:p>
          </table:table-cell>
          <table:table-cell table:style-name="ce13" table:formula="of:=RAND()*180" office:value-type="float" office:value="166.517470269541" calcext:value-type="float">
            <text:p>166.51747026954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618]*EXP([.C618]/180)-[.D618]/([.C618]^2))/180" office:value-type="float" office:value="0.106662100279554" calcext:value-type="float">
            <text:p>0.106662100279554</text:p>
          </table:table-cell>
          <table:table-cell table:style-name="ce19" table:formula="of:=0.01*([.B618]+[.B618]^2*0.1+[.C618]*[.D618])/([.C618]*[.D618]-[.B618])" office:value-type="float" office:value="0.0100150080789342" calcext:value-type="float">
            <text:p>0.01002</text:p>
          </table:table-cell>
          <table:table-cell table:style-name="ce22" office:value-type="float" office:value="51.3039571294559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7" table:formula="of:=[.A618]+1" office:value-type="float" office:value="617" calcext:value-type="float">
            <text:p>617</text:p>
          </table:table-cell>
          <table:table-cell table:style-name="ce13" table:formula="of:=RAND()*180" office:value-type="float" office:value="176.92416275514" calcext:value-type="float">
            <text:p>176.92416275514</text:p>
          </table:table-cell>
          <table:table-cell table:style-name="ce13" table:formula="of:=RAND()*180" office:value-type="float" office:value="93.4510425769771" calcext:value-type="float">
            <text:p>93.4510425769771</text:p>
          </table:table-cell>
          <table:table-cell table:style-name="ce13" table:formula="of:=RAND()*180" office:value-type="float" office:value="68.1419919199121" calcext:value-type="float">
            <text:p>68.1419919199121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619]*EXP([.C619]/180)-[.D619]/([.C619]^2))/180" office:value-type="float" office:value="1.65187424274903" calcext:value-type="float">
            <text:p>1.65187424274903</text:p>
          </table:table-cell>
          <table:table-cell table:style-name="ce19" table:formula="of:=0.01*([.B619]+[.B619]^2*0.1+[.C619]*[.D619])/([.C619]*[.D619]-[.B619])" office:value-type="float" office:value="0.0156276130571437" calcext:value-type="float">
            <text:p>0.01563</text:p>
          </table:table-cell>
          <table:table-cell table:style-name="ce22" office:value-type="float" office:value="51.6876138836773" calcext:value-type="float">
            <text:p>52</text:p>
          </table:table-cell>
          <table:table-cell table:number-columns-repeated="1016"/>
        </table:table-row>
        <table:table-row table:style-name="ro1">
          <table:table-cell table:style-name="ce7" table:formula="of:=[.A619]+1" office:value-type="float" office:value="618" calcext:value-type="float">
            <text:p>618</text:p>
          </table:table-cell>
          <table:table-cell table:style-name="ce13" table:formula="of:=RAND()*180" office:value-type="float" office:value="130.44314719251" calcext:value-type="float">
            <text:p>130.44314719251</text:p>
          </table:table-cell>
          <table:table-cell table:style-name="ce13" table:formula="of:=RAND()*180" office:value-type="float" office:value="38.2299116217898" calcext:value-type="float">
            <text:p>38.2299116217898</text:p>
          </table:table-cell>
          <table:table-cell table:style-name="ce13" table:formula="of:=RAND()*180" office:value-type="float" office:value="6.57359055515114" calcext:value-type="float">
            <text:p>6.57359055515114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620]*EXP([.C620]/180)-[.D620]/([.C620]^2))/180" office:value-type="float" office:value="0.896139794083739" calcext:value-type="float">
            <text:p>0.896139794083739</text:p>
          </table:table-cell>
          <table:table-cell table:style-name="ce19" table:formula="of:=0.01*([.B620]+[.B620]^2*0.1+[.C620]*[.D620])/([.C620]*[.D620]-[.B620])" office:value-type="float" office:value="0.172365748934095" calcext:value-type="float">
            <text:p>0.17237</text:p>
          </table:table-cell>
          <table:table-cell table:style-name="ce22" office:value-type="float" office:value="52.0712706378987" calcext:value-type="float">
            <text:p>52</text:p>
          </table:table-cell>
          <table:table-cell table:number-columns-repeated="1016"/>
        </table:table-row>
        <table:table-row table:style-name="ro1">
          <table:table-cell table:style-name="ce7" table:formula="of:=[.A620]+1" office:value-type="float" office:value="619" calcext:value-type="float">
            <text:p>619</text:p>
          </table:table-cell>
          <table:table-cell table:style-name="ce13" table:formula="of:=RAND()*180" office:value-type="float" office:value="121.546672267904" calcext:value-type="float">
            <text:p>121.546672267904</text:p>
          </table:table-cell>
          <table:table-cell table:style-name="ce13" table:formula="of:=RAND()*180" office:value-type="float" office:value="169.517816379675" calcext:value-type="float">
            <text:p>169.517816379675</text:p>
          </table:table-cell>
          <table:table-cell table:style-name="ce13" table:formula="of:=RAND()*180" office:value-type="float" office:value="155.242405940958" calcext:value-type="float">
            <text:p>155.242405940958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621]*EXP([.C621]/180)-[.D621]/([.C621]^2))/180" office:value-type="float" office:value="1.73167610630099" calcext:value-type="float">
            <text:p>1.73167610630099</text:p>
          </table:table-cell>
          <table:table-cell table:style-name="ce19" table:formula="of:=0.01*([.B621]+[.B621]^2*0.1+[.C621]*[.D621])/([.C621]*[.D621]-[.B621])" office:value-type="float" office:value="0.0106567915155767" calcext:value-type="float">
            <text:p>0.01066</text:p>
          </table:table-cell>
          <table:table-cell table:style-name="ce22" office:value-type="float" office:value="52.45492739212" calcext:value-type="float">
            <text:p>52</text:p>
          </table:table-cell>
          <table:table-cell table:number-columns-repeated="1016"/>
        </table:table-row>
        <table:table-row table:style-name="ro1">
          <table:table-cell table:style-name="ce7" table:formula="of:=[.A621]+1" office:value-type="float" office:value="620" calcext:value-type="float">
            <text:p>620</text:p>
          </table:table-cell>
          <table:table-cell table:style-name="ce13" table:formula="of:=RAND()*180" office:value-type="float" office:value="101.254834811545" calcext:value-type="float">
            <text:p>101.254834811545</text:p>
          </table:table-cell>
          <table:table-cell table:style-name="ce13" table:formula="of:=RAND()*180" office:value-type="float" office:value="47.5338438268002" calcext:value-type="float">
            <text:p>47.5338438268002</text:p>
          </table:table-cell>
          <table:table-cell table:style-name="ce13" table:formula="of:=RAND()*180" office:value-type="float" office:value="154.365214173164" calcext:value-type="float">
            <text:p>154.365214173164</text:p>
          </table:table-cell>
          <table:table-cell table:style-name="ce15" office:value-type="float" office:value="9" calcext:value-type="float">
            <text:p>9</text:p>
          </table:table-cell>
          <table:table-cell table:style-name="ce13" table:formula="of:=([.B622]*EXP([.C622]/180)-[.D622]/([.C622]^2))/180" office:value-type="float" office:value="0.732158871330603" calcext:value-type="float">
            <text:p>0.732158871330603</text:p>
          </table:table-cell>
          <table:table-cell table:style-name="ce19" table:formula="of:=0.01*([.B622]+[.B622]^2*0.1+[.C622]*[.D622])/([.C622]*[.D622]-[.B622])" office:value-type="float" office:value="0.0116966694546218" calcext:value-type="float">
            <text:p>0.01170</text:p>
          </table:table-cell>
          <table:table-cell table:style-name="ce22" office:value-type="float" office:value="52.8385841463414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7" table:formula="of:=[.A622]+1" office:value-type="float" office:value="621" calcext:value-type="float">
            <text:p>621</text:p>
          </table:table-cell>
          <table:table-cell table:style-name="ce13" table:formula="of:=RAND()*180" office:value-type="float" office:value="27.9856449001926" calcext:value-type="float">
            <text:p>27.9856449001926</text:p>
          </table:table-cell>
          <table:table-cell table:style-name="ce13" table:formula="of:=RAND()*180" office:value-type="float" office:value="149.999373033226" calcext:value-type="float">
            <text:p>149.999373033226</text:p>
          </table:table-cell>
          <table:table-cell table:style-name="ce13" table:formula="of:=RAND()*180" office:value-type="float" office:value="115.593550171053" calcext:value-type="float">
            <text:p>115.593550171053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623]*EXP([.C623]/180)-[.D623]/([.C623]^2))/180" office:value-type="float" office:value="0.357716290988058" calcext:value-type="float">
            <text:p>0.357716290988058</text:p>
          </table:table-cell>
          <table:table-cell table:style-name="ce19" table:formula="of:=0.01*([.B623]+[.B623]^2*0.1+[.C623]*[.D623])/([.C623]*[.D623]-[.B623])" office:value-type="float" office:value="0.0100775755995518" calcext:value-type="float">
            <text:p>0.01008</text:p>
          </table:table-cell>
          <table:table-cell table:style-name="ce23" office:value-type="float" office:value="53.2222409005628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7" table:formula="of:=[.A623]+1" office:value-type="float" office:value="622" calcext:value-type="float">
            <text:p>622</text:p>
          </table:table-cell>
          <table:table-cell table:style-name="ce13" table:formula="of:=RAND()*180" office:value-type="float" office:value="13.4114454159254" calcext:value-type="float">
            <text:p>13.4114454159254</text:p>
          </table:table-cell>
          <table:table-cell table:style-name="ce13" table:formula="of:=RAND()*180" office:value-type="float" office:value="80.5584036084361" calcext:value-type="float">
            <text:p>80.5584036084361</text:p>
          </table:table-cell>
          <table:table-cell table:style-name="ce13" table:formula="of:=RAND()*180" office:value-type="float" office:value="160.982669180398" calcext:value-type="float">
            <text:p>160.982669180398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624]*EXP([.C624]/180)-[.D624]/([.C624]^2))/180" office:value-type="float" office:value="0.116427717340739" calcext:value-type="float">
            <text:p>0.116427717340739</text:p>
          </table:table-cell>
          <table:table-cell table:style-name="ce19" table:formula="of:=0.01*([.B624]+[.B624]^2*0.1+[.C624]*[.D624])/([.C624]*[.D624]-[.B624])" office:value-type="float" office:value="0.010034588381088" calcext:value-type="float">
            <text:p>0.01003</text:p>
          </table:table-cell>
          <table:table-cell table:style-name="ce23" office:value-type="float" office:value="53.6058976547842" calcext:value-type="float">
            <text:p>54</text:p>
          </table:table-cell>
          <table:table-cell table:number-columns-repeated="1016"/>
        </table:table-row>
        <table:table-row table:style-name="ro1">
          <table:table-cell table:style-name="ce7" table:formula="of:=[.A624]+1" office:value-type="float" office:value="623" calcext:value-type="float">
            <text:p>623</text:p>
          </table:table-cell>
          <table:table-cell table:style-name="ce13" table:formula="of:=RAND()*180" office:value-type="float" office:value="82.1464608022095" calcext:value-type="float">
            <text:p>82.1464608022095</text:p>
          </table:table-cell>
          <table:table-cell table:style-name="ce13" table:formula="of:=RAND()*180" office:value-type="float" office:value="110.399302595959" calcext:value-type="float">
            <text:p>110.399302595959</text:p>
          </table:table-cell>
          <table:table-cell table:style-name="ce13" table:formula="of:=RAND()*180" office:value-type="float" office:value="149.648288347988" calcext:value-type="float">
            <text:p>149.648288347988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625]*EXP([.C625]/180)-[.D625]/([.C625]^2))/180" office:value-type="float" office:value="0.842649168456653" calcext:value-type="float">
            <text:p>0.842649168456653</text:p>
          </table:table-cell>
          <table:table-cell table:style-name="ce19" table:formula="of:=0.01*([.B625]+[.B625]^2*0.1+[.C625]*[.D625])/([.C625]*[.D625]-[.B625])" office:value-type="float" office:value="0.0105104331752001" calcext:value-type="float">
            <text:p>0.01051</text:p>
          </table:table-cell>
          <table:table-cell table:style-name="ce23" office:value-type="float" office:value="53.9895544090056" calcext:value-type="float">
            <text:p>54</text:p>
          </table:table-cell>
          <table:table-cell table:number-columns-repeated="1016"/>
        </table:table-row>
        <table:table-row table:style-name="ro1">
          <table:table-cell table:style-name="ce7" table:formula="of:=[.A625]+1" office:value-type="float" office:value="624" calcext:value-type="float">
            <text:p>624</text:p>
          </table:table-cell>
          <table:table-cell table:style-name="ce13" table:formula="of:=RAND()*180" office:value-type="float" office:value="144.651780598997" calcext:value-type="float">
            <text:p>144.651780598997</text:p>
          </table:table-cell>
          <table:table-cell table:style-name="ce13" table:formula="of:=RAND()*180" office:value-type="float" office:value="18.0005671912449" calcext:value-type="float">
            <text:p>18.0005671912449</text:p>
          </table:table-cell>
          <table:table-cell table:style-name="ce13" table:formula="of:=RAND()*180" office:value-type="float" office:value="83.6741818643385" calcext:value-type="float">
            <text:p>83.6741818643385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626]*EXP([.C626]/180)-[.D626]/([.C626]^2))/180" office:value-type="float" office:value="0.886706708544724" calcext:value-type="float">
            <text:p>0.886706708544724</text:p>
          </table:table-cell>
          <table:table-cell table:style-name="ce19" table:formula="of:=0.01*([.B626]+[.B626]^2*0.1+[.C626]*[.D626])/([.C626]*[.D626]-[.B626])" office:value-type="float" office:value="0.0274929355836993" calcext:value-type="float">
            <text:p>0.02749</text:p>
          </table:table-cell>
          <table:table-cell table:style-name="ce23" office:value-type="float" office:value="54.373211163227" calcext:value-type="float">
            <text:p>54</text:p>
          </table:table-cell>
          <table:table-cell table:number-columns-repeated="1016"/>
        </table:table-row>
        <table:table-row table:style-name="ro1">
          <table:table-cell table:style-name="ce7" table:formula="of:=[.A626]+1" office:value-type="float" office:value="625" calcext:value-type="float">
            <text:p>625</text:p>
          </table:table-cell>
          <table:table-cell table:style-name="ce13" table:formula="of:=RAND()*180" office:value-type="float" office:value="34.4825051692592" calcext:value-type="float">
            <text:p>34.4825051692592</text:p>
          </table:table-cell>
          <table:table-cell table:style-name="ce13" table:formula="of:=RAND()*180" office:value-type="float" office:value="169.785199998163" calcext:value-type="float">
            <text:p>169.785199998163</text:p>
          </table:table-cell>
          <table:table-cell table:style-name="ce13" table:formula="of:=RAND()*180" office:value-type="float" office:value="159.254754552951" calcext:value-type="float">
            <text:p>159.254754552951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627]*EXP([.C627]/180)-[.D627]/([.C627]^2))/180" office:value-type="float" office:value="0.491980585895198" calcext:value-type="float">
            <text:p>0.491980585895198</text:p>
          </table:table-cell>
          <table:table-cell table:style-name="ce19" table:formula="of:=0.01*([.B627]+[.B627]^2*0.1+[.C627]*[.D627])/([.C627]*[.D627]-[.B627])" office:value-type="float" office:value="0.0100695693335399" calcext:value-type="float">
            <text:p>0.01007</text:p>
          </table:table-cell>
          <table:table-cell table:style-name="ce23" office:value-type="float" office:value="54.7568679174484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7" table:formula="of:=[.A627]+1" office:value-type="float" office:value="626" calcext:value-type="float">
            <text:p>626</text:p>
          </table:table-cell>
          <table:table-cell table:style-name="ce13" table:formula="of:=RAND()*180" office:value-type="float" office:value="163.364914264041" calcext:value-type="float">
            <text:p>163.364914264041</text:p>
          </table:table-cell>
          <table:table-cell table:style-name="ce13" table:formula="of:=RAND()*180" office:value-type="float" office:value="177.26021350704" calcext:value-type="float">
            <text:p>177.26021350704</text:p>
          </table:table-cell>
          <table:table-cell table:style-name="ce13" table:formula="of:=RAND()*180" office:value-type="float" office:value="88.2498836101264" calcext:value-type="float">
            <text:p>88.2498836101264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628]*EXP([.C628]/180)-[.D628]/([.C628]^2))/180" office:value-type="float" office:value="2.42978342464307" calcext:value-type="float">
            <text:p>2.42978342464307</text:p>
          </table:table-cell>
          <table:table-cell table:style-name="ce19" table:formula="of:=0.01*([.B628]+[.B628]^2*0.1+[.C628]*[.D628])/([.C628]*[.D628]-[.B628])" office:value-type="float" office:value="0.0119351244034581" calcext:value-type="float">
            <text:p>0.01194</text:p>
          </table:table-cell>
          <table:table-cell table:style-name="ce23" office:value-type="float" office:value="55.1405246716698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7" table:formula="of:=[.A628]+1" office:value-type="float" office:value="627" calcext:value-type="float">
            <text:p>627</text:p>
          </table:table-cell>
          <table:table-cell table:style-name="ce13" table:formula="of:=RAND()*180" office:value-type="float" office:value="45.7204335885498" calcext:value-type="float">
            <text:p>45.7204335885498</text:p>
          </table:table-cell>
          <table:table-cell table:style-name="ce13" table:formula="of:=RAND()*180" office:value-type="float" office:value="93.7958013548628" calcext:value-type="float">
            <text:p>93.7958013548628</text:p>
          </table:table-cell>
          <table:table-cell table:style-name="ce13" table:formula="of:=RAND()*180" office:value-type="float" office:value="8.48356070250593" calcext:value-type="float">
            <text:p>8.48356070250593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629]*EXP([.C629]/180)-[.D629]/([.C629]^2))/180" office:value-type="float" office:value="0.427698714771641" calcext:value-type="float">
            <text:p>0.427698714771641</text:p>
          </table:table-cell>
          <table:table-cell table:style-name="ce19" table:formula="of:=0.01*([.B629]+[.B629]^2*0.1+[.C629]*[.D629])/([.C629]*[.D629]-[.B629])" office:value-type="float" office:value="0.0140063452581311" calcext:value-type="float">
            <text:p>0.01401</text:p>
          </table:table-cell>
          <table:table-cell table:style-name="ce23" office:value-type="float" office:value="55.5241814258911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7" table:formula="of:=[.A629]+1" office:value-type="float" office:value="628" calcext:value-type="float">
            <text:p>628</text:p>
          </table:table-cell>
          <table:table-cell table:style-name="ce13" table:formula="of:=RAND()*180" office:value-type="float" office:value="173.085128914384" calcext:value-type="float">
            <text:p>173.085128914384</text:p>
          </table:table-cell>
          <table:table-cell table:style-name="ce13" table:formula="of:=RAND()*180" office:value-type="float" office:value="165.866756766414" calcext:value-type="float">
            <text:p>165.866756766414</text:p>
          </table:table-cell>
          <table:table-cell table:style-name="ce13" table:formula="of:=RAND()*180" office:value-type="float" office:value="118.974214150793" calcext:value-type="float">
            <text:p>118.974214150793</text:p>
          </table:table-cell>
          <table:table-cell table:style-name="ce16" office:value-type="float" office:value="9" calcext:value-type="float">
            <text:p>9</text:p>
          </table:table-cell>
          <table:table-cell table:style-name="ce13" table:formula="of:=([.B630]*EXP([.C630]/180)-[.D630]/([.C630]^2))/180" office:value-type="float" office:value="2.41644810566894" calcext:value-type="float">
            <text:p>2.41644810566894</text:p>
          </table:table-cell>
          <table:table-cell table:style-name="ce19" table:formula="of:=0.01*([.B630]+[.B630]^2*0.1+[.C630]*[.D630])/([.C630]*[.D630]-[.B630])" office:value-type="float" office:value="0.0117085290650173" calcext:value-type="float">
            <text:p>0.01171</text:p>
          </table:table-cell>
          <table:table-cell table:style-name="ce23" office:value-type="float" office:value="55.9078381801125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7" table:formula="of:=[.A630]+1" office:value-type="float" office:value="629" calcext:value-type="float">
            <text:p>629</text:p>
          </table:table-cell>
          <table:table-cell table:style-name="ce13" table:formula="of:=RAND()*180" office:value-type="float" office:value="54.800572855254" calcext:value-type="float">
            <text:p>54.800572855254</text:p>
          </table:table-cell>
          <table:table-cell table:style-name="ce13" table:formula="of:=RAND()*180" office:value-type="float" office:value="66.8472046428298" calcext:value-type="float">
            <text:p>66.8472046428298</text:p>
          </table:table-cell>
          <table:table-cell table:style-name="ce13" table:formula="of:=RAND()*180" office:value-type="float" office:value="164.914914230434" calcext:value-type="float">
            <text:p>164.914914230434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631]*EXP([.C631]/180)-[.D631]/([.C631]^2))/180" office:value-type="float" office:value="0.441160073015215" calcext:value-type="float">
            <text:p>0.441160073015215</text:p>
          </table:table-cell>
          <table:table-cell table:style-name="ce19" table:formula="of:=0.01*([.B631]+[.B631]^2*0.1+[.C631]*[.D631])/([.C631]*[.D631]-[.B631])" office:value-type="float" office:value="0.0103736896680002" calcext:value-type="float">
            <text:p>0.01037</text:p>
          </table:table-cell>
          <table:table-cell table:style-name="ce24" office:value-type="float" office:value="56.2914949343339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7" table:formula="of:=[.A631]+1" office:value-type="float" office:value="630" calcext:value-type="float">
            <text:p>630</text:p>
          </table:table-cell>
          <table:table-cell table:style-name="ce13" table:formula="of:=RAND()*180" office:value-type="float" office:value="54.836653063031" calcext:value-type="float">
            <text:p>54.836653063031</text:p>
          </table:table-cell>
          <table:table-cell table:style-name="ce13" table:formula="of:=RAND()*180" office:value-type="float" office:value="135.585823777738" calcext:value-type="float">
            <text:p>135.585823777738</text:p>
          </table:table-cell>
          <table:table-cell table:style-name="ce13" table:formula="of:=RAND()*180" office:value-type="float" office:value="1.90143386024511" calcext:value-type="float">
            <text:p>1.9014338602451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632]*EXP([.C632]/180)-[.D632]/([.C632]^2))/180" office:value-type="float" office:value="0.647041825988079" calcext:value-type="float">
            <text:p>0.647041825988079</text:p>
          </table:table-cell>
          <table:table-cell table:style-name="ce19" table:formula="of:=0.01*([.B632]+[.B632]^2*0.1+[.C632]*[.D632])/([.C632]*[.D632]-[.B632])" office:value-type="float" office:value="0.0302186280518764" calcext:value-type="float">
            <text:p>0.03022</text:p>
          </table:table-cell>
          <table:table-cell table:style-name="ce24" office:value-type="float" office:value="56.6751516885553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7" table:formula="of:=[.A632]+1" office:value-type="float" office:value="631" calcext:value-type="float">
            <text:p>631</text:p>
          </table:table-cell>
          <table:table-cell table:style-name="ce13" table:formula="of:=RAND()*180" office:value-type="float" office:value="159.295233815407" calcext:value-type="float">
            <text:p>159.295233815407</text:p>
          </table:table-cell>
          <table:table-cell table:style-name="ce13" table:formula="of:=RAND()*180" office:value-type="float" office:value="139.305353069616" calcext:value-type="float">
            <text:p>139.305353069616</text:p>
          </table:table-cell>
          <table:table-cell table:style-name="ce13" table:formula="of:=RAND()*180" office:value-type="float" office:value="174.956391519331" calcext:value-type="float">
            <text:p>174.95639151933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633]*EXP([.C633]/180)-[.D633]/([.C633]^2))/180" office:value-type="float" office:value="1.91879036891626" calcext:value-type="float">
            <text:p>1.91879036891626</text:p>
          </table:table-cell>
          <table:table-cell table:style-name="ce19" table:formula="of:=0.01*([.B633]+[.B633]^2*0.1+[.C633]*[.D633])/([.C633]*[.D633]-[.B633])" office:value-type="float" office:value="0.011179564596065" calcext:value-type="float">
            <text:p>0.01118</text:p>
          </table:table-cell>
          <table:table-cell table:style-name="ce24" office:value-type="float" office:value="57.0588084427767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7" table:formula="of:=[.A633]+1" office:value-type="float" office:value="632" calcext:value-type="float">
            <text:p>632</text:p>
          </table:table-cell>
          <table:table-cell table:style-name="ce13" table:formula="of:=RAND()*180" office:value-type="float" office:value="172.500204210624" calcext:value-type="float">
            <text:p>172.500204210624</text:p>
          </table:table-cell>
          <table:table-cell table:style-name="ce13" table:formula="of:=RAND()*180" office:value-type="float" office:value="139.466534739219" calcext:value-type="float">
            <text:p>139.466534739219</text:p>
          </table:table-cell>
          <table:table-cell table:style-name="ce13" table:formula="of:=RAND()*180" office:value-type="float" office:value="118.288040681161" calcext:value-type="float">
            <text:p>118.288040681161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634]*EXP([.C634]/180)-[.D634]/([.C634]^2))/180" office:value-type="float" office:value="2.07973276352994" calcext:value-type="float">
            <text:p>2.07973276352994</text:p>
          </table:table-cell>
          <table:table-cell table:style-name="ce19" table:formula="of:=0.01*([.B634]+[.B634]^2*0.1+[.C634]*[.D634])/([.C634]*[.D634]-[.B634])" office:value-type="float" office:value="0.0120341125958412" calcext:value-type="float">
            <text:p>0.01203</text:p>
          </table:table-cell>
          <table:table-cell table:style-name="ce24" office:value-type="float" office:value="57.4424651969981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7" table:formula="of:=[.A634]+1" office:value-type="float" office:value="633" calcext:value-type="float">
            <text:p>633</text:p>
          </table:table-cell>
          <table:table-cell table:style-name="ce13" table:formula="of:=RAND()*180" office:value-type="float" office:value="87.7203430506664" calcext:value-type="float">
            <text:p>87.7203430506664</text:p>
          </table:table-cell>
          <table:table-cell table:style-name="ce13" table:formula="of:=RAND()*180" office:value-type="float" office:value="59.0896211681135" calcext:value-type="float">
            <text:p>59.0896211681135</text:p>
          </table:table-cell>
          <table:table-cell table:style-name="ce13" table:formula="of:=RAND()*180" office:value-type="float" office:value="137.033329630194" calcext:value-type="float">
            <text:p>137.033329630194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635]*EXP([.C635]/180)-[.D635]/([.C635]^2))/180" office:value-type="float" office:value="0.676481889568003" calcext:value-type="float">
            <text:p>0.676481889568003</text:p>
          </table:table-cell>
          <table:table-cell table:style-name="ce19" table:formula="of:=0.01*([.B635]+[.B635]^2*0.1+[.C635]*[.D635])/([.C635]*[.D635]-[.B635])" office:value-type="float" office:value="0.01117975321379" calcext:value-type="float">
            <text:p>0.01118</text:p>
          </table:table-cell>
          <table:table-cell table:style-name="ce24" office:value-type="float" office:value="57.8261219512195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635]+1" office:value-type="float" office:value="634" calcext:value-type="float">
            <text:p>634</text:p>
          </table:table-cell>
          <table:table-cell table:style-name="ce13" table:formula="of:=RAND()*180" office:value-type="float" office:value="164.048836801849" calcext:value-type="float">
            <text:p>164.048836801849</text:p>
          </table:table-cell>
          <table:table-cell table:style-name="ce13" table:formula="of:=RAND()*180" office:value-type="float" office:value="135.96120248416" calcext:value-type="float">
            <text:p>135.96120248416</text:p>
          </table:table-cell>
          <table:table-cell table:style-name="ce13" table:formula="of:=RAND()*180" office:value-type="float" office:value="14.175160066216" calcext:value-type="float">
            <text:p>14.175160066216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636]*EXP([.C636]/180)-[.D636]/([.C636]^2))/180" office:value-type="float" office:value="1.93972291492252" calcext:value-type="float">
            <text:p>1.93972291492252</text:p>
          </table:table-cell>
          <table:table-cell table:style-name="ce19" table:formula="of:=0.01*([.B636]+[.B636]^2*0.1+[.C636]*[.D636])/([.C636]*[.D636]-[.B636])" office:value-type="float" office:value="0.0271237546726265" calcext:value-type="float">
            <text:p>0.02712</text:p>
          </table:table-cell>
          <table:table-cell table:style-name="ce24" office:value-type="float" office:value="58.2097787054409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636]+1" office:value-type="float" office:value="635" calcext:value-type="float">
            <text:p>635</text:p>
          </table:table-cell>
          <table:table-cell table:style-name="ce13" table:formula="of:=RAND()*180" office:value-type="float" office:value="59.9270190361732" calcext:value-type="float">
            <text:p>59.9270190361732</text:p>
          </table:table-cell>
          <table:table-cell table:style-name="ce13" table:formula="of:=RAND()*180" office:value-type="float" office:value="99.330150608433" calcext:value-type="float">
            <text:p>99.330150608433</text:p>
          </table:table-cell>
          <table:table-cell table:style-name="ce13" table:formula="of:=RAND()*180" office:value-type="float" office:value="20.6089744559709" calcext:value-type="float">
            <text:p>20.6089744559709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637]*EXP([.C637]/180)-[.D637]/([.C637]^2))/180" office:value-type="float" office:value="0.578096030367564" calcext:value-type="float">
            <text:p>0.578096030367564</text:p>
          </table:table-cell>
          <table:table-cell table:style-name="ce19" table:formula="of:=0.01*([.B637]+[.B637]^2*0.1+[.C637]*[.D637])/([.C637]*[.D637]-[.B637])" office:value-type="float" office:value="0.0124103618691838" calcext:value-type="float">
            <text:p>0.01241</text:p>
          </table:table-cell>
          <table:table-cell table:style-name="ce24" office:value-type="float" office:value="58.5934354596623" calcext:value-type="float">
            <text:p>59</text:p>
          </table:table-cell>
          <table:table-cell table:number-columns-repeated="1016"/>
        </table:table-row>
        <table:table-row table:style-name="ro1">
          <table:table-cell table:style-name="ce7" table:formula="of:=[.A637]+1" office:value-type="float" office:value="636" calcext:value-type="float">
            <text:p>636</text:p>
          </table:table-cell>
          <table:table-cell table:style-name="ce13" table:formula="of:=RAND()*180" office:value-type="float" office:value="145.377959312033" calcext:value-type="float">
            <text:p>145.377959312033</text:p>
          </table:table-cell>
          <table:table-cell table:style-name="ce13" table:formula="of:=RAND()*180" office:value-type="float" office:value="131.071168012877" calcext:value-type="float">
            <text:p>131.071168012877</text:p>
          </table:table-cell>
          <table:table-cell table:style-name="ce13" table:formula="of:=RAND()*180" office:value-type="float" office:value="58.1442566442368" calcext:value-type="float">
            <text:p>58.1442566442368</text:p>
          </table:table-cell>
          <table:table-cell table:style-name="ce17" office:value-type="float" office:value="9" calcext:value-type="float">
            <text:p>9</text:p>
          </table:table-cell>
          <table:table-cell table:style-name="ce13" table:formula="of:=([.B638]*EXP([.C638]/180)-[.D638]/([.C638]^2))/180" office:value-type="float" office:value="1.67287220452013" calcext:value-type="float">
            <text:p>1.67287220452013</text:p>
          </table:table-cell>
          <table:table-cell table:style-name="ce19" table:formula="of:=0.01*([.B638]+[.B638]^2*0.1+[.C638]*[.D638])/([.C638]*[.D638]-[.B638])" office:value-type="float" office:value="0.0132160796138504" calcext:value-type="float">
            <text:p>0.01322</text:p>
          </table:table-cell>
          <table:table-cell table:style-name="ce24" office:value-type="float" office:value="58.9770922138836" calcext:value-type="float">
            <text:p>59</text:p>
          </table:table-cell>
          <table:table-cell table:number-columns-repeated="1016"/>
        </table:table-row>
        <table:table-row table:style-name="ro1">
          <table:table-cell table:style-name="ce7" table:formula="of:=[.A638]+1" office:value-type="float" office:value="637" calcext:value-type="float">
            <text:p>637</text:p>
          </table:table-cell>
          <table:table-cell table:style-name="ce13" table:formula="of:=RAND()*180" office:value-type="float" office:value="149.844933746567" calcext:value-type="float">
            <text:p>149.844933746567</text:p>
          </table:table-cell>
          <table:table-cell table:style-name="ce13" table:formula="of:=RAND()*180" office:value-type="float" office:value="154.930992446625" calcext:value-type="float">
            <text:p>154.930992446625</text:p>
          </table:table-cell>
          <table:table-cell table:style-name="ce13" table:formula="of:=RAND()*180" office:value-type="float" office:value="66.195863937232" calcext:value-type="float">
            <text:p>66.195863937232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639]*EXP([.C639]/180)-[.D639]/([.C639]^2))/180" office:value-type="float" office:value="1.96868161361068" calcext:value-type="float">
            <text:p>1.96868161361068</text:p>
          </table:table-cell>
          <table:table-cell table:style-name="ce19" table:formula="of:=0.01*([.B639]+[.B639]^2*0.1+[.C639]*[.D639])/([.C639]*[.D639]-[.B639])" office:value-type="float" office:value="0.0125183592847584" calcext:value-type="float">
            <text:p>0.01252</text:p>
          </table:table-cell>
          <table:table-cell table:style-name="ce20" office:value-type="string" calcext:value-type="string">
            <text:p>4,748,920,584</text:p>
          </table:table-cell>
          <table:table-cell table:number-columns-repeated="1016"/>
        </table:table-row>
        <table:table-row table:style-name="ro1">
          <table:table-cell table:style-name="ce7" table:formula="of:=[.A639]+1" office:value-type="float" office:value="638" calcext:value-type="float">
            <text:p>638</text:p>
          </table:table-cell>
          <table:table-cell table:style-name="ce13" table:formula="of:=RAND()*180" office:value-type="float" office:value="77.0263811883036" calcext:value-type="float">
            <text:p>77.0263811883036</text:p>
          </table:table-cell>
          <table:table-cell table:style-name="ce13" table:formula="of:=RAND()*180" office:value-type="float" office:value="23.8968646080348" calcext:value-type="float">
            <text:p>23.8968646080348</text:p>
          </table:table-cell>
          <table:table-cell table:style-name="ce13" table:formula="of:=RAND()*180" office:value-type="float" office:value="121.845043925144" calcext:value-type="float">
            <text:p>121.845043925144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640]*EXP([.C640]/180)-[.D640]/([.C640]^2))/180" office:value-type="float" office:value="0.487494086007597" calcext:value-type="float">
            <text:p>0.487494086007597</text:p>
          </table:table-cell>
          <table:table-cell table:style-name="ce19" table:formula="of:=0.01*([.B640]+[.B640]^2*0.1+[.C640]*[.D640])/([.C640]*[.D640]-[.B640])" office:value-type="float" office:value="0.0126364773345267" calcext:value-type="float">
            <text:p>0.01264</text:p>
          </table:table-cell>
          <table:table-cell table:style-name="ce20" office:value-type="string" calcext:value-type="string">
            <text:p>5,019,930,916</text:p>
          </table:table-cell>
          <table:table-cell table:number-columns-repeated="1016"/>
        </table:table-row>
        <table:table-row table:style-name="ro1">
          <table:table-cell table:style-name="ce7" table:formula="of:=[.A640]+1" office:value-type="float" office:value="639" calcext:value-type="float">
            <text:p>639</text:p>
          </table:table-cell>
          <table:table-cell table:style-name="ce13" table:formula="of:=RAND()*180" office:value-type="float" office:value="65.0404429993731" calcext:value-type="float">
            <text:p>65.0404429993731</text:p>
          </table:table-cell>
          <table:table-cell table:style-name="ce13" table:formula="of:=RAND()*180" office:value-type="float" office:value="43.12186613154" calcext:value-type="float">
            <text:p>43.12186613154</text:p>
          </table:table-cell>
          <table:table-cell table:style-name="ce13" table:formula="of:=RAND()*180" office:value-type="float" office:value="7.39481275023915" calcext:value-type="float">
            <text:p>7.39481275023915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641]*EXP([.C641]/180)-[.D641]/([.C641]^2))/180" office:value-type="float" office:value="0.459126379338623" calcext:value-type="float">
            <text:p>0.459126379338623</text:p>
          </table:table-cell>
          <table:table-cell table:style-name="ce19" table:formula="of:=0.01*([.B641]+[.B641]^2*0.1+[.C641]*[.D641])/([.C641]*[.D641]-[.B641])" office:value-type="float" office:value="0.0317897832638992" calcext:value-type="float">
            <text:p>0.03179</text:p>
          </table:table-cell>
          <table:table-cell table:style-name="ce20" office:value-type="string" calcext:value-type="string">
            <text:p>5,290,941,248</text:p>
          </table:table-cell>
          <table:table-cell table:number-columns-repeated="1016"/>
        </table:table-row>
        <table:table-row table:style-name="ro1">
          <table:table-cell table:style-name="ce7" table:formula="of:=[.A641]+1" office:value-type="float" office:value="640" calcext:value-type="float">
            <text:p>640</text:p>
          </table:table-cell>
          <table:table-cell table:style-name="ce13" table:formula="of:=RAND()*180" office:value-type="float" office:value="162.880807288909" calcext:value-type="float">
            <text:p>162.880807288909</text:p>
          </table:table-cell>
          <table:table-cell table:style-name="ce13" table:formula="of:=RAND()*180" office:value-type="float" office:value="136.064362832997" calcext:value-type="float">
            <text:p>136.064362832997</text:p>
          </table:table-cell>
          <table:table-cell table:style-name="ce13" table:formula="of:=RAND()*180" office:value-type="float" office:value="74.2060360596551" calcext:value-type="float">
            <text:p>74.206036059655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642]*EXP([.C642]/180)-[.D642]/([.C642]^2))/180" office:value-type="float" office:value="1.92699811264932" calcext:value-type="float">
            <text:p>1.92699811264932</text:p>
          </table:table-cell>
          <table:table-cell table:style-name="ce19" table:formula="of:=0.01*([.B642]+[.B642]^2*0.1+[.C642]*[.D642])/([.C642]*[.D642]-[.B642])" office:value-type="float" office:value="0.0129985931939192" calcext:value-type="float">
            <text:p>0.01300</text:p>
          </table:table-cell>
          <table:table-cell table:style-name="ce20" office:value-type="string" calcext:value-type="string">
            <text:p>5,561,951,580</text:p>
          </table:table-cell>
          <table:table-cell table:number-columns-repeated="1016"/>
        </table:table-row>
        <table:table-row table:style-name="ro1">
          <table:table-cell table:style-name="ce7" table:formula="of:=[.A642]+1" office:value-type="float" office:value="641" calcext:value-type="float">
            <text:p>641</text:p>
          </table:table-cell>
          <table:table-cell table:style-name="ce13" table:formula="of:=RAND()*180" office:value-type="float" office:value="43.5354679566231" calcext:value-type="float">
            <text:p>43.5354679566231</text:p>
          </table:table-cell>
          <table:table-cell table:style-name="ce13" table:formula="of:=RAND()*180" office:value-type="float" office:value="135.959067169894" calcext:value-type="float">
            <text:p>135.959067169894</text:p>
          </table:table-cell>
          <table:table-cell table:style-name="ce13" table:formula="of:=RAND()*180" office:value-type="float" office:value="11.8800114171049" calcext:value-type="float">
            <text:p>11.8800114171049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643]*EXP([.C643]/180)-[.D643]/([.C643]^2))/180" office:value-type="float" office:value="0.514757339403245" calcext:value-type="float">
            <text:p>0.514757339403245</text:p>
          </table:table-cell>
          <table:table-cell table:style-name="ce19" table:formula="of:=0.01*([.B643]+[.B643]^2*0.1+[.C643]*[.D643])/([.C643]*[.D643]-[.B643])" office:value-type="float" office:value="0.011759952328946" calcext:value-type="float">
            <text:p>0.01176</text:p>
          </table:table-cell>
          <table:table-cell table:style-name="ce20" office:value-type="string" calcext:value-type="string">
            <text:p>5,832,961,912</text:p>
          </table:table-cell>
          <table:table-cell table:number-columns-repeated="1016"/>
        </table:table-row>
        <table:table-row table:style-name="ro1">
          <table:table-cell table:style-name="ce7" table:formula="of:=[.A643]+1" office:value-type="float" office:value="642" calcext:value-type="float">
            <text:p>642</text:p>
          </table:table-cell>
          <table:table-cell table:style-name="ce13" table:formula="of:=RAND()*180" office:value-type="float" office:value="30.3287155616493" calcext:value-type="float">
            <text:p>30.3287155616493</text:p>
          </table:table-cell>
          <table:table-cell table:style-name="ce13" table:formula="of:=RAND()*180" office:value-type="float" office:value="170.506033402387" calcext:value-type="float">
            <text:p>170.506033402387</text:p>
          </table:table-cell>
          <table:table-cell table:style-name="ce13" table:formula="of:=RAND()*180" office:value-type="float" office:value="72.2384043145221" calcext:value-type="float">
            <text:p>72.238404314522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644]*EXP([.C644]/180)-[.D644]/([.C644]^2))/180" office:value-type="float" office:value="0.434465860016731" calcext:value-type="float">
            <text:p>0.434465860016731</text:p>
          </table:table-cell>
          <table:table-cell table:style-name="ce19" table:formula="of:=0.01*([.B644]+[.B644]^2*0.1+[.C644]*[.D644])/([.C644]*[.D644]-[.B644])" office:value-type="float" office:value="0.0101242317675394" calcext:value-type="float">
            <text:p>0.01012</text:p>
          </table:table-cell>
          <table:table-cell table:style-name="ce20" office:value-type="string" calcext:value-type="string">
            <text:p>6,103,972,244</text:p>
          </table:table-cell>
          <table:table-cell table:number-columns-repeated="1016"/>
        </table:table-row>
        <table:table-row table:style-name="ro1">
          <table:table-cell table:style-name="ce7" table:formula="of:=[.A644]+1" office:value-type="float" office:value="643" calcext:value-type="float">
            <text:p>643</text:p>
          </table:table-cell>
          <table:table-cell table:style-name="ce13" table:formula="of:=RAND()*180" office:value-type="float" office:value="104.034767237884" calcext:value-type="float">
            <text:p>104.034767237884</text:p>
          </table:table-cell>
          <table:table-cell table:style-name="ce13" table:formula="of:=RAND()*180" office:value-type="float" office:value="171.141518700727" calcext:value-type="float">
            <text:p>171.141518700727</text:p>
          </table:table-cell>
          <table:table-cell table:style-name="ce13" table:formula="of:=RAND()*180" office:value-type="float" office:value="107.399870458338" calcext:value-type="float">
            <text:p>107.399870458338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645]*EXP([.C645]/180)-[.D645]/([.C645]^2))/180" office:value-type="float" office:value="1.49562007562219" calcext:value-type="float">
            <text:p>1.49562007562219</text:p>
          </table:table-cell>
          <table:table-cell table:style-name="ce19" table:formula="of:=0.01*([.B645]+[.B645]^2*0.1+[.C645]*[.D645])/([.C645]*[.D645]-[.B645])" office:value-type="float" office:value="0.0107060377186275" calcext:value-type="float">
            <text:p>0.01071</text:p>
          </table:table-cell>
          <table:table-cell table:style-name="ce20" office:value-type="string" calcext:value-type="string">
            <text:p>6,374,982,576</text:p>
          </table:table-cell>
          <table:table-cell table:number-columns-repeated="1016"/>
        </table:table-row>
        <table:table-row table:style-name="ro1">
          <table:table-cell table:style-name="ce7" table:formula="of:=[.A645]+1" office:value-type="float" office:value="644" calcext:value-type="float">
            <text:p>644</text:p>
          </table:table-cell>
          <table:table-cell table:style-name="ce13" table:formula="of:=RAND()*180" office:value-type="float" office:value="88.2064055107741" calcext:value-type="float">
            <text:p>88.2064055107741</text:p>
          </table:table-cell>
          <table:table-cell table:style-name="ce13" table:formula="of:=RAND()*180" office:value-type="float" office:value="141.209798030124" calcext:value-type="float">
            <text:p>141.209798030124</text:p>
          </table:table-cell>
          <table:table-cell table:style-name="ce13" table:formula="of:=RAND()*180" office:value-type="float" office:value="54.6647297248207" calcext:value-type="float">
            <text:p>54.6647297248207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([.B646]*EXP([.C646]/180)-[.D646]/([.C646]^2))/180" office:value-type="float" office:value="1.07380394082492" calcext:value-type="float">
            <text:p>1.07380394082492</text:p>
          </table:table-cell>
          <table:table-cell table:style-name="ce19" table:formula="of:=0.01*([.B646]+[.B646]^2*0.1+[.C646]*[.D646])/([.C646]*[.D646]-[.B646])" office:value-type="float" office:value="0.0112507550509429" calcext:value-type="float">
            <text:p>0.01125</text:p>
          </table:table-cell>
          <table:table-cell table:style-name="ce20" office:value-type="string" calcext:value-type="string">
            <text:p>6,645,992,908</text:p>
          </table:table-cell>
          <table:table-cell table:number-columns-repeated="1016"/>
        </table:table-row>
        <table:table-row table:style-name="ro1">
          <table:table-cell table:style-name="ce7" table:formula="of:=[.A646]+1" office:value-type="float" office:value="645" calcext:value-type="float">
            <text:p>645</text:p>
          </table:table-cell>
          <table:table-cell table:style-name="ce13" table:formula="of:=RAND()*180" office:value-type="float" office:value="85.9715250520885" calcext:value-type="float">
            <text:p>85.9715250520885</text:p>
          </table:table-cell>
          <table:table-cell table:style-name="ce13" table:formula="of:=RAND()*180" office:value-type="float" office:value="125.50202947878" calcext:value-type="float">
            <text:p>125.50202947878</text:p>
          </table:table-cell>
          <table:table-cell table:style-name="ce13" table:formula="of:=RAND()*180" office:value-type="float" office:value="52.627609078174" calcext:value-type="float">
            <text:p>52.627609078174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647]*EXP([.C647]/180)-[.D647]/([.C647]^2))/180" office:value-type="float" office:value="0.959132000380792" calcext:value-type="float">
            <text:p>0.959132000380792</text:p>
          </table:table-cell>
          <table:table-cell table:style-name="ce19" table:formula="of:=0.01*([.B647]+[.B647]^2*0.1+[.C647]*[.D647])/([.C647]*[.D647]-[.B647])" office:value-type="float" office:value="0.0113975568442742" calcext:value-type="float">
            <text:p>0.01140</text:p>
          </table:table-cell>
          <table:table-cell table:style-name="ce21" office:value-type="string" calcext:value-type="string">
            <text:p>6,917,003,240</text:p>
          </table:table-cell>
          <table:table-cell table:number-columns-repeated="1016"/>
        </table:table-row>
        <table:table-row table:style-name="ro1">
          <table:table-cell table:style-name="ce7" table:formula="of:=[.A647]+1" office:value-type="float" office:value="646" calcext:value-type="float">
            <text:p>646</text:p>
          </table:table-cell>
          <table:table-cell table:style-name="ce13" table:formula="of:=RAND()*180" office:value-type="float" office:value="162.508548751195" calcext:value-type="float">
            <text:p>162.508548751195</text:p>
          </table:table-cell>
          <table:table-cell table:style-name="ce13" table:formula="of:=RAND()*180" office:value-type="float" office:value="139.500326650488" calcext:value-type="float">
            <text:p>139.500326650488</text:p>
          </table:table-cell>
          <table:table-cell table:style-name="ce13" table:formula="of:=RAND()*180" office:value-type="float" office:value="119.701251062064" calcext:value-type="float">
            <text:p>119.701251062064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648]*EXP([.C648]/180)-[.D648]/([.C648]^2))/180" office:value-type="float" office:value="1.95963480894446" calcext:value-type="float">
            <text:p>1.95963480894446</text:p>
          </table:table-cell>
          <table:table-cell table:style-name="ce19" table:formula="of:=0.01*([.B648]+[.B648]^2*0.1+[.C648]*[.D648])/([.C648]*[.D648]-[.B648])" office:value-type="float" office:value="0.0117936296162453" calcext:value-type="float">
            <text:p>0.01179</text:p>
          </table:table-cell>
          <table:table-cell table:style-name="ce21" office:value-type="string" calcext:value-type="string">
            <text:p>7,188,013,572</text:p>
          </table:table-cell>
          <table:table-cell table:number-columns-repeated="1016"/>
        </table:table-row>
        <table:table-row table:style-name="ro1">
          <table:table-cell table:style-name="ce7" table:formula="of:=[.A648]+1" office:value-type="float" office:value="647" calcext:value-type="float">
            <text:p>647</text:p>
          </table:table-cell>
          <table:table-cell table:style-name="ce13" table:formula="of:=RAND()*180" office:value-type="float" office:value="166.266382840786" calcext:value-type="float">
            <text:p>166.266382840786</text:p>
          </table:table-cell>
          <table:table-cell table:style-name="ce13" table:formula="of:=RAND()*180" office:value-type="float" office:value="145.66103159648" calcext:value-type="float">
            <text:p>145.66103159648</text:p>
          </table:table-cell>
          <table:table-cell table:style-name="ce13" table:formula="of:=RAND()*180" office:value-type="float" office:value="39.6148861651408" calcext:value-type="float">
            <text:p>39.6148861651408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649]*EXP([.C649]/180)-[.D649]/([.C649]^2))/180" office:value-type="float" office:value="2.07478455842086" calcext:value-type="float">
            <text:p>2.07478455842086</text:p>
          </table:table-cell>
          <table:table-cell table:style-name="ce19" table:formula="of:=0.01*([.B649]+[.B649]^2*0.1+[.C649]*[.D649])/([.C649]*[.D649]-[.B649])" office:value-type="float" office:value="0.0155263030394359" calcext:value-type="float">
            <text:p>0.01553</text:p>
          </table:table-cell>
          <table:table-cell table:style-name="ce21" office:value-type="string" calcext:value-type="string">
            <text:p>7,459,023,904</text:p>
          </table:table-cell>
          <table:table-cell table:number-columns-repeated="1016"/>
        </table:table-row>
        <table:table-row table:style-name="ro1">
          <table:table-cell table:style-name="ce7" table:formula="of:=[.A649]+1" office:value-type="float" office:value="648" calcext:value-type="float">
            <text:p>648</text:p>
          </table:table-cell>
          <table:table-cell table:style-name="ce13" table:formula="of:=RAND()*180" office:value-type="float" office:value="122.867155921403" calcext:value-type="float">
            <text:p>122.867155921403</text:p>
          </table:table-cell>
          <table:table-cell table:style-name="ce13" table:formula="of:=RAND()*180" office:value-type="float" office:value="11.0112812533675" calcext:value-type="float">
            <text:p>11.0112812533675</text:p>
          </table:table-cell>
          <table:table-cell table:style-name="ce13" table:formula="of:=RAND()*180" office:value-type="float" office:value="98.4387578381715" calcext:value-type="float">
            <text:p>98.4387578381715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650]*EXP([.C650]/180)-[.D650]/([.C650]^2))/180" office:value-type="float" office:value="0.721145481914362" calcext:value-type="float">
            <text:p>0.721145481914362</text:p>
          </table:table-cell>
          <table:table-cell table:style-name="ce19" table:formula="of:=0.01*([.B650]+[.B650]^2*0.1+[.C650]*[.D650])/([.C650]*[.D650]-[.B650])" office:value-type="float" office:value="0.0282647327794517" calcext:value-type="float">
            <text:p>0.02826</text:p>
          </table:table-cell>
          <table:table-cell table:style-name="ce21" office:value-type="string" calcext:value-type="string">
            <text:p>7,730,034,236</text:p>
          </table:table-cell>
          <table:table-cell table:number-columns-repeated="1016"/>
        </table:table-row>
        <table:table-row table:style-name="ro1">
          <table:table-cell table:style-name="ce7" table:formula="of:=[.A650]+1" office:value-type="float" office:value="649" calcext:value-type="float">
            <text:p>649</text:p>
          </table:table-cell>
          <table:table-cell table:style-name="ce13" table:formula="of:=RAND()*180" office:value-type="float" office:value="96.3344348635722" calcext:value-type="float">
            <text:p>96.3344348635722</text:p>
          </table:table-cell>
          <table:table-cell table:style-name="ce13" table:formula="of:=RAND()*180" office:value-type="float" office:value="48.3036661626817" calcext:value-type="float">
            <text:p>48.3036661626817</text:p>
          </table:table-cell>
          <table:table-cell table:style-name="ce13" table:formula="of:=RAND()*180" office:value-type="float" office:value="95.0817240635154" calcext:value-type="float">
            <text:p>95.0817240635154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([.B651]*EXP([.C651]/180)-[.D651]/([.C651]^2))/180" office:value-type="float" office:value="0.699701949489785" calcext:value-type="float">
            <text:p>0.699701949489785</text:p>
          </table:table-cell>
          <table:table-cell table:style-name="ce19" table:formula="of:=0.01*([.B651]+[.B651]^2*0.1+[.C651]*[.D651])/([.C651]*[.D651]-[.B651])" office:value-type="float" office:value="0.0124924070251652" calcext:value-type="float">
            <text:p>0.01249</text:p>
          </table:table-cell>
          <table:table-cell table:style-name="ce21" office:value-type="string" calcext:value-type="string">
            <text:p>8,001,044,568</text:p>
          </table:table-cell>
          <table:table-cell table:number-columns-repeated="1016"/>
        </table:table-row>
        <table:table-row table:style-name="ro1" table:number-rows-repeated="34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ltiplesimulations" table:style-name="ta4">
        <table:table-column table:style-name="co4" table:number-columns-repeated="14" table:default-cell-style-name="Default"/>
        <table:table-column table:style-name="co3" table:number-columns-repeated="12" table:default-cell-style-name="Default"/>
        <table:table-column table:style-name="co1" table:number-columns-repeated="998" table:default-cell-style-name="Default"/>
        <table:table-row table:style-name="ro1">
          <table:table-cell table:style-name="ce2" office:value-type="string" calcext:value-type="string">
            <text:p>#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09/03/2021 12:55:5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</text:p>
          </table:table-cell>
          <table:table-cell table:style-name="ce2" office:value-type="string" calcext:value-type="string">
            <text:p>P4 - Inflation First Layer Height [mm]</text:p>
          </table:table-cell>
          <table:table-cell table:style-name="ce2" office:value-type="string" calcext:value-type="string">
            <text:p>P5 - INLET_VELOCITY [m s^-1]</text:p>
          </table:table-cell>
          <table:table-cell table:style-name="ce2" office:value-type="string" calcext:value-type="string">
            <text:p>P10 - PITCH.FD9 [degree]</text:p>
          </table:table-cell>
          <table:table-cell table:style-name="ce2" office:value-type="string" calcext:value-type="string">
            <text:p>P11 - ROLL.FD9 [degree]</text:p>
          </table:table-cell>
          <table:table-cell table:style-name="ce2" office:value-type="string" calcext:value-type="string">
            <text:p>P26 - YAW.FD9 [degree]</text:p>
          </table:table-cell>
          <table:table-cell table:style-name="ce2" office:value-type="string" calcext:value-type="string">
            <text:p>P2 - Mesh Nodes</text:p>
          </table:table-cell>
          <table:table-cell table:style-name="ce2" office:value-type="string" calcext:value-type="string">
            <text:p>P3 - Mesh Elements</text:p>
          </table:table-cell>
          <table:table-cell table:style-name="ce2" office:value-type="string" calcext:value-type="string">
            <text:p>P20 - CM_MARVIN</text:p>
          </table:table-cell>
          <table:table-cell table:style-name="ce2" office:value-type="string" calcext:value-type="string">
            <text:p>P21 - CL_MARVIN</text:p>
          </table:table-cell>
          <table:table-cell table:style-name="ce2" office:value-type="string" calcext:value-type="string">
            <text:p>P22 - CD_MARVIN</text:p>
          </table:table-cell>
          <table:table-cell table:style-name="ce2" office:value-type="string" calcext:value-type="string">
            <text:p>P23 - cd-1-op</text:p>
          </table:table-cell>
          <table:table-cell table:style-name="ce2" office:value-type="string" calcext:value-type="string">
            <text:p>P24 - cyaw_marvin-op</text:p>
          </table:table-cell>
          <table:table-cell table:style-name="ce2" office:value-type="string" calcext:value-type="string">
            <text:p>P25 - croll_marvin-op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23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9" calcext:value-type="float">
            <text:p>-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55400" calcext:value-type="float">
            <text:p>4055400</text:p>
          </table:table-cell>
          <table:table-cell table:style-name="ce2" office:value-type="float" office:value="14016391" calcext:value-type="float">
            <text:p>14016391</text:p>
          </table:table-cell>
          <table:table-cell table:style-name="ce2" office:value-type="float" office:value="0.01513806" calcext:value-type="float">
            <text:p>0.01513806</text:p>
          </table:table-cell>
          <table:table-cell table:style-name="ce2" office:value-type="float" office:value="-0.001613261" calcext:value-type="float">
            <text:p>-0.001613261</text:p>
          </table:table-cell>
          <table:table-cell table:number-columns-repeated="2" table:style-name="ce2" office:value-type="float" office:value="0.016900215" calcext:value-type="float">
            <text:p>0.016900215</text:p>
          </table:table-cell>
          <table:table-cell table:style-name="ce25" office:value-type="float" office:value="0.000078462712" calcext:value-type="float">
            <text:p>7.85E-05</text:p>
          </table:table-cell>
          <table:table-cell table:style-name="ce25" office:value-type="float" office:value="0.000049907858" calcext:value-type="float">
            <text:p>4.99E-0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25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6" calcext:value-type="float">
            <text:p>-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81074" calcext:value-type="float">
            <text:p>4081074</text:p>
          </table:table-cell>
          <table:table-cell table:style-name="ce2" office:value-type="float" office:value="14078911" calcext:value-type="float">
            <text:p>14078911</text:p>
          </table:table-cell>
          <table:table-cell table:style-name="ce2" office:value-type="float" office:value="0.012670598" calcext:value-type="float">
            <text:p>0.012670598</text:p>
          </table:table-cell>
          <table:table-cell table:style-name="ce2" office:value-type="float" office:value="0.13196394" calcext:value-type="float">
            <text:p>0.13196394</text:p>
          </table:table-cell>
          <table:table-cell table:number-columns-repeated="2" table:style-name="ce2" office:value-type="float" office:value="0.01588815" calcext:value-type="float">
            <text:p>0.01588815</text:p>
          </table:table-cell>
          <table:table-cell table:style-name="ce25" office:value-type="float" office:value="-0.000024652894" calcext:value-type="float">
            <text:p>-2.47E-05</text:p>
          </table:table-cell>
          <table:table-cell table:style-name="ce25" office:value-type="float" office:value="0.00000046425005" calcext:value-type="float">
            <text:p>4.64E-0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26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83031" calcext:value-type="float">
            <text:p>4083031</text:p>
          </table:table-cell>
          <table:table-cell table:style-name="ce2" office:value-type="float" office:value="14090720" calcext:value-type="float">
            <text:p>14090720</text:p>
          </table:table-cell>
          <table:table-cell table:style-name="ce2" office:value-type="float" office:value="0.0084695793" calcext:value-type="float">
            <text:p>0.0084695793</text:p>
          </table:table-cell>
          <table:table-cell table:style-name="ce2" office:value-type="float" office:value="0.2706181" calcext:value-type="float">
            <text:p>0.2706181</text:p>
          </table:table-cell>
          <table:table-cell table:number-columns-repeated="2" table:style-name="ce2" office:value-type="float" office:value="0.020654851" calcext:value-type="float">
            <text:p>0.020654851</text:p>
          </table:table-cell>
          <table:table-cell table:style-name="ce25" office:value-type="float" office:value="0.000063089851" calcext:value-type="float">
            <text:p>6.31E-05</text:p>
          </table:table-cell>
          <table:table-cell table:style-name="ce25" office:value-type="float" office:value="-0.000022802235" calcext:value-type="float">
            <text:p>-2.28E-0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0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076915" calcext:value-type="float">
            <text:p>4076915</text:p>
          </table:table-cell>
          <table:table-cell table:style-name="ce2" office:value-type="float" office:value="14069920" calcext:value-type="float">
            <text:p>14069920</text:p>
          </table:table-cell>
          <table:table-cell table:style-name="ce2" office:value-type="float" office:value="0.0043153513" calcext:value-type="float">
            <text:p>0.0043153513</text:p>
          </table:table-cell>
          <table:table-cell table:style-name="ce2" office:value-type="float" office:value="0.38862579" calcext:value-type="float">
            <text:p>0.38862579</text:p>
          </table:table-cell>
          <table:table-cell table:number-columns-repeated="2" table:style-name="ce2" office:value-type="float" office:value="0.029660698" calcext:value-type="float">
            <text:p>0.029660698</text:p>
          </table:table-cell>
          <table:table-cell table:style-name="ce2" office:value-type="float" office:value="0.00017189135" calcext:value-type="float">
            <text:p>0.00017189135</text:p>
          </table:table-cell>
          <table:table-cell table:style-name="ce2" office:value-type="float" office:value="-0.0047227223" calcext:value-type="float">
            <text:p>-0.004722722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27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81570" calcext:value-type="float">
            <text:p>4081570</text:p>
          </table:table-cell>
          <table:table-cell table:style-name="ce2" office:value-type="float" office:value="14066931" calcext:value-type="float">
            <text:p>14066931</text:p>
          </table:table-cell>
          <table:table-cell table:style-name="ce2" office:value-type="float" office:value="0.0006566902" calcext:value-type="float">
            <text:p>0.0006566902</text:p>
          </table:table-cell>
          <table:table-cell table:style-name="ce2" office:value-type="float" office:value="0.53136356" calcext:value-type="float">
            <text:p>0.53136356</text:p>
          </table:table-cell>
          <table:table-cell table:number-columns-repeated="2" table:style-name="ce2" office:value-type="float" office:value="0.043881946" calcext:value-type="float">
            <text:p>0.043881946</text:p>
          </table:table-cell>
          <table:table-cell table:style-name="ce25" office:value-type="float" office:value="-0.0000007456802" calcext:value-type="float">
            <text:p>-7.46E-07</text:p>
          </table:table-cell>
          <table:table-cell table:style-name="ce2" office:value-type="float" office:value="-0.00014576367" calcext:value-type="float">
            <text:p>-0.0001457636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28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69571" calcext:value-type="float">
            <text:p>4069571</text:p>
          </table:table-cell>
          <table:table-cell table:style-name="ce2" office:value-type="float" office:value="14060886" calcext:value-type="float">
            <text:p>14060886</text:p>
          </table:table-cell>
          <table:table-cell table:style-name="ce2" office:value-type="float" office:value="-0.0018275929" calcext:value-type="float">
            <text:p>-0.0018275929</text:p>
          </table:table-cell>
          <table:table-cell table:style-name="ce2" office:value-type="float" office:value="0.6531929" calcext:value-type="float">
            <text:p>0.6531929</text:p>
          </table:table-cell>
          <table:table-cell table:number-columns-repeated="2" table:style-name="ce2" office:value-type="float" office:value="0.062089177" calcext:value-type="float">
            <text:p>0.062089177</text:p>
          </table:table-cell>
          <table:table-cell table:style-name="ce25" office:value-type="float" office:value="-0.000021252629" calcext:value-type="float">
            <text:p>-2.13E-05</text:p>
          </table:table-cell>
          <table:table-cell table:style-name="ce2" office:value-type="float" office:value="-0.0011311386" calcext:value-type="float">
            <text:p>-0.001131138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30</text:p>
          </table:table-cell>
          <table:table-cell table:style-name="ce2" office:value-type="float" office:value="0.062" calcext:value-type="float">
            <text:p>0.062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17750" calcext:value-type="float">
            <text:p>4017750</text:p>
          </table:table-cell>
          <table:table-cell table:style-name="ce2" office:value-type="float" office:value="13943738" calcext:value-type="float">
            <text:p>13943738</text:p>
          </table:table-cell>
          <table:table-cell table:style-name="ce2" office:value-type="float" office:value="-0.0075851024" calcext:value-type="float">
            <text:p>-0.0075851024</text:p>
          </table:table-cell>
          <table:table-cell table:style-name="ce2" office:value-type="float" office:value="0.76616181" calcext:value-type="float">
            <text:p>0.76616181</text:p>
          </table:table-cell>
          <table:table-cell table:number-columns-repeated="2" table:style-name="ce2" office:value-type="float" office:value="0.084774782" calcext:value-type="float">
            <text:p>0.084774782</text:p>
          </table:table-cell>
          <table:table-cell table:style-name="ce25" office:value-type="float" office:value="0.0000086883796" calcext:value-type="float">
            <text:p>8.69E-06</text:p>
          </table:table-cell>
          <table:table-cell table:style-name="ce2" office:value-type="float" office:value="0.00010798103" calcext:value-type="float">
            <text:p>0.0001079810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31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65593" calcext:value-type="float">
            <text:p>4065593</text:p>
          </table:table-cell>
          <table:table-cell table:style-name="ce2" office:value-type="float" office:value="14041644" calcext:value-type="float">
            <text:p>14041644</text:p>
          </table:table-cell>
          <table:table-cell table:style-name="ce2" office:value-type="float" office:value="-0.039285833" calcext:value-type="float">
            <text:p>-0.039285833</text:p>
          </table:table-cell>
          <table:table-cell table:style-name="ce2" office:value-type="float" office:value="0.70870571" calcext:value-type="float">
            <text:p>0.70870571</text:p>
          </table:table-cell>
          <table:table-cell table:number-columns-repeated="2" table:style-name="ce2" office:value-type="float" office:value="0.14580469" calcext:value-type="float">
            <text:p>0.14580469</text:p>
          </table:table-cell>
          <table:table-cell table:style-name="ce2" office:value-type="float" office:value="0.00023649294" calcext:value-type="float">
            <text:p>0.00023649294</text:p>
          </table:table-cell>
          <table:table-cell table:style-name="ce2" office:value-type="float" office:value="0.000943649" calcext:value-type="float">
            <text:p>0.00094364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33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-9" calcext:value-type="float">
            <text:p>-9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4087678" calcext:value-type="float">
            <text:p>4087678</text:p>
          </table:table-cell>
          <table:table-cell table:style-name="ce2" office:value-type="float" office:value="14110745" calcext:value-type="float">
            <text:p>14110745</text:p>
          </table:table-cell>
          <table:table-cell table:style-name="ce2" office:value-type="float" office:value="0.014789174" calcext:value-type="float">
            <text:p>0.014789174</text:p>
          </table:table-cell>
          <table:table-cell table:style-name="ce2" office:value-type="float" office:value="-0.25701713" calcext:value-type="float">
            <text:p>-0.25701713</text:p>
          </table:table-cell>
          <table:table-cell table:number-columns-repeated="2" table:style-name="ce2" office:value-type="float" office:value="0.11853197" calcext:value-type="float">
            <text:p>0.11853197</text:p>
          </table:table-cell>
          <table:table-cell table:style-name="ce2" office:value-type="float" office:value="-0.040407514" calcext:value-type="float">
            <text:p>-0.040407514</text:p>
          </table:table-cell>
          <table:table-cell table:style-name="ce2" office:value-type="float" office:value="0.024934585" calcext:value-type="float">
            <text:p>0.02493458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34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-6" calcext:value-type="float">
            <text:p>-6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4073873" calcext:value-type="float">
            <text:p>4073873</text:p>
          </table:table-cell>
          <table:table-cell table:style-name="ce2" office:value-type="float" office:value="14074774" calcext:value-type="float">
            <text:p>14074774</text:p>
          </table:table-cell>
          <table:table-cell table:style-name="ce2" office:value-type="float" office:value="0.01264923" calcext:value-type="float">
            <text:p>0.01264923</text:p>
          </table:table-cell>
          <table:table-cell table:style-name="ce2" office:value-type="float" office:value="-0.096447767" calcext:value-type="float">
            <text:p>-0.096447767</text:p>
          </table:table-cell>
          <table:table-cell table:number-columns-repeated="2" table:style-name="ce2" office:value-type="float" office:value="0.086788152" calcext:value-type="float">
            <text:p>0.086788152</text:p>
          </table:table-cell>
          <table:table-cell table:style-name="ce2" office:value-type="float" office:value="-0.04042804" calcext:value-type="float">
            <text:p>-0.04042804</text:p>
          </table:table-cell>
          <table:table-cell table:style-name="ce2" office:value-type="float" office:value="0.019120353" calcext:value-type="float">
            <text:p>0.01912035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35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-3" calcext:value-type="float">
            <text:p>-3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4070832" calcext:value-type="float">
            <text:p>4070832</text:p>
          </table:table-cell>
          <table:table-cell table:style-name="ce2" office:value-type="float" office:value="14064148" calcext:value-type="float">
            <text:p>14064148</text:p>
          </table:table-cell>
          <table:table-cell table:style-name="ce2" office:value-type="float" office:value="0.011088297" calcext:value-type="float">
            <text:p>0.011088297</text:p>
          </table:table-cell>
          <table:table-cell table:style-name="ce2" office:value-type="float" office:value="0.051530009" calcext:value-type="float">
            <text:p>0.051530009</text:p>
          </table:table-cell>
          <table:table-cell table:number-columns-repeated="2" table:style-name="ce2" office:value-type="float" office:value="0.07999334" calcext:value-type="float">
            <text:p>0.07999334</text:p>
          </table:table-cell>
          <table:table-cell table:style-name="ce2" office:value-type="float" office:value="-0.038525019" calcext:value-type="float">
            <text:p>-0.038525019</text:p>
          </table:table-cell>
          <table:table-cell table:style-name="ce2" office:value-type="float" office:value="0.016487927" calcext:value-type="float">
            <text:p>0.01648792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32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4087489" calcext:value-type="float">
            <text:p>4087489</text:p>
          </table:table-cell>
          <table:table-cell table:style-name="ce2" office:value-type="float" office:value="14103237" calcext:value-type="float">
            <text:p>14103237</text:p>
          </table:table-cell>
          <table:table-cell table:style-name="ce2" office:value-type="float" office:value="0.0064179529" calcext:value-type="float">
            <text:p>0.0064179529</text:p>
          </table:table-cell>
          <table:table-cell table:style-name="ce2" office:value-type="float" office:value="0.20876848" calcext:value-type="float">
            <text:p>0.20876848</text:p>
          </table:table-cell>
          <table:table-cell table:number-columns-repeated="2" table:style-name="ce2" office:value-type="float" office:value="0.084434505" calcext:value-type="float">
            <text:p>0.084434505</text:p>
          </table:table-cell>
          <table:table-cell table:style-name="ce2" office:value-type="float" office:value="-0.038128946" calcext:value-type="float">
            <text:p>-0.038128946</text:p>
          </table:table-cell>
          <table:table-cell table:style-name="ce2" office:value-type="float" office:value="0.00715118" calcext:value-type="float">
            <text:p>0.0071511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36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4067080" calcext:value-type="float">
            <text:p>4067080</text:p>
          </table:table-cell>
          <table:table-cell table:style-name="ce2" office:value-type="float" office:value="14046084" calcext:value-type="float">
            <text:p>14046084</text:p>
          </table:table-cell>
          <table:table-cell table:style-name="ce2" office:value-type="float" office:value="0.0049068459" calcext:value-type="float">
            <text:p>0.0049068459</text:p>
          </table:table-cell>
          <table:table-cell table:style-name="ce2" office:value-type="float" office:value="0.35405122" calcext:value-type="float">
            <text:p>0.35405122</text:p>
          </table:table-cell>
          <table:table-cell table:number-columns-repeated="2" table:style-name="ce2" office:value-type="float" office:value="0.097253253" calcext:value-type="float">
            <text:p>0.097253253</text:p>
          </table:table-cell>
          <table:table-cell table:style-name="ce2" office:value-type="float" office:value="-0.038195743" calcext:value-type="float">
            <text:p>-0.038195743</text:p>
          </table:table-cell>
          <table:table-cell table:style-name="ce2" office:value-type="float" office:value="-0.0025667754" calcext:value-type="float">
            <text:p>-0.002566775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37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4064669" calcext:value-type="float">
            <text:p>4064669</text:p>
          </table:table-cell>
          <table:table-cell table:style-name="ce2" office:value-type="float" office:value="14050317" calcext:value-type="float">
            <text:p>14050317</text:p>
          </table:table-cell>
          <table:table-cell table:style-name="ce2" office:value-type="float" office:value="-0.0006273917" calcext:value-type="float">
            <text:p>-0.0006273917</text:p>
          </table:table-cell>
          <table:table-cell table:style-name="ce2" office:value-type="float" office:value="0.49029642" calcext:value-type="float">
            <text:p>0.49029642</text:p>
          </table:table-cell>
          <table:table-cell table:number-columns-repeated="2" table:style-name="ce2" office:value-type="float" office:value="0.12159473" calcext:value-type="float">
            <text:p>0.12159473</text:p>
          </table:table-cell>
          <table:table-cell table:style-name="ce2" office:value-type="float" office:value="-0.037288765" calcext:value-type="float">
            <text:p>-0.037288765</text:p>
          </table:table-cell>
          <table:table-cell table:style-name="ce2" office:value-type="float" office:value="-0.017718107" calcext:value-type="float">
            <text:p>-0.01771810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38</text:p>
          </table:table-cell>
          <table:table-cell table:style-name="ce2" office:value-type="float" office:value="0.062" calcext:value-type="float">
            <text:p>0.062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4104591" calcext:value-type="float">
            <text:p>4104591</text:p>
          </table:table-cell>
          <table:table-cell table:style-name="ce2" office:value-type="float" office:value="14140725" calcext:value-type="float">
            <text:p>14140725</text:p>
          </table:table-cell>
          <table:table-cell table:style-name="ce2" office:value-type="float" office:value="-0.01423566" calcext:value-type="float">
            <text:p>-0.01423566</text:p>
          </table:table-cell>
          <table:table-cell table:style-name="ce2" office:value-type="float" office:value="0.63279937" calcext:value-type="float">
            <text:p>0.63279937</text:p>
          </table:table-cell>
          <table:table-cell table:number-columns-repeated="2" table:style-name="ce2" office:value-type="float" office:value="0.1733838" calcext:value-type="float">
            <text:p>0.1733838</text:p>
          </table:table-cell>
          <table:table-cell table:style-name="ce2" office:value-type="float" office:value="-0.035338523" calcext:value-type="float">
            <text:p>-0.035338523</text:p>
          </table:table-cell>
          <table:table-cell table:style-name="ce2" office:value-type="float" office:value="-0.034136109" calcext:value-type="float">
            <text:p>-0.03413610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39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4081106" calcext:value-type="float">
            <text:p>4081106</text:p>
          </table:table-cell>
          <table:table-cell table:style-name="ce2" office:value-type="float" office:value="14092784" calcext:value-type="float">
            <text:p>14092784</text:p>
          </table:table-cell>
          <table:table-cell table:style-name="ce2" office:value-type="float" office:value="-0.0056842967" calcext:value-type="float">
            <text:p>-0.0056842967</text:p>
          </table:table-cell>
          <table:table-cell table:style-name="ce2" office:value-type="float" office:value="0.65123791" calcext:value-type="float">
            <text:p>0.65123791</text:p>
          </table:table-cell>
          <table:table-cell table:number-columns-repeated="2" table:style-name="ce2" office:value-type="float" office:value="0.24592411" calcext:value-type="float">
            <text:p>0.24592411</text:p>
          </table:table-cell>
          <table:table-cell table:style-name="ce2" office:value-type="float" office:value="-0.032925034" calcext:value-type="float">
            <text:p>-0.032925034</text:p>
          </table:table-cell>
          <table:table-cell table:style-name="ce2" office:value-type="float" office:value="-0.072077255" calcext:value-type="float">
            <text:p>-0.07207725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41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091720" calcext:value-type="float">
            <text:p>4091720</text:p>
          </table:table-cell>
          <table:table-cell table:style-name="ce2" office:value-type="float" office:value="14103774" calcext:value-type="float">
            <text:p>14103774</text:p>
          </table:table-cell>
          <table:table-cell table:style-name="ce2" office:value-type="float" office:value="0.046990457" calcext:value-type="float">
            <text:p>0.046990457</text:p>
          </table:table-cell>
          <table:table-cell table:style-name="ce2" office:value-type="float" office:value="0.19831453" calcext:value-type="float">
            <text:p>0.19831453</text:p>
          </table:table-cell>
          <table:table-cell table:number-columns-repeated="2" table:style-name="ce2" office:value-type="float" office:value="0.033287347" calcext:value-type="float">
            <text:p>0.033287347</text:p>
          </table:table-cell>
          <table:table-cell table:style-name="ce2" office:value-type="float" office:value="0.00022244069" calcext:value-type="float">
            <text:p>0.00022244069</text:p>
          </table:table-cell>
          <table:table-cell table:style-name="ce2" office:value-type="float" office:value="-0.00034007117" calcext:value-type="float">
            <text:p>-0.0003400711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42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081330" calcext:value-type="float">
            <text:p>4081330</text:p>
          </table:table-cell>
          <table:table-cell table:style-name="ce2" office:value-type="float" office:value="14076458" calcext:value-type="float">
            <text:p>14076458</text:p>
          </table:table-cell>
          <table:table-cell table:style-name="ce2" office:value-type="float" office:value="0.018076072" calcext:value-type="float">
            <text:p>0.018076072</text:p>
          </table:table-cell>
          <table:table-cell table:style-name="ce2" office:value-type="float" office:value="0.048950545" calcext:value-type="float">
            <text:p>0.048950545</text:p>
          </table:table-cell>
          <table:table-cell table:number-columns-repeated="2" table:style-name="ce2" office:value-type="float" office:value="0.027592059" calcext:value-type="float">
            <text:p>0.027592059</text:p>
          </table:table-cell>
          <table:table-cell table:style-name="ce25" office:value-type="float" office:value="-0.000021812351" calcext:value-type="float">
            <text:p>-2.18E-05</text:p>
          </table:table-cell>
          <table:table-cell table:style-name="ce2" office:value-type="float" office:value="0.0010579641" calcext:value-type="float">
            <text:p>0.001057964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43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900084" calcext:value-type="float">
            <text:p>3900084</text:p>
          </table:table-cell>
          <table:table-cell table:style-name="ce2" office:value-type="float" office:value="13609078" calcext:value-type="float">
            <text:p>13609078</text:p>
          </table:table-cell>
          <table:table-cell table:style-name="ce2" office:value-type="float" office:value="-0.019165217" calcext:value-type="float">
            <text:p>-0.019165217</text:p>
          </table:table-cell>
          <table:table-cell table:style-name="ce2" office:value-type="float" office:value="-0.082053049" calcext:value-type="float">
            <text:p>-0.082053049</text:p>
          </table:table-cell>
          <table:table-cell table:number-columns-repeated="2" table:style-name="ce2" office:value-type="float" office:value="0.033135126" calcext:value-type="float">
            <text:p>0.033135126</text:p>
          </table:table-cell>
          <table:table-cell table:style-name="ce25" office:value-type="float" office:value="0.000055620624" calcext:value-type="float">
            <text:p>5.56E-05</text:p>
          </table:table-cell>
          <table:table-cell table:style-name="ce2" office:value-type="float" office:value="-0.0012735957" calcext:value-type="float">
            <text:p>-0.001273595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40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067444" calcext:value-type="float">
            <text:p>4067444</text:p>
          </table:table-cell>
          <table:table-cell table:style-name="ce2" office:value-type="float" office:value="14033156" calcext:value-type="float">
            <text:p>14033156</text:p>
          </table:table-cell>
          <table:table-cell table:style-name="ce2" office:value-type="float" office:value="-0.05221411" calcext:value-type="float">
            <text:p>-0.05221411</text:p>
          </table:table-cell>
          <table:table-cell table:style-name="ce2" office:value-type="float" office:value="-0.22344077" calcext:value-type="float">
            <text:p>-0.22344077</text:p>
          </table:table-cell>
          <table:table-cell table:number-columns-repeated="2" table:style-name="ce2" office:value-type="float" office:value="0.051945476" calcext:value-type="float">
            <text:p>0.051945476</text:p>
          </table:table-cell>
          <table:table-cell table:style-name="ce2" office:value-type="float" office:value="-0.00016175248" calcext:value-type="float">
            <text:p>-0.00016175248</text:p>
          </table:table-cell>
          <table:table-cell table:style-name="ce2" office:value-type="float" office:value="0.00085278348" calcext:value-type="float">
            <text:p>0.0008527834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44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078057" calcext:value-type="float">
            <text:p>4078057</text:p>
          </table:table-cell>
          <table:table-cell table:style-name="ce2" office:value-type="float" office:value="14076776" calcext:value-type="float">
            <text:p>14076776</text:p>
          </table:table-cell>
          <table:table-cell table:style-name="ce2" office:value-type="float" office:value="-0.063307866" calcext:value-type="float">
            <text:p>-0.063307866</text:p>
          </table:table-cell>
          <table:table-cell table:style-name="ce2" office:value-type="float" office:value="-0.27694347" calcext:value-type="float">
            <text:p>-0.27694347</text:p>
          </table:table-cell>
          <table:table-cell table:number-columns-repeated="2" table:style-name="ce2" office:value-type="float" office:value="0.075719085" calcext:value-type="float">
            <text:p>0.075719085</text:p>
          </table:table-cell>
          <table:table-cell table:style-name="ce2" office:value-type="float" office:value="0.00036548138" calcext:value-type="float">
            <text:p>0.00036548138</text:p>
          </table:table-cell>
          <table:table-cell table:style-name="ce2" office:value-type="float" office:value="-0.00091914616" calcext:value-type="float">
            <text:p>-0.0009191461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45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054731" calcext:value-type="float">
            <text:p>4054731</text:p>
          </table:table-cell>
          <table:table-cell table:style-name="ce2" office:value-type="float" office:value="14015290" calcext:value-type="float">
            <text:p>14015290</text:p>
          </table:table-cell>
          <table:table-cell table:style-name="ce2" office:value-type="float" office:value="-0.077549836" calcext:value-type="float">
            <text:p>-0.077549836</text:p>
          </table:table-cell>
          <table:table-cell table:style-name="ce2" office:value-type="float" office:value="-0.23573378" calcext:value-type="float">
            <text:p>-0.23573378</text:p>
          </table:table-cell>
          <table:table-cell table:number-columns-repeated="2" table:style-name="ce2" office:value-type="float" office:value="0.096687044" calcext:value-type="float">
            <text:p>0.096687044</text:p>
          </table:table-cell>
          <table:table-cell table:style-name="ce2" office:value-type="float" office:value="-0.0009437771" calcext:value-type="float">
            <text:p>-0.0009437771</text:p>
          </table:table-cell>
          <table:table-cell table:style-name="ce2" office:value-type="float" office:value="0.00928487" calcext:value-type="float">
            <text:p>0.0092848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46</text:p>
          </table:table-cell>
          <table:table-cell table:style-name="ce2" office:value-type="float" office:value="0.062" calcext:value-type="float">
            <text:p>0.062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016966" calcext:value-type="float">
            <text:p>4016966</text:p>
          </table:table-cell>
          <table:table-cell table:style-name="ce2" office:value-type="float" office:value="13929663" calcext:value-type="float">
            <text:p>13929663</text:p>
          </table:table-cell>
          <table:table-cell table:style-name="ce2" office:value-type="float" office:value="-0.082693324" calcext:value-type="float">
            <text:p>-0.082693324</text:p>
          </table:table-cell>
          <table:table-cell table:style-name="ce2" office:value-type="float" office:value="-0.21893423" calcext:value-type="float">
            <text:p>-0.21893423</text:p>
          </table:table-cell>
          <table:table-cell table:number-columns-repeated="2" table:style-name="ce2" office:value-type="float" office:value="0.11566676" calcext:value-type="float">
            <text:p>0.11566676</text:p>
          </table:table-cell>
          <table:table-cell table:style-name="ce2" office:value-type="float" office:value="0.0011835345" calcext:value-type="float">
            <text:p>0.0011835345</text:p>
          </table:table-cell>
          <table:table-cell table:style-name="ce2" office:value-type="float" office:value="-0.011749597" calcext:value-type="float">
            <text:p>-0.01174959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P 47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094063" calcext:value-type="float">
            <text:p>4094063</text:p>
          </table:table-cell>
          <table:table-cell table:style-name="ce2" office:value-type="float" office:value="14116846" calcext:value-type="float">
            <text:p>14116846</text:p>
          </table:table-cell>
          <table:table-cell table:style-name="ce2" office:value-type="float" office:value="-142898.71" calcext:value-type="float">
            <text:p>-142898.71</text:p>
          </table:table-cell>
          <table:table-cell table:style-name="ce2" office:value-type="float" office:value="2301566.2" calcext:value-type="float">
            <text:p>2301566.2</text:p>
          </table:table-cell>
          <table:table-cell table:number-columns-repeated="2" table:style-name="ce2" office:value-type="float" office:value="433694.37" calcext:value-type="float">
            <text:p>433694.37</text:p>
          </table:table-cell>
          <table:table-cell table:style-name="ce2" office:value-type="float" office:value="78720.482" calcext:value-type="float">
            <text:p>78720.482</text:p>
          </table:table-cell>
          <table:table-cell table:style-name="ce2" office:value-type="float" office:value="-145188.51" calcext:value-type="float">
            <text:p>-145188.51</text:p>
          </table:table-cell>
          <table:table-cell table:number-columns-repeated="1010"/>
        </table:table-row>
        <table:table-row table:style-name="ro1" table:number-rows-repeated="97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a_20_definita_20_SIM" style:display-name="PageStyle_Tabla definita S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uebas_20__28_no_20_tocar_29_" style:display-name="PageStyle_Pruebas (no toca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ores_20_aleatorios_20_para_20_entrena" style:display-name="PageStyle_Valores aleatorios para entre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plesimulations" style:display-name="PageStyle_multiplesimula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7461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f81bd" draw:fill-color="#4f81bd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85cm" svg:y="4.635cm" style:legend-expansion="high" chart:style-name="ch2"/>
        <chart:plot-area chart:style-name="ch3" table:cell-range-address="'Tabla definita SIM'.B2:'Tabla definita SIM'.B102 'Tabla definita SIM'.J2:'Tabla definita SIM'.J102" svg:x="1.324cm" svg:y="0.196cm" svg:width="12.209cm" svg:height="8.447cm">
          <chartooo:coordinate-region svg:x="2.166cm" svg:y="0.368cm" svg:width="11.087cm" svg:height="8.103cm"/>
          <chart:axis chart:dimension="x" chart:name="primary-x" chart:style-name="ch4">
            <chart:title svg:x="6.874cm" svg:y="8.839cm" chart:style-name="ch5">
              <text:p>Yaw (º)</text:p>
            </chart:title>
            <chart:grid chart:style-name="ch6" chart:class="major"/>
          </chart:axis>
          <chart:axis chart:dimension="y" chart:name="primary-y" chart:style-name="ch4">
            <chart:title svg:x="0.451cm" svg:y="5.131cm" chart:style-name="ch7">
              <text:p>C_yaw_w</text:p>
            </chart:title>
            <chart:grid chart:style-name="ch6" chart:class="major"/>
          </chart:axis>
          <chart:series chart:style-name="ch8" chart:values-cell-range-address="'Tabla definita SIM'.J2:'Tabla definita SIM'.J102" chart:class="chart:scatter">
            <chart:domain table:cell-range-address="'Tabla definita SIM'.B2:'Tabla definita SIM'.B102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abla definita SIM'.B2:'Tabla definita SIM'.B102</svg:desc>
                </draw:g>
              </table:table-cell>
              <table:table-cell office:value-type="float" office:value="-0.000078462712">
                <text:p>-0.000078462712</text:p>
                <draw:g>
                  <svg:desc>'Tabla definita SIM'.J2:'Tabla definita SIM'.J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000024652894">
                <text:p>-0.000024652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.000063089851">
                <text:p>-0.000063089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00017189135">
                <text:p>-0.00017189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0000007456802">
                <text:p>-0.0000007456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000021252629">
                <text:p>-0.000021252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0000086883796">
                <text:p>-0.0000086883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0.00023649294">
                <text:p>-0.00023649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-0.040407514">
                <text:p>-0.040407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-0.04042804">
                <text:p>-0.04042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-0.038525019">
                <text:p>-0.038525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-0.038128946">
                <text:p>-0.038128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-0.038195743">
                <text:p>-0.0381957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-0.037288765">
                <text:p>-0.037288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-0.035338523">
                <text:p>-0.0353385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0.032925034">
                <text:p>-0.032925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-0.051182">
                <text:p>-0.051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-0.04979">
                <text:p>-0.04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-0.048861">
                <text:p>-0.048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-0.047416">
                <text:p>-0.047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-0.046353">
                <text:p>-0.0463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-0.046904">
                <text:p>-0.0469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-0.051923">
                <text:p>-0.051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-0.046951">
                <text:p>-0.0469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">
                <text:p>135</text:p>
              </table:table-cell>
              <table:table-cell office:value-type="float" office:value="-0.043708">
                <text:p>-0.0437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">
                <text:p>135</text:p>
              </table:table-cell>
              <table:table-cell office:value-type="float" office:value="-0.039705">
                <text:p>-0.0397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-0.036119">
                <text:p>-0.036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-0.034254">
                <text:p>-0.0342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5">
                <text:p>135</text:p>
              </table:table-cell>
              <table:table-cell office:value-type="float" office:value="-0.034584">
                <text:p>-0.034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-0.032453">
                <text:p>-0.0324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">
                <text:p>135</text:p>
              </table:table-cell>
              <table:table-cell office:value-type="float" office:value="-0.038177">
                <text:p>-0.038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">
                <text:p>135</text:p>
              </table:table-cell>
              <table:table-cell office:value-type="float" office:value="-0.037929">
                <text:p>-0.0379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0">
                <text:p>180</text:p>
              </table:table-cell>
              <table:table-cell office:value-type="float" office:value="-0.00022244069">
                <text:p>-0.00022244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">
                <text:p>180</text:p>
              </table:table-cell>
              <table:table-cell office:value-type="float" office:value="-0.000021812351">
                <text:p>-0.000021812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">
                <text:p>180</text:p>
              </table:table-cell>
              <table:table-cell office:value-type="float" office:value="-0.000055620624">
                <text:p>-0.000055620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-0.00016175248">
                <text:p>-0.00016175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-0.00036548138">
                <text:p>-0.00036548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0">
                <text:p>180</text:p>
              </table:table-cell>
              <table:table-cell office:value-type="float" office:value="-0.0009437771">
                <text:p>-0.00094377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0">
                <text:p>180</text:p>
              </table:table-cell>
              <table:table-cell office:value-type="float" office:value="-0.0011835345">
                <text:p>-0.0011835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0">
                <text:p>180</text:p>
              </table:table-cell>
              <table:table-cell office:value-type="float" office:value="-0.0012072">
                <text:p>-0.00120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0.00047788">
                <text:p>-0.000477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-0.00080664">
                <text:p>-0.000806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0.00121">
                <text:p>-0.001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-0.001664">
                <text:p>-0.0016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-0.0067834">
                <text:p>-0.00678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-0.014263">
                <text:p>-0.0142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-0.020072">
                <text:p>-0.020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-0.030403">
                <text:p>-0.03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3">
                <text:p>113</text:p>
              </table:table-cell>
              <table:table-cell office:value-type="float" office:value="-0.047277">
                <text:p>-0.047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-0.031985">
                <text:p>-0.0319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">
                <text:p>87</text:p>
              </table:table-cell>
              <table:table-cell office:value-type="float" office:value="-0.04626">
                <text:p>-0.046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3">
                <text:p>143</text:p>
              </table:table-cell>
              <table:table-cell office:value-type="float" office:value="-0.033817">
                <text:p>-0.033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-0.037772">
                <text:p>-0.0377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">
                <text:p>21</text:p>
              </table:table-cell>
              <table:table-cell office:value-type="float" office:value="-0.02486">
                <text:p>-0.02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-0.030173">
                <text:p>-0.0301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">
                <text:p>33</text:p>
              </table:table-cell>
              <table:table-cell office:value-type="float" office:value="-0.037208">
                <text:p>-0.0372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">
                <text:p>67</text:p>
              </table:table-cell>
              <table:table-cell office:value-type="float" office:value="-0.042395">
                <text:p>-0.0423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">
                <text:p>84</text:p>
              </table:table-cell>
              <table:table-cell office:value-type="float" office:value="-0.045752">
                <text:p>-0.045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-0.034524">
                <text:p>-0.0345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4">
                <text:p>144</text:p>
              </table:table-cell>
              <table:table-cell office:value-type="float" office:value="-0.030719">
                <text:p>-0.0307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2">
                <text:p>152</text:p>
              </table:table-cell>
              <table:table-cell office:value-type="float" office:value="-0.038475">
                <text:p>-0.038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-0.037289">
                <text:p>-0.0372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">
                <text:p>82</text:p>
              </table:table-cell>
              <table:table-cell office:value-type="float" office:value="-0.035339">
                <text:p>-0.0353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">
                <text:p>84</text:p>
              </table:table-cell>
              <table:table-cell office:value-type="float" office:value="-0.032925">
                <text:p>-0.0329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-0.00016175">
                <text:p>-0.000161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-0.022244">
                <text:p>-0.0222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0">
                <text:p>170</text:p>
              </table:table-cell>
              <table:table-cell office:value-type="float" office:value="-0.0000281">
                <text:p>-0.00002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">
                <text:p>164</text:p>
              </table:table-cell>
              <table:table-cell office:value-type="float" office:value="-0.0000556">
                <text:p>-0.0000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6">
                <text:p>156</text:p>
              </table:table-cell>
              <table:table-cell office:value-type="float" office:value="-0.00036548">
                <text:p>-0.000365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-0.044676">
                <text:p>-0.0446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4">
                <text:p>124</text:p>
              </table:table-cell>
              <table:table-cell office:value-type="float" office:value="-0.034166">
                <text:p>-0.034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">
                <text:p>38</text:p>
              </table:table-cell>
              <table:table-cell office:value-type="float" office:value="-0.03616">
                <text:p>-0.036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0">
                <text:p>130</text:p>
              </table:table-cell>
              <table:table-cell office:value-type="float" office:value="-0.037573">
                <text:p>-0.0375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">
                <text:p>14</text:p>
              </table:table-cell>
              <table:table-cell office:value-type="float" office:value="-0.02293">
                <text:p>-0.022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3">
                <text:p>173</text:p>
              </table:table-cell>
              <table:table-cell office:value-type="float" office:value="-0.013718">
                <text:p>-0.0137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-0.038485">
                <text:p>-0.0384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">
                <text:p>61</text:p>
              </table:table-cell>
              <table:table-cell office:value-type="float" office:value="-0.045144">
                <text:p>-0.045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-0.01049">
                <text:p>-0.010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">
                <text:p>58</text:p>
              </table:table-cell>
              <table:table-cell office:value-type="float" office:value="-0.043283">
                <text:p>-0.0432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-0.023809">
                <text:p>-0.0238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3">
                <text:p>163</text:p>
              </table:table-cell>
              <table:table-cell office:value-type="float" office:value="-0.020694">
                <text:p>-0.0206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">
                <text:p>26</text:p>
              </table:table-cell>
              <table:table-cell office:value-type="float" office:value="-0.029556">
                <text:p>-0.0295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9">
                <text:p>119</text:p>
              </table:table-cell>
              <table:table-cell office:value-type="float" office:value="-0.044012">
                <text:p>-0.044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4">
                <text:p>134</text:p>
              </table:table-cell>
              <table:table-cell office:value-type="float" office:value="-0.026705">
                <text:p>-0.0267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-0.023005">
                <text:p>-0.0230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6">
                <text:p>136</text:p>
              </table:table-cell>
              <table:table-cell office:value-type="float" office:value="-0.032435">
                <text:p>-0.0324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">
                <text:p>68</text:p>
              </table:table-cell>
              <table:table-cell office:value-type="float" office:value="-0.046335">
                <text:p>-0.0463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1">
                <text:p>101</text:p>
              </table:table-cell>
              <table:table-cell office:value-type="float" office:value="-0.048364">
                <text:p>-0.048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">
                <text:p>52</text:p>
              </table:table-cell>
              <table:table-cell office:value-type="float" office:value="-0.043224">
                <text:p>-0.0432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0.0029057">
                <text:p>-0.00290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">
                <text:p>64</text:p>
              </table:table-cell>
              <table:table-cell office:value-type="float" office:value="-0.046227">
                <text:p>-0.046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">
                <text:p>33</text:p>
              </table:table-cell>
              <table:table-cell office:value-type="float" office:value="-0.039596">
                <text:p>-0.0395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">
                <text:p>123</text:p>
              </table:table-cell>
              <table:table-cell office:value-type="float" office:value="-0.044211">
                <text:p>-0.0442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">
                <text:p>47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0.048078">
                <text:p>-0.0480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  <table:table-cell office:value-type="float" office:value="-0.044204">
                <text:p>-0.0442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3">
                <text:p>173</text:p>
              </table:table-cell>
              <table:table-cell office:value-type="float" office:value="-0.012374">
                <text:p>-0.0123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0.05212">
                <text:p>-0.052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">
                <text:p>148</text:p>
              </table:table-cell>
              <table:table-cell office:value-type="float" office:value="-0.022771">
                <text:p>-0.0227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-0.042383">
                <text:p>-0.0423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3">
                <text:p>163</text:p>
              </table:table-cell>
              <table:table-cell office:value-type="float" office:value="-0.028286">
                <text:p>-0.028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